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078in"/>
    </style:style>
    <style:style style:name="co5" style:family="table-column">
      <style:table-column-properties fo:break-before="auto" style:column-width="0.9854in"/>
    </style:style>
    <style:style style:name="co6" style:family="table-column">
      <style:table-column-properties fo:break-before="auto" style:column-width="0.9764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1.2354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0.9665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1.02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CFP" table:style-name="ta1">
        <table:shapes>
          <draw:frame draw:z-index="0" draw:style-name="gr1" draw:text-style-name="P1" svg:width="13.0437in" svg:height="8.4189in" svg:x="0.0398in" svg:y="3.1496in">
            <draw:object draw:notify-on-update-of-ranges="ICFP.A1:ICFP.A1 ICFP.A2:ICFP.A43 ICFP.B1:ICFP.B1 ICFP.B2:ICFP.B43 ICFP.C1:ICFP.C1 ICFP.C2:ICFP.C43 ICFP.D1:ICFP.D1 ICFP.D2:ICFP.D43 ICFP.E1:ICFP.E1 ICFP.E2:ICFP.E43 ICFP.F1:ICFP.F1 ICFP.F2:ICFP.F43 ICFP.G1:ICFP.G1 ICFP.G2:ICFP.G43 ICFP.H1:ICFP.H1 ICFP.H2:ICFP.H43 ICFP.I1:ICFP.I1 ICFP.I2:ICFP.I43 ICFP.J1:ICFP.J1 ICFP.J2:ICFP.J43 ICFP.K1:ICFP.K1 ICFP.K2:ICFP.K43 ICFP.L1:ICFP.L1 ICFP.L2:ICFP.L43 ICFP.M1:ICFP.M1 ICFP.M2:ICFP.M43 ICFP.N1:ICFP.N1 ICFP.N2:ICFP.N43 ICFP.O1:ICFP.O1 ICFP.O2:ICFP.O43 ICFP.P1:ICFP.P1 ICFP.P2:ICFP.P43 ICFP.Q1:ICFP.Q1 ICFP.Q2:ICFP.Q43 ICFP.R1:ICFP.R1 ICFP.R2:ICFP.R43 ICFP.S1:ICFP.S1 ICFP.S2:ICFP.S43 ICFP.T1:ICFP.T1 ICFP.T2:ICFP.T43 ICFP.U1:ICFP.U1 ICFP.U2:ICFP.U4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8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CFP Topic 0</text:p>
          </table:table-cell>
          <table:table-cell office:value-type="string" calcext:value-type="string">
            <text:p>ICFP Topic 1</text:p>
          </table:table-cell>
          <table:table-cell office:value-type="string" calcext:value-type="string">
            <text:p>ICFP Topic 2</text:p>
          </table:table-cell>
          <table:table-cell office:value-type="string" calcext:value-type="string">
            <text:p>ICFP Topic 3</text:p>
          </table:table-cell>
          <table:table-cell office:value-type="string" calcext:value-type="string">
            <text:p>ICFP Topic 4</text:p>
          </table:table-cell>
          <table:table-cell office:value-type="string" calcext:value-type="string">
            <text:p>ICFP Topic 5</text:p>
          </table:table-cell>
          <table:table-cell office:value-type="string" calcext:value-type="string">
            <text:p>ICFP Topic 6</text:p>
          </table:table-cell>
          <table:table-cell office:value-type="string" calcext:value-type="string">
            <text:p>ICFP Topic 7</text:p>
          </table:table-cell>
          <table:table-cell office:value-type="string" calcext:value-type="string">
            <text:p>ICFP Topic 8</text:p>
          </table:table-cell>
          <table:table-cell office:value-type="string" calcext:value-type="string">
            <text:p>ICFP Topic 9</text:p>
          </table:table-cell>
          <table:table-cell office:value-type="string" calcext:value-type="string">
            <text:p>ICFP Topic 10</text:p>
          </table:table-cell>
          <table:table-cell office:value-type="string" calcext:value-type="string">
            <text:p>ICFP Topic 11</text:p>
          </table:table-cell>
          <table:table-cell office:value-type="string" calcext:value-type="string">
            <text:p>ICFP Topic 12</text:p>
          </table:table-cell>
          <table:table-cell office:value-type="string" calcext:value-type="string">
            <text:p>ICFP Topic 13</text:p>
          </table:table-cell>
          <table:table-cell office:value-type="string" calcext:value-type="string">
            <text:p>ICFP Topic 14</text:p>
          </table:table-cell>
          <table:table-cell office:value-type="string" calcext:value-type="string">
            <text:p>ICFP Topic 15</text:p>
          </table:table-cell>
          <table:table-cell office:value-type="string" calcext:value-type="string">
            <text:p>ICFP Topic 16</text:p>
          </table:table-cell>
          <table:table-cell office:value-type="string" calcext:value-type="string">
            <text:p>ICFP Topic 17</text:p>
          </table:table-cell>
          <table:table-cell office:value-type="string" calcext:value-type="string">
            <text:p>ICFP Topic 18</text:p>
          </table:table-cell>
          <table:table-cell office:value-type="string" calcext:value-type="string">
            <text:p>ICFP Topic 19</text:p>
          </table:table-cell>
          <table:table-cell table:number-columns-repeated="60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.39917987144" calcext:value-type="float">
            <text:p>2.3991798714</text:p>
          </table:table-cell>
          <table:table-cell office:value-type="float" office:value="1.63533536782" calcext:value-type="float">
            <text:p>1.6353353678</text:p>
          </table:table-cell>
          <table:table-cell office:value-type="float" office:value="5.31369078182" calcext:value-type="float">
            <text:p>5.3136907818</text:p>
          </table:table-cell>
          <table:table-cell office:value-type="float" office:value="4.86284162302" calcext:value-type="float">
            <text:p>4.862841623</text:p>
          </table:table-cell>
          <table:table-cell office:value-type="float" office:value="7.40657059459" calcext:value-type="float">
            <text:p>7.4065705946</text:p>
          </table:table-cell>
          <table:table-cell office:value-type="float" office:value="2.54481179575" calcext:value-type="float">
            <text:p>2.5448117958</text:p>
          </table:table-cell>
          <table:table-cell office:value-type="float" office:value="4.00158631323" calcext:value-type="float">
            <text:p>4.0015863132</text:p>
          </table:table-cell>
          <table:table-cell office:value-type="float" office:value="0.725079582429" calcext:value-type="float">
            <text:p>0.7250795824</text:p>
          </table:table-cell>
          <table:table-cell office:value-type="float" office:value="1.51448176067" calcext:value-type="float">
            <text:p>1.5144817607</text:p>
          </table:table-cell>
          <table:table-cell office:value-type="float" office:value="17.9318887921" calcext:value-type="float">
            <text:p>17.93188879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463765573913" calcext:value-type="float">
            <text:p>0.4637655739</text:p>
          </table:table-cell>
          <table:table-cell office:value-type="float" office:value="1.9684533784" calcext:value-type="float">
            <text:p>1.9684533784</text:p>
          </table:table-cell>
          <table:table-cell office:value-type="float" office:value="1.84139257576" calcext:value-type="float">
            <text:p>1.8413925758</text:p>
          </table:table-cell>
          <table:table-cell office:value-type="float" office:value="0.403019273167" calcext:value-type="float">
            <text:p>0.4030192732</text:p>
          </table:table-cell>
          <table:table-cell office:value-type="float" office:value="2.27370456885" calcext:value-type="float">
            <text:p>2.2737045689</text:p>
          </table:table-cell>
          <table:table-cell office:value-type="float" office:value="6.76161680332" calcext:value-type="float">
            <text:p>6.7616168033</text:p>
          </table:table-cell>
          <table:table-cell office:value-type="float" office:value="0.7672472844" calcext:value-type="float">
            <text:p>0.7672472844</text:p>
          </table:table-cell>
          <table:table-cell office:value-type="float" office:value="3.13435513383" calcext:value-type="float">
            <text:p>3.1343551338</text:p>
          </table:table-cell>
          <table:table-cell office:value-type="float" office:value="0.0318900597" calcext:value-type="float">
            <text:p>0.0318900597</text:p>
          </table:table-cell>
          <table:table-cell table:number-columns-repeated="6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08138803621" calcext:value-type="float">
            <text:p>2.0813880362</text:p>
          </table:table-cell>
          <table:table-cell office:value-type="float" office:value="1.71841600636" calcext:value-type="float">
            <text:p>1.7184160064</text:p>
          </table:table-cell>
          <table:table-cell office:value-type="float" office:value="5.55152139823" calcext:value-type="float">
            <text:p>5.5515213982</text:p>
          </table:table-cell>
          <table:table-cell office:value-type="float" office:value="2.1429557856" calcext:value-type="float">
            <text:p>2.1429557856</text:p>
          </table:table-cell>
          <table:table-cell office:value-type="float" office:value="4.53963472157" calcext:value-type="float">
            <text:p>4.5396347216</text:p>
          </table:table-cell>
          <table:table-cell office:value-type="float" office:value="1.32306728915" calcext:value-type="float">
            <text:p>1.3230672892</text:p>
          </table:table-cell>
          <table:table-cell office:value-type="float" office:value="3.80187048122" calcext:value-type="float">
            <text:p>3.8018704812</text:p>
          </table:table-cell>
          <table:table-cell office:value-type="float" office:value="1.61157609115" calcext:value-type="float">
            <text:p>1.6115760912</text:p>
          </table:table-cell>
          <table:table-cell office:value-type="float" office:value="8.63580883513" calcext:value-type="float">
            <text:p>8.6358088351</text:p>
          </table:table-cell>
          <table:table-cell office:value-type="float" office:value="10.4123898577" calcext:value-type="float">
            <text:p>10.4123898577</text:p>
          </table:table-cell>
          <table:table-cell office:value-type="float" office:value="0.19809500558" calcext:value-type="float">
            <text:p>0.198095005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17395929544" calcext:value-type="float">
            <text:p>1.1739592954</text:p>
          </table:table-cell>
          <table:table-cell office:value-type="float" office:value="0.21334996071" calcext:value-type="float">
            <text:p>0.2133499607</text:p>
          </table:table-cell>
          <table:table-cell office:value-type="float" office:value="1.8387391847" calcext:value-type="float">
            <text:p>1.8387391847</text:p>
          </table:table-cell>
          <table:table-cell office:value-type="float" office:value="1.94173588865" calcext:value-type="float">
            <text:p>1.9417358887</text:p>
          </table:table-cell>
          <table:table-cell office:value-type="float" office:value="0.645002237451" calcext:value-type="float">
            <text:p>0.6450022375</text:p>
          </table:table-cell>
          <table:table-cell office:value-type="float" office:value="1.28035706046" calcext:value-type="float">
            <text:p>1.2803570605</text:p>
          </table:table-cell>
          <table:table-cell office:value-type="float" office:value="1.08952715316" calcext:value-type="float">
            <text:p>1.0895271532</text:p>
          </table:table-cell>
          <table:table-cell office:value-type="float" office:value="0.430907089671" calcext:value-type="float">
            <text:p>0.4309070897</text:p>
          </table:table-cell>
          <table:table-cell table:number-columns-repeated="6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.74523212717" calcext:value-type="float">
            <text:p>2.7452321272</text:p>
          </table:table-cell>
          <table:table-cell office:value-type="float" office:value="0.623886029811" calcext:value-type="float">
            <text:p>0.6238860298</text:p>
          </table:table-cell>
          <table:table-cell office:value-type="float" office:value="7.5018376009" calcext:value-type="float">
            <text:p>7.5018376009</text:p>
          </table:table-cell>
          <table:table-cell office:value-type="float" office:value="0.507193847773" calcext:value-type="float">
            <text:p>0.5071938478</text:p>
          </table:table-cell>
          <table:table-cell office:value-type="float" office:value="4.89603015325" calcext:value-type="float">
            <text:p>4.8960301533</text:p>
          </table:table-cell>
          <table:table-cell office:value-type="float" office:value="2.00813270048" calcext:value-type="float">
            <text:p>2.0081327005</text:p>
          </table:table-cell>
          <table:table-cell office:value-type="float" office:value="1.59494292225" calcext:value-type="float">
            <text:p>1.5949429223</text:p>
          </table:table-cell>
          <table:table-cell office:value-type="float" office:value="2.15444439149" calcext:value-type="float">
            <text:p>2.1544443915</text:p>
          </table:table-cell>
          <table:table-cell office:value-type="float" office:value="1.13907922845" calcext:value-type="float">
            <text:p>1.1390792285</text:p>
          </table:table-cell>
          <table:table-cell office:value-type="float" office:value="12.9748642338" calcext:value-type="float">
            <text:p>12.9748642338</text:p>
          </table:table-cell>
          <table:table-cell office:value-type="float" office:value="0.940318761744" calcext:value-type="float">
            <text:p>0.9403187617</text:p>
          </table:table-cell>
          <table:table-cell office:value-type="float" office:value="0.149430712836" calcext:value-type="float">
            <text:p>0.1494307128</text:p>
          </table:table-cell>
          <table:table-cell office:value-type="float" office:value="0.550597329849" calcext:value-type="float">
            <text:p>0.550597329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7903208915" calcext:value-type="float">
            <text:p>1.7903208915</text:p>
          </table:table-cell>
          <table:table-cell office:value-type="float" office:value="2.75779240176" calcext:value-type="float">
            <text:p>2.7577924018</text:p>
          </table:table-cell>
          <table:table-cell office:value-type="float" office:value="1.94377421237" calcext:value-type="float">
            <text:p>1.9437742124</text:p>
          </table:table-cell>
          <table:table-cell office:value-type="float" office:value="1.87505930454" calcext:value-type="float">
            <text:p>1.8750593045</text:p>
          </table:table-cell>
          <table:table-cell office:value-type="float" office:value="1.52771250357" calcext:value-type="float">
            <text:p>1.5277125036</text:p>
          </table:table-cell>
          <table:table-cell office:value-type="float" office:value="0.303039558458" calcext:value-type="float">
            <text:p>0.3030395585</text:p>
          </table:table-cell>
          <table:table-cell table:number-columns-repeated="6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66776746035" calcext:value-type="float">
            <text:p>1.6677674604</text:p>
          </table:table-cell>
          <table:table-cell office:value-type="float" office:value="1.49906766284" calcext:value-type="float">
            <text:p>1.4990676628</text:p>
          </table:table-cell>
          <table:table-cell office:value-type="float" office:value="6.34473513761" calcext:value-type="float">
            <text:p>6.3447351376</text:p>
          </table:table-cell>
          <table:table-cell office:value-type="float" office:value="2.0549072472" calcext:value-type="float">
            <text:p>2.0549072472</text:p>
          </table:table-cell>
          <table:table-cell office:value-type="float" office:value="4.79628694809" calcext:value-type="float">
            <text:p>4.7962869481</text:p>
          </table:table-cell>
          <table:table-cell office:value-type="float" office:value="1.7228362996" calcext:value-type="float">
            <text:p>1.7228362996</text:p>
          </table:table-cell>
          <table:table-cell office:value-type="float" office:value="1.55239830667" calcext:value-type="float">
            <text:p>1.5523983067</text:p>
          </table:table-cell>
          <table:table-cell office:value-type="float" office:value="3.23970057043" calcext:value-type="float">
            <text:p>3.2397005704</text:p>
          </table:table-cell>
          <table:table-cell office:value-type="float" office:value="1.07221563462" calcext:value-type="float">
            <text:p>1.0722156346</text:p>
          </table:table-cell>
          <table:table-cell office:value-type="float" office:value="27.5574091428" calcext:value-type="float">
            <text:p>27.5574091428</text:p>
          </table:table-cell>
          <table:table-cell office:value-type="float" office:value="1.88633004332" calcext:value-type="float">
            <text:p>1.8863300433</text:p>
          </table:table-cell>
          <table:table-cell office:value-type="float" office:value="0.201706657748" calcext:value-type="float">
            <text:p>0.2017066577</text:p>
          </table:table-cell>
          <table:table-cell office:value-type="float" office:value="2.10152836078" calcext:value-type="float">
            <text:p>2.1015283608</text:p>
          </table:table-cell>
          <table:table-cell office:value-type="float" office:value="1.83479145691" calcext:value-type="float">
            <text:p>1.8347914569</text:p>
          </table:table-cell>
          <table:table-cell office:value-type="float" office:value="1.68459079211" calcext:value-type="float">
            <text:p>1.6845907921</text:p>
          </table:table-cell>
          <table:table-cell office:value-type="float" office:value="1.24434764301" calcext:value-type="float">
            <text:p>1.244347643</text:p>
          </table:table-cell>
          <table:table-cell office:value-type="float" office:value="2.94924875419" calcext:value-type="float">
            <text:p>2.9492487542</text:p>
          </table:table-cell>
          <table:table-cell office:value-type="float" office:value="5.64936578988" calcext:value-type="float">
            <text:p>5.6493657899</text:p>
          </table:table-cell>
          <table:table-cell office:value-type="float" office:value="0.196332090533" calcext:value-type="float">
            <text:p>0.1963320905</text:p>
          </table:table-cell>
          <table:table-cell office:value-type="float" office:value="0.345198158185" calcext:value-type="float">
            <text:p>0.3451981582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12056269681" calcext:value-type="float">
            <text:p>0.8120562697</text:p>
          </table:table-cell>
          <table:table-cell office:value-type="float" office:value="0.850154119512" calcext:value-type="float">
            <text:p>0.8501541195</text:p>
          </table:table-cell>
          <table:table-cell office:value-type="float" office:value="7.17839504304" calcext:value-type="float">
            <text:p>7.178395043</text:p>
          </table:table-cell>
          <table:table-cell office:value-type="float" office:value="0.765973491354" calcext:value-type="float">
            <text:p>0.7659734914</text:p>
          </table:table-cell>
          <table:table-cell office:value-type="float" office:value="5.4344419192" calcext:value-type="float">
            <text:p>5.4344419192</text:p>
          </table:table-cell>
          <table:table-cell office:value-type="float" office:value="1.18191978627" calcext:value-type="float">
            <text:p>1.1819197863</text:p>
          </table:table-cell>
          <table:table-cell office:value-type="float" office:value="3.60785991996" calcext:value-type="float">
            <text:p>3.60785992</text:p>
          </table:table-cell>
          <table:table-cell office:value-type="float" office:value="1.93406794505" calcext:value-type="float">
            <text:p>1.9340679451</text:p>
          </table:table-cell>
          <table:table-cell office:value-type="float" office:value="7.12552601925" calcext:value-type="float">
            <text:p>7.1255260193</text:p>
          </table:table-cell>
          <table:table-cell office:value-type="float" office:value="18.4142522934" calcext:value-type="float">
            <text:p>18.4142522934</text:p>
          </table:table-cell>
          <table:table-cell office:value-type="float" office:value="0.482360543596" calcext:value-type="float">
            <text:p>0.4823605436</text:p>
          </table:table-cell>
          <table:table-cell office:value-type="float" office:value="1.62490817662" calcext:value-type="float">
            <text:p>1.6249081766</text:p>
          </table:table-cell>
          <table:table-cell office:value-type="float" office:value="0.283348884677" calcext:value-type="float">
            <text:p>0.2833488847</text:p>
          </table:table-cell>
          <table:table-cell office:value-type="float" office:value="1.83527149063" calcext:value-type="float">
            <text:p>1.8352714906</text:p>
          </table:table-cell>
          <table:table-cell office:value-type="float" office:value="6.945652589" calcext:value-type="float">
            <text:p>6.945652589</text:p>
          </table:table-cell>
          <table:table-cell office:value-type="float" office:value="2.91230409939" calcext:value-type="float">
            <text:p>2.9123040994</text:p>
          </table:table-cell>
          <table:table-cell office:value-type="float" office:value="5.12190294663" calcext:value-type="float">
            <text:p>5.1219029466</text:p>
          </table:table-cell>
          <table:table-cell office:value-type="float" office:value="2.61495296371" calcext:value-type="float">
            <text:p>2.614952963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959472486192" calcext:value-type="float">
            <text:p>0.0959472486</text:p>
          </table:table-cell>
          <table:table-cell table:number-columns-repeated="60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85106743475" calcext:value-type="float">
            <text:p>3.8510674348</text:p>
          </table:table-cell>
          <table:table-cell office:value-type="float" office:value="3.27009473799" calcext:value-type="float">
            <text:p>3.270094738</text:p>
          </table:table-cell>
          <table:table-cell office:value-type="float" office:value="15.0457639645" calcext:value-type="float">
            <text:p>15.0457639645</text:p>
          </table:table-cell>
          <table:table-cell office:value-type="float" office:value="3.13708061105" calcext:value-type="float">
            <text:p>3.1370806111</text:p>
          </table:table-cell>
          <table:table-cell office:value-type="float" office:value="4.59241600237" calcext:value-type="float">
            <text:p>4.5924160024</text:p>
          </table:table-cell>
          <table:table-cell office:value-type="float" office:value="3.10383140676" calcext:value-type="float">
            <text:p>3.1038314068</text:p>
          </table:table-cell>
          <table:table-cell office:value-type="float" office:value="0.369180121813" calcext:value-type="float">
            <text:p>0.3691801218</text:p>
          </table:table-cell>
          <table:table-cell office:value-type="float" office:value="2.58838110821" calcext:value-type="float">
            <text:p>2.5883811082</text:p>
          </table:table-cell>
          <table:table-cell office:value-type="float" office:value="2.73488902369" calcext:value-type="float">
            <text:p>2.7348890237</text:p>
          </table:table-cell>
          <table:table-cell office:value-type="float" office:value="22.0061713521" calcext:value-type="float">
            <text:p>22.00617135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13891366576" calcext:value-type="float">
            <text:p>1.1389136658</text:p>
          </table:table-cell>
          <table:table-cell office:value-type="float" office:value="2.3245815334" calcext:value-type="float">
            <text:p>2.3245815334</text:p>
          </table:table-cell>
          <table:table-cell office:value-type="float" office:value="0.718247005113" calcext:value-type="float">
            <text:p>0.7182470051</text:p>
          </table:table-cell>
          <table:table-cell office:value-type="float" office:value="0.836897676709" calcext:value-type="float">
            <text:p>0.8368976767</text:p>
          </table:table-cell>
          <table:table-cell office:value-type="float" office:value="0.934344170652" calcext:value-type="float">
            <text:p>0.9343441707</text:p>
          </table:table-cell>
          <table:table-cell office:value-type="float" office:value="6.99786273583" calcext:value-type="float">
            <text:p>6.9978627358</text:p>
          </table:table-cell>
          <table:table-cell office:value-type="float" office:value="9.05235273106" calcext:value-type="float">
            <text:p>9.0523527311</text:p>
          </table:table-cell>
          <table:table-cell office:value-type="float" office:value="2.75261194718" calcext:value-type="float">
            <text:p>2.7526119472</text:p>
          </table:table-cell>
          <table:table-cell office:value-type="float" office:value="0.977310861735" calcext:value-type="float">
            <text:p>0.9773108617</text:p>
          </table:table-cell>
          <table:table-cell table:number-columns-repeated="6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.7844650917" calcext:value-type="float">
            <text:p>4.7844650917</text:p>
          </table:table-cell>
          <table:table-cell office:value-type="float" office:value="1.1216202135" calcext:value-type="float">
            <text:p>1.1216202135</text:p>
          </table:table-cell>
          <table:table-cell office:value-type="float" office:value="15.2327249278" calcext:value-type="float">
            <text:p>15.2327249278</text:p>
          </table:table-cell>
          <table:table-cell office:value-type="float" office:value="0.138123743015" calcext:value-type="float">
            <text:p>0.138123743</text:p>
          </table:table-cell>
          <table:table-cell office:value-type="float" office:value="1.61796869126" calcext:value-type="float">
            <text:p>1.6179686913</text:p>
          </table:table-cell>
          <table:table-cell office:value-type="float" office:value="2.78106800884" calcext:value-type="float">
            <text:p>2.7810680088</text:p>
          </table:table-cell>
          <table:table-cell office:value-type="float" office:value="3.43975999452" calcext:value-type="float">
            <text:p>3.4397599945</text:p>
          </table:table-cell>
          <table:table-cell office:value-type="float" office:value="0.947098802569" calcext:value-type="float">
            <text:p>0.9470988026</text:p>
          </table:table-cell>
          <table:table-cell office:value-type="float" office:value="1.70734855471" calcext:value-type="float">
            <text:p>1.7073485547</text:p>
          </table:table-cell>
          <table:table-cell office:value-type="float" office:value="17.5020081489" calcext:value-type="float">
            <text:p>17.5020081489</text:p>
          </table:table-cell>
          <table:table-cell office:value-type="float" office:value="2.80370262772" calcext:value-type="float">
            <text:p>2.803702627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5.78611188054" calcext:value-type="float">
            <text:p>5.786111880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51952130827" calcext:value-type="float">
            <text:p>0.6519521308</text:p>
          </table:table-cell>
          <table:table-cell office:value-type="float" office:value="1.70525471456" calcext:value-type="float">
            <text:p>1.7052547146</text:p>
          </table:table-cell>
          <table:table-cell office:value-type="float" office:value="3.90806595993" calcext:value-type="float">
            <text:p>3.9080659599</text:p>
          </table:table-cell>
          <table:table-cell office:value-type="float" office:value="8.95796180687" calcext:value-type="float">
            <text:p>8.9579618069</text:p>
          </table:table-cell>
          <table:table-cell office:value-type="float" office:value="2.96251281539" calcext:value-type="float">
            <text:p>2.9625128154</text:p>
          </table:table-cell>
          <table:table-cell office:value-type="float" office:value="1.83396526948" calcext:value-type="float">
            <text:p>1.8339652695</text:p>
          </table:table-cell>
          <table:table-cell table:number-columns-repeated="6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48499792982" calcext:value-type="float">
            <text:p>1.4849979298</text:p>
          </table:table-cell>
          <table:table-cell office:value-type="float" office:value="1.1723454382" calcext:value-type="float">
            <text:p>1.1723454382</text:p>
          </table:table-cell>
          <table:table-cell office:value-type="float" office:value="3.75469562097" calcext:value-type="float">
            <text:p>3.754695621</text:p>
          </table:table-cell>
          <table:table-cell office:value-type="float" office:value="1.99406540263" calcext:value-type="float">
            <text:p>1.9940654026</text:p>
          </table:table-cell>
          <table:table-cell office:value-type="float" office:value="9.26943605683" calcext:value-type="float">
            <text:p>9.269436056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795662099808" calcext:value-type="float">
            <text:p>0.07956621</text:p>
          </table:table-cell>
          <table:table-cell office:value-type="float" office:value="1.95441383306" calcext:value-type="float">
            <text:p>1.9544138331</text:p>
          </table:table-cell>
          <table:table-cell office:value-type="float" office:value="2.41145837592" calcext:value-type="float">
            <text:p>2.4114583759</text:p>
          </table:table-cell>
          <table:table-cell office:value-type="float" office:value="29.107453148" calcext:value-type="float">
            <text:p>29.107453148</text:p>
          </table:table-cell>
          <table:table-cell office:value-type="float" office:value="1.78720883713" calcext:value-type="float">
            <text:p>1.7872088371</text:p>
          </table:table-cell>
          <table:table-cell office:value-type="float" office:value="1.74620912522" calcext:value-type="float">
            <text:p>1.7462091252</text:p>
          </table:table-cell>
          <table:table-cell office:value-type="float" office:value="4.16823248729" calcext:value-type="float">
            <text:p>4.168232487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16416881023" calcext:value-type="float">
            <text:p>0.616416881</text:p>
          </table:table-cell>
          <table:table-cell office:value-type="float" office:value="3.92289314774" calcext:value-type="float">
            <text:p>3.9228931477</text:p>
          </table:table-cell>
          <table:table-cell office:value-type="float" office:value="5.76759697605" calcext:value-type="float">
            <text:p>5.7675969761</text:p>
          </table:table-cell>
          <table:table-cell office:value-type="float" office:value="5.9528516533" calcext:value-type="float">
            <text:p>5.9528516533</text:p>
          </table:table-cell>
          <table:table-cell office:value-type="float" office:value="2.03351031611" calcext:value-type="float">
            <text:p>2.0335103161</text:p>
          </table:table-cell>
          <table:table-cell office:value-type="float" office:value="2.23528501978" calcext:value-type="float">
            <text:p>2.2352850198</text:p>
          </table:table-cell>
          <table:table-cell table:number-columns-repeated="6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91481793779" calcext:value-type="float">
            <text:p>2.9148179378</text:p>
          </table:table-cell>
          <table:table-cell office:value-type="float" office:value="0.171971119767" calcext:value-type="float">
            <text:p>0.1719711198</text:p>
          </table:table-cell>
          <table:table-cell office:value-type="float" office:value="6.71490541961" calcext:value-type="float">
            <text:p>6.7149054196</text:p>
          </table:table-cell>
          <table:table-cell office:value-type="float" office:value="0.172010425125" calcext:value-type="float">
            <text:p>0.1720104251</text:p>
          </table:table-cell>
          <table:table-cell office:value-type="float" office:value="7.91495453007" calcext:value-type="float">
            <text:p>7.9149545301</text:p>
          </table:table-cell>
          <table:table-cell office:value-type="float" office:value="1.44056496836" calcext:value-type="float">
            <text:p>1.440564968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00692720088" calcext:value-type="float">
            <text:p>0.6006927201</text:p>
          </table:table-cell>
          <table:table-cell office:value-type="float" office:value="2.05803985144" calcext:value-type="float">
            <text:p>2.0580398514</text:p>
          </table:table-cell>
          <table:table-cell office:value-type="float" office:value="13.5395222603" calcext:value-type="float">
            <text:p>13.5395222603</text:p>
          </table:table-cell>
          <table:table-cell office:value-type="float" office:value="3.37536735783" calcext:value-type="float">
            <text:p>3.3753673578</text:p>
          </table:table-cell>
          <table:table-cell office:value-type="float" office:value="1.70946765552" calcext:value-type="float">
            <text:p>1.7094676555</text:p>
          </table:table-cell>
          <table:table-cell office:value-type="float" office:value="1.91528243405" calcext:value-type="float">
            <text:p>1.9152824341</text:p>
          </table:table-cell>
          <table:table-cell office:value-type="float" office:value="1.65829298132" calcext:value-type="float">
            <text:p>1.6582929813</text:p>
          </table:table-cell>
          <table:table-cell office:value-type="float" office:value="4.41535448186" calcext:value-type="float">
            <text:p>4.4153544819</text:p>
          </table:table-cell>
          <table:table-cell office:value-type="float" office:value="3.33205271386" calcext:value-type="float">
            <text:p>3.3320527139</text:p>
          </table:table-cell>
          <table:table-cell office:value-type="float" office:value="3.20994714167" calcext:value-type="float">
            <text:p>3.2099471417</text:p>
          </table:table-cell>
          <table:table-cell office:value-type="float" office:value="1.97823890399" calcext:value-type="float">
            <text:p>1.978238904</text:p>
          </table:table-cell>
          <table:table-cell office:value-type="float" office:value="1.37103602851" calcext:value-type="float">
            <text:p>1.3710360285</text:p>
          </table:table-cell>
          <table:table-cell office:value-type="float" office:value="1.73839220304" calcext:value-type="float">
            <text:p>1.738392203</text:p>
          </table:table-cell>
          <table:table-cell table:number-columns-repeated="6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68602881028" calcext:value-type="float">
            <text:p>2.6860288103</text:p>
          </table:table-cell>
          <table:table-cell office:value-type="float" office:value="2.2363171595" calcext:value-type="float">
            <text:p>2.2363171595</text:p>
          </table:table-cell>
          <table:table-cell office:value-type="float" office:value="11.2973415075" calcext:value-type="float">
            <text:p>11.2973415075</text:p>
          </table:table-cell>
          <table:table-cell office:value-type="float" office:value="0.385477532357" calcext:value-type="float">
            <text:p>0.3854775324</text:p>
          </table:table-cell>
          <table:table-cell office:value-type="float" office:value="8.5785445307" calcext:value-type="float">
            <text:p>8.5785445307</text:p>
          </table:table-cell>
          <table:table-cell office:value-type="float" office:value="0.378047880432" calcext:value-type="float">
            <text:p>0.3780478804</text:p>
          </table:table-cell>
          <table:table-cell office:value-type="float" office:value="0.473600852414" calcext:value-type="float">
            <text:p>0.4736008524</text:p>
          </table:table-cell>
          <table:table-cell office:value-type="float" office:value="1.40982460604" calcext:value-type="float">
            <text:p>1.409824606</text:p>
          </table:table-cell>
          <table:table-cell office:value-type="float" office:value="2.13161296894" calcext:value-type="float">
            <text:p>2.1316129689</text:p>
          </table:table-cell>
          <table:table-cell office:value-type="float" office:value="31.7532069391" calcext:value-type="float">
            <text:p>31.7532069391</text:p>
          </table:table-cell>
          <table:table-cell office:value-type="float" office:value="2.29607394399" calcext:value-type="float">
            <text:p>2.296073944</text:p>
          </table:table-cell>
          <table:table-cell office:value-type="float" office:value="0.1856106065" calcext:value-type="float">
            <text:p>0.1856106065</text:p>
          </table:table-cell>
          <table:table-cell office:value-type="float" office:value="1.74338156409" calcext:value-type="float">
            <text:p>1.7433815641</text:p>
          </table:table-cell>
          <table:table-cell office:value-type="float" office:value="2.42704101285" calcext:value-type="float">
            <text:p>2.4270410129</text:p>
          </table:table-cell>
          <table:table-cell office:value-type="float" office:value="3.89370705573" calcext:value-type="float">
            <text:p>3.8937070557</text:p>
          </table:table-cell>
          <table:table-cell office:value-type="float" office:value="4.53788175924" calcext:value-type="float">
            <text:p>4.537881759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1.6268700495" calcext:value-type="float">
            <text:p>11.6268700495</text:p>
          </table:table-cell>
          <table:table-cell office:value-type="float" office:value="1.03010804389" calcext:value-type="float">
            <text:p>1.0301080439</text:p>
          </table:table-cell>
          <table:table-cell office:value-type="float" office:value="0.499520025432" calcext:value-type="float">
            <text:p>0.4995200254</text:p>
          </table:table-cell>
          <table:table-cell table:number-columns-repeated="6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00393678504" calcext:value-type="float">
            <text:p>1.003936785</text:p>
          </table:table-cell>
          <table:table-cell office:value-type="float" office:value="1.799611613" calcext:value-type="float">
            <text:p>1.799611613</text:p>
          </table:table-cell>
          <table:table-cell office:value-type="float" office:value="9.69505013919" calcext:value-type="float">
            <text:p>9.6950501392</text:p>
          </table:table-cell>
          <table:table-cell office:value-type="float" office:value="0.188052586608" calcext:value-type="float">
            <text:p>0.1880525866</text:p>
          </table:table-cell>
          <table:table-cell office:value-type="float" office:value="9.39672041751" calcext:value-type="float">
            <text:p>9.3967204175</text:p>
          </table:table-cell>
          <table:table-cell office:value-type="float" office:value="0.147686734958" calcext:value-type="float">
            <text:p>0.147686735</text:p>
          </table:table-cell>
          <table:table-cell office:value-type="float" office:value="1.00000617953" calcext:value-type="float">
            <text:p>1.0000061795</text:p>
          </table:table-cell>
          <table:table-cell office:value-type="float" office:value="3.57219971822" calcext:value-type="float">
            <text:p>3.5721997182</text:p>
          </table:table-cell>
          <table:table-cell office:value-type="float" office:value="3.07829550677" calcext:value-type="float">
            <text:p>3.0782955068</text:p>
          </table:table-cell>
          <table:table-cell office:value-type="float" office:value="21.4108810594" calcext:value-type="float">
            <text:p>21.4108810594</text:p>
          </table:table-cell>
          <table:table-cell office:value-type="float" office:value="2.70324906462" calcext:value-type="float">
            <text:p>2.7032490646</text:p>
          </table:table-cell>
          <table:table-cell office:value-type="float" office:value="1.28212592542" calcext:value-type="float">
            <text:p>1.2821259254</text:p>
          </table:table-cell>
          <table:table-cell office:value-type="float" office:value="2.27686439391" calcext:value-type="float">
            <text:p>2.2768643939</text:p>
          </table:table-cell>
          <table:table-cell office:value-type="float" office:value="3.55816601493" calcext:value-type="float">
            <text:p>3.5581660149</text:p>
          </table:table-cell>
          <table:table-cell office:value-type="float" office:value="0.296555269431" calcext:value-type="float">
            <text:p>0.2965552694</text:p>
          </table:table-cell>
          <table:table-cell office:value-type="float" office:value="6.20058715574" calcext:value-type="float">
            <text:p>6.2005871557</text:p>
          </table:table-cell>
          <table:table-cell office:value-type="float" office:value="6.87695003118" calcext:value-type="float">
            <text:p>6.8769500312</text:p>
          </table:table-cell>
          <table:table-cell office:value-type="float" office:value="2.70751441071" calcext:value-type="float">
            <text:p>2.7075144107</text:p>
          </table:table-cell>
          <table:table-cell office:value-type="float" office:value="5.56530428184" calcext:value-type="float">
            <text:p>5.5653042818</text:p>
          </table:table-cell>
          <table:table-cell office:value-type="float" office:value="0.0318900597" calcext:value-type="float">
            <text:p>0.0318900597</text:p>
          </table:table-cell>
          <table:table-cell table:number-columns-repeated="6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.17581535103" calcext:value-type="float">
            <text:p>3.175815351</text:p>
          </table:table-cell>
          <table:table-cell office:value-type="float" office:value="4.28476591214" calcext:value-type="float">
            <text:p>4.2847659121</text:p>
          </table:table-cell>
          <table:table-cell office:value-type="float" office:value="12.2897202652" calcext:value-type="float">
            <text:p>12.289720265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01343650819" calcext:value-type="float">
            <text:p>6.0134365082</text:p>
          </table:table-cell>
          <table:table-cell office:value-type="float" office:value="3.31176779785" calcext:value-type="float">
            <text:p>3.3117677979</text:p>
          </table:table-cell>
          <table:table-cell office:value-type="float" office:value="0.714960915142" calcext:value-type="float">
            <text:p>0.7149609151</text:p>
          </table:table-cell>
          <table:table-cell office:value-type="float" office:value="0.442498514294" calcext:value-type="float">
            <text:p>0.4424985143</text:p>
          </table:table-cell>
          <table:table-cell office:value-type="float" office:value="4.28686190911" calcext:value-type="float">
            <text:p>4.2868619091</text:p>
          </table:table-cell>
          <table:table-cell office:value-type="float" office:value="10.8553477951" calcext:value-type="float">
            <text:p>10.8553477951</text:p>
          </table:table-cell>
          <table:table-cell office:value-type="float" office:value="2.03958833397" calcext:value-type="float">
            <text:p>2.039588334</text:p>
          </table:table-cell>
          <table:table-cell office:value-type="float" office:value="1.14717345434" calcext:value-type="float">
            <text:p>1.1471734543</text:p>
          </table:table-cell>
          <table:table-cell office:value-type="float" office:value="0.821953981176" calcext:value-type="float">
            <text:p>0.8219539812</text:p>
          </table:table-cell>
          <table:table-cell office:value-type="float" office:value="0.144760509458" calcext:value-type="float">
            <text:p>0.1447605095</text:p>
          </table:table-cell>
          <table:table-cell office:value-type="float" office:value="8.65946330991" calcext:value-type="float">
            <text:p>8.6594633099</text:p>
          </table:table-cell>
          <table:table-cell office:value-type="float" office:value="2.68684730772" calcext:value-type="float">
            <text:p>2.6868473077</text:p>
          </table:table-cell>
          <table:table-cell office:value-type="float" office:value="3.8523712814" calcext:value-type="float">
            <text:p>3.8523712814</text:p>
          </table:table-cell>
          <table:table-cell office:value-type="float" office:value="7.85248112888" calcext:value-type="float">
            <text:p>7.8524811289</text:p>
          </table:table-cell>
          <table:table-cell office:value-type="float" office:value="4.14550877574" calcext:value-type="float">
            <text:p>4.1455087757</text:p>
          </table:table-cell>
          <table:table-cell office:value-type="float" office:value="1.03210323512" calcext:value-type="float">
            <text:p>1.0321032351</text:p>
          </table:table-cell>
          <table:table-cell table:number-columns-repeated="6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7570029212" calcext:value-type="float">
            <text:p>1.6757002921</text:p>
          </table:table-cell>
          <table:table-cell office:value-type="float" office:value="3.19256489259" calcext:value-type="float">
            <text:p>3.1925648926</text:p>
          </table:table-cell>
          <table:table-cell office:value-type="float" office:value="6.77908924466" calcext:value-type="float">
            <text:p>6.7790892447</text:p>
          </table:table-cell>
          <table:table-cell office:value-type="float" office:value="0.837826455594" calcext:value-type="float">
            <text:p>0.8378264556</text:p>
          </table:table-cell>
          <table:table-cell office:value-type="float" office:value="5.87620455412" calcext:value-type="float">
            <text:p>5.8762045541</text:p>
          </table:table-cell>
          <table:table-cell office:value-type="float" office:value="0.770857239586" calcext:value-type="float">
            <text:p>0.7708572396</text:p>
          </table:table-cell>
          <table:table-cell office:value-type="float" office:value="0.567383356945" calcext:value-type="float">
            <text:p>0.5673833569</text:p>
          </table:table-cell>
          <table:table-cell office:value-type="float" office:value="1.39174782713" calcext:value-type="float">
            <text:p>1.3917478271</text:p>
          </table:table-cell>
          <table:table-cell office:value-type="float" office:value="2.6043097288" calcext:value-type="float">
            <text:p>2.6043097288</text:p>
          </table:table-cell>
          <table:table-cell office:value-type="float" office:value="11.7550159507" calcext:value-type="float">
            <text:p>11.7550159507</text:p>
          </table:table-cell>
          <table:table-cell office:value-type="float" office:value="1.38523564998" calcext:value-type="float">
            <text:p>1.38523565</text:p>
          </table:table-cell>
          <table:table-cell office:value-type="float" office:value="1.81199884994" calcext:value-type="float">
            <text:p>1.8119988499</text:p>
          </table:table-cell>
          <table:table-cell office:value-type="float" office:value="0.488236387269" calcext:value-type="float">
            <text:p>0.4882363873</text:p>
          </table:table-cell>
          <table:table-cell office:value-type="float" office:value="3.05948508812" calcext:value-type="float">
            <text:p>3.0594850881</text:p>
          </table:table-cell>
          <table:table-cell office:value-type="float" office:value="4.59310734653" calcext:value-type="float">
            <text:p>4.5931073465</text:p>
          </table:table-cell>
          <table:table-cell office:value-type="float" office:value="3.35082754128" calcext:value-type="float">
            <text:p>3.3508275413</text:p>
          </table:table-cell>
          <table:table-cell office:value-type="float" office:value="6.67407898566" calcext:value-type="float">
            <text:p>6.6740789857</text:p>
          </table:table-cell>
          <table:table-cell office:value-type="float" office:value="8.81014521993" calcext:value-type="float">
            <text:p>8.8101452199</text:p>
          </table:table-cell>
          <table:table-cell office:value-type="float" office:value="1.3154298566" calcext:value-type="float">
            <text:p>1.3154298566</text:p>
          </table:table-cell>
          <table:table-cell office:value-type="float" office:value="0.0318900597" calcext:value-type="float">
            <text:p>0.0318900597</text:p>
          </table:table-cell>
          <table:table-cell table:number-columns-repeated="6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17539424806" calcext:value-type="float">
            <text:p>1.1753942481</text:p>
          </table:table-cell>
          <table:table-cell office:value-type="float" office:value="1.50639716036" calcext:value-type="float">
            <text:p>1.5063971604</text:p>
          </table:table-cell>
          <table:table-cell office:value-type="float" office:value="9.42818113148" calcext:value-type="float">
            <text:p>9.4281811315</text:p>
          </table:table-cell>
          <table:table-cell office:value-type="float" office:value="0.663675127226" calcext:value-type="float">
            <text:p>0.6636751272</text:p>
          </table:table-cell>
          <table:table-cell office:value-type="float" office:value="9.15456390085" calcext:value-type="float">
            <text:p>9.154563900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22690052577" calcext:value-type="float">
            <text:p>0.2226900526</text:p>
          </table:table-cell>
          <table:table-cell office:value-type="float" office:value="0.392607919859" calcext:value-type="float">
            <text:p>0.3926079199</text:p>
          </table:table-cell>
          <table:table-cell office:value-type="float" office:value="3.28468460735" calcext:value-type="float">
            <text:p>3.2846846074</text:p>
          </table:table-cell>
          <table:table-cell office:value-type="float" office:value="8.49832299766" calcext:value-type="float">
            <text:p>8.4983229977</text:p>
          </table:table-cell>
          <table:table-cell office:value-type="float" office:value="3.31232380963" calcext:value-type="float">
            <text:p>3.3123238096</text:p>
          </table:table-cell>
          <table:table-cell office:value-type="float" office:value="1.62579986079" calcext:value-type="float">
            <text:p>1.6257998608</text:p>
          </table:table-cell>
          <table:table-cell office:value-type="float" office:value="3.68698192972" calcext:value-type="float">
            <text:p>3.6869819297</text:p>
          </table:table-cell>
          <table:table-cell office:value-type="float" office:value="1.99312889564" calcext:value-type="float">
            <text:p>1.9931288956</text:p>
          </table:table-cell>
          <table:table-cell office:value-type="float" office:value="6.75829493395" calcext:value-type="float">
            <text:p>6.758294934</text:p>
          </table:table-cell>
          <table:table-cell office:value-type="float" office:value="1.99427297933" calcext:value-type="float">
            <text:p>1.9942729793</text:p>
          </table:table-cell>
          <table:table-cell office:value-type="float" office:value="8.71656248826" calcext:value-type="float">
            <text:p>8.7165624883</text:p>
          </table:table-cell>
          <table:table-cell office:value-type="float" office:value="4.62211363175" calcext:value-type="float">
            <text:p>4.6221136318</text:p>
          </table:table-cell>
          <table:table-cell office:value-type="float" office:value="1.75137753607" calcext:value-type="float">
            <text:p>1.7513775361</text:p>
          </table:table-cell>
          <table:table-cell office:value-type="float" office:value="2.69033279541" calcext:value-type="float">
            <text:p>2.6903327954</text:p>
          </table:table-cell>
          <table:table-cell table:number-columns-repeated="6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934622105426" calcext:value-type="float">
            <text:p>0.9346221054</text:p>
          </table:table-cell>
          <table:table-cell office:value-type="float" office:value="0.0874893257771" calcext:value-type="float">
            <text:p>0.0874893258</text:p>
          </table:table-cell>
          <table:table-cell office:value-type="float" office:value="9.77233425989" calcext:value-type="float">
            <text:p>9.7723342599</text:p>
          </table:table-cell>
          <table:table-cell office:value-type="float" office:value="0.87568624674" calcext:value-type="float">
            <text:p>0.8756862467</text:p>
          </table:table-cell>
          <table:table-cell office:value-type="float" office:value="6.77654030855" calcext:value-type="float">
            <text:p>6.7765403086</text:p>
          </table:table-cell>
          <table:table-cell office:value-type="float" office:value="2.90898313779" calcext:value-type="float">
            <text:p>2.9089831378</text:p>
          </table:table-cell>
          <table:table-cell office:value-type="float" office:value="0.585868130643" calcext:value-type="float">
            <text:p>0.5858681306</text:p>
          </table:table-cell>
          <table:table-cell office:value-type="float" office:value="0.348397477146" calcext:value-type="float">
            <text:p>0.3483974771</text:p>
          </table:table-cell>
          <table:table-cell office:value-type="float" office:value="3.96652784317" calcext:value-type="float">
            <text:p>3.9665278432</text:p>
          </table:table-cell>
          <table:table-cell office:value-type="float" office:value="9.57121266904" calcext:value-type="float">
            <text:p>9.571212669</text:p>
          </table:table-cell>
          <table:table-cell office:value-type="float" office:value="2.4880331934" calcext:value-type="float">
            <text:p>2.4880331934</text:p>
          </table:table-cell>
          <table:table-cell office:value-type="float" office:value="1.82641315161" calcext:value-type="float">
            <text:p>1.8264131516</text:p>
          </table:table-cell>
          <table:table-cell office:value-type="float" office:value="4.83746798606" calcext:value-type="float">
            <text:p>4.8374679861</text:p>
          </table:table-cell>
          <table:table-cell office:value-type="float" office:value="0.0809882062429" calcext:value-type="float">
            <text:p>0.0809882062</text:p>
          </table:table-cell>
          <table:table-cell office:value-type="float" office:value="0.992430614937" calcext:value-type="float">
            <text:p>0.9924306149</text:p>
          </table:table-cell>
          <table:table-cell office:value-type="float" office:value="10.0622772593" calcext:value-type="float">
            <text:p>10.0622772593</text:p>
          </table:table-cell>
          <table:table-cell office:value-type="float" office:value="7.80964498767" calcext:value-type="float">
            <text:p>7.8096449877</text:p>
          </table:table-cell>
          <table:table-cell office:value-type="float" office:value="9.16802036382" calcext:value-type="float">
            <text:p>9.1680203638</text:p>
          </table:table-cell>
          <table:table-cell office:value-type="float" office:value="0.912532807414" calcext:value-type="float">
            <text:p>0.9125328074</text:p>
          </table:table-cell>
          <table:table-cell office:value-type="float" office:value="2.00375969074" calcext:value-type="float">
            <text:p>2.0037596907</text:p>
          </table:table-cell>
          <table:table-cell table:number-columns-repeated="6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998709260836" calcext:value-type="float">
            <text:p>0.9987092608</text:p>
          </table:table-cell>
          <table:table-cell office:value-type="float" office:value="0.680434914249" calcext:value-type="float">
            <text:p>0.6804349142</text:p>
          </table:table-cell>
          <table:table-cell office:value-type="float" office:value="14.7638370511" calcext:value-type="float">
            <text:p>14.763837051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0.0999653981" calcext:value-type="float">
            <text:p>10.0999653981</text:p>
          </table:table-cell>
          <table:table-cell office:value-type="float" office:value="1.32714487443" calcext:value-type="float">
            <text:p>1.3271448744</text:p>
          </table:table-cell>
          <table:table-cell office:value-type="float" office:value="3.83099079577" calcext:value-type="float">
            <text:p>3.8309907958</text:p>
          </table:table-cell>
          <table:table-cell office:value-type="float" office:value="2.69933125193" calcext:value-type="float">
            <text:p>2.6993312519</text:p>
          </table:table-cell>
          <table:table-cell office:value-type="float" office:value="2.81469028688" calcext:value-type="float">
            <text:p>2.8146902869</text:p>
          </table:table-cell>
          <table:table-cell office:value-type="float" office:value="17.6126315045" calcext:value-type="float">
            <text:p>17.6126315045</text:p>
          </table:table-cell>
          <table:table-cell office:value-type="float" office:value="8.27754183008" calcext:value-type="float">
            <text:p>8.2775418301</text:p>
          </table:table-cell>
          <table:table-cell office:value-type="float" office:value="0.928508186618" calcext:value-type="float">
            <text:p>0.9285081866</text:p>
          </table:table-cell>
          <table:table-cell office:value-type="float" office:value="1.63349939685" calcext:value-type="float">
            <text:p>1.6334993969</text:p>
          </table:table-cell>
          <table:table-cell office:value-type="float" office:value="0.232175492285" calcext:value-type="float">
            <text:p>0.2321754923</text:p>
          </table:table-cell>
          <table:table-cell office:value-type="float" office:value="5.44949550646" calcext:value-type="float">
            <text:p>5.4494955065</text:p>
          </table:table-cell>
          <table:table-cell office:value-type="float" office:value="8.42753275871" calcext:value-type="float">
            <text:p>8.4275327587</text:p>
          </table:table-cell>
          <table:table-cell office:value-type="float" office:value="2.37695358025" calcext:value-type="float">
            <text:p>2.3769535803</text:p>
          </table:table-cell>
          <table:table-cell office:value-type="float" office:value="10.4587885888" calcext:value-type="float">
            <text:p>10.4587885888</text:p>
          </table:table-cell>
          <table:table-cell office:value-type="float" office:value="2.33779451541" calcext:value-type="float">
            <text:p>2.3377945154</text:p>
          </table:table-cell>
          <table:table-cell office:value-type="float" office:value="0.912296197279" calcext:value-type="float">
            <text:p>0.9122961973</text:p>
          </table:table-cell>
          <table:table-cell table:number-columns-repeated="6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54603878557" calcext:value-type="float">
            <text:p>1.5460387856</text:p>
          </table:table-cell>
          <table:table-cell office:value-type="float" office:value="2.10681131528" calcext:value-type="float">
            <text:p>2.1068113153</text:p>
          </table:table-cell>
          <table:table-cell office:value-type="float" office:value="8.00023393019" calcext:value-type="float">
            <text:p>8.0002339302</text:p>
          </table:table-cell>
          <table:table-cell office:value-type="float" office:value="1.09590420006" calcext:value-type="float">
            <text:p>1.0959042001</text:p>
          </table:table-cell>
          <table:table-cell office:value-type="float" office:value="7.24378425194" calcext:value-type="float">
            <text:p>7.2437842519</text:p>
          </table:table-cell>
          <table:table-cell office:value-type="float" office:value="3.42377895942" calcext:value-type="float">
            <text:p>3.4237789594</text:p>
          </table:table-cell>
          <table:table-cell office:value-type="float" office:value="1.48042670656" calcext:value-type="float">
            <text:p>1.4804267066</text:p>
          </table:table-cell>
          <table:table-cell office:value-type="float" office:value="0.978444503153" calcext:value-type="float">
            <text:p>0.9784445032</text:p>
          </table:table-cell>
          <table:table-cell office:value-type="float" office:value="1.58812396352" calcext:value-type="float">
            <text:p>1.5881239635</text:p>
          </table:table-cell>
          <table:table-cell office:value-type="float" office:value="15.2763906138" calcext:value-type="float">
            <text:p>15.2763906138</text:p>
          </table:table-cell>
          <table:table-cell office:value-type="float" office:value="3.61845685531" calcext:value-type="float">
            <text:p>3.6184568553</text:p>
          </table:table-cell>
          <table:table-cell office:value-type="float" office:value="0.931241442421" calcext:value-type="float">
            <text:p>0.9312414424</text:p>
          </table:table-cell>
          <table:table-cell office:value-type="float" office:value="0.157981721953" calcext:value-type="float">
            <text:p>0.157981722</text:p>
          </table:table-cell>
          <table:table-cell office:value-type="float" office:value="0.335006519762" calcext:value-type="float">
            <text:p>0.3350065198</text:p>
          </table:table-cell>
          <table:table-cell office:value-type="float" office:value="1.30271298429" calcext:value-type="float">
            <text:p>1.3027129843</text:p>
          </table:table-cell>
          <table:table-cell office:value-type="float" office:value="10.7943108629" calcext:value-type="float">
            <text:p>10.7943108629</text:p>
          </table:table-cell>
          <table:table-cell office:value-type="float" office:value="7.12166427114" calcext:value-type="float">
            <text:p>7.1216642711</text:p>
          </table:table-cell>
          <table:table-cell office:value-type="float" office:value="8.13043022744" calcext:value-type="float">
            <text:p>8.1304302274</text:p>
          </table:table-cell>
          <table:table-cell office:value-type="float" office:value="2.30662783586" calcext:value-type="float">
            <text:p>2.3066278359</text:p>
          </table:table-cell>
          <table:table-cell office:value-type="float" office:value="2.52296065503" calcext:value-type="float">
            <text:p>2.522960655</text:p>
          </table:table-cell>
          <table:table-cell table:number-columns-repeated="6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62953063431" calcext:value-type="float">
            <text:p>3.6295306343</text:p>
          </table:table-cell>
          <table:table-cell office:value-type="float" office:value="1.35085096784" calcext:value-type="float">
            <text:p>1.3508509678</text:p>
          </table:table-cell>
          <table:table-cell office:value-type="float" office:value="12.2091119088" calcext:value-type="float">
            <text:p>12.2091119088</text:p>
          </table:table-cell>
          <table:table-cell office:value-type="float" office:value="0.365086426768" calcext:value-type="float">
            <text:p>0.3650864268</text:p>
          </table:table-cell>
          <table:table-cell office:value-type="float" office:value="8.8404941228" calcext:value-type="float">
            <text:p>8.8404941228</text:p>
          </table:table-cell>
          <table:table-cell office:value-type="float" office:value="0.788992781066" calcext:value-type="float">
            <text:p>0.7889927811</text:p>
          </table:table-cell>
          <table:table-cell office:value-type="float" office:value="0.240166306515" calcext:value-type="float">
            <text:p>0.2401663065</text:p>
          </table:table-cell>
          <table:table-cell office:value-type="float" office:value="0.962419562778" calcext:value-type="float">
            <text:p>0.9624195628</text:p>
          </table:table-cell>
          <table:table-cell office:value-type="float" office:value="1.41080428171" calcext:value-type="float">
            <text:p>1.4108042817</text:p>
          </table:table-cell>
          <table:table-cell office:value-type="float" office:value="9.8169577971" calcext:value-type="float">
            <text:p>9.8169577971</text:p>
          </table:table-cell>
          <table:table-cell office:value-type="float" office:value="4.71412303334" calcext:value-type="float">
            <text:p>4.7141230333</text:p>
          </table:table-cell>
          <table:table-cell office:value-type="float" office:value="0.635549968602" calcext:value-type="float">
            <text:p>0.6355499686</text:p>
          </table:table-cell>
          <table:table-cell office:value-type="float" office:value="2.13541964226" calcext:value-type="float">
            <text:p>2.1354196423</text:p>
          </table:table-cell>
          <table:table-cell office:value-type="float" office:value="0.506162682105" calcext:value-type="float">
            <text:p>0.5061626821</text:p>
          </table:table-cell>
          <table:table-cell office:value-type="float" office:value="3.77434601473" calcext:value-type="float">
            <text:p>3.7743460147</text:p>
          </table:table-cell>
          <table:table-cell office:value-type="float" office:value="14.0462534347" calcext:value-type="float">
            <text:p>14.0462534347</text:p>
          </table:table-cell>
          <table:table-cell office:value-type="float" office:value="5.8651378368" calcext:value-type="float">
            <text:p>5.8651378368</text:p>
          </table:table-cell>
          <table:table-cell office:value-type="float" office:value="6.19560869005" calcext:value-type="float">
            <text:p>6.1956086901</text:p>
          </table:table-cell>
          <table:table-cell office:value-type="float" office:value="0.559411702051" calcext:value-type="float">
            <text:p>0.5594117021</text:p>
          </table:table-cell>
          <table:table-cell office:value-type="float" office:value="0.713324619071" calcext:value-type="float">
            <text:p>0.7133246191</text:p>
          </table:table-cell>
          <table:table-cell table:number-columns-repeated="6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10819926743" calcext:value-type="float">
            <text:p>2.1081992674</text:p>
          </table:table-cell>
          <table:table-cell office:value-type="float" office:value="1.1182537935" calcext:value-type="float">
            <text:p>1.1182537935</text:p>
          </table:table-cell>
          <table:table-cell office:value-type="float" office:value="4.52760103155" calcext:value-type="float">
            <text:p>4.5276010316</text:p>
          </table:table-cell>
          <table:table-cell office:value-type="float" office:value="3.19245273643" calcext:value-type="float">
            <text:p>3.1924527364</text:p>
          </table:table-cell>
          <table:table-cell office:value-type="float" office:value="10.9637127019" calcext:value-type="float">
            <text:p>10.9637127019</text:p>
          </table:table-cell>
          <table:table-cell office:value-type="float" office:value="1.08392241105" calcext:value-type="float">
            <text:p>1.083922411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87690274544" calcext:value-type="float">
            <text:p>4.8769027454</text:p>
          </table:table-cell>
          <table:table-cell office:value-type="float" office:value="5.34620606301" calcext:value-type="float">
            <text:p>5.346206063</text:p>
          </table:table-cell>
          <table:table-cell office:value-type="float" office:value="16.4043008343" calcext:value-type="float">
            <text:p>16.4043008343</text:p>
          </table:table-cell>
          <table:table-cell office:value-type="float" office:value="6.53340202837" calcext:value-type="float">
            <text:p>6.5334020284</text:p>
          </table:table-cell>
          <table:table-cell office:value-type="float" office:value="3.48360035095" calcext:value-type="float">
            <text:p>3.483600351</text:p>
          </table:table-cell>
          <table:table-cell office:value-type="float" office:value="2.37034925139" calcext:value-type="float">
            <text:p>2.3703492514</text:p>
          </table:table-cell>
          <table:table-cell office:value-type="float" office:value="0.616609194703" calcext:value-type="float">
            <text:p>0.6166091947</text:p>
          </table:table-cell>
          <table:table-cell office:value-type="float" office:value="7.09138050337" calcext:value-type="float">
            <text:p>7.0913805034</text:p>
          </table:table-cell>
          <table:table-cell office:value-type="float" office:value="6.06800026293" calcext:value-type="float">
            <text:p>6.0680002629</text:p>
          </table:table-cell>
          <table:table-cell office:value-type="float" office:value="2.08283462166" calcext:value-type="float">
            <text:p>2.0828346217</text:p>
          </table:table-cell>
          <table:table-cell office:value-type="float" office:value="5.59008480211" calcext:value-type="float">
            <text:p>5.5900848021</text:p>
          </table:table-cell>
          <table:table-cell office:value-type="float" office:value="1.64802683035" calcext:value-type="float">
            <text:p>1.6480268304</text:p>
          </table:table-cell>
          <table:table-cell office:value-type="float" office:value="4.333405037" calcext:value-type="float">
            <text:p>4.333405037</text:p>
          </table:table-cell>
          <table:table-cell table:number-columns-repeated="6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80"/>
        </table:table-row>
      </table:table>
      <table:table table:name="OOPSLA" table:style-name="ta1">
        <table:shapes>
          <draw:frame draw:z-index="0" draw:style-name="gr1" draw:text-style-name="P1" svg:width="13.0437in" svg:height="8.4189in" svg:x="0.0004in" svg:y="0in">
            <draw:object draw:notify-on-update-of-ranges="OOPSLA.A1:OOPSLA.A1 OOPSLA.A2:OOPSLA.A43 OOPSLA.B1:OOPSLA.B1 OOPSLA.B2:OOPSLA.B43 OOPSLA.C1:OOPSLA.C1 OOPSLA.C2:OOPSLA.C43 OOPSLA.D1:OOPSLA.D1 OOPSLA.D2:OOPSLA.D43 OOPSLA.E1:OOPSLA.E1 OOPSLA.E2:OOPSLA.E43 OOPSLA.F1:OOPSLA.F1 OOPSLA.F2:OOPSLA.F43 OOPSLA.G1:OOPSLA.G1 OOPSLA.G2:OOPSLA.G43 OOPSLA.H1:OOPSLA.H1 OOPSLA.H2:OOPSLA.H43 OOPSLA.I1:OOPSLA.I1 OOPSLA.I2:OOPSLA.I43 OOPSLA.J1:OOPSLA.J1 OOPSLA.J2:OOPSLA.J43 OOPSLA.K1:OOPSLA.K1 OOPSLA.K2:OOPSLA.K43 OOPSLA.L1:OOPSLA.L1 OOPSLA.L2:OOPSLA.L43 OOPSLA.M1:OOPSLA.M1 OOPSLA.M2:OOPSLA.M43 OOPSLA.N1:OOPSLA.N1 OOPSLA.N2:OOPSLA.N43 OOPSLA.O1:OOPSLA.O1 OOPSLA.O2:OOPSLA.O43 OOPSLA.P1:OOPSLA.P1 OOPSLA.P2:OOPSLA.P43 OOPSLA.Q1:OOPSLA.Q1 OOPSLA.Q2:OOPSLA.Q43 OOPSLA.R1:OOPSLA.R1 OOPSLA.R2:OOPSLA.R43 OOPSLA.S1:OOPSLA.S1 OOPSLA.S2:OOPSLA.S43 OOPSLA.T1:OOPSLA.T1 OOPSLA.T2:OOPSLA.T43 OOPSLA.U1:OOPSLA.U1 OOPSLA.U2:OOPSLA.U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OPSLA Topic 0</text:p>
          </table:table-cell>
          <table:table-cell office:value-type="string" calcext:value-type="string">
            <text:p>OOPSLA Topic 1</text:p>
          </table:table-cell>
          <table:table-cell office:value-type="string" calcext:value-type="string">
            <text:p>OOPSLA Topic 2</text:p>
          </table:table-cell>
          <table:table-cell office:value-type="string" calcext:value-type="string">
            <text:p>OOPSLA Topic 3</text:p>
          </table:table-cell>
          <table:table-cell office:value-type="string" calcext:value-type="string">
            <text:p>OOPSLA Topic 4</text:p>
          </table:table-cell>
          <table:table-cell office:value-type="string" calcext:value-type="string">
            <text:p>OOPSLA Topic 5</text:p>
          </table:table-cell>
          <table:table-cell office:value-type="string" calcext:value-type="string">
            <text:p>OOPSLA Topic 6</text:p>
          </table:table-cell>
          <table:table-cell office:value-type="string" calcext:value-type="string">
            <text:p>OOPSLA Topic 7</text:p>
          </table:table-cell>
          <table:table-cell office:value-type="string" calcext:value-type="string">
            <text:p>OOPSLA Topic 8</text:p>
          </table:table-cell>
          <table:table-cell office:value-type="string" calcext:value-type="string">
            <text:p>OOPSLA Topic 9</text:p>
          </table:table-cell>
          <table:table-cell office:value-type="string" calcext:value-type="string">
            <text:p>OOPSLA Topic 10</text:p>
          </table:table-cell>
          <table:table-cell office:value-type="string" calcext:value-type="string">
            <text:p>OOPSLA Topic 11</text:p>
          </table:table-cell>
          <table:table-cell office:value-type="string" calcext:value-type="string">
            <text:p>OOPSLA Topic 12</text:p>
          </table:table-cell>
          <table:table-cell office:value-type="string" calcext:value-type="string">
            <text:p>OOPSLA Topic 13</text:p>
          </table:table-cell>
          <table:table-cell office:value-type="string" calcext:value-type="string">
            <text:p>OOPSLA Topic 14</text:p>
          </table:table-cell>
          <table:table-cell office:value-type="string" calcext:value-type="string">
            <text:p>OOPSLA Topic 15</text:p>
          </table:table-cell>
          <table:table-cell office:value-type="string" calcext:value-type="string">
            <text:p>OOPSLA Topic 16</text:p>
          </table:table-cell>
          <table:table-cell office:value-type="string" calcext:value-type="string">
            <text:p>OOPSLA Topic 17</text:p>
          </table:table-cell>
          <table:table-cell office:value-type="string" calcext:value-type="string">
            <text:p>OOPSLA Topic 18</text:p>
          </table:table-cell>
          <table:table-cell office:value-type="string" calcext:value-type="string">
            <text:p>OOPSLA Topic 1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.7513330467" calcext:value-type="float">
            <text:p>4.7513330467</text:p>
          </table:table-cell>
          <table:table-cell office:value-type="float" office:value="3.43090135616" calcext:value-type="float">
            <text:p>3.4309013562</text:p>
          </table:table-cell>
          <table:table-cell office:value-type="float" office:value="1.0596005406" calcext:value-type="float">
            <text:p>1.0596005406</text:p>
          </table:table-cell>
          <table:table-cell office:value-type="float" office:value="0.647143610131" calcext:value-type="float">
            <text:p>0.6471436101</text:p>
          </table:table-cell>
          <table:table-cell office:value-type="float" office:value="2.70923967047" calcext:value-type="float">
            <text:p>2.7092396705</text:p>
          </table:table-cell>
          <table:table-cell office:value-type="float" office:value="0.141030626608" calcext:value-type="float">
            <text:p>0.1410306266</text:p>
          </table:table-cell>
          <table:table-cell office:value-type="float" office:value="8.1621410494" calcext:value-type="float">
            <text:p>8.1621410494</text:p>
          </table:table-cell>
          <table:table-cell office:value-type="float" office:value="1.08512488877" calcext:value-type="float">
            <text:p>1.0851248888</text:p>
          </table:table-cell>
          <table:table-cell office:value-type="float" office:value="0.441816574927" calcext:value-type="float">
            <text:p>0.4418165749</text:p>
          </table:table-cell>
          <table:table-cell office:value-type="float" office:value="1.73989081366" calcext:value-type="float">
            <text:p>1.7398908137</text:p>
          </table:table-cell>
          <table:table-cell office:value-type="float" office:value="0.399304149631" calcext:value-type="float">
            <text:p>0.3993041496</text:p>
          </table:table-cell>
          <table:table-cell office:value-type="float" office:value="0.223946166667" calcext:value-type="float">
            <text:p>0.2239461667</text:p>
          </table:table-cell>
          <table:table-cell office:value-type="float" office:value="10.5912647991" calcext:value-type="float">
            <text:p>10.5912647991</text:p>
          </table:table-cell>
          <table:table-cell office:value-type="float" office:value="0.2612099909" calcext:value-type="float">
            <text:p>0.2612099909</text:p>
          </table:table-cell>
          <table:table-cell office:value-type="float" office:value="0.580730618088" calcext:value-type="float">
            <text:p>0.5807306181</text:p>
          </table:table-cell>
          <table:table-cell office:value-type="float" office:value="0.409870146337" calcext:value-type="float">
            <text:p>0.4098701463</text:p>
          </table:table-cell>
          <table:table-cell office:value-type="float" office:value="1.37572347123" calcext:value-type="float">
            <text:p>1.3757234712</text:p>
          </table:table-cell>
          <table:table-cell office:value-type="float" office:value="4.32201527088" calcext:value-type="float">
            <text:p>4.3220152709</text:p>
          </table:table-cell>
          <table:table-cell office:value-type="float" office:value="1.33736031619" calcext:value-type="float">
            <text:p>1.3373603162</text:p>
          </table:table-cell>
          <table:table-cell office:value-type="float" office:value="12.17223572" calcext:value-type="float">
            <text:p>12.172235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65223393033" calcext:value-type="float">
            <text:p>0.165223393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table:number-columns-repeated="2" office:value-type="float" office:value="0.0985567263667" calcext:value-type="float">
            <text:p>0.0985567264</text:p>
          </table:table-cell>
          <table:table-cell office:value-type="float" office:value="0.165223392713" calcext:value-type="float">
            <text:p>0.165223392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65223393347" calcext:value-type="float">
            <text:p>0.165223393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994112055933" calcext:value-type="float">
            <text:p>0.099411205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565223393033" calcext:value-type="float">
            <text:p>0.565223393</text:p>
          </table:table-cell>
          <table:table-cell table:number-columns-repeated="5" office:value-type="float" office:value="0.0318900597" calcext:value-type="float">
            <text:p>0.0318900597</text:p>
          </table:table-cell>
          <table:table-cell office:value-type="float" office:value="0.165223393033" calcext:value-type="float">
            <text:p>0.165223393</text:p>
          </table:table-cell>
          <table:table-cell office:value-type="float" office:value="1.1643689138" calcext:value-type="float">
            <text:p>1.164368913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25586677723" calcext:value-type="float">
            <text:p>1.2558667772</text:p>
          </table:table-cell>
          <table:table-cell office:value-type="float" office:value="7.63584148244" calcext:value-type="float">
            <text:p>7.6358414824</text:p>
          </table:table-cell>
          <table:table-cell office:value-type="float" office:value="1.96257146853" calcext:value-type="float">
            <text:p>1.962571468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24819899692" calcext:value-type="float">
            <text:p>1.2481989969</text:p>
          </table:table-cell>
          <table:table-cell office:value-type="float" office:value="0.2055239243" calcext:value-type="float">
            <text:p>0.2055239243</text:p>
          </table:table-cell>
          <table:table-cell office:value-type="float" office:value="8.37627312357" calcext:value-type="float">
            <text:p>8.3762731236</text:p>
          </table:table-cell>
          <table:table-cell office:value-type="float" office:value="2.00995394171" calcext:value-type="float">
            <text:p>2.0099539417</text:p>
          </table:table-cell>
          <table:table-cell office:value-type="float" office:value="0.450917026738" calcext:value-type="float">
            <text:p>0.4509170267</text:p>
          </table:table-cell>
          <table:table-cell office:value-type="float" office:value="0.731649656259" calcext:value-type="float">
            <text:p>0.7316496563</text:p>
          </table:table-cell>
          <table:table-cell office:value-type="float" office:value="1.65384166826" calcext:value-type="float">
            <text:p>1.653841668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5.52224128668" calcext:value-type="float">
            <text:p>5.5222412867</text:p>
          </table:table-cell>
          <table:table-cell office:value-type="float" office:value="1.13583309475" calcext:value-type="float">
            <text:p>1.1358330948</text:p>
          </table:table-cell>
          <table:table-cell office:value-type="float" office:value="7.34095311056" calcext:value-type="float">
            <text:p>7.3409531106</text:p>
          </table:table-cell>
          <table:table-cell office:value-type="float" office:value="0.630238823579" calcext:value-type="float">
            <text:p>0.630238823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62513219355" calcext:value-type="float">
            <text:p>3.6251321936</text:p>
          </table:table-cell>
          <table:table-cell office:value-type="float" office:value="3.96662876732" calcext:value-type="float">
            <text:p>3.9666287673</text:p>
          </table:table-cell>
          <table:table-cell office:value-type="float" office:value="11.6180518793" calcext:value-type="float">
            <text:p>11.618051879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34926145566" calcext:value-type="float">
            <text:p>1.3492614557</text:p>
          </table:table-cell>
          <table:table-cell office:value-type="float" office:value="7.27605049831" calcext:value-type="float">
            <text:p>7.2760504983</text:p>
          </table:table-cell>
          <table:table-cell office:value-type="float" office:value="1.04372165507" calcext:value-type="float">
            <text:p>1.0437216551</text:p>
          </table:table-cell>
          <table:table-cell office:value-type="float" office:value="0.975458527171" calcext:value-type="float">
            <text:p>0.9754585272</text:p>
          </table:table-cell>
          <table:table-cell office:value-type="float" office:value="2.01856380102" calcext:value-type="float">
            <text:p>2.018563801</text:p>
          </table:table-cell>
          <table:table-cell office:value-type="float" office:value="0.613243523267" calcext:value-type="float">
            <text:p>0.6132435233</text:p>
          </table:table-cell>
          <table:table-cell office:value-type="float" office:value="6.55345126059" calcext:value-type="float">
            <text:p>6.5534512606</text:p>
          </table:table-cell>
          <table:table-cell office:value-type="float" office:value="2.10120512684" calcext:value-type="float">
            <text:p>2.101205126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28013848271" calcext:value-type="float">
            <text:p>2.2801384827</text:p>
          </table:table-cell>
          <table:table-cell office:value-type="float" office:value="0.170581602242" calcext:value-type="float">
            <text:p>0.1705816022</text:p>
          </table:table-cell>
          <table:table-cell office:value-type="float" office:value="0.490160647151" calcext:value-type="float">
            <text:p>0.4901606472</text:p>
          </table:table-cell>
          <table:table-cell office:value-type="float" office:value="12.9149164444" calcext:value-type="float">
            <text:p>12.9149164444</text:p>
          </table:table-cell>
          <table:table-cell office:value-type="float" office:value="0.511650605482" calcext:value-type="float">
            <text:p>0.5116506055</text:p>
          </table:table-cell>
          <table:table-cell office:value-type="float" office:value="1.29186603376" calcext:value-type="float">
            <text:p>1.2918660338</text:p>
          </table:table-cell>
          <table:table-cell office:value-type="float" office:value="0.06849754528" calcext:value-type="float">
            <text:p>0.0684975453</text:p>
          </table:table-cell>
          <table:table-cell office:value-type="float" office:value="0.657930042811" calcext:value-type="float">
            <text:p>0.6579300428</text:p>
          </table:table-cell>
          <table:table-cell office:value-type="float" office:value="2.34383404865" calcext:value-type="float">
            <text:p>2.3438340487</text:p>
          </table:table-cell>
          <table:table-cell office:value-type="float" office:value="2.28049063872" calcext:value-type="float">
            <text:p>2.2804906387</text:p>
          </table:table-cell>
          <table:table-cell office:value-type="float" office:value="13.9760003061" calcext:value-type="float">
            <text:p>13.976000306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6" office:value-type="float" office:value="0.0318900597" calcext:value-type="float">
            <text:p>0.0318900597</text:p>
          </table:table-cell>
          <table:table-cell office:value-type="float" office:value="0.624988297033" calcext:value-type="float">
            <text:p>0.624988297</text:p>
          </table:table-cell>
          <table:table-cell table:number-columns-repeated="5" office:value-type="float" office:value="0.0318900597" calcext:value-type="float">
            <text:p>0.0318900597</text:p>
          </table:table-cell>
          <table:table-cell office:value-type="float" office:value="0.182400773808" calcext:value-type="float">
            <text:p>0.1824007738</text:p>
          </table:table-cell>
          <table:table-cell office:value-type="float" office:value="0.108713684883" calcext:value-type="float">
            <text:p>0.1087136849</text:p>
          </table:table-cell>
          <table:table-cell office:value-type="float" office:value="0.451542804917" calcext:value-type="float">
            <text:p>0.4515428049</text:p>
          </table:table-cell>
          <table:table-cell table:number-columns-repeated="4" office:value-type="float" office:value="0.0318900597" calcext:value-type="float">
            <text:p>0.0318900597</text:p>
          </table:table-cell>
          <table:table-cell office:value-type="float" office:value="3.4584714045" calcext:value-type="float">
            <text:p>3.458471404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352258496782" calcext:value-type="float">
            <text:p>0.3522584968</text:p>
          </table:table-cell>
          <table:table-cell office:value-type="float" office:value="3.7852944119" calcext:value-type="float">
            <text:p>3.7852944119</text:p>
          </table:table-cell>
          <table:table-cell office:value-type="float" office:value="0.126319458541" calcext:value-type="float">
            <text:p>0.1263194585</text:p>
          </table:table-cell>
          <table:table-cell office:value-type="float" office:value="0.265642863426" calcext:value-type="float">
            <text:p>0.2656428634</text:p>
          </table:table-cell>
          <table:table-cell office:value-type="float" office:value="1.00412330538" calcext:value-type="float">
            <text:p>1.0041233054</text:p>
          </table:table-cell>
          <table:table-cell office:value-type="float" office:value="0.422241249007" calcext:value-type="float">
            <text:p>0.422241249</text:p>
          </table:table-cell>
          <table:table-cell office:value-type="float" office:value="0.84757049945" calcext:value-type="float">
            <text:p>0.8475704995</text:p>
          </table:table-cell>
          <table:table-cell office:value-type="float" office:value="0.55566894744" calcext:value-type="float">
            <text:p>0.5556689474</text:p>
          </table:table-cell>
          <table:table-cell office:value-type="float" office:value="0.25060817747" calcext:value-type="float">
            <text:p>0.2506081775</text:p>
          </table:table-cell>
          <table:table-cell office:value-type="float" office:value="0.636888428859" calcext:value-type="float">
            <text:p>0.6368884289</text:p>
          </table:table-cell>
          <table:table-cell office:value-type="float" office:value="1.05816581402" calcext:value-type="float">
            <text:p>1.058165814</text:p>
          </table:table-cell>
          <table:table-cell office:value-type="float" office:value="0.32068903521" calcext:value-type="float">
            <text:p>0.3206890352</text:p>
          </table:table-cell>
          <table:table-cell office:value-type="float" office:value="6.21621508144" calcext:value-type="float">
            <text:p>6.2162150814</text:p>
          </table:table-cell>
          <table:table-cell office:value-type="float" office:value="0.17328311555" calcext:value-type="float">
            <text:p>0.1732831156</text:p>
          </table:table-cell>
          <table:table-cell office:value-type="float" office:value="1.41012689445" calcext:value-type="float">
            <text:p>1.4101268945</text:p>
          </table:table-cell>
          <table:table-cell office:value-type="float" office:value="0.0849386397655" calcext:value-type="float">
            <text:p>0.0849386398</text:p>
          </table:table-cell>
          <table:table-cell office:value-type="float" office:value="0.303276697466" calcext:value-type="float">
            <text:p>0.3032766975</text:p>
          </table:table-cell>
          <table:table-cell office:value-type="float" office:value="1.2794275682" calcext:value-type="float">
            <text:p>1.2794275682</text:p>
          </table:table-cell>
          <table:table-cell office:value-type="float" office:value="1.36013804031" calcext:value-type="float">
            <text:p>1.3601380403</text:p>
          </table:table-cell>
          <table:table-cell office:value-type="float" office:value="23.9076135449" calcext:value-type="float">
            <text:p>23.907613544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149537118524" calcext:value-type="float">
            <text:p>0.1495371185</text:p>
          </table:table-cell>
          <table:table-cell office:value-type="float" office:value="0.430465164232" calcext:value-type="float">
            <text:p>0.430465164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47450037971" calcext:value-type="float">
            <text:p>0.0647450038</text:p>
          </table:table-cell>
          <table:table-cell office:value-type="float" office:value="0.0722889492647" calcext:value-type="float">
            <text:p>0.072288949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66959066085" calcext:value-type="float">
            <text:p>0.3669590661</text:p>
          </table:table-cell>
          <table:table-cell office:value-type="float" office:value="0.13594654315" calcext:value-type="float">
            <text:p>0.1359465432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09493500565" calcext:value-type="float">
            <text:p>0.1094935006</text:p>
          </table:table-cell>
          <table:table-cell office:value-type="float" office:value="0.189083381065" calcext:value-type="float">
            <text:p>0.1890833811</text:p>
          </table:table-cell>
          <table:table-cell office:value-type="float" office:value="0.144287248379" calcext:value-type="float">
            <text:p>0.1442872484</text:p>
          </table:table-cell>
          <table:table-cell office:value-type="float" office:value="0.397297938574" calcext:value-type="float">
            <text:p>0.3972979386</text:p>
          </table:table-cell>
          <table:table-cell office:value-type="float" office:value="0.0624562888824" calcext:value-type="float">
            <text:p>0.0624562889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45389666738" calcext:value-type="float">
            <text:p>0.2453896667</text:p>
          </table:table-cell>
          <table:table-cell office:value-type="float" office:value="3.01720914211" calcext:value-type="float">
            <text:p>3.017209142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54613101833" calcext:value-type="float">
            <text:p>0.3546131018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80038207848" calcext:value-type="float">
            <text:p>0.1800382078</text:p>
          </table:table-cell>
          <table:table-cell office:value-type="float" office:value="0.337555093626" calcext:value-type="float">
            <text:p>0.3375550936</text:p>
          </table:table-cell>
          <table:table-cell office:value-type="float" office:value="0.172603810822" calcext:value-type="float">
            <text:p>0.1726038108</text:p>
          </table:table-cell>
          <table:table-cell office:value-type="float" office:value="0.180936128656" calcext:value-type="float">
            <text:p>0.1809361287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528597385785" calcext:value-type="float">
            <text:p>0.52859738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809816217811" calcext:value-type="float">
            <text:p>0.809816217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709467137222" calcext:value-type="float">
            <text:p>0.070946713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2.87412609937" calcext:value-type="float">
            <text:p>2.874126099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115223393033" calcext:value-type="float">
            <text:p>0.115223393</text:p>
          </table:table-cell>
          <table:table-cell office:value-type="float" office:value="0.423538352147" calcext:value-type="float">
            <text:p>0.42353835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27387171417" calcext:value-type="float">
            <text:p>0.062738717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21965059222" calcext:value-type="float">
            <text:p>0.0621965059</text:p>
          </table:table-cell>
          <table:table-cell office:value-type="float" office:value="0.306771466481" calcext:value-type="float">
            <text:p>0.3067714665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0874456152556" calcext:value-type="float">
            <text:p>0.0874456153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12167910628" calcext:value-type="float">
            <text:p>0.2121679106</text:p>
          </table:table-cell>
          <table:table-cell office:value-type="float" office:value="0.0936435557222" calcext:value-type="float">
            <text:p>0.0936435557</text:p>
          </table:table-cell>
          <table:table-cell office:value-type="float" office:value="0.765371057544" calcext:value-type="float">
            <text:p>0.7653710575</text:p>
          </table:table-cell>
          <table:table-cell office:value-type="float" office:value="0.0610697872417" calcext:value-type="float">
            <text:p>0.0610697872</text:p>
          </table:table-cell>
          <table:table-cell office:value-type="float" office:value="0.0706745987583" calcext:value-type="float">
            <text:p>0.0706745988</text:p>
          </table:table-cell>
          <table:table-cell office:value-type="float" office:value="0.170778948589" calcext:value-type="float">
            <text:p>0.1707789486</text:p>
          </table:table-cell>
          <table:table-cell office:value-type="float" office:value="0.302606916017" calcext:value-type="float">
            <text:p>0.302606916</text:p>
          </table:table-cell>
          <table:table-cell office:value-type="float" office:value="2.74001178906" calcext:value-type="float">
            <text:p>2.740011789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.98723248669" calcext:value-type="float">
            <text:p>4.9872324867</text:p>
          </table:table-cell>
          <table:table-cell office:value-type="float" office:value="2.12941506584" calcext:value-type="float">
            <text:p>2.12941506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07560790818" calcext:value-type="float">
            <text:p>2.0756079082</text:p>
          </table:table-cell>
          <table:table-cell office:value-type="float" office:value="2.37481676679" calcext:value-type="float">
            <text:p>2.3748167668</text:p>
          </table:table-cell>
          <table:table-cell office:value-type="float" office:value="0.832999896055" calcext:value-type="float">
            <text:p>0.8329998961</text:p>
          </table:table-cell>
          <table:table-cell office:value-type="float" office:value="6.78193489807" calcext:value-type="float">
            <text:p>6.7819348981</text:p>
          </table:table-cell>
          <table:table-cell office:value-type="float" office:value="3.05526360138" calcext:value-type="float">
            <text:p>3.0552636014</text:p>
          </table:table-cell>
          <table:table-cell office:value-type="float" office:value="3.97494045628" calcext:value-type="float">
            <text:p>3.9749404563</text:p>
          </table:table-cell>
          <table:table-cell office:value-type="float" office:value="0.413740086019" calcext:value-type="float">
            <text:p>0.413740086</text:p>
          </table:table-cell>
          <table:table-cell office:value-type="float" office:value="0.205545864471" calcext:value-type="float">
            <text:p>0.2055458645</text:p>
          </table:table-cell>
          <table:table-cell office:value-type="float" office:value="1.96162668995" calcext:value-type="float">
            <text:p>1.96162669</text:p>
          </table:table-cell>
          <table:table-cell office:value-type="float" office:value="10.5250765761" calcext:value-type="float">
            <text:p>10.525076576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90740954439" calcext:value-type="float">
            <text:p>6.9074095444</text:p>
          </table:table-cell>
          <table:table-cell office:value-type="float" office:value="0.331642554958" calcext:value-type="float">
            <text:p>0.331642555</text:p>
          </table:table-cell>
          <table:table-cell office:value-type="float" office:value="0.592446795397" calcext:value-type="float">
            <text:p>0.5924467954</text:p>
          </table:table-cell>
          <table:table-cell office:value-type="float" office:value="1.42331020055" calcext:value-type="float">
            <text:p>1.4233102006</text:p>
          </table:table-cell>
          <table:table-cell office:value-type="float" office:value="5.6442626286" calcext:value-type="float">
            <text:p>5.6442626286</text:p>
          </table:table-cell>
          <table:table-cell office:value-type="float" office:value="16.3890071192" calcext:value-type="float">
            <text:p>16.389007119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107483480819" calcext:value-type="float">
            <text:p>0.1074834808</text:p>
          </table:table-cell>
          <table:table-cell office:value-type="float" office:value="0.196950966332" calcext:value-type="float">
            <text:p>0.1969509663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25668984248" calcext:value-type="float">
            <text:p>0.2256689842</text:p>
          </table:table-cell>
          <table:table-cell office:value-type="float" office:value="0.0964061920903" calcext:value-type="float">
            <text:p>0.0964061921</text:p>
          </table:table-cell>
          <table:table-cell office:value-type="float" office:value="0.787889311532" calcext:value-type="float">
            <text:p>0.7878893115</text:p>
          </table:table-cell>
          <table:table-cell office:value-type="float" office:value="0.16353473879" calcext:value-type="float">
            <text:p>0.1635347388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01985015555" calcext:value-type="float">
            <text:p>0.1019850156</text:p>
          </table:table-cell>
          <table:table-cell office:value-type="float" office:value="0.868111434729" calcext:value-type="float">
            <text:p>0.868111434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880803149352" calcext:value-type="float">
            <text:p>0.8808031494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59640032739" calcext:value-type="float">
            <text:p>0.1596400327</text:p>
          </table:table-cell>
          <table:table-cell office:value-type="float" office:value="1.66554315693" calcext:value-type="float">
            <text:p>1.665543156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1656446514" calcext:value-type="float">
            <text:p>1.1165644651</text:p>
          </table:table-cell>
          <table:table-cell office:value-type="float" office:value="4.40635504725" calcext:value-type="float">
            <text:p>4.4063550473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149964864355" calcext:value-type="float">
            <text:p>0.149964864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2.2188188154" calcext:value-type="float">
            <text:p>12.2188188154</text:p>
          </table:table-cell>
          <table:table-cell office:value-type="float" office:value="14.9195597321" calcext:value-type="float">
            <text:p>14.9195597321</text:p>
          </table:table-cell>
          <table:table-cell office:value-type="float" office:value="0.94486455681" calcext:value-type="float">
            <text:p>0.9448645568</text:p>
          </table:table-cell>
          <table:table-cell office:value-type="float" office:value="7.03521268444" calcext:value-type="float">
            <text:p>7.0352126844</text:p>
          </table:table-cell>
          <table:table-cell office:value-type="float" office:value="3.01413782058" calcext:value-type="float">
            <text:p>3.0141378206</text:p>
          </table:table-cell>
          <table:table-cell office:value-type="float" office:value="0.851474346658" calcext:value-type="float">
            <text:p>0.8514743467</text:p>
          </table:table-cell>
          <table:table-cell office:value-type="float" office:value="7.54908439517" calcext:value-type="float">
            <text:p>7.5490843952</text:p>
          </table:table-cell>
          <table:table-cell office:value-type="float" office:value="1.56284919483" calcext:value-type="float">
            <text:p>1.5628491948</text:p>
          </table:table-cell>
          <table:table-cell office:value-type="float" office:value="3.55151483296" calcext:value-type="float">
            <text:p>3.551514833</text:p>
          </table:table-cell>
          <table:table-cell office:value-type="float" office:value="0.39736416591" calcext:value-type="float">
            <text:p>0.397364165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47880937211" calcext:value-type="float">
            <text:p>2.4788093721</text:p>
          </table:table-cell>
          <table:table-cell office:value-type="float" office:value="1.33608222204" calcext:value-type="float">
            <text:p>1.336082222</text:p>
          </table:table-cell>
          <table:table-cell office:value-type="float" office:value="5.33242314895" calcext:value-type="float">
            <text:p>5.33242314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3137781211" calcext:value-type="float">
            <text:p>1.3137781211</text:p>
          </table:table-cell>
          <table:table-cell office:value-type="float" office:value="2.9485258822" calcext:value-type="float">
            <text:p>2.9485258822</text:p>
          </table:table-cell>
          <table:table-cell office:value-type="float" office:value="0.857039574921" calcext:value-type="float">
            <text:p>0.8570395749</text:p>
          </table:table-cell>
          <table:table-cell office:value-type="float" office:value="5.95313058459" calcext:value-type="float">
            <text:p>5.9531305846</text:p>
          </table:table-cell>
          <table:table-cell office:value-type="float" office:value="2.74259221413" calcext:value-type="float">
            <text:p>2.7425922141</text:p>
          </table:table-cell>
          <table:table-cell office:value-type="float" office:value="0.193521825797" calcext:value-type="float">
            <text:p>0.1935218258</text:p>
          </table:table-cell>
          <table:table-cell office:value-type="float" office:value="14.5866380185" calcext:value-type="float">
            <text:p>14.5866380185</text:p>
          </table:table-cell>
          <table:table-cell office:value-type="float" office:value="11.0510289928" calcext:value-type="float">
            <text:p>11.0510289928</text:p>
          </table:table-cell>
          <table:table-cell office:value-type="float" office:value="4.59314003898" calcext:value-type="float">
            <text:p>4.593140039</text:p>
          </table:table-cell>
          <table:table-cell office:value-type="float" office:value="3.09470385792" calcext:value-type="float">
            <text:p>3.0947038579</text:p>
          </table:table-cell>
          <table:table-cell office:value-type="float" office:value="1.24244868764" calcext:value-type="float">
            <text:p>1.2424486876</text:p>
          </table:table-cell>
          <table:table-cell office:value-type="float" office:value="1.31895826551" calcext:value-type="float">
            <text:p>1.3189582655</text:p>
          </table:table-cell>
          <table:table-cell office:value-type="float" office:value="11.4006015454" calcext:value-type="float">
            <text:p>11.4006015454</text:p>
          </table:table-cell>
          <table:table-cell office:value-type="float" office:value="5.15592429703" calcext:value-type="float">
            <text:p>5.155924297</text:p>
          </table:table-cell>
          <table:table-cell office:value-type="float" office:value="2.49630500967" calcext:value-type="float">
            <text:p>2.4963050097</text:p>
          </table:table-cell>
          <table:table-cell office:value-type="float" office:value="0.990166259969" calcext:value-type="float">
            <text:p>0.9901662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54458204929" calcext:value-type="float">
            <text:p>1.5445820493</text:p>
          </table:table-cell>
          <table:table-cell office:value-type="float" office:value="0.414296348593" calcext:value-type="float">
            <text:p>0.4142963486</text:p>
          </table:table-cell>
          <table:table-cell office:value-type="float" office:value="8.39818473248" calcext:value-type="float">
            <text:p>8.39818473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11345204777" calcext:value-type="float">
            <text:p>0.3113452048</text:p>
          </table:table-cell>
          <table:table-cell office:value-type="float" office:value="5.17957504089" calcext:value-type="float">
            <text:p>5.179575040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26344437508" calcext:value-type="float">
            <text:p>0.3263444375</text:p>
          </table:table-cell>
          <table:table-cell office:value-type="float" office:value="0.252009422153" calcext:value-type="float">
            <text:p>0.2520094222</text:p>
          </table:table-cell>
          <table:table-cell office:value-type="float" office:value="0.136939203882" calcext:value-type="float">
            <text:p>0.1369392039</text:p>
          </table:table-cell>
          <table:table-cell office:value-type="float" office:value="0.540547084042" calcext:value-type="float">
            <text:p>0.540547084</text:p>
          </table:table-cell>
          <table:table-cell office:value-type="float" office:value="12.6030694609" calcext:value-type="float">
            <text:p>12.603069460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14665292265" calcext:value-type="float">
            <text:p>1.1466529227</text:p>
          </table:table-cell>
          <table:table-cell office:value-type="float" office:value="0.23420217438" calcext:value-type="float">
            <text:p>0.2342021744</text:p>
          </table:table-cell>
          <table:table-cell office:value-type="float" office:value="0.8358791913" calcext:value-type="float">
            <text:p>0.8358791913</text:p>
          </table:table-cell>
          <table:table-cell office:value-type="float" office:value="6.54254054382" calcext:value-type="float">
            <text:p>6.5425405438</text:p>
          </table:table-cell>
          <table:table-cell office:value-type="float" office:value="0.0767413069067" calcext:value-type="float">
            <text:p>0.0767413069</text:p>
          </table:table-cell>
          <table:table-cell office:value-type="float" office:value="5.5887449804" calcext:value-type="float">
            <text:p>5.588744980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07305073975" calcext:value-type="float">
            <text:p>0.107305074</text:p>
          </table:table-cell>
          <table:table-cell office:value-type="float" office:value="0.747926199227" calcext:value-type="float">
            <text:p>0.7479261992</text:p>
          </table:table-cell>
          <table:table-cell office:value-type="float" office:value="3.04961261915" calcext:value-type="float">
            <text:p>3.0496126192</text:p>
          </table:table-cell>
          <table:table-cell office:value-type="float" office:value="15.6460294822" calcext:value-type="float">
            <text:p>15.646029482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.03033972948" calcext:value-type="float">
            <text:p>7.0303397295</text:p>
          </table:table-cell>
          <table:table-cell office:value-type="float" office:value="1.25944216091" calcext:value-type="float">
            <text:p>1.2594421609</text:p>
          </table:table-cell>
          <table:table-cell office:value-type="float" office:value="0.934598725281" calcext:value-type="float">
            <text:p>0.9345987253</text:p>
          </table:table-cell>
          <table:table-cell office:value-type="float" office:value="5.43097803113" calcext:value-type="float">
            <text:p>5.4309780311</text:p>
          </table:table-cell>
          <table:table-cell office:value-type="float" office:value="2.73866128413" calcext:value-type="float">
            <text:p>2.7386612841</text:p>
          </table:table-cell>
          <table:table-cell office:value-type="float" office:value="2.03628871619" calcext:value-type="float">
            <text:p>2.0362887162</text:p>
          </table:table-cell>
          <table:table-cell office:value-type="float" office:value="12.8960081086" calcext:value-type="float">
            <text:p>12.8960081086</text:p>
          </table:table-cell>
          <table:table-cell office:value-type="float" office:value="14.2462466631" calcext:value-type="float">
            <text:p>14.2462466631</text:p>
          </table:table-cell>
          <table:table-cell office:value-type="float" office:value="2.35434869241" calcext:value-type="float">
            <text:p>2.3543486924</text:p>
          </table:table-cell>
          <table:table-cell office:value-type="float" office:value="3.83227043711" calcext:value-type="float">
            <text:p>3.8322704371</text:p>
          </table:table-cell>
          <table:table-cell office:value-type="float" office:value="0.0861774003731" calcext:value-type="float">
            <text:p>0.0861774004</text:p>
          </table:table-cell>
          <table:table-cell office:value-type="float" office:value="3.4483021562" calcext:value-type="float">
            <text:p>3.4483021562</text:p>
          </table:table-cell>
          <table:table-cell office:value-type="float" office:value="6.36038793815" calcext:value-type="float">
            <text:p>6.3603879382</text:p>
          </table:table-cell>
          <table:table-cell office:value-type="float" office:value="4.77820487835" calcext:value-type="float">
            <text:p>4.7782048784</text:p>
          </table:table-cell>
          <table:table-cell office:value-type="float" office:value="2.57578760889" calcext:value-type="float">
            <text:p>2.5757876089</text:p>
          </table:table-cell>
          <table:table-cell office:value-type="float" office:value="2.74104807716" calcext:value-type="float">
            <text:p>2.7410480772</text:p>
          </table:table-cell>
          <table:table-cell office:value-type="float" office:value="0.0882699911038" calcext:value-type="float">
            <text:p>0.0882699911</text:p>
          </table:table-cell>
          <table:table-cell office:value-type="float" office:value="4.34849985033" calcext:value-type="float">
            <text:p>4.3484998503</text:p>
          </table:table-cell>
          <table:table-cell office:value-type="float" office:value="3.02160979263" calcext:value-type="float">
            <text:p>3.0216097926</text:p>
          </table:table-cell>
          <table:table-cell office:value-type="float" office:value="1.43033095231" calcext:value-type="float">
            <text:p>1.430330952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316413873439" calcext:value-type="float">
            <text:p>0.3164138734</text:p>
          </table:table-cell>
          <table:table-cell office:value-type="float" office:value="1.80038074868" calcext:value-type="float">
            <text:p>1.8003807487</text:p>
          </table:table-cell>
          <table:table-cell office:value-type="float" office:value="0.149665162042" calcext:value-type="float">
            <text:p>0.14966516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36188905833" calcext:value-type="float">
            <text:p>0.33618890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65180942029" calcext:value-type="float">
            <text:p>1.6518094203</text:p>
          </table:table-cell>
          <table:table-cell office:value-type="float" office:value="2.57489101396" calcext:value-type="float">
            <text:p>2.574891014</text:p>
          </table:table-cell>
          <table:table-cell office:value-type="float" office:value="0.620252293272" calcext:value-type="float">
            <text:p>0.6202522933</text:p>
          </table:table-cell>
          <table:table-cell office:value-type="float" office:value="0.252121961368" calcext:value-type="float">
            <text:p>0.2521219614</text:p>
          </table:table-cell>
          <table:table-cell office:value-type="float" office:value="1.009131674" calcext:value-type="float">
            <text:p>1.009131674</text:p>
          </table:table-cell>
          <table:table-cell office:value-type="float" office:value="0.67204087453" calcext:value-type="float">
            <text:p>0.6720408745</text:p>
          </table:table-cell>
          <table:table-cell office:value-type="float" office:value="2.1630566471" calcext:value-type="float">
            <text:p>2.1630566471</text:p>
          </table:table-cell>
          <table:table-cell office:value-type="float" office:value="1.18138497968" calcext:value-type="float">
            <text:p>1.1813849797</text:p>
          </table:table-cell>
          <table:table-cell office:value-type="float" office:value="8.26460155089" calcext:value-type="float">
            <text:p>8.2646015509</text:p>
          </table:table-cell>
          <table:table-cell office:value-type="float" office:value="0.530394606965" calcext:value-type="float">
            <text:p>0.530394607</text:p>
          </table:table-cell>
          <table:table-cell office:value-type="float" office:value="0.667864505528" calcext:value-type="float">
            <text:p>0.6678645055</text:p>
          </table:table-cell>
          <table:table-cell office:value-type="float" office:value="0.824776384188" calcext:value-type="float">
            <text:p>0.8247763842</text:p>
          </table:table-cell>
          <table:table-cell office:value-type="float" office:value="3.5816215792" calcext:value-type="float">
            <text:p>3.5816215792</text:p>
          </table:table-cell>
          <table:table-cell office:value-type="float" office:value="13.9072494549" calcext:value-type="float">
            <text:p>13.90724945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07113047343" calcext:value-type="float">
            <text:p>2.0711304734</text:p>
          </table:table-cell>
          <table:table-cell office:value-type="float" office:value="2.16356582617" calcext:value-type="float">
            <text:p>2.1635658262</text:p>
          </table:table-cell>
          <table:table-cell office:value-type="float" office:value="0.154230178318" calcext:value-type="float">
            <text:p>0.1542301783</text:p>
          </table:table-cell>
          <table:table-cell office:value-type="float" office:value="0.576013994641" calcext:value-type="float">
            <text:p>0.5760139946</text:p>
          </table:table-cell>
          <table:table-cell office:value-type="float" office:value="0.528936696411" calcext:value-type="float">
            <text:p>0.5289366964</text:p>
          </table:table-cell>
          <table:table-cell office:value-type="float" office:value="0.142220677144" calcext:value-type="float">
            <text:p>0.1422206771</text:p>
          </table:table-cell>
          <table:table-cell office:value-type="float" office:value="0.791195291603" calcext:value-type="float">
            <text:p>0.7911952916</text:p>
          </table:table-cell>
          <table:table-cell office:value-type="float" office:value="5.90535830293" calcext:value-type="float">
            <text:p>5.9053583029</text:p>
          </table:table-cell>
          <table:table-cell office:value-type="float" office:value="0.481761899446" calcext:value-type="float">
            <text:p>0.4817618994</text:p>
          </table:table-cell>
          <table:table-cell office:value-type="float" office:value="0.052406748208" calcext:value-type="float">
            <text:p>0.0524067482</text:p>
          </table:table-cell>
          <table:table-cell office:value-type="float" office:value="1.01135334314" calcext:value-type="float">
            <text:p>1.0113533431</text:p>
          </table:table-cell>
          <table:table-cell office:value-type="float" office:value="2.01331288595" calcext:value-type="float">
            <text:p>2.013312886</text:p>
          </table:table-cell>
          <table:table-cell office:value-type="float" office:value="7.31367635292" calcext:value-type="float">
            <text:p>7.3136763529</text:p>
          </table:table-cell>
          <table:table-cell office:value-type="float" office:value="0.531703228087" calcext:value-type="float">
            <text:p>0.5317032281</text:p>
          </table:table-cell>
          <table:table-cell office:value-type="float" office:value="8.39547390051" calcext:value-type="float">
            <text:p>8.3954739005</text:p>
          </table:table-cell>
          <table:table-cell office:value-type="float" office:value="0.186987032795" calcext:value-type="float">
            <text:p>0.1869870328</text:p>
          </table:table-cell>
          <table:table-cell office:value-type="float" office:value="0.29130393574" calcext:value-type="float">
            <text:p>0.2913039357</text:p>
          </table:table-cell>
          <table:table-cell office:value-type="float" office:value="1.9168757955" calcext:value-type="float">
            <text:p>1.9168757955</text:p>
          </table:table-cell>
          <table:table-cell office:value-type="float" office:value="8.0186651351" calcext:value-type="float">
            <text:p>8.0186651351</text:p>
          </table:table-cell>
          <table:table-cell office:value-type="float" office:value="11.4416294959" calcext:value-type="float">
            <text:p>11.441629495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355632438881" calcext:value-type="float">
            <text:p>0.3556324389</text:p>
          </table:table-cell>
          <table:table-cell office:value-type="float" office:value="5.82252607511" calcext:value-type="float">
            <text:p>5.822526075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7.84550935705" calcext:value-type="float">
            <text:p>7.8455093571</text:p>
          </table:table-cell>
          <table:table-cell office:value-type="float" office:value="0.614300389073" calcext:value-type="float">
            <text:p>0.614300389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8.0334091421" calcext:value-type="float">
            <text:p>18.0334091421</text:p>
          </table:table-cell>
          <table:table-cell office:value-type="float" office:value="15.9743863914" calcext:value-type="float">
            <text:p>15.9743863914</text:p>
          </table:table-cell>
          <table:table-cell office:value-type="float" office:value="1.7011380648" calcext:value-type="float">
            <text:p>1.7011380648</text:p>
          </table:table-cell>
          <table:table-cell office:value-type="float" office:value="3.52821295546" calcext:value-type="float">
            <text:p>3.5282129555</text:p>
          </table:table-cell>
          <table:table-cell office:value-type="float" office:value="1.21535887103" calcext:value-type="float">
            <text:p>1.215358871</text:p>
          </table:table-cell>
          <table:table-cell office:value-type="float" office:value="9.62406121692" calcext:value-type="float">
            <text:p>9.6240612169</text:p>
          </table:table-cell>
          <table:table-cell office:value-type="float" office:value="7.41722522173" calcext:value-type="float">
            <text:p>7.4172252217</text:p>
          </table:table-cell>
          <table:table-cell office:value-type="float" office:value="0.151582651946" calcext:value-type="float">
            <text:p>0.1515826519</text:p>
          </table:table-cell>
          <table:table-cell office:value-type="float" office:value="6.11259355371" calcext:value-type="float">
            <text:p>6.1125935537</text:p>
          </table:table-cell>
          <table:table-cell office:value-type="float" office:value="1.15351097813" calcext:value-type="float">
            <text:p>1.1535109781</text:p>
          </table:table-cell>
          <table:table-cell office:value-type="float" office:value="2.61689234773" calcext:value-type="float">
            <text:p>2.6168923477</text:p>
          </table:table-cell>
          <table:table-cell office:value-type="float" office:value="11.6093490024" calcext:value-type="float">
            <text:p>11.6093490024</text:p>
          </table:table-cell>
          <table:table-cell office:value-type="float" office:value="0.182547054427" calcext:value-type="float">
            <text:p>0.1825470544</text:p>
          </table:table-cell>
          <table:table-cell office:value-type="float" office:value="4.00040074725" calcext:value-type="float">
            <text:p>4.000400747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.58437411323" calcext:value-type="float">
            <text:p>4.5843741132</text:p>
          </table:table-cell>
          <table:table-cell office:value-type="float" office:value="4.14268111038" calcext:value-type="float">
            <text:p>4.1426811104</text:p>
          </table:table-cell>
          <table:table-cell office:value-type="float" office:value="0.327754659479" calcext:value-type="float">
            <text:p>0.3277546595</text:p>
          </table:table-cell>
          <table:table-cell office:value-type="float" office:value="0.646660690263" calcext:value-type="float">
            <text:p>0.6466606903</text:p>
          </table:table-cell>
          <table:table-cell office:value-type="float" office:value="0.520056496884" calcext:value-type="float">
            <text:p>0.5200564969</text:p>
          </table:table-cell>
          <table:table-cell office:value-type="float" office:value="0.579740779251" calcext:value-type="float">
            <text:p>0.5797407793</text:p>
          </table:table-cell>
          <table:table-cell office:value-type="float" office:value="1.73226359977" calcext:value-type="float">
            <text:p>1.7322635998</text:p>
          </table:table-cell>
          <table:table-cell office:value-type="float" office:value="2.96469951125" calcext:value-type="float">
            <text:p>2.9646995113</text:p>
          </table:table-cell>
          <table:table-cell office:value-type="float" office:value="0.9415594907" calcext:value-type="float">
            <text:p>0.9415594907</text:p>
          </table:table-cell>
          <table:table-cell office:value-type="float" office:value="0.411114813355" calcext:value-type="float">
            <text:p>0.4111148134</text:p>
          </table:table-cell>
          <table:table-cell office:value-type="float" office:value="0.762680973961" calcext:value-type="float">
            <text:p>0.762680974</text:p>
          </table:table-cell>
          <table:table-cell office:value-type="float" office:value="1.81192566953" calcext:value-type="float">
            <text:p>1.8119256695</text:p>
          </table:table-cell>
          <table:table-cell office:value-type="float" office:value="4.93729714674" calcext:value-type="float">
            <text:p>4.9372971467</text:p>
          </table:table-cell>
          <table:table-cell office:value-type="float" office:value="0.255950338631" calcext:value-type="float">
            <text:p>0.2559503386</text:p>
          </table:table-cell>
          <table:table-cell office:value-type="float" office:value="8.95266722841" calcext:value-type="float">
            <text:p>8.9526672284</text:p>
          </table:table-cell>
          <table:table-cell office:value-type="float" office:value="0.154055212528" calcext:value-type="float">
            <text:p>0.1540552125</text:p>
          </table:table-cell>
          <table:table-cell office:value-type="float" office:value="0.175282323304" calcext:value-type="float">
            <text:p>0.1752823233</text:p>
          </table:table-cell>
          <table:table-cell office:value-type="float" office:value="2.00725029666" calcext:value-type="float">
            <text:p>2.0072502967</text:p>
          </table:table-cell>
          <table:table-cell office:value-type="float" office:value="5.63145705141" calcext:value-type="float">
            <text:p>5.6314570514</text:p>
          </table:table-cell>
          <table:table-cell office:value-type="float" office:value="14.1313875394" calcext:value-type="float">
            <text:p>14.13138753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8976695454" calcext:value-type="float">
            <text:p>2.8976695454</text:p>
          </table:table-cell>
          <table:table-cell office:value-type="float" office:value="2.40239007589" calcext:value-type="float">
            <text:p>2.4023900759</text:p>
          </table:table-cell>
          <table:table-cell office:value-type="float" office:value="0.791015920595" calcext:value-type="float">
            <text:p>0.7910159206</text:p>
          </table:table-cell>
          <table:table-cell office:value-type="float" office:value="0.612386744957" calcext:value-type="float">
            <text:p>0.612386745</text:p>
          </table:table-cell>
          <table:table-cell office:value-type="float" office:value="0.0493923460302" calcext:value-type="float">
            <text:p>0.049392346</text:p>
          </table:table-cell>
          <table:table-cell office:value-type="float" office:value="0.463749390264" calcext:value-type="float">
            <text:p>0.4637493903</text:p>
          </table:table-cell>
          <table:table-cell office:value-type="float" office:value="2.24512551843" calcext:value-type="float">
            <text:p>2.2451255184</text:p>
          </table:table-cell>
          <table:table-cell office:value-type="float" office:value="5.32648410225" calcext:value-type="float">
            <text:p>5.3264841023</text:p>
          </table:table-cell>
          <table:table-cell office:value-type="float" office:value="0.425549100485" calcext:value-type="float">
            <text:p>0.4255491005</text:p>
          </table:table-cell>
          <table:table-cell office:value-type="float" office:value="0.904471053002" calcext:value-type="float">
            <text:p>0.904471053</text:p>
          </table:table-cell>
          <table:table-cell office:value-type="float" office:value="0.865765958125" calcext:value-type="float">
            <text:p>0.8657659581</text:p>
          </table:table-cell>
          <table:table-cell office:value-type="float" office:value="3.44185079623" calcext:value-type="float">
            <text:p>3.4418507962</text:p>
          </table:table-cell>
          <table:table-cell office:value-type="float" office:value="3.17662616821" calcext:value-type="float">
            <text:p>3.1766261682</text:p>
          </table:table-cell>
          <table:table-cell office:value-type="float" office:value="0.592516430164" calcext:value-type="float">
            <text:p>0.5925164302</text:p>
          </table:table-cell>
          <table:table-cell office:value-type="float" office:value="12.5437283941" calcext:value-type="float">
            <text:p>12.5437283941</text:p>
          </table:table-cell>
          <table:table-cell office:value-type="float" office:value="0.198113904962" calcext:value-type="float">
            <text:p>0.198113905</text:p>
          </table:table-cell>
          <table:table-cell office:value-type="float" office:value="0.941985539841" calcext:value-type="float">
            <text:p>0.9419855398</text:p>
          </table:table-cell>
          <table:table-cell office:value-type="float" office:value="5.85250327427" calcext:value-type="float">
            <text:p>5.8525032743</text:p>
          </table:table-cell>
          <table:table-cell office:value-type="float" office:value="5.2794275063" calcext:value-type="float">
            <text:p>5.2794275063</text:p>
          </table:table-cell>
          <table:table-cell office:value-type="float" office:value="16.1929408973" calcext:value-type="float">
            <text:p>16.192940897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55308135035" calcext:value-type="float">
            <text:p>1.5530813504</text:p>
          </table:table-cell>
          <table:table-cell office:value-type="float" office:value="2.81005777058" calcext:value-type="float">
            <text:p>2.8100577706</text:p>
          </table:table-cell>
          <table:table-cell office:value-type="float" office:value="0.554127320413" calcext:value-type="float">
            <text:p>0.5541273204</text:p>
          </table:table-cell>
          <table:table-cell office:value-type="float" office:value="0.3242255533" calcext:value-type="float">
            <text:p>0.3242255533</text:p>
          </table:table-cell>
          <table:table-cell office:value-type="float" office:value="0.259297538108" calcext:value-type="float">
            <text:p>0.2592975381</text:p>
          </table:table-cell>
          <table:table-cell office:value-type="float" office:value="0.765706059455" calcext:value-type="float">
            <text:p>0.7657060595</text:p>
          </table:table-cell>
          <table:table-cell office:value-type="float" office:value="0.933857674492" calcext:value-type="float">
            <text:p>0.9338576745</text:p>
          </table:table-cell>
          <table:table-cell office:value-type="float" office:value="5.16663721146" calcext:value-type="float">
            <text:p>5.1666372115</text:p>
          </table:table-cell>
          <table:table-cell office:value-type="float" office:value="1.06371389637" calcext:value-type="float">
            <text:p>1.0637138964</text:p>
          </table:table-cell>
          <table:table-cell office:value-type="float" office:value="0.878486767588" calcext:value-type="float">
            <text:p>0.8784867676</text:p>
          </table:table-cell>
          <table:table-cell office:value-type="float" office:value="2.55467688022" calcext:value-type="float">
            <text:p>2.5546768802</text:p>
          </table:table-cell>
          <table:table-cell office:value-type="float" office:value="5.21973189848" calcext:value-type="float">
            <text:p>5.2197318985</text:p>
          </table:table-cell>
          <table:table-cell office:value-type="float" office:value="5.95823463419" calcext:value-type="float">
            <text:p>5.9582346342</text:p>
          </table:table-cell>
          <table:table-cell office:value-type="float" office:value="0.816457397086" calcext:value-type="float">
            <text:p>0.8164573971</text:p>
          </table:table-cell>
          <table:table-cell office:value-type="float" office:value="14.5036510522" calcext:value-type="float">
            <text:p>14.5036510522</text:p>
          </table:table-cell>
          <table:table-cell office:value-type="float" office:value="0.399114987575" calcext:value-type="float">
            <text:p>0.3991149876</text:p>
          </table:table-cell>
          <table:table-cell office:value-type="float" office:value="0.441735502254" calcext:value-type="float">
            <text:p>0.4417355023</text:p>
          </table:table-cell>
          <table:table-cell office:value-type="float" office:value="2.15024189518" calcext:value-type="float">
            <text:p>2.1502418952</text:p>
          </table:table-cell>
          <table:table-cell office:value-type="float" office:value="3.91376386427" calcext:value-type="float">
            <text:p>3.9137638643</text:p>
          </table:table-cell>
          <table:table-cell office:value-type="float" office:value="12.8794765166" calcext:value-type="float">
            <text:p>12.87947651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67236071712" calcext:value-type="float">
            <text:p>6.6723607171</text:p>
          </table:table-cell>
          <table:table-cell office:value-type="float" office:value="3.20528575473" calcext:value-type="float">
            <text:p>3.2052857547</text:p>
          </table:table-cell>
          <table:table-cell office:value-type="float" office:value="0.0898639737743" calcext:value-type="float">
            <text:p>0.0898639738</text:p>
          </table:table-cell>
          <table:table-cell office:value-type="float" office:value="1.11624286331" calcext:value-type="float">
            <text:p>1.1162428633</text:p>
          </table:table-cell>
          <table:table-cell office:value-type="float" office:value="2.43215303685" calcext:value-type="float">
            <text:p>2.4321530369</text:p>
          </table:table-cell>
          <table:table-cell office:value-type="float" office:value="5.3469489676" calcext:value-type="float">
            <text:p>5.3469489676</text:p>
          </table:table-cell>
          <table:table-cell office:value-type="float" office:value="9.19475398265" calcext:value-type="float">
            <text:p>9.1947539827</text:p>
          </table:table-cell>
          <table:table-cell office:value-type="float" office:value="16.8080561646" calcext:value-type="float">
            <text:p>16.8080561646</text:p>
          </table:table-cell>
          <table:table-cell office:value-type="float" office:value="1.99007384224" calcext:value-type="float">
            <text:p>1.9900738422</text:p>
          </table:table-cell>
          <table:table-cell office:value-type="float" office:value="6.90117475913" calcext:value-type="float">
            <text:p>6.9011747591</text:p>
          </table:table-cell>
          <table:table-cell office:value-type="float" office:value="6.76050827326" calcext:value-type="float">
            <text:p>6.7605082733</text:p>
          </table:table-cell>
          <table:table-cell office:value-type="float" office:value="5.71647609214" calcext:value-type="float">
            <text:p>5.7164760921</text:p>
          </table:table-cell>
          <table:table-cell office:value-type="float" office:value="2.71276255609" calcext:value-type="float">
            <text:p>2.7127625561</text:p>
          </table:table-cell>
          <table:table-cell office:value-type="float" office:value="12.2285342797" calcext:value-type="float">
            <text:p>12.2285342797</text:p>
          </table:table-cell>
          <table:table-cell office:value-type="float" office:value="5.12382888812" calcext:value-type="float">
            <text:p>5.1238288881</text:p>
          </table:table-cell>
          <table:table-cell office:value-type="float" office:value="0.185354732643" calcext:value-type="float">
            <text:p>0.1853547326</text:p>
          </table:table-cell>
          <table:table-cell office:value-type="float" office:value="0.199376156703" calcext:value-type="float">
            <text:p>0.1993761567</text:p>
          </table:table-cell>
          <table:table-cell office:value-type="float" office:value="8.81253326008" calcext:value-type="float">
            <text:p>8.8125332601</text:p>
          </table:table-cell>
          <table:table-cell office:value-type="float" office:value="1.93889538246" calcext:value-type="float">
            <text:p>1.9388953825</text:p>
          </table:table-cell>
          <table:table-cell office:value-type="float" office:value="5.20261751065" calcext:value-type="float">
            <text:p>5.202617510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83787446747" calcext:value-type="float">
            <text:p>2.8378744675</text:p>
          </table:table-cell>
          <table:table-cell office:value-type="float" office:value="0.664510455179" calcext:value-type="float">
            <text:p>0.6645104552</text:p>
          </table:table-cell>
          <table:table-cell office:value-type="float" office:value="2.86577512045" calcext:value-type="float">
            <text:p>2.8657751205</text:p>
          </table:table-cell>
          <table:table-cell office:value-type="float" office:value="2.41297992116" calcext:value-type="float">
            <text:p>2.4129799212</text:p>
          </table:table-cell>
          <table:table-cell office:value-type="float" office:value="1.90325672359" calcext:value-type="float">
            <text:p>1.9032567236</text:p>
          </table:table-cell>
          <table:table-cell office:value-type="float" office:value="2.72021658992" calcext:value-type="float">
            <text:p>2.7202165899</text:p>
          </table:table-cell>
          <table:table-cell office:value-type="float" office:value="8.34124847178" calcext:value-type="float">
            <text:p>8.3412484718</text:p>
          </table:table-cell>
          <table:table-cell office:value-type="float" office:value="9.48553619482" calcext:value-type="float">
            <text:p>9.4855361948</text:p>
          </table:table-cell>
          <table:table-cell office:value-type="float" office:value="2.13464911019" calcext:value-type="float">
            <text:p>2.1346491102</text:p>
          </table:table-cell>
          <table:table-cell office:value-type="float" office:value="3.71836613226" calcext:value-type="float">
            <text:p>3.7183661323</text:p>
          </table:table-cell>
          <table:table-cell office:value-type="float" office:value="0.946747965564" calcext:value-type="float">
            <text:p>0.9467479656</text:p>
          </table:table-cell>
          <table:table-cell office:value-type="float" office:value="8.4401130967" calcext:value-type="float">
            <text:p>8.4401130967</text:p>
          </table:table-cell>
          <table:table-cell office:value-type="float" office:value="4.41454716709" calcext:value-type="float">
            <text:p>4.4145471671</text:p>
          </table:table-cell>
          <table:table-cell office:value-type="float" office:value="10.7263542596" calcext:value-type="float">
            <text:p>10.7263542596</text:p>
          </table:table-cell>
          <table:table-cell office:value-type="float" office:value="4.59340638272" calcext:value-type="float">
            <text:p>4.5934063827</text:p>
          </table:table-cell>
          <table:table-cell office:value-type="float" office:value="0.132669583664" calcext:value-type="float">
            <text:p>0.1326695837</text:p>
          </table:table-cell>
          <table:table-cell office:value-type="float" office:value="6.60314221689" calcext:value-type="float">
            <text:p>6.6031422169</text:p>
          </table:table-cell>
          <table:table-cell office:value-type="float" office:value="16.0507380384" calcext:value-type="float">
            <text:p>16.0507380384</text:p>
          </table:table-cell>
          <table:table-cell office:value-type="float" office:value="3.28842362584" calcext:value-type="float">
            <text:p>3.2884236258</text:p>
          </table:table-cell>
          <table:table-cell office:value-type="float" office:value="6.11482142812" calcext:value-type="float">
            <text:p>6.114821428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.13947026485" calcext:value-type="float">
            <text:p>5.1394702649</text:p>
          </table:table-cell>
          <table:table-cell office:value-type="float" office:value="2.54628132361" calcext:value-type="float">
            <text:p>2.5462813236</text:p>
          </table:table-cell>
          <table:table-cell office:value-type="float" office:value="0.413740159229" calcext:value-type="float">
            <text:p>0.4137401592</text:p>
          </table:table-cell>
          <table:table-cell office:value-type="float" office:value="1.37144426519" calcext:value-type="float">
            <text:p>1.3714442652</text:p>
          </table:table-cell>
          <table:table-cell office:value-type="float" office:value="0.440708257587" calcext:value-type="float">
            <text:p>0.4407082576</text:p>
          </table:table-cell>
          <table:table-cell office:value-type="float" office:value="0.96789155644" calcext:value-type="float">
            <text:p>0.9678915564</text:p>
          </table:table-cell>
          <table:table-cell office:value-type="float" office:value="7.03956630989" calcext:value-type="float">
            <text:p>7.0395663099</text:p>
          </table:table-cell>
          <table:table-cell office:value-type="float" office:value="7.07572536131" calcext:value-type="float">
            <text:p>7.0757253613</text:p>
          </table:table-cell>
          <table:table-cell office:value-type="float" office:value="1.28576943447" calcext:value-type="float">
            <text:p>1.2857694345</text:p>
          </table:table-cell>
          <table:table-cell office:value-type="float" office:value="2.5442226724" calcext:value-type="float">
            <text:p>2.5442226724</text:p>
          </table:table-cell>
          <table:table-cell office:value-type="float" office:value="3.5355987535" calcext:value-type="float">
            <text:p>3.5355987535</text:p>
          </table:table-cell>
          <table:table-cell office:value-type="float" office:value="8.87902605664" calcext:value-type="float">
            <text:p>8.8790260566</text:p>
          </table:table-cell>
          <table:table-cell office:value-type="float" office:value="3.19555680757" calcext:value-type="float">
            <text:p>3.1955568076</text:p>
          </table:table-cell>
          <table:table-cell office:value-type="float" office:value="9.2640726859" calcext:value-type="float">
            <text:p>9.2640726859</text:p>
          </table:table-cell>
          <table:table-cell office:value-type="float" office:value="6.62706245226" calcext:value-type="float">
            <text:p>6.6270624523</text:p>
          </table:table-cell>
          <table:table-cell office:value-type="float" office:value="2.00875078579" calcext:value-type="float">
            <text:p>2.0087507858</text:p>
          </table:table-cell>
          <table:table-cell office:value-type="float" office:value="6.13920147484" calcext:value-type="float">
            <text:p>6.1392014748</text:p>
          </table:table-cell>
          <table:table-cell office:value-type="float" office:value="7.89202466247" calcext:value-type="float">
            <text:p>7.8920246625</text:p>
          </table:table-cell>
          <table:table-cell office:value-type="float" office:value="0.919278839715" calcext:value-type="float">
            <text:p>0.9192788397</text:p>
          </table:table-cell>
          <table:table-cell office:value-type="float" office:value="6.30402197343" calcext:value-type="float">
            <text:p>6.304021973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.33057989641" calcext:value-type="float">
            <text:p>4.3305798964</text:p>
          </table:table-cell>
          <table:table-cell office:value-type="float" office:value="0.963783775269" calcext:value-type="float">
            <text:p>0.9637837753</text:p>
          </table:table-cell>
          <table:table-cell office:value-type="float" office:value="2.01221845128" calcext:value-type="float">
            <text:p>2.0122184513</text:p>
          </table:table-cell>
          <table:table-cell office:value-type="float" office:value="3.452169982" calcext:value-type="float">
            <text:p>3.452169982</text:p>
          </table:table-cell>
          <table:table-cell office:value-type="float" office:value="3.77797468943" calcext:value-type="float">
            <text:p>3.7779746894</text:p>
          </table:table-cell>
          <table:table-cell office:value-type="float" office:value="3.94590133727" calcext:value-type="float">
            <text:p>3.9459013373</text:p>
          </table:table-cell>
          <table:table-cell office:value-type="float" office:value="2.68821149309" calcext:value-type="float">
            <text:p>2.6882114931</text:p>
          </table:table-cell>
          <table:table-cell office:value-type="float" office:value="6.29316164742" calcext:value-type="float">
            <text:p>6.2931616474</text:p>
          </table:table-cell>
          <table:table-cell office:value-type="float" office:value="2.87267343758" calcext:value-type="float">
            <text:p>2.8726734376</text:p>
          </table:table-cell>
          <table:table-cell office:value-type="float" office:value="4.87712971442" calcext:value-type="float">
            <text:p>4.8771297144</text:p>
          </table:table-cell>
          <table:table-cell office:value-type="float" office:value="3.73994134111" calcext:value-type="float">
            <text:p>3.7399413411</text:p>
          </table:table-cell>
          <table:table-cell office:value-type="float" office:value="10.0716732402" calcext:value-type="float">
            <text:p>10.0716732402</text:p>
          </table:table-cell>
          <table:table-cell office:value-type="float" office:value="0.901773280502" calcext:value-type="float">
            <text:p>0.9017732805</text:p>
          </table:table-cell>
          <table:table-cell office:value-type="float" office:value="12.6729310648" calcext:value-type="float">
            <text:p>12.6729310648</text:p>
          </table:table-cell>
          <table:table-cell office:value-type="float" office:value="4.73021891157" calcext:value-type="float">
            <text:p>4.7302189116</text:p>
          </table:table-cell>
          <table:table-cell office:value-type="float" office:value="0.849246803898" calcext:value-type="float">
            <text:p>0.8492468039</text:p>
          </table:table-cell>
          <table:table-cell office:value-type="float" office:value="14.9556389233" calcext:value-type="float">
            <text:p>14.9556389233</text:p>
          </table:table-cell>
          <table:table-cell office:value-type="float" office:value="12.2281899497" calcext:value-type="float">
            <text:p>12.2281899497</text:p>
          </table:table-cell>
          <table:table-cell office:value-type="float" office:value="2.10706625836" calcext:value-type="float">
            <text:p>2.1070662584</text:p>
          </table:table-cell>
          <table:table-cell office:value-type="float" office:value="1.41321863552" calcext:value-type="float">
            <text:p>1.413218635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20411331528" calcext:value-type="float">
            <text:p>6.2041133153</text:p>
          </table:table-cell>
          <table:table-cell office:value-type="float" office:value="3.7364382109" calcext:value-type="float">
            <text:p>3.7364382109</text:p>
          </table:table-cell>
          <table:table-cell office:value-type="float" office:value="0.502730135047" calcext:value-type="float">
            <text:p>0.502730135</text:p>
          </table:table-cell>
          <table:table-cell office:value-type="float" office:value="3.25666068774" calcext:value-type="float">
            <text:p>3.2566606877</text:p>
          </table:table-cell>
          <table:table-cell office:value-type="float" office:value="3.46007041649" calcext:value-type="float">
            <text:p>3.4600704165</text:p>
          </table:table-cell>
          <table:table-cell office:value-type="float" office:value="1.39899426242" calcext:value-type="float">
            <text:p>1.3989942624</text:p>
          </table:table-cell>
          <table:table-cell office:value-type="float" office:value="2.33894824991" calcext:value-type="float">
            <text:p>2.3389482499</text:p>
          </table:table-cell>
          <table:table-cell office:value-type="float" office:value="4.59806386152" calcext:value-type="float">
            <text:p>4.5980638615</text:p>
          </table:table-cell>
          <table:table-cell office:value-type="float" office:value="2.8324755624" calcext:value-type="float">
            <text:p>2.8324755624</text:p>
          </table:table-cell>
          <table:table-cell office:value-type="float" office:value="4.90131074403" calcext:value-type="float">
            <text:p>4.901310744</text:p>
          </table:table-cell>
          <table:table-cell office:value-type="float" office:value="10.1422445212" calcext:value-type="float">
            <text:p>10.1422445212</text:p>
          </table:table-cell>
          <table:table-cell office:value-type="float" office:value="16.3303499335" calcext:value-type="float">
            <text:p>16.3303499335</text:p>
          </table:table-cell>
          <table:table-cell office:value-type="float" office:value="1.40620412027" calcext:value-type="float">
            <text:p>1.4062041203</text:p>
          </table:table-cell>
          <table:table-cell office:value-type="float" office:value="9.72616359704" calcext:value-type="float">
            <text:p>9.726163597</text:p>
          </table:table-cell>
          <table:table-cell office:value-type="float" office:value="7.90956581032" calcext:value-type="float">
            <text:p>7.9095658103</text:p>
          </table:table-cell>
          <table:table-cell office:value-type="float" office:value="2.85107380877" calcext:value-type="float">
            <text:p>2.8510738088</text:p>
          </table:table-cell>
          <table:table-cell office:value-type="float" office:value="8.07429320933" calcext:value-type="float">
            <text:p>8.0742932093</text:p>
          </table:table-cell>
          <table:table-cell office:value-type="float" office:value="6.15696937757" calcext:value-type="float">
            <text:p>6.1569693776</text:p>
          </table:table-cell>
          <table:table-cell office:value-type="float" office:value="1.53456578697" calcext:value-type="float">
            <text:p>1.534565787</text:p>
          </table:table-cell>
          <table:table-cell office:value-type="float" office:value="0.604151790122" calcext:value-type="float">
            <text:p>0.60415179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1594920806" calcext:value-type="float">
            <text:p>1.1594920806</text:p>
          </table:table-cell>
          <table:table-cell office:value-type="float" office:value="1.78700125876" calcext:value-type="float">
            <text:p>1.7870012588</text:p>
          </table:table-cell>
          <table:table-cell office:value-type="float" office:value="0.18835149842" calcext:value-type="float">
            <text:p>0.1883514984</text:p>
          </table:table-cell>
          <table:table-cell office:value-type="float" office:value="4.96227943824" calcext:value-type="float">
            <text:p>4.9622794382</text:p>
          </table:table-cell>
          <table:table-cell office:value-type="float" office:value="1.43158936551" calcext:value-type="float">
            <text:p>1.4315893655</text:p>
          </table:table-cell>
          <table:table-cell office:value-type="float" office:value="2.80734561071" calcext:value-type="float">
            <text:p>2.8073456107</text:p>
          </table:table-cell>
          <table:table-cell office:value-type="float" office:value="7.02288069174" calcext:value-type="float">
            <text:p>7.0228806917</text:p>
          </table:table-cell>
          <table:table-cell office:value-type="float" office:value="6.60434316195" calcext:value-type="float">
            <text:p>6.604343162</text:p>
          </table:table-cell>
          <table:table-cell office:value-type="float" office:value="4.50158650299" calcext:value-type="float">
            <text:p>4.501586503</text:p>
          </table:table-cell>
          <table:table-cell office:value-type="float" office:value="2.12755330929" calcext:value-type="float">
            <text:p>2.1275533093</text:p>
          </table:table-cell>
          <table:table-cell office:value-type="float" office:value="7.45899572681" calcext:value-type="float">
            <text:p>7.4589957268</text:p>
          </table:table-cell>
          <table:table-cell office:value-type="float" office:value="24.2070715782" calcext:value-type="float">
            <text:p>24.2070715782</text:p>
          </table:table-cell>
          <table:table-cell office:value-type="float" office:value="3.16215573137" calcext:value-type="float">
            <text:p>3.1621557314</text:p>
          </table:table-cell>
          <table:table-cell office:value-type="float" office:value="16.4274295885" calcext:value-type="float">
            <text:p>16.4274295885</text:p>
          </table:table-cell>
          <table:table-cell office:value-type="float" office:value="9.3100744344" calcext:value-type="float">
            <text:p>9.3100744344</text:p>
          </table:table-cell>
          <table:table-cell office:value-type="float" office:value="0.820588842712" calcext:value-type="float">
            <text:p>0.8205888427</text:p>
          </table:table-cell>
          <table:table-cell office:value-type="float" office:value="7.60575104817" calcext:value-type="float">
            <text:p>7.6057510482</text:p>
          </table:table-cell>
          <table:table-cell office:value-type="float" office:value="3.79465898111" calcext:value-type="float">
            <text:p>3.7946589811</text:p>
          </table:table-cell>
          <table:table-cell office:value-type="float" office:value="0.299262812447" calcext:value-type="float">
            <text:p>0.2992628124</text:p>
          </table:table-cell>
          <table:table-cell office:value-type="float" office:value="1.734899736" calcext:value-type="float">
            <text:p>1.73489973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19351958847" calcext:value-type="float">
            <text:p>5.1935195885</text:p>
          </table:table-cell>
          <table:table-cell office:value-type="float" office:value="3.57553627472" calcext:value-type="float">
            <text:p>3.5755362747</text:p>
          </table:table-cell>
          <table:table-cell office:value-type="float" office:value="5.31963454942" calcext:value-type="float">
            <text:p>5.3196345494</text:p>
          </table:table-cell>
          <table:table-cell office:value-type="float" office:value="5.70721190089" calcext:value-type="float">
            <text:p>5.7072119009</text:p>
          </table:table-cell>
          <table:table-cell office:value-type="float" office:value="0.55432847781" calcext:value-type="float">
            <text:p>0.5543284778</text:p>
          </table:table-cell>
          <table:table-cell office:value-type="float" office:value="3.30185405367" calcext:value-type="float">
            <text:p>3.3018540537</text:p>
          </table:table-cell>
          <table:table-cell office:value-type="float" office:value="5.34374405492" calcext:value-type="float">
            <text:p>5.3437440549</text:p>
          </table:table-cell>
          <table:table-cell office:value-type="float" office:value="3.82844506615" calcext:value-type="float">
            <text:p>3.8284450662</text:p>
          </table:table-cell>
          <table:table-cell office:value-type="float" office:value="5.93531561941" calcext:value-type="float">
            <text:p>5.9353156194</text:p>
          </table:table-cell>
          <table:table-cell office:value-type="float" office:value="4.72032556079" calcext:value-type="float">
            <text:p>4.7203255608</text:p>
          </table:table-cell>
          <table:table-cell office:value-type="float" office:value="3.99080853707" calcext:value-type="float">
            <text:p>3.9908085371</text:p>
          </table:table-cell>
          <table:table-cell office:value-type="float" office:value="20.0959533578" calcext:value-type="float">
            <text:p>20.0959533578</text:p>
          </table:table-cell>
          <table:table-cell office:value-type="float" office:value="0.384272317775" calcext:value-type="float">
            <text:p>0.3842723178</text:p>
          </table:table-cell>
          <table:table-cell office:value-type="float" office:value="11.1061526495" calcext:value-type="float">
            <text:p>11.1061526495</text:p>
          </table:table-cell>
          <table:table-cell office:value-type="float" office:value="3.74741812866" calcext:value-type="float">
            <text:p>3.7474181287</text:p>
          </table:table-cell>
          <table:table-cell office:value-type="float" office:value="0.564973690598" calcext:value-type="float">
            <text:p>0.5649736906</text:p>
          </table:table-cell>
          <table:table-cell office:value-type="float" office:value="7.43637344643" calcext:value-type="float">
            <text:p>7.4363734464</text:p>
          </table:table-cell>
          <table:table-cell office:value-type="float" office:value="5.53131541027" calcext:value-type="float">
            <text:p>5.5313154103</text:p>
          </table:table-cell>
          <table:table-cell office:value-type="float" office:value="2.99503961997" calcext:value-type="float">
            <text:p>2.99503962</text:p>
          </table:table-cell>
          <table:table-cell office:value-type="float" office:value="0.38401026212" calcext:value-type="float">
            <text:p>0.38401026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0"/>
        </table:table-row>
      </table:table>
      <table:table table:name="PLDI" table:style-name="ta1">
        <table:shapes>
          <draw:frame draw:z-index="0" draw:style-name="gr1" draw:text-style-name="P1" svg:width="13.0437in" svg:height="8.4189in" svg:x="0.0004in" svg:y="0in">
            <draw:object draw:notify-on-update-of-ranges="PLDI.A1:PLDI.A1 PLDI.A2:PLDI.A43 PLDI.B1:PLDI.B1 PLDI.B2:PLDI.B43 PLDI.C1:PLDI.C1 PLDI.C2:PLDI.C43 PLDI.D1:PLDI.D1 PLDI.D2:PLDI.D43 PLDI.E1:PLDI.E1 PLDI.E2:PLDI.E43 PLDI.F1:PLDI.F1 PLDI.F2:PLDI.F43 PLDI.G1:PLDI.G1 PLDI.G2:PLDI.G43 PLDI.H1:PLDI.H1 PLDI.H2:PLDI.H43 PLDI.I1:PLDI.I1 PLDI.I2:PLDI.I43 PLDI.J1:PLDI.J1 PLDI.J2:PLDI.J43 PLDI.K1:PLDI.K1 PLDI.K2:PLDI.K43 PLDI.L1:PLDI.L1 PLDI.L2:PLDI.L43 PLDI.M1:PLDI.M1 PLDI.M2:PLDI.M43 PLDI.N1:PLDI.N1 PLDI.N2:PLDI.N43 PLDI.O1:PLDI.O1 PLDI.O2:PLDI.O43 PLDI.P1:PLDI.P1 PLDI.P2:PLDI.P43 PLDI.Q1:PLDI.Q1 PLDI.Q2:PLDI.Q43 PLDI.R1:PLDI.R1 PLDI.R2:PLDI.R43 PLDI.S1:PLDI.S1 PLDI.S2:PLDI.S43 PLDI.T1:PLDI.T1 PLDI.T2:PLDI.T43 PLDI.U1:PLDI.U1 PLDI.U2:PLDI.U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LDI Topic 0</text:p>
          </table:table-cell>
          <table:table-cell office:value-type="string" calcext:value-type="string">
            <text:p>PLDI Topic 1</text:p>
          </table:table-cell>
          <table:table-cell office:value-type="string" calcext:value-type="string">
            <text:p>PLDI Topic 2</text:p>
          </table:table-cell>
          <table:table-cell office:value-type="string" calcext:value-type="string">
            <text:p>PLDI Topic 3</text:p>
          </table:table-cell>
          <table:table-cell office:value-type="string" calcext:value-type="string">
            <text:p>PLDI Topic 4</text:p>
          </table:table-cell>
          <table:table-cell office:value-type="string" calcext:value-type="string">
            <text:p>PLDI Topic 5</text:p>
          </table:table-cell>
          <table:table-cell office:value-type="string" calcext:value-type="string">
            <text:p>PLDI Topic 6</text:p>
          </table:table-cell>
          <table:table-cell office:value-type="string" calcext:value-type="string">
            <text:p>PLDI Topic 7</text:p>
          </table:table-cell>
          <table:table-cell office:value-type="string" calcext:value-type="string">
            <text:p>PLDI Topic 8</text:p>
          </table:table-cell>
          <table:table-cell office:value-type="string" calcext:value-type="string">
            <text:p>PLDI Topic 9</text:p>
          </table:table-cell>
          <table:table-cell office:value-type="string" calcext:value-type="string">
            <text:p>PLDI Topic 10</text:p>
          </table:table-cell>
          <table:table-cell office:value-type="string" calcext:value-type="string">
            <text:p>PLDI Topic 11</text:p>
          </table:table-cell>
          <table:table-cell office:value-type="string" calcext:value-type="string">
            <text:p>PLDI Topic 12</text:p>
          </table:table-cell>
          <table:table-cell office:value-type="string" calcext:value-type="string">
            <text:p>PLDI Topic 13</text:p>
          </table:table-cell>
          <table:table-cell office:value-type="string" calcext:value-type="string">
            <text:p>PLDI Topic 14</text:p>
          </table:table-cell>
          <table:table-cell office:value-type="string" calcext:value-type="string">
            <text:p>PLDI Topic 15</text:p>
          </table:table-cell>
          <table:table-cell office:value-type="string" calcext:value-type="string">
            <text:p>PLDI Topic 16</text:p>
          </table:table-cell>
          <table:table-cell office:value-type="string" calcext:value-type="string">
            <text:p>PLDI Topic 17</text:p>
          </table:table-cell>
          <table:table-cell office:value-type="string" calcext:value-type="string">
            <text:p>PLDI Topic 18</text:p>
          </table:table-cell>
          <table:table-cell office:value-type="string" calcext:value-type="string">
            <text:p>PLDI Topic 1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.33843454831" calcext:value-type="float">
            <text:p>5.3384345483</text:p>
          </table:table-cell>
          <table:table-cell office:value-type="float" office:value="1.47070066977" calcext:value-type="float">
            <text:p>1.4707006698</text:p>
          </table:table-cell>
          <table:table-cell office:value-type="float" office:value="2.80818669688" calcext:value-type="float">
            <text:p>2.8081866969</text:p>
          </table:table-cell>
          <table:table-cell office:value-type="float" office:value="10.4067736027" calcext:value-type="float">
            <text:p>10.4067736027</text:p>
          </table:table-cell>
          <table:table-cell office:value-type="float" office:value="2.4866655597" calcext:value-type="float">
            <text:p>2.4866655597</text:p>
          </table:table-cell>
          <table:table-cell office:value-type="float" office:value="0.977440091784" calcext:value-type="float">
            <text:p>0.9774400918</text:p>
          </table:table-cell>
          <table:table-cell office:value-type="float" office:value="2.98567220956" calcext:value-type="float">
            <text:p>2.9856722096</text:p>
          </table:table-cell>
          <table:table-cell office:value-type="float" office:value="0.489492870016" calcext:value-type="float">
            <text:p>0.48949287</text:p>
          </table:table-cell>
          <table:table-cell office:value-type="float" office:value="8.90537720458" calcext:value-type="float">
            <text:p>8.9053772046</text:p>
          </table:table-cell>
          <table:table-cell office:value-type="float" office:value="1.20621052283" calcext:value-type="float">
            <text:p>1.2062105228</text:p>
          </table:table-cell>
          <table:table-cell office:value-type="float" office:value="0.331195342084" calcext:value-type="float">
            <text:p>0.3311953421</text:p>
          </table:table-cell>
          <table:table-cell office:value-type="float" office:value="1.23119245517" calcext:value-type="float">
            <text:p>1.2311924552</text:p>
          </table:table-cell>
          <table:table-cell office:value-type="float" office:value="0.643224110022" calcext:value-type="float">
            <text:p>0.64322411</text:p>
          </table:table-cell>
          <table:table-cell office:value-type="float" office:value="4.64123662095" calcext:value-type="float">
            <text:p>4.6412366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2501184332" calcext:value-type="float">
            <text:p>1.2501184332</text:p>
          </table:table-cell>
          <table:table-cell office:value-type="float" office:value="4.0965589274" calcext:value-type="float">
            <text:p>4.0965589274</text:p>
          </table:table-cell>
          <table:table-cell office:value-type="float" office:value="2.1417995389" calcext:value-type="float">
            <text:p>2.1417995389</text:p>
          </table:table-cell>
          <table:table-cell office:value-type="float" office:value="1.26313446747" calcext:value-type="float">
            <text:p>1.2631344675</text:p>
          </table:table-cell>
          <table:table-cell office:value-type="float" office:value="0.901247262866" calcext:value-type="float">
            <text:p>0.901247262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.28746785763" calcext:value-type="float">
            <text:p>7.2874678576</text:p>
          </table:table-cell>
          <table:table-cell office:value-type="float" office:value="3.49381801395" calcext:value-type="float">
            <text:p>3.493818014</text:p>
          </table:table-cell>
          <table:table-cell office:value-type="float" office:value="6.20887209365" calcext:value-type="float">
            <text:p>6.2088720937</text:p>
          </table:table-cell>
          <table:table-cell office:value-type="float" office:value="11.8929064996" calcext:value-type="float">
            <text:p>11.8929064996</text:p>
          </table:table-cell>
          <table:table-cell office:value-type="float" office:value="4.01250804057" calcext:value-type="float">
            <text:p>4.0125080406</text:p>
          </table:table-cell>
          <table:table-cell office:value-type="float" office:value="0.629530757177" calcext:value-type="float">
            <text:p>0.6295307572</text:p>
          </table:table-cell>
          <table:table-cell office:value-type="float" office:value="3.58030543709" calcext:value-type="float">
            <text:p>3.5803054371</text:p>
          </table:table-cell>
          <table:table-cell office:value-type="float" office:value="0.104962637537" calcext:value-type="float">
            <text:p>0.1049626375</text:p>
          </table:table-cell>
          <table:table-cell office:value-type="float" office:value="5.17618815451" calcext:value-type="float">
            <text:p>5.1761881545</text:p>
          </table:table-cell>
          <table:table-cell office:value-type="float" office:value="4.454985671" calcext:value-type="float">
            <text:p>4.454985671</text:p>
          </table:table-cell>
          <table:table-cell office:value-type="float" office:value="1.085358695" calcext:value-type="float">
            <text:p>1.085358695</text:p>
          </table:table-cell>
          <table:table-cell office:value-type="float" office:value="0.34300259304" calcext:value-type="float">
            <text:p>0.343002593</text:p>
          </table:table-cell>
          <table:table-cell office:value-type="float" office:value="0.0901893655167" calcext:value-type="float">
            <text:p>0.0901893655</text:p>
          </table:table-cell>
          <table:table-cell office:value-type="float" office:value="8.07379556335" calcext:value-type="float">
            <text:p>8.073795563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581077106247" calcext:value-type="float">
            <text:p>0.5810771062</text:p>
          </table:table-cell>
          <table:table-cell office:value-type="float" office:value="1.88843473031" calcext:value-type="float">
            <text:p>1.8884347303</text:p>
          </table:table-cell>
          <table:table-cell office:value-type="float" office:value="3.93926813725" calcext:value-type="float">
            <text:p>3.9392681373</text:p>
          </table:table-cell>
          <table:table-cell office:value-type="float" office:value="0.15711508077" calcext:value-type="float">
            <text:p>0.1571150808</text:p>
          </table:table-cell>
          <table:table-cell office:value-type="float" office:value="0.572791366643" calcext:value-type="float">
            <text:p>0.572791366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32236841134" calcext:value-type="float">
            <text:p>6.3223684113</text:p>
          </table:table-cell>
          <table:table-cell office:value-type="float" office:value="2.75527438117" calcext:value-type="float">
            <text:p>2.7552743812</text:p>
          </table:table-cell>
          <table:table-cell office:value-type="float" office:value="1.5192352788" calcext:value-type="float">
            <text:p>1.5192352788</text:p>
          </table:table-cell>
          <table:table-cell office:value-type="float" office:value="14.4244154924" calcext:value-type="float">
            <text:p>14.4244154924</text:p>
          </table:table-cell>
          <table:table-cell office:value-type="float" office:value="1.93456585689" calcext:value-type="float">
            <text:p>1.9345658569</text:p>
          </table:table-cell>
          <table:table-cell office:value-type="float" office:value="4.52462158642" calcext:value-type="float">
            <text:p>4.5246215864</text:p>
          </table:table-cell>
          <table:table-cell office:value-type="float" office:value="3.86367921335" calcext:value-type="float">
            <text:p>3.8636792134</text:p>
          </table:table-cell>
          <table:table-cell office:value-type="float" office:value="3.15481418238" calcext:value-type="float">
            <text:p>3.1548141824</text:p>
          </table:table-cell>
          <table:table-cell office:value-type="float" office:value="9.59516381514" calcext:value-type="float">
            <text:p>9.5951638151</text:p>
          </table:table-cell>
          <table:table-cell office:value-type="float" office:value="3.92831056493" calcext:value-type="float">
            <text:p>3.928310564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69091606197" calcext:value-type="float">
            <text:p>2.690916062</text:p>
          </table:table-cell>
          <table:table-cell office:value-type="float" office:value="2.57068096942" calcext:value-type="float">
            <text:p>2.5706809694</text:p>
          </table:table-cell>
          <table:table-cell office:value-type="float" office:value="0.511005837811" calcext:value-type="float">
            <text:p>0.5110058378</text:p>
          </table:table-cell>
          <table:table-cell office:value-type="float" office:value="0.372178323796" calcext:value-type="float">
            <text:p>0.3721783238</text:p>
          </table:table-cell>
          <table:table-cell office:value-type="float" office:value="1.65654506427" calcext:value-type="float">
            <text:p>1.6565450643</text:p>
          </table:table-cell>
          <table:table-cell office:value-type="float" office:value="9.58677159771" calcext:value-type="float">
            <text:p>9.5867715977</text:p>
          </table:table-cell>
          <table:table-cell office:value-type="float" office:value="0.920177832121" calcext:value-type="float">
            <text:p>0.9201778321</text:p>
          </table:table-cell>
          <table:table-cell office:value-type="float" office:value="2.2606114261" calcext:value-type="float">
            <text:p>2.2606114261</text:p>
          </table:table-cell>
          <table:table-cell office:value-type="float" office:value="0.5145752381" calcext:value-type="float">
            <text:p>0.514575238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796248112537" calcext:value-type="float">
            <text:p>0.7962481125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1.31896264799" calcext:value-type="float">
            <text:p>1.318962648</text:p>
          </table:table-cell>
          <table:table-cell office:value-type="float" office:value="0.180038207848" calcext:value-type="float">
            <text:p>0.1800382078</text:p>
          </table:table-cell>
          <table:table-cell office:value-type="float" office:value="0.217075244885" calcext:value-type="float">
            <text:p>0.2170752449</text:p>
          </table:table-cell>
          <table:table-cell office:value-type="float" office:value="0.254693226441" calcext:value-type="float">
            <text:p>0.254693226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28186355996" calcext:value-type="float">
            <text:p>0.328186356</text:p>
          </table:table-cell>
          <table:table-cell office:value-type="float" office:value="0.217075244885" calcext:value-type="float">
            <text:p>0.2170752449</text:p>
          </table:table-cell>
          <table:table-cell office:value-type="float" office:value="0.131622032107" calcext:value-type="float">
            <text:p>0.1316220321</text:p>
          </table:table-cell>
          <table:table-cell office:value-type="float" office:value="0.550402888267" calcext:value-type="float">
            <text:p>0.5504028883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0755592424185" calcext:value-type="float">
            <text:p>0.0755592424</text:p>
          </table:table-cell>
          <table:table-cell office:value-type="float" office:value="0.541575783837" calcext:value-type="float">
            <text:p>0.5415757838</text:p>
          </table:table-cell>
          <table:table-cell office:value-type="float" office:value="0.178649136567" calcext:value-type="float">
            <text:p>0.1786491366</text:p>
          </table:table-cell>
          <table:table-cell office:value-type="float" office:value="0.180038207848" calcext:value-type="float">
            <text:p>0.180038207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.5571051605" calcext:value-type="float">
            <text:p>10.5571051605</text:p>
          </table:table-cell>
          <table:table-cell office:value-type="float" office:value="2.05871300892" calcext:value-type="float">
            <text:p>2.0587130089</text:p>
          </table:table-cell>
          <table:table-cell office:value-type="float" office:value="2.12057846416" calcext:value-type="float">
            <text:p>2.1205784642</text:p>
          </table:table-cell>
          <table:table-cell office:value-type="float" office:value="18.6018867571" calcext:value-type="float">
            <text:p>18.6018867571</text:p>
          </table:table-cell>
          <table:table-cell office:value-type="float" office:value="1.16847244426" calcext:value-type="float">
            <text:p>1.1684724443</text:p>
          </table:table-cell>
          <table:table-cell office:value-type="float" office:value="8.89401766417" calcext:value-type="float">
            <text:p>8.8940176642</text:p>
          </table:table-cell>
          <table:table-cell office:value-type="float" office:value="4.49070052541" calcext:value-type="float">
            <text:p>4.4907005254</text:p>
          </table:table-cell>
          <table:table-cell office:value-type="float" office:value="2.0622856654" calcext:value-type="float">
            <text:p>2.0622856654</text:p>
          </table:table-cell>
          <table:table-cell office:value-type="float" office:value="7.63569837235" calcext:value-type="float">
            <text:p>7.6356983724</text:p>
          </table:table-cell>
          <table:table-cell office:value-type="float" office:value="0.120377656462" calcext:value-type="float">
            <text:p>0.1203776565</text:p>
          </table:table-cell>
          <table:table-cell office:value-type="float" office:value="0.600266486507" calcext:value-type="float">
            <text:p>0.6002664865</text:p>
          </table:table-cell>
          <table:table-cell office:value-type="float" office:value="1.87790202236" calcext:value-type="float">
            <text:p>1.8779020224</text:p>
          </table:table-cell>
          <table:table-cell office:value-type="float" office:value="0.685163117403" calcext:value-type="float">
            <text:p>0.6851631174</text:p>
          </table:table-cell>
          <table:table-cell office:value-type="float" office:value="0.809019722697" calcext:value-type="float">
            <text:p>0.8090197227</text:p>
          </table:table-cell>
          <table:table-cell office:value-type="float" office:value="1.17043675378" calcext:value-type="float">
            <text:p>1.1704367538</text:p>
          </table:table-cell>
          <table:table-cell office:value-type="float" office:value="0.900177217752" calcext:value-type="float">
            <text:p>0.9001772178</text:p>
          </table:table-cell>
          <table:table-cell office:value-type="float" office:value="6.95941916339" calcext:value-type="float">
            <text:p>6.9594191634</text:p>
          </table:table-cell>
          <table:table-cell office:value-type="float" office:value="0.4495600955" calcext:value-type="float">
            <text:p>0.4495600955</text:p>
          </table:table-cell>
          <table:table-cell office:value-type="float" office:value="1.6666127817" calcext:value-type="float">
            <text:p>1.6666127817</text:p>
          </table:table-cell>
          <table:table-cell office:value-type="float" office:value="0.981821907207" calcext:value-type="float">
            <text:p>0.981821907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.18950851563" calcext:value-type="float">
            <text:p>5.1895085156</text:p>
          </table:table-cell>
          <table:table-cell office:value-type="float" office:value="0.250480876629" calcext:value-type="float">
            <text:p>0.2504808766</text:p>
          </table:table-cell>
          <table:table-cell office:value-type="float" office:value="2.61693558059" calcext:value-type="float">
            <text:p>2.6169355806</text:p>
          </table:table-cell>
          <table:table-cell office:value-type="float" office:value="18.1831004063" calcext:value-type="float">
            <text:p>18.1831004063</text:p>
          </table:table-cell>
          <table:table-cell office:value-type="float" office:value="3.00066243379" calcext:value-type="float">
            <text:p>3.0006624338</text:p>
          </table:table-cell>
          <table:table-cell office:value-type="float" office:value="2.757045598" calcext:value-type="float">
            <text:p>2.757045598</text:p>
          </table:table-cell>
          <table:table-cell office:value-type="float" office:value="8.62951320145" calcext:value-type="float">
            <text:p>8.6295132015</text:p>
          </table:table-cell>
          <table:table-cell office:value-type="float" office:value="0.130267519661" calcext:value-type="float">
            <text:p>0.1302675197</text:p>
          </table:table-cell>
          <table:table-cell office:value-type="float" office:value="8.14668230077" calcext:value-type="float">
            <text:p>8.1466823008</text:p>
          </table:table-cell>
          <table:table-cell office:value-type="float" office:value="2.26851642454" calcext:value-type="float">
            <text:p>2.2685164245</text:p>
          </table:table-cell>
          <table:table-cell office:value-type="float" office:value="0.655337154286" calcext:value-type="float">
            <text:p>0.6553371543</text:p>
          </table:table-cell>
          <table:table-cell office:value-type="float" office:value="1.73320162326" calcext:value-type="float">
            <text:p>1.7332016233</text:p>
          </table:table-cell>
          <table:table-cell office:value-type="float" office:value="0.711770745864" calcext:value-type="float">
            <text:p>0.7117707459</text:p>
          </table:table-cell>
          <table:table-cell office:value-type="float" office:value="3.58172431584" calcext:value-type="float">
            <text:p>3.58172431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60568678821" calcext:value-type="float">
            <text:p>0.3605686788</text:p>
          </table:table-cell>
          <table:table-cell office:value-type="float" office:value="5.19286369939" calcext:value-type="float">
            <text:p>5.1928636994</text:p>
          </table:table-cell>
          <table:table-cell office:value-type="float" office:value="3.82063349244" calcext:value-type="float">
            <text:p>3.8206334924</text:p>
          </table:table-cell>
          <table:table-cell office:value-type="float" office:value="1.3057797119" calcext:value-type="float">
            <text:p>1.3057797119</text:p>
          </table:table-cell>
          <table:table-cell office:value-type="float" office:value="0.214175997896" calcext:value-type="float">
            <text:p>0.214175997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.2454574102" calcext:value-type="float">
            <text:p>7.2454574102</text:p>
          </table:table-cell>
          <table:table-cell office:value-type="float" office:value="0.494632099255" calcext:value-type="float">
            <text:p>0.4946320993</text:p>
          </table:table-cell>
          <table:table-cell office:value-type="float" office:value="0.263605047959" calcext:value-type="float">
            <text:p>0.263605048</text:p>
          </table:table-cell>
          <table:table-cell office:value-type="float" office:value="34.1192727429" calcext:value-type="float">
            <text:p>34.1192727429</text:p>
          </table:table-cell>
          <table:table-cell office:value-type="float" office:value="1.59133319491" calcext:value-type="float">
            <text:p>1.5913331949</text:p>
          </table:table-cell>
          <table:table-cell office:value-type="float" office:value="7.79280500147" calcext:value-type="float">
            <text:p>7.7928050015</text:p>
          </table:table-cell>
          <table:table-cell office:value-type="float" office:value="1.16272584674" calcext:value-type="float">
            <text:p>1.1627258467</text:p>
          </table:table-cell>
          <table:table-cell office:value-type="float" office:value="2.21698525504" calcext:value-type="float">
            <text:p>2.216985255</text:p>
          </table:table-cell>
          <table:table-cell office:value-type="float" office:value="13.633418193" calcext:value-type="float">
            <text:p>13.633418193</text:p>
          </table:table-cell>
          <table:table-cell office:value-type="float" office:value="2.01476788668" calcext:value-type="float">
            <text:p>2.0147678867</text:p>
          </table:table-cell>
          <table:table-cell office:value-type="float" office:value="0.126729498334" calcext:value-type="float">
            <text:p>0.1267294983</text:p>
          </table:table-cell>
          <table:table-cell office:value-type="float" office:value="4.71082743599" calcext:value-type="float">
            <text:p>4.710827436</text:p>
          </table:table-cell>
          <table:table-cell office:value-type="float" office:value="0.320384782" calcext:value-type="float">
            <text:p>0.320384782</text:p>
          </table:table-cell>
          <table:table-cell office:value-type="float" office:value="1.82574894275" calcext:value-type="float">
            <text:p>1.8257489428</text:p>
          </table:table-cell>
          <table:table-cell office:value-type="float" office:value="0.313186667638" calcext:value-type="float">
            <text:p>0.3131866676</text:p>
          </table:table-cell>
          <table:table-cell office:value-type="float" office:value="0.218050638638" calcext:value-type="float">
            <text:p>0.2180506386</text:p>
          </table:table-cell>
          <table:table-cell office:value-type="float" office:value="1.41978519452" calcext:value-type="float">
            <text:p>1.4197851945</text:p>
          </table:table-cell>
          <table:table-cell office:value-type="float" office:value="0.5499434151" calcext:value-type="float">
            <text:p>0.5499434151</text:p>
          </table:table-cell>
          <table:table-cell office:value-type="float" office:value="1.19045546364" calcext:value-type="float">
            <text:p>1.1904554636</text:p>
          </table:table-cell>
          <table:table-cell office:value-type="float" office:value="0.082858890931" calcext:value-type="float">
            <text:p>0.082858890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.51638976589" calcext:value-type="float">
            <text:p>7.5163897659</text:p>
          </table:table-cell>
          <table:table-cell office:value-type="float" office:value="0.300710295019" calcext:value-type="float">
            <text:p>0.300710295</text:p>
          </table:table-cell>
          <table:table-cell office:value-type="float" office:value="0.226400586356" calcext:value-type="float">
            <text:p>0.2264005864</text:p>
          </table:table-cell>
          <table:table-cell office:value-type="float" office:value="33.7152027824" calcext:value-type="float">
            <text:p>33.7152027824</text:p>
          </table:table-cell>
          <table:table-cell office:value-type="float" office:value="0.785022519837" calcext:value-type="float">
            <text:p>0.7850225198</text:p>
          </table:table-cell>
          <table:table-cell office:value-type="float" office:value="2.0614009404" calcext:value-type="float">
            <text:p>2.0614009404</text:p>
          </table:table-cell>
          <table:table-cell office:value-type="float" office:value="4.93252309405" calcext:value-type="float">
            <text:p>4.9325230941</text:p>
          </table:table-cell>
          <table:table-cell office:value-type="float" office:value="0.330044622178" calcext:value-type="float">
            <text:p>0.3300446222</text:p>
          </table:table-cell>
          <table:table-cell office:value-type="float" office:value="8.49913195887" calcext:value-type="float">
            <text:p>8.4991319589</text:p>
          </table:table-cell>
          <table:table-cell office:value-type="float" office:value="1.12071636627" calcext:value-type="float">
            <text:p>1.120716366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13538201776" calcext:value-type="float">
            <text:p>2.1353820178</text:p>
          </table:table-cell>
          <table:table-cell office:value-type="float" office:value="1.25811790997" calcext:value-type="float">
            <text:p>1.25811791</text:p>
          </table:table-cell>
          <table:table-cell office:value-type="float" office:value="3.52212726855" calcext:value-type="float">
            <text:p>3.522127268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25298846307" calcext:value-type="float">
            <text:p>0.2252988463</text:p>
          </table:table-cell>
          <table:table-cell office:value-type="float" office:value="4.11475141423" calcext:value-type="float">
            <text:p>4.1147514142</text:p>
          </table:table-cell>
          <table:table-cell office:value-type="float" office:value="1.01897557788" calcext:value-type="float">
            <text:p>1.0189755779</text:p>
          </table:table-cell>
          <table:table-cell office:value-type="float" office:value="3.00215727109" calcext:value-type="float">
            <text:p>3.0021572711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8.7343966794" calcext:value-type="float">
            <text:p>28.7343966794</text:p>
          </table:table-cell>
          <table:table-cell office:value-type="float" office:value="2.62332459237" calcext:value-type="float">
            <text:p>2.6233245924</text:p>
          </table:table-cell>
          <table:table-cell office:value-type="float" office:value="2.07233391963" calcext:value-type="float">
            <text:p>2.0723339196</text:p>
          </table:table-cell>
          <table:table-cell office:value-type="float" office:value="6.99641744062" calcext:value-type="float">
            <text:p>6.9964174406</text:p>
          </table:table-cell>
          <table:table-cell office:value-type="float" office:value="1.59376549164" calcext:value-type="float">
            <text:p>1.5937654916</text:p>
          </table:table-cell>
          <table:table-cell office:value-type="float" office:value="0.614793159448" calcext:value-type="float">
            <text:p>0.6147931594</text:p>
          </table:table-cell>
          <table:table-cell office:value-type="float" office:value="1.15551388868" calcext:value-type="float">
            <text:p>1.1555138887</text:p>
          </table:table-cell>
          <table:table-cell office:value-type="float" office:value="2.56395285607" calcext:value-type="float">
            <text:p>2.5639528561</text:p>
          </table:table-cell>
          <table:table-cell office:value-type="float" office:value="9.77952124249" calcext:value-type="float">
            <text:p>9.7795212425</text:p>
          </table:table-cell>
          <table:table-cell office:value-type="float" office:value="3.00670288801" calcext:value-type="float">
            <text:p>3.006702888</text:p>
          </table:table-cell>
          <table:table-cell office:value-type="float" office:value="2.31653610069" calcext:value-type="float">
            <text:p>2.3165361007</text:p>
          </table:table-cell>
          <table:table-cell office:value-type="float" office:value="4.51493139234" calcext:value-type="float">
            <text:p>4.5149313923</text:p>
          </table:table-cell>
          <table:table-cell office:value-type="float" office:value="0.4005189196" calcext:value-type="float">
            <text:p>0.4005189196</text:p>
          </table:table-cell>
          <table:table-cell office:value-type="float" office:value="4.20628292599" calcext:value-type="float">
            <text:p>4.206282926</text:p>
          </table:table-cell>
          <table:table-cell office:value-type="float" office:value="0.730955059315" calcext:value-type="float">
            <text:p>0.7309550593</text:p>
          </table:table-cell>
          <table:table-cell office:value-type="float" office:value="0.625022617093" calcext:value-type="float">
            <text:p>0.6250226171</text:p>
          </table:table-cell>
          <table:table-cell office:value-type="float" office:value="8.15727680498" calcext:value-type="float">
            <text:p>8.157276805</text:p>
          </table:table-cell>
          <table:table-cell office:value-type="float" office:value="0.88355139843" calcext:value-type="float">
            <text:p>0.8835513984</text:p>
          </table:table-cell>
          <table:table-cell office:value-type="float" office:value="1.54811190308" calcext:value-type="float">
            <text:p>1.5481119031</text:p>
          </table:table-cell>
          <table:table-cell office:value-type="float" office:value="0.669447469574" calcext:value-type="float">
            <text:p>0.66944746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.5652291596" calcext:value-type="float">
            <text:p>18.5652291596</text:p>
          </table:table-cell>
          <table:table-cell office:value-type="float" office:value="0.519148186383" calcext:value-type="float">
            <text:p>0.5191481864</text:p>
          </table:table-cell>
          <table:table-cell office:value-type="float" office:value="2.61689502291" calcext:value-type="float">
            <text:p>2.6168950229</text:p>
          </table:table-cell>
          <table:table-cell office:value-type="float" office:value="27.3929217069" calcext:value-type="float">
            <text:p>27.3929217069</text:p>
          </table:table-cell>
          <table:table-cell office:value-type="float" office:value="2.00453580588" calcext:value-type="float">
            <text:p>2.0045358059</text:p>
          </table:table-cell>
          <table:table-cell office:value-type="float" office:value="1.61213337539" calcext:value-type="float">
            <text:p>1.6121333754</text:p>
          </table:table-cell>
          <table:table-cell office:value-type="float" office:value="3.50468500267" calcext:value-type="float">
            <text:p>3.5046850027</text:p>
          </table:table-cell>
          <table:table-cell office:value-type="float" office:value="0.76112919129" calcext:value-type="float">
            <text:p>0.7611291913</text:p>
          </table:table-cell>
          <table:table-cell office:value-type="float" office:value="9.80021901525" calcext:value-type="float">
            <text:p>9.8002190153</text:p>
          </table:table-cell>
          <table:table-cell office:value-type="float" office:value="0.307425310053" calcext:value-type="float">
            <text:p>0.3074253101</text:p>
          </table:table-cell>
          <table:table-cell office:value-type="float" office:value="0.663336402317" calcext:value-type="float">
            <text:p>0.6633364023</text:p>
          </table:table-cell>
          <table:table-cell office:value-type="float" office:value="4.04344652429" calcext:value-type="float">
            <text:p>4.0434465243</text:p>
          </table:table-cell>
          <table:table-cell office:value-type="float" office:value="1.26293646795" calcext:value-type="float">
            <text:p>1.262936468</text:p>
          </table:table-cell>
          <table:table-cell office:value-type="float" office:value="1.35925201127" calcext:value-type="float">
            <text:p>1.359252011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38534966394" calcext:value-type="float">
            <text:p>2.3853496639</text:p>
          </table:table-cell>
          <table:table-cell office:value-type="float" office:value="1.21447818691" calcext:value-type="float">
            <text:p>1.2144781869</text:p>
          </table:table-cell>
          <table:table-cell office:value-type="float" office:value="4.84003160997" calcext:value-type="float">
            <text:p>4.84003161</text:p>
          </table:table-cell>
          <table:table-cell office:value-type="float" office:value="4.03104241337" calcext:value-type="float">
            <text:p>4.0310424134</text:p>
          </table:table-cell>
          <table:table-cell office:value-type="float" office:value="0.155049411167" calcext:value-type="float">
            <text:p>0.15504941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.90377269789" calcext:value-type="float">
            <text:p>8.9037726979</text:p>
          </table:table-cell>
          <table:table-cell office:value-type="float" office:value="1.00646720258" calcext:value-type="float">
            <text:p>1.0064672026</text:p>
          </table:table-cell>
          <table:table-cell office:value-type="float" office:value="0.24408502302" calcext:value-type="float">
            <text:p>0.244085023</text:p>
          </table:table-cell>
          <table:table-cell office:value-type="float" office:value="27.1922739009" calcext:value-type="float">
            <text:p>27.1922739009</text:p>
          </table:table-cell>
          <table:table-cell office:value-type="float" office:value="0.443813629493" calcext:value-type="float">
            <text:p>0.4438136295</text:p>
          </table:table-cell>
          <table:table-cell office:value-type="float" office:value="4.12526723913" calcext:value-type="float">
            <text:p>4.1252672391</text:p>
          </table:table-cell>
          <table:table-cell office:value-type="float" office:value="12.7452454125" calcext:value-type="float">
            <text:p>12.7452454125</text:p>
          </table:table-cell>
          <table:table-cell office:value-type="float" office:value="2.21860757024" calcext:value-type="float">
            <text:p>2.2186075702</text:p>
          </table:table-cell>
          <table:table-cell office:value-type="float" office:value="7.25113709083" calcext:value-type="float">
            <text:p>7.2511370908</text:p>
          </table:table-cell>
          <table:table-cell office:value-type="float" office:value="2.19465142007" calcext:value-type="float">
            <text:p>2.1946514201</text:p>
          </table:table-cell>
          <table:table-cell office:value-type="float" office:value="1.78879044298" calcext:value-type="float">
            <text:p>1.788790443</text:p>
          </table:table-cell>
          <table:table-cell office:value-type="float" office:value="0.67518644718" calcext:value-type="float">
            <text:p>0.6751864472</text:p>
          </table:table-cell>
          <table:table-cell office:value-type="float" office:value="0.499351454763" calcext:value-type="float">
            <text:p>0.4993514548</text:p>
          </table:table-cell>
          <table:table-cell office:value-type="float" office:value="2.62104501002" calcext:value-type="float">
            <text:p>2.62104501</text:p>
          </table:table-cell>
          <table:table-cell office:value-type="float" office:value="0.99593900816" calcext:value-type="float">
            <text:p>0.9959390082</text:p>
          </table:table-cell>
          <table:table-cell office:value-type="float" office:value="1.97409504531" calcext:value-type="float">
            <text:p>1.9740950453</text:p>
          </table:table-cell>
          <table:table-cell office:value-type="float" office:value="7.78628194549" calcext:value-type="float">
            <text:p>7.7862819455</text:p>
          </table:table-cell>
          <table:table-cell office:value-type="float" office:value="2.89018824883" calcext:value-type="float">
            <text:p>2.8901882488</text:p>
          </table:table-cell>
          <table:table-cell office:value-type="float" office:value="1.11637901149" calcext:value-type="float">
            <text:p>1.1163790115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.3983721688" calcext:value-type="float">
            <text:p>14.3983721688</text:p>
          </table:table-cell>
          <table:table-cell office:value-type="float" office:value="0.25692145574" calcext:value-type="float">
            <text:p>0.2569214557</text:p>
          </table:table-cell>
          <table:table-cell office:value-type="float" office:value="0.210473317588" calcext:value-type="float">
            <text:p>0.2104733176</text:p>
          </table:table-cell>
          <table:table-cell office:value-type="float" office:value="34.2654952857" calcext:value-type="float">
            <text:p>34.265495285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86058196266" calcext:value-type="float">
            <text:p>1.8605819627</text:p>
          </table:table-cell>
          <table:table-cell office:value-type="float" office:value="6.77173741298" calcext:value-type="float">
            <text:p>6.771737413</text:p>
          </table:table-cell>
          <table:table-cell office:value-type="float" office:value="3.24168792586" calcext:value-type="float">
            <text:p>3.2416879259</text:p>
          </table:table-cell>
          <table:table-cell office:value-type="float" office:value="5.2636429243" calcext:value-type="float">
            <text:p>5.2636429243</text:p>
          </table:table-cell>
          <table:table-cell office:value-type="float" office:value="3.15875740008" calcext:value-type="float">
            <text:p>3.1587574001</text:p>
          </table:table-cell>
          <table:table-cell office:value-type="float" office:value="0.075772047584" calcext:value-type="float">
            <text:p>0.0757720476</text:p>
          </table:table-cell>
          <table:table-cell office:value-type="float" office:value="4.51782886225" calcext:value-type="float">
            <text:p>4.5178288623</text:p>
          </table:table-cell>
          <table:table-cell office:value-type="float" office:value="3.36398579206" calcext:value-type="float">
            <text:p>3.3639857921</text:p>
          </table:table-cell>
          <table:table-cell office:value-type="float" office:value="3.76972801708" calcext:value-type="float">
            <text:p>3.769728017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8747291184" calcext:value-type="float">
            <text:p>0.6874729118</text:p>
          </table:table-cell>
          <table:table-cell office:value-type="float" office:value="1.61421974632" calcext:value-type="float">
            <text:p>1.6142197463</text:p>
          </table:table-cell>
          <table:table-cell office:value-type="float" office:value="3.20995249047" calcext:value-type="float">
            <text:p>3.2099524905</text:p>
          </table:table-cell>
          <table:table-cell office:value-type="float" office:value="2.23550129336" calcext:value-type="float">
            <text:p>2.2355012934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6617414309" calcext:value-type="float">
            <text:p>11.6617414309</text:p>
          </table:table-cell>
          <table:table-cell office:value-type="float" office:value="1.76862751203" calcext:value-type="float">
            <text:p>1.768627512</text:p>
          </table:table-cell>
          <table:table-cell office:value-type="float" office:value="0.382450520959" calcext:value-type="float">
            <text:p>0.382450521</text:p>
          </table:table-cell>
          <table:table-cell office:value-type="float" office:value="17.5772992273" calcext:value-type="float">
            <text:p>17.5772992273</text:p>
          </table:table-cell>
          <table:table-cell office:value-type="float" office:value="1.72062644333" calcext:value-type="float">
            <text:p>1.7206264433</text:p>
          </table:table-cell>
          <table:table-cell office:value-type="float" office:value="10.8704486382" calcext:value-type="float">
            <text:p>10.8704486382</text:p>
          </table:table-cell>
          <table:table-cell office:value-type="float" office:value="9.09957147126" calcext:value-type="float">
            <text:p>9.0995714713</text:p>
          </table:table-cell>
          <table:table-cell office:value-type="float" office:value="3.29192029667" calcext:value-type="float">
            <text:p>3.2919202967</text:p>
          </table:table-cell>
          <table:table-cell office:value-type="float" office:value="8.0172275892" calcext:value-type="float">
            <text:p>8.0172275892</text:p>
          </table:table-cell>
          <table:table-cell office:value-type="float" office:value="1.8759057347" calcext:value-type="float">
            <text:p>1.8759057347</text:p>
          </table:table-cell>
          <table:table-cell office:value-type="float" office:value="3.51112427021" calcext:value-type="float">
            <text:p>3.5111242702</text:p>
          </table:table-cell>
          <table:table-cell office:value-type="float" office:value="4.11010890115" calcext:value-type="float">
            <text:p>4.1101089012</text:p>
          </table:table-cell>
          <table:table-cell office:value-type="float" office:value="1.23199156738" calcext:value-type="float">
            <text:p>1.2319915674</text:p>
          </table:table-cell>
          <table:table-cell office:value-type="float" office:value="3.63794216034" calcext:value-type="float">
            <text:p>3.637942160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58354686093" calcext:value-type="float">
            <text:p>0.2583546861</text:p>
          </table:table-cell>
          <table:table-cell office:value-type="float" office:value="6.09185294325" calcext:value-type="float">
            <text:p>6.0918529433</text:p>
          </table:table-cell>
          <table:table-cell office:value-type="float" office:value="1.90674145704" calcext:value-type="float">
            <text:p>1.906741457</text:p>
          </table:table-cell>
          <table:table-cell office:value-type="float" office:value="0.525603465793" calcext:value-type="float">
            <text:p>0.525603465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84975617407" calcext:value-type="float">
            <text:p>8.8497561741</text:p>
          </table:table-cell>
          <table:table-cell office:value-type="float" office:value="0.894061457383" calcext:value-type="float">
            <text:p>0.8940614574</text:p>
          </table:table-cell>
          <table:table-cell office:value-type="float" office:value="0.685292491066" calcext:value-type="float">
            <text:p>0.6852924911</text:p>
          </table:table-cell>
          <table:table-cell office:value-type="float" office:value="14.1468861834" calcext:value-type="float">
            <text:p>14.1468861834</text:p>
          </table:table-cell>
          <table:table-cell office:value-type="float" office:value="1.48016592177" calcext:value-type="float">
            <text:p>1.4801659218</text:p>
          </table:table-cell>
          <table:table-cell office:value-type="float" office:value="9.11422320439" calcext:value-type="float">
            <text:p>9.1142232044</text:p>
          </table:table-cell>
          <table:table-cell office:value-type="float" office:value="12.8077616247" calcext:value-type="float">
            <text:p>12.8077616247</text:p>
          </table:table-cell>
          <table:table-cell office:value-type="float" office:value="1.08576149737" calcext:value-type="float">
            <text:p>1.0857614974</text:p>
          </table:table-cell>
          <table:table-cell office:value-type="float" office:value="3.75114137892" calcext:value-type="float">
            <text:p>3.7511413789</text:p>
          </table:table-cell>
          <table:table-cell office:value-type="float" office:value="2.44013566869" calcext:value-type="float">
            <text:p>2.4401356687</text:p>
          </table:table-cell>
          <table:table-cell office:value-type="float" office:value="7.573621437" calcext:value-type="float">
            <text:p>7.573621437</text:p>
          </table:table-cell>
          <table:table-cell office:value-type="float" office:value="8.17391197908" calcext:value-type="float">
            <text:p>8.1739119791</text:p>
          </table:table-cell>
          <table:table-cell office:value-type="float" office:value="0.151938548145" calcext:value-type="float">
            <text:p>0.1519385481</text:p>
          </table:table-cell>
          <table:table-cell office:value-type="float" office:value="2.2866288686" calcext:value-type="float">
            <text:p>2.2866288686</text:p>
          </table:table-cell>
          <table:table-cell office:value-type="float" office:value="0.654241782045" calcext:value-type="float">
            <text:p>0.654241782</text:p>
          </table:table-cell>
          <table:table-cell office:value-type="float" office:value="1.58780753276" calcext:value-type="float">
            <text:p>1.5878075328</text:p>
          </table:table-cell>
          <table:table-cell office:value-type="float" office:value="0.902002183676" calcext:value-type="float">
            <text:p>0.9020021837</text:p>
          </table:table-cell>
          <table:table-cell office:value-type="float" office:value="6.14866927556" calcext:value-type="float">
            <text:p>6.1486692756</text:p>
          </table:table-cell>
          <table:table-cell office:value-type="float" office:value="0.975352201352" calcext:value-type="float">
            <text:p>0.9753522014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7249752914" calcext:value-type="float">
            <text:p>6.7249752914</text:p>
          </table:table-cell>
          <table:table-cell office:value-type="float" office:value="1.27636554657" calcext:value-type="float">
            <text:p>1.2763655466</text:p>
          </table:table-cell>
          <table:table-cell office:value-type="float" office:value="1.6234585155" calcext:value-type="float">
            <text:p>1.6234585155</text:p>
          </table:table-cell>
          <table:table-cell office:value-type="float" office:value="27.9932658618" calcext:value-type="float">
            <text:p>27.9932658618</text:p>
          </table:table-cell>
          <table:table-cell office:value-type="float" office:value="0.220128897737" calcext:value-type="float">
            <text:p>0.2201288977</text:p>
          </table:table-cell>
          <table:table-cell office:value-type="float" office:value="3.19237176325" calcext:value-type="float">
            <text:p>3.1923717633</text:p>
          </table:table-cell>
          <table:table-cell office:value-type="float" office:value="10.2996162503" calcext:value-type="float">
            <text:p>10.2996162503</text:p>
          </table:table-cell>
          <table:table-cell office:value-type="float" office:value="2.30027235064" calcext:value-type="float">
            <text:p>2.3002723506</text:p>
          </table:table-cell>
          <table:table-cell office:value-type="float" office:value="2.19163379986" calcext:value-type="float">
            <text:p>2.1916337999</text:p>
          </table:table-cell>
          <table:table-cell office:value-type="float" office:value="2.73587958674" calcext:value-type="float">
            <text:p>2.7358795867</text:p>
          </table:table-cell>
          <table:table-cell office:value-type="float" office:value="7.80636197779" calcext:value-type="float">
            <text:p>7.8063619778</text:p>
          </table:table-cell>
          <table:table-cell office:value-type="float" office:value="2.69506747929" calcext:value-type="float">
            <text:p>2.6950674793</text:p>
          </table:table-cell>
          <table:table-cell office:value-type="float" office:value="0.0788752558741" calcext:value-type="float">
            <text:p>0.0788752559</text:p>
          </table:table-cell>
          <table:table-cell office:value-type="float" office:value="6.61689857391" calcext:value-type="float">
            <text:p>6.6168985739</text:p>
          </table:table-cell>
          <table:table-cell office:value-type="float" office:value="1.82948218534" calcext:value-type="float">
            <text:p>1.8294821853</text:p>
          </table:table-cell>
          <table:table-cell office:value-type="float" office:value="0.271239086189" calcext:value-type="float">
            <text:p>0.2712390862</text:p>
          </table:table-cell>
          <table:table-cell office:value-type="float" office:value="3.39924255209" calcext:value-type="float">
            <text:p>3.3992425521</text:p>
          </table:table-cell>
          <table:table-cell office:value-type="float" office:value="4.6113490477" calcext:value-type="float">
            <text:p>4.6113490477</text:p>
          </table:table-cell>
          <table:table-cell office:value-type="float" office:value="3.29535713968" calcext:value-type="float">
            <text:p>3.2953571397</text:p>
          </table:table-cell>
          <table:table-cell office:value-type="float" office:value="1.73521929146" calcext:value-type="float">
            <text:p>1.735219291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.7452915609" calcext:value-type="float">
            <text:p>14.7452915609</text:p>
          </table:table-cell>
          <table:table-cell office:value-type="float" office:value="1.97302767021" calcext:value-type="float">
            <text:p>1.9730276702</text:p>
          </table:table-cell>
          <table:table-cell office:value-type="float" office:value="0.183319079911" calcext:value-type="float">
            <text:p>0.1833190799</text:p>
          </table:table-cell>
          <table:table-cell office:value-type="float" office:value="21.1711470793" calcext:value-type="float">
            <text:p>21.171147079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251543181" calcext:value-type="float">
            <text:p>4.251543181</text:p>
          </table:table-cell>
          <table:table-cell office:value-type="float" office:value="4.43504561599" calcext:value-type="float">
            <text:p>4.435045616</text:p>
          </table:table-cell>
          <table:table-cell office:value-type="float" office:value="2.82337766763" calcext:value-type="float">
            <text:p>2.8233776676</text:p>
          </table:table-cell>
          <table:table-cell office:value-type="float" office:value="7.04385182776" calcext:value-type="float">
            <text:p>7.0438518278</text:p>
          </table:table-cell>
          <table:table-cell office:value-type="float" office:value="3.48204133899" calcext:value-type="float">
            <text:p>3.482041339</text:p>
          </table:table-cell>
          <table:table-cell office:value-type="float" office:value="7.5765196072" calcext:value-type="float">
            <text:p>7.5765196072</text:p>
          </table:table-cell>
          <table:table-cell office:value-type="float" office:value="7.43640173272" calcext:value-type="float">
            <text:p>7.4364017327</text:p>
          </table:table-cell>
          <table:table-cell office:value-type="float" office:value="0.155456477567" calcext:value-type="float">
            <text:p>0.1554564776</text:p>
          </table:table-cell>
          <table:table-cell office:value-type="float" office:value="11.908940428" calcext:value-type="float">
            <text:p>11.908940428</text:p>
          </table:table-cell>
          <table:table-cell office:value-type="float" office:value="2.99383185911" calcext:value-type="float">
            <text:p>2.993831859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2260943595" calcext:value-type="float">
            <text:p>6.2260943595</text:p>
          </table:table-cell>
          <table:table-cell office:value-type="float" office:value="2.13012401997" calcext:value-type="float">
            <text:p>2.13012402</text:p>
          </table:table-cell>
          <table:table-cell office:value-type="float" office:value="2.30241380524" calcext:value-type="float">
            <text:p>2.3024138052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.67620094699" calcext:value-type="float">
            <text:p>5.676200947</text:p>
          </table:table-cell>
          <table:table-cell office:value-type="float" office:value="4.09916938684" calcext:value-type="float">
            <text:p>4.0991693868</text:p>
          </table:table-cell>
          <table:table-cell office:value-type="float" office:value="1.46504594946" calcext:value-type="float">
            <text:p>1.4650459495</text:p>
          </table:table-cell>
          <table:table-cell office:value-type="float" office:value="17.6759436652" calcext:value-type="float">
            <text:p>17.675943665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75895614713" calcext:value-type="float">
            <text:p>6.7589561471</text:p>
          </table:table-cell>
          <table:table-cell office:value-type="float" office:value="2.30589881378" calcext:value-type="float">
            <text:p>2.3058988138</text:p>
          </table:table-cell>
          <table:table-cell office:value-type="float" office:value="2.15049970381" calcext:value-type="float">
            <text:p>2.1504997038</text:p>
          </table:table-cell>
          <table:table-cell office:value-type="float" office:value="11.5572645921" calcext:value-type="float">
            <text:p>11.5572645921</text:p>
          </table:table-cell>
          <table:table-cell office:value-type="float" office:value="0.841448568168" calcext:value-type="float">
            <text:p>0.8414485682</text:p>
          </table:table-cell>
          <table:table-cell office:value-type="float" office:value="5.82606544524" calcext:value-type="float">
            <text:p>5.8260654452</text:p>
          </table:table-cell>
          <table:table-cell office:value-type="float" office:value="5.34462769407" calcext:value-type="float">
            <text:p>5.3446276941</text:p>
          </table:table-cell>
          <table:table-cell office:value-type="float" office:value="1.88980905428" calcext:value-type="float">
            <text:p>1.8898090543</text:p>
          </table:table-cell>
          <table:table-cell office:value-type="float" office:value="16.293175031" calcext:value-type="float">
            <text:p>16.293175031</text:p>
          </table:table-cell>
          <table:table-cell office:value-type="float" office:value="0.992436350704" calcext:value-type="float">
            <text:p>0.9924363507</text:p>
          </table:table-cell>
          <table:table-cell office:value-type="float" office:value="2.46100054287" calcext:value-type="float">
            <text:p>2.4610005429</text:p>
          </table:table-cell>
          <table:table-cell office:value-type="float" office:value="6.34035754816" calcext:value-type="float">
            <text:p>6.3403575482</text:p>
          </table:table-cell>
          <table:table-cell office:value-type="float" office:value="2.68277029997" calcext:value-type="float">
            <text:p>2.6827703</text:p>
          </table:table-cell>
          <table:table-cell office:value-type="float" office:value="2.64736118297" calcext:value-type="float">
            <text:p>2.647361183</text:p>
          </table:table-cell>
          <table:table-cell office:value-type="float" office:value="1.11788021129" calcext:value-type="float">
            <text:p>1.117880211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79349651348" calcext:value-type="float">
            <text:p>6.7934965135</text:p>
          </table:table-cell>
          <table:table-cell office:value-type="float" office:value="2.93541081897" calcext:value-type="float">
            <text:p>2.935410819</text:p>
          </table:table-cell>
          <table:table-cell office:value-type="float" office:value="0.231045917761" calcext:value-type="float">
            <text:p>0.2310459178</text:p>
          </table:table-cell>
          <table:table-cell office:value-type="float" office:value="17.8817907881" calcext:value-type="float">
            <text:p>17.8817907881</text:p>
          </table:table-cell>
          <table:table-cell office:value-type="float" office:value="2.00572358277" calcext:value-type="float">
            <text:p>2.0057235828</text:p>
          </table:table-cell>
          <table:table-cell office:value-type="float" office:value="1.45713878232" calcext:value-type="float">
            <text:p>1.4571387823</text:p>
          </table:table-cell>
          <table:table-cell office:value-type="float" office:value="5.34422649696" calcext:value-type="float">
            <text:p>5.344226497</text:p>
          </table:table-cell>
          <table:table-cell office:value-type="float" office:value="3.84106344431" calcext:value-type="float">
            <text:p>3.8410634443</text:p>
          </table:table-cell>
          <table:table-cell office:value-type="float" office:value="0.549351564593" calcext:value-type="float">
            <text:p>0.5493515646</text:p>
          </table:table-cell>
          <table:table-cell office:value-type="float" office:value="5.0251620139" calcext:value-type="float">
            <text:p>5.0251620139</text:p>
          </table:table-cell>
          <table:table-cell office:value-type="float" office:value="5.27412756985" calcext:value-type="float">
            <text:p>5.2741275699</text:p>
          </table:table-cell>
          <table:table-cell office:value-type="float" office:value="18.7234113802" calcext:value-type="float">
            <text:p>18.7234113802</text:p>
          </table:table-cell>
          <table:table-cell office:value-type="float" office:value="0.442944017632" calcext:value-type="float">
            <text:p>0.4429440176</text:p>
          </table:table-cell>
          <table:table-cell office:value-type="float" office:value="10.5791798858" calcext:value-type="float">
            <text:p>10.5791798858</text:p>
          </table:table-cell>
          <table:table-cell office:value-type="float" office:value="6.31433167497" calcext:value-type="float">
            <text:p>6.31433167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94646933195" calcext:value-type="float">
            <text:p>6.946469332</text:p>
          </table:table-cell>
          <table:table-cell office:value-type="float" office:value="9.50474702948" calcext:value-type="float">
            <text:p>9.5047470295</text:p>
          </table:table-cell>
          <table:table-cell office:value-type="float" office:value="0.710498640164" calcext:value-type="float">
            <text:p>0.7104986402</text:p>
          </table:table-cell>
          <table:table-cell office:value-type="float" office:value="2.33150596674" calcext:value-type="float">
            <text:p>2.33150596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.14192495711" calcext:value-type="float">
            <text:p>9.1419249571</text:p>
          </table:table-cell>
          <table:table-cell office:value-type="float" office:value="1.0471354291" calcext:value-type="float">
            <text:p>1.0471354291</text:p>
          </table:table-cell>
          <table:table-cell office:value-type="float" office:value="4.58887029451" calcext:value-type="float">
            <text:p>4.5888702945</text:p>
          </table:table-cell>
          <table:table-cell office:value-type="float" office:value="13.8436003219" calcext:value-type="float">
            <text:p>13.8436003219</text:p>
          </table:table-cell>
          <table:table-cell office:value-type="float" office:value="2.95117921228" calcext:value-type="float">
            <text:p>2.9511792123</text:p>
          </table:table-cell>
          <table:table-cell office:value-type="float" office:value="4.94453073375" calcext:value-type="float">
            <text:p>4.9445307338</text:p>
          </table:table-cell>
          <table:table-cell office:value-type="float" office:value="11.9196121426" calcext:value-type="float">
            <text:p>11.9196121426</text:p>
          </table:table-cell>
          <table:table-cell office:value-type="float" office:value="2.78477958593" calcext:value-type="float">
            <text:p>2.7847795859</text:p>
          </table:table-cell>
          <table:table-cell office:value-type="float" office:value="3.47310413032" calcext:value-type="float">
            <text:p>3.4731041303</text:p>
          </table:table-cell>
          <table:table-cell office:value-type="float" office:value="1.67053897584" calcext:value-type="float">
            <text:p>1.6705389758</text:p>
          </table:table-cell>
          <table:table-cell office:value-type="float" office:value="3.29879514639" calcext:value-type="float">
            <text:p>3.2987951464</text:p>
          </table:table-cell>
          <table:table-cell office:value-type="float" office:value="15.3576405241" calcext:value-type="float">
            <text:p>15.3576405241</text:p>
          </table:table-cell>
          <table:table-cell office:value-type="float" office:value="0.377537566157" calcext:value-type="float">
            <text:p>0.3775375662</text:p>
          </table:table-cell>
          <table:table-cell office:value-type="float" office:value="18.322387031" calcext:value-type="float">
            <text:p>18.322387031</text:p>
          </table:table-cell>
          <table:table-cell office:value-type="float" office:value="0.344427928574" calcext:value-type="float">
            <text:p>0.3444279286</text:p>
          </table:table-cell>
          <table:table-cell office:value-type="float" office:value="0.221219522969" calcext:value-type="float">
            <text:p>0.221219523</text:p>
          </table:table-cell>
          <table:table-cell office:value-type="float" office:value="4.16436843848" calcext:value-type="float">
            <text:p>4.1643684385</text:p>
          </table:table-cell>
          <table:table-cell office:value-type="float" office:value="4.69545202543" calcext:value-type="float">
            <text:p>4.6954520254</text:p>
          </table:table-cell>
          <table:table-cell office:value-type="float" office:value="1.09809317034" calcext:value-type="float">
            <text:p>1.0980931703</text:p>
          </table:table-cell>
          <table:table-cell office:value-type="float" office:value="0.535461200029" calcext:value-type="float">
            <text:p>0.53546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.956096402" calcext:value-type="float">
            <text:p>10.956096402</text:p>
          </table:table-cell>
          <table:table-cell office:value-type="float" office:value="1.7543386127" calcext:value-type="float">
            <text:p>1.7543386127</text:p>
          </table:table-cell>
          <table:table-cell office:value-type="float" office:value="1.1505157071" calcext:value-type="float">
            <text:p>1.1505157071</text:p>
          </table:table-cell>
          <table:table-cell office:value-type="float" office:value="1.3681745903" calcext:value-type="float">
            <text:p>1.3681745903</text:p>
          </table:table-cell>
          <table:table-cell office:value-type="float" office:value="1.29389415438" calcext:value-type="float">
            <text:p>1.2938941544</text:p>
          </table:table-cell>
          <table:table-cell office:value-type="float" office:value="5.45765203709" calcext:value-type="float">
            <text:p>5.4576520371</text:p>
          </table:table-cell>
          <table:table-cell office:value-type="float" office:value="2.41276970921" calcext:value-type="float">
            <text:p>2.4127697092</text:p>
          </table:table-cell>
          <table:table-cell office:value-type="float" office:value="2.30184820895" calcext:value-type="float">
            <text:p>2.301848209</text:p>
          </table:table-cell>
          <table:table-cell office:value-type="float" office:value="4.44961876819" calcext:value-type="float">
            <text:p>4.4496187682</text:p>
          </table:table-cell>
          <table:table-cell office:value-type="float" office:value="2.19784298618" calcext:value-type="float">
            <text:p>2.1978429862</text:p>
          </table:table-cell>
          <table:table-cell office:value-type="float" office:value="10.6457277253" calcext:value-type="float">
            <text:p>10.6457277253</text:p>
          </table:table-cell>
          <table:table-cell office:value-type="float" office:value="19.6103875348" calcext:value-type="float">
            <text:p>19.6103875348</text:p>
          </table:table-cell>
          <table:table-cell office:value-type="float" office:value="0.19738507602" calcext:value-type="float">
            <text:p>0.197385076</text:p>
          </table:table-cell>
          <table:table-cell office:value-type="float" office:value="16.4484533498" calcext:value-type="float">
            <text:p>16.4484533498</text:p>
          </table:table-cell>
          <table:table-cell office:value-type="float" office:value="4.64103472919" calcext:value-type="float">
            <text:p>4.6410347292</text:p>
          </table:table-cell>
          <table:table-cell office:value-type="float" office:value="5.74428118375" calcext:value-type="float">
            <text:p>5.7442811838</text:p>
          </table:table-cell>
          <table:table-cell office:value-type="float" office:value="11.4397252248" calcext:value-type="float">
            <text:p>11.4397252248</text:p>
          </table:table-cell>
          <table:table-cell office:value-type="float" office:value="2.65652576875" calcext:value-type="float">
            <text:p>2.6565257688</text:p>
          </table:table-cell>
          <table:table-cell office:value-type="float" office:value="2.55654388055" calcext:value-type="float">
            <text:p>2.5565438806</text:p>
          </table:table-cell>
          <table:table-cell office:value-type="float" office:value="0.150440090336" calcext:value-type="float">
            <text:p>0.150440090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.90755557861" calcext:value-type="float">
            <text:p>3.9075555786</text:p>
          </table:table-cell>
          <table:table-cell office:value-type="float" office:value="1.30399277185" calcext:value-type="float">
            <text:p>1.3039927719</text:p>
          </table:table-cell>
          <table:table-cell office:value-type="float" office:value="0.932782730579" calcext:value-type="float">
            <text:p>0.9327827306</text:p>
          </table:table-cell>
          <table:table-cell office:value-type="float" office:value="12.09615546" calcext:value-type="float">
            <text:p>12.09615546</text:p>
          </table:table-cell>
          <table:table-cell office:value-type="float" office:value="1.60875050428" calcext:value-type="float">
            <text:p>1.6087505043</text:p>
          </table:table-cell>
          <table:table-cell office:value-type="float" office:value="9.71830052134" calcext:value-type="float">
            <text:p>9.7183005213</text:p>
          </table:table-cell>
          <table:table-cell office:value-type="float" office:value="11.4036714091" calcext:value-type="float">
            <text:p>11.4036714091</text:p>
          </table:table-cell>
          <table:table-cell office:value-type="float" office:value="0.848620389573" calcext:value-type="float">
            <text:p>0.8486203896</text:p>
          </table:table-cell>
          <table:table-cell office:value-type="float" office:value="4.85579217825" calcext:value-type="float">
            <text:p>4.8557921783</text:p>
          </table:table-cell>
          <table:table-cell office:value-type="float" office:value="1.34595680059" calcext:value-type="float">
            <text:p>1.3459568006</text:p>
          </table:table-cell>
          <table:table-cell office:value-type="float" office:value="13.2066006084" calcext:value-type="float">
            <text:p>13.2066006084</text:p>
          </table:table-cell>
          <table:table-cell office:value-type="float" office:value="11.7508768945" calcext:value-type="float">
            <text:p>11.7508768945</text:p>
          </table:table-cell>
          <table:table-cell office:value-type="float" office:value="1.81041178289" calcext:value-type="float">
            <text:p>1.8104117829</text:p>
          </table:table-cell>
          <table:table-cell office:value-type="float" office:value="21.276160116" calcext:value-type="float">
            <text:p>21.276160116</text:p>
          </table:table-cell>
          <table:table-cell office:value-type="float" office:value="1.53134512752" calcext:value-type="float">
            <text:p>1.5313451275</text:p>
          </table:table-cell>
          <table:table-cell office:value-type="float" office:value="1.60170511089" calcext:value-type="float">
            <text:p>1.6017051109</text:p>
          </table:table-cell>
          <table:table-cell office:value-type="float" office:value="4.4242556645" calcext:value-type="float">
            <text:p>4.4242556645</text:p>
          </table:table-cell>
          <table:table-cell office:value-type="float" office:value="1.64964836805" calcext:value-type="float">
            <text:p>1.6496483681</text:p>
          </table:table-cell>
          <table:table-cell office:value-type="float" office:value="1.93276847539" calcext:value-type="float">
            <text:p>1.9327684754</text:p>
          </table:table-cell>
          <table:table-cell office:value-type="float" office:value="0.856693125888" calcext:value-type="float">
            <text:p>0.856693125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.46422448516" calcext:value-type="float">
            <text:p>3.4642244852</text:p>
          </table:table-cell>
          <table:table-cell office:value-type="float" office:value="5.53090566245" calcext:value-type="float">
            <text:p>5.5309056625</text:p>
          </table:table-cell>
          <table:table-cell office:value-type="float" office:value="1.23059164657" calcext:value-type="float">
            <text:p>1.2305916466</text:p>
          </table:table-cell>
          <table:table-cell office:value-type="float" office:value="2.69319689346" calcext:value-type="float">
            <text:p>2.6931968935</text:p>
          </table:table-cell>
          <table:table-cell office:value-type="float" office:value="0.08264128279" calcext:value-type="float">
            <text:p>0.0826412828</text:p>
          </table:table-cell>
          <table:table-cell office:value-type="float" office:value="5.69397310873" calcext:value-type="float">
            <text:p>5.6939731087</text:p>
          </table:table-cell>
          <table:table-cell office:value-type="float" office:value="5.31492564128" calcext:value-type="float">
            <text:p>5.3149256413</text:p>
          </table:table-cell>
          <table:table-cell office:value-type="float" office:value="3.65009167951" calcext:value-type="float">
            <text:p>3.6500916795</text:p>
          </table:table-cell>
          <table:table-cell office:value-type="float" office:value="7.82498746388" calcext:value-type="float">
            <text:p>7.8249874639</text:p>
          </table:table-cell>
          <table:table-cell office:value-type="float" office:value="1.29045500417" calcext:value-type="float">
            <text:p>1.2904550042</text:p>
          </table:table-cell>
          <table:table-cell office:value-type="float" office:value="10.6075539893" calcext:value-type="float">
            <text:p>10.6075539893</text:p>
          </table:table-cell>
          <table:table-cell office:value-type="float" office:value="16.5392158329" calcext:value-type="float">
            <text:p>16.5392158329</text:p>
          </table:table-cell>
          <table:table-cell office:value-type="float" office:value="1.45795094303" calcext:value-type="float">
            <text:p>1.457950943</text:p>
          </table:table-cell>
          <table:table-cell office:value-type="float" office:value="21.2669499541" calcext:value-type="float">
            <text:p>21.2669499541</text:p>
          </table:table-cell>
          <table:table-cell office:value-type="float" office:value="3.32602789387" calcext:value-type="float">
            <text:p>3.3260278939</text:p>
          </table:table-cell>
          <table:table-cell office:value-type="float" office:value="3.84127158785" calcext:value-type="float">
            <text:p>3.8412715879</text:p>
          </table:table-cell>
          <table:table-cell office:value-type="float" office:value="8.50235682938" calcext:value-type="float">
            <text:p>8.5023568294</text:p>
          </table:table-cell>
          <table:table-cell office:value-type="float" office:value="9.46027070021" calcext:value-type="float">
            <text:p>9.4602707002</text:p>
          </table:table-cell>
          <table:table-cell office:value-type="float" office:value="0.46830381048" calcext:value-type="float">
            <text:p>0.4683038105</text:p>
          </table:table-cell>
          <table:table-cell office:value-type="float" office:value="0.091906784725" calcext:value-type="float">
            <text:p>0.09190678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.60775505646" calcext:value-type="float">
            <text:p>9.6077550565</text:p>
          </table:table-cell>
          <table:table-cell office:value-type="float" office:value="1.89795509114" calcext:value-type="float">
            <text:p>1.8979550911</text:p>
          </table:table-cell>
          <table:table-cell office:value-type="float" office:value="2.43566373317" calcext:value-type="float">
            <text:p>2.4356637332</text:p>
          </table:table-cell>
          <table:table-cell office:value-type="float" office:value="4.39320181735" calcext:value-type="float">
            <text:p>4.3932018174</text:p>
          </table:table-cell>
          <table:table-cell office:value-type="float" office:value="1.36092812059" calcext:value-type="float">
            <text:p>1.3609281206</text:p>
          </table:table-cell>
          <table:table-cell office:value-type="float" office:value="4.99694389918" calcext:value-type="float">
            <text:p>4.9969438992</text:p>
          </table:table-cell>
          <table:table-cell office:value-type="float" office:value="6.18333176873" calcext:value-type="float">
            <text:p>6.1833317687</text:p>
          </table:table-cell>
          <table:table-cell office:value-type="float" office:value="2.58612478402" calcext:value-type="float">
            <text:p>2.586124784</text:p>
          </table:table-cell>
          <table:table-cell office:value-type="float" office:value="8.22537522701" calcext:value-type="float">
            <text:p>8.225375227</text:p>
          </table:table-cell>
          <table:table-cell office:value-type="float" office:value="3.67209583855" calcext:value-type="float">
            <text:p>3.6720958386</text:p>
          </table:table-cell>
          <table:table-cell office:value-type="float" office:value="10.8974436661" calcext:value-type="float">
            <text:p>10.8974436661</text:p>
          </table:table-cell>
          <table:table-cell office:value-type="float" office:value="10.5351262385" calcext:value-type="float">
            <text:p>10.5351262385</text:p>
          </table:table-cell>
          <table:table-cell office:value-type="float" office:value="0.300973957368" calcext:value-type="float">
            <text:p>0.3009739574</text:p>
          </table:table-cell>
          <table:table-cell office:value-type="float" office:value="19.2728702475" calcext:value-type="float">
            <text:p>19.2728702475</text:p>
          </table:table-cell>
          <table:table-cell office:value-type="float" office:value="4.26321639026" calcext:value-type="float">
            <text:p>4.2632163903</text:p>
          </table:table-cell>
          <table:table-cell office:value-type="float" office:value="2.16414718312" calcext:value-type="float">
            <text:p>2.1641471831</text:p>
          </table:table-cell>
          <table:table-cell office:value-type="float" office:value="16.6111043862" calcext:value-type="float">
            <text:p>16.6111043862</text:p>
          </table:table-cell>
          <table:table-cell office:value-type="float" office:value="6.76427206112" calcext:value-type="float">
            <text:p>6.7642720611</text:p>
          </table:table-cell>
          <table:table-cell office:value-type="float" office:value="1.01098428395" calcext:value-type="float">
            <text:p>1.010984284</text:p>
          </table:table-cell>
          <table:table-cell office:value-type="float" office:value="1.16560451664" calcext:value-type="float">
            <text:p>1.16560451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.00855426429" calcext:value-type="float">
            <text:p>5.0085542643</text:p>
          </table:table-cell>
          <table:table-cell office:value-type="float" office:value="1.37622625816" calcext:value-type="float">
            <text:p>1.3762262582</text:p>
          </table:table-cell>
          <table:table-cell office:value-type="float" office:value="5.12676029773" calcext:value-type="float">
            <text:p>5.1267602977</text:p>
          </table:table-cell>
          <table:table-cell office:value-type="float" office:value="6.8973210869" calcext:value-type="float">
            <text:p>6.8973210869</text:p>
          </table:table-cell>
          <table:table-cell office:value-type="float" office:value="2.95014600441" calcext:value-type="float">
            <text:p>2.9501460044</text:p>
          </table:table-cell>
          <table:table-cell office:value-type="float" office:value="3.69293968751" calcext:value-type="float">
            <text:p>3.6929396875</text:p>
          </table:table-cell>
          <table:table-cell office:value-type="float" office:value="1.96300809983" calcext:value-type="float">
            <text:p>1.9630080998</text:p>
          </table:table-cell>
          <table:table-cell office:value-type="float" office:value="5.92694309501" calcext:value-type="float">
            <text:p>5.926943095</text:p>
          </table:table-cell>
          <table:table-cell office:value-type="float" office:value="3.64388193098" calcext:value-type="float">
            <text:p>3.643881931</text:p>
          </table:table-cell>
          <table:table-cell office:value-type="float" office:value="1.82518929179" calcext:value-type="float">
            <text:p>1.8251892918</text:p>
          </table:table-cell>
          <table:table-cell office:value-type="float" office:value="11.1181690128" calcext:value-type="float">
            <text:p>11.1181690128</text:p>
          </table:table-cell>
          <table:table-cell office:value-type="float" office:value="20.7840492983" calcext:value-type="float">
            <text:p>20.7840492983</text:p>
          </table:table-cell>
          <table:table-cell office:value-type="float" office:value="1.33757010201" calcext:value-type="float">
            <text:p>1.337570102</text:p>
          </table:table-cell>
          <table:table-cell office:value-type="float" office:value="13.0586041277" calcext:value-type="float">
            <text:p>13.0586041277</text:p>
          </table:table-cell>
          <table:table-cell office:value-type="float" office:value="1.73363107475" calcext:value-type="float">
            <text:p>1.7336310748</text:p>
          </table:table-cell>
          <table:table-cell office:value-type="float" office:value="4.82112630959" calcext:value-type="float">
            <text:p>4.8211263096</text:p>
          </table:table-cell>
          <table:table-cell office:value-type="float" office:value="11.9118678294" calcext:value-type="float">
            <text:p>11.9118678294</text:p>
          </table:table-cell>
          <table:table-cell office:value-type="float" office:value="5.32861321169" calcext:value-type="float">
            <text:p>5.3286132117</text:p>
          </table:table-cell>
          <table:table-cell office:value-type="float" office:value="2.02374848779" calcext:value-type="float">
            <text:p>2.0237484878</text:p>
          </table:table-cell>
          <table:table-cell office:value-type="float" office:value="0.146488760302" calcext:value-type="float">
            <text:p>0.14648876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22170328766" calcext:value-type="float">
            <text:p>4.2217032877</text:p>
          </table:table-cell>
          <table:table-cell office:value-type="float" office:value="2.33172700057" calcext:value-type="float">
            <text:p>2.3317270006</text:p>
          </table:table-cell>
          <table:table-cell office:value-type="float" office:value="1.87410781015" calcext:value-type="float">
            <text:p>1.8741078102</text:p>
          </table:table-cell>
          <table:table-cell office:value-type="float" office:value="2.6123681044" calcext:value-type="float">
            <text:p>2.6123681044</text:p>
          </table:table-cell>
          <table:table-cell office:value-type="float" office:value="3.08917535531" calcext:value-type="float">
            <text:p>3.0891753553</text:p>
          </table:table-cell>
          <table:table-cell office:value-type="float" office:value="3.49796744183" calcext:value-type="float">
            <text:p>3.4979674418</text:p>
          </table:table-cell>
          <table:table-cell office:value-type="float" office:value="1.7053645196" calcext:value-type="float">
            <text:p>1.7053645196</text:p>
          </table:table-cell>
          <table:table-cell office:value-type="float" office:value="0.973700245053" calcext:value-type="float">
            <text:p>0.9737002451</text:p>
          </table:table-cell>
          <table:table-cell office:value-type="float" office:value="10.9826174132" calcext:value-type="float">
            <text:p>10.9826174132</text:p>
          </table:table-cell>
          <table:table-cell office:value-type="float" office:value="3.17797724124" calcext:value-type="float">
            <text:p>3.1779772412</text:p>
          </table:table-cell>
          <table:table-cell office:value-type="float" office:value="7.33398660925" calcext:value-type="float">
            <text:p>7.3339866093</text:p>
          </table:table-cell>
          <table:table-cell office:value-type="float" office:value="19.6821436829" calcext:value-type="float">
            <text:p>19.6821436829</text:p>
          </table:table-cell>
          <table:table-cell office:value-type="float" office:value="0.48849602887" calcext:value-type="float">
            <text:p>0.4884960289</text:p>
          </table:table-cell>
          <table:table-cell office:value-type="float" office:value="14.9332678075" calcext:value-type="float">
            <text:p>14.9332678075</text:p>
          </table:table-cell>
          <table:table-cell office:value-type="float" office:value="3.95600797303" calcext:value-type="float">
            <text:p>3.956007973</text:p>
          </table:table-cell>
          <table:table-cell office:value-type="float" office:value="0.761362973498" calcext:value-type="float">
            <text:p>0.7613629735</text:p>
          </table:table-cell>
          <table:table-cell office:value-type="float" office:value="16.2705219947" calcext:value-type="float">
            <text:p>16.2705219947</text:p>
          </table:table-cell>
          <table:table-cell office:value-type="float" office:value="2.7391809911" calcext:value-type="float">
            <text:p>2.7391809911</text:p>
          </table:table-cell>
          <table:table-cell office:value-type="float" office:value="0.846575079868" calcext:value-type="float">
            <text:p>0.8465750799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62257657013" calcext:value-type="float">
            <text:p>3.6225765701</text:p>
          </table:table-cell>
          <table:table-cell office:value-type="float" office:value="0.589138260679" calcext:value-type="float">
            <text:p>0.5891382607</text:p>
          </table:table-cell>
          <table:table-cell office:value-type="float" office:value="2.51825450889" calcext:value-type="float">
            <text:p>2.5182545089</text:p>
          </table:table-cell>
          <table:table-cell office:value-type="float" office:value="4.25372569224" calcext:value-type="float">
            <text:p>4.2537256922</text:p>
          </table:table-cell>
          <table:table-cell office:value-type="float" office:value="4.88334440214" calcext:value-type="float">
            <text:p>4.8833444021</text:p>
          </table:table-cell>
          <table:table-cell office:value-type="float" office:value="8.62786372553" calcext:value-type="float">
            <text:p>8.6278637255</text:p>
          </table:table-cell>
          <table:table-cell office:value-type="float" office:value="1.96033850561" calcext:value-type="float">
            <text:p>1.9603385056</text:p>
          </table:table-cell>
          <table:table-cell office:value-type="float" office:value="3.39526740392" calcext:value-type="float">
            <text:p>3.3952674039</text:p>
          </table:table-cell>
          <table:table-cell office:value-type="float" office:value="4.87822238454" calcext:value-type="float">
            <text:p>4.8782223845</text:p>
          </table:table-cell>
          <table:table-cell office:value-type="float" office:value="3.68916297269" calcext:value-type="float">
            <text:p>3.6891629727</text:p>
          </table:table-cell>
          <table:table-cell office:value-type="float" office:value="13.9767793014" calcext:value-type="float">
            <text:p>13.9767793014</text:p>
          </table:table-cell>
          <table:table-cell office:value-type="float" office:value="7.62949572263" calcext:value-type="float">
            <text:p>7.6294957226</text:p>
          </table:table-cell>
          <table:table-cell office:value-type="float" office:value="1.37518416073" calcext:value-type="float">
            <text:p>1.3751841607</text:p>
          </table:table-cell>
          <table:table-cell office:value-type="float" office:value="15.1781337334" calcext:value-type="float">
            <text:p>15.1781337334</text:p>
          </table:table-cell>
          <table:table-cell office:value-type="float" office:value="4.0718407612" calcext:value-type="float">
            <text:p>4.0718407612</text:p>
          </table:table-cell>
          <table:table-cell office:value-type="float" office:value="4.05505317058" calcext:value-type="float">
            <text:p>4.0550531706</text:p>
          </table:table-cell>
          <table:table-cell office:value-type="float" office:value="5.32100019126" calcext:value-type="float">
            <text:p>5.3210001913</text:p>
          </table:table-cell>
          <table:table-cell office:value-type="float" office:value="3.98198601921" calcext:value-type="float">
            <text:p>3.9819860192</text:p>
          </table:table-cell>
          <table:table-cell office:value-type="float" office:value="2.1484732366" calcext:value-type="float">
            <text:p>2.1484732366</text:p>
          </table:table-cell>
          <table:table-cell office:value-type="float" office:value="0.311747704485" calcext:value-type="float">
            <text:p>0.31174770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24781161959" calcext:value-type="float">
            <text:p>6.2478116196</text:p>
          </table:table-cell>
          <table:table-cell office:value-type="float" office:value="2.67421401403" calcext:value-type="float">
            <text:p>2.674214014</text:p>
          </table:table-cell>
          <table:table-cell office:value-type="float" office:value="2.08982890744" calcext:value-type="float">
            <text:p>2.0898289074</text:p>
          </table:table-cell>
          <table:table-cell office:value-type="float" office:value="0.523561646966" calcext:value-type="float">
            <text:p>0.523561647</text:p>
          </table:table-cell>
          <table:table-cell office:value-type="float" office:value="2.3968629234" calcext:value-type="float">
            <text:p>2.3968629234</text:p>
          </table:table-cell>
          <table:table-cell office:value-type="float" office:value="6.03124235286" calcext:value-type="float">
            <text:p>6.0312423529</text:p>
          </table:table-cell>
          <table:table-cell office:value-type="float" office:value="0.76213415541" calcext:value-type="float">
            <text:p>0.7621341554</text:p>
          </table:table-cell>
          <table:table-cell office:value-type="float" office:value="3.49819055808" calcext:value-type="float">
            <text:p>3.4981905581</text:p>
          </table:table-cell>
          <table:table-cell office:value-type="float" office:value="7.59489330337" calcext:value-type="float">
            <text:p>7.5948933034</text:p>
          </table:table-cell>
          <table:table-cell office:value-type="float" office:value="2.20448748794" calcext:value-type="float">
            <text:p>2.2044874879</text:p>
          </table:table-cell>
          <table:table-cell office:value-type="float" office:value="13.491341197" calcext:value-type="float">
            <text:p>13.491341197</text:p>
          </table:table-cell>
          <table:table-cell office:value-type="float" office:value="13.4756922635" calcext:value-type="float">
            <text:p>13.4756922635</text:p>
          </table:table-cell>
          <table:table-cell office:value-type="float" office:value="0.4936386028" calcext:value-type="float">
            <text:p>0.4936386028</text:p>
          </table:table-cell>
          <table:table-cell office:value-type="float" office:value="9.28834269236" calcext:value-type="float">
            <text:p>9.2883426924</text:p>
          </table:table-cell>
          <table:table-cell office:value-type="float" office:value="4.41985103963" calcext:value-type="float">
            <text:p>4.4198510396</text:p>
          </table:table-cell>
          <table:table-cell office:value-type="float" office:value="4.21790735569" calcext:value-type="float">
            <text:p>4.2179073557</text:p>
          </table:table-cell>
          <table:table-cell office:value-type="float" office:value="9.41937364802" calcext:value-type="float">
            <text:p>9.419373648</text:p>
          </table:table-cell>
          <table:table-cell office:value-type="float" office:value="5.70821825432" calcext:value-type="float">
            <text:p>5.7082182543</text:p>
          </table:table-cell>
          <table:table-cell office:value-type="float" office:value="5.86528152562" calcext:value-type="float">
            <text:p>5.8652815256</text:p>
          </table:table-cell>
          <table:table-cell office:value-type="float" office:value="0.200444887291" calcext:value-type="float">
            <text:p>0.20044488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0"/>
        </table:table-row>
      </table:table>
      <table:table table:name="POPL" table:style-name="ta1">
        <table:shapes>
          <draw:frame draw:z-index="0" draw:style-name="gr1" draw:text-style-name="P1" svg:width="13.0437in" svg:height="8.4189in" svg:x="0.0004in" svg:y="0in">
            <draw:object draw:notify-on-update-of-ranges="POPL.A1:POPL.A1 POPL.A2:POPL.A43 POPL.B1:POPL.B1 POPL.B2:POPL.B43 POPL.C1:POPL.C1 POPL.C2:POPL.C43 POPL.D1:POPL.D1 POPL.D2:POPL.D43 POPL.E1:POPL.E1 POPL.E2:POPL.E43 POPL.F1:POPL.F1 POPL.F2:POPL.F43 POPL.G1:POPL.G1 POPL.G2:POPL.G43 POPL.H1:POPL.H1 POPL.H2:POPL.H43 POPL.I1:POPL.I1 POPL.I2:POPL.I43 POPL.J1:POPL.J1 POPL.J2:POPL.J43 POPL.K1:POPL.K1 POPL.K2:POPL.K43 POPL.L1:POPL.L1 POPL.L2:POPL.L43 POPL.M1:POPL.M1 POPL.M2:POPL.M43 POPL.N1:POPL.N1 POPL.N2:POPL.N43 POPL.O1:POPL.O1 POPL.O2:POPL.O43 POPL.P1:POPL.P1 POPL.P2:POPL.P43 POPL.Q1:POPL.Q1 POPL.Q2:POPL.Q43 POPL.R1:POPL.R1 POPL.R2:POPL.R43 POPL.S1:POPL.S1 POPL.S2:POPL.S43 POPL.T1:POPL.T1 POPL.T2:POPL.T43 POPL.U1:POPL.U1 POPL.U2:POPL.U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OPL Topic 0</text:p>
          </table:table-cell>
          <table:table-cell office:value-type="string" calcext:value-type="string">
            <text:p>POPL Topic 1</text:p>
          </table:table-cell>
          <table:table-cell office:value-type="string" calcext:value-type="string">
            <text:p>POPL Topic 2</text:p>
          </table:table-cell>
          <table:table-cell office:value-type="string" calcext:value-type="string">
            <text:p>POPL Topic 3</text:p>
          </table:table-cell>
          <table:table-cell office:value-type="string" calcext:value-type="string">
            <text:p>POPL Topic 4</text:p>
          </table:table-cell>
          <table:table-cell office:value-type="string" calcext:value-type="string">
            <text:p>POPL Topic 5</text:p>
          </table:table-cell>
          <table:table-cell office:value-type="string" calcext:value-type="string">
            <text:p>POPL Topic 6</text:p>
          </table:table-cell>
          <table:table-cell office:value-type="string" calcext:value-type="string">
            <text:p>POPL Topic 7</text:p>
          </table:table-cell>
          <table:table-cell office:value-type="string" calcext:value-type="string">
            <text:p>POPL Topic 8</text:p>
          </table:table-cell>
          <table:table-cell office:value-type="string" calcext:value-type="string">
            <text:p>POPL Topic 9</text:p>
          </table:table-cell>
          <table:table-cell office:value-type="string" calcext:value-type="string">
            <text:p>POPL Topic 10</text:p>
          </table:table-cell>
          <table:table-cell office:value-type="string" calcext:value-type="string">
            <text:p>POPL Topic 11</text:p>
          </table:table-cell>
          <table:table-cell office:value-type="string" calcext:value-type="string">
            <text:p>POPL Topic 12</text:p>
          </table:table-cell>
          <table:table-cell office:value-type="string" calcext:value-type="string">
            <text:p>POPL Topic 13</text:p>
          </table:table-cell>
          <table:table-cell office:value-type="string" calcext:value-type="string">
            <text:p>POPL Topic 14</text:p>
          </table:table-cell>
          <table:table-cell office:value-type="string" calcext:value-type="string">
            <text:p>POPL Topic 15</text:p>
          </table:table-cell>
          <table:table-cell office:value-type="string" calcext:value-type="string">
            <text:p>POPL Topic 16</text:p>
          </table:table-cell>
          <table:table-cell office:value-type="string" calcext:value-type="string">
            <text:p>POPL Topic 17</text:p>
          </table:table-cell>
          <table:table-cell office:value-type="string" calcext:value-type="string">
            <text:p>POPL Topic 18</text:p>
          </table:table-cell>
          <table:table-cell office:value-type="string" calcext:value-type="string">
            <text:p>POPL Topic 1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.69549239655" calcext:value-type="float">
            <text:p>2.6954923966</text:p>
          </table:table-cell>
          <table:table-cell office:value-type="float" office:value="1.46655318135" calcext:value-type="float">
            <text:p>1.4665531814</text:p>
          </table:table-cell>
          <table:table-cell office:value-type="float" office:value="13.2655141026" calcext:value-type="float">
            <text:p>13.2655141026</text:p>
          </table:table-cell>
          <table:table-cell office:value-type="float" office:value="2.75887080976" calcext:value-type="float">
            <text:p>2.7588708098</text:p>
          </table:table-cell>
          <table:table-cell office:value-type="float" office:value="4.32795946853" calcext:value-type="float">
            <text:p>4.3279594685</text:p>
          </table:table-cell>
          <table:table-cell office:value-type="float" office:value="2.69657940687" calcext:value-type="float">
            <text:p>2.6965794069</text:p>
          </table:table-cell>
          <table:table-cell office:value-type="float" office:value="0.259260597052" calcext:value-type="float">
            <text:p>0.2592605971</text:p>
          </table:table-cell>
          <table:table-cell office:value-type="float" office:value="0.269985297795" calcext:value-type="float">
            <text:p>0.2699852978</text:p>
          </table:table-cell>
          <table:table-cell office:value-type="float" office:value="6.16708581615" calcext:value-type="float">
            <text:p>6.1670858162</text:p>
          </table:table-cell>
          <table:table-cell office:value-type="float" office:value="3.59913000773" calcext:value-type="float">
            <text:p>3.5991300077</text:p>
          </table:table-cell>
          <table:table-cell office:value-type="float" office:value="0.351546381881" calcext:value-type="float">
            <text:p>0.3515463819</text:p>
          </table:table-cell>
          <table:table-cell office:value-type="float" office:value="2.48748499529" calcext:value-type="float">
            <text:p>2.4874849953</text:p>
          </table:table-cell>
          <table:table-cell office:value-type="float" office:value="4.79767708952" calcext:value-type="float">
            <text:p>4.797677089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118183606" calcext:value-type="float">
            <text:p>0.1118183606</text:p>
          </table:table-cell>
          <table:table-cell office:value-type="float" office:value="4.68215611517" calcext:value-type="float">
            <text:p>4.6821561152</text:p>
          </table:table-cell>
          <table:table-cell office:value-type="float" office:value="0.10937484399" calcext:value-type="float">
            <text:p>0.109374844</text:p>
          </table:table-cell>
          <table:table-cell office:value-type="float" office:value="7.53837825913" calcext:value-type="float">
            <text:p>7.5383782591</text:p>
          </table:table-cell>
          <table:table-cell office:value-type="float" office:value="0.739229610629" calcext:value-type="float">
            <text:p>0.7392296106</text:p>
          </table:table-cell>
          <table:table-cell office:value-type="float" office:value="0.615147726905" calcext:value-type="float">
            <text:p>0.615147726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.14003975059" calcext:value-type="float">
            <text:p>1.1400397506</text:p>
          </table:table-cell>
          <table:table-cell office:value-type="float" office:value="1.64632651963" calcext:value-type="float">
            <text:p>1.6463265196</text:p>
          </table:table-cell>
          <table:table-cell office:value-type="float" office:value="4.30104338953" calcext:value-type="float">
            <text:p>4.3010433895</text:p>
          </table:table-cell>
          <table:table-cell office:value-type="float" office:value="0.290036627277" calcext:value-type="float">
            <text:p>0.2900366273</text:p>
          </table:table-cell>
          <table:table-cell office:value-type="float" office:value="3.40247793233" calcext:value-type="float">
            <text:p>3.4024779323</text:p>
          </table:table-cell>
          <table:table-cell office:value-type="float" office:value="4.62798865694" calcext:value-type="float">
            <text:p>4.6279886569</text:p>
          </table:table-cell>
          <table:table-cell office:value-type="float" office:value="0.107346573155" calcext:value-type="float">
            <text:p>0.1073465732</text:p>
          </table:table-cell>
          <table:table-cell office:value-type="float" office:value="0.338756020423" calcext:value-type="float">
            <text:p>0.3387560204</text:p>
          </table:table-cell>
          <table:table-cell office:value-type="float" office:value="11.6021140079" calcext:value-type="float">
            <text:p>11.6021140079</text:p>
          </table:table-cell>
          <table:table-cell office:value-type="float" office:value="0.322852440018" calcext:value-type="float">
            <text:p>0.32285244</text:p>
          </table:table-cell>
          <table:table-cell office:value-type="float" office:value="0.8670121549" calcext:value-type="float">
            <text:p>0.8670121549</text:p>
          </table:table-cell>
          <table:table-cell office:value-type="float" office:value="0.437820891536" calcext:value-type="float">
            <text:p>0.4378208915</text:p>
          </table:table-cell>
          <table:table-cell office:value-type="float" office:value="14.621826477" calcext:value-type="float">
            <text:p>14.621826477</text:p>
          </table:table-cell>
          <table:table-cell office:value-type="float" office:value="0.372167778223" calcext:value-type="float">
            <text:p>0.372167778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9.6150783595" calcext:value-type="float">
            <text:p>9.6150783595</text:p>
          </table:table-cell>
          <table:table-cell office:value-type="float" office:value="0.502470719814" calcext:value-type="float">
            <text:p>0.5024707198</text:p>
          </table:table-cell>
          <table:table-cell office:value-type="float" office:value="5.94261957564" calcext:value-type="float">
            <text:p>5.9426195756</text:p>
          </table:table-cell>
          <table:table-cell office:value-type="float" office:value="0.967562721677" calcext:value-type="float">
            <text:p>0.9675627217</text:p>
          </table:table-cell>
          <table:table-cell office:value-type="float" office:value="0.227643265386" calcext:value-type="float">
            <text:p>0.227643265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.28135057004" calcext:value-type="float">
            <text:p>3.28135057</text:p>
          </table:table-cell>
          <table:table-cell office:value-type="float" office:value="4.05877681986" calcext:value-type="float">
            <text:p>4.0587768199</text:p>
          </table:table-cell>
          <table:table-cell office:value-type="float" office:value="9.28825547778" calcext:value-type="float">
            <text:p>9.2882554778</text:p>
          </table:table-cell>
          <table:table-cell office:value-type="float" office:value="3.24173873292" calcext:value-type="float">
            <text:p>3.2417387329</text:p>
          </table:table-cell>
          <table:table-cell office:value-type="float" office:value="3.20299108838" calcext:value-type="float">
            <text:p>3.2029910884</text:p>
          </table:table-cell>
          <table:table-cell office:value-type="float" office:value="0.744796937458" calcext:value-type="float">
            <text:p>0.7447969375</text:p>
          </table:table-cell>
          <table:table-cell office:value-type="float" office:value="0.214744881321" calcext:value-type="float">
            <text:p>0.214744881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4.8083883598" calcext:value-type="float">
            <text:p>14.808388359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03414675994" calcext:value-type="float">
            <text:p>4.0341467599</text:p>
          </table:table-cell>
          <table:table-cell office:value-type="float" office:value="0.155873888942" calcext:value-type="float">
            <text:p>0.1558738889</text:p>
          </table:table-cell>
          <table:table-cell office:value-type="float" office:value="3.60457634867" calcext:value-type="float">
            <text:p>3.604576348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77969701742" calcext:value-type="float">
            <text:p>0.6779697017</text:p>
          </table:table-cell>
          <table:table-cell office:value-type="float" office:value="6.13272630943" calcext:value-type="float">
            <text:p>6.132726309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5.75555917215" calcext:value-type="float">
            <text:p>5.7555591722</text:p>
          </table:table-cell>
          <table:table-cell office:value-type="float" office:value="2.51601396201" calcext:value-type="float">
            <text:p>2.516013962</text:p>
          </table:table-cell>
          <table:table-cell office:value-type="float" office:value="2.52917404984" calcext:value-type="float">
            <text:p>2.529174049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.85032154247" calcext:value-type="float">
            <text:p>2.8503215425</text:p>
          </table:table-cell>
          <table:table-cell office:value-type="float" office:value="10.6268153201" calcext:value-type="float">
            <text:p>10.6268153201</text:p>
          </table:table-cell>
          <table:table-cell office:value-type="float" office:value="15.2372053424" calcext:value-type="float">
            <text:p>15.2372053424</text:p>
          </table:table-cell>
          <table:table-cell office:value-type="float" office:value="4.67103729213" calcext:value-type="float">
            <text:p>4.6710372921</text:p>
          </table:table-cell>
          <table:table-cell office:value-type="float" office:value="2.39346127613" calcext:value-type="float">
            <text:p>2.3934612761</text:p>
          </table:table-cell>
          <table:table-cell office:value-type="float" office:value="7.53825513403" calcext:value-type="float">
            <text:p>7.538255134</text:p>
          </table:table-cell>
          <table:table-cell office:value-type="float" office:value="0.147986253829" calcext:value-type="float">
            <text:p>0.1479862538</text:p>
          </table:table-cell>
          <table:table-cell office:value-type="float" office:value="1.0084500531" calcext:value-type="float">
            <text:p>1.0084500531</text:p>
          </table:table-cell>
          <table:table-cell office:value-type="float" office:value="34.9738116189" calcext:value-type="float">
            <text:p>34.9738116189</text:p>
          </table:table-cell>
          <table:table-cell office:value-type="float" office:value="0.431506887988" calcext:value-type="float">
            <text:p>0.431506888</text:p>
          </table:table-cell>
          <table:table-cell office:value-type="float" office:value="3.76797091928" calcext:value-type="float">
            <text:p>3.7679709193</text:p>
          </table:table-cell>
          <table:table-cell office:value-type="float" office:value="1.24188949987" calcext:value-type="float">
            <text:p>1.2418894999</text:p>
          </table:table-cell>
          <table:table-cell office:value-type="float" office:value="1.42973065905" calcext:value-type="float">
            <text:p>1.4297306591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6.76248988348" calcext:value-type="float">
            <text:p>6.7624898835</text:p>
          </table:table-cell>
          <table:table-cell office:value-type="float" office:value="1.6010855315" calcext:value-type="float">
            <text:p>1.6010855315</text:p>
          </table:table-cell>
          <table:table-cell office:value-type="float" office:value="2.19082281729" calcext:value-type="float">
            <text:p>2.1908228173</text:p>
          </table:table-cell>
          <table:table-cell office:value-type="float" office:value="0.531120626067" calcext:value-type="float">
            <text:p>0.5311206261</text:p>
          </table:table-cell>
          <table:table-cell office:value-type="float" office:value="0.795060416925" calcext:value-type="float">
            <text:p>0.795060416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.33746660197" calcext:value-type="float">
            <text:p>5.337466602</text:p>
          </table:table-cell>
          <table:table-cell office:value-type="float" office:value="0.640574888415" calcext:value-type="float">
            <text:p>0.6405748884</text:p>
          </table:table-cell>
          <table:table-cell office:value-type="float" office:value="10.0907161335" calcext:value-type="float">
            <text:p>10.0907161335</text:p>
          </table:table-cell>
          <table:table-cell office:value-type="float" office:value="1.28267047833" calcext:value-type="float">
            <text:p>1.2826704783</text:p>
          </table:table-cell>
          <table:table-cell office:value-type="float" office:value="5.87400889223" calcext:value-type="float">
            <text:p>5.8740088922</text:p>
          </table:table-cell>
          <table:table-cell office:value-type="float" office:value="18.0751507671" calcext:value-type="float">
            <text:p>18.0751507671</text:p>
          </table:table-cell>
          <table:table-cell office:value-type="float" office:value="0.388951465531" calcext:value-type="float">
            <text:p>0.388951465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6.4173558215" calcext:value-type="float">
            <text:p>26.4173558215</text:p>
          </table:table-cell>
          <table:table-cell office:value-type="float" office:value="3.41565645325" calcext:value-type="float">
            <text:p>3.4156564533</text:p>
          </table:table-cell>
          <table:table-cell office:value-type="float" office:value="0.828166818227" calcext:value-type="float">
            <text:p>0.8281668182</text:p>
          </table:table-cell>
          <table:table-cell office:value-type="float" office:value="0.7479509542" calcext:value-type="float">
            <text:p>0.7479509542</text:p>
          </table:table-cell>
          <table:table-cell office:value-type="float" office:value="1.3145333195" calcext:value-type="float">
            <text:p>1.3145333195</text:p>
          </table:table-cell>
          <table:table-cell office:value-type="float" office:value="0.226526732858" calcext:value-type="float">
            <text:p>0.226526732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0.2506299374" calcext:value-type="float">
            <text:p>10.2506299374</text:p>
          </table:table-cell>
          <table:table-cell office:value-type="float" office:value="4.70571414497" calcext:value-type="float">
            <text:p>4.705714145</text:p>
          </table:table-cell>
          <table:table-cell office:value-type="float" office:value="0.487931975192" calcext:value-type="float">
            <text:p>0.4879319752</text:p>
          </table:table-cell>
          <table:table-cell office:value-type="float" office:value="1.61129369039" calcext:value-type="float">
            <text:p>1.6112936904</text:p>
          </table:table-cell>
          <table:table-cell office:value-type="float" office:value="0.647952769142" calcext:value-type="float">
            <text:p>0.647952769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.06551079517" calcext:value-type="float">
            <text:p>1.0655107952</text:p>
          </table:table-cell>
          <table:table-cell office:value-type="float" office:value="2.22141641899" calcext:value-type="float">
            <text:p>2.221416419</text:p>
          </table:table-cell>
          <table:table-cell office:value-type="float" office:value="6.14499820797" calcext:value-type="float">
            <text:p>6.144998208</text:p>
          </table:table-cell>
          <table:table-cell office:value-type="float" office:value="0.973500101377" calcext:value-type="float">
            <text:p>0.9735001014</text:p>
          </table:table-cell>
          <table:table-cell office:value-type="float" office:value="4.52619542353" calcext:value-type="float">
            <text:p>4.5261954235</text:p>
          </table:table-cell>
          <table:table-cell office:value-type="float" office:value="4.89494941134" calcext:value-type="float">
            <text:p>4.8949494113</text:p>
          </table:table-cell>
          <table:table-cell office:value-type="float" office:value="0.890337840296" calcext:value-type="float">
            <text:p>0.890337840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0.6870173609" calcext:value-type="float">
            <text:p>30.6870173609</text:p>
          </table:table-cell>
          <table:table-cell office:value-type="float" office:value="1.71101984568" calcext:value-type="float">
            <text:p>1.7110198457</text:p>
          </table:table-cell>
          <table:table-cell office:value-type="float" office:value="8.38526162237" calcext:value-type="float">
            <text:p>8.3852616224</text:p>
          </table:table-cell>
          <table:table-cell office:value-type="float" office:value="0.523051364108" calcext:value-type="float">
            <text:p>0.5230513641</text:p>
          </table:table-cell>
          <table:table-cell office:value-type="float" office:value="7.90233746472" calcext:value-type="float">
            <text:p>7.9023374647</text:p>
          </table:table-cell>
          <table:table-cell office:value-type="float" office:value="0.26054294295" calcext:value-type="float">
            <text:p>0.26054294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7.2056973245" calcext:value-type="float">
            <text:p>17.2056973245</text:p>
          </table:table-cell>
          <table:table-cell office:value-type="float" office:value="0.413069388419" calcext:value-type="float">
            <text:p>0.4130693884</text:p>
          </table:table-cell>
          <table:table-cell office:value-type="float" office:value="0.904403900242" calcext:value-type="float">
            <text:p>0.904403900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948206217654" calcext:value-type="float">
            <text:p>0.94820621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396161497438" calcext:value-type="float">
            <text:p>0.3961614974</text:p>
          </table:table-cell>
          <table:table-cell office:value-type="float" office:value="0.510914074329" calcext:value-type="float">
            <text:p>0.5109140743</text:p>
          </table:table-cell>
          <table:table-cell office:value-type="float" office:value="4.60599286267" calcext:value-type="float">
            <text:p>4.6059928627</text:p>
          </table:table-cell>
          <table:table-cell office:value-type="float" office:value="0.334964946267" calcext:value-type="float">
            <text:p>0.3349649463</text:p>
          </table:table-cell>
          <table:table-cell office:value-type="float" office:value="3.38826669927" calcext:value-type="float">
            <text:p>3.3882666993</text:p>
          </table:table-cell>
          <table:table-cell office:value-type="float" office:value="0.477441312967" calcext:value-type="float">
            <text:p>0.477441313</text:p>
          </table:table-cell>
          <table:table-cell office:value-type="float" office:value="0.512552821304" calcext:value-type="float">
            <text:p>0.5125528213</text:p>
          </table:table-cell>
          <table:table-cell office:value-type="float" office:value="1.6069553221" calcext:value-type="float">
            <text:p>1.6069553221</text:p>
          </table:table-cell>
          <table:table-cell office:value-type="float" office:value="17.5924294443" calcext:value-type="float">
            <text:p>17.5924294443</text:p>
          </table:table-cell>
          <table:table-cell office:value-type="float" office:value="6.87519032667" calcext:value-type="float">
            <text:p>6.8751903267</text:p>
          </table:table-cell>
          <table:table-cell office:value-type="float" office:value="3.78804138995" calcext:value-type="float">
            <text:p>3.78804139</text:p>
          </table:table-cell>
          <table:table-cell office:value-type="float" office:value="8.86103686958" calcext:value-type="float">
            <text:p>8.8610368696</text:p>
          </table:table-cell>
          <table:table-cell office:value-type="float" office:value="1.89581339614" calcext:value-type="float">
            <text:p>1.8958133961</text:p>
          </table:table-cell>
          <table:table-cell office:value-type="float" office:value="0.416724819013" calcext:value-type="float">
            <text:p>0.41672481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2.6836258464" calcext:value-type="float">
            <text:p>22.6836258464</text:p>
          </table:table-cell>
          <table:table-cell office:value-type="float" office:value="0.602253059742" calcext:value-type="float">
            <text:p>0.6022530597</text:p>
          </table:table-cell>
          <table:table-cell office:value-type="float" office:value="8.54220455196" calcext:value-type="float">
            <text:p>8.542204552</text:p>
          </table:table-cell>
          <table:table-cell office:value-type="float" office:value="3.32081136702" calcext:value-type="float">
            <text:p>3.320811367</text:p>
          </table:table-cell>
          <table:table-cell office:value-type="float" office:value="0.277863860425" calcext:value-type="float">
            <text:p>0.27786386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06548844585" calcext:value-type="float">
            <text:p>1.0654884459</text:p>
          </table:table-cell>
          <table:table-cell office:value-type="float" office:value="2.88345289439" calcext:value-type="float">
            <text:p>2.8834528944</text:p>
          </table:table-cell>
          <table:table-cell office:value-type="float" office:value="4.84942955033" calcext:value-type="float">
            <text:p>4.8494295503</text:p>
          </table:table-cell>
          <table:table-cell office:value-type="float" office:value="1.42106529385" calcext:value-type="float">
            <text:p>1.4210652939</text:p>
          </table:table-cell>
          <table:table-cell office:value-type="float" office:value="5.37834940076" calcext:value-type="float">
            <text:p>5.3783494008</text:p>
          </table:table-cell>
          <table:table-cell office:value-type="float" office:value="5.76071185274" calcext:value-type="float">
            <text:p>5.7607118527</text:p>
          </table:table-cell>
          <table:table-cell office:value-type="float" office:value="1.23382254992" calcext:value-type="float">
            <text:p>1.233822549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9.65203532427" calcext:value-type="float">
            <text:p>9.6520353243</text:p>
          </table:table-cell>
          <table:table-cell office:value-type="float" office:value="6.04489875005" calcext:value-type="float">
            <text:p>6.0448987501</text:p>
          </table:table-cell>
          <table:table-cell office:value-type="float" office:value="4.9499945425" calcext:value-type="float">
            <text:p>4.9499945425</text:p>
          </table:table-cell>
          <table:table-cell office:value-type="float" office:value="2.03668297498" calcext:value-type="float">
            <text:p>2.036682975</text:p>
          </table:table-cell>
          <table:table-cell office:value-type="float" office:value="8.99142267885" calcext:value-type="float">
            <text:p>8.9914226789</text:p>
          </table:table-cell>
          <table:table-cell office:value-type="float" office:value="0.241516898478" calcext:value-type="float">
            <text:p>0.2415168985</text:p>
          </table:table-cell>
          <table:table-cell office:value-type="float" office:value="0.117444370487" calcext:value-type="float">
            <text:p>0.1174443705</text:p>
          </table:table-cell>
          <table:table-cell office:value-type="float" office:value="9.66043254912" calcext:value-type="float">
            <text:p>9.6604325491</text:p>
          </table:table-cell>
          <table:table-cell office:value-type="float" office:value="1.68709730398" calcext:value-type="float">
            <text:p>1.687097304</text:p>
          </table:table-cell>
          <table:table-cell office:value-type="float" office:value="3.25131480505" calcext:value-type="float">
            <text:p>3.2513148051</text:p>
          </table:table-cell>
          <table:table-cell office:value-type="float" office:value="2.28599331017" calcext:value-type="float">
            <text:p>2.2859933102</text:p>
          </table:table-cell>
          <table:table-cell office:value-type="float" office:value="0.529540247104" calcext:value-type="float">
            <text:p>0.529540247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50315447059" calcext:value-type="float">
            <text:p>3.5031544706</text:p>
          </table:table-cell>
          <table:table-cell office:value-type="float" office:value="2.00486870974" calcext:value-type="float">
            <text:p>2.0048687097</text:p>
          </table:table-cell>
          <table:table-cell office:value-type="float" office:value="3.45431988513" calcext:value-type="float">
            <text:p>3.4543198851</text:p>
          </table:table-cell>
          <table:table-cell office:value-type="float" office:value="1.91616647264" calcext:value-type="float">
            <text:p>1.9161664726</text:p>
          </table:table-cell>
          <table:table-cell office:value-type="float" office:value="4.5630064278" calcext:value-type="float">
            <text:p>4.5630064278</text:p>
          </table:table-cell>
          <table:table-cell office:value-type="float" office:value="2.16898386531" calcext:value-type="float">
            <text:p>2.1689838653</text:p>
          </table:table-cell>
          <table:table-cell office:value-type="float" office:value="0.0996423871351" calcext:value-type="float">
            <text:p>0.0996423871</text:p>
          </table:table-cell>
          <table:table-cell office:value-type="float" office:value="0.812837226376" calcext:value-type="float">
            <text:p>0.8128372264</text:p>
          </table:table-cell>
          <table:table-cell office:value-type="float" office:value="1.16377764281" calcext:value-type="float">
            <text:p>1.1637776428</text:p>
          </table:table-cell>
          <table:table-cell office:value-type="float" office:value="0.724572355232" calcext:value-type="float">
            <text:p>0.7245723552</text:p>
          </table:table-cell>
          <table:table-cell office:value-type="float" office:value="2.95842565771" calcext:value-type="float">
            <text:p>2.9584256577</text:p>
          </table:table-cell>
          <table:table-cell office:value-type="float" office:value="1.86013616247" calcext:value-type="float">
            <text:p>1.8601361625</text:p>
          </table:table-cell>
          <table:table-cell office:value-type="float" office:value="1.58782296512" calcext:value-type="float">
            <text:p>1.5878229651</text:p>
          </table:table-cell>
          <table:table-cell office:value-type="float" office:value="0.215425997922" calcext:value-type="float">
            <text:p>0.215425997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8.44934380754" calcext:value-type="float">
            <text:p>8.4493438075</text:p>
          </table:table-cell>
          <table:table-cell office:value-type="float" office:value="0.727940132714" calcext:value-type="float">
            <text:p>0.7279401327</text:p>
          </table:table-cell>
          <table:table-cell office:value-type="float" office:value="2.25174124595" calcext:value-type="float">
            <text:p>2.251741246</text:p>
          </table:table-cell>
          <table:table-cell office:value-type="float" office:value="3.90840575758" calcext:value-type="float">
            <text:p>3.9084057576</text:p>
          </table:table-cell>
          <table:table-cell office:value-type="float" office:value="1.66777239685" calcext:value-type="float">
            <text:p>1.667772396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58117224677" calcext:value-type="float">
            <text:p>1.5811722468</text:p>
          </table:table-cell>
          <table:table-cell office:value-type="float" office:value="4.96269913796" calcext:value-type="float">
            <text:p>4.962699138</text:p>
          </table:table-cell>
          <table:table-cell office:value-type="float" office:value="2.4215702498" calcext:value-type="float">
            <text:p>2.4215702498</text:p>
          </table:table-cell>
          <table:table-cell office:value-type="float" office:value="3.44086535503" calcext:value-type="float">
            <text:p>3.440865355</text:p>
          </table:table-cell>
          <table:table-cell office:value-type="float" office:value="8.00476379807" calcext:value-type="float">
            <text:p>8.0047637981</text:p>
          </table:table-cell>
          <table:table-cell office:value-type="float" office:value="1.30876937217" calcext:value-type="float">
            <text:p>1.3087693722</text:p>
          </table:table-cell>
          <table:table-cell office:value-type="float" office:value="2.06092702371" calcext:value-type="float">
            <text:p>2.0609270237</text:p>
          </table:table-cell>
          <table:table-cell office:value-type="float" office:value="0.156187535633" calcext:value-type="float">
            <text:p>0.1561875356</text:p>
          </table:table-cell>
          <table:table-cell office:value-type="float" office:value="26.4552910516" calcext:value-type="float">
            <text:p>26.4552910516</text:p>
          </table:table-cell>
          <table:table-cell office:value-type="float" office:value="32.0747558299" calcext:value-type="float">
            <text:p>32.0747558299</text:p>
          </table:table-cell>
          <table:table-cell office:value-type="float" office:value="4.61672338446" calcext:value-type="float">
            <text:p>4.6167233845</text:p>
          </table:table-cell>
          <table:table-cell office:value-type="float" office:value="1.8485582936" calcext:value-type="float">
            <text:p>1.8485582936</text:p>
          </table:table-cell>
          <table:table-cell office:value-type="float" office:value="13.7248262209" calcext:value-type="float">
            <text:p>13.7248262209</text:p>
          </table:table-cell>
          <table:table-cell office:value-type="float" office:value="0.415664118556" calcext:value-type="float">
            <text:p>0.4156641186</text:p>
          </table:table-cell>
          <table:table-cell office:value-type="float" office:value="0.200246684152" calcext:value-type="float">
            <text:p>0.2002466842</text:p>
          </table:table-cell>
          <table:table-cell office:value-type="float" office:value="19.9874132706" calcext:value-type="float">
            <text:p>19.9874132706</text:p>
          </table:table-cell>
          <table:table-cell office:value-type="float" office:value="4.17321092016" calcext:value-type="float">
            <text:p>4.1732109202</text:p>
          </table:table-cell>
          <table:table-cell office:value-type="float" office:value="10.7798500012" calcext:value-type="float">
            <text:p>10.7798500012</text:p>
          </table:table-cell>
          <table:table-cell office:value-type="float" office:value="2.55094500026" calcext:value-type="float">
            <text:p>2.5509450003</text:p>
          </table:table-cell>
          <table:table-cell office:value-type="float" office:value="2.61410244004" calcext:value-type="float">
            <text:p>2.6141024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.29193291285" calcext:value-type="float">
            <text:p>2.2919329129</text:p>
          </table:table-cell>
          <table:table-cell office:value-type="float" office:value="3.16864196268" calcext:value-type="float">
            <text:p>3.1686419627</text:p>
          </table:table-cell>
          <table:table-cell office:value-type="float" office:value="6.52949965365" calcext:value-type="float">
            <text:p>6.5294996537</text:p>
          </table:table-cell>
          <table:table-cell office:value-type="float" office:value="3.87883307908" calcext:value-type="float">
            <text:p>3.8788330791</text:p>
          </table:table-cell>
          <table:table-cell office:value-type="float" office:value="4.0687966806" calcext:value-type="float">
            <text:p>4.0687966806</text:p>
          </table:table-cell>
          <table:table-cell office:value-type="float" office:value="3.79256019859" calcext:value-type="float">
            <text:p>3.7925601986</text:p>
          </table:table-cell>
          <table:table-cell office:value-type="float" office:value="0.738736512968" calcext:value-type="float">
            <text:p>0.73873651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91960465763" calcext:value-type="float">
            <text:p>2.9196046576</text:p>
          </table:table-cell>
          <table:table-cell office:value-type="float" office:value="4.48698795252" calcext:value-type="float">
            <text:p>4.4869879525</text:p>
          </table:table-cell>
          <table:table-cell office:value-type="float" office:value="2.70825719074" calcext:value-type="float">
            <text:p>2.7082571907</text:p>
          </table:table-cell>
          <table:table-cell office:value-type="float" office:value="0.361032070194" calcext:value-type="float">
            <text:p>0.3610320702</text:p>
          </table:table-cell>
          <table:table-cell office:value-type="float" office:value="1.05091450707" calcext:value-type="float">
            <text:p>1.0509145071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6.56667878444" calcext:value-type="float">
            <text:p>6.5666787844</text:p>
          </table:table-cell>
          <table:table-cell office:value-type="float" office:value="0.188152915716" calcext:value-type="float">
            <text:p>0.1881529157</text:p>
          </table:table-cell>
          <table:table-cell office:value-type="float" office:value="1.23392254838" calcext:value-type="float">
            <text:p>1.2339225484</text:p>
          </table:table-cell>
          <table:table-cell office:value-type="float" office:value="3.14071401843" calcext:value-type="float">
            <text:p>3.1407140184</text:p>
          </table:table-cell>
          <table:table-cell office:value-type="float" office:value="0.255575046674" calcext:value-type="float">
            <text:p>0.255575046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.14325627658" calcext:value-type="float">
            <text:p>2.1432562766</text:p>
          </table:table-cell>
          <table:table-cell office:value-type="float" office:value="2.15226097629" calcext:value-type="float">
            <text:p>2.1522609763</text:p>
          </table:table-cell>
          <table:table-cell office:value-type="float" office:value="0.929244085921" calcext:value-type="float">
            <text:p>0.9292440859</text:p>
          </table:table-cell>
          <table:table-cell office:value-type="float" office:value="2.7630348425" calcext:value-type="float">
            <text:p>2.7630348425</text:p>
          </table:table-cell>
          <table:table-cell office:value-type="float" office:value="5.69939573014" calcext:value-type="float">
            <text:p>5.6993957301</text:p>
          </table:table-cell>
          <table:table-cell office:value-type="float" office:value="0.657564976362" calcext:value-type="float">
            <text:p>0.6575649764</text:p>
          </table:table-cell>
          <table:table-cell office:value-type="float" office:value="1.27254040519" calcext:value-type="float">
            <text:p>1.2725404052</text:p>
          </table:table-cell>
          <table:table-cell office:value-type="float" office:value="1.73290599187" calcext:value-type="float">
            <text:p>1.7329059919</text:p>
          </table:table-cell>
          <table:table-cell office:value-type="float" office:value="3.66258053556" calcext:value-type="float">
            <text:p>3.6625805356</text:p>
          </table:table-cell>
          <table:table-cell office:value-type="float" office:value="11.0815687491" calcext:value-type="float">
            <text:p>11.0815687491</text:p>
          </table:table-cell>
          <table:table-cell office:value-type="float" office:value="2.49838619631" calcext:value-type="float">
            <text:p>2.4983861963</text:p>
          </table:table-cell>
          <table:table-cell office:value-type="float" office:value="0.572443691952" calcext:value-type="float">
            <text:p>0.572443692</text:p>
          </table:table-cell>
          <table:table-cell office:value-type="float" office:value="0.213286057855" calcext:value-type="float">
            <text:p>0.2132860579</text:p>
          </table:table-cell>
          <table:table-cell office:value-type="float" office:value="0.430882839445" calcext:value-type="float">
            <text:p>0.4308828394</text:p>
          </table:table-cell>
          <table:table-cell office:value-type="float" office:value="0.521337944583" calcext:value-type="float">
            <text:p>0.5213379446</text:p>
          </table:table-cell>
          <table:table-cell office:value-type="float" office:value="4.21643431411" calcext:value-type="float">
            <text:p>4.2164343141</text:p>
          </table:table-cell>
          <table:table-cell office:value-type="float" office:value="2.98800486207" calcext:value-type="float">
            <text:p>2.9880048621</text:p>
          </table:table-cell>
          <table:table-cell office:value-type="float" office:value="3.83721466472" calcext:value-type="float">
            <text:p>3.8372146647</text:p>
          </table:table-cell>
          <table:table-cell office:value-type="float" office:value="4.54391282127" calcext:value-type="float">
            <text:p>4.5439128213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.88823168762" calcext:value-type="float">
            <text:p>4.8882316876</text:p>
          </table:table-cell>
          <table:table-cell office:value-type="float" office:value="0.519408085762" calcext:value-type="float">
            <text:p>0.5194080858</text:p>
          </table:table-cell>
          <table:table-cell office:value-type="float" office:value="5.5899807452" calcext:value-type="float">
            <text:p>5.5899807452</text:p>
          </table:table-cell>
          <table:table-cell office:value-type="float" office:value="3.39170254123" calcext:value-type="float">
            <text:p>3.3917025412</text:p>
          </table:table-cell>
          <table:table-cell office:value-type="float" office:value="8.4706555484" calcext:value-type="float">
            <text:p>8.4706555484</text:p>
          </table:table-cell>
          <table:table-cell office:value-type="float" office:value="1.50360227449" calcext:value-type="float">
            <text:p>1.5036022745</text:p>
          </table:table-cell>
          <table:table-cell office:value-type="float" office:value="0.313999928817" calcext:value-type="float">
            <text:p>0.3139999288</text:p>
          </table:table-cell>
          <table:table-cell office:value-type="float" office:value="1.63625131842" calcext:value-type="float">
            <text:p>1.6362513184</text:p>
          </table:table-cell>
          <table:table-cell office:value-type="float" office:value="7.77192637092" calcext:value-type="float">
            <text:p>7.7719263709</text:p>
          </table:table-cell>
          <table:table-cell office:value-type="float" office:value="7.6666067613" calcext:value-type="float">
            <text:p>7.6666067613</text:p>
          </table:table-cell>
          <table:table-cell office:value-type="float" office:value="1.7180724552" calcext:value-type="float">
            <text:p>1.7180724552</text:p>
          </table:table-cell>
          <table:table-cell office:value-type="float" office:value="5.19196943935" calcext:value-type="float">
            <text:p>5.1919694394</text:p>
          </table:table-cell>
          <table:table-cell office:value-type="float" office:value="3.81493749731" calcext:value-type="float">
            <text:p>3.8149374973</text:p>
          </table:table-cell>
          <table:table-cell office:value-type="float" office:value="0.5910757776" calcext:value-type="float">
            <text:p>0.591075777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70820904733" calcext:value-type="float">
            <text:p>3.7082090473</text:p>
          </table:table-cell>
          <table:table-cell office:value-type="float" office:value="5.77764603093" calcext:value-type="float">
            <text:p>5.7776460309</text:p>
          </table:table-cell>
          <table:table-cell office:value-type="float" office:value="4.89495398645" calcext:value-type="float">
            <text:p>4.8949539865</text:p>
          </table:table-cell>
          <table:table-cell office:value-type="float" office:value="4.84785915284" calcext:value-type="float">
            <text:p>4.8478591528</text:p>
          </table:table-cell>
          <table:table-cell office:value-type="float" office:value="0.481236278107" calcext:value-type="float">
            <text:p>0.481236278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41817269952" calcext:value-type="float">
            <text:p>1.418172699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50248094339" calcext:value-type="float">
            <text:p>1.5024809434</text:p>
          </table:table-cell>
          <table:table-cell office:value-type="float" office:value="0.371259347232" calcext:value-type="float">
            <text:p>0.3712593472</text:p>
          </table:table-cell>
          <table:table-cell office:value-type="float" office:value="14.2964969095" calcext:value-type="float">
            <text:p>14.2964969095</text:p>
          </table:table-cell>
          <table:table-cell office:value-type="float" office:value="0.492410611161" calcext:value-type="float">
            <text:p>0.4924106112</text:p>
          </table:table-cell>
          <table:table-cell office:value-type="float" office:value="0.752272057029" calcext:value-type="float">
            <text:p>0.75227205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11389592883" calcext:value-type="float">
            <text:p>4.1138959288</text:p>
          </table:table-cell>
          <table:table-cell office:value-type="float" office:value="7.91057852954" calcext:value-type="float">
            <text:p>7.9105785295</text:p>
          </table:table-cell>
          <table:table-cell office:value-type="float" office:value="2.13807314747" calcext:value-type="float">
            <text:p>2.138073147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34154525154" calcext:value-type="float">
            <text:p>3.341545251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67689738829" calcext:value-type="float">
            <text:p>0.1676897388</text:p>
          </table:table-cell>
          <table:table-cell office:value-type="float" office:value="9.9956764194" calcext:value-type="float">
            <text:p>9.9956764194</text:p>
          </table:table-cell>
          <table:table-cell office:value-type="float" office:value="2.66122621546" calcext:value-type="float">
            <text:p>2.6612262155</text:p>
          </table:table-cell>
          <table:table-cell office:value-type="float" office:value="3.04124424096" calcext:value-type="float">
            <text:p>3.041244241</text:p>
          </table:table-cell>
          <table:table-cell office:value-type="float" office:value="3.05462189028" calcext:value-type="float">
            <text:p>3.0546218903</text:p>
          </table:table-cell>
          <table:table-cell office:value-type="float" office:value="0.288311310714" calcext:value-type="float">
            <text:p>0.288311310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90483101824" calcext:value-type="float">
            <text:p>1.9048310182</text:p>
          </table:table-cell>
          <table:table-cell office:value-type="float" office:value="4.01338975055" calcext:value-type="float">
            <text:p>4.0133897506</text:p>
          </table:table-cell>
          <table:table-cell office:value-type="float" office:value="8.5123297079" calcext:value-type="float">
            <text:p>8.5123297079</text:p>
          </table:table-cell>
          <table:table-cell office:value-type="float" office:value="3.19922474638" calcext:value-type="float">
            <text:p>3.1992247464</text:p>
          </table:table-cell>
          <table:table-cell office:value-type="float" office:value="7.2698328628" calcext:value-type="float">
            <text:p>7.2698328628</text:p>
          </table:table-cell>
          <table:table-cell office:value-type="float" office:value="2.72016507686" calcext:value-type="float">
            <text:p>2.7201650769</text:p>
          </table:table-cell>
          <table:table-cell office:value-type="float" office:value="1.11254704776" calcext:value-type="float">
            <text:p>1.112547047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2.6466632462" calcext:value-type="float">
            <text:p>12.6466632462</text:p>
          </table:table-cell>
          <table:table-cell office:value-type="float" office:value="10.1528759496" calcext:value-type="float">
            <text:p>10.1528759496</text:p>
          </table:table-cell>
          <table:table-cell office:value-type="float" office:value="0.275527801367" calcext:value-type="float">
            <text:p>0.275527801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700401986689" calcext:value-type="float">
            <text:p>0.700401986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9.56028619775" calcext:value-type="float">
            <text:p>9.5602861978</text:p>
          </table:table-cell>
          <table:table-cell office:value-type="float" office:value="6.1504002694" calcext:value-type="float">
            <text:p>6.1504002694</text:p>
          </table:table-cell>
          <table:table-cell office:value-type="float" office:value="0.881070735074" calcext:value-type="float">
            <text:p>0.881070735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30656350663" calcext:value-type="float">
            <text:p>0.230656350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.01311551754" calcext:value-type="float">
            <text:p>3.0131155175</text:p>
          </table:table-cell>
          <table:table-cell office:value-type="float" office:value="1.30322970056" calcext:value-type="float">
            <text:p>1.3032297006</text:p>
          </table:table-cell>
          <table:table-cell office:value-type="float" office:value="1.34898874349" calcext:value-type="float">
            <text:p>1.3489887435</text:p>
          </table:table-cell>
          <table:table-cell office:value-type="float" office:value="4.4584744425" calcext:value-type="float">
            <text:p>4.4584744425</text:p>
          </table:table-cell>
          <table:table-cell office:value-type="float" office:value="7.75592286002" calcext:value-type="float">
            <text:p>7.75592286</text:p>
          </table:table-cell>
          <table:table-cell office:value-type="float" office:value="1.54504019609" calcext:value-type="float">
            <text:p>1.5450401961</text:p>
          </table:table-cell>
          <table:table-cell office:value-type="float" office:value="0.208110560941" calcext:value-type="float">
            <text:p>0.2081105609</text:p>
          </table:table-cell>
          <table:table-cell office:value-type="float" office:value="0.253302340234" calcext:value-type="float">
            <text:p>0.2533023402</text:p>
          </table:table-cell>
          <table:table-cell office:value-type="float" office:value="4.36247952966" calcext:value-type="float">
            <text:p>4.3624795297</text:p>
          </table:table-cell>
          <table:table-cell office:value-type="float" office:value="14.0506585748" calcext:value-type="float">
            <text:p>14.0506585748</text:p>
          </table:table-cell>
          <table:table-cell office:value-type="float" office:value="2.47684163632" calcext:value-type="float">
            <text:p>2.4768416363</text:p>
          </table:table-cell>
          <table:table-cell office:value-type="float" office:value="0.371925489917" calcext:value-type="float">
            <text:p>0.3719254899</text:p>
          </table:table-cell>
          <table:table-cell office:value-type="float" office:value="0.696705589417" calcext:value-type="float">
            <text:p>0.6967055894</text:p>
          </table:table-cell>
          <table:table-cell office:value-type="float" office:value="0.206683934662" calcext:value-type="float">
            <text:p>0.206683934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2.2387834084" calcext:value-type="float">
            <text:p>12.2387834084</text:p>
          </table:table-cell>
          <table:table-cell office:value-type="float" office:value="0.304569716155" calcext:value-type="float">
            <text:p>0.3045697162</text:p>
          </table:table-cell>
          <table:table-cell office:value-type="float" office:value="1.38066083473" calcext:value-type="float">
            <text:p>1.3806608347</text:p>
          </table:table-cell>
          <table:table-cell office:value-type="float" office:value="3.05523038378" calcext:value-type="float">
            <text:p>3.0552303838</text:p>
          </table:table-cell>
          <table:table-cell office:value-type="float" office:value="0.0924290543517" calcext:value-type="float">
            <text:p>0.092429054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282632506877" calcext:value-type="float">
            <text:p>0.2826325069</text:p>
          </table:table-cell>
          <table:table-cell office:value-type="float" office:value="1.70019557457" calcext:value-type="float">
            <text:p>1.7001955746</text:p>
          </table:table-cell>
          <table:table-cell office:value-type="float" office:value="4.61121567953" calcext:value-type="float">
            <text:p>4.6112156795</text:p>
          </table:table-cell>
          <table:table-cell office:value-type="float" office:value="3.95616967501" calcext:value-type="float">
            <text:p>3.956169675</text:p>
          </table:table-cell>
          <table:table-cell office:value-type="float" office:value="14.9652394661" calcext:value-type="float">
            <text:p>14.9652394661</text:p>
          </table:table-cell>
          <table:table-cell office:value-type="float" office:value="1.38958982488" calcext:value-type="float">
            <text:p>1.3895898249</text:p>
          </table:table-cell>
          <table:table-cell office:value-type="float" office:value="3.15926165984" calcext:value-type="float">
            <text:p>3.159261659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0.0384362732" calcext:value-type="float">
            <text:p>10.0384362732</text:p>
          </table:table-cell>
          <table:table-cell office:value-type="float" office:value="13.0455479035" calcext:value-type="float">
            <text:p>13.0455479035</text:p>
          </table:table-cell>
          <table:table-cell office:value-type="float" office:value="0.113741905993" calcext:value-type="float">
            <text:p>0.113741906</text:p>
          </table:table-cell>
          <table:table-cell office:value-type="float" office:value="0.83075467525" calcext:value-type="float">
            <text:p>0.8307546753</text:p>
          </table:table-cell>
          <table:table-cell office:value-type="float" office:value="1.98409903725" calcext:value-type="float">
            <text:p>1.9840990373</text:p>
          </table:table-cell>
          <table:table-cell office:value-type="float" office:value="0.77543386676" calcext:value-type="float">
            <text:p>0.775433866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68266863723" calcext:value-type="float">
            <text:p>3.6826686372</text:p>
          </table:table-cell>
          <table:table-cell office:value-type="float" office:value="2.63151965135" calcext:value-type="float">
            <text:p>2.6315196514</text:p>
          </table:table-cell>
          <table:table-cell office:value-type="float" office:value="1.09587803228" calcext:value-type="float">
            <text:p>1.0958780323</text:p>
          </table:table-cell>
          <table:table-cell office:value-type="float" office:value="5.030229649" calcext:value-type="float">
            <text:p>5.030229649</text:p>
          </table:table-cell>
          <table:table-cell office:value-type="float" office:value="0.348073722543" calcext:value-type="float">
            <text:p>0.348073722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5218086428" calcext:value-type="float">
            <text:p>0.1521808643</text:p>
          </table:table-cell>
          <table:table-cell office:value-type="float" office:value="0.147721082477" calcext:value-type="float">
            <text:p>0.147721082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977611398513" calcext:value-type="float">
            <text:p>0.9776113985</text:p>
          </table:table-cell>
          <table:table-cell office:value-type="float" office:value="0.06522339372" calcext:value-type="float">
            <text:p>0.065223393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92375890435" calcext:value-type="float">
            <text:p>0.9237589044</text:p>
          </table:table-cell>
          <table:table-cell office:value-type="float" office:value="1.35960982043" calcext:value-type="float">
            <text:p>1.3596098204</text:p>
          </table:table-cell>
          <table:table-cell office:value-type="float" office:value="0.156666870767" calcext:value-type="float">
            <text:p>0.156666870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67463361533" calcext:value-type="float">
            <text:p>0.0667463362</text:p>
          </table:table-cell>
          <table:table-cell office:value-type="float" office:value="0.1318900597" calcext:value-type="float">
            <text:p>0.131890059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2976622061" calcext:value-type="float">
            <text:p>0.1297662206</text:p>
          </table:table-cell>
          <table:table-cell office:value-type="float" office:value="0.24477131961" calcext:value-type="float">
            <text:p>0.2447713196</text:p>
          </table:table-cell>
          <table:table-cell office:value-type="float" office:value="0.252342133123" calcext:value-type="float">
            <text:p>0.2523421331</text:p>
          </table:table-cell>
          <table:table-cell office:value-type="float" office:value="0.306282372327" calcext:value-type="float">
            <text:p>0.3062823723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.19198811287" calcext:value-type="float">
            <text:p>2.1919881129</text:p>
          </table:table-cell>
          <table:table-cell office:value-type="float" office:value="0.362528319787" calcext:value-type="float">
            <text:p>0.3625283198</text:p>
          </table:table-cell>
          <table:table-cell office:value-type="float" office:value="6.35646937333" calcext:value-type="float">
            <text:p>6.3564693733</text:p>
          </table:table-cell>
          <table:table-cell office:value-type="float" office:value="5.94362809578" calcext:value-type="float">
            <text:p>5.9436280958</text:p>
          </table:table-cell>
          <table:table-cell office:value-type="float" office:value="9.63914989854" calcext:value-type="float">
            <text:p>9.6391498985</text:p>
          </table:table-cell>
          <table:table-cell office:value-type="float" office:value="3.84020781407" calcext:value-type="float">
            <text:p>3.8402078141</text:p>
          </table:table-cell>
          <table:table-cell office:value-type="float" office:value="6.18438415535" calcext:value-type="float">
            <text:p>6.1843841554</text:p>
          </table:table-cell>
          <table:table-cell office:value-type="float" office:value="2.87924727615" calcext:value-type="float">
            <text:p>2.8792472762</text:p>
          </table:table-cell>
          <table:table-cell office:value-type="float" office:value="1.4642705804" calcext:value-type="float">
            <text:p>1.4642705804</text:p>
          </table:table-cell>
          <table:table-cell office:value-type="float" office:value="16.1931211288" calcext:value-type="float">
            <text:p>16.1931211288</text:p>
          </table:table-cell>
          <table:table-cell office:value-type="float" office:value="1.19229251396" calcext:value-type="float">
            <text:p>1.192292514</text:p>
          </table:table-cell>
          <table:table-cell office:value-type="float" office:value="0.11509804434" calcext:value-type="float">
            <text:p>0.1150980443</text:p>
          </table:table-cell>
          <table:table-cell office:value-type="float" office:value="0.966095628433" calcext:value-type="float">
            <text:p>0.9660956284</text:p>
          </table:table-cell>
          <table:table-cell office:value-type="float" office:value="0.57584019636" calcext:value-type="float">
            <text:p>0.575840196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38750677879" calcext:value-type="float">
            <text:p>3.3875067788</text:p>
          </table:table-cell>
          <table:table-cell office:value-type="float" office:value="0.990764096797" calcext:value-type="float">
            <text:p>0.9907640968</text:p>
          </table:table-cell>
          <table:table-cell office:value-type="float" office:value="1.26135489918" calcext:value-type="float">
            <text:p>1.2613548992</text:p>
          </table:table-cell>
          <table:table-cell office:value-type="float" office:value="2.33007416153" calcext:value-type="float">
            <text:p>2.3300741615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5731345578" calcext:value-type="float">
            <text:p>0.5731345578</text:p>
          </table:table-cell>
          <table:table-cell office:value-type="float" office:value="1.71223337573" calcext:value-type="float">
            <text:p>1.7122333757</text:p>
          </table:table-cell>
          <table:table-cell office:value-type="float" office:value="0.340388697005" calcext:value-type="float">
            <text:p>0.340388697</text:p>
          </table:table-cell>
          <table:table-cell office:value-type="float" office:value="5.74664550632" calcext:value-type="float">
            <text:p>5.7466455063</text:p>
          </table:table-cell>
          <table:table-cell office:value-type="float" office:value="8.68980559096" calcext:value-type="float">
            <text:p>8.689805591</text:p>
          </table:table-cell>
          <table:table-cell office:value-type="float" office:value="3.58364963207" calcext:value-type="float">
            <text:p>3.5836496321</text:p>
          </table:table-cell>
          <table:table-cell office:value-type="float" office:value="1.79098780837" calcext:value-type="float">
            <text:p>1.7909878084</text:p>
          </table:table-cell>
          <table:table-cell office:value-type="float" office:value="2.71086010412" calcext:value-type="float">
            <text:p>2.7108601041</text:p>
          </table:table-cell>
          <table:table-cell office:value-type="float" office:value="8.34598491689" calcext:value-type="float">
            <text:p>8.3459849169</text:p>
          </table:table-cell>
          <table:table-cell office:value-type="float" office:value="15.8547922525" calcext:value-type="float">
            <text:p>15.8547922525</text:p>
          </table:table-cell>
          <table:table-cell office:value-type="float" office:value="0.458166271264" calcext:value-type="float">
            <text:p>0.4581662713</text:p>
          </table:table-cell>
          <table:table-cell office:value-type="float" office:value="2.18181343824" calcext:value-type="float">
            <text:p>2.1818134382</text:p>
          </table:table-cell>
          <table:table-cell office:value-type="float" office:value="1.75548196167" calcext:value-type="float">
            <text:p>1.755481961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5.23269438378" calcext:value-type="float">
            <text:p>5.2326943838</text:p>
          </table:table-cell>
          <table:table-cell office:value-type="float" office:value="1.69131118784" calcext:value-type="float">
            <text:p>1.6913111878</text:p>
          </table:table-cell>
          <table:table-cell office:value-type="float" office:value="1.57123731213" calcext:value-type="float">
            <text:p>1.5712373121</text:p>
          </table:table-cell>
          <table:table-cell office:value-type="float" office:value="2.92527945792" calcext:value-type="float">
            <text:p>2.9252794579</text:p>
          </table:table-cell>
          <table:table-cell office:value-type="float" office:value="0.26669747705" calcext:value-type="float">
            <text:p>0.266697477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803169202805" calcext:value-type="float">
            <text:p>0.8031692028</text:p>
          </table:table-cell>
          <table:table-cell office:value-type="float" office:value="1.7482448675" calcext:value-type="float">
            <text:p>1.7482448675</text:p>
          </table:table-cell>
          <table:table-cell office:value-type="float" office:value="5.71481450021" calcext:value-type="float">
            <text:p>5.7148145002</text:p>
          </table:table-cell>
          <table:table-cell office:value-type="float" office:value="9.27492095876" calcext:value-type="float">
            <text:p>9.2749209588</text:p>
          </table:table-cell>
          <table:table-cell office:value-type="float" office:value="7.74329485373" calcext:value-type="float">
            <text:p>7.7432948537</text:p>
          </table:table-cell>
          <table:table-cell office:value-type="float" office:value="5.22788346014" calcext:value-type="float">
            <text:p>5.2278834601</text:p>
          </table:table-cell>
          <table:table-cell office:value-type="float" office:value="2.61862102273" calcext:value-type="float">
            <text:p>2.6186210227</text:p>
          </table:table-cell>
          <table:table-cell office:value-type="float" office:value="1.14411586068" calcext:value-type="float">
            <text:p>1.1441158607</text:p>
          </table:table-cell>
          <table:table-cell office:value-type="float" office:value="3.34788348609" calcext:value-type="float">
            <text:p>3.3478834861</text:p>
          </table:table-cell>
          <table:table-cell office:value-type="float" office:value="14.888001095" calcext:value-type="float">
            <text:p>14.888001095</text:p>
          </table:table-cell>
          <table:table-cell office:value-type="float" office:value="1.52247285591" calcext:value-type="float">
            <text:p>1.5224728559</text:p>
          </table:table-cell>
          <table:table-cell office:value-type="float" office:value="1.80812076618" calcext:value-type="float">
            <text:p>1.8081207662</text:p>
          </table:table-cell>
          <table:table-cell office:value-type="float" office:value="0.8101965405" calcext:value-type="float">
            <text:p>0.8101965405</text:p>
          </table:table-cell>
          <table:table-cell office:value-type="float" office:value="0.654630231968" calcext:value-type="float">
            <text:p>0.65463023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12369462031" calcext:value-type="float">
            <text:p>4.1236946203</text:p>
          </table:table-cell>
          <table:table-cell office:value-type="float" office:value="0.608163944068" calcext:value-type="float">
            <text:p>0.6081639441</text:p>
          </table:table-cell>
          <table:table-cell office:value-type="float" office:value="0.82035743525" calcext:value-type="float">
            <text:p>0.8203574353</text:p>
          </table:table-cell>
          <table:table-cell office:value-type="float" office:value="0.976344965237" calcext:value-type="float">
            <text:p>0.9763449652</text:p>
          </table:table-cell>
          <table:table-cell office:value-type="float" office:value="2.21834888822" calcext:value-type="float">
            <text:p>2.218348888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.96298266084" calcext:value-type="float">
            <text:p>2.9629826608</text:p>
          </table:table-cell>
          <table:table-cell office:value-type="float" office:value="2.06743834526" calcext:value-type="float">
            <text:p>2.0674383453</text:p>
          </table:table-cell>
          <table:table-cell office:value-type="float" office:value="8.53528053987" calcext:value-type="float">
            <text:p>8.5352805399</text:p>
          </table:table-cell>
          <table:table-cell office:value-type="float" office:value="3.59179167199" calcext:value-type="float">
            <text:p>3.591791672</text:p>
          </table:table-cell>
          <table:table-cell office:value-type="float" office:value="7.92588437479" calcext:value-type="float">
            <text:p>7.9258843748</text:p>
          </table:table-cell>
          <table:table-cell office:value-type="float" office:value="2.70418123317" calcext:value-type="float">
            <text:p>2.7041812332</text:p>
          </table:table-cell>
          <table:table-cell office:value-type="float" office:value="0.765012026338" calcext:value-type="float">
            <text:p>0.7650120263</text:p>
          </table:table-cell>
          <table:table-cell office:value-type="float" office:value="0.536080885979" calcext:value-type="float">
            <text:p>0.536080886</text:p>
          </table:table-cell>
          <table:table-cell office:value-type="float" office:value="8.91158730546" calcext:value-type="float">
            <text:p>8.9115873055</text:p>
          </table:table-cell>
          <table:table-cell office:value-type="float" office:value="11.7022128722" calcext:value-type="float">
            <text:p>11.7022128722</text:p>
          </table:table-cell>
          <table:table-cell office:value-type="float" office:value="1.68087961592" calcext:value-type="float">
            <text:p>1.6808796159</text:p>
          </table:table-cell>
          <table:table-cell office:value-type="float" office:value="1.4688568287" calcext:value-type="float">
            <text:p>1.4688568287</text:p>
          </table:table-cell>
          <table:table-cell office:value-type="float" office:value="0.546931298079" calcext:value-type="float">
            <text:p>0.5469312981</text:p>
          </table:table-cell>
          <table:table-cell office:value-type="float" office:value="1.05580903229" calcext:value-type="float">
            <text:p>1.055809032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7.73964530657" calcext:value-type="float">
            <text:p>7.7396453066</text:p>
          </table:table-cell>
          <table:table-cell office:value-type="float" office:value="5.57402980723" calcext:value-type="float">
            <text:p>5.5740298072</text:p>
          </table:table-cell>
          <table:table-cell office:value-type="float" office:value="4.12944743142" calcext:value-type="float">
            <text:p>4.1294474314</text:p>
          </table:table-cell>
          <table:table-cell office:value-type="float" office:value="1.64613320064" calcext:value-type="float">
            <text:p>1.6461332006</text:p>
          </table:table-cell>
          <table:table-cell office:value-type="float" office:value="0.267609050412" calcext:value-type="float">
            <text:p>0.26760905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425278710145" calcext:value-type="float">
            <text:p>0.425278710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06839031676" calcext:value-type="float">
            <text:p>0.3068390317</text:p>
          </table:table-cell>
          <table:table-cell office:value-type="float" office:value="0.34889214117" calcext:value-type="float">
            <text:p>0.3488921412</text:p>
          </table:table-cell>
          <table:table-cell office:value-type="float" office:value="0.485780179909" calcext:value-type="float">
            <text:p>0.4857801799</text:p>
          </table:table-cell>
          <table:table-cell office:value-type="float" office:value="0.333300340876" calcext:value-type="float">
            <text:p>0.3333003409</text:p>
          </table:table-cell>
          <table:table-cell office:value-type="float" office:value="0.123204216827" calcext:value-type="float">
            <text:p>0.1232042168</text:p>
          </table:table-cell>
          <table:table-cell office:value-type="float" office:value="0.132280468336" calcext:value-type="float">
            <text:p>0.1322804683</text:p>
          </table:table-cell>
          <table:table-cell office:value-type="float" office:value="0.606742646982" calcext:value-type="float">
            <text:p>0.606742647</text:p>
          </table:table-cell>
          <table:table-cell office:value-type="float" office:value="0.659335832418" calcext:value-type="float">
            <text:p>0.6593358324</text:p>
          </table:table-cell>
          <table:table-cell office:value-type="float" office:value="0.147696856827" calcext:value-type="float">
            <text:p>0.1476968568</text:p>
          </table:table-cell>
          <table:table-cell office:value-type="float" office:value="0.062193090003" calcext:value-type="float">
            <text:p>0.06219309</text:p>
          </table:table-cell>
          <table:table-cell office:value-type="float" office:value="0.0830148025758" calcext:value-type="float">
            <text:p>0.0830148026</text:p>
          </table:table-cell>
          <table:table-cell office:value-type="float" office:value="0.0999692540545" calcext:value-type="float">
            <text:p>0.099969254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44165881333" calcext:value-type="float">
            <text:p>0.4416588133</text:p>
          </table:table-cell>
          <table:table-cell office:value-type="float" office:value="0.236359438791" calcext:value-type="float">
            <text:p>0.2363594388</text:p>
          </table:table-cell>
          <table:table-cell office:value-type="float" office:value="0.199513313061" calcext:value-type="float">
            <text:p>0.1995133131</text:p>
          </table:table-cell>
          <table:table-cell office:value-type="float" office:value="0.274314302124" calcext:value-type="float">
            <text:p>0.2743143021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149748711386" calcext:value-type="float">
            <text:p>0.1497487114</text:p>
          </table:table-cell>
          <table:table-cell office:value-type="float" office:value="0.114056492894" calcext:value-type="float">
            <text:p>0.1140564929</text:p>
          </table:table-cell>
          <table:table-cell office:value-type="float" office:value="0.121394004047" calcext:value-type="float">
            <text:p>0.121394004</text:p>
          </table:table-cell>
          <table:table-cell office:value-type="float" office:value="0.221161547003" calcext:value-type="float">
            <text:p>0.221161547</text:p>
          </table:table-cell>
          <table:table-cell office:value-type="float" office:value="0.908661890492" calcext:value-type="float">
            <text:p>0.9086618905</text:p>
          </table:table-cell>
          <table:table-cell office:value-type="float" office:value="0.327646769844" calcext:value-type="float">
            <text:p>0.3276467698</text:p>
          </table:table-cell>
          <table:table-cell office:value-type="float" office:value="0.0607953115528" calcext:value-type="float">
            <text:p>0.0607953116</text:p>
          </table:table-cell>
          <table:table-cell office:value-type="float" office:value="0.225484478861" calcext:value-type="float">
            <text:p>0.2254844789</text:p>
          </table:table-cell>
          <table:table-cell office:value-type="float" office:value="0.419425661258" calcext:value-type="float">
            <text:p>0.4194256613</text:p>
          </table:table-cell>
          <table:table-cell office:value-type="float" office:value="0.790217025767" calcext:value-type="float">
            <text:p>0.7902170258</text:p>
          </table:table-cell>
          <table:table-cell office:value-type="float" office:value="0.224174235406" calcext:value-type="float">
            <text:p>0.224174235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00005020725" calcext:value-type="float">
            <text:p>0.2000050207</text:p>
          </table:table-cell>
          <table:table-cell office:value-type="float" office:value="0.0678072959944" calcext:value-type="float">
            <text:p>0.06780729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916464106917" calcext:value-type="float">
            <text:p>0.0916464107</text:p>
          </table:table-cell>
          <table:table-cell office:value-type="float" office:value="0.284361249958" calcext:value-type="float">
            <text:p>0.28436125</text:p>
          </table:table-cell>
          <table:table-cell office:value-type="float" office:value="0.243301354642" calcext:value-type="float">
            <text:p>0.2433013546</text:p>
          </table:table-cell>
          <table:table-cell office:value-type="float" office:value="0.619171306528" calcext:value-type="float">
            <text:p>0.6191713065</text:p>
          </table:table-cell>
          <table:table-cell office:value-type="float" office:value="0.0605178630556" calcext:value-type="float">
            <text:p>0.060517863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193180382281" calcext:value-type="float">
            <text:p>0.1931803823</text:p>
          </table:table-cell>
          <table:table-cell office:value-type="float" office:value="0.1612410185" calcext:value-type="float">
            <text:p>0.1612410185</text:p>
          </table:table-cell>
          <table:table-cell office:value-type="float" office:value="0.654614020671" calcext:value-type="float">
            <text:p>0.654614020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25690706052" calcext:value-type="float">
            <text:p>0.2256907061</text:p>
          </table:table-cell>
          <table:table-cell office:value-type="float" office:value="0.806718170403" calcext:value-type="float">
            <text:p>0.8067181704</text:p>
          </table:table-cell>
          <table:table-cell office:value-type="float" office:value="0.876923725397" calcext:value-type="float">
            <text:p>0.8769237254</text:p>
          </table:table-cell>
          <table:table-cell office:value-type="float" office:value="0.249468613068" calcext:value-type="float">
            <text:p>0.2494686131</text:p>
          </table:table-cell>
          <table:table-cell office:value-type="float" office:value="0.443753019752" calcext:value-type="float">
            <text:p>0.4437530198</text:p>
          </table:table-cell>
          <table:table-cell office:value-type="float" office:value="0.238722376203" calcext:value-type="float">
            <text:p>0.2387223762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123072446061" calcext:value-type="float">
            <text:p>0.1230724461</text:p>
          </table:table-cell>
          <table:table-cell office:value-type="float" office:value="0.212329427855" calcext:value-type="float">
            <text:p>0.2123294279</text:p>
          </table:table-cell>
          <table:table-cell office:value-type="float" office:value="0.160922317765" calcext:value-type="float">
            <text:p>0.1609223178</text:p>
          </table:table-cell>
          <table:table-cell office:value-type="float" office:value="0.58406358431" calcext:value-type="float">
            <text:p>0.5840635843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159651245342" calcext:value-type="float">
            <text:p>0.159651245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69458446979" calcext:value-type="float">
            <text:p>0.269458447</text:p>
          </table:table-cell>
          <table:table-cell office:value-type="float" office:value="0.282244458125" calcext:value-type="float">
            <text:p>0.2822444581</text:p>
          </table:table-cell>
          <table:table-cell office:value-type="float" office:value="0.210988339083" calcext:value-type="float">
            <text:p>0.2109883391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692528148025" calcext:value-type="float">
            <text:p>0.692528148</text:p>
          </table:table-cell>
          <table:table-cell office:value-type="float" office:value="0.521231442096" calcext:value-type="float">
            <text:p>0.5212314421</text:p>
          </table:table-cell>
          <table:table-cell office:value-type="float" office:value="1.21092541534" calcext:value-type="float">
            <text:p>1.210925415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568900597" calcext:value-type="float">
            <text:p>0.156890059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07344331713" calcext:value-type="float">
            <text:p>0.2073443317</text:p>
          </table:table-cell>
          <table:table-cell office:value-type="float" office:value="0.28454248725" calcext:value-type="float">
            <text:p>0.2845424873</text:p>
          </table:table-cell>
          <table:table-cell office:value-type="float" office:value="0.13636217715" calcext:value-type="float">
            <text:p>0.136362177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65223393033" calcext:value-type="float">
            <text:p>0.365223393</text:p>
          </table:table-cell>
          <table:table-cell office:value-type="float" office:value="0.458847498896" calcext:value-type="float">
            <text:p>0.4588474989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2037824429" calcext:value-type="float">
            <text:p>1.3203782443</text:p>
          </table:table-cell>
          <table:table-cell office:value-type="float" office:value="0.997670831027" calcext:value-type="float">
            <text:p>0.997670831</text:p>
          </table:table-cell>
          <table:table-cell office:value-type="float" office:value="2.31453050067" calcext:value-type="float">
            <text:p>2.3145305007</text:p>
          </table:table-cell>
          <table:table-cell office:value-type="float" office:value="4.43004569195" calcext:value-type="float">
            <text:p>4.430045692</text:p>
          </table:table-cell>
          <table:table-cell office:value-type="float" office:value="7.06014761994" calcext:value-type="float">
            <text:p>7.0601476199</text:p>
          </table:table-cell>
          <table:table-cell office:value-type="float" office:value="4.12417016908" calcext:value-type="float">
            <text:p>4.1241701691</text:p>
          </table:table-cell>
          <table:table-cell office:value-type="float" office:value="2.58940959184" calcext:value-type="float">
            <text:p>2.5894095918</text:p>
          </table:table-cell>
          <table:table-cell office:value-type="float" office:value="3.47496170011" calcext:value-type="float">
            <text:p>3.4749617001</text:p>
          </table:table-cell>
          <table:table-cell office:value-type="float" office:value="7.72831153017" calcext:value-type="float">
            <text:p>7.7283115302</text:p>
          </table:table-cell>
          <table:table-cell office:value-type="float" office:value="15.1673286893" calcext:value-type="float">
            <text:p>15.1673286893</text:p>
          </table:table-cell>
          <table:table-cell office:value-type="float" office:value="4.92968737416" calcext:value-type="float">
            <text:p>4.9296873742</text:p>
          </table:table-cell>
          <table:table-cell office:value-type="float" office:value="1.48455858693" calcext:value-type="float">
            <text:p>1.484558586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89053090384" calcext:value-type="float">
            <text:p>0.8905309038</text:p>
          </table:table-cell>
          <table:table-cell office:value-type="float" office:value="1.20424878265" calcext:value-type="float">
            <text:p>1.2042487827</text:p>
          </table:table-cell>
          <table:table-cell office:value-type="float" office:value="4.71854400276" calcext:value-type="float">
            <text:p>4.7185440028</text:p>
          </table:table-cell>
          <table:table-cell office:value-type="float" office:value="0.652580272193" calcext:value-type="float">
            <text:p>0.6525802722</text:p>
          </table:table-cell>
          <table:table-cell office:value-type="float" office:value="3.05887025452" calcext:value-type="float">
            <text:p>3.0588702545</text:p>
          </table:table-cell>
          <table:table-cell office:value-type="float" office:value="3.19520930942" calcext:value-type="float">
            <text:p>3.1952093094</text:p>
          </table:table-cell>
          <table:table-cell office:value-type="float" office:value="1.69806041262" calcext:value-type="float">
            <text:p>1.698060412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6424173955" calcext:value-type="float">
            <text:p>1.6424173955</text:p>
          </table:table-cell>
          <table:table-cell office:value-type="float" office:value="0.82425440808" calcext:value-type="float">
            <text:p>0.8242544081</text:p>
          </table:table-cell>
          <table:table-cell office:value-type="float" office:value="0.195222213924" calcext:value-type="float">
            <text:p>0.1952222139</text:p>
          </table:table-cell>
          <table:table-cell office:value-type="float" office:value="5.12383310401" calcext:value-type="float">
            <text:p>5.123833104</text:p>
          </table:table-cell>
          <table:table-cell office:value-type="float" office:value="5.53608887338" calcext:value-type="float">
            <text:p>5.5360888734</text:p>
          </table:table-cell>
          <table:table-cell office:value-type="float" office:value="4.51157297284" calcext:value-type="float">
            <text:p>4.5115729728</text:p>
          </table:table-cell>
          <table:table-cell office:value-type="float" office:value="3.22806814534" calcext:value-type="float">
            <text:p>3.2280681453</text:p>
          </table:table-cell>
          <table:table-cell office:value-type="float" office:value="1.80538989549" calcext:value-type="float">
            <text:p>1.8053898955</text:p>
          </table:table-cell>
          <table:table-cell office:value-type="float" office:value="6.70720437964" calcext:value-type="float">
            <text:p>6.7072043796</text:p>
          </table:table-cell>
          <table:table-cell office:value-type="float" office:value="17.2681798459" calcext:value-type="float">
            <text:p>17.2681798459</text:p>
          </table:table-cell>
          <table:table-cell office:value-type="float" office:value="10.8873053968" calcext:value-type="float">
            <text:p>10.8873053968</text:p>
          </table:table-cell>
          <table:table-cell office:value-type="float" office:value="0.651298083096" calcext:value-type="float">
            <text:p>0.6512980831</text:p>
          </table:table-cell>
          <table:table-cell office:value-type="float" office:value="2.41493146022" calcext:value-type="float">
            <text:p>2.4149314602</text:p>
          </table:table-cell>
          <table:table-cell office:value-type="float" office:value="1.10995496577" calcext:value-type="float">
            <text:p>1.1099549658</text:p>
          </table:table-cell>
          <table:table-cell office:value-type="float" office:value="2.1227075755" calcext:value-type="float">
            <text:p>2.1227075755</text:p>
          </table:table-cell>
          <table:table-cell office:value-type="float" office:value="11.0474966656" calcext:value-type="float">
            <text:p>11.0474966656</text:p>
          </table:table-cell>
          <table:table-cell office:value-type="float" office:value="1.98520655558" calcext:value-type="float">
            <text:p>1.9852065556</text:p>
          </table:table-cell>
          <table:table-cell office:value-type="float" office:value="0.393990037764" calcext:value-type="float">
            <text:p>0.3939900378</text:p>
          </table:table-cell>
          <table:table-cell office:value-type="float" office:value="1.03078915982" calcext:value-type="float">
            <text:p>1.030789159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.29382617605" calcext:value-type="float">
            <text:p>3.2938261761</text:p>
          </table:table-cell>
          <table:table-cell office:value-type="float" office:value="0.186673169759" calcext:value-type="float">
            <text:p>0.1866731698</text:p>
          </table:table-cell>
          <table:table-cell office:value-type="float" office:value="3.14649185643" calcext:value-type="float">
            <text:p>3.1464918564</text:p>
          </table:table-cell>
          <table:table-cell office:value-type="float" office:value="5.80422239288" calcext:value-type="float">
            <text:p>5.8042223929</text:p>
          </table:table-cell>
          <table:table-cell office:value-type="float" office:value="5.83530877436" calcext:value-type="float">
            <text:p>5.8353087744</text:p>
          </table:table-cell>
          <table:table-cell office:value-type="float" office:value="3.46853279047" calcext:value-type="float">
            <text:p>3.4685327905</text:p>
          </table:table-cell>
          <table:table-cell office:value-type="float" office:value="6.71810091124" calcext:value-type="float">
            <text:p>6.7181009112</text:p>
          </table:table-cell>
          <table:table-cell office:value-type="float" office:value="2.26709726832" calcext:value-type="float">
            <text:p>2.2670972683</text:p>
          </table:table-cell>
          <table:table-cell office:value-type="float" office:value="3.28893222713" calcext:value-type="float">
            <text:p>3.2889322271</text:p>
          </table:table-cell>
          <table:table-cell office:value-type="float" office:value="9.24851489107" calcext:value-type="float">
            <text:p>9.2485148911</text:p>
          </table:table-cell>
          <table:table-cell office:value-type="float" office:value="10.4364023892" calcext:value-type="float">
            <text:p>10.4364023892</text:p>
          </table:table-cell>
          <table:table-cell office:value-type="float" office:value="2.54022808113" calcext:value-type="float">
            <text:p>2.5402280811</text:p>
          </table:table-cell>
          <table:table-cell office:value-type="float" office:value="1.15957082014" calcext:value-type="float">
            <text:p>1.1595708201</text:p>
          </table:table-cell>
          <table:table-cell office:value-type="float" office:value="1.78857262397" calcext:value-type="float">
            <text:p>1.788572624</text:p>
          </table:table-cell>
          <table:table-cell office:value-type="float" office:value="0.131828413079" calcext:value-type="float">
            <text:p>0.1318284131</text:p>
          </table:table-cell>
          <table:table-cell office:value-type="float" office:value="3.86070193992" calcext:value-type="float">
            <text:p>3.8607019399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5.7238772593" calcext:value-type="float">
            <text:p>5.7238772593</text:p>
          </table:table-cell>
          <table:table-cell office:value-type="float" office:value="1.50272529687" calcext:value-type="float">
            <text:p>1.502725296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685378845467" calcext:value-type="float">
            <text:p>0.6853788455</text:p>
          </table:table-cell>
          <table:table-cell office:value-type="float" office:value="1.03328430543" calcext:value-type="float">
            <text:p>1.0332843054</text:p>
          </table:table-cell>
          <table:table-cell office:value-type="float" office:value="0.733532916054" calcext:value-type="float">
            <text:p>0.7335329161</text:p>
          </table:table-cell>
          <table:table-cell office:value-type="float" office:value="8.28333389645" calcext:value-type="float">
            <text:p>8.2833338965</text:p>
          </table:table-cell>
          <table:table-cell office:value-type="float" office:value="5.52524012399" calcext:value-type="float">
            <text:p>5.525240124</text:p>
          </table:table-cell>
          <table:table-cell office:value-type="float" office:value="11.9949346998" calcext:value-type="float">
            <text:p>11.9949346998</text:p>
          </table:table-cell>
          <table:table-cell office:value-type="float" office:value="8.5606163818" calcext:value-type="float">
            <text:p>8.5606163818</text:p>
          </table:table-cell>
          <table:table-cell office:value-type="float" office:value="0.250573748913" calcext:value-type="float">
            <text:p>0.2505737489</text:p>
          </table:table-cell>
          <table:table-cell office:value-type="float" office:value="4.56329846409" calcext:value-type="float">
            <text:p>4.5632984641</text:p>
          </table:table-cell>
          <table:table-cell office:value-type="float" office:value="18.617643982" calcext:value-type="float">
            <text:p>18.617643982</text:p>
          </table:table-cell>
          <table:table-cell office:value-type="float" office:value="1.07737846021" calcext:value-type="float">
            <text:p>1.0773784602</text:p>
          </table:table-cell>
          <table:table-cell office:value-type="float" office:value="4.63575013483" calcext:value-type="float">
            <text:p>4.6357501348</text:p>
          </table:table-cell>
          <table:table-cell office:value-type="float" office:value="1.94073391742" calcext:value-type="float">
            <text:p>1.9407339174</text:p>
          </table:table-cell>
          <table:table-cell office:value-type="float" office:value="0.193805541921" calcext:value-type="float">
            <text:p>0.1938055419</text:p>
          </table:table-cell>
          <table:table-cell office:value-type="float" office:value="0.235709542379" calcext:value-type="float">
            <text:p>0.2357095424</text:p>
          </table:table-cell>
          <table:table-cell office:value-type="float" office:value="3.82165070202" calcext:value-type="float">
            <text:p>3.821650702</text:p>
          </table:table-cell>
          <table:table-cell office:value-type="float" office:value="2.41022932706" calcext:value-type="float">
            <text:p>2.4102293271</text:p>
          </table:table-cell>
          <table:table-cell office:value-type="float" office:value="1.93765945949" calcext:value-type="float">
            <text:p>1.9376594595</text:p>
          </table:table-cell>
          <table:table-cell office:value-type="float" office:value="0.28279915995" calcext:value-type="float">
            <text:p>0.28279916</text:p>
          </table:table-cell>
          <table:table-cell office:value-type="float" office:value="0.187580917921" calcext:value-type="float">
            <text:p>0.18758091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07026204129" calcext:value-type="float">
            <text:p>1.0702620413</text:p>
          </table:table-cell>
          <table:table-cell office:value-type="float" office:value="0.0829656636179" calcext:value-type="float">
            <text:p>0.0829656636</text:p>
          </table:table-cell>
          <table:table-cell office:value-type="float" office:value="2.0709271306" calcext:value-type="float">
            <text:p>2.070927130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65860983472" calcext:value-type="float">
            <text:p>4.6586098347</text:p>
          </table:table-cell>
          <table:table-cell office:value-type="float" office:value="4.62487431354" calcext:value-type="float">
            <text:p>4.6248743135</text:p>
          </table:table-cell>
          <table:table-cell office:value-type="float" office:value="4.18948349081" calcext:value-type="float">
            <text:p>4.1894834908</text:p>
          </table:table-cell>
          <table:table-cell office:value-type="float" office:value="3.56490384927" calcext:value-type="float">
            <text:p>3.5649038493</text:p>
          </table:table-cell>
          <table:table-cell office:value-type="float" office:value="10.3360917164" calcext:value-type="float">
            <text:p>10.3360917164</text:p>
          </table:table-cell>
          <table:table-cell office:value-type="float" office:value="18.5952225644" calcext:value-type="float">
            <text:p>18.5952225644</text:p>
          </table:table-cell>
          <table:table-cell office:value-type="float" office:value="5.23506757699" calcext:value-type="float">
            <text:p>5.235067577</text:p>
          </table:table-cell>
          <table:table-cell office:value-type="float" office:value="0.39936303465" calcext:value-type="float">
            <text:p>0.399363034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15938952019" calcext:value-type="float">
            <text:p>4.1593895202</text:p>
          </table:table-cell>
          <table:table-cell office:value-type="float" office:value="0.784999790161" calcext:value-type="float">
            <text:p>0.7849997902</text:p>
          </table:table-cell>
          <table:table-cell office:value-type="float" office:value="9.14920054794" calcext:value-type="float">
            <text:p>9.1492005479</text:p>
          </table:table-cell>
          <table:table-cell office:value-type="float" office:value="0.358495724261" calcext:value-type="float">
            <text:p>0.3584957243</text:p>
          </table:table-cell>
          <table:table-cell office:value-type="float" office:value="3.68891306445" calcext:value-type="float">
            <text:p>3.6889130645</text:p>
          </table:table-cell>
          <table:table-cell office:value-type="float" office:value="2.49409894619" calcext:value-type="float">
            <text:p>2.4940989462</text:p>
          </table:table-cell>
          <table:table-cell office:value-type="float" office:value="0.254009407871" calcext:value-type="float">
            <text:p>0.254009407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02836798359" calcext:value-type="float">
            <text:p>1.0283679836</text:p>
          </table:table-cell>
          <table:table-cell office:value-type="float" office:value="1.14697273474" calcext:value-type="float">
            <text:p>1.1469727347</text:p>
          </table:table-cell>
          <table:table-cell office:value-type="float" office:value="4.92156247995" calcext:value-type="float">
            <text:p>4.92156248</text:p>
          </table:table-cell>
          <table:table-cell office:value-type="float" office:value="1.0168679394" calcext:value-type="float">
            <text:p>1.0168679394</text:p>
          </table:table-cell>
          <table:table-cell office:value-type="float" office:value="11.8368269044" calcext:value-type="float">
            <text:p>11.8368269044</text:p>
          </table:table-cell>
          <table:table-cell office:value-type="float" office:value="5.82039239015" calcext:value-type="float">
            <text:p>5.8203923902</text:p>
          </table:table-cell>
          <table:table-cell office:value-type="float" office:value="1.85649528697" calcext:value-type="float">
            <text:p>1.856495287</text:p>
          </table:table-cell>
          <table:table-cell office:value-type="float" office:value="3.34585378428" calcext:value-type="float">
            <text:p>3.3458537843</text:p>
          </table:table-cell>
          <table:table-cell office:value-type="float" office:value="4.41661098527" calcext:value-type="float">
            <text:p>4.4166109853</text:p>
          </table:table-cell>
          <table:table-cell office:value-type="float" office:value="11.0237634158" calcext:value-type="float">
            <text:p>11.0237634158</text:p>
          </table:table-cell>
          <table:table-cell office:value-type="float" office:value="5.55500988053" calcext:value-type="float">
            <text:p>5.5550098805</text:p>
          </table:table-cell>
          <table:table-cell office:value-type="float" office:value="5.16531421941" calcext:value-type="float">
            <text:p>5.1653142194</text:p>
          </table:table-cell>
          <table:table-cell office:value-type="float" office:value="1.38668290277" calcext:value-type="float">
            <text:p>1.3866829028</text:p>
          </table:table-cell>
          <table:table-cell office:value-type="float" office:value="3.26370634435" calcext:value-type="float">
            <text:p>3.2637063444</text:p>
          </table:table-cell>
          <table:table-cell office:value-type="float" office:value="2.03077156183" calcext:value-type="float">
            <text:p>2.0307715618</text:p>
          </table:table-cell>
          <table:table-cell office:value-type="float" office:value="8.46522383291" calcext:value-type="float">
            <text:p>8.465223832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32408116432" calcext:value-type="float">
            <text:p>2.3240811643</text:p>
          </table:table-cell>
          <table:table-cell office:value-type="float" office:value="3.76951726382" calcext:value-type="float">
            <text:p>3.769517263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.08217207511" calcext:value-type="float">
            <text:p>5.0821720751</text:p>
          </table:table-cell>
          <table:table-cell office:value-type="float" office:value="0.273291304937" calcext:value-type="float">
            <text:p>0.2732913049</text:p>
          </table:table-cell>
          <table:table-cell office:value-type="float" office:value="2.16309132604" calcext:value-type="float">
            <text:p>2.163091326</text:p>
          </table:table-cell>
          <table:table-cell office:value-type="float" office:value="1.87910226872" calcext:value-type="float">
            <text:p>1.8791022687</text:p>
          </table:table-cell>
          <table:table-cell office:value-type="float" office:value="7.00414610644" calcext:value-type="float">
            <text:p>7.0041461064</text:p>
          </table:table-cell>
          <table:table-cell office:value-type="float" office:value="2.97062715762" calcext:value-type="float">
            <text:p>2.9706271576</text:p>
          </table:table-cell>
          <table:table-cell office:value-type="float" office:value="1.00015416969" calcext:value-type="float">
            <text:p>1.0001541697</text:p>
          </table:table-cell>
          <table:table-cell office:value-type="float" office:value="2.28860720747" calcext:value-type="float">
            <text:p>2.2886072075</text:p>
          </table:table-cell>
          <table:table-cell office:value-type="float" office:value="5.92190123638" calcext:value-type="float">
            <text:p>5.9219012364</text:p>
          </table:table-cell>
          <table:table-cell office:value-type="float" office:value="12.8842691624" calcext:value-type="float">
            <text:p>12.8842691624</text:p>
          </table:table-cell>
          <table:table-cell office:value-type="float" office:value="5.96755837182" calcext:value-type="float">
            <text:p>5.9675583718</text:p>
          </table:table-cell>
          <table:table-cell office:value-type="float" office:value="2.30887434537" calcext:value-type="float">
            <text:p>2.3088743454</text:p>
          </table:table-cell>
          <table:table-cell office:value-type="float" office:value="2.24078441295" calcext:value-type="float">
            <text:p>2.240784413</text:p>
          </table:table-cell>
          <table:table-cell office:value-type="float" office:value="5.70569327475" calcext:value-type="float">
            <text:p>5.7056932748</text:p>
          </table:table-cell>
          <table:table-cell office:value-type="float" office:value="4.76049443769" calcext:value-type="float">
            <text:p>4.7604944377</text:p>
          </table:table-cell>
          <table:table-cell office:value-type="float" office:value="14.7943204525" calcext:value-type="float">
            <text:p>14.7943204525</text:p>
          </table:table-cell>
          <table:table-cell office:value-type="float" office:value="0.627378523183" calcext:value-type="float">
            <text:p>0.6273785232</text:p>
          </table:table-cell>
          <table:table-cell office:value-type="float" office:value="7.20411960782" calcext:value-type="float">
            <text:p>7.2041196078</text:p>
          </table:table-cell>
          <table:table-cell office:value-type="float" office:value="4.87842013648" calcext:value-type="float">
            <text:p>4.8784201365</text:p>
          </table:table-cell>
          <table:table-cell office:value-type="float" office:value="1.16850990219" calcext:value-type="float">
            <text:p>1.168509902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743779296292" calcext:value-type="float">
            <text:p>0.7437792963</text:p>
          </table:table-cell>
          <table:table-cell office:value-type="float" office:value="1.73613284648" calcext:value-type="float">
            <text:p>1.7361328465</text:p>
          </table:table-cell>
          <table:table-cell office:value-type="float" office:value="4.2017060366" calcext:value-type="float">
            <text:p>4.2017060366</text:p>
          </table:table-cell>
          <table:table-cell office:value-type="float" office:value="2.00270072426" calcext:value-type="float">
            <text:p>2.0027007243</text:p>
          </table:table-cell>
          <table:table-cell office:value-type="float" office:value="10.6702377751" calcext:value-type="float">
            <text:p>10.6702377751</text:p>
          </table:table-cell>
          <table:table-cell office:value-type="float" office:value="0.991741234542" calcext:value-type="float">
            <text:p>0.9917412345</text:p>
          </table:table-cell>
          <table:table-cell office:value-type="float" office:value="1.76054519991" calcext:value-type="float">
            <text:p>1.7605451999</text:p>
          </table:table-cell>
          <table:table-cell office:value-type="float" office:value="4.24535463976" calcext:value-type="float">
            <text:p>4.2453546398</text:p>
          </table:table-cell>
          <table:table-cell office:value-type="float" office:value="7.5459144778" calcext:value-type="float">
            <text:p>7.5459144778</text:p>
          </table:table-cell>
          <table:table-cell office:value-type="float" office:value="7.21588774493" calcext:value-type="float">
            <text:p>7.2158877449</text:p>
          </table:table-cell>
          <table:table-cell office:value-type="float" office:value="5.83050411616" calcext:value-type="float">
            <text:p>5.8305041162</text:p>
          </table:table-cell>
          <table:table-cell office:value-type="float" office:value="8.44167360257" calcext:value-type="float">
            <text:p>8.4416736026</text:p>
          </table:table-cell>
          <table:table-cell office:value-type="float" office:value="1.98405055007" calcext:value-type="float">
            <text:p>1.9840505501</text:p>
          </table:table-cell>
          <table:table-cell office:value-type="float" office:value="5.42171500684" calcext:value-type="float">
            <text:p>5.4217150068</text:p>
          </table:table-cell>
          <table:table-cell office:value-type="float" office:value="4.83245751206" calcext:value-type="float">
            <text:p>4.8324575121</text:p>
          </table:table-cell>
          <table:table-cell office:value-type="float" office:value="7.78521708508" calcext:value-type="float">
            <text:p>7.7852170851</text:p>
          </table:table-cell>
          <table:table-cell office:value-type="float" office:value="0.163021399858" calcext:value-type="float">
            <text:p>0.1630213999</text:p>
          </table:table-cell>
          <table:table-cell office:value-type="float" office:value="4.04533653962" calcext:value-type="float">
            <text:p>4.0453365396</text:p>
          </table:table-cell>
          <table:table-cell office:value-type="float" office:value="1.79039522762" calcext:value-type="float">
            <text:p>1.7903952276</text:p>
          </table:table-cell>
          <table:table-cell office:value-type="float" office:value="1.20311438884" calcext:value-type="float">
            <text:p>1.20311438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504820774822" calcext:value-type="float">
            <text:p>0.5048207748</text:p>
          </table:table-cell>
          <table:table-cell office:value-type="float" office:value="0.669167240981" calcext:value-type="float">
            <text:p>0.669167241</text:p>
          </table:table-cell>
          <table:table-cell office:value-type="float" office:value="9.55689416042" calcext:value-type="float">
            <text:p>9.5568941604</text:p>
          </table:table-cell>
          <table:table-cell office:value-type="float" office:value="1.51160947812" calcext:value-type="float">
            <text:p>1.5116094781</text:p>
          </table:table-cell>
          <table:table-cell office:value-type="float" office:value="13.7555249276" calcext:value-type="float">
            <text:p>13.7555249276</text:p>
          </table:table-cell>
          <table:table-cell office:value-type="float" office:value="7.30690707867" calcext:value-type="float">
            <text:p>7.3069070787</text:p>
          </table:table-cell>
          <table:table-cell office:value-type="float" office:value="2.31220881527" calcext:value-type="float">
            <text:p>2.3122088153</text:p>
          </table:table-cell>
          <table:table-cell office:value-type="float" office:value="1.38993432317" calcext:value-type="float">
            <text:p>1.3899343232</text:p>
          </table:table-cell>
          <table:table-cell office:value-type="float" office:value="8.08922984982" calcext:value-type="float">
            <text:p>8.0892298498</text:p>
          </table:table-cell>
          <table:table-cell office:value-type="float" office:value="11.973918135" calcext:value-type="float">
            <text:p>11.973918135</text:p>
          </table:table-cell>
          <table:table-cell office:value-type="float" office:value="6.61170431998" calcext:value-type="float">
            <text:p>6.61170432</text:p>
          </table:table-cell>
          <table:table-cell office:value-type="float" office:value="3.04607764994" calcext:value-type="float">
            <text:p>3.0460776499</text:p>
          </table:table-cell>
          <table:table-cell office:value-type="float" office:value="4.64236559185" calcext:value-type="float">
            <text:p>4.6423655919</text:p>
          </table:table-cell>
          <table:table-cell office:value-type="float" office:value="4.20744835096" calcext:value-type="float">
            <text:p>4.207448351</text:p>
          </table:table-cell>
          <table:table-cell office:value-type="float" office:value="1.14693844751" calcext:value-type="float">
            <text:p>1.1469384475</text:p>
          </table:table-cell>
          <table:table-cell office:value-type="float" office:value="8.38061474527" calcext:value-type="float">
            <text:p>8.3806147453</text:p>
          </table:table-cell>
          <table:table-cell office:value-type="float" office:value="0.768781535962" calcext:value-type="float">
            <text:p>0.768781536</text:p>
          </table:table-cell>
          <table:table-cell office:value-type="float" office:value="4.01711373756" calcext:value-type="float">
            <text:p>4.0171137376</text:p>
          </table:table-cell>
          <table:table-cell office:value-type="float" office:value="3.48245269339" calcext:value-type="float">
            <text:p>3.4824526934</text:p>
          </table:table-cell>
          <table:table-cell office:value-type="float" office:value="1.21003528352" calcext:value-type="float">
            <text:p>1.210035283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46181062272" calcext:value-type="float">
            <text:p>2.4618106227</text:p>
          </table:table-cell>
          <table:table-cell office:value-type="float" office:value="0.743034945629" calcext:value-type="float">
            <text:p>0.7430349456</text:p>
          </table:table-cell>
          <table:table-cell office:value-type="float" office:value="3.60275500789" calcext:value-type="float">
            <text:p>3.6027550079</text:p>
          </table:table-cell>
          <table:table-cell office:value-type="float" office:value="1.79282034913" calcext:value-type="float">
            <text:p>1.7928203491</text:p>
          </table:table-cell>
          <table:table-cell office:value-type="float" office:value="12.0990085379" calcext:value-type="float">
            <text:p>12.0990085379</text:p>
          </table:table-cell>
          <table:table-cell office:value-type="float" office:value="10.9828811871" calcext:value-type="float">
            <text:p>10.9828811871</text:p>
          </table:table-cell>
          <table:table-cell office:value-type="float" office:value="1.49252689721" calcext:value-type="float">
            <text:p>1.4925268972</text:p>
          </table:table-cell>
          <table:table-cell office:value-type="float" office:value="1.11364617434" calcext:value-type="float">
            <text:p>1.1136461743</text:p>
          </table:table-cell>
          <table:table-cell office:value-type="float" office:value="7.14514425788" calcext:value-type="float">
            <text:p>7.1451442579</text:p>
          </table:table-cell>
          <table:table-cell office:value-type="float" office:value="8.41191658322" calcext:value-type="float">
            <text:p>8.4119165832</text:p>
          </table:table-cell>
          <table:table-cell office:value-type="float" office:value="13.6409046986" calcext:value-type="float">
            <text:p>13.6409046986</text:p>
          </table:table-cell>
          <table:table-cell office:value-type="float" office:value="1.43459568767" calcext:value-type="float">
            <text:p>1.4345956877</text:p>
          </table:table-cell>
          <table:table-cell office:value-type="float" office:value="0.353157813632" calcext:value-type="float">
            <text:p>0.3531578136</text:p>
          </table:table-cell>
          <table:table-cell office:value-type="float" office:value="12.3140120093" calcext:value-type="float">
            <text:p>12.3140120093</text:p>
          </table:table-cell>
          <table:table-cell office:value-type="float" office:value="0.227549672724" calcext:value-type="float">
            <text:p>0.2275496727</text:p>
          </table:table-cell>
          <table:table-cell office:value-type="float" office:value="13.5166552429" calcext:value-type="float">
            <text:p>13.5166552429</text:p>
          </table:table-cell>
          <table:table-cell office:value-type="float" office:value="1.17568455302" calcext:value-type="float">
            <text:p>1.175684553</text:p>
          </table:table-cell>
          <table:table-cell office:value-type="float" office:value="3.00407160334" calcext:value-type="float">
            <text:p>3.0040716033</text:p>
          </table:table-cell>
          <table:table-cell office:value-type="float" office:value="1.30815138026" calcext:value-type="float">
            <text:p>1.3081513803</text:p>
          </table:table-cell>
          <table:table-cell office:value-type="float" office:value="0.396421337847" calcext:value-type="float">
            <text:p>0.39642133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.84127948075" calcext:value-type="float">
            <text:p>4.8412794808</text:p>
          </table:table-cell>
          <table:table-cell office:value-type="float" office:value="9.73499220141" calcext:value-type="float">
            <text:p>9.7349922014</text:p>
          </table:table-cell>
          <table:table-cell office:value-type="float" office:value="4.8843481015" calcext:value-type="float">
            <text:p>4.8843481015</text:p>
          </table:table-cell>
          <table:table-cell office:value-type="float" office:value="0.895935424403" calcext:value-type="float">
            <text:p>0.8959354244</text:p>
          </table:table-cell>
          <table:table-cell office:value-type="float" office:value="7.1665676526" calcext:value-type="float">
            <text:p>7.1665676526</text:p>
          </table:table-cell>
          <table:table-cell office:value-type="float" office:value="3.0979989272" calcext:value-type="float">
            <text:p>3.0979989272</text:p>
          </table:table-cell>
          <table:table-cell office:value-type="float" office:value="0.73589473982" calcext:value-type="float">
            <text:p>0.7358947398</text:p>
          </table:table-cell>
          <table:table-cell office:value-type="float" office:value="0.783626679813" calcext:value-type="float">
            <text:p>0.7836266798</text:p>
          </table:table-cell>
          <table:table-cell office:value-type="float" office:value="7.42629718128" calcext:value-type="float">
            <text:p>7.4262971813</text:p>
          </table:table-cell>
          <table:table-cell office:value-type="float" office:value="15.2632254997" calcext:value-type="float">
            <text:p>15.2632254997</text:p>
          </table:table-cell>
          <table:table-cell office:value-type="float" office:value="15.595124376" calcext:value-type="float">
            <text:p>15.595124376</text:p>
          </table:table-cell>
          <table:table-cell office:value-type="float" office:value="4.89228169623" calcext:value-type="float">
            <text:p>4.8922816962</text:p>
          </table:table-cell>
          <table:table-cell office:value-type="float" office:value="0.19678308258" calcext:value-type="float">
            <text:p>0.1967830826</text:p>
          </table:table-cell>
          <table:table-cell office:value-type="float" office:value="8.10552769353" calcext:value-type="float">
            <text:p>8.1055276935</text:p>
          </table:table-cell>
          <table:table-cell office:value-type="float" office:value="0.337557834275" calcext:value-type="float">
            <text:p>0.3375578343</text:p>
          </table:table-cell>
          <table:table-cell office:value-type="float" office:value="15.4022109185" calcext:value-type="float">
            <text:p>15.402210918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77532302649" calcext:value-type="float">
            <text:p>2.7753230265</text:p>
          </table:table-cell>
          <table:table-cell office:value-type="float" office:value="0.731843735883" calcext:value-type="float">
            <text:p>0.7318437359</text:p>
          </table:table-cell>
          <table:table-cell office:value-type="float" office:value="1.33909288217" calcext:value-type="float">
            <text:p>1.339092882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.39941603544" calcext:value-type="float">
            <text:p>3.3994160354</text:p>
          </table:table-cell>
          <table:table-cell office:value-type="float" office:value="0.901742350659" calcext:value-type="float">
            <text:p>0.9017423507</text:p>
          </table:table-cell>
          <table:table-cell office:value-type="float" office:value="3.98051972354" calcext:value-type="float">
            <text:p>3.9805197235</text:p>
          </table:table-cell>
          <table:table-cell office:value-type="float" office:value="1.72537069737" calcext:value-type="float">
            <text:p>1.7253706974</text:p>
          </table:table-cell>
          <table:table-cell office:value-type="float" office:value="9.60938721056" calcext:value-type="float">
            <text:p>9.6093872106</text:p>
          </table:table-cell>
          <table:table-cell office:value-type="float" office:value="12.065635267" calcext:value-type="float">
            <text:p>12.065635267</text:p>
          </table:table-cell>
          <table:table-cell office:value-type="float" office:value="2.51738267037" calcext:value-type="float">
            <text:p>2.5173826704</text:p>
          </table:table-cell>
          <table:table-cell office:value-type="float" office:value="1.8647865193" calcext:value-type="float">
            <text:p>1.8647865193</text:p>
          </table:table-cell>
          <table:table-cell office:value-type="float" office:value="3.91032975576" calcext:value-type="float">
            <text:p>3.9103297558</text:p>
          </table:table-cell>
          <table:table-cell office:value-type="float" office:value="6.47112264069" calcext:value-type="float">
            <text:p>6.4711226407</text:p>
          </table:table-cell>
          <table:table-cell office:value-type="float" office:value="6.75733221157" calcext:value-type="float">
            <text:p>6.7573322116</text:p>
          </table:table-cell>
          <table:table-cell office:value-type="float" office:value="2.76461546644" calcext:value-type="float">
            <text:p>2.7646154664</text:p>
          </table:table-cell>
          <table:table-cell office:value-type="float" office:value="0.612629603167" calcext:value-type="float">
            <text:p>0.6126296032</text:p>
          </table:table-cell>
          <table:table-cell office:value-type="float" office:value="10.1430398933" calcext:value-type="float">
            <text:p>10.1430398933</text:p>
          </table:table-cell>
          <table:table-cell office:value-type="float" office:value="0.131772000371" calcext:value-type="float">
            <text:p>0.1317720004</text:p>
          </table:table-cell>
          <table:table-cell office:value-type="float" office:value="16.6105628797" calcext:value-type="float">
            <text:p>16.6105628797</text:p>
          </table:table-cell>
          <table:table-cell office:value-type="float" office:value="2.61254221348" calcext:value-type="float">
            <text:p>2.6125422135</text:p>
          </table:table-cell>
          <table:table-cell office:value-type="float" office:value="1.75191528886" calcext:value-type="float">
            <text:p>1.7519152889</text:p>
          </table:table-cell>
          <table:table-cell office:value-type="float" office:value="2.96423783349" calcext:value-type="float">
            <text:p>2.9642378335</text:p>
          </table:table-cell>
          <table:table-cell office:value-type="float" office:value="2.05914720738" calcext:value-type="float">
            <text:p>2.059147207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19346759411" calcext:value-type="float">
            <text:p>1.1934675941</text:p>
          </table:table-cell>
          <table:table-cell office:value-type="float" office:value="1.63571096618" calcext:value-type="float">
            <text:p>1.6357109662</text:p>
          </table:table-cell>
          <table:table-cell office:value-type="float" office:value="3.366207099" calcext:value-type="float">
            <text:p>3.366207099</text:p>
          </table:table-cell>
          <table:table-cell office:value-type="float" office:value="0.273267975821" calcext:value-type="float">
            <text:p>0.2732679758</text:p>
          </table:table-cell>
          <table:table-cell office:value-type="float" office:value="12.80290669" calcext:value-type="float">
            <text:p>12.80290669</text:p>
          </table:table-cell>
          <table:table-cell office:value-type="float" office:value="3.19673386674" calcext:value-type="float">
            <text:p>3.1967338667</text:p>
          </table:table-cell>
          <table:table-cell office:value-type="float" office:value="1.04727662567" calcext:value-type="float">
            <text:p>1.0472766257</text:p>
          </table:table-cell>
          <table:table-cell office:value-type="float" office:value="1.81484669255" calcext:value-type="float">
            <text:p>1.8148466926</text:p>
          </table:table-cell>
          <table:table-cell office:value-type="float" office:value="3.69758767173" calcext:value-type="float">
            <text:p>3.6975876717</text:p>
          </table:table-cell>
          <table:table-cell office:value-type="float" office:value="9.22043993223" calcext:value-type="float">
            <text:p>9.2204399322</text:p>
          </table:table-cell>
          <table:table-cell office:value-type="float" office:value="9.21270097204" calcext:value-type="float">
            <text:p>9.212700972</text:p>
          </table:table-cell>
          <table:table-cell office:value-type="float" office:value="4.5544054079" calcext:value-type="float">
            <text:p>4.5544054079</text:p>
          </table:table-cell>
          <table:table-cell office:value-type="float" office:value="0.273599024591" calcext:value-type="float">
            <text:p>0.2735990246</text:p>
          </table:table-cell>
          <table:table-cell office:value-type="float" office:value="6.00959646615" calcext:value-type="float">
            <text:p>6.0095964662</text:p>
          </table:table-cell>
          <table:table-cell office:value-type="float" office:value="6.68676196889" calcext:value-type="float">
            <text:p>6.6867619689</text:p>
          </table:table-cell>
          <table:table-cell office:value-type="float" office:value="17.1181172485" calcext:value-type="float">
            <text:p>17.1181172485</text:p>
          </table:table-cell>
          <table:table-cell office:value-type="float" office:value="2.85286666792" calcext:value-type="float">
            <text:p>2.8528666679</text:p>
          </table:table-cell>
          <table:table-cell office:value-type="float" office:value="2.43447213431" calcext:value-type="float">
            <text:p>2.4344721343</text:p>
          </table:table-cell>
          <table:table-cell office:value-type="float" office:value="3.65868142922" calcext:value-type="float">
            <text:p>3.6586814292</text:p>
          </table:table-cell>
          <table:table-cell office:value-type="float" office:value="1.1626228454" calcext:value-type="float">
            <text:p>1.16262284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.07504376371" calcext:value-type="float">
            <text:p>4.0750437637</text:p>
          </table:table-cell>
          <table:table-cell office:value-type="float" office:value="0.285817359774" calcext:value-type="float">
            <text:p>0.2858173598</text:p>
          </table:table-cell>
          <table:table-cell office:value-type="float" office:value="3.88981436637" calcext:value-type="float">
            <text:p>3.8898143664</text:p>
          </table:table-cell>
          <table:table-cell office:value-type="float" office:value="0.544599684317" calcext:value-type="float">
            <text:p>0.5445996843</text:p>
          </table:table-cell>
          <table:table-cell office:value-type="float" office:value="10.1886024249" calcext:value-type="float">
            <text:p>10.1886024249</text:p>
          </table:table-cell>
          <table:table-cell office:value-type="float" office:value="6.76114634044" calcext:value-type="float">
            <text:p>6.7611463404</text:p>
          </table:table-cell>
          <table:table-cell office:value-type="float" office:value="0.247258243896" calcext:value-type="float">
            <text:p>0.2472582439</text:p>
          </table:table-cell>
          <table:table-cell office:value-type="float" office:value="2.47951183201" calcext:value-type="float">
            <text:p>2.479511832</text:p>
          </table:table-cell>
          <table:table-cell office:value-type="float" office:value="2.30353280118" calcext:value-type="float">
            <text:p>2.3035328012</text:p>
          </table:table-cell>
          <table:table-cell office:value-type="float" office:value="7.74941765843" calcext:value-type="float">
            <text:p>7.7494176584</text:p>
          </table:table-cell>
          <table:table-cell office:value-type="float" office:value="8.49496204207" calcext:value-type="float">
            <text:p>8.4949620421</text:p>
          </table:table-cell>
          <table:table-cell office:value-type="float" office:value="4.68063471587" calcext:value-type="float">
            <text:p>4.6806347159</text:p>
          </table:table-cell>
          <table:table-cell office:value-type="float" office:value="0.899165105604" calcext:value-type="float">
            <text:p>0.8991651056</text:p>
          </table:table-cell>
          <table:table-cell office:value-type="float" office:value="6.71726136268" calcext:value-type="float">
            <text:p>6.7172613627</text:p>
          </table:table-cell>
          <table:table-cell office:value-type="float" office:value="1.03081253124" calcext:value-type="float">
            <text:p>1.0308125312</text:p>
          </table:table-cell>
          <table:table-cell office:value-type="float" office:value="19.3431481089" calcext:value-type="float">
            <text:p>19.3431481089</text:p>
          </table:table-cell>
          <table:table-cell office:value-type="float" office:value="3.21091182401" calcext:value-type="float">
            <text:p>3.210911824</text:p>
          </table:table-cell>
          <table:table-cell office:value-type="float" office:value="3.35817000584" calcext:value-type="float">
            <text:p>3.3581700058</text:p>
          </table:table-cell>
          <table:table-cell office:value-type="float" office:value="3.37467070344" calcext:value-type="float">
            <text:p>3.3746707034</text:p>
          </table:table-cell>
          <table:table-cell office:value-type="float" office:value="0.365022446817" calcext:value-type="float">
            <text:p>0.365022446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21214877009" calcext:value-type="float">
            <text:p>2.2121487701</text:p>
          </table:table-cell>
          <table:table-cell office:value-type="float" office:value="3.10581232769" calcext:value-type="float">
            <text:p>3.1058123277</text:p>
          </table:table-cell>
          <table:table-cell office:value-type="float" office:value="2.42989683559" calcext:value-type="float">
            <text:p>2.4298968356</text:p>
          </table:table-cell>
          <table:table-cell office:value-type="float" office:value="1.69144412608" calcext:value-type="float">
            <text:p>1.6914441261</text:p>
          </table:table-cell>
          <table:table-cell office:value-type="float" office:value="7.71219673702" calcext:value-type="float">
            <text:p>7.712196737</text:p>
          </table:table-cell>
          <table:table-cell office:value-type="float" office:value="7.16649606418" calcext:value-type="float">
            <text:p>7.1664960642</text:p>
          </table:table-cell>
          <table:table-cell office:value-type="float" office:value="0.731472923561" calcext:value-type="float">
            <text:p>0.7314729236</text:p>
          </table:table-cell>
          <table:table-cell office:value-type="float" office:value="1.44084138859" calcext:value-type="float">
            <text:p>1.4408413886</text:p>
          </table:table-cell>
          <table:table-cell office:value-type="float" office:value="4.38121674481" calcext:value-type="float">
            <text:p>4.3812167448</text:p>
          </table:table-cell>
          <table:table-cell office:value-type="float" office:value="11.4151261789" calcext:value-type="float">
            <text:p>11.4151261789</text:p>
          </table:table-cell>
          <table:table-cell office:value-type="float" office:value="11.3682998399" calcext:value-type="float">
            <text:p>11.3682998399</text:p>
          </table:table-cell>
          <table:table-cell office:value-type="float" office:value="6.94415412203" calcext:value-type="float">
            <text:p>6.944154122</text:p>
          </table:table-cell>
          <table:table-cell office:value-type="float" office:value="0.570802982231" calcext:value-type="float">
            <text:p>0.5708029822</text:p>
          </table:table-cell>
          <table:table-cell office:value-type="float" office:value="2.24066307817" calcext:value-type="float">
            <text:p>2.2406630782</text:p>
          </table:table-cell>
          <table:table-cell office:value-type="float" office:value="2.49084251569" calcext:value-type="float">
            <text:p>2.4908425157</text:p>
          </table:table-cell>
          <table:table-cell office:value-type="float" office:value="18.9496409799" calcext:value-type="float">
            <text:p>18.9496409799</text:p>
          </table:table-cell>
          <table:table-cell office:value-type="float" office:value="4.17009200092" calcext:value-type="float">
            <text:p>4.1700920009</text:p>
          </table:table-cell>
          <table:table-cell office:value-type="float" office:value="1.31234996646" calcext:value-type="float">
            <text:p>1.3123499665</text:p>
          </table:table-cell>
          <table:table-cell office:value-type="float" office:value="1.14360329629" calcext:value-type="float">
            <text:p>1.1436032963</text:p>
          </table:table-cell>
          <table:table-cell office:value-type="float" office:value="0.0866262416722" calcext:value-type="float">
            <text:p>0.08662624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35964769571" calcext:value-type="float">
            <text:p>1.3596476957</text:p>
          </table:table-cell>
          <table:table-cell office:value-type="float" office:value="1.62407918996" calcext:value-type="float">
            <text:p>1.62407919</text:p>
          </table:table-cell>
          <table:table-cell office:value-type="float" office:value="2.61990718444" calcext:value-type="float">
            <text:p>2.6199071844</text:p>
          </table:table-cell>
          <table:table-cell office:value-type="float" office:value="0.905373501315" calcext:value-type="float">
            <text:p>0.9053735013</text:p>
          </table:table-cell>
          <table:table-cell office:value-type="float" office:value="8.33906879317" calcext:value-type="float">
            <text:p>8.3390687932</text:p>
          </table:table-cell>
          <table:table-cell office:value-type="float" office:value="6.78316042454" calcext:value-type="float">
            <text:p>6.7831604245</text:p>
          </table:table-cell>
          <table:table-cell office:value-type="float" office:value="0.325861801974" calcext:value-type="float">
            <text:p>0.325861802</text:p>
          </table:table-cell>
          <table:table-cell office:value-type="float" office:value="3.10715020946" calcext:value-type="float">
            <text:p>3.1071502095</text:p>
          </table:table-cell>
          <table:table-cell office:value-type="float" office:value="8.21801008149" calcext:value-type="float">
            <text:p>8.2180100815</text:p>
          </table:table-cell>
          <table:table-cell office:value-type="float" office:value="15.7685876505" calcext:value-type="float">
            <text:p>15.7685876505</text:p>
          </table:table-cell>
          <table:table-cell office:value-type="float" office:value="12.1500845918" calcext:value-type="float">
            <text:p>12.1500845918</text:p>
          </table:table-cell>
          <table:table-cell office:value-type="float" office:value="6.51120102972" calcext:value-type="float">
            <text:p>6.5112010297</text:p>
          </table:table-cell>
          <table:table-cell office:value-type="float" office:value="0.715047602091" calcext:value-type="float">
            <text:p>0.7150476021</text:p>
          </table:table-cell>
          <table:table-cell office:value-type="float" office:value="7.36409891999" calcext:value-type="float">
            <text:p>7.36409892</text:p>
          </table:table-cell>
          <table:table-cell office:value-type="float" office:value="5.77989957907" calcext:value-type="float">
            <text:p>5.7798995791</text:p>
          </table:table-cell>
          <table:table-cell office:value-type="float" office:value="10.2369245945" calcext:value-type="float">
            <text:p>10.2369245945</text:p>
          </table:table-cell>
          <table:table-cell office:value-type="float" office:value="1.30346231616" calcext:value-type="float">
            <text:p>1.3034623162</text:p>
          </table:table-cell>
          <table:table-cell office:value-type="float" office:value="2.78311014339" calcext:value-type="float">
            <text:p>2.7831101434</text:p>
          </table:table-cell>
          <table:table-cell office:value-type="float" office:value="1.48381502944" calcext:value-type="float">
            <text:p>1.4838150294</text:p>
          </table:table-cell>
          <table:table-cell office:value-type="float" office:value="0.370421966261" calcext:value-type="float">
            <text:p>0.3704219663</text:p>
          </table:table-cell>
        </table:table-row>
      </table:table>
      <table:table table:name="Aggregate" table:style-name="ta1">
        <table:shapes>
          <draw:frame draw:z-index="0" draw:style-name="gr1" draw:text-style-name="P1" svg:width="13.0437in" svg:height="8.4189in" svg:x="3.8492in" svg:y="0.0394in">
            <draw:object draw:notify-on-update-of-ranges="Aggregate.A1:Aggregate.A1 Aggregate.A2:Aggregate.A43 Aggregate.B1:Aggregate.B1 Aggregate.B2:Aggregate.B43 Aggregate.C1:Aggregate.C1 Aggregate.C2:Aggregate.C43 Aggregate.D1:Aggregate.D1 Aggregate.D2:Aggregate.D43 Aggregate.E1:Aggregate.E1 Aggregate.E2:Aggregate.E43 Aggregate.F1:Aggregate.F1 Aggregate.F2:Aggregate.F43 Aggregate.G1:Aggregate.G1 Aggregate.G2:Aggregate.G43 Aggregate.H1:Aggregate.H1 Aggregate.H2:Aggregate.H43 Aggregate.I1:Aggregate.I1 Aggregate.I2:Aggregate.I43 Aggregate.J1:Aggregate.J1 Aggregate.J2:Aggregate.J43 Aggregate.K1:Aggregate.K1 Aggregate.K2:Aggregate.K43 Aggregate.L1:Aggregate.L1 Aggregate.L2:Aggregate.L43 Aggregate.M1:Aggregate.M1 Aggregate.M2:Aggregate.M43 Aggregate.N1:Aggregate.N1 Aggregate.N2:Aggregate.N43 Aggregate.O1:Aggregate.O1 Aggregate.O2:Aggregate.O43 Aggregate.P1:Aggregate.P1 Aggregate.P2:Aggregate.P43 Aggregate.Q1:Aggregate.Q1 Aggregate.Q2:Aggregate.Q43 Aggregate.R1:Aggregate.R1 Aggregate.R2:Aggregate.R43 Aggregate.S1:Aggregate.S1 Aggregate.S2:Aggregate.S43 Aggregate.T1:Aggregate.T1 Aggregate.T2:Aggregate.T43 Aggregate.U1:Aggregate.U1 Aggregate.U2:Aggregate.U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4" table:number-columns-repeated="2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pic 0</text:p>
          </table:table-cell>
          <table:table-cell office:value-type="string" calcext:value-type="string">
            <text:p>Topic 1</text:p>
          </table:table-cell>
          <table:table-cell office:value-type="string" calcext:value-type="string">
            <text:p>Topic 2</text:p>
          </table:table-cell>
          <table:table-cell office:value-type="string" calcext:value-type="string">
            <text:p>Topic 3</text:p>
          </table:table-cell>
          <table:table-cell office:value-type="string" calcext:value-type="string">
            <text:p>Topic 4</text:p>
          </table:table-cell>
          <table:table-cell office:value-type="string" calcext:value-type="string">
            <text:p>Topic 5</text:p>
          </table:table-cell>
          <table:table-cell office:value-type="string" calcext:value-type="string">
            <text:p>Topic 6</text:p>
          </table:table-cell>
          <table:table-cell office:value-type="string" calcext:value-type="string">
            <text:p>Topic 7</text:p>
          </table:table-cell>
          <table:table-cell office:value-type="string" calcext:value-type="string">
            <text:p>Topic 8</text:p>
          </table:table-cell>
          <table:table-cell office:value-type="string" calcext:value-type="string">
            <text:p>Topic 9</text:p>
          </table:table-cell>
          <table:table-cell office:value-type="string" calcext:value-type="string">
            <text:p>Topic 10</text:p>
          </table:table-cell>
          <table:table-cell office:value-type="string" calcext:value-type="string">
            <text:p>Topic 11</text:p>
          </table:table-cell>
          <table:table-cell office:value-type="string" calcext:value-type="string">
            <text:p>Topic 12</text:p>
          </table:table-cell>
          <table:table-cell office:value-type="string" calcext:value-type="string">
            <text:p>Topic 13</text:p>
          </table:table-cell>
          <table:table-cell office:value-type="string" calcext:value-type="string">
            <text:p>Topic 14</text:p>
          </table:table-cell>
          <table:table-cell office:value-type="string" calcext:value-type="string">
            <text:p>Topic 15</text:p>
          </table:table-cell>
          <table:table-cell office:value-type="string" calcext:value-type="string">
            <text:p>Topic 16</text:p>
          </table:table-cell>
          <table:table-cell office:value-type="string" calcext:value-type="string">
            <text:p>Topic 17</text:p>
          </table:table-cell>
          <table:table-cell office:value-type="string" calcext:value-type="string">
            <text:p>Topic 18</text:p>
          </table:table-cell>
          <table:table-cell office:value-type="string" calcext:value-type="string">
            <text:p>Topic 1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SUM([$ICFP.B2];[$OOPSLA.B2];[$PLDI.B2];[$POPL.B2])" office:value-type="float" office:value="2.69549239655" calcext:value-type="float">
            <text:p>2.6954923966</text:p>
          </table:table-cell>
          <table:table-cell table:formula="of:=SUM([$ICFP.C2];[$OOPSLA.C2];[$PLDI.C2];[$POPL.C2])" office:value-type="float" office:value="1.46655318135" calcext:value-type="float">
            <text:p>1.4665531814</text:p>
          </table:table-cell>
          <table:table-cell table:formula="of:=SUM([$ICFP.D2];[$OOPSLA.D2];[$PLDI.D2];[$POPL.D2])" office:value-type="float" office:value="13.2655141026" calcext:value-type="float">
            <text:p>13.2655141026</text:p>
          </table:table-cell>
          <table:table-cell table:formula="of:=SUM([$ICFP.E2];[$OOPSLA.E2];[$PLDI.E2];[$POPL.E2])" office:value-type="float" office:value="2.75887080976" calcext:value-type="float">
            <text:p>2.7588708098</text:p>
          </table:table-cell>
          <table:table-cell table:formula="of:=SUM([$ICFP.F2];[$OOPSLA.F2];[$PLDI.F2];[$POPL.F2])" office:value-type="float" office:value="4.32795946853" calcext:value-type="float">
            <text:p>4.3279594685</text:p>
          </table:table-cell>
          <table:table-cell table:formula="of:=SUM([$ICFP.G2];[$OOPSLA.G2];[$PLDI.G2];[$POPL.G2])" office:value-type="float" office:value="2.69657940687" calcext:value-type="float">
            <text:p>2.6965794069</text:p>
          </table:table-cell>
          <table:table-cell table:formula="of:=SUM([$ICFP.H2];[$OOPSLA.H2];[$PLDI.H2];[$POPL.H2])" office:value-type="float" office:value="0.259260597052" calcext:value-type="float">
            <text:p>0.2592605971</text:p>
          </table:table-cell>
          <table:table-cell table:formula="of:=SUM([$ICFP.I2];[$OOPSLA.I2];[$PLDI.I2];[$POPL.I2])" office:value-type="float" office:value="0.269985297795" calcext:value-type="float">
            <text:p>0.2699852978</text:p>
          </table:table-cell>
          <table:table-cell table:formula="of:=SUM([$ICFP.J2];[$OOPSLA.J2];[$PLDI.J2];[$POPL.J2])" office:value-type="float" office:value="6.16708581615" calcext:value-type="float">
            <text:p>6.1670858162</text:p>
          </table:table-cell>
          <table:table-cell table:formula="of:=SUM([$ICFP.K2];[$OOPSLA.K2];[$PLDI.K2];[$POPL.K2])" office:value-type="float" office:value="3.59913000773" calcext:value-type="float">
            <text:p>3.5991300077</text:p>
          </table:table-cell>
          <table:table-cell table:formula="of:=SUM([$ICFP.L2];[$OOPSLA.L2];[$PLDI.L2];[$POPL.L2])" office:value-type="float" office:value="0.351546381881" calcext:value-type="float">
            <text:p>0.3515463819</text:p>
          </table:table-cell>
          <table:table-cell table:formula="of:=SUM([$ICFP.M2];[$OOPSLA.M2];[$PLDI.M2];[$POPL.M2])" office:value-type="float" office:value="2.48748499529" calcext:value-type="float">
            <text:p>2.4874849953</text:p>
          </table:table-cell>
          <table:table-cell table:formula="of:=SUM([$ICFP.N2];[$OOPSLA.N2];[$PLDI.N2];[$POPL.N2])" office:value-type="float" office:value="4.79767708952" calcext:value-type="float">
            <text:p>4.7976770895</text:p>
          </table:table-cell>
          <table:table-cell table:formula="of:=SUM([$ICFP.O2];[$OOPSLA.O2];[$PLDI.O2];[$POPL.O2])" office:value-type="float" office:value="0.0318900597" calcext:value-type="float">
            <text:p>0.0318900597</text:p>
          </table:table-cell>
          <table:table-cell table:formula="of:=SUM([$ICFP.P2];[$OOPSLA.P2];[$PLDI.P2];[$POPL.P2])" office:value-type="float" office:value="0.1118183606" calcext:value-type="float">
            <text:p>0.1118183606</text:p>
          </table:table-cell>
          <table:table-cell table:formula="of:=SUM([$ICFP.Q2];[$OOPSLA.Q2];[$PLDI.Q2];[$POPL.Q2])" office:value-type="float" office:value="4.68215611517" calcext:value-type="float">
            <text:p>4.6821561152</text:p>
          </table:table-cell>
          <table:table-cell table:formula="of:=SUM([$ICFP.R2];[$OOPSLA.R2];[$PLDI.R2];[$POPL.R2])" office:value-type="float" office:value="0.10937484399" calcext:value-type="float">
            <text:p>0.109374844</text:p>
          </table:table-cell>
          <table:table-cell table:formula="of:=SUM([$ICFP.S2];[$OOPSLA.S2];[$PLDI.S2];[$POPL.S2])" office:value-type="float" office:value="7.53837825913" calcext:value-type="float">
            <text:p>7.5383782591</text:p>
          </table:table-cell>
          <table:table-cell table:formula="of:=SUM([$ICFP.T2];[$OOPSLA.T2];[$PLDI.T2];[$POPL.T2])" office:value-type="float" office:value="0.739229610629" calcext:value-type="float">
            <text:p>0.7392296106</text:p>
          </table:table-cell>
          <table:table-cell table:formula="of:=SUM([$ICFP.U2];[$OOPSLA.U2];[$PLDI.U2];[$POPL.U2])" office:value-type="float" office:value="0.615147726905" calcext:value-type="float">
            <text:p>0.615147726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SUM([$ICFP.B3];[$OOPSLA.B3];[$PLDI.B3];[$POPL.B3])" office:value-type="float" office:value="1.14003975059" calcext:value-type="float">
            <text:p>1.1400397506</text:p>
          </table:table-cell>
          <table:table-cell table:formula="of:=SUM([$ICFP.C3];[$OOPSLA.C3];[$PLDI.C3];[$POPL.C3])" office:value-type="float" office:value="1.64632651963" calcext:value-type="float">
            <text:p>1.6463265196</text:p>
          </table:table-cell>
          <table:table-cell table:formula="of:=SUM([$ICFP.D3];[$OOPSLA.D3];[$PLDI.D3];[$POPL.D3])" office:value-type="float" office:value="4.30104338953" calcext:value-type="float">
            <text:p>4.3010433895</text:p>
          </table:table-cell>
          <table:table-cell table:formula="of:=SUM([$ICFP.E3];[$OOPSLA.E3];[$PLDI.E3];[$POPL.E3])" office:value-type="float" office:value="0.290036627277" calcext:value-type="float">
            <text:p>0.2900366273</text:p>
          </table:table-cell>
          <table:table-cell table:formula="of:=SUM([$ICFP.F3];[$OOPSLA.F3];[$PLDI.F3];[$POPL.F3])" office:value-type="float" office:value="3.40247793233" calcext:value-type="float">
            <text:p>3.4024779323</text:p>
          </table:table-cell>
          <table:table-cell table:formula="of:=SUM([$ICFP.G3];[$OOPSLA.G3];[$PLDI.G3];[$POPL.G3])" office:value-type="float" office:value="4.62798865694" calcext:value-type="float">
            <text:p>4.6279886569</text:p>
          </table:table-cell>
          <table:table-cell table:formula="of:=SUM([$ICFP.H3];[$OOPSLA.H3];[$PLDI.H3];[$POPL.H3])" office:value-type="float" office:value="0.107346573155" calcext:value-type="float">
            <text:p>0.1073465732</text:p>
          </table:table-cell>
          <table:table-cell table:formula="of:=SUM([$ICFP.I3];[$OOPSLA.I3];[$PLDI.I3];[$POPL.I3])" office:value-type="float" office:value="0.338756020423" calcext:value-type="float">
            <text:p>0.3387560204</text:p>
          </table:table-cell>
          <table:table-cell table:formula="of:=SUM([$ICFP.J3];[$OOPSLA.J3];[$PLDI.J3];[$POPL.J3])" office:value-type="float" office:value="11.6021140079" calcext:value-type="float">
            <text:p>11.6021140079</text:p>
          </table:table-cell>
          <table:table-cell table:formula="of:=SUM([$ICFP.K3];[$OOPSLA.K3];[$PLDI.K3];[$POPL.K3])" office:value-type="float" office:value="0.322852440018" calcext:value-type="float">
            <text:p>0.32285244</text:p>
          </table:table-cell>
          <table:table-cell table:formula="of:=SUM([$ICFP.L3];[$OOPSLA.L3];[$PLDI.L3];[$POPL.L3])" office:value-type="float" office:value="0.8670121549" calcext:value-type="float">
            <text:p>0.8670121549</text:p>
          </table:table-cell>
          <table:table-cell table:formula="of:=SUM([$ICFP.M3];[$OOPSLA.M3];[$PLDI.M3];[$POPL.M3])" office:value-type="float" office:value="0.437820891536" calcext:value-type="float">
            <text:p>0.4378208915</text:p>
          </table:table-cell>
          <table:table-cell table:formula="of:=SUM([$ICFP.N3];[$OOPSLA.N3];[$PLDI.N3];[$POPL.N3])" office:value-type="float" office:value="14.621826477" calcext:value-type="float">
            <text:p>14.621826477</text:p>
          </table:table-cell>
          <table:table-cell table:formula="of:=SUM([$ICFP.O3];[$OOPSLA.O3];[$PLDI.O3];[$POPL.O3])" office:value-type="float" office:value="0.372167778223" calcext:value-type="float">
            <text:p>0.3721677782</text:p>
          </table:table-cell>
          <table:table-cell table:formula="of:=SUM([$ICFP.P3];[$OOPSLA.P3];[$PLDI.P3];[$POPL.P3])" office:value-type="float" office:value="0.0318900597" calcext:value-type="float">
            <text:p>0.0318900597</text:p>
          </table:table-cell>
          <table:table-cell table:formula="of:=SUM([$ICFP.Q3];[$OOPSLA.Q3];[$PLDI.Q3];[$POPL.Q3])" office:value-type="float" office:value="9.6150783595" calcext:value-type="float">
            <text:p>9.6150783595</text:p>
          </table:table-cell>
          <table:table-cell table:formula="of:=SUM([$ICFP.R3];[$OOPSLA.R3];[$PLDI.R3];[$POPL.R3])" office:value-type="float" office:value="0.502470719814" calcext:value-type="float">
            <text:p>0.5024707198</text:p>
          </table:table-cell>
          <table:table-cell table:formula="of:=SUM([$ICFP.S3];[$OOPSLA.S3];[$PLDI.S3];[$POPL.S3])" office:value-type="float" office:value="5.94261957564" calcext:value-type="float">
            <text:p>5.9426195756</text:p>
          </table:table-cell>
          <table:table-cell table:formula="of:=SUM([$ICFP.T3];[$OOPSLA.T3];[$PLDI.T3];[$POPL.T3])" office:value-type="float" office:value="0.967562721677" calcext:value-type="float">
            <text:p>0.9675627217</text:p>
          </table:table-cell>
          <table:table-cell table:formula="of:=SUM([$ICFP.U3];[$OOPSLA.U3];[$PLDI.U3];[$POPL.U3])" office:value-type="float" office:value="0.227643265386" calcext:value-type="float">
            <text:p>0.227643265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SUM([$ICFP.B4];[$OOPSLA.B4];[$PLDI.B4];[$POPL.B4])" office:value-type="float" office:value="3.28135057004" calcext:value-type="float">
            <text:p>3.28135057</text:p>
          </table:table-cell>
          <table:table-cell table:formula="of:=SUM([$ICFP.C4];[$OOPSLA.C4];[$PLDI.C4];[$POPL.C4])" office:value-type="float" office:value="4.05877681986" calcext:value-type="float">
            <text:p>4.0587768199</text:p>
          </table:table-cell>
          <table:table-cell table:formula="of:=SUM([$ICFP.D4];[$OOPSLA.D4];[$PLDI.D4];[$POPL.D4])" office:value-type="float" office:value="9.28825547778" calcext:value-type="float">
            <text:p>9.2882554778</text:p>
          </table:table-cell>
          <table:table-cell table:formula="of:=SUM([$ICFP.E4];[$OOPSLA.E4];[$PLDI.E4];[$POPL.E4])" office:value-type="float" office:value="3.24173873292" calcext:value-type="float">
            <text:p>3.2417387329</text:p>
          </table:table-cell>
          <table:table-cell table:formula="of:=SUM([$ICFP.F4];[$OOPSLA.F4];[$PLDI.F4];[$POPL.F4])" office:value-type="float" office:value="3.20299108838" calcext:value-type="float">
            <text:p>3.2029910884</text:p>
          </table:table-cell>
          <table:table-cell table:formula="of:=SUM([$ICFP.G4];[$OOPSLA.G4];[$PLDI.G4];[$POPL.G4])" office:value-type="float" office:value="0.744796937458" calcext:value-type="float">
            <text:p>0.7447969375</text:p>
          </table:table-cell>
          <table:table-cell table:formula="of:=SUM([$ICFP.H4];[$OOPSLA.H4];[$PLDI.H4];[$POPL.H4])" office:value-type="float" office:value="0.214744881321" calcext:value-type="float">
            <text:p>0.2147448813</text:p>
          </table:table-cell>
          <table:table-cell table:formula="of:=SUM([$ICFP.I4];[$OOPSLA.I4];[$PLDI.I4];[$POPL.I4])" office:value-type="float" office:value="0.0318900597" calcext:value-type="float">
            <text:p>0.0318900597</text:p>
          </table:table-cell>
          <table:table-cell table:formula="of:=SUM([$ICFP.J4];[$OOPSLA.J4];[$PLDI.J4];[$POPL.J4])" office:value-type="float" office:value="14.8083883598" calcext:value-type="float">
            <text:p>14.8083883598</text:p>
          </table:table-cell>
          <table:table-cell table:formula="of:=SUM([$ICFP.K4];[$OOPSLA.K4];[$PLDI.K4];[$POPL.K4])" office:value-type="float" office:value="0.0318900597" calcext:value-type="float">
            <text:p>0.0318900597</text:p>
          </table:table-cell>
          <table:table-cell table:formula="of:=SUM([$ICFP.L4];[$OOPSLA.L4];[$PLDI.L4];[$POPL.L4])" office:value-type="float" office:value="4.03414675994" calcext:value-type="float">
            <text:p>4.0341467599</text:p>
          </table:table-cell>
          <table:table-cell table:formula="of:=SUM([$ICFP.M4];[$OOPSLA.M4];[$PLDI.M4];[$POPL.M4])" office:value-type="float" office:value="0.155873888942" calcext:value-type="float">
            <text:p>0.1558738889</text:p>
          </table:table-cell>
          <table:table-cell table:formula="of:=SUM([$ICFP.N4];[$OOPSLA.N4];[$PLDI.N4];[$POPL.N4])" office:value-type="float" office:value="3.60457634867" calcext:value-type="float">
            <text:p>3.6045763487</text:p>
          </table:table-cell>
          <table:table-cell table:formula="of:=SUM([$ICFP.O4];[$OOPSLA.O4];[$PLDI.O4];[$POPL.O4])" office:value-type="float" office:value="0.0318900597" calcext:value-type="float">
            <text:p>0.0318900597</text:p>
          </table:table-cell>
          <table:table-cell table:formula="of:=SUM([$ICFP.P4];[$OOPSLA.P4];[$PLDI.P4];[$POPL.P4])" office:value-type="float" office:value="0.677969701742" calcext:value-type="float">
            <text:p>0.6779697017</text:p>
          </table:table-cell>
          <table:table-cell table:formula="of:=SUM([$ICFP.Q4];[$OOPSLA.Q4];[$PLDI.Q4];[$POPL.Q4])" office:value-type="float" office:value="6.13272630943" calcext:value-type="float">
            <text:p>6.1327263094</text:p>
          </table:table-cell>
          <table:table-cell table:formula="of:=SUM([$ICFP.R4];[$OOPSLA.R4];[$PLDI.R4];[$POPL.R4])" office:value-type="float" office:value="0.0318900597" calcext:value-type="float">
            <text:p>0.0318900597</text:p>
          </table:table-cell>
          <table:table-cell table:formula="of:=SUM([$ICFP.S4];[$OOPSLA.S4];[$PLDI.S4];[$POPL.S4])" office:value-type="float" office:value="5.75555917215" calcext:value-type="float">
            <text:p>5.7555591722</text:p>
          </table:table-cell>
          <table:table-cell table:formula="of:=SUM([$ICFP.T4];[$OOPSLA.T4];[$PLDI.T4];[$POPL.T4])" office:value-type="float" office:value="2.51601396201" calcext:value-type="float">
            <text:p>2.516013962</text:p>
          </table:table-cell>
          <table:table-cell table:formula="of:=SUM([$ICFP.U4];[$OOPSLA.U4];[$PLDI.U4];[$POPL.U4])" office:value-type="float" office:value="2.52917404984" calcext:value-type="float">
            <text:p>2.529174049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SUM([$ICFP.B5];[$OOPSLA.B5];[$PLDI.B5];[$POPL.B5])" office:value-type="float" office:value="2.85032154247" calcext:value-type="float">
            <text:p>2.8503215425</text:p>
          </table:table-cell>
          <table:table-cell table:formula="of:=SUM([$ICFP.C5];[$OOPSLA.C5];[$PLDI.C5];[$POPL.C5])" office:value-type="float" office:value="10.6268153201" calcext:value-type="float">
            <text:p>10.6268153201</text:p>
          </table:table-cell>
          <table:table-cell table:formula="of:=SUM([$ICFP.D5];[$OOPSLA.D5];[$PLDI.D5];[$POPL.D5])" office:value-type="float" office:value="15.2372053424" calcext:value-type="float">
            <text:p>15.2372053424</text:p>
          </table:table-cell>
          <table:table-cell table:formula="of:=SUM([$ICFP.E5];[$OOPSLA.E5];[$PLDI.E5];[$POPL.E5])" office:value-type="float" office:value="4.67103729213" calcext:value-type="float">
            <text:p>4.6710372921</text:p>
          </table:table-cell>
          <table:table-cell table:formula="of:=SUM([$ICFP.F5];[$OOPSLA.F5];[$PLDI.F5];[$POPL.F5])" office:value-type="float" office:value="2.39346127613" calcext:value-type="float">
            <text:p>2.3934612761</text:p>
          </table:table-cell>
          <table:table-cell table:formula="of:=SUM([$ICFP.G5];[$OOPSLA.G5];[$PLDI.G5];[$POPL.G5])" office:value-type="float" office:value="7.53825513403" calcext:value-type="float">
            <text:p>7.538255134</text:p>
          </table:table-cell>
          <table:table-cell table:formula="of:=SUM([$ICFP.H5];[$OOPSLA.H5];[$PLDI.H5];[$POPL.H5])" office:value-type="float" office:value="0.147986253829" calcext:value-type="float">
            <text:p>0.1479862538</text:p>
          </table:table-cell>
          <table:table-cell table:formula="of:=SUM([$ICFP.I5];[$OOPSLA.I5];[$PLDI.I5];[$POPL.I5])" office:value-type="float" office:value="1.0084500531" calcext:value-type="float">
            <text:p>1.0084500531</text:p>
          </table:table-cell>
          <table:table-cell table:formula="of:=SUM([$ICFP.J5];[$OOPSLA.J5];[$PLDI.J5];[$POPL.J5])" office:value-type="float" office:value="34.9738116189" calcext:value-type="float">
            <text:p>34.9738116189</text:p>
          </table:table-cell>
          <table:table-cell table:formula="of:=SUM([$ICFP.K5];[$OOPSLA.K5];[$PLDI.K5];[$POPL.K5])" office:value-type="float" office:value="0.431506887988" calcext:value-type="float">
            <text:p>0.431506888</text:p>
          </table:table-cell>
          <table:table-cell table:formula="of:=SUM([$ICFP.L5];[$OOPSLA.L5];[$PLDI.L5];[$POPL.L5])" office:value-type="float" office:value="3.76797091928" calcext:value-type="float">
            <text:p>3.7679709193</text:p>
          </table:table-cell>
          <table:table-cell table:formula="of:=SUM([$ICFP.M5];[$OOPSLA.M5];[$PLDI.M5];[$POPL.M5])" office:value-type="float" office:value="1.24188949987" calcext:value-type="float">
            <text:p>1.2418894999</text:p>
          </table:table-cell>
          <table:table-cell table:formula="of:=SUM([$ICFP.N5];[$OOPSLA.N5];[$PLDI.N5];[$POPL.N5])" office:value-type="float" office:value="1.42973065905" calcext:value-type="float">
            <text:p>1.4297306591</text:p>
          </table:table-cell>
          <table:table-cell table:formula="of:=SUM([$ICFP.O5];[$OOPSLA.O5];[$PLDI.O5];[$POPL.O5])" office:value-type="float" office:value="0.0318900597" calcext:value-type="float">
            <text:p>0.0318900597</text:p>
          </table:table-cell>
          <table:table-cell table:formula="of:=SUM([$ICFP.P5];[$OOPSLA.P5];[$PLDI.P5];[$POPL.P5])" office:value-type="float" office:value="0.0318900597" calcext:value-type="float">
            <text:p>0.0318900597</text:p>
          </table:table-cell>
          <table:table-cell table:formula="of:=SUM([$ICFP.Q5];[$OOPSLA.Q5];[$PLDI.Q5];[$POPL.Q5])" office:value-type="float" office:value="6.76248988348" calcext:value-type="float">
            <text:p>6.7624898835</text:p>
          </table:table-cell>
          <table:table-cell table:formula="of:=SUM([$ICFP.R5];[$OOPSLA.R5];[$PLDI.R5];[$POPL.R5])" office:value-type="float" office:value="1.6010855315" calcext:value-type="float">
            <text:p>1.6010855315</text:p>
          </table:table-cell>
          <table:table-cell table:formula="of:=SUM([$ICFP.S5];[$OOPSLA.S5];[$PLDI.S5];[$POPL.S5])" office:value-type="float" office:value="2.19082281729" calcext:value-type="float">
            <text:p>2.1908228173</text:p>
          </table:table-cell>
          <table:table-cell table:formula="of:=SUM([$ICFP.T5];[$OOPSLA.T5];[$PLDI.T5];[$POPL.T5])" office:value-type="float" office:value="0.531120626067" calcext:value-type="float">
            <text:p>0.5311206261</text:p>
          </table:table-cell>
          <table:table-cell table:formula="of:=SUM([$ICFP.U5];[$OOPSLA.U5];[$PLDI.U5];[$POPL.U5])" office:value-type="float" office:value="0.795060416925" calcext:value-type="float">
            <text:p>0.795060416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SUM([$ICFP.B6];[$OOPSLA.B6];[$PLDI.B6];[$POPL.B6])" office:value-type="float" office:value="5.33746660197" calcext:value-type="float">
            <text:p>5.337466602</text:p>
          </table:table-cell>
          <table:table-cell table:formula="of:=SUM([$ICFP.C6];[$OOPSLA.C6];[$PLDI.C6];[$POPL.C6])" office:value-type="float" office:value="0.640574888415" calcext:value-type="float">
            <text:p>0.6405748884</text:p>
          </table:table-cell>
          <table:table-cell table:formula="of:=SUM([$ICFP.D6];[$OOPSLA.D6];[$PLDI.D6];[$POPL.D6])" office:value-type="float" office:value="10.0907161335" calcext:value-type="float">
            <text:p>10.0907161335</text:p>
          </table:table-cell>
          <table:table-cell table:formula="of:=SUM([$ICFP.E6];[$OOPSLA.E6];[$PLDI.E6];[$POPL.E6])" office:value-type="float" office:value="1.28267047833" calcext:value-type="float">
            <text:p>1.2826704783</text:p>
          </table:table-cell>
          <table:table-cell table:formula="of:=SUM([$ICFP.F6];[$OOPSLA.F6];[$PLDI.F6];[$POPL.F6])" office:value-type="float" office:value="5.87400889223" calcext:value-type="float">
            <text:p>5.8740088922</text:p>
          </table:table-cell>
          <table:table-cell table:formula="of:=SUM([$ICFP.G6];[$OOPSLA.G6];[$PLDI.G6];[$POPL.G6])" office:value-type="float" office:value="18.0751507671" calcext:value-type="float">
            <text:p>18.0751507671</text:p>
          </table:table-cell>
          <table:table-cell table:formula="of:=SUM([$ICFP.H6];[$OOPSLA.H6];[$PLDI.H6];[$POPL.H6])" office:value-type="float" office:value="0.388951465531" calcext:value-type="float">
            <text:p>0.3889514655</text:p>
          </table:table-cell>
          <table:table-cell table:formula="of:=SUM([$ICFP.I6];[$OOPSLA.I6];[$PLDI.I6];[$POPL.I6])" office:value-type="float" office:value="0.0318900597" calcext:value-type="float">
            <text:p>0.0318900597</text:p>
          </table:table-cell>
          <table:table-cell table:formula="of:=SUM([$ICFP.J6];[$OOPSLA.J6];[$PLDI.J6];[$POPL.J6])" office:value-type="float" office:value="26.4173558215" calcext:value-type="float">
            <text:p>26.4173558215</text:p>
          </table:table-cell>
          <table:table-cell table:formula="of:=SUM([$ICFP.K6];[$OOPSLA.K6];[$PLDI.K6];[$POPL.K6])" office:value-type="float" office:value="3.41565645325" calcext:value-type="float">
            <text:p>3.4156564533</text:p>
          </table:table-cell>
          <table:table-cell table:formula="of:=SUM([$ICFP.L6];[$OOPSLA.L6];[$PLDI.L6];[$POPL.L6])" office:value-type="float" office:value="0.828166818227" calcext:value-type="float">
            <text:p>0.8281668182</text:p>
          </table:table-cell>
          <table:table-cell table:formula="of:=SUM([$ICFP.M6];[$OOPSLA.M6];[$PLDI.M6];[$POPL.M6])" office:value-type="float" office:value="0.7479509542" calcext:value-type="float">
            <text:p>0.7479509542</text:p>
          </table:table-cell>
          <table:table-cell table:formula="of:=SUM([$ICFP.N6];[$OOPSLA.N6];[$PLDI.N6];[$POPL.N6])" office:value-type="float" office:value="1.3145333195" calcext:value-type="float">
            <text:p>1.3145333195</text:p>
          </table:table-cell>
          <table:table-cell table:formula="of:=SUM([$ICFP.O6];[$OOPSLA.O6];[$PLDI.O6];[$POPL.O6])" office:value-type="float" office:value="0.226526732858" calcext:value-type="float">
            <text:p>0.2265267329</text:p>
          </table:table-cell>
          <table:table-cell table:formula="of:=SUM([$ICFP.P6];[$OOPSLA.P6];[$PLDI.P6];[$POPL.P6])" office:value-type="float" office:value="0.0318900597" calcext:value-type="float">
            <text:p>0.0318900597</text:p>
          </table:table-cell>
          <table:table-cell table:formula="of:=SUM([$ICFP.Q6];[$OOPSLA.Q6];[$PLDI.Q6];[$POPL.Q6])" office:value-type="float" office:value="10.2506299374" calcext:value-type="float">
            <text:p>10.2506299374</text:p>
          </table:table-cell>
          <table:table-cell table:formula="of:=SUM([$ICFP.R6];[$OOPSLA.R6];[$PLDI.R6];[$POPL.R6])" office:value-type="float" office:value="4.70571414497" calcext:value-type="float">
            <text:p>4.705714145</text:p>
          </table:table-cell>
          <table:table-cell table:formula="of:=SUM([$ICFP.S6];[$OOPSLA.S6];[$PLDI.S6];[$POPL.S6])" office:value-type="float" office:value="0.487931975192" calcext:value-type="float">
            <text:p>0.4879319752</text:p>
          </table:table-cell>
          <table:table-cell table:formula="of:=SUM([$ICFP.T6];[$OOPSLA.T6];[$PLDI.T6];[$POPL.T6])" office:value-type="float" office:value="1.61129369039" calcext:value-type="float">
            <text:p>1.6112936904</text:p>
          </table:table-cell>
          <table:table-cell table:formula="of:=SUM([$ICFP.U6];[$OOPSLA.U6];[$PLDI.U6];[$POPL.U6])" office:value-type="float" office:value="0.647952769142" calcext:value-type="float">
            <text:p>0.647952769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SUM([$ICFP.B7];[$OOPSLA.B7];[$PLDI.B7];[$POPL.B7])" office:value-type="float" office:value="1.06551079517" calcext:value-type="float">
            <text:p>1.0655107952</text:p>
          </table:table-cell>
          <table:table-cell table:formula="of:=SUM([$ICFP.C7];[$OOPSLA.C7];[$PLDI.C7];[$POPL.C7])" office:value-type="float" office:value="2.22141641899" calcext:value-type="float">
            <text:p>2.221416419</text:p>
          </table:table-cell>
          <table:table-cell table:formula="of:=SUM([$ICFP.D7];[$OOPSLA.D7];[$PLDI.D7];[$POPL.D7])" office:value-type="float" office:value="6.14499820797" calcext:value-type="float">
            <text:p>6.144998208</text:p>
          </table:table-cell>
          <table:table-cell table:formula="of:=SUM([$ICFP.E7];[$OOPSLA.E7];[$PLDI.E7];[$POPL.E7])" office:value-type="float" office:value="0.973500101377" calcext:value-type="float">
            <text:p>0.9735001014</text:p>
          </table:table-cell>
          <table:table-cell table:formula="of:=SUM([$ICFP.F7];[$OOPSLA.F7];[$PLDI.F7];[$POPL.F7])" office:value-type="float" office:value="4.52619542353" calcext:value-type="float">
            <text:p>4.5261954235</text:p>
          </table:table-cell>
          <table:table-cell table:formula="of:=SUM([$ICFP.G7];[$OOPSLA.G7];[$PLDI.G7];[$POPL.G7])" office:value-type="float" office:value="4.89494941134" calcext:value-type="float">
            <text:p>4.8949494113</text:p>
          </table:table-cell>
          <table:table-cell table:formula="of:=SUM([$ICFP.H7];[$OOPSLA.H7];[$PLDI.H7];[$POPL.H7])" office:value-type="float" office:value="0.890337840296" calcext:value-type="float">
            <text:p>0.8903378403</text:p>
          </table:table-cell>
          <table:table-cell table:formula="of:=SUM([$ICFP.I7];[$OOPSLA.I7];[$PLDI.I7];[$POPL.I7])" office:value-type="float" office:value="0.0318900597" calcext:value-type="float">
            <text:p>0.0318900597</text:p>
          </table:table-cell>
          <table:table-cell table:formula="of:=SUM([$ICFP.J7];[$OOPSLA.J7];[$PLDI.J7];[$POPL.J7])" office:value-type="float" office:value="30.6870173609" calcext:value-type="float">
            <text:p>30.6870173609</text:p>
          </table:table-cell>
          <table:table-cell table:formula="of:=SUM([$ICFP.K7];[$OOPSLA.K7];[$PLDI.K7];[$POPL.K7])" office:value-type="float" office:value="1.71101984568" calcext:value-type="float">
            <text:p>1.7110198457</text:p>
          </table:table-cell>
          <table:table-cell table:formula="of:=SUM([$ICFP.L7];[$OOPSLA.L7];[$PLDI.L7];[$POPL.L7])" office:value-type="float" office:value="8.38526162237" calcext:value-type="float">
            <text:p>8.3852616224</text:p>
          </table:table-cell>
          <table:table-cell table:formula="of:=SUM([$ICFP.M7];[$OOPSLA.M7];[$PLDI.M7];[$POPL.M7])" office:value-type="float" office:value="0.523051364108" calcext:value-type="float">
            <text:p>0.5230513641</text:p>
          </table:table-cell>
          <table:table-cell table:formula="of:=SUM([$ICFP.N7];[$OOPSLA.N7];[$PLDI.N7];[$POPL.N7])" office:value-type="float" office:value="7.90233746472" calcext:value-type="float">
            <text:p>7.9023374647</text:p>
          </table:table-cell>
          <table:table-cell table:formula="of:=SUM([$ICFP.O7];[$OOPSLA.O7];[$PLDI.O7];[$POPL.O7])" office:value-type="float" office:value="0.26054294295" calcext:value-type="float">
            <text:p>0.260542943</text:p>
          </table:table-cell>
          <table:table-cell table:formula="of:=SUM([$ICFP.P7];[$OOPSLA.P7];[$PLDI.P7];[$POPL.P7])" office:value-type="float" office:value="0.0318900597" calcext:value-type="float">
            <text:p>0.0318900597</text:p>
          </table:table-cell>
          <table:table-cell table:formula="of:=SUM([$ICFP.Q7];[$OOPSLA.Q7];[$PLDI.Q7];[$POPL.Q7])" office:value-type="float" office:value="17.2056973245" calcext:value-type="float">
            <text:p>17.2056973245</text:p>
          </table:table-cell>
          <table:table-cell table:formula="of:=SUM([$ICFP.R7];[$OOPSLA.R7];[$PLDI.R7];[$POPL.R7])" office:value-type="float" office:value="0.413069388419" calcext:value-type="float">
            <text:p>0.4130693884</text:p>
          </table:table-cell>
          <table:table-cell table:formula="of:=SUM([$ICFP.S7];[$OOPSLA.S7];[$PLDI.S7];[$POPL.S7])" office:value-type="float" office:value="0.904403900242" calcext:value-type="float">
            <text:p>0.9044039002</text:p>
          </table:table-cell>
          <table:table-cell table:formula="of:=SUM([$ICFP.T7];[$OOPSLA.T7];[$PLDI.T7];[$POPL.T7])" office:value-type="float" office:value="0.0318900597" calcext:value-type="float">
            <text:p>0.0318900597</text:p>
          </table:table-cell>
          <table:table-cell table:formula="of:=SUM([$ICFP.U7];[$OOPSLA.U7];[$PLDI.U7];[$POPL.U7])" office:value-type="float" office:value="0.948206217654" calcext:value-type="float">
            <text:p>0.94820621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SUM([$ICFP.B8];[$OOPSLA.B8];[$PLDI.B8];[$POPL.B8])" office:value-type="float" office:value="0.396161497438" calcext:value-type="float">
            <text:p>0.3961614974</text:p>
          </table:table-cell>
          <table:table-cell table:formula="of:=SUM([$ICFP.C8];[$OOPSLA.C8];[$PLDI.C8];[$POPL.C8])" office:value-type="float" office:value="0.510914074329" calcext:value-type="float">
            <text:p>0.5109140743</text:p>
          </table:table-cell>
          <table:table-cell table:formula="of:=SUM([$ICFP.D8];[$OOPSLA.D8];[$PLDI.D8];[$POPL.D8])" office:value-type="float" office:value="4.60599286267" calcext:value-type="float">
            <text:p>4.6059928627</text:p>
          </table:table-cell>
          <table:table-cell table:formula="of:=SUM([$ICFP.E8];[$OOPSLA.E8];[$PLDI.E8];[$POPL.E8])" office:value-type="float" office:value="0.334964946267" calcext:value-type="float">
            <text:p>0.3349649463</text:p>
          </table:table-cell>
          <table:table-cell table:formula="of:=SUM([$ICFP.F8];[$OOPSLA.F8];[$PLDI.F8];[$POPL.F8])" office:value-type="float" office:value="3.38826669927" calcext:value-type="float">
            <text:p>3.3882666993</text:p>
          </table:table-cell>
          <table:table-cell table:formula="of:=SUM([$ICFP.G8];[$OOPSLA.G8];[$PLDI.G8];[$POPL.G8])" office:value-type="float" office:value="0.477441312967" calcext:value-type="float">
            <text:p>0.477441313</text:p>
          </table:table-cell>
          <table:table-cell table:formula="of:=SUM([$ICFP.H8];[$OOPSLA.H8];[$PLDI.H8];[$POPL.H8])" office:value-type="float" office:value="0.512552821304" calcext:value-type="float">
            <text:p>0.5125528213</text:p>
          </table:table-cell>
          <table:table-cell table:formula="of:=SUM([$ICFP.I8];[$OOPSLA.I8];[$PLDI.I8];[$POPL.I8])" office:value-type="float" office:value="1.6069553221" calcext:value-type="float">
            <text:p>1.6069553221</text:p>
          </table:table-cell>
          <table:table-cell table:formula="of:=SUM([$ICFP.J8];[$OOPSLA.J8];[$PLDI.J8];[$POPL.J8])" office:value-type="float" office:value="17.5924294443" calcext:value-type="float">
            <text:p>17.5924294443</text:p>
          </table:table-cell>
          <table:table-cell table:formula="of:=SUM([$ICFP.K8];[$OOPSLA.K8];[$PLDI.K8];[$POPL.K8])" office:value-type="float" office:value="6.87519032667" calcext:value-type="float">
            <text:p>6.8751903267</text:p>
          </table:table-cell>
          <table:table-cell table:formula="of:=SUM([$ICFP.L8];[$OOPSLA.L8];[$PLDI.L8];[$POPL.L8])" office:value-type="float" office:value="3.78804138995" calcext:value-type="float">
            <text:p>3.78804139</text:p>
          </table:table-cell>
          <table:table-cell table:formula="of:=SUM([$ICFP.M8];[$OOPSLA.M8];[$PLDI.M8];[$POPL.M8])" office:value-type="float" office:value="8.86103686958" calcext:value-type="float">
            <text:p>8.8610368696</text:p>
          </table:table-cell>
          <table:table-cell table:formula="of:=SUM([$ICFP.N8];[$OOPSLA.N8];[$PLDI.N8];[$POPL.N8])" office:value-type="float" office:value="1.89581339614" calcext:value-type="float">
            <text:p>1.8958133961</text:p>
          </table:table-cell>
          <table:table-cell table:formula="of:=SUM([$ICFP.O8];[$OOPSLA.O8];[$PLDI.O8];[$POPL.O8])" office:value-type="float" office:value="0.416724819013" calcext:value-type="float">
            <text:p>0.416724819</text:p>
          </table:table-cell>
          <table:table-cell table:formula="of:=SUM([$ICFP.P8];[$OOPSLA.P8];[$PLDI.P8];[$POPL.P8])" office:value-type="float" office:value="0.0318900597" calcext:value-type="float">
            <text:p>0.0318900597</text:p>
          </table:table-cell>
          <table:table-cell table:formula="of:=SUM([$ICFP.Q8];[$OOPSLA.Q8];[$PLDI.Q8];[$POPL.Q8])" office:value-type="float" office:value="22.6836258464" calcext:value-type="float">
            <text:p>22.6836258464</text:p>
          </table:table-cell>
          <table:table-cell table:formula="of:=SUM([$ICFP.R8];[$OOPSLA.R8];[$PLDI.R8];[$POPL.R8])" office:value-type="float" office:value="0.602253059742" calcext:value-type="float">
            <text:p>0.6022530597</text:p>
          </table:table-cell>
          <table:table-cell table:formula="of:=SUM([$ICFP.S8];[$OOPSLA.S8];[$PLDI.S8];[$POPL.S8])" office:value-type="float" office:value="8.54220455196" calcext:value-type="float">
            <text:p>8.542204552</text:p>
          </table:table-cell>
          <table:table-cell table:formula="of:=SUM([$ICFP.T8];[$OOPSLA.T8];[$PLDI.T8];[$POPL.T8])" office:value-type="float" office:value="3.32081136702" calcext:value-type="float">
            <text:p>3.320811367</text:p>
          </table:table-cell>
          <table:table-cell table:formula="of:=SUM([$ICFP.U8];[$OOPSLA.U8];[$PLDI.U8];[$POPL.U8])" office:value-type="float" office:value="0.277863860425" calcext:value-type="float">
            <text:p>0.27786386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SUM([$ICFP.B9];[$OOPSLA.B9];[$PLDI.B9];[$POPL.B9])" office:value-type="float" office:value="1.06548844585" calcext:value-type="float">
            <text:p>1.0654884459</text:p>
          </table:table-cell>
          <table:table-cell table:formula="of:=SUM([$ICFP.C9];[$OOPSLA.C9];[$PLDI.C9];[$POPL.C9])" office:value-type="float" office:value="2.88345289439" calcext:value-type="float">
            <text:p>2.8834528944</text:p>
          </table:table-cell>
          <table:table-cell table:formula="of:=SUM([$ICFP.D9];[$OOPSLA.D9];[$PLDI.D9];[$POPL.D9])" office:value-type="float" office:value="4.84942955033" calcext:value-type="float">
            <text:p>4.8494295503</text:p>
          </table:table-cell>
          <table:table-cell table:formula="of:=SUM([$ICFP.E9];[$OOPSLA.E9];[$PLDI.E9];[$POPL.E9])" office:value-type="float" office:value="1.42106529385" calcext:value-type="float">
            <text:p>1.4210652939</text:p>
          </table:table-cell>
          <table:table-cell table:formula="of:=SUM([$ICFP.F9];[$OOPSLA.F9];[$PLDI.F9];[$POPL.F9])" office:value-type="float" office:value="5.37834940076" calcext:value-type="float">
            <text:p>5.3783494008</text:p>
          </table:table-cell>
          <table:table-cell table:formula="of:=SUM([$ICFP.G9];[$OOPSLA.G9];[$PLDI.G9];[$POPL.G9])" office:value-type="float" office:value="5.76071185274" calcext:value-type="float">
            <text:p>5.7607118527</text:p>
          </table:table-cell>
          <table:table-cell table:formula="of:=SUM([$ICFP.H9];[$OOPSLA.H9];[$PLDI.H9];[$POPL.H9])" office:value-type="float" office:value="1.23382254992" calcext:value-type="float">
            <text:p>1.2338225499</text:p>
          </table:table-cell>
          <table:table-cell table:formula="of:=SUM([$ICFP.I9];[$OOPSLA.I9];[$PLDI.I9];[$POPL.I9])" office:value-type="float" office:value="0.0318900597" calcext:value-type="float">
            <text:p>0.0318900597</text:p>
          </table:table-cell>
          <table:table-cell table:formula="of:=SUM([$ICFP.J9];[$OOPSLA.J9];[$PLDI.J9];[$POPL.J9])" office:value-type="float" office:value="9.65203532427" calcext:value-type="float">
            <text:p>9.6520353243</text:p>
          </table:table-cell>
          <table:table-cell table:formula="of:=SUM([$ICFP.K9];[$OOPSLA.K9];[$PLDI.K9];[$POPL.K9])" office:value-type="float" office:value="6.04489875005" calcext:value-type="float">
            <text:p>6.0448987501</text:p>
          </table:table-cell>
          <table:table-cell table:formula="of:=SUM([$ICFP.L9];[$OOPSLA.L9];[$PLDI.L9];[$POPL.L9])" office:value-type="float" office:value="4.9499945425" calcext:value-type="float">
            <text:p>4.9499945425</text:p>
          </table:table-cell>
          <table:table-cell table:formula="of:=SUM([$ICFP.M9];[$OOPSLA.M9];[$PLDI.M9];[$POPL.M9])" office:value-type="float" office:value="2.03668297498" calcext:value-type="float">
            <text:p>2.036682975</text:p>
          </table:table-cell>
          <table:table-cell table:formula="of:=SUM([$ICFP.N9];[$OOPSLA.N9];[$PLDI.N9];[$POPL.N9])" office:value-type="float" office:value="8.99142267885" calcext:value-type="float">
            <text:p>8.9914226789</text:p>
          </table:table-cell>
          <table:table-cell table:formula="of:=SUM([$ICFP.O9];[$OOPSLA.O9];[$PLDI.O9];[$POPL.O9])" office:value-type="float" office:value="0.241516898478" calcext:value-type="float">
            <text:p>0.2415168985</text:p>
          </table:table-cell>
          <table:table-cell table:formula="of:=SUM([$ICFP.P9];[$OOPSLA.P9];[$PLDI.P9];[$POPL.P9])" office:value-type="float" office:value="0.117444370487" calcext:value-type="float">
            <text:p>0.1174443705</text:p>
          </table:table-cell>
          <table:table-cell table:formula="of:=SUM([$ICFP.Q9];[$OOPSLA.Q9];[$PLDI.Q9];[$POPL.Q9])" office:value-type="float" office:value="9.66043254912" calcext:value-type="float">
            <text:p>9.6604325491</text:p>
          </table:table-cell>
          <table:table-cell table:formula="of:=SUM([$ICFP.R9];[$OOPSLA.R9];[$PLDI.R9];[$POPL.R9])" office:value-type="float" office:value="1.68709730398" calcext:value-type="float">
            <text:p>1.687097304</text:p>
          </table:table-cell>
          <table:table-cell table:formula="of:=SUM([$ICFP.S9];[$OOPSLA.S9];[$PLDI.S9];[$POPL.S9])" office:value-type="float" office:value="3.25131480505" calcext:value-type="float">
            <text:p>3.2513148051</text:p>
          </table:table-cell>
          <table:table-cell table:formula="of:=SUM([$ICFP.T9];[$OOPSLA.T9];[$PLDI.T9];[$POPL.T9])" office:value-type="float" office:value="2.28599331017" calcext:value-type="float">
            <text:p>2.2859933102</text:p>
          </table:table-cell>
          <table:table-cell table:formula="of:=SUM([$ICFP.U9];[$OOPSLA.U9];[$PLDI.U9];[$POPL.U9])" office:value-type="float" office:value="0.529540247104" calcext:value-type="float">
            <text:p>0.529540247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SUM([$ICFP.B10];[$OOPSLA.B10];[$PLDI.B10];[$POPL.B10])" office:value-type="float" office:value="3.50315447059" calcext:value-type="float">
            <text:p>3.5031544706</text:p>
          </table:table-cell>
          <table:table-cell table:formula="of:=SUM([$ICFP.C10];[$OOPSLA.C10];[$PLDI.C10];[$POPL.C10])" office:value-type="float" office:value="2.00486870974" calcext:value-type="float">
            <text:p>2.0048687097</text:p>
          </table:table-cell>
          <table:table-cell table:formula="of:=SUM([$ICFP.D10];[$OOPSLA.D10];[$PLDI.D10];[$POPL.D10])" office:value-type="float" office:value="3.45431988513" calcext:value-type="float">
            <text:p>3.4543198851</text:p>
          </table:table-cell>
          <table:table-cell table:formula="of:=SUM([$ICFP.E10];[$OOPSLA.E10];[$PLDI.E10];[$POPL.E10])" office:value-type="float" office:value="1.91616647264" calcext:value-type="float">
            <text:p>1.9161664726</text:p>
          </table:table-cell>
          <table:table-cell table:formula="of:=SUM([$ICFP.F10];[$OOPSLA.F10];[$PLDI.F10];[$POPL.F10])" office:value-type="float" office:value="4.5630064278" calcext:value-type="float">
            <text:p>4.5630064278</text:p>
          </table:table-cell>
          <table:table-cell table:formula="of:=SUM([$ICFP.G10];[$OOPSLA.G10];[$PLDI.G10];[$POPL.G10])" office:value-type="float" office:value="2.16898386531" calcext:value-type="float">
            <text:p>2.1689838653</text:p>
          </table:table-cell>
          <table:table-cell table:formula="of:=SUM([$ICFP.H10];[$OOPSLA.H10];[$PLDI.H10];[$POPL.H10])" office:value-type="float" office:value="0.0996423871351" calcext:value-type="float">
            <text:p>0.0996423871</text:p>
          </table:table-cell>
          <table:table-cell table:formula="of:=SUM([$ICFP.I10];[$OOPSLA.I10];[$PLDI.I10];[$POPL.I10])" office:value-type="float" office:value="0.812837226376" calcext:value-type="float">
            <text:p>0.8128372264</text:p>
          </table:table-cell>
          <table:table-cell table:formula="of:=SUM([$ICFP.J10];[$OOPSLA.J10];[$PLDI.J10];[$POPL.J10])" office:value-type="float" office:value="1.16377764281" calcext:value-type="float">
            <text:p>1.1637776428</text:p>
          </table:table-cell>
          <table:table-cell table:formula="of:=SUM([$ICFP.K10];[$OOPSLA.K10];[$PLDI.K10];[$POPL.K10])" office:value-type="float" office:value="0.724572355232" calcext:value-type="float">
            <text:p>0.7245723552</text:p>
          </table:table-cell>
          <table:table-cell table:formula="of:=SUM([$ICFP.L10];[$OOPSLA.L10];[$PLDI.L10];[$POPL.L10])" office:value-type="float" office:value="2.95842565771" calcext:value-type="float">
            <text:p>2.9584256577</text:p>
          </table:table-cell>
          <table:table-cell table:formula="of:=SUM([$ICFP.M10];[$OOPSLA.M10];[$PLDI.M10];[$POPL.M10])" office:value-type="float" office:value="1.86013616247" calcext:value-type="float">
            <text:p>1.8601361625</text:p>
          </table:table-cell>
          <table:table-cell table:formula="of:=SUM([$ICFP.N10];[$OOPSLA.N10];[$PLDI.N10];[$POPL.N10])" office:value-type="float" office:value="1.58782296512" calcext:value-type="float">
            <text:p>1.5878229651</text:p>
          </table:table-cell>
          <table:table-cell table:formula="of:=SUM([$ICFP.O10];[$OOPSLA.O10];[$PLDI.O10];[$POPL.O10])" office:value-type="float" office:value="0.215425997922" calcext:value-type="float">
            <text:p>0.2154259979</text:p>
          </table:table-cell>
          <table:table-cell table:formula="of:=SUM([$ICFP.P10];[$OOPSLA.P10];[$PLDI.P10];[$POPL.P10])" office:value-type="float" office:value="0.0318900597" calcext:value-type="float">
            <text:p>0.0318900597</text:p>
          </table:table-cell>
          <table:table-cell table:formula="of:=SUM([$ICFP.Q10];[$OOPSLA.Q10];[$PLDI.Q10];[$POPL.Q10])" office:value-type="float" office:value="8.44934380754" calcext:value-type="float">
            <text:p>8.4493438075</text:p>
          </table:table-cell>
          <table:table-cell table:formula="of:=SUM([$ICFP.R10];[$OOPSLA.R10];[$PLDI.R10];[$POPL.R10])" office:value-type="float" office:value="0.727940132714" calcext:value-type="float">
            <text:p>0.7279401327</text:p>
          </table:table-cell>
          <table:table-cell table:formula="of:=SUM([$ICFP.S10];[$OOPSLA.S10];[$PLDI.S10];[$POPL.S10])" office:value-type="float" office:value="2.25174124595" calcext:value-type="float">
            <text:p>2.251741246</text:p>
          </table:table-cell>
          <table:table-cell table:formula="of:=SUM([$ICFP.T10];[$OOPSLA.T10];[$PLDI.T10];[$POPL.T10])" office:value-type="float" office:value="3.90840575758" calcext:value-type="float">
            <text:p>3.9084057576</text:p>
          </table:table-cell>
          <table:table-cell table:formula="of:=SUM([$ICFP.U10];[$OOPSLA.U10];[$PLDI.U10];[$POPL.U10])" office:value-type="float" office:value="1.66777239685" calcext:value-type="float">
            <text:p>1.667772396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SUM([$ICFP.B11];[$OOPSLA.B11];[$PLDI.B11];[$POPL.B11])" office:value-type="float" office:value="1.58117224677" calcext:value-type="float">
            <text:p>1.5811722468</text:p>
          </table:table-cell>
          <table:table-cell table:formula="of:=SUM([$ICFP.C11];[$OOPSLA.C11];[$PLDI.C11];[$POPL.C11])" office:value-type="float" office:value="4.96269913796" calcext:value-type="float">
            <text:p>4.962699138</text:p>
          </table:table-cell>
          <table:table-cell table:formula="of:=SUM([$ICFP.D11];[$OOPSLA.D11];[$PLDI.D11];[$POPL.D11])" office:value-type="float" office:value="2.4215702498" calcext:value-type="float">
            <text:p>2.4215702498</text:p>
          </table:table-cell>
          <table:table-cell table:formula="of:=SUM([$ICFP.E11];[$OOPSLA.E11];[$PLDI.E11];[$POPL.E11])" office:value-type="float" office:value="3.44086535503" calcext:value-type="float">
            <text:p>3.440865355</text:p>
          </table:table-cell>
          <table:table-cell table:formula="of:=SUM([$ICFP.F11];[$OOPSLA.F11];[$PLDI.F11];[$POPL.F11])" office:value-type="float" office:value="8.00476379807" calcext:value-type="float">
            <text:p>8.0047637981</text:p>
          </table:table-cell>
          <table:table-cell table:formula="of:=SUM([$ICFP.G11];[$OOPSLA.G11];[$PLDI.G11];[$POPL.G11])" office:value-type="float" office:value="1.30876937217" calcext:value-type="float">
            <text:p>1.3087693722</text:p>
          </table:table-cell>
          <table:table-cell table:formula="of:=SUM([$ICFP.H11];[$OOPSLA.H11];[$PLDI.H11];[$POPL.H11])" office:value-type="float" office:value="2.06092702371" calcext:value-type="float">
            <text:p>2.0609270237</text:p>
          </table:table-cell>
          <table:table-cell table:formula="of:=SUM([$ICFP.I11];[$OOPSLA.I11];[$PLDI.I11];[$POPL.I11])" office:value-type="float" office:value="0.156187535633" calcext:value-type="float">
            <text:p>0.1561875356</text:p>
          </table:table-cell>
          <table:table-cell table:formula="of:=SUM([$ICFP.J11];[$OOPSLA.J11];[$PLDI.J11];[$POPL.J11])" office:value-type="float" office:value="26.4552910516" calcext:value-type="float">
            <text:p>26.4552910516</text:p>
          </table:table-cell>
          <table:table-cell table:formula="of:=SUM([$ICFP.K11];[$OOPSLA.K11];[$PLDI.K11];[$POPL.K11])" office:value-type="float" office:value="32.0747558299" calcext:value-type="float">
            <text:p>32.0747558299</text:p>
          </table:table-cell>
          <table:table-cell table:formula="of:=SUM([$ICFP.L11];[$OOPSLA.L11];[$PLDI.L11];[$POPL.L11])" office:value-type="float" office:value="4.61672338446" calcext:value-type="float">
            <text:p>4.6167233845</text:p>
          </table:table-cell>
          <table:table-cell table:formula="of:=SUM([$ICFP.M11];[$OOPSLA.M11];[$PLDI.M11];[$POPL.M11])" office:value-type="float" office:value="1.8485582936" calcext:value-type="float">
            <text:p>1.8485582936</text:p>
          </table:table-cell>
          <table:table-cell table:formula="of:=SUM([$ICFP.N11];[$OOPSLA.N11];[$PLDI.N11];[$POPL.N11])" office:value-type="float" office:value="13.7248262209" calcext:value-type="float">
            <text:p>13.7248262209</text:p>
          </table:table-cell>
          <table:table-cell table:formula="of:=SUM([$ICFP.O11];[$OOPSLA.O11];[$PLDI.O11];[$POPL.O11])" office:value-type="float" office:value="0.415664118556" calcext:value-type="float">
            <text:p>0.4156641186</text:p>
          </table:table-cell>
          <table:table-cell table:formula="of:=SUM([$ICFP.P11];[$OOPSLA.P11];[$PLDI.P11];[$POPL.P11])" office:value-type="float" office:value="0.200246684152" calcext:value-type="float">
            <text:p>0.2002466842</text:p>
          </table:table-cell>
          <table:table-cell table:formula="of:=SUM([$ICFP.Q11];[$OOPSLA.Q11];[$PLDI.Q11];[$POPL.Q11])" office:value-type="float" office:value="19.9874132706" calcext:value-type="float">
            <text:p>19.9874132706</text:p>
          </table:table-cell>
          <table:table-cell table:formula="of:=SUM([$ICFP.R11];[$OOPSLA.R11];[$PLDI.R11];[$POPL.R11])" office:value-type="float" office:value="4.17321092016" calcext:value-type="float">
            <text:p>4.1732109202</text:p>
          </table:table-cell>
          <table:table-cell table:formula="of:=SUM([$ICFP.S11];[$OOPSLA.S11];[$PLDI.S11];[$POPL.S11])" office:value-type="float" office:value="10.7798500012" calcext:value-type="float">
            <text:p>10.7798500012</text:p>
          </table:table-cell>
          <table:table-cell table:formula="of:=SUM([$ICFP.T11];[$OOPSLA.T11];[$PLDI.T11];[$POPL.T11])" office:value-type="float" office:value="2.55094500026" calcext:value-type="float">
            <text:p>2.5509450003</text:p>
          </table:table-cell>
          <table:table-cell table:formula="of:=SUM([$ICFP.U11];[$OOPSLA.U11];[$PLDI.U11];[$POPL.U11])" office:value-type="float" office:value="2.61410244004" calcext:value-type="float">
            <text:p>2.6141024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SUM([$ICFP.B12];[$OOPSLA.B12];[$PLDI.B12];[$POPL.B12])" office:value-type="float" office:value="2.29193291285" calcext:value-type="float">
            <text:p>2.2919329129</text:p>
          </table:table-cell>
          <table:table-cell table:formula="of:=SUM([$ICFP.C12];[$OOPSLA.C12];[$PLDI.C12];[$POPL.C12])" office:value-type="float" office:value="3.16864196268" calcext:value-type="float">
            <text:p>3.1686419627</text:p>
          </table:table-cell>
          <table:table-cell table:formula="of:=SUM([$ICFP.D12];[$OOPSLA.D12];[$PLDI.D12];[$POPL.D12])" office:value-type="float" office:value="6.52949965365" calcext:value-type="float">
            <text:p>6.5294996537</text:p>
          </table:table-cell>
          <table:table-cell table:formula="of:=SUM([$ICFP.E12];[$OOPSLA.E12];[$PLDI.E12];[$POPL.E12])" office:value-type="float" office:value="3.87883307908" calcext:value-type="float">
            <text:p>3.8788330791</text:p>
          </table:table-cell>
          <table:table-cell table:formula="of:=SUM([$ICFP.F12];[$OOPSLA.F12];[$PLDI.F12];[$POPL.F12])" office:value-type="float" office:value="4.0687966806" calcext:value-type="float">
            <text:p>4.0687966806</text:p>
          </table:table-cell>
          <table:table-cell table:formula="of:=SUM([$ICFP.G12];[$OOPSLA.G12];[$PLDI.G12];[$POPL.G12])" office:value-type="float" office:value="3.79256019859" calcext:value-type="float">
            <text:p>3.7925601986</text:p>
          </table:table-cell>
          <table:table-cell table:formula="of:=SUM([$ICFP.H12];[$OOPSLA.H12];[$PLDI.H12];[$POPL.H12])" office:value-type="float" office:value="0.738736512968" calcext:value-type="float">
            <text:p>0.738736513</text:p>
          </table:table-cell>
          <table:table-cell table:formula="of:=SUM([$ICFP.I12];[$OOPSLA.I12];[$PLDI.I12];[$POPL.I12])" office:value-type="float" office:value="0.0318900597" calcext:value-type="float">
            <text:p>0.0318900597</text:p>
          </table:table-cell>
          <table:table-cell table:formula="of:=SUM([$ICFP.J12];[$OOPSLA.J12];[$PLDI.J12];[$POPL.J12])" office:value-type="float" office:value="2.91960465763" calcext:value-type="float">
            <text:p>2.9196046576</text:p>
          </table:table-cell>
          <table:table-cell table:formula="of:=SUM([$ICFP.K12];[$OOPSLA.K12];[$PLDI.K12];[$POPL.K12])" office:value-type="float" office:value="4.48698795252" calcext:value-type="float">
            <text:p>4.4869879525</text:p>
          </table:table-cell>
          <table:table-cell table:formula="of:=SUM([$ICFP.L12];[$OOPSLA.L12];[$PLDI.L12];[$POPL.L12])" office:value-type="float" office:value="2.70825719074" calcext:value-type="float">
            <text:p>2.7082571907</text:p>
          </table:table-cell>
          <table:table-cell table:formula="of:=SUM([$ICFP.M12];[$OOPSLA.M12];[$PLDI.M12];[$POPL.M12])" office:value-type="float" office:value="0.361032070194" calcext:value-type="float">
            <text:p>0.3610320702</text:p>
          </table:table-cell>
          <table:table-cell table:formula="of:=SUM([$ICFP.N12];[$OOPSLA.N12];[$PLDI.N12];[$POPL.N12])" office:value-type="float" office:value="1.05091450707" calcext:value-type="float">
            <text:p>1.0509145071</text:p>
          </table:table-cell>
          <table:table-cell table:formula="of:=SUM([$ICFP.O12];[$OOPSLA.O12];[$PLDI.O12];[$POPL.O12])" office:value-type="float" office:value="0.0318900597" calcext:value-type="float">
            <text:p>0.0318900597</text:p>
          </table:table-cell>
          <table:table-cell table:formula="of:=SUM([$ICFP.P12];[$OOPSLA.P12];[$PLDI.P12];[$POPL.P12])" office:value-type="float" office:value="0.0318900597" calcext:value-type="float">
            <text:p>0.0318900597</text:p>
          </table:table-cell>
          <table:table-cell table:formula="of:=SUM([$ICFP.Q12];[$OOPSLA.Q12];[$PLDI.Q12];[$POPL.Q12])" office:value-type="float" office:value="6.56667878444" calcext:value-type="float">
            <text:p>6.5666787844</text:p>
          </table:table-cell>
          <table:table-cell table:formula="of:=SUM([$ICFP.R12];[$OOPSLA.R12];[$PLDI.R12];[$POPL.R12])" office:value-type="float" office:value="0.188152915716" calcext:value-type="float">
            <text:p>0.1881529157</text:p>
          </table:table-cell>
          <table:table-cell table:formula="of:=SUM([$ICFP.S12];[$OOPSLA.S12];[$PLDI.S12];[$POPL.S12])" office:value-type="float" office:value="1.23392254838" calcext:value-type="float">
            <text:p>1.2339225484</text:p>
          </table:table-cell>
          <table:table-cell table:formula="of:=SUM([$ICFP.T12];[$OOPSLA.T12];[$PLDI.T12];[$POPL.T12])" office:value-type="float" office:value="3.14071401843" calcext:value-type="float">
            <text:p>3.1407140184</text:p>
          </table:table-cell>
          <table:table-cell table:formula="of:=SUM([$ICFP.U12];[$OOPSLA.U12];[$PLDI.U12];[$POPL.U12])" office:value-type="float" office:value="0.255575046674" calcext:value-type="float">
            <text:p>0.255575046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SUM([$ICFP.B13];[$OOPSLA.B13];[$PLDI.B13];[$POPL.B13])" office:value-type="float" office:value="2.14325627658" calcext:value-type="float">
            <text:p>2.1432562766</text:p>
          </table:table-cell>
          <table:table-cell table:formula="of:=SUM([$ICFP.C13];[$OOPSLA.C13];[$PLDI.C13];[$POPL.C13])" office:value-type="float" office:value="2.15226097629" calcext:value-type="float">
            <text:p>2.1522609763</text:p>
          </table:table-cell>
          <table:table-cell table:formula="of:=SUM([$ICFP.D13];[$OOPSLA.D13];[$PLDI.D13];[$POPL.D13])" office:value-type="float" office:value="0.929244085921" calcext:value-type="float">
            <text:p>0.9292440859</text:p>
          </table:table-cell>
          <table:table-cell table:formula="of:=SUM([$ICFP.E13];[$OOPSLA.E13];[$PLDI.E13];[$POPL.E13])" office:value-type="float" office:value="2.7630348425" calcext:value-type="float">
            <text:p>2.7630348425</text:p>
          </table:table-cell>
          <table:table-cell table:formula="of:=SUM([$ICFP.F13];[$OOPSLA.F13];[$PLDI.F13];[$POPL.F13])" office:value-type="float" office:value="5.69939573014" calcext:value-type="float">
            <text:p>5.6993957301</text:p>
          </table:table-cell>
          <table:table-cell table:formula="of:=SUM([$ICFP.G13];[$OOPSLA.G13];[$PLDI.G13];[$POPL.G13])" office:value-type="float" office:value="0.657564976362" calcext:value-type="float">
            <text:p>0.6575649764</text:p>
          </table:table-cell>
          <table:table-cell table:formula="of:=SUM([$ICFP.H13];[$OOPSLA.H13];[$PLDI.H13];[$POPL.H13])" office:value-type="float" office:value="1.27254040519" calcext:value-type="float">
            <text:p>1.2725404052</text:p>
          </table:table-cell>
          <table:table-cell table:formula="of:=SUM([$ICFP.I13];[$OOPSLA.I13];[$PLDI.I13];[$POPL.I13])" office:value-type="float" office:value="1.73290599187" calcext:value-type="float">
            <text:p>1.7329059919</text:p>
          </table:table-cell>
          <table:table-cell table:formula="of:=SUM([$ICFP.J13];[$OOPSLA.J13];[$PLDI.J13];[$POPL.J13])" office:value-type="float" office:value="3.66258053556" calcext:value-type="float">
            <text:p>3.6625805356</text:p>
          </table:table-cell>
          <table:table-cell table:formula="of:=SUM([$ICFP.K13];[$OOPSLA.K13];[$PLDI.K13];[$POPL.K13])" office:value-type="float" office:value="11.0815687491" calcext:value-type="float">
            <text:p>11.0815687491</text:p>
          </table:table-cell>
          <table:table-cell table:formula="of:=SUM([$ICFP.L13];[$OOPSLA.L13];[$PLDI.L13];[$POPL.L13])" office:value-type="float" office:value="2.49838619631" calcext:value-type="float">
            <text:p>2.4983861963</text:p>
          </table:table-cell>
          <table:table-cell table:formula="of:=SUM([$ICFP.M13];[$OOPSLA.M13];[$PLDI.M13];[$POPL.M13])" office:value-type="float" office:value="0.572443691952" calcext:value-type="float">
            <text:p>0.572443692</text:p>
          </table:table-cell>
          <table:table-cell table:formula="of:=SUM([$ICFP.N13];[$OOPSLA.N13];[$PLDI.N13];[$POPL.N13])" office:value-type="float" office:value="0.213286057855" calcext:value-type="float">
            <text:p>0.2132860579</text:p>
          </table:table-cell>
          <table:table-cell table:formula="of:=SUM([$ICFP.O13];[$OOPSLA.O13];[$PLDI.O13];[$POPL.O13])" office:value-type="float" office:value="0.430882839445" calcext:value-type="float">
            <text:p>0.4308828394</text:p>
          </table:table-cell>
          <table:table-cell table:formula="of:=SUM([$ICFP.P13];[$OOPSLA.P13];[$PLDI.P13];[$POPL.P13])" office:value-type="float" office:value="0.521337944583" calcext:value-type="float">
            <text:p>0.5213379446</text:p>
          </table:table-cell>
          <table:table-cell table:formula="of:=SUM([$ICFP.Q13];[$OOPSLA.Q13];[$PLDI.Q13];[$POPL.Q13])" office:value-type="float" office:value="4.21643431411" calcext:value-type="float">
            <text:p>4.2164343141</text:p>
          </table:table-cell>
          <table:table-cell table:formula="of:=SUM([$ICFP.R13];[$OOPSLA.R13];[$PLDI.R13];[$POPL.R13])" office:value-type="float" office:value="2.98800486207" calcext:value-type="float">
            <text:p>2.9880048621</text:p>
          </table:table-cell>
          <table:table-cell table:formula="of:=SUM([$ICFP.S13];[$OOPSLA.S13];[$PLDI.S13];[$POPL.S13])" office:value-type="float" office:value="3.83721466472" calcext:value-type="float">
            <text:p>3.8372146647</text:p>
          </table:table-cell>
          <table:table-cell table:formula="of:=SUM([$ICFP.T13];[$OOPSLA.T13];[$PLDI.T13];[$POPL.T13])" office:value-type="float" office:value="4.54391282127" calcext:value-type="float">
            <text:p>4.5439128213</text:p>
          </table:table-cell>
          <table:table-cell table:formula="of:=SUM([$ICFP.U13];[$OOPSLA.U13];[$PLDI.U13];[$POPL.U13])"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SUM([$ICFP.B14];[$OOPSLA.B14];[$PLDI.B14];[$POPL.B14])" office:value-type="float" office:value="9.63956473432" calcext:value-type="float">
            <text:p>9.6395647343</text:p>
          </table:table-cell>
          <table:table-cell table:formula="of:=SUM([$ICFP.C14];[$OOPSLA.C14];[$PLDI.C14];[$POPL.C14])" office:value-type="float" office:value="3.950309441922" calcext:value-type="float">
            <text:p>3.9503094419</text:p>
          </table:table-cell>
          <table:table-cell table:formula="of:=SUM([$ICFP.D14];[$OOPSLA.D14];[$PLDI.D14];[$POPL.D14])" office:value-type="float" office:value="6.6495812858" calcext:value-type="float">
            <text:p>6.6495812858</text:p>
          </table:table-cell>
          <table:table-cell table:formula="of:=SUM([$ICFP.E14];[$OOPSLA.E14];[$PLDI.E14];[$POPL.E14])" office:value-type="float" office:value="4.038846151361" calcext:value-type="float">
            <text:p>4.0388461514</text:p>
          </table:table-cell>
          <table:table-cell table:formula="of:=SUM([$ICFP.F14];[$OOPSLA.F14];[$PLDI.F14];[$POPL.F14])" office:value-type="float" office:value="11.17989521887" calcext:value-type="float">
            <text:p>11.1798952189</text:p>
          </table:table-cell>
          <table:table-cell table:formula="of:=SUM([$ICFP.G14];[$OOPSLA.G14];[$PLDI.G14];[$POPL.G14])" office:value-type="float" office:value="1.644632901098" calcext:value-type="float">
            <text:p>1.6446329011</text:p>
          </table:table-cell>
          <table:table-cell table:formula="of:=SUM([$ICFP.H14];[$OOPSLA.H14];[$PLDI.H14];[$POPL.H14])" office:value-type="float" office:value="8.476140978217" calcext:value-type="float">
            <text:p>8.4761409782</text:p>
          </table:table-cell>
          <table:table-cell table:formula="of:=SUM([$ICFP.I14];[$OOPSLA.I14];[$PLDI.I14];[$POPL.I14])" office:value-type="float" office:value="2.72137620719" calcext:value-type="float">
            <text:p>2.7213762072</text:p>
          </table:table-cell>
          <table:table-cell table:formula="of:=SUM([$ICFP.J14];[$OOPSLA.J14];[$PLDI.J14];[$POPL.J14])" office:value-type="float" office:value="8.213742945847" calcext:value-type="float">
            <text:p>8.2137429458</text:p>
          </table:table-cell>
          <table:table-cell table:formula="of:=SUM([$ICFP.K14];[$OOPSLA.K14];[$PLDI.K14];[$POPL.K14])" office:value-type="float" office:value="9.40649757496" calcext:value-type="float">
            <text:p>9.406497575</text:p>
          </table:table-cell>
          <table:table-cell table:formula="of:=SUM([$ICFP.L14];[$OOPSLA.L14];[$PLDI.L14];[$POPL.L14])" office:value-type="float" office:value="2.117376604831" calcext:value-type="float">
            <text:p>2.1173766048</text:p>
          </table:table-cell>
          <table:table-cell table:formula="of:=SUM([$ICFP.M14];[$OOPSLA.M14];[$PLDI.M14];[$POPL.M14])" office:value-type="float" office:value="5.415915606017" calcext:value-type="float">
            <text:p>5.415915606</text:p>
          </table:table-cell>
          <table:table-cell table:formula="of:=SUM([$ICFP.N14];[$OOPSLA.N14];[$PLDI.N14];[$POPL.N14])" office:value-type="float" office:value="14.40620229641" calcext:value-type="float">
            <text:p>14.4062022964</text:p>
          </table:table-cell>
          <table:table-cell table:formula="of:=SUM([$ICFP.O14];[$OOPSLA.O14];[$PLDI.O14];[$POPL.O14])" office:value-type="float" office:value="0.8522857685" calcext:value-type="float">
            <text:p>0.8522857685</text:p>
          </table:table-cell>
          <table:table-cell table:formula="of:=SUM([$ICFP.P14];[$OOPSLA.P14];[$PLDI.P14];[$POPL.P14])" office:value-type="float" office:value="0.612620677788" calcext:value-type="float">
            <text:p>0.6126206778</text:p>
          </table:table-cell>
          <table:table-cell table:formula="of:=SUM([$ICFP.Q14];[$OOPSLA.Q14];[$PLDI.Q14];[$POPL.Q14])" office:value-type="float" office:value="4.118079193667" calcext:value-type="float">
            <text:p>4.1180791937</text:p>
          </table:table-cell>
          <table:table-cell table:formula="of:=SUM([$ICFP.R14];[$OOPSLA.R14];[$PLDI.R14];[$POPL.R14])" office:value-type="float" office:value="7.15336950216" calcext:value-type="float">
            <text:p>7.1533695022</text:p>
          </table:table-cell>
          <table:table-cell table:formula="of:=SUM([$ICFP.S14];[$OOPSLA.S14];[$PLDI.S14];[$POPL.S14])" office:value-type="float" office:value="9.21696925733" calcext:value-type="float">
            <text:p>9.2169692573</text:p>
          </table:table-cell>
          <table:table-cell table:formula="of:=SUM([$ICFP.T14];[$OOPSLA.T14];[$PLDI.T14];[$POPL.T14])" office:value-type="float" office:value="6.18521946903" calcext:value-type="float">
            <text:p>6.185219469</text:p>
          </table:table-cell>
          <table:table-cell table:formula="of:=SUM([$ICFP.U14];[$OOPSLA.U14];[$PLDI.U14];[$POPL.U14])" office:value-type="float" office:value="12.653471998107" calcext:value-type="float">
            <text:p>12.653471998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SUM([$ICFP.B15];[$OOPSLA.B15];[$PLDI.B15];[$POPL.B15])" office:value-type="float" office:value="1.583396092553" calcext:value-type="float">
            <text:p>1.5833960926</text:p>
          </table:table-cell>
          <table:table-cell table:formula="of:=SUM([$ICFP.C15];[$OOPSLA.C15];[$PLDI.C15];[$POPL.C15])" office:value-type="float" office:value="0.0637801194" calcext:value-type="float">
            <text:p>0.0637801194</text:p>
          </table:table-cell>
          <table:table-cell table:formula="of:=SUM([$ICFP.D15];[$OOPSLA.D15];[$PLDI.D15];[$POPL.D15])" office:value-type="float" office:value="1.53437100309" calcext:value-type="float">
            <text:p>1.5343710031</text:p>
          </table:table-cell>
          <table:table-cell table:formula="of:=SUM([$ICFP.E15];[$OOPSLA.E15];[$PLDI.E15];[$POPL.E15])" office:value-type="float" office:value="0.403149406932" calcext:value-type="float">
            <text:p>0.4031494069</text:p>
          </table:table-cell>
          <table:table-cell table:formula="of:=SUM([$ICFP.F15];[$OOPSLA.F15];[$PLDI.F15];[$POPL.F15])" office:value-type="float" office:value="14.3950536358667" calcext:value-type="float">
            <text:p>14.3950536359</text:p>
          </table:table-cell>
          <table:table-cell table:formula="of:=SUM([$ICFP.G15];[$OOPSLA.G15];[$PLDI.G15];[$POPL.G15])" office:value-type="float" office:value="0.5909673375277" calcext:value-type="float">
            <text:p>0.5909673375</text:p>
          </table:table-cell>
          <table:table-cell table:formula="of:=SUM([$ICFP.H15];[$OOPSLA.H15];[$PLDI.H15];[$POPL.H15])" office:value-type="float" office:value="0.917495449742" calcext:value-type="float">
            <text:p>0.9174954497</text:p>
          </table:table-cell>
          <table:table-cell table:formula="of:=SUM([$ICFP.I15];[$OOPSLA.I15];[$PLDI.I15];[$POPL.I15])" office:value-type="float" office:value="0.0637801194" calcext:value-type="float">
            <text:p>0.0637801194</text:p>
          </table:table-cell>
          <table:table-cell table:formula="of:=SUM([$ICFP.J15];[$OOPSLA.J15];[$PLDI.J15];[$POPL.J15])" office:value-type="float" office:value="4.279119322177" calcext:value-type="float">
            <text:p>4.2791193222</text:p>
          </table:table-cell>
          <table:table-cell table:formula="of:=SUM([$ICFP.K15];[$OOPSLA.K15];[$PLDI.K15];[$POPL.K15])" office:value-type="float" office:value="7.94246858924" calcext:value-type="float">
            <text:p>7.9424685892</text:p>
          </table:table-cell>
          <table:table-cell table:formula="of:=SUM([$ICFP.L15];[$OOPSLA.L15];[$PLDI.L15];[$POPL.L15])" office:value-type="float" office:value="2.2374843530633" calcext:value-type="float">
            <text:p>2.2374843531</text:p>
          </table:table-cell>
          <table:table-cell table:formula="of:=SUM([$ICFP.M15];[$OOPSLA.M15];[$PLDI.M15];[$POPL.M15])" office:value-type="float" office:value="0.0637801194" calcext:value-type="float">
            <text:p>0.0637801194</text:p>
          </table:table-cell>
          <table:table-cell table:formula="of:=SUM([$ICFP.N15];[$OOPSLA.N15];[$PLDI.N15];[$POPL.N15])" office:value-type="float" office:value="3.906768644573" calcext:value-type="float">
            <text:p>3.9067686446</text:p>
          </table:table-cell>
          <table:table-cell table:formula="of:=SUM([$ICFP.O15];[$OOPSLA.O15];[$PLDI.O15];[$POPL.O15])" office:value-type="float" office:value="0.0637801194" calcext:value-type="float">
            <text:p>0.0637801194</text:p>
          </table:table-cell>
          <table:table-cell table:formula="of:=SUM([$ICFP.P15];[$OOPSLA.P15];[$PLDI.P15];[$POPL.P15])" office:value-type="float" office:value="0.199579798529" calcext:value-type="float">
            <text:p>0.1995797985</text:p>
          </table:table-cell>
          <table:table-cell table:formula="of:=SUM([$ICFP.Q15];[$OOPSLA.Q15];[$PLDI.Q15];[$POPL.Q15])" office:value-type="float" office:value="10.0275664791" calcext:value-type="float">
            <text:p>10.0275664791</text:p>
          </table:table-cell>
          <table:table-cell table:formula="of:=SUM([$ICFP.R15];[$OOPSLA.R15];[$PLDI.R15];[$POPL.R15])" office:value-type="float" office:value="2.69311627516" calcext:value-type="float">
            <text:p>2.6931162752</text:p>
          </table:table-cell>
          <table:table-cell table:formula="of:=SUM([$ICFP.S15];[$OOPSLA.S15];[$PLDI.S15];[$POPL.S15])" office:value-type="float" office:value="3.07313430066" calcext:value-type="float">
            <text:p>3.0731343007</text:p>
          </table:table-cell>
          <table:table-cell table:formula="of:=SUM([$ICFP.T15];[$OOPSLA.T15];[$PLDI.T15];[$POPL.T15])" office:value-type="float" office:value="3.219845283313" calcext:value-type="float">
            <text:p>3.2198452833</text:p>
          </table:table-cell>
          <table:table-cell table:formula="of:=SUM([$ICFP.U15];[$OOPSLA.U15];[$PLDI.U15];[$POPL.U15])" office:value-type="float" office:value="1.452680224514" calcext:value-type="float">
            <text:p>1.452680224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SUM([$ICFP.B16];[$OOPSLA.B16];[$PLDI.B16];[$POPL.B16])" office:value-type="float" office:value="8.49913234378" calcext:value-type="float">
            <text:p>8.4991323438</text:p>
          </table:table-cell>
          <table:table-cell table:formula="of:=SUM([$ICFP.C16];[$OOPSLA.C16];[$PLDI.C16];[$POPL.C16])" office:value-type="float" office:value="13.11993190276" calcext:value-type="float">
            <text:p>13.1199319028</text:p>
          </table:table-cell>
          <table:table-cell table:formula="of:=SUM([$ICFP.D16];[$OOPSLA.D16];[$PLDI.D16];[$POPL.D16])" office:value-type="float" office:value="13.28308787331" calcext:value-type="float">
            <text:p>13.2830878733</text:p>
          </table:table-cell>
          <table:table-cell table:formula="of:=SUM([$ICFP.E16];[$OOPSLA.E16];[$PLDI.E16];[$POPL.E16])" office:value-type="float" office:value="13.63788840878" calcext:value-type="float">
            <text:p>13.6378884088</text:p>
          </table:table-cell>
          <table:table-cell table:formula="of:=SUM([$ICFP.F16];[$OOPSLA.F16];[$PLDI.F16];[$POPL.F16])" office:value-type="float" office:value="11.00469741942" calcext:value-type="float">
            <text:p>11.0046974194</text:p>
          </table:table-cell>
          <table:table-cell table:formula="of:=SUM([$ICFP.G16];[$OOPSLA.G16];[$PLDI.G16];[$POPL.G16])" office:value-type="float" office:value="3.903129092944" calcext:value-type="float">
            <text:p>3.9031290929</text:p>
          </table:table-cell>
          <table:table-cell table:formula="of:=SUM([$ICFP.H16];[$OOPSLA.H16];[$PLDI.H16];[$POPL.H16])" office:value-type="float" office:value="12.47449238089" calcext:value-type="float">
            <text:p>12.4744923809</text:p>
          </table:table-cell>
          <table:table-cell table:formula="of:=SUM([$ICFP.I16];[$OOPSLA.I16];[$PLDI.I16];[$POPL.I16])" office:value-type="float" office:value="2.531336871426" calcext:value-type="float">
            <text:p>2.5313368714</text:p>
          </table:table-cell>
          <table:table-cell table:formula="of:=SUM([$ICFP.J16];[$OOPSLA.J16];[$PLDI.J16];[$POPL.J16])" office:value-type="float" office:value="22.002957477518" calcext:value-type="float">
            <text:p>22.0029574775</text:p>
          </table:table-cell>
          <table:table-cell table:formula="of:=SUM([$ICFP.K16];[$OOPSLA.K16];[$PLDI.K16];[$POPL.K16])" office:value-type="float" office:value="12.090736128689" calcext:value-type="float">
            <text:p>12.0907361287</text:p>
          </table:table-cell>
          <table:table-cell table:formula="of:=SUM([$ICFP.L16];[$OOPSLA.L16];[$PLDI.L16];[$POPL.L16])" office:value-type="float" office:value="2.260564811711" calcext:value-type="float">
            <text:p>2.2605648117</text:p>
          </table:table-cell>
          <table:table-cell table:formula="of:=SUM([$ICFP.M16];[$OOPSLA.M16];[$PLDI.M16];[$POPL.M16])" office:value-type="float" office:value="1.29497257457" calcext:value-type="float">
            <text:p>1.2949725746</text:p>
          </table:table-cell>
          <table:table-cell table:formula="of:=SUM([$ICFP.N16];[$OOPSLA.N16];[$PLDI.N16];[$POPL.N16])" office:value-type="float" office:value="6.865867383391" calcext:value-type="float">
            <text:p>6.8658673834</text:p>
          </table:table-cell>
          <table:table-cell table:formula="of:=SUM([$ICFP.O16];[$OOPSLA.O16];[$PLDI.O16];[$POPL.O16])" office:value-type="float" office:value="5.8089597754" calcext:value-type="float">
            <text:p>5.8089597754</text:p>
          </table:table-cell>
          <table:table-cell table:formula="of:=SUM([$ICFP.P16];[$OOPSLA.P16];[$PLDI.P16];[$POPL.P16])" office:value-type="float" office:value="7.40473322996" calcext:value-type="float">
            <text:p>7.40473323</text:p>
          </table:table-cell>
          <table:table-cell table:formula="of:=SUM([$ICFP.Q16];[$OOPSLA.Q16];[$PLDI.Q16];[$POPL.Q16])" office:value-type="float" office:value="11.440643454529" calcext:value-type="float">
            <text:p>11.4406434545</text:p>
          </table:table-cell>
          <table:table-cell table:formula="of:=SUM([$ICFP.R16];[$OOPSLA.R16];[$PLDI.R16];[$POPL.R16])" office:value-type="float" office:value="10.2788492565" calcext:value-type="float">
            <text:p>10.2788492565</text:p>
          </table:table-cell>
          <table:table-cell table:formula="of:=SUM([$ICFP.S16];[$OOPSLA.S16];[$PLDI.S16];[$POPL.S16])" office:value-type="float" office:value="6.648002467524" calcext:value-type="float">
            <text:p>6.6480024675</text:p>
          </table:table-cell>
          <table:table-cell table:formula="of:=SUM([$ICFP.T16];[$OOPSLA.T16];[$PLDI.T16];[$POPL.T16])" office:value-type="float" office:value="5.26165329449" calcext:value-type="float">
            <text:p>5.2616532945</text:p>
          </table:table-cell>
          <table:table-cell table:formula="of:=SUM([$ICFP.U16];[$OOPSLA.U16];[$PLDI.U16];[$POPL.U16])" office:value-type="float" office:value="12.749955492829" calcext:value-type="float">
            <text:p>12.749955492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SUM([$ICFP.B17];[$OOPSLA.B17];[$PLDI.B17];[$POPL.B17])" office:value-type="float" office:value="11.64984483083" calcext:value-type="float">
            <text:p>11.6498448308</text:p>
          </table:table-cell>
          <table:table-cell table:formula="of:=SUM([$ICFP.C17];[$OOPSLA.C17];[$PLDI.C17];[$POPL.C17])" office:value-type="float" office:value="12.07309821282" calcext:value-type="float">
            <text:p>12.0730982128</text:p>
          </table:table-cell>
          <table:table-cell table:formula="of:=SUM([$ICFP.D17];[$OOPSLA.D17];[$PLDI.D17];[$POPL.D17])" office:value-type="float" office:value="8.60158249221" calcext:value-type="float">
            <text:p>8.6015824922</text:p>
          </table:table-cell>
          <table:table-cell table:formula="of:=SUM([$ICFP.E17];[$OOPSLA.E17];[$PLDI.E17];[$POPL.E17])" office:value-type="float" office:value="17.326839469271" calcext:value-type="float">
            <text:p>17.3268394693</text:p>
          </table:table-cell>
          <table:table-cell table:formula="of:=SUM([$ICFP.F17];[$OOPSLA.F17];[$PLDI.F17];[$POPL.F17])" office:value-type="float" office:value="13.78699470161" calcext:value-type="float">
            <text:p>13.7869947016</text:p>
          </table:table-cell>
          <table:table-cell table:formula="of:=SUM([$ICFP.G17];[$OOPSLA.G17];[$PLDI.G17];[$POPL.G17])" office:value-type="float" office:value="2.787814476534" calcext:value-type="float">
            <text:p>2.7878144765</text:p>
          </table:table-cell>
          <table:table-cell table:formula="of:=SUM([$ICFP.H17];[$OOPSLA.H17];[$PLDI.H17];[$POPL.H17])" office:value-type="float" office:value="10.341867258621" calcext:value-type="float">
            <text:p>10.3418672586</text:p>
          </table:table-cell>
          <table:table-cell table:formula="of:=SUM([$ICFP.I17];[$OOPSLA.I17];[$PLDI.I17];[$POPL.I17])" office:value-type="float" office:value="2.459470104611" calcext:value-type="float">
            <text:p>2.4594701046</text:p>
          </table:table-cell>
          <table:table-cell table:formula="of:=SUM([$ICFP.J17];[$OOPSLA.J17];[$PLDI.J17];[$POPL.J17])" office:value-type="float" office:value="9.57055774387" calcext:value-type="float">
            <text:p>9.5705577439</text:p>
          </table:table-cell>
          <table:table-cell table:formula="of:=SUM([$ICFP.K17];[$OOPSLA.K17];[$PLDI.K17];[$POPL.K17])" office:value-type="float" office:value="20.78578272851" calcext:value-type="float">
            <text:p>20.7857827285</text:p>
          </table:table-cell>
          <table:table-cell table:formula="of:=SUM([$ICFP.L17];[$OOPSLA.L17];[$PLDI.L17];[$POPL.L17])" office:value-type="float" office:value="3.732781933562" calcext:value-type="float">
            <text:p>3.7327819336</text:p>
          </table:table-cell>
          <table:table-cell table:formula="of:=SUM([$ICFP.M17];[$OOPSLA.M17];[$PLDI.M17];[$POPL.M17])" office:value-type="float" office:value="1.205088730108" calcext:value-type="float">
            <text:p>1.2050887301</text:p>
          </table:table-cell>
          <table:table-cell table:formula="of:=SUM([$ICFP.N17];[$OOPSLA.N17];[$PLDI.N17];[$POPL.N17])" office:value-type="float" office:value="13.7018113993337" calcext:value-type="float">
            <text:p>13.7018113993</text:p>
          </table:table-cell>
          <table:table-cell table:formula="of:=SUM([$ICFP.O17];[$OOPSLA.O17];[$PLDI.O17];[$POPL.O17])" office:value-type="float" office:value="8.792130103494" calcext:value-type="float">
            <text:p>8.7921301035</text:p>
          </table:table-cell>
          <table:table-cell table:formula="of:=SUM([$ICFP.P17];[$OOPSLA.P17];[$PLDI.P17];[$POPL.P17])" office:value-type="float" office:value="1.35564615316" calcext:value-type="float">
            <text:p>1.3556461532</text:p>
          </table:table-cell>
          <table:table-cell table:formula="of:=SUM([$ICFP.Q17];[$OOPSLA.Q17];[$PLDI.Q17];[$POPL.Q17])" office:value-type="float" office:value="12.888358059927" calcext:value-type="float">
            <text:p>12.8883580599</text:p>
          </table:table-cell>
          <table:table-cell table:formula="of:=SUM([$ICFP.R17];[$OOPSLA.R17];[$PLDI.R17];[$POPL.R17])" office:value-type="float" office:value="2.850934489276" calcext:value-type="float">
            <text:p>2.8509344893</text:p>
          </table:table-cell>
          <table:table-cell table:formula="of:=SUM([$ICFP.S17];[$OOPSLA.S17];[$PLDI.S17];[$POPL.S17])" office:value-type="float" office:value="7.66376302063" calcext:value-type="float">
            <text:p>7.6637630206</text:p>
          </table:table-cell>
          <table:table-cell table:formula="of:=SUM([$ICFP.T17];[$OOPSLA.T17];[$PLDI.T17];[$POPL.T17])" office:value-type="float" office:value="5.49283610327" calcext:value-type="float">
            <text:p>5.4928361033</text:p>
          </table:table-cell>
          <table:table-cell table:formula="of:=SUM([$ICFP.U17];[$OOPSLA.U17];[$PLDI.U17];[$POPL.U17])" office:value-type="float" office:value="14.6412207270947" calcext:value-type="float">
            <text:p>14.64122072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SUM([$ICFP.B18];[$OOPSLA.B18];[$PLDI.B18];[$POPL.B18])" office:value-type="float" office:value="6.605000918217" calcext:value-type="float">
            <text:p>6.6050009182</text:p>
          </table:table-cell>
          <table:table-cell table:formula="of:=SUM([$ICFP.C18];[$OOPSLA.C18];[$PLDI.C18];[$POPL.C18])" office:value-type="float" office:value="4.45546995574" calcext:value-type="float">
            <text:p>4.4554699557</text:p>
          </table:table-cell>
          <table:table-cell table:formula="of:=SUM([$ICFP.D18];[$OOPSLA.D18];[$PLDI.D18];[$POPL.D18])" office:value-type="float" office:value="6.13045095833" calcext:value-type="float">
            <text:p>6.1304509583</text:p>
          </table:table-cell>
          <table:table-cell table:formula="of:=SUM([$ICFP.E18];[$OOPSLA.E18];[$PLDI.E18];[$POPL.E18])" office:value-type="float" office:value="18.38058516741" calcext:value-type="float">
            <text:p>18.3805851674</text:p>
          </table:table-cell>
          <table:table-cell table:formula="of:=SUM([$ICFP.F18];[$OOPSLA.F18];[$PLDI.F18];[$POPL.F18])" office:value-type="float" office:value="16.89980532299" calcext:value-type="float">
            <text:p>16.899805323</text:p>
          </table:table-cell>
          <table:table-cell table:formula="of:=SUM([$ICFP.G18];[$OOPSLA.G18];[$PLDI.G18];[$POPL.G18])" office:value-type="float" office:value="5.9142114113" calcext:value-type="float">
            <text:p>5.9142114113</text:p>
          </table:table-cell>
          <table:table-cell table:formula="of:=SUM([$ICFP.H18];[$OOPSLA.H18];[$PLDI.H18];[$POPL.H18])" office:value-type="float" office:value="7.02294087319" calcext:value-type="float">
            <text:p>7.0229408732</text:p>
          </table:table-cell>
          <table:table-cell table:formula="of:=SUM([$ICFP.I18];[$OOPSLA.I18];[$PLDI.I18];[$POPL.I18])" office:value-type="float" office:value="3.18670424208" calcext:value-type="float">
            <text:p>3.1867042421</text:p>
          </table:table-cell>
          <table:table-cell table:formula="of:=SUM([$ICFP.J18];[$OOPSLA.J18];[$PLDI.J18];[$POPL.J18])" office:value-type="float" office:value="19.63360008834" calcext:value-type="float">
            <text:p>19.6336000883</text:p>
          </table:table-cell>
          <table:table-cell table:formula="of:=SUM([$ICFP.K18];[$OOPSLA.K18];[$PLDI.K18];[$POPL.K18])" office:value-type="float" office:value="16.97385846843" calcext:value-type="float">
            <text:p>16.9738584684</text:p>
          </table:table-cell>
          <table:table-cell table:formula="of:=SUM([$ICFP.L18];[$OOPSLA.L18];[$PLDI.L18];[$POPL.L18])" office:value-type="float" office:value="0.145631965693" calcext:value-type="float">
            <text:p>0.1456319657</text:p>
          </table:table-cell>
          <table:table-cell table:formula="of:=SUM([$ICFP.M18];[$OOPSLA.M18];[$PLDI.M18];[$POPL.M18])" office:value-type="float" office:value="3.52167073722" calcext:value-type="float">
            <text:p>3.5216707372</text:p>
          </table:table-cell>
          <table:table-cell table:formula="of:=SUM([$ICFP.N18];[$OOPSLA.N18];[$PLDI.N18];[$POPL.N18])" office:value-type="float" office:value="4.55478000667" calcext:value-type="float">
            <text:p>4.5547800067</text:p>
          </table:table-cell>
          <table:table-cell table:formula="of:=SUM([$ICFP.O18];[$OOPSLA.O18];[$PLDI.O18];[$POPL.O18])" office:value-type="float" office:value="1.286439704571" calcext:value-type="float">
            <text:p>1.2864397046</text:p>
          </table:table-cell>
          <table:table-cell table:formula="of:=SUM([$ICFP.P18];[$OOPSLA.P18];[$PLDI.P18];[$POPL.P18])" office:value-type="float" office:value="0.404068383496" calcext:value-type="float">
            <text:p>0.4040683835</text:p>
          </table:table-cell>
          <table:table-cell table:formula="of:=SUM([$ICFP.Q18];[$OOPSLA.Q18];[$PLDI.Q18];[$POPL.Q18])" office:value-type="float" office:value="5.3392137015" calcext:value-type="float">
            <text:p>5.3392137015</text:p>
          </table:table-cell>
          <table:table-cell table:formula="of:=SUM([$ICFP.R18];[$OOPSLA.R18];[$PLDI.R18];[$POPL.R18])" office:value-type="float" office:value="12.21829124906" calcext:value-type="float">
            <text:p>12.2182912491</text:p>
          </table:table-cell>
          <table:table-cell table:formula="of:=SUM([$ICFP.S18];[$OOPSLA.S18];[$PLDI.S18];[$POPL.S18])" office:value-type="float" office:value="2.016055864401" calcext:value-type="float">
            <text:p>2.0160558644</text:p>
          </table:table-cell>
          <table:table-cell table:formula="of:=SUM([$ICFP.T18];[$OOPSLA.T18];[$PLDI.T18];[$POPL.T18])" office:value-type="float" office:value="7.2908410751" calcext:value-type="float">
            <text:p>7.2908410751</text:p>
          </table:table-cell>
          <table:table-cell table:formula="of:=SUM([$ICFP.U18];[$OOPSLA.U18];[$PLDI.U18];[$POPL.U18])" office:value-type="float" office:value="0.862648960643" calcext:value-type="float">
            <text:p>0.86264896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$ICFP.B19];[$OOPSLA.B19];[$PLDI.B19];[$POPL.B19])" office:value-type="float" office:value="0.860028231937" calcext:value-type="float">
            <text:p>0.8600282319</text:p>
          </table:table-cell>
          <table:table-cell table:formula="of:=SUM([$ICFP.C19];[$OOPSLA.C19];[$PLDI.C19];[$POPL.C19])" office:value-type="float" office:value="0.21596098368" calcext:value-type="float">
            <text:p>0.2159609837</text:p>
          </table:table-cell>
          <table:table-cell table:formula="of:=SUM([$ICFP.D19];[$OOPSLA.D19];[$PLDI.D19];[$POPL.D19])" office:value-type="float" office:value="0.211501201877" calcext:value-type="float">
            <text:p>0.2115012019</text:p>
          </table:table-cell>
          <table:table-cell table:formula="of:=SUM([$ICFP.E19];[$OOPSLA.E19];[$PLDI.E19];[$POPL.E19])" office:value-type="float" office:value="1.38274276739" calcext:value-type="float">
            <text:p>1.3827427674</text:p>
          </table:table-cell>
          <table:table-cell table:formula="of:=SUM([$ICFP.F19];[$OOPSLA.F19];[$PLDI.F19];[$POPL.F19])" office:value-type="float" office:value="1.189539666061" calcext:value-type="float">
            <text:p>1.1895396661</text:p>
          </table:table-cell>
          <table:table-cell table:formula="of:=SUM([$ICFP.G19];[$OOPSLA.G19];[$PLDI.G19];[$POPL.G19])" office:value-type="float" office:value="0.314188698305" calcext:value-type="float">
            <text:p>0.3141886983</text:p>
          </table:table-cell>
          <table:table-cell table:formula="of:=SUM([$ICFP.H19];[$OOPSLA.H19];[$PLDI.H19];[$POPL.H19])" office:value-type="float" office:value="0.911571583174" calcext:value-type="float">
            <text:p>0.9115715832</text:p>
          </table:table-cell>
          <table:table-cell table:formula="of:=SUM([$ICFP.I19];[$OOPSLA.I19];[$PLDI.I19];[$POPL.I19])" office:value-type="float" office:value="0.0956701791" calcext:value-type="float">
            <text:p>0.0956701791</text:p>
          </table:table-cell>
          <table:table-cell table:formula="of:=SUM([$ICFP.J19];[$OOPSLA.J19];[$PLDI.J19];[$POPL.J19])" office:value-type="float" office:value="1.283835320046" calcext:value-type="float">
            <text:p>1.28383532</text:p>
          </table:table-cell>
          <table:table-cell table:formula="of:=SUM([$ICFP.K19];[$OOPSLA.K19];[$PLDI.K19];[$POPL.K19])" office:value-type="float" office:value="1.608575125015" calcext:value-type="float">
            <text:p>1.608575125</text:p>
          </table:table-cell>
          <table:table-cell table:formula="of:=SUM([$ICFP.L19];[$OOPSLA.L19];[$PLDI.L19];[$POPL.L19])" office:value-type="float" office:value="0.320178962574" calcext:value-type="float">
            <text:p>0.3201789626</text:p>
          </table:table-cell>
          <table:table-cell table:formula="of:=SUM([$ICFP.M19];[$OOPSLA.M19];[$PLDI.M19];[$POPL.M19])" office:value-type="float" office:value="0.614183007667" calcext:value-type="float">
            <text:p>0.6141830077</text:p>
          </table:table-cell>
          <table:table-cell table:formula="of:=SUM([$ICFP.N19];[$OOPSLA.N19];[$PLDI.N19];[$POPL.N19])" office:value-type="float" office:value="0.2810371696613" calcext:value-type="float">
            <text:p>0.2810371697</text:p>
          </table:table-cell>
          <table:table-cell table:formula="of:=SUM([$ICFP.O19];[$OOPSLA.O19];[$PLDI.O19];[$POPL.O19])" office:value-type="float" office:value="0.272493804283" calcext:value-type="float">
            <text:p>0.2724938043</text:p>
          </table:table-cell>
          <table:table-cell table:formula="of:=SUM([$ICFP.P19];[$OOPSLA.P19];[$PLDI.P19];[$POPL.P19])" office:value-type="float" office:value="0.515322924317" calcext:value-type="float">
            <text:p>0.5153229243</text:p>
          </table:table-cell>
          <table:table-cell table:formula="of:=SUM([$ICFP.Q19];[$OOPSLA.Q19];[$PLDI.Q19];[$POPL.Q19])" office:value-type="float" office:value="0.2372155227285" calcext:value-type="float">
            <text:p>0.2372155227</text:p>
          </table:table-cell>
          <table:table-cell table:formula="of:=SUM([$ICFP.R19];[$OOPSLA.R19];[$PLDI.R19];[$POPL.R19])" office:value-type="float" office:value="0.818237163147" calcext:value-type="float">
            <text:p>0.8182371631</text:p>
          </table:table-cell>
          <table:table-cell table:formula="of:=SUM([$ICFP.S19];[$OOPSLA.S19];[$PLDI.S19];[$POPL.S19])" office:value-type="float" office:value="0.46288132939" calcext:value-type="float">
            <text:p>0.4628813294</text:p>
          </table:table-cell>
          <table:table-cell table:formula="of:=SUM([$ICFP.T19];[$OOPSLA.T19];[$PLDI.T19];[$POPL.T19])" office:value-type="float" office:value="0.518210639875" calcext:value-type="float">
            <text:p>0.5182106399</text:p>
          </table:table-cell>
          <table:table-cell table:formula="of:=SUM([$ICFP.U19];[$OOPSLA.U19];[$PLDI.U19];[$POPL.U19])" office:value-type="float" office:value="3.5222515239" calcext:value-type="float">
            <text:p>3.522251523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SUM([$ICFP.B20];[$OOPSLA.B20];[$PLDI.B20];[$POPL.B20])" office:value-type="float" office:value="13.101351770152" calcext:value-type="float">
            <text:p>13.1013517702</text:p>
          </table:table-cell>
          <table:table-cell table:formula="of:=SUM([$ICFP.C20];[$OOPSLA.C20];[$PLDI.C20];[$POPL.C20])" office:value-type="float" office:value="6.206535740607" calcext:value-type="float">
            <text:p>6.2065357406</text:p>
          </table:table-cell>
          <table:table-cell table:formula="of:=SUM([$ICFP.D20];[$OOPSLA.D20];[$PLDI.D20];[$POPL.D20])" office:value-type="float" office:value="8.603367296031" calcext:value-type="float">
            <text:p>8.603367296</text:p>
          </table:table-cell>
          <table:table-cell table:formula="of:=SUM([$ICFP.E20];[$OOPSLA.E20];[$PLDI.E20];[$POPL.E20])" office:value-type="float" office:value="24.811157716306" calcext:value-type="float">
            <text:p>24.8111577163</text:p>
          </table:table-cell>
          <table:table-cell table:formula="of:=SUM([$ICFP.F20];[$OOPSLA.F20];[$PLDI.F20];[$POPL.F20])" office:value-type="float" office:value="11.81174564818" calcext:value-type="float">
            <text:p>11.8117456482</text:p>
          </table:table-cell>
          <table:table-cell table:formula="of:=SUM([$ICFP.G20];[$OOPSLA.G20];[$PLDI.G20];[$POPL.G20])" office:value-type="float" office:value="13.156466727247" calcext:value-type="float">
            <text:p>13.1564667272</text:p>
          </table:table-cell>
          <table:table-cell table:formula="of:=SUM([$ICFP.H20];[$OOPSLA.H20];[$PLDI.H20];[$POPL.H20])" office:value-type="float" office:value="11.52265518021" calcext:value-type="float">
            <text:p>11.5226551802</text:p>
          </table:table-cell>
          <table:table-cell table:formula="of:=SUM([$ICFP.I20];[$OOPSLA.I20];[$PLDI.I20];[$POPL.I20])" office:value-type="float" office:value="5.49720188899" calcext:value-type="float">
            <text:p>5.497201889</text:p>
          </table:table-cell>
          <table:table-cell table:formula="of:=SUM([$ICFP.J20];[$OOPSLA.J20];[$PLDI.J20];[$POPL.J20])" office:value-type="float" office:value="9.35057713022" calcext:value-type="float">
            <text:p>9.3505771302</text:p>
          </table:table-cell>
          <table:table-cell table:formula="of:=SUM([$ICFP.K20];[$OOPSLA.K20];[$PLDI.K20];[$POPL.K20])" office:value-type="float" office:value="16.950387214121" calcext:value-type="float">
            <text:p>16.9503872141</text:p>
          </table:table-cell>
          <table:table-cell table:formula="of:=SUM([$ICFP.L20];[$OOPSLA.L20];[$PLDI.L20];[$POPL.L20])" office:value-type="float" office:value="2.850724814487" calcext:value-type="float">
            <text:p>2.8507248145</text:p>
          </table:table-cell>
          <table:table-cell table:formula="of:=SUM([$ICFP.M20];[$OOPSLA.M20];[$PLDI.M20];[$POPL.M20])" office:value-type="float" office:value="2.31368910191" calcext:value-type="float">
            <text:p>2.3136891019</text:p>
          </table:table-cell>
          <table:table-cell table:formula="of:=SUM([$ICFP.N20];[$OOPSLA.N20];[$PLDI.N20];[$POPL.N20])" office:value-type="float" office:value="7.867473827276" calcext:value-type="float">
            <text:p>7.8674738273</text:p>
          </table:table-cell>
          <table:table-cell table:formula="of:=SUM([$ICFP.O20];[$OOPSLA.O20];[$PLDI.O20];[$POPL.O20])" office:value-type="float" office:value="1.558143034607" calcext:value-type="float">
            <text:p>1.5581430346</text:p>
          </table:table-cell>
          <table:table-cell table:formula="of:=SUM([$ICFP.P20];[$OOPSLA.P20];[$PLDI.P20];[$POPL.P20])" office:value-type="float" office:value="2.61245370793" calcext:value-type="float">
            <text:p>2.6124537079</text:p>
          </table:table-cell>
          <table:table-cell table:formula="of:=SUM([$ICFP.Q20];[$OOPSLA.Q20];[$PLDI.Q20];[$POPL.Q20])" office:value-type="float" office:value="4.3726226363075" calcext:value-type="float">
            <text:p>4.3726226363</text:p>
          </table:table-cell>
          <table:table-cell table:formula="of:=SUM([$ICFP.R20];[$OOPSLA.R20];[$PLDI.R20];[$POPL.R20])" office:value-type="float" office:value="8.253459957653" calcext:value-type="float">
            <text:p>8.2534599577</text:p>
          </table:table-cell>
          <table:table-cell table:formula="of:=SUM([$ICFP.S20];[$OOPSLA.S20];[$PLDI.S20];[$POPL.S20])" office:value-type="float" office:value="2.99034256288" calcext:value-type="float">
            <text:p>2.9903425629</text:p>
          </table:table-cell>
          <table:table-cell table:formula="of:=SUM([$ICFP.T20];[$OOPSLA.T20];[$PLDI.T20];[$POPL.T20])" office:value-type="float" office:value="5.35682498354" calcext:value-type="float">
            <text:p>5.3568249835</text:p>
          </table:table-cell>
          <table:table-cell table:formula="of:=SUM([$ICFP.U20];[$OOPSLA.U20];[$PLDI.U20];[$POPL.U20])" office:value-type="float" office:value="24.921325511807" calcext:value-type="float">
            <text:p>24.921325511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SUM([$ICFP.B21];[$OOPSLA.B21];[$PLDI.B21];[$POPL.B21])" office:value-type="float" office:value="5.912180191954" calcext:value-type="float">
            <text:p>5.912180192</text:p>
          </table:table-cell>
          <table:table-cell table:formula="of:=SUM([$ICFP.C21];[$OOPSLA.C21];[$PLDI.C21];[$POPL.C21])" office:value-type="float" office:value="2.393179416591" calcext:value-type="float">
            <text:p>2.3931794166</text:p>
          </table:table-cell>
          <table:table-cell table:formula="of:=SUM([$ICFP.D21];[$OOPSLA.D21];[$PLDI.D21];[$POPL.D21])" office:value-type="float" office:value="2.989214337295" calcext:value-type="float">
            <text:p>2.9892143373</text:p>
          </table:table-cell>
          <table:table-cell table:formula="of:=SUM([$ICFP.E21];[$OOPSLA.E21];[$PLDI.E21];[$POPL.E21])" office:value-type="float" office:value="23.9944909164171" calcext:value-type="float">
            <text:p>23.9944909164</text:p>
          </table:table-cell>
          <table:table-cell table:formula="of:=SUM([$ICFP.F21];[$OOPSLA.F21];[$PLDI.F21];[$POPL.F21])" office:value-type="float" office:value="11.7627569740147" calcext:value-type="float">
            <text:p>11.762756974</text:p>
          </table:table-cell>
          <table:table-cell table:formula="of:=SUM([$ICFP.G21];[$OOPSLA.G21];[$PLDI.G21];[$POPL.G21])" office:value-type="float" office:value="6.37258528977" calcext:value-type="float">
            <text:p>6.3725852898</text:p>
          </table:table-cell>
          <table:table-cell table:formula="of:=SUM([$ICFP.H21];[$OOPSLA.H21];[$PLDI.H21];[$POPL.H21])" office:value-type="float" office:value="10.787460075905" calcext:value-type="float">
            <text:p>10.7874600759</text:p>
          </table:table-cell>
          <table:table-cell table:formula="of:=SUM([$ICFP.I21];[$OOPSLA.I21];[$PLDI.I21];[$POPL.I21])" office:value-type="float" office:value="2.977074166931" calcext:value-type="float">
            <text:p>2.9770741669</text:p>
          </table:table-cell>
          <table:table-cell table:formula="of:=SUM([$ICFP.J21];[$OOPSLA.J21];[$PLDI.J21];[$POPL.J21])" office:value-type="float" office:value="16.52455727736" calcext:value-type="float">
            <text:p>16.5245572774</text:p>
          </table:table-cell>
          <table:table-cell table:formula="of:=SUM([$ICFP.K21];[$OOPSLA.K21];[$PLDI.K21];[$POPL.K21])" office:value-type="float" office:value="18.15519873674" calcext:value-type="float">
            <text:p>18.1551987367</text:p>
          </table:table-cell>
          <table:table-cell table:formula="of:=SUM([$ICFP.L21];[$OOPSLA.L21];[$PLDI.L21];[$POPL.L21])" office:value-type="float" office:value="1.14539348525" calcext:value-type="float">
            <text:p>1.1453934853</text:p>
          </table:table-cell>
          <table:table-cell table:formula="of:=SUM([$ICFP.M21];[$OOPSLA.M21];[$PLDI.M21];[$POPL.M21])" office:value-type="float" office:value="4.024508562065" calcext:value-type="float">
            <text:p>4.0245085621</text:p>
          </table:table-cell>
          <table:table-cell table:formula="of:=SUM([$ICFP.N21];[$OOPSLA.N21];[$PLDI.N21];[$POPL.N21])" office:value-type="float" office:value="2.656336088599" calcext:value-type="float">
            <text:p>2.6563360886</text:p>
          </table:table-cell>
          <table:table-cell table:formula="of:=SUM([$ICFP.O21];[$OOPSLA.O21];[$PLDI.O21];[$POPL.O21])" office:value-type="float" office:value="3.757901623919" calcext:value-type="float">
            <text:p>3.7579016239</text:p>
          </table:table-cell>
          <table:table-cell table:formula="of:=SUM([$ICFP.P21];[$OOPSLA.P21];[$PLDI.P21];[$POPL.P21])" office:value-type="float" office:value="0.461078057974" calcext:value-type="float">
            <text:p>0.461078058</text:p>
          </table:table-cell>
          <table:table-cell table:formula="of:=SUM([$ICFP.Q21];[$OOPSLA.Q21];[$PLDI.Q21];[$POPL.Q21])" office:value-type="float" office:value="5.6557193514834" calcext:value-type="float">
            <text:p>5.6557193515</text:p>
          </table:table-cell>
          <table:table-cell table:formula="of:=SUM([$ICFP.R21];[$OOPSLA.R21];[$PLDI.R21];[$POPL.R21])" office:value-type="float" office:value="6.91606494693" calcext:value-type="float">
            <text:p>6.9160649469</text:p>
          </table:table-cell>
          <table:table-cell table:formula="of:=SUM([$ICFP.S21];[$OOPSLA.S21];[$PLDI.S21];[$POPL.S21])" office:value-type="float" office:value="5.42376086427" calcext:value-type="float">
            <text:p>5.4237608643</text:p>
          </table:table-cell>
          <table:table-cell table:formula="of:=SUM([$ICFP.T21];[$OOPSLA.T21];[$PLDI.T21];[$POPL.T21])" office:value-type="float" office:value="4.476448836558" calcext:value-type="float">
            <text:p>4.4764488366</text:p>
          </table:table-cell>
          <table:table-cell table:formula="of:=SUM([$ICFP.U21];[$OOPSLA.U21];[$PLDI.U21];[$POPL.U21])" office:value-type="float" office:value="3.498082617056" calcext:value-type="float">
            <text:p>3.498082617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SUM([$ICFP.B22];[$OOPSLA.B22];[$PLDI.B22];[$POPL.B22])" office:value-type="float" office:value="8.080516672705" calcext:value-type="float">
            <text:p>8.0805166727</text:p>
          </table:table-cell>
          <table:table-cell table:formula="of:=SUM([$ICFP.C22];[$OOPSLA.C22];[$PLDI.C22];[$POPL.C22])" office:value-type="float" office:value="2.597490068588" calcext:value-type="float">
            <text:p>2.5974900686</text:p>
          </table:table-cell>
          <table:table-cell table:formula="of:=SUM([$ICFP.D22];[$OOPSLA.D22];[$PLDI.D22];[$POPL.D22])" office:value-type="float" office:value="6.010309607869" calcext:value-type="float">
            <text:p>6.0103096079</text:p>
          </table:table-cell>
          <table:table-cell table:formula="of:=SUM([$ICFP.E22];[$OOPSLA.E22];[$PLDI.E22];[$POPL.E22])" office:value-type="float" office:value="43.42608376136" calcext:value-type="float">
            <text:p>43.4260837614</text:p>
          </table:table-cell>
          <table:table-cell table:formula="of:=SUM([$ICFP.F22];[$OOPSLA.F22];[$PLDI.F22];[$POPL.F22])" office:value-type="float" office:value="9.36651810834" calcext:value-type="float">
            <text:p>9.3665181083</text:p>
          </table:table-cell>
          <table:table-cell table:formula="of:=SUM([$ICFP.G22];[$OOPSLA.G22];[$PLDI.G22];[$POPL.G22])" office:value-type="float" office:value="13.200726669458" calcext:value-type="float">
            <text:p>13.2007266695</text:p>
          </table:table-cell>
          <table:table-cell table:formula="of:=SUM([$ICFP.H22];[$OOPSLA.H22];[$PLDI.H22];[$POPL.H22])" office:value-type="float" office:value="4.118901963096" calcext:value-type="float">
            <text:p>4.1189019631</text:p>
          </table:table-cell>
          <table:table-cell table:formula="of:=SUM([$ICFP.I22];[$OOPSLA.I22];[$PLDI.I22];[$POPL.I22])" office:value-type="float" office:value="3.533704926542" calcext:value-type="float">
            <text:p>3.5337049265</text:p>
          </table:table-cell>
          <table:table-cell table:formula="of:=SUM([$ICFP.J22];[$OOPSLA.J22];[$PLDI.J22];[$POPL.J22])" office:value-type="float" office:value="17.162237807746" calcext:value-type="float">
            <text:p>17.1622378077</text:p>
          </table:table-cell>
          <table:table-cell table:formula="of:=SUM([$ICFP.K22];[$OOPSLA.K22];[$PLDI.K22];[$POPL.K22])" office:value-type="float" office:value="16.93465904138" calcext:value-type="float">
            <text:p>16.9346590414</text:p>
          </table:table-cell>
          <table:table-cell table:formula="of:=SUM([$ICFP.L22];[$OOPSLA.L22];[$PLDI.L22];[$POPL.L22])" office:value-type="float" office:value="1.681092413944" calcext:value-type="float">
            <text:p>1.6810924139</text:p>
          </table:table-cell>
          <table:table-cell table:formula="of:=SUM([$ICFP.M22];[$OOPSLA.M22];[$PLDI.M22];[$POPL.M22])" office:value-type="float" office:value="6.55083826187" calcext:value-type="float">
            <text:p>6.5508382619</text:p>
          </table:table-cell>
          <table:table-cell table:formula="of:=SUM([$ICFP.N22];[$OOPSLA.N22];[$PLDI.N22];[$POPL.N22])" office:value-type="float" office:value="1.659178708285" calcext:value-type="float">
            <text:p>1.6591787083</text:p>
          </table:table-cell>
          <table:table-cell table:formula="of:=SUM([$ICFP.O22];[$OOPSLA.O22];[$PLDI.O22];[$POPL.O22])" office:value-type="float" office:value="2.512269234418" calcext:value-type="float">
            <text:p>2.5122692344</text:p>
          </table:table-cell>
          <table:table-cell table:formula="of:=SUM([$ICFP.P22];[$OOPSLA.P22];[$PLDI.P22];[$POPL.P22])" office:value-type="float" office:value="1.154892945149" calcext:value-type="float">
            <text:p>1.1548929451</text:p>
          </table:table-cell>
          <table:table-cell table:formula="of:=SUM([$ICFP.Q22];[$OOPSLA.Q22];[$PLDI.Q22];[$POPL.Q22])" office:value-type="float" office:value="4.373635318648" calcext:value-type="float">
            <text:p>4.3736353186</text:p>
          </table:table-cell>
          <table:table-cell table:formula="of:=SUM([$ICFP.R22];[$OOPSLA.R22];[$PLDI.R22];[$POPL.R22])" office:value-type="float" office:value="2.0988958523102" calcext:value-type="float">
            <text:p>2.0988958523</text:p>
          </table:table-cell>
          <table:table-cell table:formula="of:=SUM([$ICFP.S22];[$OOPSLA.S22];[$PLDI.S22];[$POPL.S22])" office:value-type="float" office:value="1.40219091005" calcext:value-type="float">
            <text:p>1.4021909101</text:p>
          </table:table-cell>
          <table:table-cell table:formula="of:=SUM([$ICFP.T22];[$OOPSLA.T22];[$PLDI.T22];[$POPL.T22])" office:value-type="float" office:value="2.198690488577" calcext:value-type="float">
            <text:p>2.1986904886</text:p>
          </table:table-cell>
          <table:table-cell table:formula="of:=SUM([$ICFP.U22];[$OOPSLA.U22];[$PLDI.U22];[$POPL.U22])" office:value-type="float" office:value="5.175333878521" calcext:value-type="float">
            <text:p>5.175333878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SUM([$ICFP.B23];[$OOPSLA.B23];[$PLDI.B23];[$POPL.B23])" office:value-type="float" office:value="10.594595819763" calcext:value-type="float">
            <text:p>10.5945958198</text:p>
          </table:table-cell>
          <table:table-cell table:formula="of:=SUM([$ICFP.C23];[$OOPSLA.C23];[$PLDI.C23];[$POPL.C23])" office:value-type="float" office:value="2.791686992426" calcext:value-type="float">
            <text:p>2.7916869924</text:p>
          </table:table-cell>
          <table:table-cell table:formula="of:=SUM([$ICFP.D23];[$OOPSLA.D23];[$PLDI.D23];[$POPL.D23])" office:value-type="float" office:value="8.793571185926" calcext:value-type="float">
            <text:p>8.7935711859</text:p>
          </table:table-cell>
          <table:table-cell table:formula="of:=SUM([$ICFP.E23];[$OOPSLA.E23];[$PLDI.E23];[$POPL.E23])" office:value-type="float" office:value="37.3697331715317" calcext:value-type="float">
            <text:p>37.3697331715</text:p>
          </table:table-cell>
          <table:table-cell table:formula="of:=SUM([$ICFP.F23];[$OOPSLA.F23];[$PLDI.F23];[$POPL.F23])" office:value-type="float" office:value="8.742796954327" calcext:value-type="float">
            <text:p>8.7427969543</text:p>
          </table:table-cell>
          <table:table-cell table:formula="of:=SUM([$ICFP.G23];[$OOPSLA.G23];[$PLDI.G23];[$POPL.G23])" office:value-type="float" office:value="4.8277786794922" calcext:value-type="float">
            <text:p>4.8277786795</text:p>
          </table:table-cell>
          <table:table-cell table:formula="of:=SUM([$ICFP.H23];[$OOPSLA.H23];[$PLDI.H23];[$POPL.H23])" office:value-type="float" office:value="6.004306586869" calcext:value-type="float">
            <text:p>6.0043065869</text:p>
          </table:table-cell>
          <table:table-cell table:formula="of:=SUM([$ICFP.I23];[$OOPSLA.I23];[$PLDI.I23];[$POPL.I23])" office:value-type="float" office:value="0.898015567857" calcext:value-type="float">
            <text:p>0.8980155679</text:p>
          </table:table-cell>
          <table:table-cell table:formula="of:=SUM([$ICFP.J23];[$OOPSLA.J23];[$PLDI.J23];[$POPL.J23])" office:value-type="float" office:value="17.44260932403" calcext:value-type="float">
            <text:p>17.442609324</text:p>
          </table:table-cell>
          <table:table-cell table:formula="of:=SUM([$ICFP.K23];[$OOPSLA.K23];[$PLDI.K23];[$POPL.K23])" office:value-type="float" office:value="12.9103748537256" calcext:value-type="float">
            <text:p>12.9103748537</text:p>
          </table:table-cell>
          <table:table-cell table:formula="of:=SUM([$ICFP.L23];[$OOPSLA.L23];[$PLDI.L23];[$POPL.L23])" office:value-type="float" office:value="1.74465973532" calcext:value-type="float">
            <text:p>1.7446597353</text:p>
          </table:table-cell>
          <table:table-cell table:formula="of:=SUM([$ICFP.M23];[$OOPSLA.M23];[$PLDI.M23];[$POPL.M23])" office:value-type="float" office:value="3.63612890616" calcext:value-type="float">
            <text:p>3.6361289062</text:p>
          </table:table-cell>
          <table:table-cell table:formula="of:=SUM([$ICFP.N23];[$OOPSLA.N23];[$PLDI.N23];[$POPL.N23])" office:value-type="float" office:value="2.017217118677" calcext:value-type="float">
            <text:p>2.0172171187</text:p>
          </table:table-cell>
          <table:table-cell table:formula="of:=SUM([$ICFP.O23];[$OOPSLA.O23];[$PLDI.O23];[$POPL.O23])" office:value-type="float" office:value="4.6715798565622" calcext:value-type="float">
            <text:p>4.6715798566</text:p>
          </table:table-cell>
          <table:table-cell table:formula="of:=SUM([$ICFP.P23];[$OOPSLA.P23];[$PLDI.P23];[$POPL.P23])" office:value-type="float" office:value="0.829151176944" calcext:value-type="float">
            <text:p>0.8291511769</text:p>
          </table:table-cell>
          <table:table-cell table:formula="of:=SUM([$ICFP.Q23];[$OOPSLA.Q23];[$PLDI.Q23];[$POPL.Q23])" office:value-type="float" office:value="8.0260139401187" calcext:value-type="float">
            <text:p>8.0260139401</text:p>
          </table:table-cell>
          <table:table-cell table:formula="of:=SUM([$ICFP.R23];[$OOPSLA.R23];[$PLDI.R23];[$POPL.R23])" office:value-type="float" office:value="9.7594558202183" calcext:value-type="float">
            <text:p>9.7594558202</text:p>
          </table:table-cell>
          <table:table-cell table:formula="of:=SUM([$ICFP.S23];[$OOPSLA.S23];[$PLDI.S23];[$POPL.S23])" office:value-type="float" office:value="5.319201957889" calcext:value-type="float">
            <text:p>5.3192019579</text:p>
          </table:table-cell>
          <table:table-cell table:formula="of:=SUM([$ICFP.T23];[$OOPSLA.T23];[$PLDI.T23];[$POPL.T23])" office:value-type="float" office:value="4.950897387747" calcext:value-type="float">
            <text:p>4.9508973877</text:p>
          </table:table-cell>
          <table:table-cell table:formula="of:=SUM([$ICFP.U23];[$OOPSLA.U23];[$PLDI.U23];[$POPL.U23])" office:value-type="float" office:value="3.039510899172" calcext:value-type="float">
            <text:p>3.039510899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SUM([$ICFP.B24];[$OOPSLA.B24];[$PLDI.B24];[$POPL.B24])" office:value-type="float" office:value="36.546087747675" calcext:value-type="float">
            <text:p>36.5460877477</text:p>
          </table:table-cell>
          <table:table-cell table:formula="of:=SUM([$ICFP.C24];[$OOPSLA.C24];[$PLDI.C24];[$POPL.C24])" office:value-type="float" office:value="6.41996508573" calcext:value-type="float">
            <text:p>6.4199650857</text:p>
          </table:table-cell>
          <table:table-cell table:formula="of:=SUM([$ICFP.D24];[$OOPSLA.D24];[$PLDI.D24];[$POPL.D24])" office:value-type="float" office:value="7.724753792826" calcext:value-type="float">
            <text:p>7.7247537928</text:p>
          </table:table-cell>
          <table:table-cell table:formula="of:=SUM([$ICFP.E24];[$OOPSLA.E24];[$PLDI.E24];[$POPL.E24])" office:value-type="float" office:value="14.28375911299" calcext:value-type="float">
            <text:p>14.283759113</text:p>
          </table:table-cell>
          <table:table-cell table:formula="of:=SUM([$ICFP.F24];[$OOPSLA.F24];[$PLDI.F24];[$POPL.F24])" office:value-type="float" office:value="11.860933032929" calcext:value-type="float">
            <text:p>11.8609330329</text:p>
          </table:table-cell>
          <table:table-cell table:formula="of:=SUM([$ICFP.G24];[$OOPSLA.G24];[$PLDI.G24];[$POPL.G24])" office:value-type="float" office:value="4.325905192129" calcext:value-type="float">
            <text:p>4.3259051921</text:p>
          </table:table-cell>
          <table:table-cell table:formula="of:=SUM([$ICFP.H24];[$OOPSLA.H24];[$PLDI.H24];[$POPL.H24])" office:value-type="float" office:value="12.062239316807" calcext:value-type="float">
            <text:p>12.0622393168</text:p>
          </table:table-cell>
          <table:table-cell table:formula="of:=SUM([$ICFP.I24];[$OOPSLA.I24];[$PLDI.I24];[$POPL.I24])" office:value-type="float" office:value="6.476576508215" calcext:value-type="float">
            <text:p>6.4765765082</text:p>
          </table:table-cell>
          <table:table-cell table:formula="of:=SUM([$ICFP.J24];[$OOPSLA.J24];[$PLDI.J24];[$POPL.J24])" office:value-type="float" office:value="15.875686106422" calcext:value-type="float">
            <text:p>15.8756861064</text:p>
          </table:table-cell>
          <table:table-cell table:formula="of:=SUM([$ICFP.K24];[$OOPSLA.K24];[$PLDI.K24];[$POPL.K24])" office:value-type="float" office:value="22.011667598547" calcext:value-type="float">
            <text:p>22.0116675985</text:p>
          </table:table-cell>
          <table:table-cell table:formula="of:=SUM([$ICFP.L24];[$OOPSLA.L24];[$PLDI.L24];[$POPL.L24])" office:value-type="float" office:value="2.701668881688" calcext:value-type="float">
            <text:p>2.7016688817</text:p>
          </table:table-cell>
          <table:table-cell table:formula="of:=SUM([$ICFP.M24];[$OOPSLA.M24];[$PLDI.M24];[$POPL.M24])" office:value-type="float" office:value="7.002516746206" calcext:value-type="float">
            <text:p>7.0025167462</text:p>
          </table:table-cell>
          <table:table-cell table:formula="of:=SUM([$ICFP.N24];[$OOPSLA.N24];[$PLDI.N24];[$POPL.N24])" office:value-type="float" office:value="12.9770636766758" calcext:value-type="float">
            <text:p>12.9770636767</text:p>
          </table:table-cell>
          <table:table-cell table:formula="of:=SUM([$ICFP.O24];[$OOPSLA.O24];[$PLDI.O24];[$POPL.O24])" office:value-type="float" office:value="6.1795348155045" calcext:value-type="float">
            <text:p>6.1795348155</text:p>
          </table:table-cell>
          <table:table-cell table:formula="of:=SUM([$ICFP.P24];[$OOPSLA.P24];[$PLDI.P24];[$POPL.P24])" office:value-type="float" office:value="8.073273936572" calcext:value-type="float">
            <text:p>8.0732739366</text:p>
          </table:table-cell>
          <table:table-cell table:formula="of:=SUM([$ICFP.Q24];[$OOPSLA.Q24];[$PLDI.Q24];[$POPL.Q24])" office:value-type="float" office:value="3.672028554231" calcext:value-type="float">
            <text:p>3.6720285542</text:p>
          </table:table-cell>
          <table:table-cell table:formula="of:=SUM([$ICFP.R24];[$OOPSLA.R24];[$PLDI.R24];[$POPL.R24])" office:value-type="float" office:value="15.747699842488" calcext:value-type="float">
            <text:p>15.7476998425</text:p>
          </table:table-cell>
          <table:table-cell table:formula="of:=SUM([$ICFP.S24];[$OOPSLA.S24];[$PLDI.S24];[$POPL.S24])" office:value-type="float" office:value="3.273622196441" calcext:value-type="float">
            <text:p>3.2736221964</text:p>
          </table:table-cell>
          <table:table-cell table:formula="of:=SUM([$ICFP.T24];[$OOPSLA.T24];[$PLDI.T24];[$POPL.T24])" office:value-type="float" office:value="10.601043967634" calcext:value-type="float">
            <text:p>10.6010439676</text:p>
          </table:table-cell>
          <table:table-cell table:formula="of:=SUM([$ICFP.U24];[$OOPSLA.U24];[$PLDI.U24];[$POPL.U24])" office:value-type="float" office:value="17.122234708174" calcext:value-type="float">
            <text:p>17.12223470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SUM([$ICFP.B25];[$OOPSLA.B25];[$PLDI.B25];[$POPL.B25])" office:value-type="float" office:value="20.903849388015" calcext:value-type="float">
            <text:p>20.903849388</text:p>
          </table:table-cell>
          <table:table-cell table:formula="of:=SUM([$ICFP.C25];[$OOPSLA.C25];[$PLDI.C25];[$POPL.C25])" office:value-type="float" office:value="2.548571651969" calcext:value-type="float">
            <text:p>2.548571652</text:p>
          </table:table-cell>
          <table:table-cell table:formula="of:=SUM([$ICFP.D25];[$OOPSLA.D25];[$PLDI.D25];[$POPL.D25])" office:value-type="float" office:value="8.321700484887" calcext:value-type="float">
            <text:p>8.3217004849</text:p>
          </table:table-cell>
          <table:table-cell table:formula="of:=SUM([$ICFP.E25];[$OOPSLA.E25];[$PLDI.E25];[$POPL.E25])" office:value-type="float" office:value="29.788929099203" calcext:value-type="float">
            <text:p>29.7889290992</text:p>
          </table:table-cell>
          <table:table-cell table:formula="of:=SUM([$ICFP.F25];[$OOPSLA.F25];[$PLDI.F25];[$POPL.F25])" office:value-type="float" office:value="7.67850140219" calcext:value-type="float">
            <text:p>7.6785014022</text:p>
          </table:table-cell>
          <table:table-cell table:formula="of:=SUM([$ICFP.G25];[$OOPSLA.G25];[$PLDI.G25];[$POPL.G25])" office:value-type="float" office:value="3.3592536264743" calcext:value-type="float">
            <text:p>3.3592536265</text:p>
          </table:table-cell>
          <table:table-cell table:formula="of:=SUM([$ICFP.H25];[$OOPSLA.H25];[$PLDI.H25];[$POPL.H25])" office:value-type="float" office:value="8.1552401069748" calcext:value-type="float">
            <text:p>8.155240107</text:p>
          </table:table-cell>
          <table:table-cell table:formula="of:=SUM([$ICFP.I25];[$OOPSLA.I25];[$PLDI.I25];[$POPL.I25])" office:value-type="float" office:value="2.761724500091" calcext:value-type="float">
            <text:p>2.7617245001</text:p>
          </table:table-cell>
          <table:table-cell table:formula="of:=SUM([$ICFP.J25];[$OOPSLA.J25];[$PLDI.J25];[$POPL.J25])" office:value-type="float" office:value="18.887343571338" calcext:value-type="float">
            <text:p>18.8873435713</text:p>
          </table:table-cell>
          <table:table-cell table:formula="of:=SUM([$ICFP.K25];[$OOPSLA.K25];[$PLDI.K25];[$POPL.K25])" office:value-type="float" office:value="11.54192225322" calcext:value-type="float">
            <text:p>11.5419222532</text:p>
          </table:table-cell>
          <table:table-cell table:formula="of:=SUM([$ICFP.L25];[$OOPSLA.L25];[$PLDI.L25];[$POPL.L25])" office:value-type="float" office:value="1.117495703003" calcext:value-type="float">
            <text:p>1.117495703</text:p>
          </table:table-cell>
          <table:table-cell table:formula="of:=SUM([$ICFP.M25];[$OOPSLA.M25];[$PLDI.M25];[$POPL.M25])" office:value-type="float" office:value="4.209211659245" calcext:value-type="float">
            <text:p>4.2092116592</text:p>
          </table:table-cell>
          <table:table-cell table:formula="of:=SUM([$ICFP.N25];[$OOPSLA.N25];[$PLDI.N25];[$POPL.N25])" office:value-type="float" office:value="3.505012218844" calcext:value-type="float">
            <text:p>3.5050122188</text:p>
          </table:table-cell>
          <table:table-cell table:formula="of:=SUM([$ICFP.O25];[$OOPSLA.O25];[$PLDI.O25];[$POPL.O25])" office:value-type="float" office:value="1.6722993276744" calcext:value-type="float">
            <text:p>1.6722993277</text:p>
          </table:table-cell>
          <table:table-cell table:formula="of:=SUM([$ICFP.P25];[$OOPSLA.P25];[$PLDI.P25];[$POPL.P25])" office:value-type="float" office:value="2.783322453452" calcext:value-type="float">
            <text:p>2.7833224535</text:p>
          </table:table-cell>
          <table:table-cell table:formula="of:=SUM([$ICFP.Q25];[$OOPSLA.Q25];[$PLDI.Q25];[$POPL.Q25])" office:value-type="float" office:value="4.4506220229817" calcext:value-type="float">
            <text:p>4.450622023</text:p>
          </table:table-cell>
          <table:table-cell table:formula="of:=SUM([$ICFP.R25];[$OOPSLA.R25];[$PLDI.R25];[$POPL.R25])" office:value-type="float" office:value="2.175731734019" calcext:value-type="float">
            <text:p>2.175731734</text:p>
          </table:table-cell>
          <table:table-cell table:formula="of:=SUM([$ICFP.S25];[$OOPSLA.S25];[$PLDI.S25];[$POPL.S25])" office:value-type="float" office:value="6.395580084772" calcext:value-type="float">
            <text:p>6.3955800848</text:p>
          </table:table-cell>
          <table:table-cell table:formula="of:=SUM([$ICFP.T25];[$OOPSLA.T25];[$PLDI.T25];[$POPL.T25])" office:value-type="float" office:value="5.899380905797" calcext:value-type="float">
            <text:p>5.8993809058</text:p>
          </table:table-cell>
          <table:table-cell table:formula="of:=SUM([$ICFP.U25];[$OOPSLA.U25];[$PLDI.U25];[$POPL.U25])" office:value-type="float" office:value="2.3120175208236" calcext:value-type="float">
            <text:p>2.31201752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SUM([$ICFP.B26];[$OOPSLA.B26];[$PLDI.B26];[$POPL.B26])" office:value-type="float" office:value="12.7974593499" calcext:value-type="float">
            <text:p>12.7974593499</text:p>
          </table:table-cell>
          <table:table-cell table:formula="of:=SUM([$ICFP.C26];[$OOPSLA.C26];[$PLDI.C26];[$POPL.C26])" office:value-type="float" office:value="6.068598339341" calcext:value-type="float">
            <text:p>6.0685983393</text:p>
          </table:table-cell>
          <table:table-cell table:formula="of:=SUM([$ICFP.D26];[$OOPSLA.D26];[$PLDI.D26];[$POPL.D26])" office:value-type="float" office:value="7.970993065901" calcext:value-type="float">
            <text:p>7.9709930659</text:p>
          </table:table-cell>
          <table:table-cell table:formula="of:=SUM([$ICFP.E26];[$OOPSLA.E26];[$PLDI.E26];[$POPL.E26])" office:value-type="float" office:value="27.892598826873" calcext:value-type="float">
            <text:p>27.8925988269</text:p>
          </table:table-cell>
          <table:table-cell table:formula="of:=SUM([$ICFP.F26];[$OOPSLA.F26];[$PLDI.F26];[$POPL.F26])" office:value-type="float" office:value="6.144422667769" calcext:value-type="float">
            <text:p>6.1444226678</text:p>
          </table:table-cell>
          <table:table-cell table:formula="of:=SUM([$ICFP.G26];[$OOPSLA.G26];[$PLDI.G26];[$POPL.G26])" office:value-type="float" office:value="6.19718005901" calcext:value-type="float">
            <text:p>6.197180059</text:p>
          </table:table-cell>
          <table:table-cell table:formula="of:=SUM([$ICFP.H26];[$OOPSLA.H26];[$PLDI.H26];[$POPL.H26])" office:value-type="float" office:value="26.59089720985" calcext:value-type="float">
            <text:p>26.5908972099</text:p>
          </table:table-cell>
          <table:table-cell table:formula="of:=SUM([$ICFP.I26];[$OOPSLA.I26];[$PLDI.I26];[$POPL.I26])" office:value-type="float" office:value="19.518302399882" calcext:value-type="float">
            <text:p>19.5183023999</text:p>
          </table:table-cell>
          <table:table-cell table:formula="of:=SUM([$ICFP.J26];[$OOPSLA.J26];[$PLDI.J26];[$POPL.J26])" office:value-type="float" office:value="10.141799046493" calcext:value-type="float">
            <text:p>10.1417990465</text:p>
          </table:table-cell>
          <table:table-cell table:formula="of:=SUM([$ICFP.K26];[$OOPSLA.K26];[$PLDI.K26];[$POPL.K26])" office:value-type="float" office:value="23.081652063707" calcext:value-type="float">
            <text:p>23.0816520637</text:p>
          </table:table-cell>
          <table:table-cell table:formula="of:=SUM([$ICFP.L26];[$OOPSLA.L26];[$PLDI.L26];[$POPL.L26])" office:value-type="float" office:value="5.992715638372" calcext:value-type="float">
            <text:p>5.9927156384</text:p>
          </table:table-cell>
          <table:table-cell table:formula="of:=SUM([$ICFP.M26];[$OOPSLA.M26];[$PLDI.M26];[$POPL.M26])" office:value-type="float" office:value="2.119844526426" calcext:value-type="float">
            <text:p>2.1198445264</text:p>
          </table:table-cell>
          <table:table-cell table:formula="of:=SUM([$ICFP.N26];[$OOPSLA.N26];[$PLDI.N26];[$POPL.N26])" office:value-type="float" office:value="8.837755555985" calcext:value-type="float">
            <text:p>8.837755556</text:p>
          </table:table-cell>
          <table:table-cell table:formula="of:=SUM([$ICFP.O26];[$OOPSLA.O26];[$PLDI.O26];[$POPL.O26])" office:value-type="float" office:value="4.24767432425" calcext:value-type="float">
            <text:p>4.2476743243</text:p>
          </table:table-cell>
          <table:table-cell table:formula="of:=SUM([$ICFP.P26];[$OOPSLA.P26];[$PLDI.P26];[$POPL.P26])" office:value-type="float" office:value="6.36966479232" calcext:value-type="float">
            <text:p>6.3696647923</text:p>
          </table:table-cell>
          <table:table-cell table:formula="of:=SUM([$ICFP.Q26];[$OOPSLA.Q26];[$PLDI.Q26];[$POPL.Q26])" office:value-type="float" office:value="5.252324059041" calcext:value-type="float">
            <text:p>5.252324059</text:p>
          </table:table-cell>
          <table:table-cell table:formula="of:=SUM([$ICFP.R26];[$OOPSLA.R26];[$PLDI.R26];[$POPL.R26])" office:value-type="float" office:value="9.974275645415" calcext:value-type="float">
            <text:p>9.9742756454</text:p>
          </table:table-cell>
          <table:table-cell table:formula="of:=SUM([$ICFP.S26];[$OOPSLA.S26];[$PLDI.S26];[$POPL.S26])" office:value-type="float" office:value="7.404979243245" calcext:value-type="float">
            <text:p>7.4049792432</text:p>
          </table:table-cell>
          <table:table-cell table:formula="of:=SUM([$ICFP.T26];[$OOPSLA.T26];[$PLDI.T26];[$POPL.T26])" office:value-type="float" office:value="4.56423732141" calcext:value-type="float">
            <text:p>4.5642373214</text:p>
          </table:table-cell>
          <table:table-cell table:formula="of:=SUM([$ICFP.U26];[$OOPSLA.U26];[$PLDI.U26];[$POPL.U26])" office:value-type="float" office:value="5.699242826808" calcext:value-type="float">
            <text:p>5.699242826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$ICFP.B27];[$OOPSLA.B27];[$PLDI.B27];[$POPL.B27])" office:value-type="float" office:value="17.539568995592" calcext:value-type="float">
            <text:p>17.5395689956</text:p>
          </table:table-cell>
          <table:table-cell table:formula="of:=SUM([$ICFP.C27];[$OOPSLA.C27];[$PLDI.C27];[$POPL.C27])" office:value-type="float" office:value="4.73640506048" calcext:value-type="float">
            <text:p>4.7364050605</text:p>
          </table:table-cell>
          <table:table-cell table:formula="of:=SUM([$ICFP.D27];[$OOPSLA.D27];[$PLDI.D27];[$POPL.D27])" office:value-type="float" office:value="7.681706477098" calcext:value-type="float">
            <text:p>7.6817064771</text:p>
          </table:table-cell>
          <table:table-cell table:formula="of:=SUM([$ICFP.E27];[$OOPSLA.E27];[$PLDI.E27];[$POPL.E27])" office:value-type="float" office:value="42.555777575615" calcext:value-type="float">
            <text:p>42.5557775756</text:p>
          </table:table-cell>
          <table:table-cell table:formula="of:=SUM([$ICFP.F27];[$OOPSLA.F27];[$PLDI.F27];[$POPL.F27])" office:value-type="float" office:value="7.781757561003" calcext:value-type="float">
            <text:p>7.781757561</text:p>
          </table:table-cell>
          <table:table-cell table:formula="of:=SUM([$ICFP.G27];[$OOPSLA.G27];[$PLDI.G27];[$POPL.G27])" office:value-type="float" office:value="3.808830147757" calcext:value-type="float">
            <text:p>3.8088301478</text:p>
          </table:table-cell>
          <table:table-cell table:formula="of:=SUM([$ICFP.H27];[$OOPSLA.H27];[$PLDI.H27];[$POPL.H27])" office:value-type="float" office:value="22.94266379785" calcext:value-type="float">
            <text:p>22.9426637979</text:p>
          </table:table-cell>
          <table:table-cell table:formula="of:=SUM([$ICFP.I27];[$OOPSLA.I27];[$PLDI.I27];[$POPL.I27])" office:value-type="float" office:value="18.224945637115" calcext:value-type="float">
            <text:p>18.2249456371</text:p>
          </table:table-cell>
          <table:table-cell table:formula="of:=SUM([$ICFP.J27];[$OOPSLA.J27];[$PLDI.J27];[$POPL.J27])" office:value-type="float" office:value="11.450230039996" calcext:value-type="float">
            <text:p>11.45023004</text:p>
          </table:table-cell>
          <table:table-cell table:formula="of:=SUM([$ICFP.K27];[$OOPSLA.K27];[$PLDI.K27];[$POPL.K27])" office:value-type="float" office:value="35.02179581614" calcext:value-type="float">
            <text:p>35.0217958161</text:p>
          </table:table-cell>
          <table:table-cell table:formula="of:=SUM([$ICFP.L27];[$OOPSLA.L27];[$PLDI.L27];[$POPL.L27])" office:value-type="float" office:value="3.236440838244" calcext:value-type="float">
            <text:p>3.2364408382</text:p>
          </table:table-cell>
          <table:table-cell table:formula="of:=SUM([$ICFP.M27];[$OOPSLA.M27];[$PLDI.M27];[$POPL.M27])" office:value-type="float" office:value="6.195383845208" calcext:value-type="float">
            <text:p>6.1953838452</text:p>
          </table:table-cell>
          <table:table-cell table:formula="of:=SUM([$ICFP.N27];[$OOPSLA.N27];[$PLDI.N27];[$POPL.N27])" office:value-type="float" office:value="16.89800575794" calcext:value-type="float">
            <text:p>16.8980057579</text:p>
          </table:table-cell>
          <table:table-cell table:formula="of:=SUM([$ICFP.O27];[$OOPSLA.O27];[$PLDI.O27];[$POPL.O27])" office:value-type="float" office:value="10.967788102733" calcext:value-type="float">
            <text:p>10.9677881027</text:p>
          </table:table-cell>
          <table:table-cell table:formula="of:=SUM([$ICFP.P27];[$OOPSLA.P27];[$PLDI.P27];[$POPL.P27])" office:value-type="float" office:value="4.49732834873" calcext:value-type="float">
            <text:p>4.4973283487</text:p>
          </table:table-cell>
          <table:table-cell table:formula="of:=SUM([$ICFP.Q27];[$OOPSLA.Q27];[$PLDI.Q27];[$POPL.Q27])" office:value-type="float" office:value="3.058348991969" calcext:value-type="float">
            <text:p>3.058348992</text:p>
          </table:table-cell>
          <table:table-cell table:formula="of:=SUM([$ICFP.R27];[$OOPSLA.R27];[$PLDI.R27];[$POPL.R27])" office:value-type="float" office:value="4.62724861991" calcext:value-type="float">
            <text:p>4.6272486199</text:p>
          </table:table-cell>
          <table:table-cell table:formula="of:=SUM([$ICFP.S27];[$OOPSLA.S27];[$PLDI.S27];[$POPL.S27])" office:value-type="float" office:value="10.769123722673" calcext:value-type="float">
            <text:p>10.7691237227</text:p>
          </table:table-cell>
          <table:table-cell table:formula="of:=SUM([$ICFP.T27];[$OOPSLA.T27];[$PLDI.T27];[$POPL.T27])" office:value-type="float" office:value="3.304977231382" calcext:value-type="float">
            <text:p>3.3049772314</text:p>
          </table:table-cell>
          <table:table-cell table:formula="of:=SUM([$ICFP.U27];[$OOPSLA.U27];[$PLDI.U27];[$POPL.U27])" office:value-type="float" office:value="8.807163010065" calcext:value-type="float">
            <text:p>8.8071630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$ICFP.B28];[$OOPSLA.B28];[$PLDI.B28];[$POPL.B28])" office:value-type="float" office:value="14.105521149648" calcext:value-type="float">
            <text:p>14.1055211496</text:p>
          </table:table-cell>
          <table:table-cell table:formula="of:=SUM([$ICFP.C28];[$OOPSLA.C28];[$PLDI.C28];[$POPL.C28])" office:value-type="float" office:value="8.796027503459" calcext:value-type="float">
            <text:p>8.7960275035</text:p>
          </table:table-cell>
          <table:table-cell table:formula="of:=SUM([$ICFP.D28];[$OOPSLA.D28];[$PLDI.D28];[$POPL.D28])" office:value-type="float" office:value="9.907266124369" calcext:value-type="float">
            <text:p>9.9072661244</text:p>
          </table:table-cell>
          <table:table-cell table:formula="of:=SUM([$ICFP.E28];[$OOPSLA.E28];[$PLDI.E28];[$POPL.E28])" office:value-type="float" office:value="23.099662848112" calcext:value-type="float">
            <text:p>23.0996628481</text:p>
          </table:table-cell>
          <table:table-cell table:formula="of:=SUM([$ICFP.F28];[$OOPSLA.F28];[$PLDI.F28];[$POPL.F28])" office:value-type="float" office:value="14.467225404623" calcext:value-type="float">
            <text:p>14.4672254046</text:p>
          </table:table-cell>
          <table:table-cell table:formula="of:=SUM([$ICFP.G28];[$OOPSLA.G28];[$PLDI.G28];[$POPL.G28])" office:value-type="float" office:value="16.313477797432" calcext:value-type="float">
            <text:p>16.3134777974</text:p>
          </table:table-cell>
          <table:table-cell table:formula="of:=SUM([$ICFP.H28];[$OOPSLA.H28];[$PLDI.H28];[$POPL.H28])" office:value-type="float" office:value="15.837388067102" calcext:value-type="float">
            <text:p>15.8373880671</text:p>
          </table:table-cell>
          <table:table-cell table:formula="of:=SUM([$ICFP.I28];[$OOPSLA.I28];[$PLDI.I28];[$POPL.I28])" office:value-type="float" office:value="21.30401940273" calcext:value-type="float">
            <text:p>21.3040194027</text:p>
          </table:table-cell>
          <table:table-cell table:formula="of:=SUM([$ICFP.J28];[$OOPSLA.J28];[$PLDI.J28];[$POPL.J28])" office:value-type="float" office:value="22.90295519832" calcext:value-type="float">
            <text:p>22.9029551983</text:p>
          </table:table-cell>
          <table:table-cell table:formula="of:=SUM([$ICFP.K28];[$OOPSLA.K28];[$PLDI.K28];[$POPL.K28])" office:value-type="float" office:value="36.60413964005" calcext:value-type="float">
            <text:p>36.6041396401</text:p>
          </table:table-cell>
          <table:table-cell table:formula="of:=SUM([$ICFP.L28];[$OOPSLA.L28];[$PLDI.L28];[$POPL.L28])" office:value-type="float" office:value="9.157374362346" calcext:value-type="float">
            <text:p>9.1573743623</text:p>
          </table:table-cell>
          <table:table-cell table:formula="of:=SUM([$ICFP.M28];[$OOPSLA.M28];[$PLDI.M28];[$POPL.M28])" office:value-type="float" office:value="8.055454856" calcext:value-type="float">
            <text:p>8.055454856</text:p>
          </table:table-cell>
          <table:table-cell table:formula="of:=SUM([$ICFP.N28];[$OOPSLA.N28];[$PLDI.N28];[$POPL.N28])" office:value-type="float" office:value="8.089771055577" calcext:value-type="float">
            <text:p>8.0897710556</text:p>
          </table:table-cell>
          <table:table-cell table:formula="of:=SUM([$ICFP.O28];[$OOPSLA.O28];[$PLDI.O28];[$POPL.O28])" office:value-type="float" office:value="6.4404858617167" calcext:value-type="float">
            <text:p>6.4404858617</text:p>
          </table:table-cell>
          <table:table-cell table:formula="of:=SUM([$ICFP.P28];[$OOPSLA.P28];[$PLDI.P28];[$POPL.P28])" office:value-type="float" office:value="13.77053641175" calcext:value-type="float">
            <text:p>13.7705364118</text:p>
          </table:table-cell>
          <table:table-cell table:formula="of:=SUM([$ICFP.Q28];[$OOPSLA.Q28];[$PLDI.Q28];[$POPL.Q28])" office:value-type="float" office:value="7.921092847943" calcext:value-type="float">
            <text:p>7.9210928479</text:p>
          </table:table-cell>
          <table:table-cell table:formula="of:=SUM([$ICFP.R28];[$OOPSLA.R28];[$PLDI.R28];[$POPL.R28])" office:value-type="float" office:value="11.973641236048" calcext:value-type="float">
            <text:p>11.973641236</text:p>
          </table:table-cell>
          <table:table-cell table:formula="of:=SUM([$ICFP.S28];[$OOPSLA.S28];[$PLDI.S28];[$POPL.S28])" office:value-type="float" office:value="8.328490874497" calcext:value-type="float">
            <text:p>8.3284908745</text:p>
          </table:table-cell>
          <table:table-cell table:formula="of:=SUM([$ICFP.T28];[$OOPSLA.T28];[$PLDI.T28];[$POPL.T28])" office:value-type="float" office:value="6.802315454063" calcext:value-type="float">
            <text:p>6.8023154541</text:p>
          </table:table-cell>
          <table:table-cell table:formula="of:=SUM([$ICFP.U28];[$OOPSLA.U28];[$PLDI.U28];[$POPL.U28])" office:value-type="float" office:value="17.4719272031392" calcext:value-type="float">
            <text:p>17.47192720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SUM([$ICFP.B29];[$OOPSLA.B29];[$PLDI.B29];[$POPL.B29])" office:value-type="float" office:value="21.3735807338" calcext:value-type="float">
            <text:p>21.3735807338</text:p>
          </table:table-cell>
          <table:table-cell table:formula="of:=SUM([$ICFP.C29];[$OOPSLA.C29];[$PLDI.C29];[$POPL.C29])" office:value-type="float" office:value="6.247852764363" calcext:value-type="float">
            <text:p>6.2478527644</text:p>
          </table:table-cell>
          <table:table-cell table:formula="of:=SUM([$ICFP.D29];[$OOPSLA.D29];[$PLDI.D29];[$POPL.D29])" office:value-type="float" office:value="16.860877394771" calcext:value-type="float">
            <text:p>16.8608773948</text:p>
          </table:table-cell>
          <table:table-cell table:formula="of:=SUM([$ICFP.E29];[$OOPSLA.E29];[$PLDI.E29];[$POPL.E29])" office:value-type="float" office:value="27.83877792959" calcext:value-type="float">
            <text:p>27.8387779296</text:p>
          </table:table-cell>
          <table:table-cell table:formula="of:=SUM([$ICFP.F29];[$OOPSLA.F29];[$PLDI.F29];[$POPL.F29])" office:value-type="float" office:value="14.34733208165" calcext:value-type="float">
            <text:p>14.3473320817</text:p>
          </table:table-cell>
          <table:table-cell table:formula="of:=SUM([$ICFP.G29];[$OOPSLA.G29];[$PLDI.G29];[$POPL.G29])" office:value-type="float" office:value="18.76591630018" calcext:value-type="float">
            <text:p>18.7659163002</text:p>
          </table:table-cell>
          <table:table-cell table:formula="of:=SUM([$ICFP.H29];[$OOPSLA.H29];[$PLDI.H29];[$POPL.H29])" office:value-type="float" office:value="29.301018000453" calcext:value-type="float">
            <text:p>29.3010180005</text:p>
          </table:table-cell>
          <table:table-cell table:formula="of:=SUM([$ICFP.I29];[$OOPSLA.I29];[$PLDI.I29];[$POPL.I29])" office:value-type="float" office:value="19.72577916417" calcext:value-type="float">
            <text:p>19.7257791642</text:p>
          </table:table-cell>
          <table:table-cell table:formula="of:=SUM([$ICFP.J29];[$OOPSLA.J29];[$PLDI.J29];[$POPL.J29])" office:value-type="float" office:value="15.54758347466" calcext:value-type="float">
            <text:p>15.5475834747</text:p>
          </table:table-cell>
          <table:table-cell table:formula="of:=SUM([$ICFP.K29];[$OOPSLA.K29];[$PLDI.K29];[$POPL.K29])" office:value-type="float" office:value="45.5467573038" calcext:value-type="float">
            <text:p>45.5467573038</text:p>
          </table:table-cell>
          <table:table-cell table:formula="of:=SUM([$ICFP.L29];[$OOPSLA.L29];[$PLDI.L29];[$POPL.L29])" office:value-type="float" office:value="18.5789942938731" calcext:value-type="float">
            <text:p>18.5789942939</text:p>
          </table:table-cell>
          <table:table-cell table:formula="of:=SUM([$ICFP.M29];[$OOPSLA.M29];[$PLDI.M29];[$POPL.M29])" office:value-type="float" office:value="13.412425884136" calcext:value-type="float">
            <text:p>13.4124258841</text:p>
          </table:table-cell>
          <table:table-cell table:formula="of:=SUM([$ICFP.N29];[$OOPSLA.N29];[$PLDI.N29];[$POPL.N29])" office:value-type="float" office:value="11.251839479915" calcext:value-type="float">
            <text:p>11.2518394799</text:p>
          </table:table-cell>
          <table:table-cell table:formula="of:=SUM([$ICFP.O29];[$OOPSLA.O29];[$PLDI.O29];[$POPL.O29])" office:value-type="float" office:value="8.893035717833" calcext:value-type="float">
            <text:p>8.8930357178</text:p>
          </table:table-cell>
          <table:table-cell table:formula="of:=SUM([$ICFP.P29];[$OOPSLA.P29];[$PLDI.P29];[$POPL.P29])" office:value-type="float" office:value="6.189634643144" calcext:value-type="float">
            <text:p>6.1896346431</text:p>
          </table:table-cell>
          <table:table-cell table:formula="of:=SUM([$ICFP.Q29];[$OOPSLA.Q29];[$PLDI.Q29];[$POPL.Q29])" office:value-type="float" office:value="16.310696446172" calcext:value-type="float">
            <text:p>16.3106964462</text:p>
          </table:table-cell>
          <table:table-cell table:formula="of:=SUM([$ICFP.R29];[$OOPSLA.R29];[$PLDI.R29];[$POPL.R29])" office:value-type="float" office:value="9.9733414661898" calcext:value-type="float">
            <text:p>9.9733414662</text:p>
          </table:table-cell>
          <table:table-cell table:formula="of:=SUM([$ICFP.S29];[$OOPSLA.S29];[$PLDI.S29];[$POPL.S29])" office:value-type="float" office:value="19.943511894714" calcext:value-type="float">
            <text:p>19.9435118947</text:p>
          </table:table-cell>
          <table:table-cell table:formula="of:=SUM([$ICFP.T29];[$OOPSLA.T29];[$PLDI.T29];[$POPL.T29])" office:value-type="float" office:value="7.780363100982" calcext:value-type="float">
            <text:p>7.780363101</text:p>
          </table:table-cell>
          <table:table-cell table:formula="of:=SUM([$ICFP.U29];[$OOPSLA.U29];[$PLDI.U29];[$POPL.U29])" office:value-type="float" office:value="2.471421933445" calcext:value-type="float">
            <text:p>2.471421933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$ICFP.B30];[$OOPSLA.B30];[$PLDI.B30];[$POPL.B30])" office:value-type="float" office:value="15.119680432589" calcext:value-type="float">
            <text:p>15.1196804326</text:p>
          </table:table-cell>
          <table:table-cell table:formula="of:=SUM([$ICFP.C30];[$OOPSLA.C30];[$PLDI.C30];[$POPL.C30])" office:value-type="float" office:value="4.385039678509" calcext:value-type="float">
            <text:p>4.3850396785</text:p>
          </table:table-cell>
          <table:table-cell table:formula="of:=SUM([$ICFP.D30];[$OOPSLA.D30];[$PLDI.D30];[$POPL.D30])" office:value-type="float" office:value="20.152340461772" calcext:value-type="float">
            <text:p>20.1523404618</text:p>
          </table:table-cell>
          <table:table-cell table:formula="of:=SUM([$ICFP.E30];[$OOPSLA.E30];[$PLDI.E30];[$POPL.E30])" office:value-type="float" office:value="33.967502057395" calcext:value-type="float">
            <text:p>33.9675020574</text:p>
          </table:table-cell>
          <table:table-cell table:formula="of:=SUM([$ICFP.F30];[$OOPSLA.F30];[$PLDI.F30];[$POPL.F30])" office:value-type="float" office:value="8.00959526919" calcext:value-type="float">
            <text:p>8.0095952692</text:p>
          </table:table-cell>
          <table:table-cell table:formula="of:=SUM([$ICFP.G30];[$OOPSLA.G30];[$PLDI.G30];[$POPL.G30])" office:value-type="float" office:value="9.47386262226" calcext:value-type="float">
            <text:p>9.4738626223</text:p>
          </table:table-cell>
          <table:table-cell table:formula="of:=SUM([$ICFP.H30];[$OOPSLA.H30];[$PLDI.H30];[$POPL.H30])" office:value-type="float" office:value="22.10928657635" calcext:value-type="float">
            <text:p>22.1092865764</text:p>
          </table:table-cell>
          <table:table-cell table:formula="of:=SUM([$ICFP.I30];[$OOPSLA.I30];[$PLDI.I30];[$POPL.I30])" office:value-type="float" office:value="8.089359435489" calcext:value-type="float">
            <text:p>8.0893594355</text:p>
          </table:table-cell>
          <table:table-cell table:formula="of:=SUM([$ICFP.J30];[$OOPSLA.J30];[$PLDI.J30];[$POPL.J30])" office:value-type="float" office:value="7.808166874972" calcext:value-type="float">
            <text:p>7.808166875</text:p>
          </table:table-cell>
          <table:table-cell table:formula="of:=SUM([$ICFP.K30];[$OOPSLA.K30];[$PLDI.K30];[$POPL.K30])" office:value-type="float" office:value="29.738524588078" calcext:value-type="float">
            <text:p>29.7385245881</text:p>
          </table:table-cell>
          <table:table-cell table:formula="of:=SUM([$ICFP.L30];[$OOPSLA.L30];[$PLDI.L30];[$POPL.L30])" office:value-type="float" office:value="22.05559866871" calcext:value-type="float">
            <text:p>22.0555986687</text:p>
          </table:table-cell>
          <table:table-cell table:formula="of:=SUM([$ICFP.M30];[$OOPSLA.M30];[$PLDI.M30];[$POPL.M30])" office:value-type="float" office:value="5.93922649465" calcext:value-type="float">
            <text:p>5.9392264947</text:p>
          </table:table-cell>
          <table:table-cell table:formula="of:=SUM([$ICFP.N30];[$OOPSLA.N30];[$PLDI.N30];[$POPL.N30])" office:value-type="float" office:value="9.1876146036541" calcext:value-type="float">
            <text:p>9.1876146037</text:p>
          </table:table-cell>
          <table:table-cell table:formula="of:=SUM([$ICFP.O30];[$OOPSLA.O30];[$PLDI.O30];[$POPL.O30])" office:value-type="float" office:value="9.61874623726" calcext:value-type="float">
            <text:p>9.6187462373</text:p>
          </table:table-cell>
          <table:table-cell table:formula="of:=SUM([$ICFP.P30];[$OOPSLA.P30];[$PLDI.P30];[$POPL.P30])" office:value-type="float" office:value="10.877864280136" calcext:value-type="float">
            <text:p>10.8778642801</text:p>
          </table:table-cell>
          <table:table-cell table:formula="of:=SUM([$ICFP.Q30];[$OOPSLA.Q30];[$PLDI.Q30];[$POPL.Q30])" office:value-type="float" office:value="6.367590347634" calcext:value-type="float">
            <text:p>6.3675903476</text:p>
          </table:table-cell>
          <table:table-cell table:formula="of:=SUM([$ICFP.R30];[$OOPSLA.R30];[$PLDI.R30];[$POPL.R30])" office:value-type="float" office:value="8.007063077248" calcext:value-type="float">
            <text:p>8.0070630772</text:p>
          </table:table-cell>
          <table:table-cell table:formula="of:=SUM([$ICFP.S30];[$OOPSLA.S30];[$PLDI.S30];[$POPL.S30])" office:value-type="float" office:value="14.425977298458" calcext:value-type="float">
            <text:p>14.4259772985</text:p>
          </table:table-cell>
          <table:table-cell table:formula="of:=SUM([$ICFP.T30];[$OOPSLA.T30];[$PLDI.T30];[$POPL.T30])" office:value-type="float" office:value="15.56336879357" calcext:value-type="float">
            <text:p>15.5633687936</text:p>
          </table:table-cell>
          <table:table-cell table:formula="of:=SUM([$ICFP.U30];[$OOPSLA.U30];[$PLDI.U30];[$POPL.U30])" office:value-type="float" office:value="18.97915931271" calcext:value-type="float">
            <text:p>18.979159312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$ICFP.B31];[$OOPSLA.B31];[$PLDI.B31];[$POPL.B31])" office:value-type="float" office:value="18.986798809617" calcext:value-type="float">
            <text:p>18.9867988096</text:p>
          </table:table-cell>
          <table:table-cell table:formula="of:=SUM([$ICFP.C31];[$OOPSLA.C31];[$PLDI.C31];[$POPL.C31])" office:value-type="float" office:value="6.34222324001" calcext:value-type="float">
            <text:p>6.34222324</text:p>
          </table:table-cell>
          <table:table-cell table:formula="of:=SUM([$ICFP.D31];[$OOPSLA.D31];[$PLDI.D31];[$POPL.D31])" office:value-type="float" office:value="4.825777795253" calcext:value-type="float">
            <text:p>4.8257777953</text:p>
          </table:table-cell>
          <table:table-cell table:formula="of:=SUM([$ICFP.E31];[$OOPSLA.E31];[$PLDI.E31];[$POPL.E31])" office:value-type="float" office:value="32.024560373021" calcext:value-type="float">
            <text:p>32.024560373</text:p>
          </table:table-cell>
          <table:table-cell table:formula="of:=SUM([$ICFP.F31];[$OOPSLA.F31];[$PLDI.F31];[$POPL.F31])" office:value-type="float" office:value="15.355502936931" calcext:value-type="float">
            <text:p>15.3555029369</text:p>
          </table:table-cell>
          <table:table-cell table:formula="of:=SUM([$ICFP.G31];[$OOPSLA.G31];[$PLDI.G31];[$POPL.G31])" office:value-type="float" office:value="16.420588617644" calcext:value-type="float">
            <text:p>16.4205886176</text:p>
          </table:table-cell>
          <table:table-cell table:formula="of:=SUM([$ICFP.H31];[$OOPSLA.H31];[$PLDI.H31];[$POPL.H31])" office:value-type="float" office:value="13.8664234993738" calcext:value-type="float">
            <text:p>13.8664234994</text:p>
          </table:table-cell>
          <table:table-cell table:formula="of:=SUM([$ICFP.I31];[$OOPSLA.I31];[$PLDI.I31];[$POPL.I31])" office:value-type="float" office:value="10.933723552533" calcext:value-type="float">
            <text:p>10.9337235525</text:p>
          </table:table-cell>
          <table:table-cell table:formula="of:=SUM([$ICFP.J31];[$OOPSLA.J31];[$PLDI.J31];[$POPL.J31])" office:value-type="float" office:value="14.500370567216" calcext:value-type="float">
            <text:p>14.5003705672</text:p>
          </table:table-cell>
          <table:table-cell table:formula="of:=SUM([$ICFP.K31];[$OOPSLA.K31];[$PLDI.K31];[$POPL.K31])" office:value-type="float" office:value="51.259545217198" calcext:value-type="float">
            <text:p>51.2595452172</text:p>
          </table:table-cell>
          <table:table-cell table:formula="of:=SUM([$ICFP.L31];[$OOPSLA.L31];[$PLDI.L31];[$POPL.L31])" office:value-type="float" office:value="11.45246024768" calcext:value-type="float">
            <text:p>11.4524602477</text:p>
          </table:table-cell>
          <table:table-cell table:formula="of:=SUM([$ICFP.M31];[$OOPSLA.M31];[$PLDI.M31];[$POPL.M31])" office:value-type="float" office:value="15.83167387872" calcext:value-type="float">
            <text:p>15.8316738787</text:p>
          </table:table-cell>
          <table:table-cell table:formula="of:=SUM([$ICFP.N31];[$OOPSLA.N31];[$PLDI.N31];[$POPL.N31])" office:value-type="float" office:value="13.578099235197" calcext:value-type="float">
            <text:p>13.5780992352</text:p>
          </table:table-cell>
          <table:table-cell table:formula="of:=SUM([$ICFP.O31];[$OOPSLA.O31];[$PLDI.O31];[$POPL.O31])" office:value-type="float" office:value="12.666339257708" calcext:value-type="float">
            <text:p>12.6663392577</text:p>
          </table:table-cell>
          <table:table-cell table:formula="of:=SUM([$ICFP.P31];[$OOPSLA.P31];[$PLDI.P31];[$POPL.P31])" office:value-type="float" office:value="12.241432183022" calcext:value-type="float">
            <text:p>12.241432183</text:p>
          </table:table-cell>
          <table:table-cell table:formula="of:=SUM([$ICFP.Q31];[$OOPSLA.Q31];[$PLDI.Q31];[$POPL.Q31])" office:value-type="float" office:value="7.963420942255" calcext:value-type="float">
            <text:p>7.9634209423</text:p>
          </table:table-cell>
          <table:table-cell table:formula="of:=SUM([$ICFP.R31];[$OOPSLA.R31];[$PLDI.R31];[$POPL.R31])" office:value-type="float" office:value="14.69522459835" calcext:value-type="float">
            <text:p>14.6952245984</text:p>
          </table:table-cell>
          <table:table-cell table:formula="of:=SUM([$ICFP.S31];[$OOPSLA.S31];[$PLDI.S31];[$POPL.S31])" office:value-type="float" office:value="11.93751092826" calcext:value-type="float">
            <text:p>11.9375109283</text:p>
          </table:table-cell>
          <table:table-cell table:formula="of:=SUM([$ICFP.T31];[$OOPSLA.T31];[$PLDI.T31];[$POPL.T31])" office:value-type="float" office:value="12.6373884164" calcext:value-type="float">
            <text:p>12.6373884164</text:p>
          </table:table-cell>
          <table:table-cell table:formula="of:=SUM([$ICFP.U31];[$OOPSLA.U31];[$PLDI.U31];[$POPL.U31])" office:value-type="float" office:value="13.896385493301" calcext:value-type="float">
            <text:p>13.89638549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$ICFP.B32];[$OOPSLA.B32];[$PLDI.B32];[$POPL.B32])" office:value-type="float" office:value="10.016913364951" calcext:value-type="float">
            <text:p>10.016913365</text:p>
          </table:table-cell>
          <table:table-cell table:formula="of:=SUM([$ICFP.C32];[$OOPSLA.C32];[$PLDI.C32];[$POPL.C32])" office:value-type="float" office:value="10.1766322453349" calcext:value-type="float">
            <text:p>10.1766322453</text:p>
          </table:table-cell>
          <table:table-cell table:formula="of:=SUM([$ICFP.D32];[$OOPSLA.D32];[$PLDI.D32];[$POPL.D32])" office:value-type="float" office:value="10.28276855937" calcext:value-type="float">
            <text:p>10.2827685594</text:p>
          </table:table-cell>
          <table:table-cell table:formula="of:=SUM([$ICFP.E32];[$OOPSLA.E32];[$PLDI.E32];[$POPL.E32])" office:value-type="float" office:value="25.725353507075" calcext:value-type="float">
            <text:p>25.7253535071</text:p>
          </table:table-cell>
          <table:table-cell table:formula="of:=SUM([$ICFP.F32];[$OOPSLA.F32];[$PLDI.F32];[$POPL.F32])" office:value-type="float" office:value="13.219754813563" calcext:value-type="float">
            <text:p>13.2197548136</text:p>
          </table:table-cell>
          <table:table-cell table:formula="of:=SUM([$ICFP.G32];[$OOPSLA.G32];[$PLDI.G32];[$POPL.G32])" office:value-type="float" office:value="12.85628548873" calcext:value-type="float">
            <text:p>12.8562854887</text:p>
          </table:table-cell>
          <table:table-cell table:formula="of:=SUM([$ICFP.H32];[$OOPSLA.H32];[$PLDI.H32];[$POPL.H32])" office:value-type="float" office:value="24.56068150639" calcext:value-type="float">
            <text:p>24.5606815064</text:p>
          </table:table-cell>
          <table:table-cell table:formula="of:=SUM([$ICFP.I32];[$OOPSLA.I32];[$PLDI.I32];[$POPL.I32])" office:value-type="float" office:value="22.290482664568" calcext:value-type="float">
            <text:p>22.2904826646</text:p>
          </table:table-cell>
          <table:table-cell table:formula="of:=SUM([$ICFP.J32];[$OOPSLA.J32];[$PLDI.J32];[$POPL.J32])" office:value-type="float" office:value="25.65253422474" calcext:value-type="float">
            <text:p>25.6525342247</text:p>
          </table:table-cell>
          <table:table-cell table:formula="of:=SUM([$ICFP.K32];[$OOPSLA.K32];[$PLDI.K32];[$POPL.K32])" office:value-type="float" office:value="36.504406348328" calcext:value-type="float">
            <text:p>36.5044063483</text:p>
          </table:table-cell>
          <table:table-cell table:formula="of:=SUM([$ICFP.L32];[$OOPSLA.L32];[$PLDI.L32];[$POPL.L32])" office:value-type="float" office:value="15.65185925109" calcext:value-type="float">
            <text:p>15.6518592511</text:p>
          </table:table-cell>
          <table:table-cell table:formula="of:=SUM([$ICFP.M32];[$OOPSLA.M32];[$PLDI.M32];[$POPL.M32])" office:value-type="float" office:value="17.07751960116" calcext:value-type="float">
            <text:p>17.0775196012</text:p>
          </table:table-cell>
          <table:table-cell table:formula="of:=SUM([$ICFP.N32];[$OOPSLA.N32];[$PLDI.N32];[$POPL.N32])" office:value-type="float" office:value="11.25420676976" calcext:value-type="float">
            <text:p>11.2542067698</text:p>
          </table:table-cell>
          <table:table-cell table:formula="of:=SUM([$ICFP.O32];[$OOPSLA.O32];[$PLDI.O32];[$POPL.O32])" office:value-type="float" office:value="22.262440184456" calcext:value-type="float">
            <text:p>22.2624401845</text:p>
          </table:table-cell>
          <table:table-cell table:formula="of:=SUM([$ICFP.P32];[$OOPSLA.P32];[$PLDI.P32];[$POPL.P32])" office:value-type="float" office:value="12.305384176435" calcext:value-type="float">
            <text:p>12.3053841764</text:p>
          </table:table-cell>
          <table:table-cell table:formula="of:=SUM([$ICFP.Q32];[$OOPSLA.Q32];[$PLDI.Q32];[$POPL.Q32])" office:value-type="float" office:value="16.0957647828" calcext:value-type="float">
            <text:p>16.0957647828</text:p>
          </table:table-cell>
          <table:table-cell table:formula="of:=SUM([$ICFP.R32];[$OOPSLA.R32];[$PLDI.R32];[$POPL.R32])" office:value-type="float" office:value="12.525692761821" calcext:value-type="float">
            <text:p>12.5256927618</text:p>
          </table:table-cell>
          <table:table-cell table:formula="of:=SUM([$ICFP.S32];[$OOPSLA.S32];[$PLDI.S32];[$POPL.S32])" office:value-type="float" office:value="19.95927127081" calcext:value-type="float">
            <text:p>19.9592712708</text:p>
          </table:table-cell>
          <table:table-cell table:formula="of:=SUM([$ICFP.T32];[$OOPSLA.T32];[$PLDI.T32];[$POPL.T32])" office:value-type="float" office:value="6.695043212097" calcext:value-type="float">
            <text:p>6.6950432121</text:p>
          </table:table-cell>
          <table:table-cell table:formula="of:=SUM([$ICFP.U32];[$OOPSLA.U32];[$PLDI.U32];[$POPL.U32])" office:value-type="float" office:value="7.110682569451" calcext:value-type="float">
            <text:p>7.11068256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$ICFP.B33];[$OOPSLA.B33];[$PLDI.B33];[$POPL.B33])" office:value-type="float" office:value="15.09226742058" calcext:value-type="float">
            <text:p>15.0922674206</text:p>
          </table:table-cell>
          <table:table-cell table:formula="of:=SUM([$ICFP.C33];[$OOPSLA.C33];[$PLDI.C33];[$POPL.C33])" office:value-type="float" office:value="10.46138182359" calcext:value-type="float">
            <text:p>10.4613818236</text:p>
          </table:table-cell>
          <table:table-cell table:formula="of:=SUM([$ICFP.D33];[$OOPSLA.D33];[$PLDI.D33];[$POPL.D33])" office:value-type="float" office:value="16.77770456469" calcext:value-type="float">
            <text:p>16.7777045647</text:p>
          </table:table-cell>
          <table:table-cell table:formula="of:=SUM([$ICFP.E33];[$OOPSLA.E33];[$PLDI.E33];[$POPL.E33])" office:value-type="float" office:value="19.93079695012" calcext:value-type="float">
            <text:p>19.9307969501</text:p>
          </table:table-cell>
          <table:table-cell table:formula="of:=SUM([$ICFP.F33];[$OOPSLA.F33];[$PLDI.F33];[$POPL.F33])" office:value-type="float" office:value="22.941151514754" calcext:value-type="float">
            <text:p>22.9411515148</text:p>
          </table:table-cell>
          <table:table-cell table:formula="of:=SUM([$ICFP.G33];[$OOPSLA.G33];[$PLDI.G33];[$POPL.G33])" office:value-type="float" office:value="8.235319832153" calcext:value-type="float">
            <text:p>8.2353198322</text:p>
          </table:table-cell>
          <table:table-cell table:formula="of:=SUM([$ICFP.H33];[$OOPSLA.H33];[$PLDI.H33];[$POPL.H33])" office:value-type="float" office:value="9.406586236114" calcext:value-type="float">
            <text:p>9.4065862361</text:p>
          </table:table-cell>
          <table:table-cell table:formula="of:=SUM([$ICFP.I33];[$OOPSLA.I33];[$PLDI.I33];[$POPL.I33])" office:value-type="float" office:value="11.56144134588" calcext:value-type="float">
            <text:p>11.5614413459</text:p>
          </table:table-cell>
          <table:table-cell table:formula="of:=SUM([$ICFP.J33];[$OOPSLA.J33];[$PLDI.J33];[$POPL.J33])" office:value-type="float" office:value="8.039135009503" calcext:value-type="float">
            <text:p>8.0391350095</text:p>
          </table:table-cell>
          <table:table-cell table:formula="of:=SUM([$ICFP.K33];[$OOPSLA.K33];[$PLDI.K33];[$POPL.K33])" office:value-type="float" office:value="48.213247182155" calcext:value-type="float">
            <text:p>48.2132471822</text:p>
          </table:table-cell>
          <table:table-cell table:formula="of:=SUM([$ICFP.L33];[$OOPSLA.L33];[$PLDI.L33];[$POPL.L33])" office:value-type="float" office:value="13.887892368331" calcext:value-type="float">
            <text:p>13.8878923683</text:p>
          </table:table-cell>
          <table:table-cell table:formula="of:=SUM([$ICFP.M33];[$OOPSLA.M33];[$PLDI.M33];[$POPL.M33])" office:value-type="float" office:value="25.88626187564" calcext:value-type="float">
            <text:p>25.8862618756</text:p>
          </table:table-cell>
          <table:table-cell table:formula="of:=SUM([$ICFP.N33];[$OOPSLA.N33];[$PLDI.N33];[$POPL.N33])" office:value-type="float" office:value="8.510305631232" calcext:value-type="float">
            <text:p>8.5103056312</text:p>
          </table:table-cell>
          <table:table-cell table:formula="of:=SUM([$ICFP.O33];[$OOPSLA.O33];[$PLDI.O33];[$POPL.O33])" office:value-type="float" office:value="16.525877581631" calcext:value-type="float">
            <text:p>16.5258775816</text:p>
          </table:table-cell>
          <table:table-cell table:formula="of:=SUM([$ICFP.P33];[$OOPSLA.P33];[$PLDI.P33];[$POPL.P33])" office:value-type="float" office:value="21.19147752094" calcext:value-type="float">
            <text:p>21.1914775209</text:p>
          </table:table-cell>
          <table:table-cell table:formula="of:=SUM([$ICFP.Q33];[$OOPSLA.Q33];[$PLDI.Q33];[$POPL.Q33])" office:value-type="float" office:value="13.189050864378" calcext:value-type="float">
            <text:p>13.1890508644</text:p>
          </table:table-cell>
          <table:table-cell table:formula="of:=SUM([$ICFP.R33];[$OOPSLA.R33];[$PLDI.R33];[$POPL.R33])" office:value-type="float" office:value="7.185531774654" calcext:value-type="float">
            <text:p>7.1855317747</text:p>
          </table:table-cell>
          <table:table-cell table:formula="of:=SUM([$ICFP.S33];[$OOPSLA.S33];[$PLDI.S33];[$POPL.S33])" office:value-type="float" office:value="25.46294853996" calcext:value-type="float">
            <text:p>25.46294854</text:p>
          </table:table-cell>
          <table:table-cell table:formula="of:=SUM([$ICFP.T33];[$OOPSLA.T33];[$PLDI.T33];[$POPL.T33])" office:value-type="float" office:value="11.141580999284" calcext:value-type="float">
            <text:p>11.1415809993</text:p>
          </table:table-cell>
          <table:table-cell table:formula="of:=SUM([$ICFP.U33];[$OOPSLA.U33];[$PLDI.U33];[$POPL.U33])" office:value-type="float" office:value="16.994303591272" calcext:value-type="float">
            <text:p>16.994303591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$ICFP.B34];[$OOPSLA.B34];[$PLDI.B34];[$POPL.B34])" office:value-type="float" office:value="18.12570336266" calcext:value-type="float">
            <text:p>18.1257033627</text:p>
          </table:table-cell>
          <table:table-cell table:formula="of:=SUM([$ICFP.C34];[$OOPSLA.C34];[$PLDI.C34];[$POPL.C34])" office:value-type="float" office:value="5.522428422927" calcext:value-type="float">
            <text:p>5.5224284229</text:p>
          </table:table-cell>
          <table:table-cell table:formula="of:=SUM([$ICFP.D34];[$OOPSLA.D34];[$PLDI.D34];[$POPL.D34])" office:value-type="float" office:value="17.238027680335" calcext:value-type="float">
            <text:p>17.2380276803</text:p>
          </table:table-cell>
          <table:table-cell table:formula="of:=SUM([$ICFP.E34];[$OOPSLA.E34];[$PLDI.E34];[$POPL.E34])" office:value-type="float" office:value="16.523141922185" calcext:value-type="float">
            <text:p>16.5231419222</text:p>
          </table:table-cell>
          <table:table-cell table:formula="of:=SUM([$ICFP.F34];[$OOPSLA.F34];[$PLDI.F34];[$POPL.F34])" office:value-type="float" office:value="19.4014380822602" calcext:value-type="float">
            <text:p>19.4014380823</text:p>
          </table:table-cell>
          <table:table-cell table:formula="of:=SUM([$ICFP.G34];[$OOPSLA.G34];[$PLDI.G34];[$POPL.G34])" office:value-type="float" office:value="8.526594016592" calcext:value-type="float">
            <text:p>8.5265940166</text:p>
          </table:table-cell>
          <table:table-cell table:formula="of:=SUM([$ICFP.H34];[$OOPSLA.H34];[$PLDI.H34];[$POPL.H34])" office:value-type="float" office:value="16.16489801025" calcext:value-type="float">
            <text:p>16.1648980103</text:p>
          </table:table-cell>
          <table:table-cell table:formula="of:=SUM([$ICFP.I34];[$OOPSLA.I34];[$PLDI.I34];[$POPL.I34])" office:value-type="float" office:value="13.97207061387" calcext:value-type="float">
            <text:p>13.9720706139</text:p>
          </table:table-cell>
          <table:table-cell table:formula="of:=SUM([$ICFP.J34];[$OOPSLA.J34];[$PLDI.J34];[$POPL.J34])" office:value-type="float" office:value="12.898849973955" calcext:value-type="float">
            <text:p>12.898849974</text:p>
          </table:table-cell>
          <table:table-cell table:formula="of:=SUM([$ICFP.K34];[$OOPSLA.K34];[$PLDI.K34];[$POPL.K34])" office:value-type="float" office:value="36.870160250642" calcext:value-type="float">
            <text:p>36.8701602506</text:p>
          </table:table-cell>
          <table:table-cell table:formula="of:=SUM([$ICFP.L34];[$OOPSLA.L34];[$PLDI.L34];[$POPL.L34])" office:value-type="float" office:value="12.835368540955" calcext:value-type="float">
            <text:p>12.835368541</text:p>
          </table:table-cell>
          <table:table-cell table:formula="of:=SUM([$ICFP.M34];[$OOPSLA.M34];[$PLDI.M34];[$POPL.M34])" office:value-type="float" office:value="22.39049159112" calcext:value-type="float">
            <text:p>22.3904915911</text:p>
          </table:table-cell>
          <table:table-cell table:formula="of:=SUM([$ICFP.N34];[$OOPSLA.N34];[$PLDI.N34];[$POPL.N34])" office:value-type="float" office:value="8.071812541227" calcext:value-type="float">
            <text:p>8.0718125412</text:p>
          </table:table-cell>
          <table:table-cell table:formula="of:=SUM([$ICFP.O34];[$OOPSLA.O34];[$PLDI.O34];[$POPL.O34])" office:value-type="float" office:value="28.178762750844" calcext:value-type="float">
            <text:p>28.1787627508</text:p>
          </table:table-cell>
          <table:table-cell table:formula="of:=SUM([$ICFP.P34];[$OOPSLA.P34];[$PLDI.P34];[$POPL.P34])" office:value-type="float" office:value="17.945206029795" calcext:value-type="float">
            <text:p>17.9452060298</text:p>
          </table:table-cell>
          <table:table-cell table:formula="of:=SUM([$ICFP.Q34];[$OOPSLA.Q34];[$PLDI.Q34];[$POPL.Q34])" office:value-type="float" office:value="21.414241036171" calcext:value-type="float">
            <text:p>21.4142410362</text:p>
          </table:table-cell>
          <table:table-cell table:formula="of:=SUM([$ICFP.R34];[$OOPSLA.R34];[$PLDI.R34];[$POPL.R34])" office:value-type="float" office:value="12.610682532684" calcext:value-type="float">
            <text:p>12.6106825327</text:p>
          </table:table-cell>
          <table:table-cell table:formula="of:=SUM([$ICFP.S34];[$OOPSLA.S34];[$PLDI.S34];[$POPL.S34])" office:value-type="float" office:value="20.45958931823" calcext:value-type="float">
            <text:p>20.4595893182</text:p>
          </table:table-cell>
          <table:table-cell table:formula="of:=SUM([$ICFP.T34];[$OOPSLA.T34];[$PLDI.T34];[$POPL.T34])" office:value-type="float" office:value="16.82124509496" calcext:value-type="float">
            <text:p>16.821245095</text:p>
          </table:table-cell>
          <table:table-cell table:formula="of:=SUM([$ICFP.U34];[$OOPSLA.U34];[$PLDI.U34];[$POPL.U34])" office:value-type="float" office:value="17.928802059219" calcext:value-type="float">
            <text:p>17.928802059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$ICFP.B35];[$OOPSLA.B35];[$PLDI.B35];[$POPL.B35])" office:value-type="float" office:value="16.428772399672" calcext:value-type="float">
            <text:p>16.4287723997</text:p>
          </table:table-cell>
          <table:table-cell table:formula="of:=SUM([$ICFP.C35];[$OOPSLA.C35];[$PLDI.C35];[$POPL.C35])" office:value-type="float" office:value="10.5852951419" calcext:value-type="float">
            <text:p>10.5852951419</text:p>
          </table:table-cell>
          <table:table-cell table:formula="of:=SUM([$ICFP.D35];[$OOPSLA.D35];[$PLDI.D35];[$POPL.D35])" office:value-type="float" office:value="18.196069329313" calcext:value-type="float">
            <text:p>18.1960693293</text:p>
          </table:table-cell>
          <table:table-cell table:formula="of:=SUM([$ICFP.E35];[$OOPSLA.E35];[$PLDI.E35];[$POPL.E35])" office:value-type="float" office:value="3.72699092756" calcext:value-type="float">
            <text:p>3.7269909276</text:p>
          </table:table-cell>
          <table:table-cell table:formula="of:=SUM([$ICFP.F35];[$OOPSLA.F35];[$PLDI.F35];[$POPL.F35])" office:value-type="float" office:value="18.236865975778" calcext:value-type="float">
            <text:p>18.2368659758</text:p>
          </table:table-cell>
          <table:table-cell table:formula="of:=SUM([$ICFP.G35];[$OOPSLA.G35];[$PLDI.G35];[$POPL.G35])" office:value-type="float" office:value="10.526867128937" calcext:value-type="float">
            <text:p>10.5268671289</text:p>
          </table:table-cell>
          <table:table-cell table:formula="of:=SUM([$ICFP.H35];[$OOPSLA.H35];[$PLDI.H35];[$POPL.H35])" office:value-type="float" office:value="5.822133498754" calcext:value-type="float">
            <text:p>5.8221334988</text:p>
          </table:table-cell>
          <table:table-cell table:formula="of:=SUM([$ICFP.I35];[$OOPSLA.I35];[$PLDI.I35];[$POPL.I35])" office:value-type="float" office:value="12.156338574464" calcext:value-type="float">
            <text:p>12.1563385745</text:p>
          </table:table-cell>
          <table:table-cell table:formula="of:=SUM([$ICFP.J35];[$OOPSLA.J35];[$PLDI.J35];[$POPL.J35])" office:value-type="float" office:value="17.34610905147" calcext:value-type="float">
            <text:p>17.3461090515</text:p>
          </table:table-cell>
          <table:table-cell table:formula="of:=SUM([$ICFP.K35];[$OOPSLA.K35];[$PLDI.K35];[$POPL.K35])" office:value-type="float" office:value="21.147565293798" calcext:value-type="float">
            <text:p>21.1475652938</text:p>
          </table:table-cell>
          <table:table-cell table:formula="of:=SUM([$ICFP.L35];[$OOPSLA.L35];[$PLDI.L35];[$POPL.L35])" office:value-type="float" office:value="21.07049705565" calcext:value-type="float">
            <text:p>21.0704970557</text:p>
          </table:table-cell>
          <table:table-cell table:formula="of:=SUM([$ICFP.M35];[$OOPSLA.M35];[$PLDI.M35];[$POPL.M35])" office:value-type="float" office:value="34.41896649019" calcext:value-type="float">
            <text:p>34.4189664902</text:p>
          </table:table-cell>
          <table:table-cell table:formula="of:=SUM([$ICFP.N35];[$OOPSLA.N35];[$PLDI.N35];[$POPL.N35])" office:value-type="float" office:value="8.961624241456" calcext:value-type="float">
            <text:p>8.9616242415</text:p>
          </table:table-cell>
          <table:table-cell table:formula="of:=SUM([$ICFP.O35];[$OOPSLA.O35];[$PLDI.O35];[$POPL.O35])" office:value-type="float" office:value="22.831386263184" calcext:value-type="float">
            <text:p>22.8313862632</text:p>
          </table:table-cell>
          <table:table-cell table:formula="of:=SUM([$ICFP.P35];[$OOPSLA.P35];[$PLDI.P35];[$POPL.P35])" office:value-type="float" office:value="32.63660660336" calcext:value-type="float">
            <text:p>32.6366066034</text:p>
          </table:table-cell>
          <table:table-cell table:formula="of:=SUM([$ICFP.Q35];[$OOPSLA.Q35];[$PLDI.Q35];[$POPL.Q35])" office:value-type="float" office:value="16.615460564125" calcext:value-type="float">
            <text:p>16.6154605641</text:p>
          </table:table-cell>
          <table:table-cell table:formula="of:=SUM([$ICFP.R35];[$OOPSLA.R35];[$PLDI.R35];[$POPL.R35])" office:value-type="float" office:value="15.896853408312" calcext:value-type="float">
            <text:p>15.8968534083</text:p>
          </table:table-cell>
          <table:table-cell table:formula="of:=SUM([$ICFP.S35];[$OOPSLA.S35];[$PLDI.S35];[$POPL.S35])" office:value-type="float" office:value="16.70458533243" calcext:value-type="float">
            <text:p>16.7045853324</text:p>
          </table:table-cell>
          <table:table-cell table:formula="of:=SUM([$ICFP.T35];[$OOPSLA.T35];[$PLDI.T35];[$POPL.T35])" office:value-type="float" office:value="12.40621174818" calcext:value-type="float">
            <text:p>12.4062117482</text:p>
          </table:table-cell>
          <table:table-cell table:formula="of:=SUM([$ICFP.U35];[$OOPSLA.U35];[$PLDI.U35];[$POPL.U35])" office:value-type="float" office:value="15.265134230896" calcext:value-type="float">
            <text:p>15.265134230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$ICFP.B36];[$OOPSLA.B36];[$PLDI.B36];[$POPL.B36])" office:value-type="float" office:value="12.760437362672" calcext:value-type="float">
            <text:p>12.7604373627</text:p>
          </table:table-cell>
          <table:table-cell table:formula="of:=SUM([$ICFP.C36];[$OOPSLA.C36];[$PLDI.C36];[$POPL.C36])" office:value-type="float" office:value="8.371010660151" calcext:value-type="float">
            <text:p>8.3710106602</text:p>
          </table:table-cell>
          <table:table-cell table:formula="of:=SUM([$ICFP.D36];[$OOPSLA.D36];[$PLDI.D36];[$POPL.D36])" office:value-type="float" office:value="17.3586301094333" calcext:value-type="float">
            <text:p>17.3586301094</text:p>
          </table:table-cell>
          <table:table-cell table:formula="of:=SUM([$ICFP.E36];[$OOPSLA.E36];[$PLDI.E36];[$POPL.E36])" office:value-type="float" office:value="15.561834257024" calcext:value-type="float">
            <text:p>15.561834257</text:p>
          </table:table-cell>
          <table:table-cell table:formula="of:=SUM([$ICFP.F36];[$OOPSLA.F36];[$PLDI.F36];[$POPL.F36])" office:value-type="float" office:value="23.67263302285" calcext:value-type="float">
            <text:p>23.6726330229</text:p>
          </table:table-cell>
          <table:table-cell table:formula="of:=SUM([$ICFP.G36];[$OOPSLA.G36];[$PLDI.G36];[$POPL.G36])" office:value-type="float" office:value="23.143013807196" calcext:value-type="float">
            <text:p>23.1430138072</text:p>
          </table:table-cell>
          <table:table-cell table:formula="of:=SUM([$ICFP.H36];[$OOPSLA.H36];[$PLDI.H36];[$POPL.H36])" office:value-type="float" office:value="23.478017563965" calcext:value-type="float">
            <text:p>23.478017564</text:p>
          </table:table-cell>
          <table:table-cell table:formula="of:=SUM([$ICFP.I36];[$OOPSLA.I36];[$PLDI.I36];[$POPL.I36])" office:value-type="float" office:value="20.438358704473" calcext:value-type="float">
            <text:p>20.4383587045</text:p>
          </table:table-cell>
          <table:table-cell table:formula="of:=SUM([$ICFP.J36];[$OOPSLA.J36];[$PLDI.J36];[$POPL.J36])" office:value-type="float" office:value="17.53940559911" calcext:value-type="float">
            <text:p>17.5394055991</text:p>
          </table:table-cell>
          <table:table-cell table:formula="of:=SUM([$ICFP.K36];[$OOPSLA.K36];[$PLDI.K36];[$POPL.K36])" office:value-type="float" office:value="31.97606564542" calcext:value-type="float">
            <text:p>31.9760656454</text:p>
          </table:table-cell>
          <table:table-cell table:formula="of:=SUM([$ICFP.L36];[$OOPSLA.L36];[$PLDI.L36];[$POPL.L36])" office:value-type="float" office:value="27.96404885162" calcext:value-type="float">
            <text:p>27.9640488516</text:p>
          </table:table-cell>
          <table:table-cell table:formula="of:=SUM([$ICFP.M36];[$OOPSLA.M36];[$PLDI.M36];[$POPL.M36])" office:value-type="float" office:value="22.32542948652" calcext:value-type="float">
            <text:p>22.3254294865</text:p>
          </table:table-cell>
          <table:table-cell table:formula="of:=SUM([$ICFP.N36];[$OOPSLA.N36];[$PLDI.N36];[$POPL.N36])" office:value-type="float" office:value="9.653776318099" calcext:value-type="float">
            <text:p>9.6537763181</text:p>
          </table:table-cell>
          <table:table-cell table:formula="of:=SUM([$ICFP.O36];[$OOPSLA.O36];[$PLDI.O36];[$POPL.O36])" office:value-type="float" office:value="40.77162783478" calcext:value-type="float">
            <text:p>40.7716278348</text:p>
          </table:table-cell>
          <table:table-cell table:formula="of:=SUM([$ICFP.P36];[$OOPSLA.P36];[$PLDI.P36];[$POPL.P36])" office:value-type="float" office:value="12.39521980968" calcext:value-type="float">
            <text:p>12.3952198097</text:p>
          </table:table-cell>
          <table:table-cell table:formula="of:=SUM([$ICFP.Q36];[$OOPSLA.Q36];[$PLDI.Q36];[$POPL.Q36])" office:value-type="float" office:value="13.518502130083" calcext:value-type="float">
            <text:p>13.5185021301</text:p>
          </table:table-cell>
          <table:table-cell table:formula="of:=SUM([$ICFP.R36];[$OOPSLA.R36];[$PLDI.R36];[$POPL.R36])" office:value-type="float" office:value="12.066492342825" calcext:value-type="float">
            <text:p>12.0664923428</text:p>
          </table:table-cell>
          <table:table-cell table:formula="of:=SUM([$ICFP.S36];[$OOPSLA.S36];[$PLDI.S36];[$POPL.S36])" office:value-type="float" office:value="23.28944058562" calcext:value-type="float">
            <text:p>23.2894405856</text:p>
          </table:table-cell>
          <table:table-cell table:formula="of:=SUM([$ICFP.T36];[$OOPSLA.T36];[$PLDI.T36];[$POPL.T36])" office:value-type="float" office:value="8.66954640784" calcext:value-type="float">
            <text:p>8.6695464078</text:p>
          </table:table-cell>
          <table:table-cell table:formula="of:=SUM([$ICFP.U36];[$OOPSLA.U36];[$PLDI.U36];[$POPL.U36])" office:value-type="float" office:value="7.301235979758" calcext:value-type="float">
            <text:p>7.301235979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$ICFP.B37];[$OOPSLA.B37];[$PLDI.B37];[$POPL.B37])" office:value-type="float" office:value="9.93930382341" calcext:value-type="float">
            <text:p>9.9393038234</text:p>
          </table:table-cell>
          <table:table-cell table:formula="of:=SUM([$ICFP.C37];[$OOPSLA.C37];[$PLDI.C37];[$POPL.C37])" office:value-type="float" office:value="8.444848223618" calcext:value-type="float">
            <text:p>8.4448482236</text:p>
          </table:table-cell>
          <table:table-cell table:formula="of:=SUM([$ICFP.D37];[$OOPSLA.D37];[$PLDI.D37];[$POPL.D37])" office:value-type="float" office:value="17.12730290639" calcext:value-type="float">
            <text:p>17.1273029064</text:p>
          </table:table-cell>
          <table:table-cell table:formula="of:=SUM([$ICFP.E37];[$OOPSLA.E37];[$PLDI.E37];[$POPL.E37])" office:value-type="float" office:value="7.562672290976" calcext:value-type="float">
            <text:p>7.562672291</text:p>
          </table:table-cell>
          <table:table-cell table:formula="of:=SUM([$ICFP.F37];[$OOPSLA.F37];[$PLDI.F37];[$POPL.F37])" office:value-type="float" office:value="23.23947044513" calcext:value-type="float">
            <text:p>23.2394704451</text:p>
          </table:table-cell>
          <table:table-cell table:formula="of:=SUM([$ICFP.G37];[$OOPSLA.G37];[$PLDI.G37];[$POPL.G37])" office:value-type="float" office:value="19.42896094545" calcext:value-type="float">
            <text:p>19.4289609455</text:p>
          </table:table-cell>
          <table:table-cell table:formula="of:=SUM([$ICFP.H37];[$OOPSLA.H37];[$PLDI.H37];[$POPL.H37])" office:value-type="float" office:value="15.371391062847" calcext:value-type="float">
            <text:p>15.3713910628</text:p>
          </table:table-cell>
          <table:table-cell table:formula="of:=SUM([$ICFP.I37];[$OOPSLA.I37];[$PLDI.I37];[$POPL.I37])" office:value-type="float" office:value="14.641881968529" calcext:value-type="float">
            <text:p>14.6418819685</text:p>
          </table:table-cell>
          <table:table-cell table:formula="of:=SUM([$ICFP.J37];[$OOPSLA.J37];[$PLDI.J37];[$POPL.J37])" office:value-type="float" office:value="20.3894654393" calcext:value-type="float">
            <text:p>20.3894654393</text:p>
          </table:table-cell>
          <table:table-cell table:formula="of:=SUM([$ICFP.K37];[$OOPSLA.K37];[$PLDI.K37];[$POPL.K37])" office:value-type="float" office:value="21.91906071731" calcext:value-type="float">
            <text:p>21.9190607173</text:p>
          </table:table-cell>
          <table:table-cell table:formula="of:=SUM([$ICFP.L37];[$OOPSLA.L37];[$PLDI.L37];[$POPL.L37])" office:value-type="float" office:value="28.507530463094" calcext:value-type="float">
            <text:p>28.5075304631</text:p>
          </table:table-cell>
          <table:table-cell table:formula="of:=SUM([$ICFP.M37];[$OOPSLA.M37];[$PLDI.M37];[$POPL.M37])" office:value-type="float" office:value="28.03972447806" calcext:value-type="float">
            <text:p>28.0397244781</text:p>
          </table:table-cell>
          <table:table-cell table:formula="of:=SUM([$ICFP.N37];[$OOPSLA.N37];[$PLDI.N37];[$POPL.N37])" office:value-type="float" office:value="9.912637853472" calcext:value-type="float">
            <text:p>9.9126378535</text:p>
          </table:table-cell>
          <table:table-cell table:formula="of:=SUM([$ICFP.O37];[$OOPSLA.O37];[$PLDI.O37];[$POPL.O37])" office:value-type="float" office:value="46.30044511864" calcext:value-type="float">
            <text:p>46.3004451186</text:p>
          </table:table-cell>
          <table:table-cell table:formula="of:=SUM([$ICFP.P37];[$OOPSLA.P37];[$PLDI.P37];[$POPL.P37])" office:value-type="float" office:value="14.905278883264" calcext:value-type="float">
            <text:p>14.9052788833</text:p>
          </table:table-cell>
          <table:table-cell table:formula="of:=SUM([$ICFP.Q37];[$OOPSLA.Q37];[$PLDI.Q37];[$POPL.Q37])" office:value-type="float" office:value="19.484869393744" calcext:value-type="float">
            <text:p>19.4848693937</text:p>
          </table:table-cell>
          <table:table-cell table:formula="of:=SUM([$ICFP.R37];[$OOPSLA.R37];[$PLDI.R37];[$POPL.R37])" office:value-type="float" office:value="24.99774608755" calcext:value-type="float">
            <text:p>24.9977460876</text:p>
          </table:table-cell>
          <table:table-cell table:formula="of:=SUM([$ICFP.S37];[$OOPSLA.S37];[$PLDI.S37];[$POPL.S37])" office:value-type="float" office:value="33.1371939737" calcext:value-type="float">
            <text:p>33.1371939737</text:p>
          </table:table-cell>
          <table:table-cell table:formula="of:=SUM([$ICFP.T37];[$OOPSLA.T37];[$PLDI.T37];[$POPL.T37])" office:value-type="float" office:value="6.81625635265" calcext:value-type="float">
            <text:p>6.8162563527</text:p>
          </table:table-cell>
          <table:table-cell table:formula="of:=SUM([$ICFP.U37];[$OOPSLA.U37];[$PLDI.U37];[$POPL.U37])" office:value-type="float" office:value="9.293482346102" calcext:value-type="float">
            <text:p>9.293482346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$ICFP.B38];[$OOPSLA.B38];[$PLDI.B38];[$POPL.B38])" office:value-type="float" office:value="20.523126907486" calcext:value-type="float">
            <text:p>20.5231269075</text:p>
          </table:table-cell>
          <table:table-cell table:formula="of:=SUM([$ICFP.C38];[$OOPSLA.C38];[$PLDI.C38];[$POPL.C38])" office:value-type="float" office:value="14.2667179419371" calcext:value-type="float">
            <text:p>14.2667179419</text:p>
          </table:table-cell>
          <table:table-cell table:formula="of:=SUM([$ICFP.D38];[$OOPSLA.D38];[$PLDI.D38];[$POPL.D38])" office:value-type="float" office:value="17.506086253789" calcext:value-type="float">
            <text:p>17.5060862538</text:p>
          </table:table-cell>
          <table:table-cell table:formula="of:=SUM([$ICFP.E38];[$OOPSLA.E38];[$PLDI.E38];[$POPL.E38])" office:value-type="float" office:value="7.536267753683" calcext:value-type="float">
            <text:p>7.5362677537</text:p>
          </table:table-cell>
          <table:table-cell table:formula="of:=SUM([$ICFP.F38];[$OOPSLA.F38];[$PLDI.F38];[$POPL.F38])" office:value-type="float" office:value="15.744744339327" calcext:value-type="float">
            <text:p>15.7447443393</text:p>
          </table:table-cell>
          <table:table-cell table:formula="of:=SUM([$ICFP.G38];[$OOPSLA.G38];[$PLDI.G38];[$POPL.G38])" office:value-type="float" office:value="11.97181752061" calcext:value-type="float">
            <text:p>11.9718175206</text:p>
          </table:table-cell>
          <table:table-cell table:formula="of:=SUM([$ICFP.H38];[$OOPSLA.H38];[$PLDI.H38];[$POPL.H38])" office:value-type="float" office:value="14.544660949083" calcext:value-type="float">
            <text:p>14.5446609491</text:p>
          </table:table-cell>
          <table:table-cell table:formula="of:=SUM([$ICFP.I38];[$OOPSLA.I38];[$PLDI.I38];[$POPL.I38])" office:value-type="float" office:value="10.793874302289" calcext:value-type="float">
            <text:p>10.7938743023</text:p>
          </table:table-cell>
          <table:table-cell table:formula="of:=SUM([$ICFP.J38];[$OOPSLA.J38];[$PLDI.J38];[$POPL.J38])" office:value-type="float" office:value="20.90396968593" calcext:value-type="float">
            <text:p>20.9039696859</text:p>
          </table:table-cell>
          <table:table-cell table:formula="of:=SUM([$ICFP.K38];[$OOPSLA.K38];[$PLDI.K38];[$POPL.K38])" office:value-type="float" office:value="31.05075667969" calcext:value-type="float">
            <text:p>31.0507566797</text:p>
          </table:table-cell>
          <table:table-cell table:formula="of:=SUM([$ICFP.L38];[$OOPSLA.L38];[$PLDI.L38];[$POPL.L38])" office:value-type="float" office:value="32.516199989" calcext:value-type="float">
            <text:p>32.516199989</text:p>
          </table:table-cell>
          <table:table-cell table:formula="of:=SUM([$ICFP.M38];[$OOPSLA.M38];[$PLDI.M38];[$POPL.M38])" office:value-type="float" office:value="26.13284714298" calcext:value-type="float">
            <text:p>26.132847143</text:p>
          </table:table-cell>
          <table:table-cell table:formula="of:=SUM([$ICFP.N38];[$OOPSLA.N38];[$PLDI.N38];[$POPL.N38])" office:value-type="float" office:value="8.530781833578" calcext:value-type="float">
            <text:p>8.5307818336</text:p>
          </table:table-cell>
          <table:table-cell table:formula="of:=SUM([$ICFP.O38];[$OOPSLA.O38];[$PLDI.O38];[$POPL.O38])" office:value-type="float" office:value="36.7234588331729" calcext:value-type="float">
            <text:p>36.7234588332</text:p>
          </table:table-cell>
          <table:table-cell table:formula="of:=SUM([$ICFP.P38];[$OOPSLA.P38];[$PLDI.P38];[$POPL.P38])" office:value-type="float" office:value="12.220267291732" calcext:value-type="float">
            <text:p>12.2202672917</text:p>
          </table:table-cell>
          <table:table-cell table:formula="of:=SUM([$ICFP.Q38];[$OOPSLA.Q38];[$PLDI.Q38];[$POPL.Q38])" office:value-type="float" office:value="29.63738614671" calcext:value-type="float">
            <text:p>29.6373861467</text:p>
          </table:table-cell>
          <table:table-cell table:formula="of:=SUM([$ICFP.R38];[$OOPSLA.R38];[$PLDI.R38];[$POPL.R38])" office:value-type="float" office:value="30.59184090841" calcext:value-type="float">
            <text:p>30.5918409084</text:p>
          </table:table-cell>
          <table:table-cell table:formula="of:=SUM([$ICFP.S38];[$OOPSLA.S38];[$PLDI.S38];[$POPL.S38])" office:value-type="float" office:value="26.5996401139" calcext:value-type="float">
            <text:p>26.5996401139</text:p>
          </table:table-cell>
          <table:table-cell table:formula="of:=SUM([$ICFP.T38];[$OOPSLA.T38];[$PLDI.T38];[$POPL.T38])" office:value-type="float" office:value="3.574639666962" calcext:value-type="float">
            <text:p>3.574639667</text:p>
          </table:table-cell>
          <table:table-cell table:formula="of:=SUM([$ICFP.U38];[$OOPSLA.U38];[$PLDI.U38];[$POPL.U38])" office:value-type="float" office:value="10.81247906298" calcext:value-type="float">
            <text:p>10.8124790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$ICFP.B39];[$OOPSLA.B39];[$PLDI.B39];[$POPL.B39])" office:value-type="float" office:value="13.737259456976" calcext:value-type="float">
            <text:p>13.737259457</text:p>
          </table:table-cell>
          <table:table-cell table:formula="of:=SUM([$ICFP.C39];[$OOPSLA.C39];[$PLDI.C39];[$POPL.C39])" office:value-type="float" office:value="3.922187298337" calcext:value-type="float">
            <text:p>3.9221872983</text:p>
          </table:table-cell>
          <table:table-cell table:formula="of:=SUM([$ICFP.D39];[$OOPSLA.D39];[$PLDI.D39];[$POPL.D39])" office:value-type="float" office:value="25.88333552365" calcext:value-type="float">
            <text:p>25.8833355237</text:p>
          </table:table-cell>
          <table:table-cell table:formula="of:=SUM([$ICFP.E39];[$OOPSLA.E39];[$PLDI.E39];[$POPL.E39])" office:value-type="float" office:value="12.10675182597" calcext:value-type="float">
            <text:p>12.106751826</text:p>
          </table:table-cell>
          <table:table-cell table:formula="of:=SUM([$ICFP.F39];[$OOPSLA.F39];[$PLDI.F39];[$POPL.F39])" office:value-type="float" office:value="26.4374733025" calcext:value-type="float">
            <text:p>26.4374733025</text:p>
          </table:table-cell>
          <table:table-cell table:formula="of:=SUM([$ICFP.G39];[$OOPSLA.G39];[$PLDI.G39];[$POPL.G39])" office:value-type="float" office:value="21.03162116621" calcext:value-type="float">
            <text:p>21.0316211662</text:p>
          </table:table-cell>
          <table:table-cell table:formula="of:=SUM([$ICFP.H39];[$OOPSLA.H39];[$PLDI.H39];[$POPL.H39])" office:value-type="float" office:value="10.99959305906" calcext:value-type="float">
            <text:p>10.9995930591</text:p>
          </table:table-cell>
          <table:table-cell table:formula="of:=SUM([$ICFP.I39];[$OOPSLA.I39];[$PLDI.I39];[$POPL.I39])" office:value-type="float" office:value="16.78422251366" calcext:value-type="float">
            <text:p>16.7842225137</text:p>
          </table:table-cell>
          <table:table-cell table:formula="of:=SUM([$ICFP.J39];[$OOPSLA.J39];[$PLDI.J39];[$POPL.J39])" office:value-type="float" office:value="13.2415754112" calcext:value-type="float">
            <text:p>13.2415754112</text:p>
          </table:table-cell>
          <table:table-cell table:formula="of:=SUM([$ICFP.K39];[$OOPSLA.K39];[$PLDI.K39];[$POPL.K39])" office:value-type="float" office:value="30.7860731514" calcext:value-type="float">
            <text:p>30.7860731514</text:p>
          </table:table-cell>
          <table:table-cell table:formula="of:=SUM([$ICFP.L39];[$OOPSLA.L39];[$PLDI.L39];[$POPL.L39])" office:value-type="float" office:value="29.89298439556" calcext:value-type="float">
            <text:p>29.8929843956</text:p>
          </table:table-cell>
          <table:table-cell table:formula="of:=SUM([$ICFP.M39];[$OOPSLA.M39];[$PLDI.M39];[$POPL.M39])" office:value-type="float" office:value="34.548846191558" calcext:value-type="float">
            <text:p>34.5488461916</text:p>
          </table:table-cell>
          <table:table-cell table:formula="of:=SUM([$ICFP.N39];[$OOPSLA.N39];[$PLDI.N39];[$POPL.N39])" office:value-type="float" office:value="4.485472382529" calcext:value-type="float">
            <text:p>4.4854723825</text:p>
          </table:table-cell>
          <table:table-cell table:formula="of:=SUM([$ICFP.O39];[$OOPSLA.O39];[$PLDI.O39];[$POPL.O39])" office:value-type="float" office:value="36.106750578085" calcext:value-type="float">
            <text:p>36.1067505781</text:p>
          </table:table-cell>
          <table:table-cell table:formula="of:=SUM([$ICFP.P39];[$OOPSLA.P39];[$PLDI.P39];[$POPL.P39])" office:value-type="float" office:value="12.045117493151" calcext:value-type="float">
            <text:p>12.0451174932</text:p>
          </table:table-cell>
          <table:table-cell table:formula="of:=SUM([$ICFP.Q39];[$OOPSLA.Q39];[$PLDI.Q39];[$POPL.Q39])" office:value-type="float" office:value="30.708468751898" calcext:value-type="float">
            <text:p>30.7084687519</text:p>
          </table:table-cell>
          <table:table-cell table:formula="of:=SUM([$ICFP.R39];[$OOPSLA.R39];[$PLDI.R39];[$POPL.R39])" office:value-type="float" office:value="31.85700254643" calcext:value-type="float">
            <text:p>31.8570025464</text:p>
          </table:table-cell>
          <table:table-cell table:formula="of:=SUM([$ICFP.S39];[$OOPSLA.S39];[$PLDI.S39];[$POPL.S39])" office:value-type="float" office:value="29.76750703905" calcext:value-type="float">
            <text:p>29.7675070391</text:p>
          </table:table-cell>
          <table:table-cell table:formula="of:=SUM([$ICFP.T39];[$OOPSLA.T39];[$PLDI.T39];[$POPL.T39])" office:value-type="float" office:value="9.43284709505" calcext:value-type="float">
            <text:p>9.4328470951</text:p>
          </table:table-cell>
          <table:table-cell table:formula="of:=SUM([$ICFP.U39];[$OOPSLA.U39];[$PLDI.U39];[$POPL.U39])" office:value-type="float" office:value="4.531150800481" calcext:value-type="float">
            <text:p>4.531150800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SUM([$ICFP.B40];[$OOPSLA.B40];[$PLDI.B40];[$POPL.B40])" office:value-type="float" office:value="13.16532298262" calcext:value-type="float">
            <text:p>13.1653229826</text:p>
          </table:table-cell>
          <table:table-cell table:formula="of:=SUM([$ICFP.C40];[$OOPSLA.C40];[$PLDI.C40];[$POPL.C40])" office:value-type="float" office:value="9.81068749293" calcext:value-type="float">
            <text:p>9.8106874929</text:p>
          </table:table-cell>
          <table:table-cell table:formula="of:=SUM([$ICFP.D40];[$OOPSLA.D40];[$PLDI.D40];[$POPL.D40])" office:value-type="float" office:value="13.743278974387" calcext:value-type="float">
            <text:p>13.7432789744</text:p>
          </table:table-cell>
          <table:table-cell table:formula="of:=SUM([$ICFP.E40];[$OOPSLA.E40];[$PLDI.E40];[$POPL.E40])" office:value-type="float" office:value="7.238200968021" calcext:value-type="float">
            <text:p>7.238200968</text:p>
          </table:table-cell>
          <table:table-cell table:formula="of:=SUM([$ICFP.F40];[$OOPSLA.F40];[$PLDI.F40];[$POPL.F40])" office:value-type="float" office:value="26.59593671374" calcext:value-type="float">
            <text:p>26.5959367137</text:p>
          </table:table-cell>
          <table:table-cell table:formula="of:=SUM([$ICFP.G40];[$OOPSLA.G40];[$PLDI.G40];[$POPL.G40])" office:value-type="float" office:value="11.51747453041" calcext:value-type="float">
            <text:p>11.5174745304</text:p>
          </table:table-cell>
          <table:table-cell table:formula="of:=SUM([$ICFP.H40];[$OOPSLA.H40];[$PLDI.H40];[$POPL.H40])" office:value-type="float" office:value="6.57201610174" calcext:value-type="float">
            <text:p>6.5720161017</text:p>
          </table:table-cell>
          <table:table-cell table:formula="of:=SUM([$ICFP.I40];[$OOPSLA.I40];[$PLDI.I40];[$POPL.I40])" office:value-type="float" office:value="8.365055302276" calcext:value-type="float">
            <text:p>8.3650553023</text:p>
          </table:table-cell>
          <table:table-cell table:formula="of:=SUM([$ICFP.J40];[$OOPSLA.J40];[$PLDI.J40];[$POPL.J40])" office:value-type="float" office:value="19.10080461085" calcext:value-type="float">
            <text:p>19.1008046109</text:p>
          </table:table-cell>
          <table:table-cell table:formula="of:=SUM([$ICFP.K40];[$OOPSLA.K40];[$PLDI.K40];[$POPL.K40])" office:value-type="float" office:value="32.5761185313" calcext:value-type="float">
            <text:p>32.5761185313</text:p>
          </table:table-cell>
          <table:table-cell table:formula="of:=SUM([$ICFP.L40];[$OOPSLA.L40];[$PLDI.L40];[$POPL.L40])" office:value-type="float" office:value="30.3073889578" calcext:value-type="float">
            <text:p>30.3073889578</text:p>
          </table:table-cell>
          <table:table-cell table:formula="of:=SUM([$ICFP.M40];[$OOPSLA.M40];[$PLDI.M40];[$POPL.M40])" office:value-type="float" office:value="41.498140466721" calcext:value-type="float">
            <text:p>41.4981404667</text:p>
          </table:table-cell>
          <table:table-cell table:formula="of:=SUM([$ICFP.N40];[$OOPSLA.N40];[$PLDI.N40];[$POPL.N40])" office:value-type="float" office:value="2.326280895684" calcext:value-type="float">
            <text:p>2.3262808957</text:p>
          </table:table-cell>
          <table:table-cell table:formula="of:=SUM([$ICFP.O40];[$OOPSLA.O40];[$PLDI.O40];[$POPL.O40])" office:value-type="float" office:value="31.004034390452" calcext:value-type="float">
            <text:p>31.0040343905</text:p>
          </table:table-cell>
          <table:table-cell table:formula="of:=SUM([$ICFP.P40];[$OOPSLA.P40];[$PLDI.P40];[$POPL.P40])" office:value-type="float" office:value="19.85504873653" calcext:value-type="float">
            <text:p>19.8550487365</text:p>
          </table:table-cell>
          <table:table-cell table:formula="of:=SUM([$ICFP.Q40];[$OOPSLA.Q40];[$PLDI.Q40];[$POPL.Q40])" office:value-type="float" office:value="31.524864893668" calcext:value-type="float">
            <text:p>31.5248648937</text:p>
          </table:table-cell>
          <table:table-cell table:formula="of:=SUM([$ICFP.R40];[$OOPSLA.R40];[$PLDI.R40];[$POPL.R40])" office:value-type="float" office:value="34.31934614309" calcext:value-type="float">
            <text:p>34.3193461431</text:p>
          </table:table-cell>
          <table:table-cell table:formula="of:=SUM([$ICFP.S40];[$OOPSLA.S40];[$PLDI.S40];[$POPL.S40])" office:value-type="float" office:value="19.46105273042" calcext:value-type="float">
            <text:p>19.4610527304</text:p>
          </table:table-cell>
          <table:table-cell table:formula="of:=SUM([$ICFP.T40];[$OOPSLA.T40];[$PLDI.T40];[$POPL.T40])" office:value-type="float" office:value="8.346450131918" calcext:value-type="float">
            <text:p>8.3464501319</text:p>
          </table:table-cell>
          <table:table-cell table:formula="of:=SUM([$ICFP.U40];[$OOPSLA.U40];[$PLDI.U40];[$POPL.U40])" office:value-type="float" office:value="4.321625350252" calcext:value-type="float">
            <text:p>4.32162535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$ICFP.B41];[$OOPSLA.B41];[$PLDI.B41];[$POPL.B41])" office:value-type="float" office:value="12.48664304875" calcext:value-type="float">
            <text:p>12.4866430488</text:p>
          </table:table-cell>
          <table:table-cell table:formula="of:=SUM([$ICFP.C41];[$OOPSLA.C41];[$PLDI.C41];[$POPL.C41])" office:value-type="float" office:value="4.012807847053" calcext:value-type="float">
            <text:p>4.0128078471</text:p>
          </table:table-cell>
          <table:table-cell table:formula="of:=SUM([$ICFP.D41];[$OOPSLA.D41];[$PLDI.D41];[$POPL.D41])" office:value-type="float" office:value="18.80553228248" calcext:value-type="float">
            <text:p>18.8055322825</text:p>
          </table:table-cell>
          <table:table-cell table:formula="of:=SUM([$ICFP.E41];[$OOPSLA.E41];[$PLDI.E41];[$POPL.E41])" office:value-type="float" office:value="10.125691241565" calcext:value-type="float">
            <text:p>10.1256912416</text:p>
          </table:table-cell>
          <table:table-cell table:formula="of:=SUM([$ICFP.F41];[$OOPSLA.F41];[$PLDI.F41];[$POPL.F41])" office:value-type="float" office:value="25.34403031535" calcext:value-type="float">
            <text:p>25.3440303154</text:p>
          </table:table-cell>
          <table:table-cell table:formula="of:=SUM([$ICFP.G41];[$OOPSLA.G41];[$PLDI.G41];[$POPL.G41])" office:value-type="float" office:value="18.985348457746" calcext:value-type="float">
            <text:p>18.9853484577</text:p>
          </table:table-cell>
          <table:table-cell table:formula="of:=SUM([$ICFP.H41];[$OOPSLA.H41];[$PLDI.H41];[$POPL.H41])" office:value-type="float" office:value="9.470643747761" calcext:value-type="float">
            <text:p>9.4706437478</text:p>
          </table:table-cell>
          <table:table-cell table:formula="of:=SUM([$ICFP.I41];[$OOPSLA.I41];[$PLDI.I41];[$POPL.I41])" office:value-type="float" office:value="13.441541960658" calcext:value-type="float">
            <text:p>13.4415419607</text:p>
          </table:table-cell>
          <table:table-cell table:formula="of:=SUM([$ICFP.J41];[$OOPSLA.J41];[$PLDI.J41];[$POPL.J41])" office:value-type="float" office:value="13.09414597042" calcext:value-type="float">
            <text:p>13.0941459704</text:p>
          </table:table-cell>
          <table:table-cell table:formula="of:=SUM([$ICFP.K41];[$OOPSLA.K41];[$PLDI.K41];[$POPL.K41])" office:value-type="float" office:value="23.38309173751" calcext:value-type="float">
            <text:p>23.3830917375</text:p>
          </table:table-cell>
          <table:table-cell table:formula="of:=SUM([$ICFP.L41];[$OOPSLA.L41];[$PLDI.L41];[$POPL.L41])" office:value-type="float" office:value="34.64486010362" calcext:value-type="float">
            <text:p>34.6448601036</text:p>
          </table:table-cell>
          <table:table-cell table:formula="of:=SUM([$ICFP.M41];[$OOPSLA.M41];[$PLDI.M41];[$POPL.M41])" office:value-type="float" office:value="37.152751985302" calcext:value-type="float">
            <text:p>37.1527519853</text:p>
          </table:table-cell>
          <table:table-cell table:formula="of:=SUM([$ICFP.N41];[$OOPSLA.N41];[$PLDI.N41];[$POPL.N41])" office:value-type="float" office:value="7.571924639964" calcext:value-type="float">
            <text:p>7.57192464</text:p>
          </table:table-cell>
          <table:table-cell table:formula="of:=SUM([$ICFP.O41];[$OOPSLA.O41];[$PLDI.O41];[$POPL.O41])" office:value-type="float" office:value="38.828987366685" calcext:value-type="float">
            <text:p>38.8289873667</text:p>
          </table:table-cell>
          <table:table-cell table:formula="of:=SUM([$ICFP.P41];[$OOPSLA.P41];[$PLDI.P41];[$POPL.P41])" office:value-type="float" office:value="18.18707374157" calcext:value-type="float">
            <text:p>18.1870737416</text:p>
          </table:table-cell>
          <table:table-cell table:formula="of:=SUM([$ICFP.Q41];[$OOPSLA.Q41];[$PLDI.Q41];[$POPL.Q41])" office:value-type="float" office:value="38.265043556892" calcext:value-type="float">
            <text:p>38.2650435569</text:p>
          </table:table-cell>
          <table:table-cell table:formula="of:=SUM([$ICFP.R41];[$OOPSLA.R41];[$PLDI.R41];[$POPL.R41])" office:value-type="float" office:value="22.00280090024" calcext:value-type="float">
            <text:p>22.0028009002</text:p>
          </table:table-cell>
          <table:table-cell table:formula="of:=SUM([$ICFP.S41];[$OOPSLA.S41];[$PLDI.S41];[$POPL.S41])" office:value-type="float" office:value="17.33042369621" calcext:value-type="float">
            <text:p>17.3304236962</text:p>
          </table:table-cell>
          <table:table-cell table:formula="of:=SUM([$ICFP.T41];[$OOPSLA.T41];[$PLDI.T41];[$POPL.T41])" office:value-type="float" office:value="6.381818454538" calcext:value-type="float">
            <text:p>6.3818184545</text:p>
          </table:table-cell>
          <table:table-cell table:formula="of:=SUM([$ICFP.U41];[$OOPSLA.U41];[$PLDI.U41];[$POPL.U41])" office:value-type="float" office:value="3.124994506373" calcext:value-type="float">
            <text:p>3.124994506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$ICFP.B42];[$OOPSLA.B42];[$PLDI.B42];[$POPL.B42])" office:value-type="float" office:value="15.76167924558" calcext:value-type="float">
            <text:p>15.7616792456</text:p>
          </table:table-cell>
          <table:table-cell table:formula="of:=SUM([$ICFP.C42];[$OOPSLA.C42];[$PLDI.C42];[$POPL.C42])" office:value-type="float" office:value="10.47381640994" calcext:value-type="float">
            <text:p>10.4738164099</text:p>
          </table:table-cell>
          <table:table-cell table:formula="of:=SUM([$ICFP.D42];[$OOPSLA.D42];[$PLDI.D42];[$POPL.D42])" office:value-type="float" office:value="14.366961324" calcext:value-type="float">
            <text:p>14.366961324</text:p>
          </table:table-cell>
          <table:table-cell table:formula="of:=SUM([$ICFP.E42];[$OOPSLA.E42];[$PLDI.E42];[$POPL.E42])" office:value-type="float" office:value="11.114670410366" calcext:value-type="float">
            <text:p>11.1146704104</text:p>
          </table:table-cell>
          <table:table-cell table:formula="of:=SUM([$ICFP.F42];[$OOPSLA.F42];[$PLDI.F42];[$POPL.F42])" office:value-type="float" office:value="21.62710084013" calcext:value-type="float">
            <text:p>21.6271008401</text:p>
          </table:table-cell>
          <table:table-cell table:formula="of:=SUM([$ICFP.G42];[$OOPSLA.G42];[$PLDI.G42];[$POPL.G42])" office:value-type="float" office:value="17.58351488176" calcext:value-type="float">
            <text:p>17.5835148818</text:p>
          </table:table-cell>
          <table:table-cell table:formula="of:=SUM([$ICFP.H42];[$OOPSLA.H42];[$PLDI.H42];[$POPL.H42])" office:value-type="float" office:value="6.869241193591" calcext:value-type="float">
            <text:p>6.8692411936</text:p>
          </table:table-cell>
          <table:table-cell table:formula="of:=SUM([$ICFP.I42];[$OOPSLA.I42];[$PLDI.I42];[$POPL.I42])" office:value-type="float" office:value="13.64437975826" calcext:value-type="float">
            <text:p>13.6443797583</text:p>
          </table:table-cell>
          <table:table-cell table:formula="of:=SUM([$ICFP.J42];[$OOPSLA.J42];[$PLDI.J42];[$POPL.J42])" office:value-type="float" office:value="23.2576317306" calcext:value-type="float">
            <text:p>23.2576317306</text:p>
          </table:table-cell>
          <table:table-cell table:formula="of:=SUM([$ICFP.K42];[$OOPSLA.K42];[$PLDI.K42];[$POPL.K42])" office:value-type="float" office:value="34.74424006193" calcext:value-type="float">
            <text:p>34.7442400619</text:p>
          </table:table-cell>
          <table:table-cell table:formula="of:=SUM([$ICFP.L42];[$OOPSLA.L42];[$PLDI.L42];[$POPL.L42])" office:value-type="float" office:value="35.38385160234" calcext:value-type="float">
            <text:p>35.3838516023</text:p>
          </table:table-cell>
          <table:table-cell table:formula="of:=SUM([$ICFP.M42];[$OOPSLA.M42];[$PLDI.M42];[$POPL.M42])" office:value-type="float" office:value="43.99940009428" calcext:value-type="float">
            <text:p>43.9994000943</text:p>
          </table:table-cell>
          <table:table-cell table:formula="of:=SUM([$ICFP.N42];[$OOPSLA.N42];[$PLDI.N42];[$POPL.N42])" office:value-type="float" office:value="3.819063154196" calcext:value-type="float">
            <text:p>3.8190631542</text:p>
          </table:table-cell>
          <table:table-cell table:formula="of:=SUM([$ICFP.O42];[$OOPSLA.O42];[$PLDI.O42];[$POPL.O42])" office:value-type="float" office:value="23.251767614733" calcext:value-type="float">
            <text:p>23.2517676147</text:p>
          </table:table-cell>
          <table:table-cell table:formula="of:=SUM([$ICFP.P42];[$OOPSLA.P42];[$PLDI.P42];[$POPL.P42])" office:value-type="float" office:value="17.74949218735" calcext:value-type="float">
            <text:p>17.7494921874</text:p>
          </table:table-cell>
          <table:table-cell table:formula="of:=SUM([$ICFP.Q42];[$OOPSLA.Q42];[$PLDI.Q42];[$POPL.Q42])" office:value-type="float" office:value="29.800522289118" calcext:value-type="float">
            <text:p>29.8005222891</text:p>
          </table:table-cell>
          <table:table-cell table:formula="of:=SUM([$ICFP.R42];[$OOPSLA.R42];[$PLDI.R42];[$POPL.R42])" office:value-type="float" office:value="23.10867371703" calcext:value-type="float">
            <text:p>23.108673717</text:p>
          </table:table-cell>
          <table:table-cell table:formula="of:=SUM([$ICFP.S42];[$OOPSLA.S42];[$PLDI.S42];[$POPL.S42])" office:value-type="float" office:value="18.14196843316" calcext:value-type="float">
            <text:p>18.1419684332</text:p>
          </table:table-cell>
          <table:table-cell table:formula="of:=SUM([$ICFP.T42];[$OOPSLA.T42];[$PLDI.T42];[$POPL.T42])" office:value-type="float" office:value="11.65195127223" calcext:value-type="float">
            <text:p>11.6519512722</text:p>
          </table:table-cell>
          <table:table-cell table:formula="of:=SUM([$ICFP.U42];[$OOPSLA.U42];[$PLDI.U42];[$POPL.U42])" office:value-type="float" office:value="5.0044864280832" calcext:value-type="float">
            <text:p>5.00448642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$ICFP.B43];[$OOPSLA.B43];[$PLDI.B43];[$POPL.B43])" office:value-type="float" office:value="1.35964769571" calcext:value-type="float">
            <text:p>1.3596476957</text:p>
          </table:table-cell>
          <table:table-cell table:formula="of:=SUM([$ICFP.C43];[$OOPSLA.C43];[$PLDI.C43];[$POPL.C43])" office:value-type="float" office:value="1.62407918996" calcext:value-type="float">
            <text:p>1.62407919</text:p>
          </table:table-cell>
          <table:table-cell table:formula="of:=SUM([$ICFP.D43];[$OOPSLA.D43];[$PLDI.D43];[$POPL.D43])" office:value-type="float" office:value="2.61990718444" calcext:value-type="float">
            <text:p>2.6199071844</text:p>
          </table:table-cell>
          <table:table-cell table:formula="of:=SUM([$ICFP.E43];[$OOPSLA.E43];[$PLDI.E43];[$POPL.E43])" office:value-type="float" office:value="0.905373501315" calcext:value-type="float">
            <text:p>0.9053735013</text:p>
          </table:table-cell>
          <table:table-cell table:formula="of:=SUM([$ICFP.F43];[$OOPSLA.F43];[$PLDI.F43];[$POPL.F43])" office:value-type="float" office:value="8.33906879317" calcext:value-type="float">
            <text:p>8.3390687932</text:p>
          </table:table-cell>
          <table:table-cell table:formula="of:=SUM([$ICFP.G43];[$OOPSLA.G43];[$PLDI.G43];[$POPL.G43])" office:value-type="float" office:value="6.78316042454" calcext:value-type="float">
            <text:p>6.7831604245</text:p>
          </table:table-cell>
          <table:table-cell table:formula="of:=SUM([$ICFP.H43];[$OOPSLA.H43];[$PLDI.H43];[$POPL.H43])" office:value-type="float" office:value="0.325861801974" calcext:value-type="float">
            <text:p>0.325861802</text:p>
          </table:table-cell>
          <table:table-cell table:formula="of:=SUM([$ICFP.I43];[$OOPSLA.I43];[$PLDI.I43];[$POPL.I43])" office:value-type="float" office:value="3.10715020946" calcext:value-type="float">
            <text:p>3.1071502095</text:p>
          </table:table-cell>
          <table:table-cell table:formula="of:=SUM([$ICFP.J43];[$OOPSLA.J43];[$PLDI.J43];[$POPL.J43])" office:value-type="float" office:value="8.21801008149" calcext:value-type="float">
            <text:p>8.2180100815</text:p>
          </table:table-cell>
          <table:table-cell table:formula="of:=SUM([$ICFP.K43];[$OOPSLA.K43];[$PLDI.K43];[$POPL.K43])" office:value-type="float" office:value="15.7685876505" calcext:value-type="float">
            <text:p>15.7685876505</text:p>
          </table:table-cell>
          <table:table-cell table:formula="of:=SUM([$ICFP.L43];[$OOPSLA.L43];[$PLDI.L43];[$POPL.L43])" office:value-type="float" office:value="12.1500845918" calcext:value-type="float">
            <text:p>12.1500845918</text:p>
          </table:table-cell>
          <table:table-cell table:formula="of:=SUM([$ICFP.M43];[$OOPSLA.M43];[$PLDI.M43];[$POPL.M43])" office:value-type="float" office:value="6.51120102972" calcext:value-type="float">
            <text:p>6.5112010297</text:p>
          </table:table-cell>
          <table:table-cell table:formula="of:=SUM([$ICFP.N43];[$OOPSLA.N43];[$PLDI.N43];[$POPL.N43])" office:value-type="float" office:value="0.715047602091" calcext:value-type="float">
            <text:p>0.7150476021</text:p>
          </table:table-cell>
          <table:table-cell table:formula="of:=SUM([$ICFP.O43];[$OOPSLA.O43];[$PLDI.O43];[$POPL.O43])" office:value-type="float" office:value="7.36409891999" calcext:value-type="float">
            <text:p>7.36409892</text:p>
          </table:table-cell>
          <table:table-cell table:formula="of:=SUM([$ICFP.P43];[$OOPSLA.P43];[$PLDI.P43];[$POPL.P43])" office:value-type="float" office:value="5.77989957907" calcext:value-type="float">
            <text:p>5.7798995791</text:p>
          </table:table-cell>
          <table:table-cell table:formula="of:=SUM([$ICFP.Q43];[$OOPSLA.Q43];[$PLDI.Q43];[$POPL.Q43])" office:value-type="float" office:value="10.2369245945" calcext:value-type="float">
            <text:p>10.2369245945</text:p>
          </table:table-cell>
          <table:table-cell table:formula="of:=SUM([$ICFP.R43];[$OOPSLA.R43];[$PLDI.R43];[$POPL.R43])" office:value-type="float" office:value="1.30346231616" calcext:value-type="float">
            <text:p>1.3034623162</text:p>
          </table:table-cell>
          <table:table-cell table:formula="of:=SUM([$ICFP.S43];[$OOPSLA.S43];[$PLDI.S43];[$POPL.S43])" office:value-type="float" office:value="2.78311014339" calcext:value-type="float">
            <text:p>2.7831101434</text:p>
          </table:table-cell>
          <table:table-cell table:formula="of:=SUM([$ICFP.T43];[$OOPSLA.T43];[$PLDI.T43];[$POPL.T43])" office:value-type="float" office:value="1.48381502944" calcext:value-type="float">
            <text:p>1.4838150294</text:p>
          </table:table-cell>
          <table:table-cell table:formula="of:=SUM([$ICFP.U43];[$OOPSLA.U43];[$PLDI.U43];[$POPL.U43])" office:value-type="float" office:value="0.370421966261" calcext:value-type="float">
            <text:p>0.3704219663</text:p>
          </table:table-cell>
        </table:table-row>
      </table:table>
      <table:named-expressions/>
      <table:database-ranges>
        <table:database-range table:name="__Anonymous_Sheet_DB__0" table:target-range-address="ICFP.A2:ICFP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2:15:05.2480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4:45:32.851781000</dc:date>
    <meta:editing-duration>PT1H22M14S</meta:editing-duration>
    <meta:editing-cycles>16</meta:editing-cycles>
    <meta:generator>LibreOffice/4.3.4.1$MacOSX_X86_64 LibreOffice_project/bc356b2f991740509f321d70e4512a6a54c5f243</meta:generator>
    <meta:document-statistic meta:table-count="5" meta:cell-count="352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82cm" svg:y="0.563cm" chart:style-name="ch2">
          <text:p>Topics over time</text:p>
        </chart:title>
        <chart:legend chart:legend-position="end" svg:x="31.061cm" svg:y="5.942cm" style:legend-expansion="high" chart:style-name="ch3"/>
        <chart:plot-area chart:style-name="ch4" table:cell-range-address="Aggregate.A1:Aggregate.U43" chart:data-source-has-labels="both" svg:x="0.662cm" svg:y="1.751cm" svg:width="29.737cm" svg:height="19.207cm">
          <chartooo:coordinate-region svg:x="1.814cm" svg:y="1.936cm" svg:width="28.529cm" svg:height="18.033cm"/>
          <chart:axis chart:dimension="x" chart:name="primary-x" chart:style-name="ch5" chartooo:axis-type="auto">
            <chartooo:date-scale/>
            <chart:categories table:cell-range-address="Aggregate.A2:Aggregate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ggregate.B2:Aggregate.B43" chart:label-cell-address="Aggregate.B1:Aggregate.B1" chart:class="chart:bar">
            <chart:data-point chart:repeated="42"/>
          </chart:series>
          <chart:series chart:style-name="ch9" chart:values-cell-range-address="Aggregate.C2:Aggregate.C43" chart:label-cell-address="Aggregate.C1:Aggregate.C1" chart:class="chart:bar">
            <chart:data-point chart:repeated="42"/>
          </chart:series>
          <chart:series chart:style-name="ch10" chart:values-cell-range-address="Aggregate.D2:Aggregate.D43" chart:label-cell-address="Aggregate.D1:Aggregate.D1" chart:class="chart:bar">
            <chart:data-point chart:repeated="42"/>
          </chart:series>
          <chart:series chart:style-name="ch11" chart:values-cell-range-address="Aggregate.E2:Aggregate.E43" chart:label-cell-address="Aggregate.E1:Aggregate.E1" chart:class="chart:bar">
            <chart:data-point chart:repeated="42"/>
          </chart:series>
          <chart:series chart:style-name="ch12" chart:values-cell-range-address="Aggregate.F2:Aggregate.F43" chart:label-cell-address="Aggregate.F1:Aggregate.F1" chart:class="chart:bar">
            <chart:data-point chart:repeated="42"/>
          </chart:series>
          <chart:series chart:style-name="ch13" chart:values-cell-range-address="Aggregate.G2:Aggregate.G43" chart:label-cell-address="Aggregate.G1:Aggregate.G1" chart:class="chart:bar">
            <chart:data-point chart:repeated="42"/>
          </chart:series>
          <chart:series chart:style-name="ch14" chart:values-cell-range-address="Aggregate.H2:Aggregate.H43" chart:label-cell-address="Aggregate.H1:Aggregate.H1" chart:class="chart:bar">
            <chart:data-point chart:repeated="42"/>
          </chart:series>
          <chart:series chart:style-name="ch15" chart:values-cell-range-address="Aggregate.I2:Aggregate.I43" chart:label-cell-address="Aggregate.I1:Aggregate.I1" chart:class="chart:bar">
            <chart:data-point chart:repeated="42"/>
          </chart:series>
          <chart:series chart:style-name="ch16" chart:values-cell-range-address="Aggregate.J2:Aggregate.J43" chart:label-cell-address="Aggregate.J1:Aggregate.J1" chart:class="chart:bar">
            <chart:data-point chart:repeated="42"/>
          </chart:series>
          <chart:series chart:style-name="ch17" chart:values-cell-range-address="Aggregate.K2:Aggregate.K43" chart:label-cell-address="Aggregate.K1:Aggregate.K1" chart:class="chart:bar">
            <chart:data-point chart:repeated="42"/>
          </chart:series>
          <chart:series chart:style-name="ch18" chart:values-cell-range-address="Aggregate.L2:Aggregate.L43" chart:label-cell-address="Aggregate.L1:Aggregate.L1" chart:class="chart:bar">
            <chart:data-point chart:repeated="42"/>
          </chart:series>
          <chart:series chart:style-name="ch19" chart:values-cell-range-address="Aggregate.M2:Aggregate.M43" chart:label-cell-address="Aggregate.M1:Aggregate.M1" chart:class="chart:bar">
            <chart:data-point chart:repeated="42"/>
          </chart:series>
          <chart:series chart:style-name="ch8" chart:values-cell-range-address="Aggregate.N2:Aggregate.N43" chart:label-cell-address="Aggregate.N1:Aggregate.N1" chart:class="chart:bar">
            <chart:data-point chart:repeated="42"/>
          </chart:series>
          <chart:series chart:style-name="ch9" chart:values-cell-range-address="Aggregate.O2:Aggregate.O43" chart:label-cell-address="Aggregate.O1:Aggregate.O1" chart:class="chart:bar">
            <chart:data-point chart:repeated="42"/>
          </chart:series>
          <chart:series chart:style-name="ch10" chart:values-cell-range-address="Aggregate.P2:Aggregate.P43" chart:label-cell-address="Aggregate.P1:Aggregate.P1" chart:class="chart:bar">
            <chart:data-point chart:repeated="42"/>
          </chart:series>
          <chart:series chart:style-name="ch11" chart:values-cell-range-address="Aggregate.Q2:Aggregate.Q43" chart:label-cell-address="Aggregate.Q1:Aggregate.Q1" chart:class="chart:bar">
            <chart:data-point chart:repeated="42"/>
          </chart:series>
          <chart:series chart:style-name="ch12" chart:values-cell-range-address="Aggregate.R2:Aggregate.R43" chart:label-cell-address="Aggregate.R1:Aggregate.R1" chart:class="chart:bar">
            <chart:data-point chart:repeated="42"/>
          </chart:series>
          <chart:series chart:style-name="ch13" chart:values-cell-range-address="Aggregate.S2:Aggregate.S43" chart:label-cell-address="Aggregate.S1:Aggregate.S1" chart:class="chart:bar">
            <chart:data-point chart:repeated="42"/>
          </chart:series>
          <chart:series chart:style-name="ch14" chart:values-cell-range-address="Aggregate.T2:Aggregate.T43" chart:label-cell-address="Aggregate.T1:Aggregate.T1" chart:class="chart:bar">
            <chart:data-point chart:repeated="42"/>
          </chart:series>
          <chart:series chart:style-name="ch15" chart:values-cell-range-address="Aggregate.U2:Aggregate.U43" chart:label-cell-address="Aggregate.U1:Aggregate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ic 0</text:p>
                <draw:g>
                  <svg:desc>Aggregate.B1:Aggregate.B1</svg:desc>
                </draw:g>
              </table:table-cell>
              <table:table-cell office:value-type="string">
                <text:p>Topic 1</text:p>
                <draw:g>
                  <svg:desc>Aggregate.C1:Aggregate.C1</svg:desc>
                </draw:g>
              </table:table-cell>
              <table:table-cell office:value-type="string">
                <text:p>Topic 2</text:p>
                <draw:g>
                  <svg:desc>Aggregate.D1:Aggregate.D1</svg:desc>
                </draw:g>
              </table:table-cell>
              <table:table-cell office:value-type="string">
                <text:p>Topic 3</text:p>
                <draw:g>
                  <svg:desc>Aggregate.E1:Aggregate.E1</svg:desc>
                </draw:g>
              </table:table-cell>
              <table:table-cell office:value-type="string">
                <text:p>Topic 4</text:p>
                <draw:g>
                  <svg:desc>Aggregate.F1:Aggregate.F1</svg:desc>
                </draw:g>
              </table:table-cell>
              <table:table-cell office:value-type="string">
                <text:p>Topic 5</text:p>
                <draw:g>
                  <svg:desc>Aggregate.G1:Aggregate.G1</svg:desc>
                </draw:g>
              </table:table-cell>
              <table:table-cell office:value-type="string">
                <text:p>Topic 6</text:p>
                <draw:g>
                  <svg:desc>Aggregate.H1:Aggregate.H1</svg:desc>
                </draw:g>
              </table:table-cell>
              <table:table-cell office:value-type="string">
                <text:p>Topic 7</text:p>
                <draw:g>
                  <svg:desc>Aggregate.I1:Aggregate.I1</svg:desc>
                </draw:g>
              </table:table-cell>
              <table:table-cell office:value-type="string">
                <text:p>Topic 8</text:p>
                <draw:g>
                  <svg:desc>Aggregate.J1:Aggregate.J1</svg:desc>
                </draw:g>
              </table:table-cell>
              <table:table-cell office:value-type="string">
                <text:p>Topic 9</text:p>
                <draw:g>
                  <svg:desc>Aggregate.K1:Aggregate.K1</svg:desc>
                </draw:g>
              </table:table-cell>
              <table:table-cell office:value-type="string">
                <text:p>Topic 10</text:p>
                <draw:g>
                  <svg:desc>Aggregate.L1:Aggregate.L1</svg:desc>
                </draw:g>
              </table:table-cell>
              <table:table-cell office:value-type="string">
                <text:p>Topic 11</text:p>
                <draw:g>
                  <svg:desc>Aggregate.M1:Aggregate.M1</svg:desc>
                </draw:g>
              </table:table-cell>
              <table:table-cell office:value-type="string">
                <text:p>Topic 12</text:p>
                <draw:g>
                  <svg:desc>Aggregate.N1:Aggregate.N1</svg:desc>
                </draw:g>
              </table:table-cell>
              <table:table-cell office:value-type="string">
                <text:p>Topic 13</text:p>
                <draw:g>
                  <svg:desc>Aggregate.O1:Aggregate.O1</svg:desc>
                </draw:g>
              </table:table-cell>
              <table:table-cell office:value-type="string">
                <text:p>Topic 14</text:p>
                <draw:g>
                  <svg:desc>Aggregate.P1:Aggregate.P1</svg:desc>
                </draw:g>
              </table:table-cell>
              <table:table-cell office:value-type="string">
                <text:p>Topic 15</text:p>
                <draw:g>
                  <svg:desc>Aggregate.Q1:Aggregate.Q1</svg:desc>
                </draw:g>
              </table:table-cell>
              <table:table-cell office:value-type="string">
                <text:p>Topic 16</text:p>
                <draw:g>
                  <svg:desc>Aggregate.R1:Aggregate.R1</svg:desc>
                </draw:g>
              </table:table-cell>
              <table:table-cell office:value-type="string">
                <text:p>Topic 17</text:p>
                <draw:g>
                  <svg:desc>Aggregate.S1:Aggregate.S1</svg:desc>
                </draw:g>
              </table:table-cell>
              <table:table-cell office:value-type="string">
                <text:p>Topic 18</text:p>
                <draw:g>
                  <svg:desc>Aggregate.T1:Aggregate.T1</svg:desc>
                </draw:g>
              </table:table-cell>
              <table:table-cell office:value-type="string">
                <text:p>Topic 19</text:p>
                <draw:g>
                  <svg:desc>Aggregate.U1:Aggregate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Aggregate.A2:Aggregate.A43</svg:desc>
                </draw:g>
              </table:table-cell>
              <table:table-cell office:value-type="float" office:value="2.69549239655">
                <text:p>2.69549239655</text:p>
                <draw:g>
                  <svg:desc>Aggregate.B2:Aggregate.B43</svg:desc>
                </draw:g>
              </table:table-cell>
              <table:table-cell office:value-type="float" office:value="1.46655318135">
                <text:p>1.46655318135</text:p>
                <draw:g>
                  <svg:desc>Aggregate.C2:Aggregate.C43</svg:desc>
                </draw:g>
              </table:table-cell>
              <table:table-cell office:value-type="float" office:value="13.2655141026">
                <text:p>13.2655141026</text:p>
                <draw:g>
                  <svg:desc>Aggregate.D2:Aggregate.D43</svg:desc>
                </draw:g>
              </table:table-cell>
              <table:table-cell office:value-type="float" office:value="2.75887080976">
                <text:p>2.75887080976</text:p>
                <draw:g>
                  <svg:desc>Aggregate.E2:Aggregate.E43</svg:desc>
                </draw:g>
              </table:table-cell>
              <table:table-cell office:value-type="float" office:value="4.32795946853">
                <text:p>4.32795946853</text:p>
                <draw:g>
                  <svg:desc>Aggregate.F2:Aggregate.F43</svg:desc>
                </draw:g>
              </table:table-cell>
              <table:table-cell office:value-type="float" office:value="2.69657940687">
                <text:p>2.69657940687</text:p>
                <draw:g>
                  <svg:desc>Aggregate.G2:Aggregate.G43</svg:desc>
                </draw:g>
              </table:table-cell>
              <table:table-cell office:value-type="float" office:value="0.259260597052">
                <text:p>0.259260597052</text:p>
                <draw:g>
                  <svg:desc>Aggregate.H2:Aggregate.H43</svg:desc>
                </draw:g>
              </table:table-cell>
              <table:table-cell office:value-type="float" office:value="0.269985297795">
                <text:p>0.269985297795</text:p>
                <draw:g>
                  <svg:desc>Aggregate.I2:Aggregate.I43</svg:desc>
                </draw:g>
              </table:table-cell>
              <table:table-cell office:value-type="float" office:value="6.16708581615">
                <text:p>6.16708581615</text:p>
                <draw:g>
                  <svg:desc>Aggregate.J2:Aggregate.J43</svg:desc>
                </draw:g>
              </table:table-cell>
              <table:table-cell office:value-type="float" office:value="3.59913000773">
                <text:p>3.59913000773</text:p>
                <draw:g>
                  <svg:desc>Aggregate.K2:Aggregate.K43</svg:desc>
                </draw:g>
              </table:table-cell>
              <table:table-cell office:value-type="float" office:value="0.351546381881">
                <text:p>0.351546381881</text:p>
                <draw:g>
                  <svg:desc>Aggregate.L2:Aggregate.L43</svg:desc>
                </draw:g>
              </table:table-cell>
              <table:table-cell office:value-type="float" office:value="2.48748499529">
                <text:p>2.48748499529</text:p>
                <draw:g>
                  <svg:desc>Aggregate.M2:Aggregate.M43</svg:desc>
                </draw:g>
              </table:table-cell>
              <table:table-cell office:value-type="float" office:value="4.79767708952">
                <text:p>4.79767708952</text:p>
                <draw:g>
                  <svg:desc>Aggregate.N2:Aggregate.N43</svg:desc>
                </draw:g>
              </table:table-cell>
              <table:table-cell office:value-type="float" office:value="0.0318900597">
                <text:p>0.0318900597</text:p>
                <draw:g>
                  <svg:desc>Aggregate.O2:Aggregate.O43</svg:desc>
                </draw:g>
              </table:table-cell>
              <table:table-cell office:value-type="float" office:value="0.1118183606">
                <text:p>0.1118183606</text:p>
                <draw:g>
                  <svg:desc>Aggregate.P2:Aggregate.P43</svg:desc>
                </draw:g>
              </table:table-cell>
              <table:table-cell office:value-type="float" office:value="4.68215611517">
                <text:p>4.68215611517</text:p>
                <draw:g>
                  <svg:desc>Aggregate.Q2:Aggregate.Q43</svg:desc>
                </draw:g>
              </table:table-cell>
              <table:table-cell office:value-type="float" office:value="0.10937484399">
                <text:p>0.10937484399</text:p>
                <draw:g>
                  <svg:desc>Aggregate.R2:Aggregate.R43</svg:desc>
                </draw:g>
              </table:table-cell>
              <table:table-cell office:value-type="float" office:value="7.53837825913">
                <text:p>7.53837825913</text:p>
                <draw:g>
                  <svg:desc>Aggregate.S2:Aggregate.S43</svg:desc>
                </draw:g>
              </table:table-cell>
              <table:table-cell office:value-type="float" office:value="0.739229610629">
                <text:p>0.739229610629</text:p>
                <draw:g>
                  <svg:desc>Aggregate.T2:Aggregate.T43</svg:desc>
                </draw:g>
              </table:table-cell>
              <table:table-cell office:value-type="float" office:value="0.615147726905">
                <text:p>0.615147726905</text:p>
                <draw:g>
                  <svg:desc>Aggregate.U2:Aggregate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.14003975059">
                <text:p>1.14003975059</text:p>
              </table:table-cell>
              <table:table-cell office:value-type="float" office:value="1.64632651963">
                <text:p>1.64632651963</text:p>
              </table:table-cell>
              <table:table-cell office:value-type="float" office:value="4.30104338953">
                <text:p>4.30104338953</text:p>
              </table:table-cell>
              <table:table-cell office:value-type="float" office:value="0.290036627277">
                <text:p>0.290036627277</text:p>
              </table:table-cell>
              <table:table-cell office:value-type="float" office:value="3.40247793233">
                <text:p>3.40247793233</text:p>
              </table:table-cell>
              <table:table-cell office:value-type="float" office:value="4.62798865694">
                <text:p>4.62798865694</text:p>
              </table:table-cell>
              <table:table-cell office:value-type="float" office:value="0.107346573155">
                <text:p>0.107346573155</text:p>
              </table:table-cell>
              <table:table-cell office:value-type="float" office:value="0.338756020423">
                <text:p>0.338756020423</text:p>
              </table:table-cell>
              <table:table-cell office:value-type="float" office:value="11.6021140079">
                <text:p>11.6021140079</text:p>
              </table:table-cell>
              <table:table-cell office:value-type="float" office:value="0.322852440018">
                <text:p>0.322852440018</text:p>
              </table:table-cell>
              <table:table-cell office:value-type="float" office:value="0.8670121549">
                <text:p>0.8670121549</text:p>
              </table:table-cell>
              <table:table-cell office:value-type="float" office:value="0.437820891536">
                <text:p>0.437820891536</text:p>
              </table:table-cell>
              <table:table-cell office:value-type="float" office:value="14.621826477">
                <text:p>14.621826477</text:p>
              </table:table-cell>
              <table:table-cell office:value-type="float" office:value="0.372167778223">
                <text:p>0.37216777822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150783595">
                <text:p>9.6150783595</text:p>
              </table:table-cell>
              <table:table-cell office:value-type="float" office:value="0.502470719814">
                <text:p>0.502470719814</text:p>
              </table:table-cell>
              <table:table-cell office:value-type="float" office:value="5.94261957564">
                <text:p>5.94261957564</text:p>
              </table:table-cell>
              <table:table-cell office:value-type="float" office:value="0.967562721677">
                <text:p>0.967562721677</text:p>
              </table:table-cell>
              <table:table-cell office:value-type="float" office:value="0.227643265386">
                <text:p>0.227643265386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.28135057004">
                <text:p>3.28135057004</text:p>
              </table:table-cell>
              <table:table-cell office:value-type="float" office:value="4.05877681986">
                <text:p>4.05877681986</text:p>
              </table:table-cell>
              <table:table-cell office:value-type="float" office:value="9.28825547778">
                <text:p>9.28825547778</text:p>
              </table:table-cell>
              <table:table-cell office:value-type="float" office:value="3.24173873292">
                <text:p>3.24173873292</text:p>
              </table:table-cell>
              <table:table-cell office:value-type="float" office:value="3.20299108838">
                <text:p>3.20299108838</text:p>
              </table:table-cell>
              <table:table-cell office:value-type="float" office:value="0.744796937458">
                <text:p>0.744796937458</text:p>
              </table:table-cell>
              <table:table-cell office:value-type="float" office:value="0.214744881321">
                <text:p>0.2147448813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4.8083883598">
                <text:p>14.808388359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03414675994">
                <text:p>4.03414675994</text:p>
              </table:table-cell>
              <table:table-cell office:value-type="float" office:value="0.155873888942">
                <text:p>0.155873888942</text:p>
              </table:table-cell>
              <table:table-cell office:value-type="float" office:value="3.60457634867">
                <text:p>3.604576348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77969701742">
                <text:p>0.677969701742</text:p>
              </table:table-cell>
              <table:table-cell office:value-type="float" office:value="6.13272630943">
                <text:p>6.1327263094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5555917215">
                <text:p>5.75555917215</text:p>
              </table:table-cell>
              <table:table-cell office:value-type="float" office:value="2.51601396201">
                <text:p>2.51601396201</text:p>
              </table:table-cell>
              <table:table-cell office:value-type="float" office:value="2.52917404984">
                <text:p>2.5291740498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.85032154247">
                <text:p>2.85032154247</text:p>
              </table:table-cell>
              <table:table-cell office:value-type="float" office:value="10.6268153201">
                <text:p>10.6268153201</text:p>
              </table:table-cell>
              <table:table-cell office:value-type="float" office:value="15.2372053424">
                <text:p>15.2372053424</text:p>
              </table:table-cell>
              <table:table-cell office:value-type="float" office:value="4.67103729213">
                <text:p>4.67103729213</text:p>
              </table:table-cell>
              <table:table-cell office:value-type="float" office:value="2.39346127613">
                <text:p>2.39346127613</text:p>
              </table:table-cell>
              <table:table-cell office:value-type="float" office:value="7.53825513403">
                <text:p>7.53825513403</text:p>
              </table:table-cell>
              <table:table-cell office:value-type="float" office:value="0.147986253829">
                <text:p>0.147986253829</text:p>
              </table:table-cell>
              <table:table-cell office:value-type="float" office:value="1.0084500531">
                <text:p>1.0084500531</text:p>
              </table:table-cell>
              <table:table-cell office:value-type="float" office:value="34.9738116189">
                <text:p>34.9738116189</text:p>
              </table:table-cell>
              <table:table-cell office:value-type="float" office:value="0.431506887988">
                <text:p>0.431506887988</text:p>
              </table:table-cell>
              <table:table-cell office:value-type="float" office:value="3.76797091928">
                <text:p>3.76797091928</text:p>
              </table:table-cell>
              <table:table-cell office:value-type="float" office:value="1.24188949987">
                <text:p>1.24188949987</text:p>
              </table:table-cell>
              <table:table-cell office:value-type="float" office:value="1.42973065905">
                <text:p>1.4297306590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76248988348">
                <text:p>6.76248988348</text:p>
              </table:table-cell>
              <table:table-cell office:value-type="float" office:value="1.6010855315">
                <text:p>1.6010855315</text:p>
              </table:table-cell>
              <table:table-cell office:value-type="float" office:value="2.19082281729">
                <text:p>2.19082281729</text:p>
              </table:table-cell>
              <table:table-cell office:value-type="float" office:value="0.531120626067">
                <text:p>0.531120626067</text:p>
              </table:table-cell>
              <table:table-cell office:value-type="float" office:value="0.795060416925">
                <text:p>0.795060416925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5.33746660197">
                <text:p>5.33746660197</text:p>
              </table:table-cell>
              <table:table-cell office:value-type="float" office:value="0.640574888415">
                <text:p>0.640574888415</text:p>
              </table:table-cell>
              <table:table-cell office:value-type="float" office:value="10.0907161335">
                <text:p>10.0907161335</text:p>
              </table:table-cell>
              <table:table-cell office:value-type="float" office:value="1.28267047833">
                <text:p>1.28267047833</text:p>
              </table:table-cell>
              <table:table-cell office:value-type="float" office:value="5.87400889223">
                <text:p>5.87400889223</text:p>
              </table:table-cell>
              <table:table-cell office:value-type="float" office:value="18.0751507671">
                <text:p>18.0751507671</text:p>
              </table:table-cell>
              <table:table-cell office:value-type="float" office:value="0.388951465531">
                <text:p>0.38895146553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6.4173558215">
                <text:p>26.4173558215</text:p>
              </table:table-cell>
              <table:table-cell office:value-type="float" office:value="3.41565645325">
                <text:p>3.41565645325</text:p>
              </table:table-cell>
              <table:table-cell office:value-type="float" office:value="0.828166818227">
                <text:p>0.828166818227</text:p>
              </table:table-cell>
              <table:table-cell office:value-type="float" office:value="0.7479509542">
                <text:p>0.7479509542</text:p>
              </table:table-cell>
              <table:table-cell office:value-type="float" office:value="1.3145333195">
                <text:p>1.3145333195</text:p>
              </table:table-cell>
              <table:table-cell office:value-type="float" office:value="0.226526732858">
                <text:p>0.22652673285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2506299374">
                <text:p>10.2506299374</text:p>
              </table:table-cell>
              <table:table-cell office:value-type="float" office:value="4.70571414497">
                <text:p>4.70571414497</text:p>
              </table:table-cell>
              <table:table-cell office:value-type="float" office:value="0.487931975192">
                <text:p>0.487931975192</text:p>
              </table:table-cell>
              <table:table-cell office:value-type="float" office:value="1.61129369039">
                <text:p>1.61129369039</text:p>
              </table:table-cell>
              <table:table-cell office:value-type="float" office:value="0.647952769142">
                <text:p>0.64795276914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.06551079517">
                <text:p>1.06551079517</text:p>
              </table:table-cell>
              <table:table-cell office:value-type="float" office:value="2.22141641899">
                <text:p>2.22141641899</text:p>
              </table:table-cell>
              <table:table-cell office:value-type="float" office:value="6.14499820797">
                <text:p>6.14499820797</text:p>
              </table:table-cell>
              <table:table-cell office:value-type="float" office:value="0.973500101377">
                <text:p>0.973500101377</text:p>
              </table:table-cell>
              <table:table-cell office:value-type="float" office:value="4.52619542353">
                <text:p>4.52619542353</text:p>
              </table:table-cell>
              <table:table-cell office:value-type="float" office:value="4.89494941134">
                <text:p>4.89494941134</text:p>
              </table:table-cell>
              <table:table-cell office:value-type="float" office:value="0.890337840296">
                <text:p>0.89033784029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0.6870173609">
                <text:p>30.6870173609</text:p>
              </table:table-cell>
              <table:table-cell office:value-type="float" office:value="1.71101984568">
                <text:p>1.71101984568</text:p>
              </table:table-cell>
              <table:table-cell office:value-type="float" office:value="8.38526162237">
                <text:p>8.38526162237</text:p>
              </table:table-cell>
              <table:table-cell office:value-type="float" office:value="0.523051364108">
                <text:p>0.523051364108</text:p>
              </table:table-cell>
              <table:table-cell office:value-type="float" office:value="7.90233746472">
                <text:p>7.90233746472</text:p>
              </table:table-cell>
              <table:table-cell office:value-type="float" office:value="0.26054294295">
                <text:p>0.2605429429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7.2056973245">
                <text:p>17.2056973245</text:p>
              </table:table-cell>
              <table:table-cell office:value-type="float" office:value="0.413069388419">
                <text:p>0.413069388419</text:p>
              </table:table-cell>
              <table:table-cell office:value-type="float" office:value="0.904403900242">
                <text:p>0.9044039002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48206217654">
                <text:p>0.94820621765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396161497438">
                <text:p>0.396161497438</text:p>
              </table:table-cell>
              <table:table-cell office:value-type="float" office:value="0.510914074329">
                <text:p>0.510914074329</text:p>
              </table:table-cell>
              <table:table-cell office:value-type="float" office:value="4.60599286267">
                <text:p>4.60599286267</text:p>
              </table:table-cell>
              <table:table-cell office:value-type="float" office:value="0.334964946267">
                <text:p>0.334964946267</text:p>
              </table:table-cell>
              <table:table-cell office:value-type="float" office:value="3.38826669927">
                <text:p>3.38826669927</text:p>
              </table:table-cell>
              <table:table-cell office:value-type="float" office:value="0.477441312967">
                <text:p>0.477441312967</text:p>
              </table:table-cell>
              <table:table-cell office:value-type="float" office:value="0.512552821304">
                <text:p>0.512552821304</text:p>
              </table:table-cell>
              <table:table-cell office:value-type="float" office:value="1.6069553221">
                <text:p>1.6069553221</text:p>
              </table:table-cell>
              <table:table-cell office:value-type="float" office:value="17.5924294443">
                <text:p>17.5924294443</text:p>
              </table:table-cell>
              <table:table-cell office:value-type="float" office:value="6.87519032667">
                <text:p>6.87519032667</text:p>
              </table:table-cell>
              <table:table-cell office:value-type="float" office:value="3.78804138995">
                <text:p>3.78804138995</text:p>
              </table:table-cell>
              <table:table-cell office:value-type="float" office:value="8.86103686958">
                <text:p>8.86103686958</text:p>
              </table:table-cell>
              <table:table-cell office:value-type="float" office:value="1.89581339614">
                <text:p>1.89581339614</text:p>
              </table:table-cell>
              <table:table-cell office:value-type="float" office:value="0.416724819013">
                <text:p>0.41672481901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2.6836258464">
                <text:p>22.6836258464</text:p>
              </table:table-cell>
              <table:table-cell office:value-type="float" office:value="0.602253059742">
                <text:p>0.602253059742</text:p>
              </table:table-cell>
              <table:table-cell office:value-type="float" office:value="8.54220455196">
                <text:p>8.54220455196</text:p>
              </table:table-cell>
              <table:table-cell office:value-type="float" office:value="3.32081136702">
                <text:p>3.32081136702</text:p>
              </table:table-cell>
              <table:table-cell office:value-type="float" office:value="0.277863860425">
                <text:p>0.277863860425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.06548844585">
                <text:p>1.06548844585</text:p>
              </table:table-cell>
              <table:table-cell office:value-type="float" office:value="2.88345289439">
                <text:p>2.88345289439</text:p>
              </table:table-cell>
              <table:table-cell office:value-type="float" office:value="4.84942955033">
                <text:p>4.84942955033</text:p>
              </table:table-cell>
              <table:table-cell office:value-type="float" office:value="1.42106529385">
                <text:p>1.42106529385</text:p>
              </table:table-cell>
              <table:table-cell office:value-type="float" office:value="5.37834940076">
                <text:p>5.37834940076</text:p>
              </table:table-cell>
              <table:table-cell office:value-type="float" office:value="5.76071185274">
                <text:p>5.76071185274</text:p>
              </table:table-cell>
              <table:table-cell office:value-type="float" office:value="1.23382254992">
                <text:p>1.2338225499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5203532427">
                <text:p>9.65203532427</text:p>
              </table:table-cell>
              <table:table-cell office:value-type="float" office:value="6.04489875005">
                <text:p>6.04489875005</text:p>
              </table:table-cell>
              <table:table-cell office:value-type="float" office:value="4.9499945425">
                <text:p>4.9499945425</text:p>
              </table:table-cell>
              <table:table-cell office:value-type="float" office:value="2.03668297498">
                <text:p>2.03668297498</text:p>
              </table:table-cell>
              <table:table-cell office:value-type="float" office:value="8.99142267885">
                <text:p>8.99142267885</text:p>
              </table:table-cell>
              <table:table-cell office:value-type="float" office:value="0.241516898478">
                <text:p>0.241516898478</text:p>
              </table:table-cell>
              <table:table-cell office:value-type="float" office:value="0.117444370487">
                <text:p>0.117444370487</text:p>
              </table:table-cell>
              <table:table-cell office:value-type="float" office:value="9.66043254912">
                <text:p>9.66043254912</text:p>
              </table:table-cell>
              <table:table-cell office:value-type="float" office:value="1.68709730398">
                <text:p>1.68709730398</text:p>
              </table:table-cell>
              <table:table-cell office:value-type="float" office:value="3.25131480505">
                <text:p>3.25131480505</text:p>
              </table:table-cell>
              <table:table-cell office:value-type="float" office:value="2.28599331017">
                <text:p>2.28599331017</text:p>
              </table:table-cell>
              <table:table-cell office:value-type="float" office:value="0.529540247104">
                <text:p>0.52954024710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.50315447059">
                <text:p>3.50315447059</text:p>
              </table:table-cell>
              <table:table-cell office:value-type="float" office:value="2.00486870974">
                <text:p>2.00486870974</text:p>
              </table:table-cell>
              <table:table-cell office:value-type="float" office:value="3.45431988513">
                <text:p>3.45431988513</text:p>
              </table:table-cell>
              <table:table-cell office:value-type="float" office:value="1.91616647264">
                <text:p>1.91616647264</text:p>
              </table:table-cell>
              <table:table-cell office:value-type="float" office:value="4.5630064278">
                <text:p>4.5630064278</text:p>
              </table:table-cell>
              <table:table-cell office:value-type="float" office:value="2.16898386531">
                <text:p>2.16898386531</text:p>
              </table:table-cell>
              <table:table-cell office:value-type="float" office:value="0.0996423871351">
                <text:p>0.0996423871351</text:p>
              </table:table-cell>
              <table:table-cell office:value-type="float" office:value="0.812837226376">
                <text:p>0.812837226376</text:p>
              </table:table-cell>
              <table:table-cell office:value-type="float" office:value="1.16377764281">
                <text:p>1.16377764281</text:p>
              </table:table-cell>
              <table:table-cell office:value-type="float" office:value="0.724572355232">
                <text:p>0.724572355232</text:p>
              </table:table-cell>
              <table:table-cell office:value-type="float" office:value="2.95842565771">
                <text:p>2.95842565771</text:p>
              </table:table-cell>
              <table:table-cell office:value-type="float" office:value="1.86013616247">
                <text:p>1.86013616247</text:p>
              </table:table-cell>
              <table:table-cell office:value-type="float" office:value="1.58782296512">
                <text:p>1.58782296512</text:p>
              </table:table-cell>
              <table:table-cell office:value-type="float" office:value="0.215425997922">
                <text:p>0.21542599792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8.44934380754">
                <text:p>8.44934380754</text:p>
              </table:table-cell>
              <table:table-cell office:value-type="float" office:value="0.727940132714">
                <text:p>0.727940132714</text:p>
              </table:table-cell>
              <table:table-cell office:value-type="float" office:value="2.25174124595">
                <text:p>2.25174124595</text:p>
              </table:table-cell>
              <table:table-cell office:value-type="float" office:value="3.90840575758">
                <text:p>3.90840575758</text:p>
              </table:table-cell>
              <table:table-cell office:value-type="float" office:value="1.66777239685">
                <text:p>1.66777239685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.58117224677">
                <text:p>1.58117224677</text:p>
              </table:table-cell>
              <table:table-cell office:value-type="float" office:value="4.96269913796">
                <text:p>4.96269913796</text:p>
              </table:table-cell>
              <table:table-cell office:value-type="float" office:value="2.4215702498">
                <text:p>2.4215702498</text:p>
              </table:table-cell>
              <table:table-cell office:value-type="float" office:value="3.44086535503">
                <text:p>3.44086535503</text:p>
              </table:table-cell>
              <table:table-cell office:value-type="float" office:value="8.00476379807">
                <text:p>8.00476379807</text:p>
              </table:table-cell>
              <table:table-cell office:value-type="float" office:value="1.30876937217">
                <text:p>1.30876937217</text:p>
              </table:table-cell>
              <table:table-cell office:value-type="float" office:value="2.06092702371">
                <text:p>2.06092702371</text:p>
              </table:table-cell>
              <table:table-cell office:value-type="float" office:value="0.156187535633">
                <text:p>0.156187535633</text:p>
              </table:table-cell>
              <table:table-cell office:value-type="float" office:value="26.4552910516">
                <text:p>26.4552910516</text:p>
              </table:table-cell>
              <table:table-cell office:value-type="float" office:value="32.0747558299">
                <text:p>32.0747558299</text:p>
              </table:table-cell>
              <table:table-cell office:value-type="float" office:value="4.61672338446">
                <text:p>4.61672338446</text:p>
              </table:table-cell>
              <table:table-cell office:value-type="float" office:value="1.8485582936">
                <text:p>1.8485582936</text:p>
              </table:table-cell>
              <table:table-cell office:value-type="float" office:value="13.7248262209">
                <text:p>13.7248262209</text:p>
              </table:table-cell>
              <table:table-cell office:value-type="float" office:value="0.415664118556">
                <text:p>0.415664118556</text:p>
              </table:table-cell>
              <table:table-cell office:value-type="float" office:value="0.200246684152">
                <text:p>0.200246684152</text:p>
              </table:table-cell>
              <table:table-cell office:value-type="float" office:value="19.9874132706">
                <text:p>19.9874132706</text:p>
              </table:table-cell>
              <table:table-cell office:value-type="float" office:value="4.17321092016">
                <text:p>4.17321092016</text:p>
              </table:table-cell>
              <table:table-cell office:value-type="float" office:value="10.7798500012">
                <text:p>10.7798500012</text:p>
              </table:table-cell>
              <table:table-cell office:value-type="float" office:value="2.55094500026">
                <text:p>2.55094500026</text:p>
              </table:table-cell>
              <table:table-cell office:value-type="float" office:value="2.61410244004">
                <text:p>2.6141024400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.29193291285">
                <text:p>2.29193291285</text:p>
              </table:table-cell>
              <table:table-cell office:value-type="float" office:value="3.16864196268">
                <text:p>3.16864196268</text:p>
              </table:table-cell>
              <table:table-cell office:value-type="float" office:value="6.52949965365">
                <text:p>6.52949965365</text:p>
              </table:table-cell>
              <table:table-cell office:value-type="float" office:value="3.87883307908">
                <text:p>3.87883307908</text:p>
              </table:table-cell>
              <table:table-cell office:value-type="float" office:value="4.0687966806">
                <text:p>4.0687966806</text:p>
              </table:table-cell>
              <table:table-cell office:value-type="float" office:value="3.79256019859">
                <text:p>3.79256019859</text:p>
              </table:table-cell>
              <table:table-cell office:value-type="float" office:value="0.738736512968">
                <text:p>0.73873651296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91960465763">
                <text:p>2.91960465763</text:p>
              </table:table-cell>
              <table:table-cell office:value-type="float" office:value="4.48698795252">
                <text:p>4.48698795252</text:p>
              </table:table-cell>
              <table:table-cell office:value-type="float" office:value="2.70825719074">
                <text:p>2.70825719074</text:p>
              </table:table-cell>
              <table:table-cell office:value-type="float" office:value="0.361032070194">
                <text:p>0.361032070194</text:p>
              </table:table-cell>
              <table:table-cell office:value-type="float" office:value="1.05091450707">
                <text:p>1.0509145070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56667878444">
                <text:p>6.56667878444</text:p>
              </table:table-cell>
              <table:table-cell office:value-type="float" office:value="0.188152915716">
                <text:p>0.188152915716</text:p>
              </table:table-cell>
              <table:table-cell office:value-type="float" office:value="1.23392254838">
                <text:p>1.23392254838</text:p>
              </table:table-cell>
              <table:table-cell office:value-type="float" office:value="3.14071401843">
                <text:p>3.14071401843</text:p>
              </table:table-cell>
              <table:table-cell office:value-type="float" office:value="0.255575046674">
                <text:p>0.2555750466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.14325627658">
                <text:p>2.14325627658</text:p>
              </table:table-cell>
              <table:table-cell office:value-type="float" office:value="2.15226097629">
                <text:p>2.15226097629</text:p>
              </table:table-cell>
              <table:table-cell office:value-type="float" office:value="0.929244085921">
                <text:p>0.929244085921</text:p>
              </table:table-cell>
              <table:table-cell office:value-type="float" office:value="2.7630348425">
                <text:p>2.7630348425</text:p>
              </table:table-cell>
              <table:table-cell office:value-type="float" office:value="5.69939573014">
                <text:p>5.69939573014</text:p>
              </table:table-cell>
              <table:table-cell office:value-type="float" office:value="0.657564976362">
                <text:p>0.657564976362</text:p>
              </table:table-cell>
              <table:table-cell office:value-type="float" office:value="1.27254040519">
                <text:p>1.27254040519</text:p>
              </table:table-cell>
              <table:table-cell office:value-type="float" office:value="1.73290599187">
                <text:p>1.73290599187</text:p>
              </table:table-cell>
              <table:table-cell office:value-type="float" office:value="3.66258053556">
                <text:p>3.66258053556</text:p>
              </table:table-cell>
              <table:table-cell office:value-type="float" office:value="11.0815687491">
                <text:p>11.0815687491</text:p>
              </table:table-cell>
              <table:table-cell office:value-type="float" office:value="2.49838619631">
                <text:p>2.49838619631</text:p>
              </table:table-cell>
              <table:table-cell office:value-type="float" office:value="0.572443691952">
                <text:p>0.572443691952</text:p>
              </table:table-cell>
              <table:table-cell office:value-type="float" office:value="0.213286057855">
                <text:p>0.213286057855</text:p>
              </table:table-cell>
              <table:table-cell office:value-type="float" office:value="0.430882839445">
                <text:p>0.430882839445</text:p>
              </table:table-cell>
              <table:table-cell office:value-type="float" office:value="0.521337944583">
                <text:p>0.521337944583</text:p>
              </table:table-cell>
              <table:table-cell office:value-type="float" office:value="4.21643431411">
                <text:p>4.21643431411</text:p>
              </table:table-cell>
              <table:table-cell office:value-type="float" office:value="2.98800486207">
                <text:p>2.98800486207</text:p>
              </table:table-cell>
              <table:table-cell office:value-type="float" office:value="3.83721466472">
                <text:p>3.83721466472</text:p>
              </table:table-cell>
              <table:table-cell office:value-type="float" office:value="4.54391282127">
                <text:p>4.54391282127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9.63956473432">
                <text:p>9.63956473432</text:p>
              </table:table-cell>
              <table:table-cell office:value-type="float" office:value="3.950309441922">
                <text:p>3.950309441922</text:p>
              </table:table-cell>
              <table:table-cell office:value-type="float" office:value="6.6495812858">
                <text:p>6.6495812858</text:p>
              </table:table-cell>
              <table:table-cell office:value-type="float" office:value="4.038846151361">
                <text:p>4.038846151361</text:p>
              </table:table-cell>
              <table:table-cell office:value-type="float" office:value="11.17989521887">
                <text:p>11.17989521887</text:p>
              </table:table-cell>
              <table:table-cell office:value-type="float" office:value="1.644632901098">
                <text:p>1.644632901098</text:p>
              </table:table-cell>
              <table:table-cell office:value-type="float" office:value="8.476140978217">
                <text:p>8.476140978217</text:p>
              </table:table-cell>
              <table:table-cell office:value-type="float" office:value="2.72137620719">
                <text:p>2.72137620719</text:p>
              </table:table-cell>
              <table:table-cell office:value-type="float" office:value="8.213742945847">
                <text:p>8.213742945847</text:p>
              </table:table-cell>
              <table:table-cell office:value-type="float" office:value="9.40649757496">
                <text:p>9.40649757496</text:p>
              </table:table-cell>
              <table:table-cell office:value-type="float" office:value="2.117376604831">
                <text:p>2.117376604831</text:p>
              </table:table-cell>
              <table:table-cell office:value-type="float" office:value="5.415915606017">
                <text:p>5.415915606017</text:p>
              </table:table-cell>
              <table:table-cell office:value-type="float" office:value="14.40620229641">
                <text:p>14.40620229641</text:p>
              </table:table-cell>
              <table:table-cell office:value-type="float" office:value="0.8522857685">
                <text:p>0.8522857685</text:p>
              </table:table-cell>
              <table:table-cell office:value-type="float" office:value="0.612620677788">
                <text:p>0.612620677788</text:p>
              </table:table-cell>
              <table:table-cell office:value-type="float" office:value="4.118079193667">
                <text:p>4.118079193667</text:p>
              </table:table-cell>
              <table:table-cell office:value-type="float" office:value="7.15336950216">
                <text:p>7.15336950216</text:p>
              </table:table-cell>
              <table:table-cell office:value-type="float" office:value="9.21696925733">
                <text:p>9.21696925733</text:p>
              </table:table-cell>
              <table:table-cell office:value-type="float" office:value="6.18521946903">
                <text:p>6.18521946903</text:p>
              </table:table-cell>
              <table:table-cell office:value-type="float" office:value="12.653471998107">
                <text:p>12.65347199810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.583396092553">
                <text:p>1.583396092553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1.53437100309">
                <text:p>1.53437100309</text:p>
              </table:table-cell>
              <table:table-cell office:value-type="float" office:value="0.403149406932">
                <text:p>0.403149406932</text:p>
              </table:table-cell>
              <table:table-cell office:value-type="float" office:value="14.3950536358667">
                <text:p>14.3950536358667</text:p>
              </table:table-cell>
              <table:table-cell office:value-type="float" office:value="0.5909673375277">
                <text:p>0.5909673375277</text:p>
              </table:table-cell>
              <table:table-cell office:value-type="float" office:value="0.917495449742">
                <text:p>0.917495449742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4.279119322177">
                <text:p>4.279119322177</text:p>
              </table:table-cell>
              <table:table-cell office:value-type="float" office:value="7.94246858924">
                <text:p>7.94246858924</text:p>
              </table:table-cell>
              <table:table-cell office:value-type="float" office:value="2.2374843530633">
                <text:p>2.2374843530633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3.906768644573">
                <text:p>3.906768644573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0.199579798529">
                <text:p>0.199579798529</text:p>
              </table:table-cell>
              <table:table-cell office:value-type="float" office:value="10.0275664791">
                <text:p>10.0275664791</text:p>
              </table:table-cell>
              <table:table-cell office:value-type="float" office:value="2.69311627516">
                <text:p>2.69311627516</text:p>
              </table:table-cell>
              <table:table-cell office:value-type="float" office:value="3.07313430066">
                <text:p>3.07313430066</text:p>
              </table:table-cell>
              <table:table-cell office:value-type="float" office:value="3.219845283313">
                <text:p>3.219845283313</text:p>
              </table:table-cell>
              <table:table-cell office:value-type="float" office:value="1.452680224514">
                <text:p>1.45268022451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8.49913234378">
                <text:p>8.49913234378</text:p>
              </table:table-cell>
              <table:table-cell office:value-type="float" office:value="13.11993190276">
                <text:p>13.11993190276</text:p>
              </table:table-cell>
              <table:table-cell office:value-type="float" office:value="13.28308787331">
                <text:p>13.28308787331</text:p>
              </table:table-cell>
              <table:table-cell office:value-type="float" office:value="13.63788840878">
                <text:p>13.63788840878</text:p>
              </table:table-cell>
              <table:table-cell office:value-type="float" office:value="11.00469741942">
                <text:p>11.00469741942</text:p>
              </table:table-cell>
              <table:table-cell office:value-type="float" office:value="3.903129092944">
                <text:p>3.903129092944</text:p>
              </table:table-cell>
              <table:table-cell office:value-type="float" office:value="12.47449238089">
                <text:p>12.47449238089</text:p>
              </table:table-cell>
              <table:table-cell office:value-type="float" office:value="2.531336871426">
                <text:p>2.531336871426</text:p>
              </table:table-cell>
              <table:table-cell office:value-type="float" office:value="22.002957477518">
                <text:p>22.002957477518</text:p>
              </table:table-cell>
              <table:table-cell office:value-type="float" office:value="12.090736128689">
                <text:p>12.090736128689</text:p>
              </table:table-cell>
              <table:table-cell office:value-type="float" office:value="2.260564811711">
                <text:p>2.260564811711</text:p>
              </table:table-cell>
              <table:table-cell office:value-type="float" office:value="1.29497257457">
                <text:p>1.29497257457</text:p>
              </table:table-cell>
              <table:table-cell office:value-type="float" office:value="6.865867383391">
                <text:p>6.865867383391</text:p>
              </table:table-cell>
              <table:table-cell office:value-type="float" office:value="5.8089597754">
                <text:p>5.8089597754</text:p>
              </table:table-cell>
              <table:table-cell office:value-type="float" office:value="7.40473322996">
                <text:p>7.40473322996</text:p>
              </table:table-cell>
              <table:table-cell office:value-type="float" office:value="11.440643454529">
                <text:p>11.440643454529</text:p>
              </table:table-cell>
              <table:table-cell office:value-type="float" office:value="10.2788492565">
                <text:p>10.2788492565</text:p>
              </table:table-cell>
              <table:table-cell office:value-type="float" office:value="6.648002467524">
                <text:p>6.648002467524</text:p>
              </table:table-cell>
              <table:table-cell office:value-type="float" office:value="5.26165329449">
                <text:p>5.26165329449</text:p>
              </table:table-cell>
              <table:table-cell office:value-type="float" office:value="12.749955492829">
                <text:p>12.749955492829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1.64984483083">
                <text:p>11.64984483083</text:p>
              </table:table-cell>
              <table:table-cell office:value-type="float" office:value="12.07309821282">
                <text:p>12.07309821282</text:p>
              </table:table-cell>
              <table:table-cell office:value-type="float" office:value="8.60158249221">
                <text:p>8.60158249221</text:p>
              </table:table-cell>
              <table:table-cell office:value-type="float" office:value="17.326839469271">
                <text:p>17.326839469271</text:p>
              </table:table-cell>
              <table:table-cell office:value-type="float" office:value="13.78699470161">
                <text:p>13.78699470161</text:p>
              </table:table-cell>
              <table:table-cell office:value-type="float" office:value="2.787814476534">
                <text:p>2.787814476534</text:p>
              </table:table-cell>
              <table:table-cell office:value-type="float" office:value="10.341867258621">
                <text:p>10.341867258621</text:p>
              </table:table-cell>
              <table:table-cell office:value-type="float" office:value="2.459470104611">
                <text:p>2.459470104611</text:p>
              </table:table-cell>
              <table:table-cell office:value-type="float" office:value="9.57055774387">
                <text:p>9.57055774387</text:p>
              </table:table-cell>
              <table:table-cell office:value-type="float" office:value="20.78578272851">
                <text:p>20.78578272851</text:p>
              </table:table-cell>
              <table:table-cell office:value-type="float" office:value="3.732781933562">
                <text:p>3.732781933562</text:p>
              </table:table-cell>
              <table:table-cell office:value-type="float" office:value="1.205088730108">
                <text:p>1.205088730108</text:p>
              </table:table-cell>
              <table:table-cell office:value-type="float" office:value="13.7018113993337">
                <text:p>13.7018113993337</text:p>
              </table:table-cell>
              <table:table-cell office:value-type="float" office:value="8.792130103494">
                <text:p>8.792130103494</text:p>
              </table:table-cell>
              <table:table-cell office:value-type="float" office:value="1.35564615316">
                <text:p>1.35564615316</text:p>
              </table:table-cell>
              <table:table-cell office:value-type="float" office:value="12.888358059927">
                <text:p>12.888358059927</text:p>
              </table:table-cell>
              <table:table-cell office:value-type="float" office:value="2.850934489276">
                <text:p>2.850934489276</text:p>
              </table:table-cell>
              <table:table-cell office:value-type="float" office:value="7.66376302063">
                <text:p>7.66376302063</text:p>
              </table:table-cell>
              <table:table-cell office:value-type="float" office:value="5.49283610327">
                <text:p>5.49283610327</text:p>
              </table:table-cell>
              <table:table-cell office:value-type="float" office:value="14.6412207270947">
                <text:p>14.641220727094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.605000918217">
                <text:p>6.605000918217</text:p>
              </table:table-cell>
              <table:table-cell office:value-type="float" office:value="4.45546995574">
                <text:p>4.45546995574</text:p>
              </table:table-cell>
              <table:table-cell office:value-type="float" office:value="6.13045095833">
                <text:p>6.13045095833</text:p>
              </table:table-cell>
              <table:table-cell office:value-type="float" office:value="18.38058516741">
                <text:p>18.38058516741</text:p>
              </table:table-cell>
              <table:table-cell office:value-type="float" office:value="16.89980532299">
                <text:p>16.89980532299</text:p>
              </table:table-cell>
              <table:table-cell office:value-type="float" office:value="5.9142114113">
                <text:p>5.9142114113</text:p>
              </table:table-cell>
              <table:table-cell office:value-type="float" office:value="7.02294087319">
                <text:p>7.02294087319</text:p>
              </table:table-cell>
              <table:table-cell office:value-type="float" office:value="3.18670424208">
                <text:p>3.18670424208</text:p>
              </table:table-cell>
              <table:table-cell office:value-type="float" office:value="19.63360008834">
                <text:p>19.63360008834</text:p>
              </table:table-cell>
              <table:table-cell office:value-type="float" office:value="16.97385846843">
                <text:p>16.97385846843</text:p>
              </table:table-cell>
              <table:table-cell office:value-type="float" office:value="0.145631965693">
                <text:p>0.145631965693</text:p>
              </table:table-cell>
              <table:table-cell office:value-type="float" office:value="3.52167073722">
                <text:p>3.52167073722</text:p>
              </table:table-cell>
              <table:table-cell office:value-type="float" office:value="4.55478000667">
                <text:p>4.55478000667</text:p>
              </table:table-cell>
              <table:table-cell office:value-type="float" office:value="1.286439704571">
                <text:p>1.286439704571</text:p>
              </table:table-cell>
              <table:table-cell office:value-type="float" office:value="0.404068383496">
                <text:p>0.404068383496</text:p>
              </table:table-cell>
              <table:table-cell office:value-type="float" office:value="5.3392137015">
                <text:p>5.3392137015</text:p>
              </table:table-cell>
              <table:table-cell office:value-type="float" office:value="12.21829124906">
                <text:p>12.21829124906</text:p>
              </table:table-cell>
              <table:table-cell office:value-type="float" office:value="2.016055864401">
                <text:p>2.016055864401</text:p>
              </table:table-cell>
              <table:table-cell office:value-type="float" office:value="7.2908410751">
                <text:p>7.2908410751</text:p>
              </table:table-cell>
              <table:table-cell office:value-type="float" office:value="0.862648960643">
                <text:p>0.86264896064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860028231937">
                <text:p>0.860028231937</text:p>
              </table:table-cell>
              <table:table-cell office:value-type="float" office:value="0.21596098368">
                <text:p>0.21596098368</text:p>
              </table:table-cell>
              <table:table-cell office:value-type="float" office:value="0.211501201877">
                <text:p>0.211501201877</text:p>
              </table:table-cell>
              <table:table-cell office:value-type="float" office:value="1.38274276739">
                <text:p>1.38274276739</text:p>
              </table:table-cell>
              <table:table-cell office:value-type="float" office:value="1.189539666061">
                <text:p>1.189539666061</text:p>
              </table:table-cell>
              <table:table-cell office:value-type="float" office:value="0.314188698305">
                <text:p>0.314188698305</text:p>
              </table:table-cell>
              <table:table-cell office:value-type="float" office:value="0.911571583174">
                <text:p>0.911571583174</text:p>
              </table:table-cell>
              <table:table-cell office:value-type="float" office:value="0.0956701791">
                <text:p>0.0956701791</text:p>
              </table:table-cell>
              <table:table-cell office:value-type="float" office:value="1.283835320046">
                <text:p>1.283835320046</text:p>
              </table:table-cell>
              <table:table-cell office:value-type="float" office:value="1.608575125015">
                <text:p>1.608575125015</text:p>
              </table:table-cell>
              <table:table-cell office:value-type="float" office:value="0.320178962574">
                <text:p>0.320178962574</text:p>
              </table:table-cell>
              <table:table-cell office:value-type="float" office:value="0.614183007667">
                <text:p>0.614183007667</text:p>
              </table:table-cell>
              <table:table-cell office:value-type="float" office:value="0.2810371696613">
                <text:p>0.2810371696613</text:p>
              </table:table-cell>
              <table:table-cell office:value-type="float" office:value="0.272493804283">
                <text:p>0.272493804283</text:p>
              </table:table-cell>
              <table:table-cell office:value-type="float" office:value="0.515322924317">
                <text:p>0.515322924317</text:p>
              </table:table-cell>
              <table:table-cell office:value-type="float" office:value="0.2372155227285">
                <text:p>0.2372155227285</text:p>
              </table:table-cell>
              <table:table-cell office:value-type="float" office:value="0.818237163147">
                <text:p>0.818237163147</text:p>
              </table:table-cell>
              <table:table-cell office:value-type="float" office:value="0.46288132939">
                <text:p>0.46288132939</text:p>
              </table:table-cell>
              <table:table-cell office:value-type="float" office:value="0.518210639875">
                <text:p>0.518210639875</text:p>
              </table:table-cell>
              <table:table-cell office:value-type="float" office:value="3.5222515239">
                <text:p>3.5222515239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3.101351770152">
                <text:p>13.101351770152</text:p>
              </table:table-cell>
              <table:table-cell office:value-type="float" office:value="6.206535740607">
                <text:p>6.206535740607</text:p>
              </table:table-cell>
              <table:table-cell office:value-type="float" office:value="8.603367296031">
                <text:p>8.603367296031</text:p>
              </table:table-cell>
              <table:table-cell office:value-type="float" office:value="24.811157716306">
                <text:p>24.811157716306</text:p>
              </table:table-cell>
              <table:table-cell office:value-type="float" office:value="11.81174564818">
                <text:p>11.81174564818</text:p>
              </table:table-cell>
              <table:table-cell office:value-type="float" office:value="13.156466727247">
                <text:p>13.156466727247</text:p>
              </table:table-cell>
              <table:table-cell office:value-type="float" office:value="11.52265518021">
                <text:p>11.52265518021</text:p>
              </table:table-cell>
              <table:table-cell office:value-type="float" office:value="5.49720188899">
                <text:p>5.49720188899</text:p>
              </table:table-cell>
              <table:table-cell office:value-type="float" office:value="9.35057713022">
                <text:p>9.35057713022</text:p>
              </table:table-cell>
              <table:table-cell office:value-type="float" office:value="16.950387214121">
                <text:p>16.950387214121</text:p>
              </table:table-cell>
              <table:table-cell office:value-type="float" office:value="2.850724814487">
                <text:p>2.850724814487</text:p>
              </table:table-cell>
              <table:table-cell office:value-type="float" office:value="2.31368910191">
                <text:p>2.31368910191</text:p>
              </table:table-cell>
              <table:table-cell office:value-type="float" office:value="7.867473827276">
                <text:p>7.867473827276</text:p>
              </table:table-cell>
              <table:table-cell office:value-type="float" office:value="1.558143034607">
                <text:p>1.558143034607</text:p>
              </table:table-cell>
              <table:table-cell office:value-type="float" office:value="2.61245370793">
                <text:p>2.61245370793</text:p>
              </table:table-cell>
              <table:table-cell office:value-type="float" office:value="4.3726226363075">
                <text:p>4.3726226363075</text:p>
              </table:table-cell>
              <table:table-cell office:value-type="float" office:value="8.253459957653">
                <text:p>8.253459957653</text:p>
              </table:table-cell>
              <table:table-cell office:value-type="float" office:value="2.99034256288">
                <text:p>2.99034256288</text:p>
              </table:table-cell>
              <table:table-cell office:value-type="float" office:value="5.35682498354">
                <text:p>5.35682498354</text:p>
              </table:table-cell>
              <table:table-cell office:value-type="float" office:value="24.921325511807">
                <text:p>24.92132551180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.912180191954">
                <text:p>5.912180191954</text:p>
              </table:table-cell>
              <table:table-cell office:value-type="float" office:value="2.393179416591">
                <text:p>2.393179416591</text:p>
              </table:table-cell>
              <table:table-cell office:value-type="float" office:value="2.989214337295">
                <text:p>2.989214337295</text:p>
              </table:table-cell>
              <table:table-cell office:value-type="float" office:value="23.9944909164171">
                <text:p>23.9944909164171</text:p>
              </table:table-cell>
              <table:table-cell office:value-type="float" office:value="11.7627569740147">
                <text:p>11.7627569740147</text:p>
              </table:table-cell>
              <table:table-cell office:value-type="float" office:value="6.37258528977">
                <text:p>6.37258528977</text:p>
              </table:table-cell>
              <table:table-cell office:value-type="float" office:value="10.787460075905">
                <text:p>10.787460075905</text:p>
              </table:table-cell>
              <table:table-cell office:value-type="float" office:value="2.977074166931">
                <text:p>2.977074166931</text:p>
              </table:table-cell>
              <table:table-cell office:value-type="float" office:value="16.52455727736">
                <text:p>16.52455727736</text:p>
              </table:table-cell>
              <table:table-cell office:value-type="float" office:value="18.15519873674">
                <text:p>18.15519873674</text:p>
              </table:table-cell>
              <table:table-cell office:value-type="float" office:value="1.14539348525">
                <text:p>1.14539348525</text:p>
              </table:table-cell>
              <table:table-cell office:value-type="float" office:value="4.024508562065">
                <text:p>4.024508562065</text:p>
              </table:table-cell>
              <table:table-cell office:value-type="float" office:value="2.656336088599">
                <text:p>2.656336088599</text:p>
              </table:table-cell>
              <table:table-cell office:value-type="float" office:value="3.757901623919">
                <text:p>3.757901623919</text:p>
              </table:table-cell>
              <table:table-cell office:value-type="float" office:value="0.461078057974">
                <text:p>0.461078057974</text:p>
              </table:table-cell>
              <table:table-cell office:value-type="float" office:value="5.6557193514834">
                <text:p>5.6557193514834</text:p>
              </table:table-cell>
              <table:table-cell office:value-type="float" office:value="6.91606494693">
                <text:p>6.91606494693</text:p>
              </table:table-cell>
              <table:table-cell office:value-type="float" office:value="5.42376086427">
                <text:p>5.42376086427</text:p>
              </table:table-cell>
              <table:table-cell office:value-type="float" office:value="4.476448836558">
                <text:p>4.476448836558</text:p>
              </table:table-cell>
              <table:table-cell office:value-type="float" office:value="3.498082617056">
                <text:p>3.49808261705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8.080516672705">
                <text:p>8.080516672705</text:p>
              </table:table-cell>
              <table:table-cell office:value-type="float" office:value="2.597490068588">
                <text:p>2.597490068588</text:p>
              </table:table-cell>
              <table:table-cell office:value-type="float" office:value="6.010309607869">
                <text:p>6.010309607869</text:p>
              </table:table-cell>
              <table:table-cell office:value-type="float" office:value="43.42608376136">
                <text:p>43.42608376136</text:p>
              </table:table-cell>
              <table:table-cell office:value-type="float" office:value="9.36651810834">
                <text:p>9.36651810834</text:p>
              </table:table-cell>
              <table:table-cell office:value-type="float" office:value="13.200726669458">
                <text:p>13.200726669458</text:p>
              </table:table-cell>
              <table:table-cell office:value-type="float" office:value="4.118901963096">
                <text:p>4.118901963096</text:p>
              </table:table-cell>
              <table:table-cell office:value-type="float" office:value="3.533704926542">
                <text:p>3.533704926542</text:p>
              </table:table-cell>
              <table:table-cell office:value-type="float" office:value="17.162237807746">
                <text:p>17.162237807746</text:p>
              </table:table-cell>
              <table:table-cell office:value-type="float" office:value="16.93465904138">
                <text:p>16.93465904138</text:p>
              </table:table-cell>
              <table:table-cell office:value-type="float" office:value="1.681092413944">
                <text:p>1.681092413944</text:p>
              </table:table-cell>
              <table:table-cell office:value-type="float" office:value="6.55083826187">
                <text:p>6.55083826187</text:p>
              </table:table-cell>
              <table:table-cell office:value-type="float" office:value="1.659178708285">
                <text:p>1.659178708285</text:p>
              </table:table-cell>
              <table:table-cell office:value-type="float" office:value="2.512269234418">
                <text:p>2.512269234418</text:p>
              </table:table-cell>
              <table:table-cell office:value-type="float" office:value="1.154892945149">
                <text:p>1.154892945149</text:p>
              </table:table-cell>
              <table:table-cell office:value-type="float" office:value="4.373635318648">
                <text:p>4.373635318648</text:p>
              </table:table-cell>
              <table:table-cell office:value-type="float" office:value="2.0988958523102">
                <text:p>2.0988958523102</text:p>
              </table:table-cell>
              <table:table-cell office:value-type="float" office:value="1.40219091005">
                <text:p>1.40219091005</text:p>
              </table:table-cell>
              <table:table-cell office:value-type="float" office:value="2.198690488577">
                <text:p>2.198690488577</text:p>
              </table:table-cell>
              <table:table-cell office:value-type="float" office:value="5.175333878521">
                <text:p>5.17533387852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.594595819763">
                <text:p>10.594595819763</text:p>
              </table:table-cell>
              <table:table-cell office:value-type="float" office:value="2.791686992426">
                <text:p>2.791686992426</text:p>
              </table:table-cell>
              <table:table-cell office:value-type="float" office:value="8.793571185926">
                <text:p>8.793571185926</text:p>
              </table:table-cell>
              <table:table-cell office:value-type="float" office:value="37.3697331715317">
                <text:p>37.3697331715317</text:p>
              </table:table-cell>
              <table:table-cell office:value-type="float" office:value="8.742796954327">
                <text:p>8.742796954327</text:p>
              </table:table-cell>
              <table:table-cell office:value-type="float" office:value="4.8277786794922">
                <text:p>4.8277786794922</text:p>
              </table:table-cell>
              <table:table-cell office:value-type="float" office:value="6.004306586869">
                <text:p>6.004306586869</text:p>
              </table:table-cell>
              <table:table-cell office:value-type="float" office:value="0.898015567857">
                <text:p>0.898015567857</text:p>
              </table:table-cell>
              <table:table-cell office:value-type="float" office:value="17.44260932403">
                <text:p>17.44260932403</text:p>
              </table:table-cell>
              <table:table-cell office:value-type="float" office:value="12.9103748537256">
                <text:p>12.9103748537256</text:p>
              </table:table-cell>
              <table:table-cell office:value-type="float" office:value="1.74465973532">
                <text:p>1.74465973532</text:p>
              </table:table-cell>
              <table:table-cell office:value-type="float" office:value="3.63612890616">
                <text:p>3.63612890616</text:p>
              </table:table-cell>
              <table:table-cell office:value-type="float" office:value="2.017217118677">
                <text:p>2.017217118677</text:p>
              </table:table-cell>
              <table:table-cell office:value-type="float" office:value="4.6715798565622">
                <text:p>4.6715798565622</text:p>
              </table:table-cell>
              <table:table-cell office:value-type="float" office:value="0.829151176944">
                <text:p>0.829151176944</text:p>
              </table:table-cell>
              <table:table-cell office:value-type="float" office:value="8.0260139401187">
                <text:p>8.0260139401187</text:p>
              </table:table-cell>
              <table:table-cell office:value-type="float" office:value="9.7594558202183">
                <text:p>9.7594558202183</text:p>
              </table:table-cell>
              <table:table-cell office:value-type="float" office:value="5.319201957889">
                <text:p>5.319201957889</text:p>
              </table:table-cell>
              <table:table-cell office:value-type="float" office:value="4.950897387747">
                <text:p>4.950897387747</text:p>
              </table:table-cell>
              <table:table-cell office:value-type="float" office:value="3.039510899172">
                <text:p>3.03951089917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6.546087747675">
                <text:p>36.546087747675</text:p>
              </table:table-cell>
              <table:table-cell office:value-type="float" office:value="6.41996508573">
                <text:p>6.41996508573</text:p>
              </table:table-cell>
              <table:table-cell office:value-type="float" office:value="7.724753792826">
                <text:p>7.724753792826</text:p>
              </table:table-cell>
              <table:table-cell office:value-type="float" office:value="14.28375911299">
                <text:p>14.28375911299</text:p>
              </table:table-cell>
              <table:table-cell office:value-type="float" office:value="11.860933032929">
                <text:p>11.860933032929</text:p>
              </table:table-cell>
              <table:table-cell office:value-type="float" office:value="4.325905192129">
                <text:p>4.325905192129</text:p>
              </table:table-cell>
              <table:table-cell office:value-type="float" office:value="12.062239316807">
                <text:p>12.062239316807</text:p>
              </table:table-cell>
              <table:table-cell office:value-type="float" office:value="6.476576508215">
                <text:p>6.476576508215</text:p>
              </table:table-cell>
              <table:table-cell office:value-type="float" office:value="15.875686106422">
                <text:p>15.875686106422</text:p>
              </table:table-cell>
              <table:table-cell office:value-type="float" office:value="22.011667598547">
                <text:p>22.011667598547</text:p>
              </table:table-cell>
              <table:table-cell office:value-type="float" office:value="2.701668881688">
                <text:p>2.701668881688</text:p>
              </table:table-cell>
              <table:table-cell office:value-type="float" office:value="7.002516746206">
                <text:p>7.002516746206</text:p>
              </table:table-cell>
              <table:table-cell office:value-type="float" office:value="12.9770636766758">
                <text:p>12.9770636766758</text:p>
              </table:table-cell>
              <table:table-cell office:value-type="float" office:value="6.1795348155045">
                <text:p>6.1795348155045</text:p>
              </table:table-cell>
              <table:table-cell office:value-type="float" office:value="8.073273936572">
                <text:p>8.073273936572</text:p>
              </table:table-cell>
              <table:table-cell office:value-type="float" office:value="3.672028554231">
                <text:p>3.672028554231</text:p>
              </table:table-cell>
              <table:table-cell office:value-type="float" office:value="15.747699842488">
                <text:p>15.747699842488</text:p>
              </table:table-cell>
              <table:table-cell office:value-type="float" office:value="3.273622196441">
                <text:p>3.273622196441</text:p>
              </table:table-cell>
              <table:table-cell office:value-type="float" office:value="10.601043967634">
                <text:p>10.601043967634</text:p>
              </table:table-cell>
              <table:table-cell office:value-type="float" office:value="17.122234708174">
                <text:p>17.1222347081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0.903849388015">
                <text:p>20.903849388015</text:p>
              </table:table-cell>
              <table:table-cell office:value-type="float" office:value="2.548571651969">
                <text:p>2.548571651969</text:p>
              </table:table-cell>
              <table:table-cell office:value-type="float" office:value="8.321700484887">
                <text:p>8.321700484887</text:p>
              </table:table-cell>
              <table:table-cell office:value-type="float" office:value="29.788929099203">
                <text:p>29.788929099203</text:p>
              </table:table-cell>
              <table:table-cell office:value-type="float" office:value="7.67850140219">
                <text:p>7.67850140219</text:p>
              </table:table-cell>
              <table:table-cell office:value-type="float" office:value="3.3592536264743">
                <text:p>3.3592536264743</text:p>
              </table:table-cell>
              <table:table-cell office:value-type="float" office:value="8.1552401069748">
                <text:p>8.1552401069748</text:p>
              </table:table-cell>
              <table:table-cell office:value-type="float" office:value="2.761724500091">
                <text:p>2.761724500091</text:p>
              </table:table-cell>
              <table:table-cell office:value-type="float" office:value="18.887343571338">
                <text:p>18.887343571338</text:p>
              </table:table-cell>
              <table:table-cell office:value-type="float" office:value="11.54192225322">
                <text:p>11.54192225322</text:p>
              </table:table-cell>
              <table:table-cell office:value-type="float" office:value="1.117495703003">
                <text:p>1.117495703003</text:p>
              </table:table-cell>
              <table:table-cell office:value-type="float" office:value="4.209211659245">
                <text:p>4.209211659245</text:p>
              </table:table-cell>
              <table:table-cell office:value-type="float" office:value="3.505012218844">
                <text:p>3.505012218844</text:p>
              </table:table-cell>
              <table:table-cell office:value-type="float" office:value="1.6722993276744">
                <text:p>1.6722993276744</text:p>
              </table:table-cell>
              <table:table-cell office:value-type="float" office:value="2.783322453452">
                <text:p>2.783322453452</text:p>
              </table:table-cell>
              <table:table-cell office:value-type="float" office:value="4.4506220229817">
                <text:p>4.4506220229817</text:p>
              </table:table-cell>
              <table:table-cell office:value-type="float" office:value="2.175731734019">
                <text:p>2.175731734019</text:p>
              </table:table-cell>
              <table:table-cell office:value-type="float" office:value="6.395580084772">
                <text:p>6.395580084772</text:p>
              </table:table-cell>
              <table:table-cell office:value-type="float" office:value="5.899380905797">
                <text:p>5.899380905797</text:p>
              </table:table-cell>
              <table:table-cell office:value-type="float" office:value="2.3120175208236">
                <text:p>2.312017520823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2.7974593499">
                <text:p>12.7974593499</text:p>
              </table:table-cell>
              <table:table-cell office:value-type="float" office:value="6.068598339341">
                <text:p>6.068598339341</text:p>
              </table:table-cell>
              <table:table-cell office:value-type="float" office:value="7.970993065901">
                <text:p>7.970993065901</text:p>
              </table:table-cell>
              <table:table-cell office:value-type="float" office:value="27.892598826873">
                <text:p>27.892598826873</text:p>
              </table:table-cell>
              <table:table-cell office:value-type="float" office:value="6.144422667769">
                <text:p>6.144422667769</text:p>
              </table:table-cell>
              <table:table-cell office:value-type="float" office:value="6.19718005901">
                <text:p>6.19718005901</text:p>
              </table:table-cell>
              <table:table-cell office:value-type="float" office:value="26.59089720985">
                <text:p>26.59089720985</text:p>
              </table:table-cell>
              <table:table-cell office:value-type="float" office:value="19.518302399882">
                <text:p>19.518302399882</text:p>
              </table:table-cell>
              <table:table-cell office:value-type="float" office:value="10.141799046493">
                <text:p>10.141799046493</text:p>
              </table:table-cell>
              <table:table-cell office:value-type="float" office:value="23.081652063707">
                <text:p>23.081652063707</text:p>
              </table:table-cell>
              <table:table-cell office:value-type="float" office:value="5.992715638372">
                <text:p>5.992715638372</text:p>
              </table:table-cell>
              <table:table-cell office:value-type="float" office:value="2.119844526426">
                <text:p>2.119844526426</text:p>
              </table:table-cell>
              <table:table-cell office:value-type="float" office:value="8.837755555985">
                <text:p>8.837755555985</text:p>
              </table:table-cell>
              <table:table-cell office:value-type="float" office:value="4.24767432425">
                <text:p>4.24767432425</text:p>
              </table:table-cell>
              <table:table-cell office:value-type="float" office:value="6.36966479232">
                <text:p>6.36966479232</text:p>
              </table:table-cell>
              <table:table-cell office:value-type="float" office:value="5.252324059041">
                <text:p>5.252324059041</text:p>
              </table:table-cell>
              <table:table-cell office:value-type="float" office:value="9.974275645415">
                <text:p>9.974275645415</text:p>
              </table:table-cell>
              <table:table-cell office:value-type="float" office:value="7.404979243245">
                <text:p>7.404979243245</text:p>
              </table:table-cell>
              <table:table-cell office:value-type="float" office:value="4.56423732141">
                <text:p>4.56423732141</text:p>
              </table:table-cell>
              <table:table-cell office:value-type="float" office:value="5.699242826808">
                <text:p>5.69924282680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7.539568995592">
                <text:p>17.539568995592</text:p>
              </table:table-cell>
              <table:table-cell office:value-type="float" office:value="4.73640506048">
                <text:p>4.73640506048</text:p>
              </table:table-cell>
              <table:table-cell office:value-type="float" office:value="7.681706477098">
                <text:p>7.681706477098</text:p>
              </table:table-cell>
              <table:table-cell office:value-type="float" office:value="42.555777575615">
                <text:p>42.555777575615</text:p>
              </table:table-cell>
              <table:table-cell office:value-type="float" office:value="7.781757561003">
                <text:p>7.781757561003</text:p>
              </table:table-cell>
              <table:table-cell office:value-type="float" office:value="3.808830147757">
                <text:p>3.808830147757</text:p>
              </table:table-cell>
              <table:table-cell office:value-type="float" office:value="22.94266379785">
                <text:p>22.94266379785</text:p>
              </table:table-cell>
              <table:table-cell office:value-type="float" office:value="18.224945637115">
                <text:p>18.224945637115</text:p>
              </table:table-cell>
              <table:table-cell office:value-type="float" office:value="11.450230039996">
                <text:p>11.450230039996</text:p>
              </table:table-cell>
              <table:table-cell office:value-type="float" office:value="35.02179581614">
                <text:p>35.02179581614</text:p>
              </table:table-cell>
              <table:table-cell office:value-type="float" office:value="3.236440838244">
                <text:p>3.236440838244</text:p>
              </table:table-cell>
              <table:table-cell office:value-type="float" office:value="6.195383845208">
                <text:p>6.195383845208</text:p>
              </table:table-cell>
              <table:table-cell office:value-type="float" office:value="16.89800575794">
                <text:p>16.89800575794</text:p>
              </table:table-cell>
              <table:table-cell office:value-type="float" office:value="10.967788102733">
                <text:p>10.967788102733</text:p>
              </table:table-cell>
              <table:table-cell office:value-type="float" office:value="4.49732834873">
                <text:p>4.49732834873</text:p>
              </table:table-cell>
              <table:table-cell office:value-type="float" office:value="3.058348991969">
                <text:p>3.058348991969</text:p>
              </table:table-cell>
              <table:table-cell office:value-type="float" office:value="4.62724861991">
                <text:p>4.62724861991</text:p>
              </table:table-cell>
              <table:table-cell office:value-type="float" office:value="10.769123722673">
                <text:p>10.769123722673</text:p>
              </table:table-cell>
              <table:table-cell office:value-type="float" office:value="3.304977231382">
                <text:p>3.304977231382</text:p>
              </table:table-cell>
              <table:table-cell office:value-type="float" office:value="8.807163010065">
                <text:p>8.8071630100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.105521149648">
                <text:p>14.105521149648</text:p>
              </table:table-cell>
              <table:table-cell office:value-type="float" office:value="8.796027503459">
                <text:p>8.796027503459</text:p>
              </table:table-cell>
              <table:table-cell office:value-type="float" office:value="9.907266124369">
                <text:p>9.907266124369</text:p>
              </table:table-cell>
              <table:table-cell office:value-type="float" office:value="23.099662848112">
                <text:p>23.099662848112</text:p>
              </table:table-cell>
              <table:table-cell office:value-type="float" office:value="14.467225404623">
                <text:p>14.467225404623</text:p>
              </table:table-cell>
              <table:table-cell office:value-type="float" office:value="16.313477797432">
                <text:p>16.313477797432</text:p>
              </table:table-cell>
              <table:table-cell office:value-type="float" office:value="15.837388067102">
                <text:p>15.837388067102</text:p>
              </table:table-cell>
              <table:table-cell office:value-type="float" office:value="21.30401940273">
                <text:p>21.30401940273</text:p>
              </table:table-cell>
              <table:table-cell office:value-type="float" office:value="22.90295519832">
                <text:p>22.90295519832</text:p>
              </table:table-cell>
              <table:table-cell office:value-type="float" office:value="36.60413964005">
                <text:p>36.60413964005</text:p>
              </table:table-cell>
              <table:table-cell office:value-type="float" office:value="9.157374362346">
                <text:p>9.157374362346</text:p>
              </table:table-cell>
              <table:table-cell office:value-type="float" office:value="8.055454856">
                <text:p>8.055454856</text:p>
              </table:table-cell>
              <table:table-cell office:value-type="float" office:value="8.089771055577">
                <text:p>8.089771055577</text:p>
              </table:table-cell>
              <table:table-cell office:value-type="float" office:value="6.4404858617167">
                <text:p>6.4404858617167</text:p>
              </table:table-cell>
              <table:table-cell office:value-type="float" office:value="13.77053641175">
                <text:p>13.77053641175</text:p>
              </table:table-cell>
              <table:table-cell office:value-type="float" office:value="7.921092847943">
                <text:p>7.921092847943</text:p>
              </table:table-cell>
              <table:table-cell office:value-type="float" office:value="11.973641236048">
                <text:p>11.973641236048</text:p>
              </table:table-cell>
              <table:table-cell office:value-type="float" office:value="8.328490874497">
                <text:p>8.328490874497</text:p>
              </table:table-cell>
              <table:table-cell office:value-type="float" office:value="6.802315454063">
                <text:p>6.802315454063</text:p>
              </table:table-cell>
              <table:table-cell office:value-type="float" office:value="17.4719272031392">
                <text:p>17.471927203139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1.3735807338">
                <text:p>21.3735807338</text:p>
              </table:table-cell>
              <table:table-cell office:value-type="float" office:value="6.247852764363">
                <text:p>6.247852764363</text:p>
              </table:table-cell>
              <table:table-cell office:value-type="float" office:value="16.860877394771">
                <text:p>16.860877394771</text:p>
              </table:table-cell>
              <table:table-cell office:value-type="float" office:value="27.83877792959">
                <text:p>27.83877792959</text:p>
              </table:table-cell>
              <table:table-cell office:value-type="float" office:value="14.34733208165">
                <text:p>14.34733208165</text:p>
              </table:table-cell>
              <table:table-cell office:value-type="float" office:value="18.76591630018">
                <text:p>18.76591630018</text:p>
              </table:table-cell>
              <table:table-cell office:value-type="float" office:value="29.301018000453">
                <text:p>29.301018000453</text:p>
              </table:table-cell>
              <table:table-cell office:value-type="float" office:value="19.72577916417">
                <text:p>19.72577916417</text:p>
              </table:table-cell>
              <table:table-cell office:value-type="float" office:value="15.54758347466">
                <text:p>15.54758347466</text:p>
              </table:table-cell>
              <table:table-cell office:value-type="float" office:value="45.5467573038">
                <text:p>45.5467573038</text:p>
              </table:table-cell>
              <table:table-cell office:value-type="float" office:value="18.5789942938731">
                <text:p>18.5789942938731</text:p>
              </table:table-cell>
              <table:table-cell office:value-type="float" office:value="13.412425884136">
                <text:p>13.412425884136</text:p>
              </table:table-cell>
              <table:table-cell office:value-type="float" office:value="11.251839479915">
                <text:p>11.251839479915</text:p>
              </table:table-cell>
              <table:table-cell office:value-type="float" office:value="8.893035717833">
                <text:p>8.893035717833</text:p>
              </table:table-cell>
              <table:table-cell office:value-type="float" office:value="6.189634643144">
                <text:p>6.189634643144</text:p>
              </table:table-cell>
              <table:table-cell office:value-type="float" office:value="16.310696446172">
                <text:p>16.310696446172</text:p>
              </table:table-cell>
              <table:table-cell office:value-type="float" office:value="9.9733414661898">
                <text:p>9.9733414661898</text:p>
              </table:table-cell>
              <table:table-cell office:value-type="float" office:value="19.943511894714">
                <text:p>19.943511894714</text:p>
              </table:table-cell>
              <table:table-cell office:value-type="float" office:value="7.780363100982">
                <text:p>7.780363100982</text:p>
              </table:table-cell>
              <table:table-cell office:value-type="float" office:value="2.471421933445">
                <text:p>2.47142193344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5.119680432589">
                <text:p>15.119680432589</text:p>
              </table:table-cell>
              <table:table-cell office:value-type="float" office:value="4.385039678509">
                <text:p>4.385039678509</text:p>
              </table:table-cell>
              <table:table-cell office:value-type="float" office:value="20.152340461772">
                <text:p>20.152340461772</text:p>
              </table:table-cell>
              <table:table-cell office:value-type="float" office:value="33.967502057395">
                <text:p>33.967502057395</text:p>
              </table:table-cell>
              <table:table-cell office:value-type="float" office:value="8.00959526919">
                <text:p>8.00959526919</text:p>
              </table:table-cell>
              <table:table-cell office:value-type="float" office:value="9.47386262226">
                <text:p>9.47386262226</text:p>
              </table:table-cell>
              <table:table-cell office:value-type="float" office:value="22.10928657635">
                <text:p>22.10928657635</text:p>
              </table:table-cell>
              <table:table-cell office:value-type="float" office:value="8.089359435489">
                <text:p>8.089359435489</text:p>
              </table:table-cell>
              <table:table-cell office:value-type="float" office:value="7.808166874972">
                <text:p>7.808166874972</text:p>
              </table:table-cell>
              <table:table-cell office:value-type="float" office:value="29.738524588078">
                <text:p>29.738524588078</text:p>
              </table:table-cell>
              <table:table-cell office:value-type="float" office:value="22.05559866871">
                <text:p>22.05559866871</text:p>
              </table:table-cell>
              <table:table-cell office:value-type="float" office:value="5.93922649465">
                <text:p>5.93922649465</text:p>
              </table:table-cell>
              <table:table-cell office:value-type="float" office:value="9.1876146036541">
                <text:p>9.1876146036541</text:p>
              </table:table-cell>
              <table:table-cell office:value-type="float" office:value="9.61874623726">
                <text:p>9.61874623726</text:p>
              </table:table-cell>
              <table:table-cell office:value-type="float" office:value="10.877864280136">
                <text:p>10.877864280136</text:p>
              </table:table-cell>
              <table:table-cell office:value-type="float" office:value="6.367590347634">
                <text:p>6.367590347634</text:p>
              </table:table-cell>
              <table:table-cell office:value-type="float" office:value="8.007063077248">
                <text:p>8.007063077248</text:p>
              </table:table-cell>
              <table:table-cell office:value-type="float" office:value="14.425977298458">
                <text:p>14.425977298458</text:p>
              </table:table-cell>
              <table:table-cell office:value-type="float" office:value="15.56336879357">
                <text:p>15.56336879357</text:p>
              </table:table-cell>
              <table:table-cell office:value-type="float" office:value="18.97915931271">
                <text:p>18.9791593127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8.986798809617">
                <text:p>18.986798809617</text:p>
              </table:table-cell>
              <table:table-cell office:value-type="float" office:value="6.34222324001">
                <text:p>6.34222324001</text:p>
              </table:table-cell>
              <table:table-cell office:value-type="float" office:value="4.825777795253">
                <text:p>4.825777795253</text:p>
              </table:table-cell>
              <table:table-cell office:value-type="float" office:value="32.024560373021">
                <text:p>32.024560373021</text:p>
              </table:table-cell>
              <table:table-cell office:value-type="float" office:value="15.355502936931">
                <text:p>15.355502936931</text:p>
              </table:table-cell>
              <table:table-cell office:value-type="float" office:value="16.420588617644">
                <text:p>16.420588617644</text:p>
              </table:table-cell>
              <table:table-cell office:value-type="float" office:value="13.8664234993738">
                <text:p>13.8664234993738</text:p>
              </table:table-cell>
              <table:table-cell office:value-type="float" office:value="10.933723552533">
                <text:p>10.933723552533</text:p>
              </table:table-cell>
              <table:table-cell office:value-type="float" office:value="14.500370567216">
                <text:p>14.500370567216</text:p>
              </table:table-cell>
              <table:table-cell office:value-type="float" office:value="51.259545217198">
                <text:p>51.259545217198</text:p>
              </table:table-cell>
              <table:table-cell office:value-type="float" office:value="11.45246024768">
                <text:p>11.45246024768</text:p>
              </table:table-cell>
              <table:table-cell office:value-type="float" office:value="15.83167387872">
                <text:p>15.83167387872</text:p>
              </table:table-cell>
              <table:table-cell office:value-type="float" office:value="13.578099235197">
                <text:p>13.578099235197</text:p>
              </table:table-cell>
              <table:table-cell office:value-type="float" office:value="12.666339257708">
                <text:p>12.666339257708</text:p>
              </table:table-cell>
              <table:table-cell office:value-type="float" office:value="12.241432183022">
                <text:p>12.241432183022</text:p>
              </table:table-cell>
              <table:table-cell office:value-type="float" office:value="7.963420942255">
                <text:p>7.963420942255</text:p>
              </table:table-cell>
              <table:table-cell office:value-type="float" office:value="14.69522459835">
                <text:p>14.69522459835</text:p>
              </table:table-cell>
              <table:table-cell office:value-type="float" office:value="11.93751092826">
                <text:p>11.93751092826</text:p>
              </table:table-cell>
              <table:table-cell office:value-type="float" office:value="12.6373884164">
                <text:p>12.6373884164</text:p>
              </table:table-cell>
              <table:table-cell office:value-type="float" office:value="13.896385493301">
                <text:p>13.89638549330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0.016913364951">
                <text:p>10.016913364951</text:p>
              </table:table-cell>
              <table:table-cell office:value-type="float" office:value="10.1766322453349">
                <text:p>10.1766322453349</text:p>
              </table:table-cell>
              <table:table-cell office:value-type="float" office:value="10.28276855937">
                <text:p>10.28276855937</text:p>
              </table:table-cell>
              <table:table-cell office:value-type="float" office:value="25.725353507075">
                <text:p>25.725353507075</text:p>
              </table:table-cell>
              <table:table-cell office:value-type="float" office:value="13.219754813563">
                <text:p>13.219754813563</text:p>
              </table:table-cell>
              <table:table-cell office:value-type="float" office:value="12.85628548873">
                <text:p>12.85628548873</text:p>
              </table:table-cell>
              <table:table-cell office:value-type="float" office:value="24.56068150639">
                <text:p>24.56068150639</text:p>
              </table:table-cell>
              <table:table-cell office:value-type="float" office:value="22.290482664568">
                <text:p>22.290482664568</text:p>
              </table:table-cell>
              <table:table-cell office:value-type="float" office:value="25.65253422474">
                <text:p>25.65253422474</text:p>
              </table:table-cell>
              <table:table-cell office:value-type="float" office:value="36.504406348328">
                <text:p>36.504406348328</text:p>
              </table:table-cell>
              <table:table-cell office:value-type="float" office:value="15.65185925109">
                <text:p>15.65185925109</text:p>
              </table:table-cell>
              <table:table-cell office:value-type="float" office:value="17.07751960116">
                <text:p>17.07751960116</text:p>
              </table:table-cell>
              <table:table-cell office:value-type="float" office:value="11.25420676976">
                <text:p>11.25420676976</text:p>
              </table:table-cell>
              <table:table-cell office:value-type="float" office:value="22.262440184456">
                <text:p>22.262440184456</text:p>
              </table:table-cell>
              <table:table-cell office:value-type="float" office:value="12.305384176435">
                <text:p>12.305384176435</text:p>
              </table:table-cell>
              <table:table-cell office:value-type="float" office:value="16.0957647828">
                <text:p>16.0957647828</text:p>
              </table:table-cell>
              <table:table-cell office:value-type="float" office:value="12.525692761821">
                <text:p>12.525692761821</text:p>
              </table:table-cell>
              <table:table-cell office:value-type="float" office:value="19.95927127081">
                <text:p>19.95927127081</text:p>
              </table:table-cell>
              <table:table-cell office:value-type="float" office:value="6.695043212097">
                <text:p>6.695043212097</text:p>
              </table:table-cell>
              <table:table-cell office:value-type="float" office:value="7.110682569451">
                <text:p>7.11068256945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5.09226742058">
                <text:p>15.09226742058</text:p>
              </table:table-cell>
              <table:table-cell office:value-type="float" office:value="10.46138182359">
                <text:p>10.46138182359</text:p>
              </table:table-cell>
              <table:table-cell office:value-type="float" office:value="16.77770456469">
                <text:p>16.77770456469</text:p>
              </table:table-cell>
              <table:table-cell office:value-type="float" office:value="19.93079695012">
                <text:p>19.93079695012</text:p>
              </table:table-cell>
              <table:table-cell office:value-type="float" office:value="22.941151514754">
                <text:p>22.941151514754</text:p>
              </table:table-cell>
              <table:table-cell office:value-type="float" office:value="8.235319832153">
                <text:p>8.235319832153</text:p>
              </table:table-cell>
              <table:table-cell office:value-type="float" office:value="9.406586236114">
                <text:p>9.406586236114</text:p>
              </table:table-cell>
              <table:table-cell office:value-type="float" office:value="11.56144134588">
                <text:p>11.56144134588</text:p>
              </table:table-cell>
              <table:table-cell office:value-type="float" office:value="8.039135009503">
                <text:p>8.039135009503</text:p>
              </table:table-cell>
              <table:table-cell office:value-type="float" office:value="48.213247182155">
                <text:p>48.213247182155</text:p>
              </table:table-cell>
              <table:table-cell office:value-type="float" office:value="13.887892368331">
                <text:p>13.887892368331</text:p>
              </table:table-cell>
              <table:table-cell office:value-type="float" office:value="25.88626187564">
                <text:p>25.88626187564</text:p>
              </table:table-cell>
              <table:table-cell office:value-type="float" office:value="8.510305631232">
                <text:p>8.510305631232</text:p>
              </table:table-cell>
              <table:table-cell office:value-type="float" office:value="16.525877581631">
                <text:p>16.525877581631</text:p>
              </table:table-cell>
              <table:table-cell office:value-type="float" office:value="21.19147752094">
                <text:p>21.19147752094</text:p>
              </table:table-cell>
              <table:table-cell office:value-type="float" office:value="13.189050864378">
                <text:p>13.189050864378</text:p>
              </table:table-cell>
              <table:table-cell office:value-type="float" office:value="7.185531774654">
                <text:p>7.185531774654</text:p>
              </table:table-cell>
              <table:table-cell office:value-type="float" office:value="25.46294853996">
                <text:p>25.46294853996</text:p>
              </table:table-cell>
              <table:table-cell office:value-type="float" office:value="11.141580999284">
                <text:p>11.141580999284</text:p>
              </table:table-cell>
              <table:table-cell office:value-type="float" office:value="16.994303591272">
                <text:p>16.99430359127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8.12570336266">
                <text:p>18.12570336266</text:p>
              </table:table-cell>
              <table:table-cell office:value-type="float" office:value="5.522428422927">
                <text:p>5.522428422927</text:p>
              </table:table-cell>
              <table:table-cell office:value-type="float" office:value="17.238027680335">
                <text:p>17.238027680335</text:p>
              </table:table-cell>
              <table:table-cell office:value-type="float" office:value="16.523141922185">
                <text:p>16.523141922185</text:p>
              </table:table-cell>
              <table:table-cell office:value-type="float" office:value="19.4014380822602">
                <text:p>19.4014380822602</text:p>
              </table:table-cell>
              <table:table-cell office:value-type="float" office:value="8.526594016592">
                <text:p>8.526594016592</text:p>
              </table:table-cell>
              <table:table-cell office:value-type="float" office:value="16.16489801025">
                <text:p>16.16489801025</text:p>
              </table:table-cell>
              <table:table-cell office:value-type="float" office:value="13.97207061387">
                <text:p>13.97207061387</text:p>
              </table:table-cell>
              <table:table-cell office:value-type="float" office:value="12.898849973955">
                <text:p>12.898849973955</text:p>
              </table:table-cell>
              <table:table-cell office:value-type="float" office:value="36.870160250642">
                <text:p>36.870160250642</text:p>
              </table:table-cell>
              <table:table-cell office:value-type="float" office:value="12.835368540955">
                <text:p>12.835368540955</text:p>
              </table:table-cell>
              <table:table-cell office:value-type="float" office:value="22.39049159112">
                <text:p>22.39049159112</text:p>
              </table:table-cell>
              <table:table-cell office:value-type="float" office:value="8.071812541227">
                <text:p>8.071812541227</text:p>
              </table:table-cell>
              <table:table-cell office:value-type="float" office:value="28.178762750844">
                <text:p>28.178762750844</text:p>
              </table:table-cell>
              <table:table-cell office:value-type="float" office:value="17.945206029795">
                <text:p>17.945206029795</text:p>
              </table:table-cell>
              <table:table-cell office:value-type="float" office:value="21.414241036171">
                <text:p>21.414241036171</text:p>
              </table:table-cell>
              <table:table-cell office:value-type="float" office:value="12.610682532684">
                <text:p>12.610682532684</text:p>
              </table:table-cell>
              <table:table-cell office:value-type="float" office:value="20.45958931823">
                <text:p>20.45958931823</text:p>
              </table:table-cell>
              <table:table-cell office:value-type="float" office:value="16.82124509496">
                <text:p>16.82124509496</text:p>
              </table:table-cell>
              <table:table-cell office:value-type="float" office:value="17.928802059219">
                <text:p>17.9288020592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6.428772399672">
                <text:p>16.428772399672</text:p>
              </table:table-cell>
              <table:table-cell office:value-type="float" office:value="10.5852951419">
                <text:p>10.5852951419</text:p>
              </table:table-cell>
              <table:table-cell office:value-type="float" office:value="18.196069329313">
                <text:p>18.196069329313</text:p>
              </table:table-cell>
              <table:table-cell office:value-type="float" office:value="3.72699092756">
                <text:p>3.72699092756</text:p>
              </table:table-cell>
              <table:table-cell office:value-type="float" office:value="18.236865975778">
                <text:p>18.236865975778</text:p>
              </table:table-cell>
              <table:table-cell office:value-type="float" office:value="10.526867128937">
                <text:p>10.526867128937</text:p>
              </table:table-cell>
              <table:table-cell office:value-type="float" office:value="5.822133498754">
                <text:p>5.822133498754</text:p>
              </table:table-cell>
              <table:table-cell office:value-type="float" office:value="12.156338574464">
                <text:p>12.156338574464</text:p>
              </table:table-cell>
              <table:table-cell office:value-type="float" office:value="17.34610905147">
                <text:p>17.34610905147</text:p>
              </table:table-cell>
              <table:table-cell office:value-type="float" office:value="21.147565293798">
                <text:p>21.147565293798</text:p>
              </table:table-cell>
              <table:table-cell office:value-type="float" office:value="21.07049705565">
                <text:p>21.07049705565</text:p>
              </table:table-cell>
              <table:table-cell office:value-type="float" office:value="34.41896649019">
                <text:p>34.41896649019</text:p>
              </table:table-cell>
              <table:table-cell office:value-type="float" office:value="8.961624241456">
                <text:p>8.961624241456</text:p>
              </table:table-cell>
              <table:table-cell office:value-type="float" office:value="22.831386263184">
                <text:p>22.831386263184</text:p>
              </table:table-cell>
              <table:table-cell office:value-type="float" office:value="32.63660660336">
                <text:p>32.63660660336</text:p>
              </table:table-cell>
              <table:table-cell office:value-type="float" office:value="16.615460564125">
                <text:p>16.615460564125</text:p>
              </table:table-cell>
              <table:table-cell office:value-type="float" office:value="15.896853408312">
                <text:p>15.896853408312</text:p>
              </table:table-cell>
              <table:table-cell office:value-type="float" office:value="16.70458533243">
                <text:p>16.70458533243</text:p>
              </table:table-cell>
              <table:table-cell office:value-type="float" office:value="12.40621174818">
                <text:p>12.40621174818</text:p>
              </table:table-cell>
              <table:table-cell office:value-type="float" office:value="15.265134230896">
                <text:p>15.26513423089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2.760437362672">
                <text:p>12.760437362672</text:p>
              </table:table-cell>
              <table:table-cell office:value-type="float" office:value="8.371010660151">
                <text:p>8.371010660151</text:p>
              </table:table-cell>
              <table:table-cell office:value-type="float" office:value="17.3586301094333">
                <text:p>17.3586301094333</text:p>
              </table:table-cell>
              <table:table-cell office:value-type="float" office:value="15.561834257024">
                <text:p>15.561834257024</text:p>
              </table:table-cell>
              <table:table-cell office:value-type="float" office:value="23.67263302285">
                <text:p>23.67263302285</text:p>
              </table:table-cell>
              <table:table-cell office:value-type="float" office:value="23.143013807196">
                <text:p>23.143013807196</text:p>
              </table:table-cell>
              <table:table-cell office:value-type="float" office:value="23.478017563965">
                <text:p>23.478017563965</text:p>
              </table:table-cell>
              <table:table-cell office:value-type="float" office:value="20.438358704473">
                <text:p>20.438358704473</text:p>
              </table:table-cell>
              <table:table-cell office:value-type="float" office:value="17.53940559911">
                <text:p>17.53940559911</text:p>
              </table:table-cell>
              <table:table-cell office:value-type="float" office:value="31.97606564542">
                <text:p>31.97606564542</text:p>
              </table:table-cell>
              <table:table-cell office:value-type="float" office:value="27.96404885162">
                <text:p>27.96404885162</text:p>
              </table:table-cell>
              <table:table-cell office:value-type="float" office:value="22.32542948652">
                <text:p>22.32542948652</text:p>
              </table:table-cell>
              <table:table-cell office:value-type="float" office:value="9.653776318099">
                <text:p>9.653776318099</text:p>
              </table:table-cell>
              <table:table-cell office:value-type="float" office:value="40.77162783478">
                <text:p>40.77162783478</text:p>
              </table:table-cell>
              <table:table-cell office:value-type="float" office:value="12.39521980968">
                <text:p>12.39521980968</text:p>
              </table:table-cell>
              <table:table-cell office:value-type="float" office:value="13.518502130083">
                <text:p>13.518502130083</text:p>
              </table:table-cell>
              <table:table-cell office:value-type="float" office:value="12.066492342825">
                <text:p>12.066492342825</text:p>
              </table:table-cell>
              <table:table-cell office:value-type="float" office:value="23.28944058562">
                <text:p>23.28944058562</text:p>
              </table:table-cell>
              <table:table-cell office:value-type="float" office:value="8.66954640784">
                <text:p>8.66954640784</text:p>
              </table:table-cell>
              <table:table-cell office:value-type="float" office:value="7.301235979758">
                <text:p>7.30123597975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9.93930382341">
                <text:p>9.93930382341</text:p>
              </table:table-cell>
              <table:table-cell office:value-type="float" office:value="8.444848223618">
                <text:p>8.444848223618</text:p>
              </table:table-cell>
              <table:table-cell office:value-type="float" office:value="17.12730290639">
                <text:p>17.12730290639</text:p>
              </table:table-cell>
              <table:table-cell office:value-type="float" office:value="7.562672290976">
                <text:p>7.562672290976</text:p>
              </table:table-cell>
              <table:table-cell office:value-type="float" office:value="23.23947044513">
                <text:p>23.23947044513</text:p>
              </table:table-cell>
              <table:table-cell office:value-type="float" office:value="19.42896094545">
                <text:p>19.42896094545</text:p>
              </table:table-cell>
              <table:table-cell office:value-type="float" office:value="15.371391062847">
                <text:p>15.371391062847</text:p>
              </table:table-cell>
              <table:table-cell office:value-type="float" office:value="14.641881968529">
                <text:p>14.641881968529</text:p>
              </table:table-cell>
              <table:table-cell office:value-type="float" office:value="20.3894654393">
                <text:p>20.3894654393</text:p>
              </table:table-cell>
              <table:table-cell office:value-type="float" office:value="21.91906071731">
                <text:p>21.91906071731</text:p>
              </table:table-cell>
              <table:table-cell office:value-type="float" office:value="28.507530463094">
                <text:p>28.507530463094</text:p>
              </table:table-cell>
              <table:table-cell office:value-type="float" office:value="28.03972447806">
                <text:p>28.03972447806</text:p>
              </table:table-cell>
              <table:table-cell office:value-type="float" office:value="9.912637853472">
                <text:p>9.912637853472</text:p>
              </table:table-cell>
              <table:table-cell office:value-type="float" office:value="46.30044511864">
                <text:p>46.30044511864</text:p>
              </table:table-cell>
              <table:table-cell office:value-type="float" office:value="14.905278883264">
                <text:p>14.905278883264</text:p>
              </table:table-cell>
              <table:table-cell office:value-type="float" office:value="19.484869393744">
                <text:p>19.484869393744</text:p>
              </table:table-cell>
              <table:table-cell office:value-type="float" office:value="24.99774608755">
                <text:p>24.99774608755</text:p>
              </table:table-cell>
              <table:table-cell office:value-type="float" office:value="33.1371939737">
                <text:p>33.1371939737</text:p>
              </table:table-cell>
              <table:table-cell office:value-type="float" office:value="6.81625635265">
                <text:p>6.81625635265</text:p>
              </table:table-cell>
              <table:table-cell office:value-type="float" office:value="9.293482346102">
                <text:p>9.29348234610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.523126907486">
                <text:p>20.523126907486</text:p>
              </table:table-cell>
              <table:table-cell office:value-type="float" office:value="14.2667179419371">
                <text:p>14.2667179419371</text:p>
              </table:table-cell>
              <table:table-cell office:value-type="float" office:value="17.506086253789">
                <text:p>17.506086253789</text:p>
              </table:table-cell>
              <table:table-cell office:value-type="float" office:value="7.536267753683">
                <text:p>7.536267753683</text:p>
              </table:table-cell>
              <table:table-cell office:value-type="float" office:value="15.744744339327">
                <text:p>15.744744339327</text:p>
              </table:table-cell>
              <table:table-cell office:value-type="float" office:value="11.97181752061">
                <text:p>11.97181752061</text:p>
              </table:table-cell>
              <table:table-cell office:value-type="float" office:value="14.544660949083">
                <text:p>14.544660949083</text:p>
              </table:table-cell>
              <table:table-cell office:value-type="float" office:value="10.793874302289">
                <text:p>10.793874302289</text:p>
              </table:table-cell>
              <table:table-cell office:value-type="float" office:value="20.90396968593">
                <text:p>20.90396968593</text:p>
              </table:table-cell>
              <table:table-cell office:value-type="float" office:value="31.05075667969">
                <text:p>31.05075667969</text:p>
              </table:table-cell>
              <table:table-cell office:value-type="float" office:value="32.516199989">
                <text:p>32.516199989</text:p>
              </table:table-cell>
              <table:table-cell office:value-type="float" office:value="26.13284714298">
                <text:p>26.13284714298</text:p>
              </table:table-cell>
              <table:table-cell office:value-type="float" office:value="8.530781833578">
                <text:p>8.530781833578</text:p>
              </table:table-cell>
              <table:table-cell office:value-type="float" office:value="36.7234588331729">
                <text:p>36.7234588331729</text:p>
              </table:table-cell>
              <table:table-cell office:value-type="float" office:value="12.220267291732">
                <text:p>12.220267291732</text:p>
              </table:table-cell>
              <table:table-cell office:value-type="float" office:value="29.63738614671">
                <text:p>29.63738614671</text:p>
              </table:table-cell>
              <table:table-cell office:value-type="float" office:value="30.59184090841">
                <text:p>30.59184090841</text:p>
              </table:table-cell>
              <table:table-cell office:value-type="float" office:value="26.5996401139">
                <text:p>26.5996401139</text:p>
              </table:table-cell>
              <table:table-cell office:value-type="float" office:value="3.574639666962">
                <text:p>3.574639666962</text:p>
              </table:table-cell>
              <table:table-cell office:value-type="float" office:value="10.81247906298">
                <text:p>10.8124790629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3.737259456976">
                <text:p>13.737259456976</text:p>
              </table:table-cell>
              <table:table-cell office:value-type="float" office:value="3.922187298337">
                <text:p>3.922187298337</text:p>
              </table:table-cell>
              <table:table-cell office:value-type="float" office:value="25.88333552365">
                <text:p>25.88333552365</text:p>
              </table:table-cell>
              <table:table-cell office:value-type="float" office:value="12.10675182597">
                <text:p>12.10675182597</text:p>
              </table:table-cell>
              <table:table-cell office:value-type="float" office:value="26.4374733025">
                <text:p>26.4374733025</text:p>
              </table:table-cell>
              <table:table-cell office:value-type="float" office:value="21.03162116621">
                <text:p>21.03162116621</text:p>
              </table:table-cell>
              <table:table-cell office:value-type="float" office:value="10.99959305906">
                <text:p>10.99959305906</text:p>
              </table:table-cell>
              <table:table-cell office:value-type="float" office:value="16.78422251366">
                <text:p>16.78422251366</text:p>
              </table:table-cell>
              <table:table-cell office:value-type="float" office:value="13.2415754112">
                <text:p>13.2415754112</text:p>
              </table:table-cell>
              <table:table-cell office:value-type="float" office:value="30.7860731514">
                <text:p>30.7860731514</text:p>
              </table:table-cell>
              <table:table-cell office:value-type="float" office:value="29.89298439556">
                <text:p>29.89298439556</text:p>
              </table:table-cell>
              <table:table-cell office:value-type="float" office:value="34.548846191558">
                <text:p>34.548846191558</text:p>
              </table:table-cell>
              <table:table-cell office:value-type="float" office:value="4.485472382529">
                <text:p>4.485472382529</text:p>
              </table:table-cell>
              <table:table-cell office:value-type="float" office:value="36.106750578085">
                <text:p>36.106750578085</text:p>
              </table:table-cell>
              <table:table-cell office:value-type="float" office:value="12.045117493151">
                <text:p>12.045117493151</text:p>
              </table:table-cell>
              <table:table-cell office:value-type="float" office:value="30.708468751898">
                <text:p>30.708468751898</text:p>
              </table:table-cell>
              <table:table-cell office:value-type="float" office:value="31.85700254643">
                <text:p>31.85700254643</text:p>
              </table:table-cell>
              <table:table-cell office:value-type="float" office:value="29.76750703905">
                <text:p>29.76750703905</text:p>
              </table:table-cell>
              <table:table-cell office:value-type="float" office:value="9.43284709505">
                <text:p>9.43284709505</text:p>
              </table:table-cell>
              <table:table-cell office:value-type="float" office:value="4.531150800481">
                <text:p>4.53115080048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3.16532298262">
                <text:p>13.16532298262</text:p>
              </table:table-cell>
              <table:table-cell office:value-type="float" office:value="9.81068749293">
                <text:p>9.81068749293</text:p>
              </table:table-cell>
              <table:table-cell office:value-type="float" office:value="13.743278974387">
                <text:p>13.743278974387</text:p>
              </table:table-cell>
              <table:table-cell office:value-type="float" office:value="7.238200968021">
                <text:p>7.238200968021</text:p>
              </table:table-cell>
              <table:table-cell office:value-type="float" office:value="26.59593671374">
                <text:p>26.59593671374</text:p>
              </table:table-cell>
              <table:table-cell office:value-type="float" office:value="11.51747453041">
                <text:p>11.51747453041</text:p>
              </table:table-cell>
              <table:table-cell office:value-type="float" office:value="6.57201610174">
                <text:p>6.57201610174</text:p>
              </table:table-cell>
              <table:table-cell office:value-type="float" office:value="8.365055302276">
                <text:p>8.365055302276</text:p>
              </table:table-cell>
              <table:table-cell office:value-type="float" office:value="19.10080461085">
                <text:p>19.10080461085</text:p>
              </table:table-cell>
              <table:table-cell office:value-type="float" office:value="32.5761185313">
                <text:p>32.5761185313</text:p>
              </table:table-cell>
              <table:table-cell office:value-type="float" office:value="30.3073889578">
                <text:p>30.3073889578</text:p>
              </table:table-cell>
              <table:table-cell office:value-type="float" office:value="41.498140466721">
                <text:p>41.498140466721</text:p>
              </table:table-cell>
              <table:table-cell office:value-type="float" office:value="2.326280895684">
                <text:p>2.326280895684</text:p>
              </table:table-cell>
              <table:table-cell office:value-type="float" office:value="31.004034390452">
                <text:p>31.004034390452</text:p>
              </table:table-cell>
              <table:table-cell office:value-type="float" office:value="19.85504873653">
                <text:p>19.85504873653</text:p>
              </table:table-cell>
              <table:table-cell office:value-type="float" office:value="31.524864893668">
                <text:p>31.524864893668</text:p>
              </table:table-cell>
              <table:table-cell office:value-type="float" office:value="34.31934614309">
                <text:p>34.31934614309</text:p>
              </table:table-cell>
              <table:table-cell office:value-type="float" office:value="19.46105273042">
                <text:p>19.46105273042</text:p>
              </table:table-cell>
              <table:table-cell office:value-type="float" office:value="8.346450131918">
                <text:p>8.346450131918</text:p>
              </table:table-cell>
              <table:table-cell office:value-type="float" office:value="4.321625350252">
                <text:p>4.32162535025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.48664304875">
                <text:p>12.48664304875</text:p>
              </table:table-cell>
              <table:table-cell office:value-type="float" office:value="4.012807847053">
                <text:p>4.012807847053</text:p>
              </table:table-cell>
              <table:table-cell office:value-type="float" office:value="18.80553228248">
                <text:p>18.80553228248</text:p>
              </table:table-cell>
              <table:table-cell office:value-type="float" office:value="10.125691241565">
                <text:p>10.125691241565</text:p>
              </table:table-cell>
              <table:table-cell office:value-type="float" office:value="25.34403031535">
                <text:p>25.34403031535</text:p>
              </table:table-cell>
              <table:table-cell office:value-type="float" office:value="18.985348457746">
                <text:p>18.985348457746</text:p>
              </table:table-cell>
              <table:table-cell office:value-type="float" office:value="9.470643747761">
                <text:p>9.470643747761</text:p>
              </table:table-cell>
              <table:table-cell office:value-type="float" office:value="13.441541960658">
                <text:p>13.441541960658</text:p>
              </table:table-cell>
              <table:table-cell office:value-type="float" office:value="13.09414597042">
                <text:p>13.09414597042</text:p>
              </table:table-cell>
              <table:table-cell office:value-type="float" office:value="23.38309173751">
                <text:p>23.38309173751</text:p>
              </table:table-cell>
              <table:table-cell office:value-type="float" office:value="34.64486010362">
                <text:p>34.64486010362</text:p>
              </table:table-cell>
              <table:table-cell office:value-type="float" office:value="37.152751985302">
                <text:p>37.152751985302</text:p>
              </table:table-cell>
              <table:table-cell office:value-type="float" office:value="7.571924639964">
                <text:p>7.571924639964</text:p>
              </table:table-cell>
              <table:table-cell office:value-type="float" office:value="38.828987366685">
                <text:p>38.828987366685</text:p>
              </table:table-cell>
              <table:table-cell office:value-type="float" office:value="18.18707374157">
                <text:p>18.18707374157</text:p>
              </table:table-cell>
              <table:table-cell office:value-type="float" office:value="38.265043556892">
                <text:p>38.265043556892</text:p>
              </table:table-cell>
              <table:table-cell office:value-type="float" office:value="22.00280090024">
                <text:p>22.00280090024</text:p>
              </table:table-cell>
              <table:table-cell office:value-type="float" office:value="17.33042369621">
                <text:p>17.33042369621</text:p>
              </table:table-cell>
              <table:table-cell office:value-type="float" office:value="6.381818454538">
                <text:p>6.381818454538</text:p>
              </table:table-cell>
              <table:table-cell office:value-type="float" office:value="3.124994506373">
                <text:p>3.12499450637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5.76167924558">
                <text:p>15.76167924558</text:p>
              </table:table-cell>
              <table:table-cell office:value-type="float" office:value="10.47381640994">
                <text:p>10.47381640994</text:p>
              </table:table-cell>
              <table:table-cell office:value-type="float" office:value="14.366961324">
                <text:p>14.366961324</text:p>
              </table:table-cell>
              <table:table-cell office:value-type="float" office:value="11.114670410366">
                <text:p>11.114670410366</text:p>
              </table:table-cell>
              <table:table-cell office:value-type="float" office:value="21.62710084013">
                <text:p>21.62710084013</text:p>
              </table:table-cell>
              <table:table-cell office:value-type="float" office:value="17.58351488176">
                <text:p>17.58351488176</text:p>
              </table:table-cell>
              <table:table-cell office:value-type="float" office:value="6.869241193591">
                <text:p>6.869241193591</text:p>
              </table:table-cell>
              <table:table-cell office:value-type="float" office:value="13.64437975826">
                <text:p>13.64437975826</text:p>
              </table:table-cell>
              <table:table-cell office:value-type="float" office:value="23.2576317306">
                <text:p>23.2576317306</text:p>
              </table:table-cell>
              <table:table-cell office:value-type="float" office:value="34.74424006193">
                <text:p>34.74424006193</text:p>
              </table:table-cell>
              <table:table-cell office:value-type="float" office:value="35.38385160234">
                <text:p>35.38385160234</text:p>
              </table:table-cell>
              <table:table-cell office:value-type="float" office:value="43.99940009428">
                <text:p>43.99940009428</text:p>
              </table:table-cell>
              <table:table-cell office:value-type="float" office:value="3.819063154196">
                <text:p>3.819063154196</text:p>
              </table:table-cell>
              <table:table-cell office:value-type="float" office:value="23.251767614733">
                <text:p>23.251767614733</text:p>
              </table:table-cell>
              <table:table-cell office:value-type="float" office:value="17.74949218735">
                <text:p>17.74949218735</text:p>
              </table:table-cell>
              <table:table-cell office:value-type="float" office:value="29.800522289118">
                <text:p>29.800522289118</text:p>
              </table:table-cell>
              <table:table-cell office:value-type="float" office:value="23.10867371703">
                <text:p>23.10867371703</text:p>
              </table:table-cell>
              <table:table-cell office:value-type="float" office:value="18.14196843316">
                <text:p>18.14196843316</text:p>
              </table:table-cell>
              <table:table-cell office:value-type="float" office:value="11.65195127223">
                <text:p>11.65195127223</text:p>
              </table:table-cell>
              <table:table-cell office:value-type="float" office:value="5.0044864280832">
                <text:p>5.004486428083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.35964769571">
                <text:p>1.35964769571</text:p>
              </table:table-cell>
              <table:table-cell office:value-type="float" office:value="1.62407918996">
                <text:p>1.62407918996</text:p>
              </table:table-cell>
              <table:table-cell office:value-type="float" office:value="2.61990718444">
                <text:p>2.61990718444</text:p>
              </table:table-cell>
              <table:table-cell office:value-type="float" office:value="0.905373501315">
                <text:p>0.905373501315</text:p>
              </table:table-cell>
              <table:table-cell office:value-type="float" office:value="8.33906879317">
                <text:p>8.33906879317</text:p>
              </table:table-cell>
              <table:table-cell office:value-type="float" office:value="6.78316042454">
                <text:p>6.78316042454</text:p>
              </table:table-cell>
              <table:table-cell office:value-type="float" office:value="0.325861801974">
                <text:p>0.325861801974</text:p>
              </table:table-cell>
              <table:table-cell office:value-type="float" office:value="3.10715020946">
                <text:p>3.10715020946</text:p>
              </table:table-cell>
              <table:table-cell office:value-type="float" office:value="8.21801008149">
                <text:p>8.21801008149</text:p>
              </table:table-cell>
              <table:table-cell office:value-type="float" office:value="15.7685876505">
                <text:p>15.7685876505</text:p>
              </table:table-cell>
              <table:table-cell office:value-type="float" office:value="12.1500845918">
                <text:p>12.1500845918</text:p>
              </table:table-cell>
              <table:table-cell office:value-type="float" office:value="6.51120102972">
                <text:p>6.51120102972</text:p>
              </table:table-cell>
              <table:table-cell office:value-type="float" office:value="0.715047602091">
                <text:p>0.715047602091</text:p>
              </table:table-cell>
              <table:table-cell office:value-type="float" office:value="7.36409891999">
                <text:p>7.36409891999</text:p>
              </table:table-cell>
              <table:table-cell office:value-type="float" office:value="5.77989957907">
                <text:p>5.77989957907</text:p>
              </table:table-cell>
              <table:table-cell office:value-type="float" office:value="10.2369245945">
                <text:p>10.2369245945</text:p>
              </table:table-cell>
              <table:table-cell office:value-type="float" office:value="1.30346231616">
                <text:p>1.30346231616</text:p>
              </table:table-cell>
              <table:table-cell office:value-type="float" office:value="2.78311014339">
                <text:p>2.78311014339</text:p>
              </table:table-cell>
              <table:table-cell office:value-type="float" office:value="1.48381502944">
                <text:p>1.48381502944</text:p>
              </table:table-cell>
              <table:table-cell office:value-type="float" office:value="0.370421966261">
                <text:p>0.370421966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866cm" svg:y="0.563cm" chart:style-name="ch2">
          <text:p>POPL over time</text:p>
        </chart:title>
        <chart:legend chart:legend-position="end" svg:x="30.045cm" svg:y="5.942cm" style:legend-expansion="high" chart:style-name="ch3"/>
        <chart:plot-area chart:style-name="ch4" table:cell-range-address="POPL.A1:POPL.U43" chart:data-source-has-labels="both" svg:x="0.662cm" svg:y="1.751cm" svg:width="28.721cm" svg:height="19.207cm">
          <chartooo:coordinate-region svg:x="1.814cm" svg:y="1.936cm" svg:width="27.5cm" svg:height="18.033cm"/>
          <chart:axis chart:dimension="x" chart:name="primary-x" chart:style-name="ch5" chartooo:axis-type="auto">
            <chartooo:date-scale/>
            <chart:categories table:cell-range-address="POPL.A2:POPL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PL.B2:POPL.B43" chart:label-cell-address="POPL.B1:POPL.B1" chart:class="chart:bar">
            <chart:data-point chart:repeated="42"/>
          </chart:series>
          <chart:series chart:style-name="ch9" chart:values-cell-range-address="POPL.C2:POPL.C43" chart:label-cell-address="POPL.C1:POPL.C1" chart:class="chart:bar">
            <chart:data-point chart:repeated="42"/>
          </chart:series>
          <chart:series chart:style-name="ch10" chart:values-cell-range-address="POPL.D2:POPL.D43" chart:label-cell-address="POPL.D1:POPL.D1" chart:class="chart:bar">
            <chart:data-point chart:repeated="42"/>
          </chart:series>
          <chart:series chart:style-name="ch11" chart:values-cell-range-address="POPL.E2:POPL.E43" chart:label-cell-address="POPL.E1:POPL.E1" chart:class="chart:bar">
            <chart:data-point chart:repeated="42"/>
          </chart:series>
          <chart:series chart:style-name="ch12" chart:values-cell-range-address="POPL.F2:POPL.F43" chart:label-cell-address="POPL.F1:POPL.F1" chart:class="chart:bar">
            <chart:data-point chart:repeated="42"/>
          </chart:series>
          <chart:series chart:style-name="ch13" chart:values-cell-range-address="POPL.G2:POPL.G43" chart:label-cell-address="POPL.G1:POPL.G1" chart:class="chart:bar">
            <chart:data-point chart:repeated="42"/>
          </chart:series>
          <chart:series chart:style-name="ch14" chart:values-cell-range-address="POPL.H2:POPL.H43" chart:label-cell-address="POPL.H1:POPL.H1" chart:class="chart:bar">
            <chart:data-point chart:repeated="42"/>
          </chart:series>
          <chart:series chart:style-name="ch15" chart:values-cell-range-address="POPL.I2:POPL.I43" chart:label-cell-address="POPL.I1:POPL.I1" chart:class="chart:bar">
            <chart:data-point chart:repeated="42"/>
          </chart:series>
          <chart:series chart:style-name="ch16" chart:values-cell-range-address="POPL.J2:POPL.J43" chart:label-cell-address="POPL.J1:POPL.J1" chart:class="chart:bar">
            <chart:data-point chart:repeated="42"/>
          </chart:series>
          <chart:series chart:style-name="ch17" chart:values-cell-range-address="POPL.K2:POPL.K43" chart:label-cell-address="POPL.K1:POPL.K1" chart:class="chart:bar">
            <chart:data-point chart:repeated="42"/>
          </chart:series>
          <chart:series chart:style-name="ch18" chart:values-cell-range-address="POPL.L2:POPL.L43" chart:label-cell-address="POPL.L1:POPL.L1" chart:class="chart:bar">
            <chart:data-point chart:repeated="42"/>
          </chart:series>
          <chart:series chart:style-name="ch19" chart:values-cell-range-address="POPL.M2:POPL.M43" chart:label-cell-address="POPL.M1:POPL.M1" chart:class="chart:bar">
            <chart:data-point chart:repeated="42"/>
          </chart:series>
          <chart:series chart:style-name="ch8" chart:values-cell-range-address="POPL.N2:POPL.N43" chart:label-cell-address="POPL.N1:POPL.N1" chart:class="chart:bar">
            <chart:data-point chart:repeated="42"/>
          </chart:series>
          <chart:series chart:style-name="ch9" chart:values-cell-range-address="POPL.O2:POPL.O43" chart:label-cell-address="POPL.O1:POPL.O1" chart:class="chart:bar">
            <chart:data-point chart:repeated="42"/>
          </chart:series>
          <chart:series chart:style-name="ch10" chart:values-cell-range-address="POPL.P2:POPL.P43" chart:label-cell-address="POPL.P1:POPL.P1" chart:class="chart:bar">
            <chart:data-point chart:repeated="42"/>
          </chart:series>
          <chart:series chart:style-name="ch11" chart:values-cell-range-address="POPL.Q2:POPL.Q43" chart:label-cell-address="POPL.Q1:POPL.Q1" chart:class="chart:bar">
            <chart:data-point chart:repeated="42"/>
          </chart:series>
          <chart:series chart:style-name="ch12" chart:values-cell-range-address="POPL.R2:POPL.R43" chart:label-cell-address="POPL.R1:POPL.R1" chart:class="chart:bar">
            <chart:data-point chart:repeated="42"/>
          </chart:series>
          <chart:series chart:style-name="ch13" chart:values-cell-range-address="POPL.S2:POPL.S43" chart:label-cell-address="POPL.S1:POPL.S1" chart:class="chart:bar">
            <chart:data-point chart:repeated="42"/>
          </chart:series>
          <chart:series chart:style-name="ch14" chart:values-cell-range-address="POPL.T2:POPL.T43" chart:label-cell-address="POPL.T1:POPL.T1" chart:class="chart:bar">
            <chart:data-point chart:repeated="42"/>
          </chart:series>
          <chart:series chart:style-name="ch15" chart:values-cell-range-address="POPL.U2:POPL.U43" chart:label-cell-address="POPL.U1:POPL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L Topic 0</text:p>
                <draw:g>
                  <svg:desc>POPL.B1:POPL.B1</svg:desc>
                </draw:g>
              </table:table-cell>
              <table:table-cell office:value-type="string">
                <text:p>POPL Topic 1</text:p>
                <draw:g>
                  <svg:desc>POPL.C1:POPL.C1</svg:desc>
                </draw:g>
              </table:table-cell>
              <table:table-cell office:value-type="string">
                <text:p>POPL Topic 2</text:p>
                <draw:g>
                  <svg:desc>POPL.D1:POPL.D1</svg:desc>
                </draw:g>
              </table:table-cell>
              <table:table-cell office:value-type="string">
                <text:p>POPL Topic 3</text:p>
                <draw:g>
                  <svg:desc>POPL.E1:POPL.E1</svg:desc>
                </draw:g>
              </table:table-cell>
              <table:table-cell office:value-type="string">
                <text:p>POPL Topic 4</text:p>
                <draw:g>
                  <svg:desc>POPL.F1:POPL.F1</svg:desc>
                </draw:g>
              </table:table-cell>
              <table:table-cell office:value-type="string">
                <text:p>POPL Topic 5</text:p>
                <draw:g>
                  <svg:desc>POPL.G1:POPL.G1</svg:desc>
                </draw:g>
              </table:table-cell>
              <table:table-cell office:value-type="string">
                <text:p>POPL Topic 6</text:p>
                <draw:g>
                  <svg:desc>POPL.H1:POPL.H1</svg:desc>
                </draw:g>
              </table:table-cell>
              <table:table-cell office:value-type="string">
                <text:p>POPL Topic 7</text:p>
                <draw:g>
                  <svg:desc>POPL.I1:POPL.I1</svg:desc>
                </draw:g>
              </table:table-cell>
              <table:table-cell office:value-type="string">
                <text:p>POPL Topic 8</text:p>
                <draw:g>
                  <svg:desc>POPL.J1:POPL.J1</svg:desc>
                </draw:g>
              </table:table-cell>
              <table:table-cell office:value-type="string">
                <text:p>POPL Topic 9</text:p>
                <draw:g>
                  <svg:desc>POPL.K1:POPL.K1</svg:desc>
                </draw:g>
              </table:table-cell>
              <table:table-cell office:value-type="string">
                <text:p>POPL Topic 10</text:p>
                <draw:g>
                  <svg:desc>POPL.L1:POPL.L1</svg:desc>
                </draw:g>
              </table:table-cell>
              <table:table-cell office:value-type="string">
                <text:p>POPL Topic 11</text:p>
                <draw:g>
                  <svg:desc>POPL.M1:POPL.M1</svg:desc>
                </draw:g>
              </table:table-cell>
              <table:table-cell office:value-type="string">
                <text:p>POPL Topic 12</text:p>
                <draw:g>
                  <svg:desc>POPL.N1:POPL.N1</svg:desc>
                </draw:g>
              </table:table-cell>
              <table:table-cell office:value-type="string">
                <text:p>POPL Topic 13</text:p>
                <draw:g>
                  <svg:desc>POPL.O1:POPL.O1</svg:desc>
                </draw:g>
              </table:table-cell>
              <table:table-cell office:value-type="string">
                <text:p>POPL Topic 14</text:p>
                <draw:g>
                  <svg:desc>POPL.P1:POPL.P1</svg:desc>
                </draw:g>
              </table:table-cell>
              <table:table-cell office:value-type="string">
                <text:p>POPL Topic 15</text:p>
                <draw:g>
                  <svg:desc>POPL.Q1:POPL.Q1</svg:desc>
                </draw:g>
              </table:table-cell>
              <table:table-cell office:value-type="string">
                <text:p>POPL Topic 16</text:p>
                <draw:g>
                  <svg:desc>POPL.R1:POPL.R1</svg:desc>
                </draw:g>
              </table:table-cell>
              <table:table-cell office:value-type="string">
                <text:p>POPL Topic 17</text:p>
                <draw:g>
                  <svg:desc>POPL.S1:POPL.S1</svg:desc>
                </draw:g>
              </table:table-cell>
              <table:table-cell office:value-type="string">
                <text:p>POPL Topic 18</text:p>
                <draw:g>
                  <svg:desc>POPL.T1:POPL.T1</svg:desc>
                </draw:g>
              </table:table-cell>
              <table:table-cell office:value-type="string">
                <text:p>POPL Topic 19</text:p>
                <draw:g>
                  <svg:desc>POPL.U1:POPL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POPL.A2:POPL.A43</svg:desc>
                </draw:g>
              </table:table-cell>
              <table:table-cell office:value-type="float" office:value="2.69549239655">
                <text:p>2.69549239655</text:p>
                <draw:g>
                  <svg:desc>POPL.B2:POPL.B43</svg:desc>
                </draw:g>
              </table:table-cell>
              <table:table-cell office:value-type="float" office:value="1.46655318135">
                <text:p>1.46655318135</text:p>
                <draw:g>
                  <svg:desc>POPL.C2:POPL.C43</svg:desc>
                </draw:g>
              </table:table-cell>
              <table:table-cell office:value-type="float" office:value="13.2655141026">
                <text:p>13.2655141026</text:p>
                <draw:g>
                  <svg:desc>POPL.D2:POPL.D43</svg:desc>
                </draw:g>
              </table:table-cell>
              <table:table-cell office:value-type="float" office:value="2.75887080976">
                <text:p>2.75887080976</text:p>
                <draw:g>
                  <svg:desc>POPL.E2:POPL.E43</svg:desc>
                </draw:g>
              </table:table-cell>
              <table:table-cell office:value-type="float" office:value="4.32795946853">
                <text:p>4.32795946853</text:p>
                <draw:g>
                  <svg:desc>POPL.F2:POPL.F43</svg:desc>
                </draw:g>
              </table:table-cell>
              <table:table-cell office:value-type="float" office:value="2.69657940687">
                <text:p>2.69657940687</text:p>
                <draw:g>
                  <svg:desc>POPL.G2:POPL.G43</svg:desc>
                </draw:g>
              </table:table-cell>
              <table:table-cell office:value-type="float" office:value="0.259260597052">
                <text:p>0.259260597052</text:p>
                <draw:g>
                  <svg:desc>POPL.H2:POPL.H43</svg:desc>
                </draw:g>
              </table:table-cell>
              <table:table-cell office:value-type="float" office:value="0.269985297795">
                <text:p>0.269985297795</text:p>
                <draw:g>
                  <svg:desc>POPL.I2:POPL.I43</svg:desc>
                </draw:g>
              </table:table-cell>
              <table:table-cell office:value-type="float" office:value="6.16708581615">
                <text:p>6.16708581615</text:p>
                <draw:g>
                  <svg:desc>POPL.J2:POPL.J43</svg:desc>
                </draw:g>
              </table:table-cell>
              <table:table-cell office:value-type="float" office:value="3.59913000773">
                <text:p>3.59913000773</text:p>
                <draw:g>
                  <svg:desc>POPL.K2:POPL.K43</svg:desc>
                </draw:g>
              </table:table-cell>
              <table:table-cell office:value-type="float" office:value="0.351546381881">
                <text:p>0.351546381881</text:p>
                <draw:g>
                  <svg:desc>POPL.L2:POPL.L43</svg:desc>
                </draw:g>
              </table:table-cell>
              <table:table-cell office:value-type="float" office:value="2.48748499529">
                <text:p>2.48748499529</text:p>
                <draw:g>
                  <svg:desc>POPL.M2:POPL.M43</svg:desc>
                </draw:g>
              </table:table-cell>
              <table:table-cell office:value-type="float" office:value="4.79767708952">
                <text:p>4.79767708952</text:p>
                <draw:g>
                  <svg:desc>POPL.N2:POPL.N43</svg:desc>
                </draw:g>
              </table:table-cell>
              <table:table-cell office:value-type="float" office:value="0.0318900597">
                <text:p>0.0318900597</text:p>
                <draw:g>
                  <svg:desc>POPL.O2:POPL.O43</svg:desc>
                </draw:g>
              </table:table-cell>
              <table:table-cell office:value-type="float" office:value="0.1118183606">
                <text:p>0.1118183606</text:p>
                <draw:g>
                  <svg:desc>POPL.P2:POPL.P43</svg:desc>
                </draw:g>
              </table:table-cell>
              <table:table-cell office:value-type="float" office:value="4.68215611517">
                <text:p>4.68215611517</text:p>
                <draw:g>
                  <svg:desc>POPL.Q2:POPL.Q43</svg:desc>
                </draw:g>
              </table:table-cell>
              <table:table-cell office:value-type="float" office:value="0.10937484399">
                <text:p>0.10937484399</text:p>
                <draw:g>
                  <svg:desc>POPL.R2:POPL.R43</svg:desc>
                </draw:g>
              </table:table-cell>
              <table:table-cell office:value-type="float" office:value="7.53837825913">
                <text:p>7.53837825913</text:p>
                <draw:g>
                  <svg:desc>POPL.S2:POPL.S43</svg:desc>
                </draw:g>
              </table:table-cell>
              <table:table-cell office:value-type="float" office:value="0.739229610629">
                <text:p>0.739229610629</text:p>
                <draw:g>
                  <svg:desc>POPL.T2:POPL.T43</svg:desc>
                </draw:g>
              </table:table-cell>
              <table:table-cell office:value-type="float" office:value="0.615147726905">
                <text:p>0.615147726905</text:p>
                <draw:g>
                  <svg:desc>POPL.U2:POPL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.14003975059">
                <text:p>1.14003975059</text:p>
              </table:table-cell>
              <table:table-cell office:value-type="float" office:value="1.64632651963">
                <text:p>1.64632651963</text:p>
              </table:table-cell>
              <table:table-cell office:value-type="float" office:value="4.30104338953">
                <text:p>4.30104338953</text:p>
              </table:table-cell>
              <table:table-cell office:value-type="float" office:value="0.290036627277">
                <text:p>0.290036627277</text:p>
              </table:table-cell>
              <table:table-cell office:value-type="float" office:value="3.40247793233">
                <text:p>3.40247793233</text:p>
              </table:table-cell>
              <table:table-cell office:value-type="float" office:value="4.62798865694">
                <text:p>4.62798865694</text:p>
              </table:table-cell>
              <table:table-cell office:value-type="float" office:value="0.107346573155">
                <text:p>0.107346573155</text:p>
              </table:table-cell>
              <table:table-cell office:value-type="float" office:value="0.338756020423">
                <text:p>0.338756020423</text:p>
              </table:table-cell>
              <table:table-cell office:value-type="float" office:value="11.6021140079">
                <text:p>11.6021140079</text:p>
              </table:table-cell>
              <table:table-cell office:value-type="float" office:value="0.322852440018">
                <text:p>0.322852440018</text:p>
              </table:table-cell>
              <table:table-cell office:value-type="float" office:value="0.8670121549">
                <text:p>0.8670121549</text:p>
              </table:table-cell>
              <table:table-cell office:value-type="float" office:value="0.437820891536">
                <text:p>0.437820891536</text:p>
              </table:table-cell>
              <table:table-cell office:value-type="float" office:value="14.621826477">
                <text:p>14.621826477</text:p>
              </table:table-cell>
              <table:table-cell office:value-type="float" office:value="0.372167778223">
                <text:p>0.37216777822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150783595">
                <text:p>9.6150783595</text:p>
              </table:table-cell>
              <table:table-cell office:value-type="float" office:value="0.502470719814">
                <text:p>0.502470719814</text:p>
              </table:table-cell>
              <table:table-cell office:value-type="float" office:value="5.94261957564">
                <text:p>5.94261957564</text:p>
              </table:table-cell>
              <table:table-cell office:value-type="float" office:value="0.967562721677">
                <text:p>0.967562721677</text:p>
              </table:table-cell>
              <table:table-cell office:value-type="float" office:value="0.227643265386">
                <text:p>0.227643265386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.28135057004">
                <text:p>3.28135057004</text:p>
              </table:table-cell>
              <table:table-cell office:value-type="float" office:value="4.05877681986">
                <text:p>4.05877681986</text:p>
              </table:table-cell>
              <table:table-cell office:value-type="float" office:value="9.28825547778">
                <text:p>9.28825547778</text:p>
              </table:table-cell>
              <table:table-cell office:value-type="float" office:value="3.24173873292">
                <text:p>3.24173873292</text:p>
              </table:table-cell>
              <table:table-cell office:value-type="float" office:value="3.20299108838">
                <text:p>3.20299108838</text:p>
              </table:table-cell>
              <table:table-cell office:value-type="float" office:value="0.744796937458">
                <text:p>0.744796937458</text:p>
              </table:table-cell>
              <table:table-cell office:value-type="float" office:value="0.214744881321">
                <text:p>0.2147448813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4.8083883598">
                <text:p>14.808388359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03414675994">
                <text:p>4.03414675994</text:p>
              </table:table-cell>
              <table:table-cell office:value-type="float" office:value="0.155873888942">
                <text:p>0.155873888942</text:p>
              </table:table-cell>
              <table:table-cell office:value-type="float" office:value="3.60457634867">
                <text:p>3.604576348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77969701742">
                <text:p>0.677969701742</text:p>
              </table:table-cell>
              <table:table-cell office:value-type="float" office:value="6.13272630943">
                <text:p>6.1327263094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5555917215">
                <text:p>5.75555917215</text:p>
              </table:table-cell>
              <table:table-cell office:value-type="float" office:value="2.51601396201">
                <text:p>2.51601396201</text:p>
              </table:table-cell>
              <table:table-cell office:value-type="float" office:value="2.52917404984">
                <text:p>2.5291740498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.85032154247">
                <text:p>2.85032154247</text:p>
              </table:table-cell>
              <table:table-cell office:value-type="float" office:value="10.6268153201">
                <text:p>10.6268153201</text:p>
              </table:table-cell>
              <table:table-cell office:value-type="float" office:value="15.2372053424">
                <text:p>15.2372053424</text:p>
              </table:table-cell>
              <table:table-cell office:value-type="float" office:value="4.67103729213">
                <text:p>4.67103729213</text:p>
              </table:table-cell>
              <table:table-cell office:value-type="float" office:value="2.39346127613">
                <text:p>2.39346127613</text:p>
              </table:table-cell>
              <table:table-cell office:value-type="float" office:value="7.53825513403">
                <text:p>7.53825513403</text:p>
              </table:table-cell>
              <table:table-cell office:value-type="float" office:value="0.147986253829">
                <text:p>0.147986253829</text:p>
              </table:table-cell>
              <table:table-cell office:value-type="float" office:value="1.0084500531">
                <text:p>1.0084500531</text:p>
              </table:table-cell>
              <table:table-cell office:value-type="float" office:value="34.9738116189">
                <text:p>34.9738116189</text:p>
              </table:table-cell>
              <table:table-cell office:value-type="float" office:value="0.431506887988">
                <text:p>0.431506887988</text:p>
              </table:table-cell>
              <table:table-cell office:value-type="float" office:value="3.76797091928">
                <text:p>3.76797091928</text:p>
              </table:table-cell>
              <table:table-cell office:value-type="float" office:value="1.24188949987">
                <text:p>1.24188949987</text:p>
              </table:table-cell>
              <table:table-cell office:value-type="float" office:value="1.42973065905">
                <text:p>1.4297306590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76248988348">
                <text:p>6.76248988348</text:p>
              </table:table-cell>
              <table:table-cell office:value-type="float" office:value="1.6010855315">
                <text:p>1.6010855315</text:p>
              </table:table-cell>
              <table:table-cell office:value-type="float" office:value="2.19082281729">
                <text:p>2.19082281729</text:p>
              </table:table-cell>
              <table:table-cell office:value-type="float" office:value="0.531120626067">
                <text:p>0.531120626067</text:p>
              </table:table-cell>
              <table:table-cell office:value-type="float" office:value="0.795060416925">
                <text:p>0.795060416925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5.33746660197">
                <text:p>5.33746660197</text:p>
              </table:table-cell>
              <table:table-cell office:value-type="float" office:value="0.640574888415">
                <text:p>0.640574888415</text:p>
              </table:table-cell>
              <table:table-cell office:value-type="float" office:value="10.0907161335">
                <text:p>10.0907161335</text:p>
              </table:table-cell>
              <table:table-cell office:value-type="float" office:value="1.28267047833">
                <text:p>1.28267047833</text:p>
              </table:table-cell>
              <table:table-cell office:value-type="float" office:value="5.87400889223">
                <text:p>5.87400889223</text:p>
              </table:table-cell>
              <table:table-cell office:value-type="float" office:value="18.0751507671">
                <text:p>18.0751507671</text:p>
              </table:table-cell>
              <table:table-cell office:value-type="float" office:value="0.388951465531">
                <text:p>0.38895146553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6.4173558215">
                <text:p>26.4173558215</text:p>
              </table:table-cell>
              <table:table-cell office:value-type="float" office:value="3.41565645325">
                <text:p>3.41565645325</text:p>
              </table:table-cell>
              <table:table-cell office:value-type="float" office:value="0.828166818227">
                <text:p>0.828166818227</text:p>
              </table:table-cell>
              <table:table-cell office:value-type="float" office:value="0.7479509542">
                <text:p>0.7479509542</text:p>
              </table:table-cell>
              <table:table-cell office:value-type="float" office:value="1.3145333195">
                <text:p>1.3145333195</text:p>
              </table:table-cell>
              <table:table-cell office:value-type="float" office:value="0.226526732858">
                <text:p>0.22652673285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2506299374">
                <text:p>10.2506299374</text:p>
              </table:table-cell>
              <table:table-cell office:value-type="float" office:value="4.70571414497">
                <text:p>4.70571414497</text:p>
              </table:table-cell>
              <table:table-cell office:value-type="float" office:value="0.487931975192">
                <text:p>0.487931975192</text:p>
              </table:table-cell>
              <table:table-cell office:value-type="float" office:value="1.61129369039">
                <text:p>1.61129369039</text:p>
              </table:table-cell>
              <table:table-cell office:value-type="float" office:value="0.647952769142">
                <text:p>0.64795276914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.06551079517">
                <text:p>1.06551079517</text:p>
              </table:table-cell>
              <table:table-cell office:value-type="float" office:value="2.22141641899">
                <text:p>2.22141641899</text:p>
              </table:table-cell>
              <table:table-cell office:value-type="float" office:value="6.14499820797">
                <text:p>6.14499820797</text:p>
              </table:table-cell>
              <table:table-cell office:value-type="float" office:value="0.973500101377">
                <text:p>0.973500101377</text:p>
              </table:table-cell>
              <table:table-cell office:value-type="float" office:value="4.52619542353">
                <text:p>4.52619542353</text:p>
              </table:table-cell>
              <table:table-cell office:value-type="float" office:value="4.89494941134">
                <text:p>4.89494941134</text:p>
              </table:table-cell>
              <table:table-cell office:value-type="float" office:value="0.890337840296">
                <text:p>0.89033784029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0.6870173609">
                <text:p>30.6870173609</text:p>
              </table:table-cell>
              <table:table-cell office:value-type="float" office:value="1.71101984568">
                <text:p>1.71101984568</text:p>
              </table:table-cell>
              <table:table-cell office:value-type="float" office:value="8.38526162237">
                <text:p>8.38526162237</text:p>
              </table:table-cell>
              <table:table-cell office:value-type="float" office:value="0.523051364108">
                <text:p>0.523051364108</text:p>
              </table:table-cell>
              <table:table-cell office:value-type="float" office:value="7.90233746472">
                <text:p>7.90233746472</text:p>
              </table:table-cell>
              <table:table-cell office:value-type="float" office:value="0.26054294295">
                <text:p>0.2605429429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7.2056973245">
                <text:p>17.2056973245</text:p>
              </table:table-cell>
              <table:table-cell office:value-type="float" office:value="0.413069388419">
                <text:p>0.413069388419</text:p>
              </table:table-cell>
              <table:table-cell office:value-type="float" office:value="0.904403900242">
                <text:p>0.9044039002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48206217654">
                <text:p>0.94820621765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396161497438">
                <text:p>0.396161497438</text:p>
              </table:table-cell>
              <table:table-cell office:value-type="float" office:value="0.510914074329">
                <text:p>0.510914074329</text:p>
              </table:table-cell>
              <table:table-cell office:value-type="float" office:value="4.60599286267">
                <text:p>4.60599286267</text:p>
              </table:table-cell>
              <table:table-cell office:value-type="float" office:value="0.334964946267">
                <text:p>0.334964946267</text:p>
              </table:table-cell>
              <table:table-cell office:value-type="float" office:value="3.38826669927">
                <text:p>3.38826669927</text:p>
              </table:table-cell>
              <table:table-cell office:value-type="float" office:value="0.477441312967">
                <text:p>0.477441312967</text:p>
              </table:table-cell>
              <table:table-cell office:value-type="float" office:value="0.512552821304">
                <text:p>0.512552821304</text:p>
              </table:table-cell>
              <table:table-cell office:value-type="float" office:value="1.6069553221">
                <text:p>1.6069553221</text:p>
              </table:table-cell>
              <table:table-cell office:value-type="float" office:value="17.5924294443">
                <text:p>17.5924294443</text:p>
              </table:table-cell>
              <table:table-cell office:value-type="float" office:value="6.87519032667">
                <text:p>6.87519032667</text:p>
              </table:table-cell>
              <table:table-cell office:value-type="float" office:value="3.78804138995">
                <text:p>3.78804138995</text:p>
              </table:table-cell>
              <table:table-cell office:value-type="float" office:value="8.86103686958">
                <text:p>8.86103686958</text:p>
              </table:table-cell>
              <table:table-cell office:value-type="float" office:value="1.89581339614">
                <text:p>1.89581339614</text:p>
              </table:table-cell>
              <table:table-cell office:value-type="float" office:value="0.416724819013">
                <text:p>0.41672481901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2.6836258464">
                <text:p>22.6836258464</text:p>
              </table:table-cell>
              <table:table-cell office:value-type="float" office:value="0.602253059742">
                <text:p>0.602253059742</text:p>
              </table:table-cell>
              <table:table-cell office:value-type="float" office:value="8.54220455196">
                <text:p>8.54220455196</text:p>
              </table:table-cell>
              <table:table-cell office:value-type="float" office:value="3.32081136702">
                <text:p>3.32081136702</text:p>
              </table:table-cell>
              <table:table-cell office:value-type="float" office:value="0.277863860425">
                <text:p>0.277863860425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.06548844585">
                <text:p>1.06548844585</text:p>
              </table:table-cell>
              <table:table-cell office:value-type="float" office:value="2.88345289439">
                <text:p>2.88345289439</text:p>
              </table:table-cell>
              <table:table-cell office:value-type="float" office:value="4.84942955033">
                <text:p>4.84942955033</text:p>
              </table:table-cell>
              <table:table-cell office:value-type="float" office:value="1.42106529385">
                <text:p>1.42106529385</text:p>
              </table:table-cell>
              <table:table-cell office:value-type="float" office:value="5.37834940076">
                <text:p>5.37834940076</text:p>
              </table:table-cell>
              <table:table-cell office:value-type="float" office:value="5.76071185274">
                <text:p>5.76071185274</text:p>
              </table:table-cell>
              <table:table-cell office:value-type="float" office:value="1.23382254992">
                <text:p>1.2338225499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5203532427">
                <text:p>9.65203532427</text:p>
              </table:table-cell>
              <table:table-cell office:value-type="float" office:value="6.04489875005">
                <text:p>6.04489875005</text:p>
              </table:table-cell>
              <table:table-cell office:value-type="float" office:value="4.9499945425">
                <text:p>4.9499945425</text:p>
              </table:table-cell>
              <table:table-cell office:value-type="float" office:value="2.03668297498">
                <text:p>2.03668297498</text:p>
              </table:table-cell>
              <table:table-cell office:value-type="float" office:value="8.99142267885">
                <text:p>8.99142267885</text:p>
              </table:table-cell>
              <table:table-cell office:value-type="float" office:value="0.241516898478">
                <text:p>0.241516898478</text:p>
              </table:table-cell>
              <table:table-cell office:value-type="float" office:value="0.117444370487">
                <text:p>0.117444370487</text:p>
              </table:table-cell>
              <table:table-cell office:value-type="float" office:value="9.66043254912">
                <text:p>9.66043254912</text:p>
              </table:table-cell>
              <table:table-cell office:value-type="float" office:value="1.68709730398">
                <text:p>1.68709730398</text:p>
              </table:table-cell>
              <table:table-cell office:value-type="float" office:value="3.25131480505">
                <text:p>3.25131480505</text:p>
              </table:table-cell>
              <table:table-cell office:value-type="float" office:value="2.28599331017">
                <text:p>2.28599331017</text:p>
              </table:table-cell>
              <table:table-cell office:value-type="float" office:value="0.529540247104">
                <text:p>0.52954024710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.50315447059">
                <text:p>3.50315447059</text:p>
              </table:table-cell>
              <table:table-cell office:value-type="float" office:value="2.00486870974">
                <text:p>2.00486870974</text:p>
              </table:table-cell>
              <table:table-cell office:value-type="float" office:value="3.45431988513">
                <text:p>3.45431988513</text:p>
              </table:table-cell>
              <table:table-cell office:value-type="float" office:value="1.91616647264">
                <text:p>1.91616647264</text:p>
              </table:table-cell>
              <table:table-cell office:value-type="float" office:value="4.5630064278">
                <text:p>4.5630064278</text:p>
              </table:table-cell>
              <table:table-cell office:value-type="float" office:value="2.16898386531">
                <text:p>2.16898386531</text:p>
              </table:table-cell>
              <table:table-cell office:value-type="float" office:value="0.0996423871351">
                <text:p>0.0996423871351</text:p>
              </table:table-cell>
              <table:table-cell office:value-type="float" office:value="0.812837226376">
                <text:p>0.812837226376</text:p>
              </table:table-cell>
              <table:table-cell office:value-type="float" office:value="1.16377764281">
                <text:p>1.16377764281</text:p>
              </table:table-cell>
              <table:table-cell office:value-type="float" office:value="0.724572355232">
                <text:p>0.724572355232</text:p>
              </table:table-cell>
              <table:table-cell office:value-type="float" office:value="2.95842565771">
                <text:p>2.95842565771</text:p>
              </table:table-cell>
              <table:table-cell office:value-type="float" office:value="1.86013616247">
                <text:p>1.86013616247</text:p>
              </table:table-cell>
              <table:table-cell office:value-type="float" office:value="1.58782296512">
                <text:p>1.58782296512</text:p>
              </table:table-cell>
              <table:table-cell office:value-type="float" office:value="0.215425997922">
                <text:p>0.21542599792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8.44934380754">
                <text:p>8.44934380754</text:p>
              </table:table-cell>
              <table:table-cell office:value-type="float" office:value="0.727940132714">
                <text:p>0.727940132714</text:p>
              </table:table-cell>
              <table:table-cell office:value-type="float" office:value="2.25174124595">
                <text:p>2.25174124595</text:p>
              </table:table-cell>
              <table:table-cell office:value-type="float" office:value="3.90840575758">
                <text:p>3.90840575758</text:p>
              </table:table-cell>
              <table:table-cell office:value-type="float" office:value="1.66777239685">
                <text:p>1.66777239685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.58117224677">
                <text:p>1.58117224677</text:p>
              </table:table-cell>
              <table:table-cell office:value-type="float" office:value="4.96269913796">
                <text:p>4.96269913796</text:p>
              </table:table-cell>
              <table:table-cell office:value-type="float" office:value="2.4215702498">
                <text:p>2.4215702498</text:p>
              </table:table-cell>
              <table:table-cell office:value-type="float" office:value="3.44086535503">
                <text:p>3.44086535503</text:p>
              </table:table-cell>
              <table:table-cell office:value-type="float" office:value="8.00476379807">
                <text:p>8.00476379807</text:p>
              </table:table-cell>
              <table:table-cell office:value-type="float" office:value="1.30876937217">
                <text:p>1.30876937217</text:p>
              </table:table-cell>
              <table:table-cell office:value-type="float" office:value="2.06092702371">
                <text:p>2.06092702371</text:p>
              </table:table-cell>
              <table:table-cell office:value-type="float" office:value="0.156187535633">
                <text:p>0.156187535633</text:p>
              </table:table-cell>
              <table:table-cell office:value-type="float" office:value="26.4552910516">
                <text:p>26.4552910516</text:p>
              </table:table-cell>
              <table:table-cell office:value-type="float" office:value="32.0747558299">
                <text:p>32.0747558299</text:p>
              </table:table-cell>
              <table:table-cell office:value-type="float" office:value="4.61672338446">
                <text:p>4.61672338446</text:p>
              </table:table-cell>
              <table:table-cell office:value-type="float" office:value="1.8485582936">
                <text:p>1.8485582936</text:p>
              </table:table-cell>
              <table:table-cell office:value-type="float" office:value="13.7248262209">
                <text:p>13.7248262209</text:p>
              </table:table-cell>
              <table:table-cell office:value-type="float" office:value="0.415664118556">
                <text:p>0.415664118556</text:p>
              </table:table-cell>
              <table:table-cell office:value-type="float" office:value="0.200246684152">
                <text:p>0.200246684152</text:p>
              </table:table-cell>
              <table:table-cell office:value-type="float" office:value="19.9874132706">
                <text:p>19.9874132706</text:p>
              </table:table-cell>
              <table:table-cell office:value-type="float" office:value="4.17321092016">
                <text:p>4.17321092016</text:p>
              </table:table-cell>
              <table:table-cell office:value-type="float" office:value="10.7798500012">
                <text:p>10.7798500012</text:p>
              </table:table-cell>
              <table:table-cell office:value-type="float" office:value="2.55094500026">
                <text:p>2.55094500026</text:p>
              </table:table-cell>
              <table:table-cell office:value-type="float" office:value="2.61410244004">
                <text:p>2.6141024400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.29193291285">
                <text:p>2.29193291285</text:p>
              </table:table-cell>
              <table:table-cell office:value-type="float" office:value="3.16864196268">
                <text:p>3.16864196268</text:p>
              </table:table-cell>
              <table:table-cell office:value-type="float" office:value="6.52949965365">
                <text:p>6.52949965365</text:p>
              </table:table-cell>
              <table:table-cell office:value-type="float" office:value="3.87883307908">
                <text:p>3.87883307908</text:p>
              </table:table-cell>
              <table:table-cell office:value-type="float" office:value="4.0687966806">
                <text:p>4.0687966806</text:p>
              </table:table-cell>
              <table:table-cell office:value-type="float" office:value="3.79256019859">
                <text:p>3.79256019859</text:p>
              </table:table-cell>
              <table:table-cell office:value-type="float" office:value="0.738736512968">
                <text:p>0.73873651296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91960465763">
                <text:p>2.91960465763</text:p>
              </table:table-cell>
              <table:table-cell office:value-type="float" office:value="4.48698795252">
                <text:p>4.48698795252</text:p>
              </table:table-cell>
              <table:table-cell office:value-type="float" office:value="2.70825719074">
                <text:p>2.70825719074</text:p>
              </table:table-cell>
              <table:table-cell office:value-type="float" office:value="0.361032070194">
                <text:p>0.361032070194</text:p>
              </table:table-cell>
              <table:table-cell office:value-type="float" office:value="1.05091450707">
                <text:p>1.0509145070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56667878444">
                <text:p>6.56667878444</text:p>
              </table:table-cell>
              <table:table-cell office:value-type="float" office:value="0.188152915716">
                <text:p>0.188152915716</text:p>
              </table:table-cell>
              <table:table-cell office:value-type="float" office:value="1.23392254838">
                <text:p>1.23392254838</text:p>
              </table:table-cell>
              <table:table-cell office:value-type="float" office:value="3.14071401843">
                <text:p>3.14071401843</text:p>
              </table:table-cell>
              <table:table-cell office:value-type="float" office:value="0.255575046674">
                <text:p>0.2555750466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.14325627658">
                <text:p>2.14325627658</text:p>
              </table:table-cell>
              <table:table-cell office:value-type="float" office:value="2.15226097629">
                <text:p>2.15226097629</text:p>
              </table:table-cell>
              <table:table-cell office:value-type="float" office:value="0.929244085921">
                <text:p>0.929244085921</text:p>
              </table:table-cell>
              <table:table-cell office:value-type="float" office:value="2.7630348425">
                <text:p>2.7630348425</text:p>
              </table:table-cell>
              <table:table-cell office:value-type="float" office:value="5.69939573014">
                <text:p>5.69939573014</text:p>
              </table:table-cell>
              <table:table-cell office:value-type="float" office:value="0.657564976362">
                <text:p>0.657564976362</text:p>
              </table:table-cell>
              <table:table-cell office:value-type="float" office:value="1.27254040519">
                <text:p>1.27254040519</text:p>
              </table:table-cell>
              <table:table-cell office:value-type="float" office:value="1.73290599187">
                <text:p>1.73290599187</text:p>
              </table:table-cell>
              <table:table-cell office:value-type="float" office:value="3.66258053556">
                <text:p>3.66258053556</text:p>
              </table:table-cell>
              <table:table-cell office:value-type="float" office:value="11.0815687491">
                <text:p>11.0815687491</text:p>
              </table:table-cell>
              <table:table-cell office:value-type="float" office:value="2.49838619631">
                <text:p>2.49838619631</text:p>
              </table:table-cell>
              <table:table-cell office:value-type="float" office:value="0.572443691952">
                <text:p>0.572443691952</text:p>
              </table:table-cell>
              <table:table-cell office:value-type="float" office:value="0.213286057855">
                <text:p>0.213286057855</text:p>
              </table:table-cell>
              <table:table-cell office:value-type="float" office:value="0.430882839445">
                <text:p>0.430882839445</text:p>
              </table:table-cell>
              <table:table-cell office:value-type="float" office:value="0.521337944583">
                <text:p>0.521337944583</text:p>
              </table:table-cell>
              <table:table-cell office:value-type="float" office:value="4.21643431411">
                <text:p>4.21643431411</text:p>
              </table:table-cell>
              <table:table-cell office:value-type="float" office:value="2.98800486207">
                <text:p>2.98800486207</text:p>
              </table:table-cell>
              <table:table-cell office:value-type="float" office:value="3.83721466472">
                <text:p>3.83721466472</text:p>
              </table:table-cell>
              <table:table-cell office:value-type="float" office:value="4.54391282127">
                <text:p>4.54391282127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.88823168762">
                <text:p>4.88823168762</text:p>
              </table:table-cell>
              <table:table-cell office:value-type="float" office:value="0.519408085762">
                <text:p>0.519408085762</text:p>
              </table:table-cell>
              <table:table-cell office:value-type="float" office:value="5.5899807452">
                <text:p>5.5899807452</text:p>
              </table:table-cell>
              <table:table-cell office:value-type="float" office:value="3.39170254123">
                <text:p>3.39170254123</text:p>
              </table:table-cell>
              <table:table-cell office:value-type="float" office:value="8.4706555484">
                <text:p>8.4706555484</text:p>
              </table:table-cell>
              <table:table-cell office:value-type="float" office:value="1.50360227449">
                <text:p>1.50360227449</text:p>
              </table:table-cell>
              <table:table-cell office:value-type="float" office:value="0.313999928817">
                <text:p>0.313999928817</text:p>
              </table:table-cell>
              <table:table-cell office:value-type="float" office:value="1.63625131842">
                <text:p>1.63625131842</text:p>
              </table:table-cell>
              <table:table-cell office:value-type="float" office:value="7.77192637092">
                <text:p>7.77192637092</text:p>
              </table:table-cell>
              <table:table-cell office:value-type="float" office:value="7.6666067613">
                <text:p>7.6666067613</text:p>
              </table:table-cell>
              <table:table-cell office:value-type="float" office:value="1.7180724552">
                <text:p>1.7180724552</text:p>
              </table:table-cell>
              <table:table-cell office:value-type="float" office:value="5.19196943935">
                <text:p>5.19196943935</text:p>
              </table:table-cell>
              <table:table-cell office:value-type="float" office:value="3.81493749731">
                <text:p>3.81493749731</text:p>
              </table:table-cell>
              <table:table-cell office:value-type="float" office:value="0.5910757776">
                <text:p>0.591075777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70820904733">
                <text:p>3.70820904733</text:p>
              </table:table-cell>
              <table:table-cell office:value-type="float" office:value="5.77764603093">
                <text:p>5.77764603093</text:p>
              </table:table-cell>
              <table:table-cell office:value-type="float" office:value="4.89495398645">
                <text:p>4.89495398645</text:p>
              </table:table-cell>
              <table:table-cell office:value-type="float" office:value="4.84785915284">
                <text:p>4.84785915284</text:p>
              </table:table-cell>
              <table:table-cell office:value-type="float" office:value="0.481236278107">
                <text:p>0.48123627810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.41817269952">
                <text:p>1.418172699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50248094339">
                <text:p>1.50248094339</text:p>
              </table:table-cell>
              <table:table-cell office:value-type="float" office:value="0.371259347232">
                <text:p>0.371259347232</text:p>
              </table:table-cell>
              <table:table-cell office:value-type="float" office:value="14.2964969095">
                <text:p>14.2964969095</text:p>
              </table:table-cell>
              <table:table-cell office:value-type="float" office:value="0.492410611161">
                <text:p>0.492410611161</text:p>
              </table:table-cell>
              <table:table-cell office:value-type="float" office:value="0.752272057029">
                <text:p>0.7522720570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11389592883">
                <text:p>4.11389592883</text:p>
              </table:table-cell>
              <table:table-cell office:value-type="float" office:value="7.91057852954">
                <text:p>7.91057852954</text:p>
              </table:table-cell>
              <table:table-cell office:value-type="float" office:value="2.13807314747">
                <text:p>2.138073147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34154525154">
                <text:p>3.3415452515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67689738829">
                <text:p>0.167689738829</text:p>
              </table:table-cell>
              <table:table-cell office:value-type="float" office:value="9.9956764194">
                <text:p>9.9956764194</text:p>
              </table:table-cell>
              <table:table-cell office:value-type="float" office:value="2.66122621546">
                <text:p>2.66122621546</text:p>
              </table:table-cell>
              <table:table-cell office:value-type="float" office:value="3.04124424096">
                <text:p>3.04124424096</text:p>
              </table:table-cell>
              <table:table-cell office:value-type="float" office:value="3.05462189028">
                <text:p>3.05462189028</text:p>
              </table:table-cell>
              <table:table-cell office:value-type="float" office:value="0.288311310714">
                <text:p>0.28831131071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.90483101824">
                <text:p>1.90483101824</text:p>
              </table:table-cell>
              <table:table-cell office:value-type="float" office:value="4.01338975055">
                <text:p>4.01338975055</text:p>
              </table:table-cell>
              <table:table-cell office:value-type="float" office:value="8.5123297079">
                <text:p>8.5123297079</text:p>
              </table:table-cell>
              <table:table-cell office:value-type="float" office:value="3.19922474638">
                <text:p>3.19922474638</text:p>
              </table:table-cell>
              <table:table-cell office:value-type="float" office:value="7.2698328628">
                <text:p>7.2698328628</text:p>
              </table:table-cell>
              <table:table-cell office:value-type="float" office:value="2.72016507686">
                <text:p>2.72016507686</text:p>
              </table:table-cell>
              <table:table-cell office:value-type="float" office:value="1.11254704776">
                <text:p>1.1125470477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2.6466632462">
                <text:p>12.6466632462</text:p>
              </table:table-cell>
              <table:table-cell office:value-type="float" office:value="10.1528759496">
                <text:p>10.1528759496</text:p>
              </table:table-cell>
              <table:table-cell office:value-type="float" office:value="0.275527801367">
                <text:p>0.2755278013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700401986689">
                <text:p>0.70040198668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56028619775">
                <text:p>9.56028619775</text:p>
              </table:table-cell>
              <table:table-cell office:value-type="float" office:value="6.1504002694">
                <text:p>6.1504002694</text:p>
              </table:table-cell>
              <table:table-cell office:value-type="float" office:value="0.881070735074">
                <text:p>0.88107073507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30656350663">
                <text:p>0.23065635066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3.01311551754">
                <text:p>3.01311551754</text:p>
              </table:table-cell>
              <table:table-cell office:value-type="float" office:value="1.30322970056">
                <text:p>1.30322970056</text:p>
              </table:table-cell>
              <table:table-cell office:value-type="float" office:value="1.34898874349">
                <text:p>1.34898874349</text:p>
              </table:table-cell>
              <table:table-cell office:value-type="float" office:value="4.4584744425">
                <text:p>4.4584744425</text:p>
              </table:table-cell>
              <table:table-cell office:value-type="float" office:value="7.75592286002">
                <text:p>7.75592286002</text:p>
              </table:table-cell>
              <table:table-cell office:value-type="float" office:value="1.54504019609">
                <text:p>1.54504019609</text:p>
              </table:table-cell>
              <table:table-cell office:value-type="float" office:value="0.208110560941">
                <text:p>0.208110560941</text:p>
              </table:table-cell>
              <table:table-cell office:value-type="float" office:value="0.253302340234">
                <text:p>0.253302340234</text:p>
              </table:table-cell>
              <table:table-cell office:value-type="float" office:value="4.36247952966">
                <text:p>4.36247952966</text:p>
              </table:table-cell>
              <table:table-cell office:value-type="float" office:value="14.0506585748">
                <text:p>14.0506585748</text:p>
              </table:table-cell>
              <table:table-cell office:value-type="float" office:value="2.47684163632">
                <text:p>2.47684163632</text:p>
              </table:table-cell>
              <table:table-cell office:value-type="float" office:value="0.371925489917">
                <text:p>0.371925489917</text:p>
              </table:table-cell>
              <table:table-cell office:value-type="float" office:value="0.696705589417">
                <text:p>0.696705589417</text:p>
              </table:table-cell>
              <table:table-cell office:value-type="float" office:value="0.206683934662">
                <text:p>0.20668393466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2.2387834084">
                <text:p>12.2387834084</text:p>
              </table:table-cell>
              <table:table-cell office:value-type="float" office:value="0.304569716155">
                <text:p>0.304569716155</text:p>
              </table:table-cell>
              <table:table-cell office:value-type="float" office:value="1.38066083473">
                <text:p>1.38066083473</text:p>
              </table:table-cell>
              <table:table-cell office:value-type="float" office:value="3.05523038378">
                <text:p>3.05523038378</text:p>
              </table:table-cell>
              <table:table-cell office:value-type="float" office:value="0.0924290543517">
                <text:p>0.09242905435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282632506877">
                <text:p>0.282632506877</text:p>
              </table:table-cell>
              <table:table-cell office:value-type="float" office:value="1.70019557457">
                <text:p>1.70019557457</text:p>
              </table:table-cell>
              <table:table-cell office:value-type="float" office:value="4.61121567953">
                <text:p>4.61121567953</text:p>
              </table:table-cell>
              <table:table-cell office:value-type="float" office:value="3.95616967501">
                <text:p>3.95616967501</text:p>
              </table:table-cell>
              <table:table-cell office:value-type="float" office:value="14.9652394661">
                <text:p>14.9652394661</text:p>
              </table:table-cell>
              <table:table-cell office:value-type="float" office:value="1.38958982488">
                <text:p>1.38958982488</text:p>
              </table:table-cell>
              <table:table-cell office:value-type="float" office:value="3.15926165984">
                <text:p>3.159261659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0384362732">
                <text:p>10.0384362732</text:p>
              </table:table-cell>
              <table:table-cell office:value-type="float" office:value="13.0455479035">
                <text:p>13.0455479035</text:p>
              </table:table-cell>
              <table:table-cell office:value-type="float" office:value="0.113741905993">
                <text:p>0.113741905993</text:p>
              </table:table-cell>
              <table:table-cell office:value-type="float" office:value="0.83075467525">
                <text:p>0.83075467525</text:p>
              </table:table-cell>
              <table:table-cell office:value-type="float" office:value="1.98409903725">
                <text:p>1.98409903725</text:p>
              </table:table-cell>
              <table:table-cell office:value-type="float" office:value="0.77543386676">
                <text:p>0.7754338667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68266863723">
                <text:p>3.68266863723</text:p>
              </table:table-cell>
              <table:table-cell office:value-type="float" office:value="2.63151965135">
                <text:p>2.63151965135</text:p>
              </table:table-cell>
              <table:table-cell office:value-type="float" office:value="1.09587803228">
                <text:p>1.09587803228</text:p>
              </table:table-cell>
              <table:table-cell office:value-type="float" office:value="5.030229649">
                <text:p>5.030229649</text:p>
              </table:table-cell>
              <table:table-cell office:value-type="float" office:value="0.348073722543">
                <text:p>0.34807372254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5218086428">
                <text:p>0.15218086428</text:p>
              </table:table-cell>
              <table:table-cell office:value-type="float" office:value="0.147721082477">
                <text:p>0.14772108247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77611398513">
                <text:p>0.977611398513</text:p>
              </table:table-cell>
              <table:table-cell office:value-type="float" office:value="0.06522339372">
                <text:p>0.0652233937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2375890435">
                <text:p>0.92375890435</text:p>
              </table:table-cell>
              <table:table-cell office:value-type="float" office:value="1.35960982043">
                <text:p>1.35960982043</text:p>
              </table:table-cell>
              <table:table-cell office:value-type="float" office:value="0.156666870767">
                <text:p>0.1566668707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67463361533">
                <text:p>0.0667463361533</text:p>
              </table:table-cell>
              <table:table-cell office:value-type="float" office:value="0.1318900597">
                <text:p>0.1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2976622061">
                <text:p>0.12976622061</text:p>
              </table:table-cell>
              <table:table-cell office:value-type="float" office:value="0.24477131961">
                <text:p>0.24477131961</text:p>
              </table:table-cell>
              <table:table-cell office:value-type="float" office:value="0.252342133123">
                <text:p>0.252342133123</text:p>
              </table:table-cell>
              <table:table-cell office:value-type="float" office:value="0.306282372327">
                <text:p>0.306282372327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2.19198811287">
                <text:p>2.19198811287</text:p>
              </table:table-cell>
              <table:table-cell office:value-type="float" office:value="0.362528319787">
                <text:p>0.362528319787</text:p>
              </table:table-cell>
              <table:table-cell office:value-type="float" office:value="6.35646937333">
                <text:p>6.35646937333</text:p>
              </table:table-cell>
              <table:table-cell office:value-type="float" office:value="5.94362809578">
                <text:p>5.94362809578</text:p>
              </table:table-cell>
              <table:table-cell office:value-type="float" office:value="9.63914989854">
                <text:p>9.63914989854</text:p>
              </table:table-cell>
              <table:table-cell office:value-type="float" office:value="3.84020781407">
                <text:p>3.84020781407</text:p>
              </table:table-cell>
              <table:table-cell office:value-type="float" office:value="6.18438415535">
                <text:p>6.18438415535</text:p>
              </table:table-cell>
              <table:table-cell office:value-type="float" office:value="2.87924727615">
                <text:p>2.87924727615</text:p>
              </table:table-cell>
              <table:table-cell office:value-type="float" office:value="1.4642705804">
                <text:p>1.4642705804</text:p>
              </table:table-cell>
              <table:table-cell office:value-type="float" office:value="16.1931211288">
                <text:p>16.1931211288</text:p>
              </table:table-cell>
              <table:table-cell office:value-type="float" office:value="1.19229251396">
                <text:p>1.19229251396</text:p>
              </table:table-cell>
              <table:table-cell office:value-type="float" office:value="0.11509804434">
                <text:p>0.11509804434</text:p>
              </table:table-cell>
              <table:table-cell office:value-type="float" office:value="0.966095628433">
                <text:p>0.966095628433</text:p>
              </table:table-cell>
              <table:table-cell office:value-type="float" office:value="0.57584019636">
                <text:p>0.5758401963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38750677879">
                <text:p>3.38750677879</text:p>
              </table:table-cell>
              <table:table-cell office:value-type="float" office:value="0.990764096797">
                <text:p>0.990764096797</text:p>
              </table:table-cell>
              <table:table-cell office:value-type="float" office:value="1.26135489918">
                <text:p>1.26135489918</text:p>
              </table:table-cell>
              <table:table-cell office:value-type="float" office:value="2.33007416153">
                <text:p>2.33007416153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5731345578">
                <text:p>0.5731345578</text:p>
              </table:table-cell>
              <table:table-cell office:value-type="float" office:value="1.71223337573">
                <text:p>1.71223337573</text:p>
              </table:table-cell>
              <table:table-cell office:value-type="float" office:value="0.340388697005">
                <text:p>0.340388697005</text:p>
              </table:table-cell>
              <table:table-cell office:value-type="float" office:value="5.74664550632">
                <text:p>5.74664550632</text:p>
              </table:table-cell>
              <table:table-cell office:value-type="float" office:value="8.68980559096">
                <text:p>8.68980559096</text:p>
              </table:table-cell>
              <table:table-cell office:value-type="float" office:value="3.58364963207">
                <text:p>3.58364963207</text:p>
              </table:table-cell>
              <table:table-cell office:value-type="float" office:value="1.79098780837">
                <text:p>1.79098780837</text:p>
              </table:table-cell>
              <table:table-cell office:value-type="float" office:value="2.71086010412">
                <text:p>2.71086010412</text:p>
              </table:table-cell>
              <table:table-cell office:value-type="float" office:value="8.34598491689">
                <text:p>8.34598491689</text:p>
              </table:table-cell>
              <table:table-cell office:value-type="float" office:value="15.8547922525">
                <text:p>15.8547922525</text:p>
              </table:table-cell>
              <table:table-cell office:value-type="float" office:value="0.458166271264">
                <text:p>0.458166271264</text:p>
              </table:table-cell>
              <table:table-cell office:value-type="float" office:value="2.18181343824">
                <text:p>2.18181343824</text:p>
              </table:table-cell>
              <table:table-cell office:value-type="float" office:value="1.75548196167">
                <text:p>1.755481961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23269438378">
                <text:p>5.23269438378</text:p>
              </table:table-cell>
              <table:table-cell office:value-type="float" office:value="1.69131118784">
                <text:p>1.69131118784</text:p>
              </table:table-cell>
              <table:table-cell office:value-type="float" office:value="1.57123731213">
                <text:p>1.57123731213</text:p>
              </table:table-cell>
              <table:table-cell office:value-type="float" office:value="2.92527945792">
                <text:p>2.92527945792</text:p>
              </table:table-cell>
              <table:table-cell office:value-type="float" office:value="0.26669747705">
                <text:p>0.26669747705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803169202805">
                <text:p>0.803169202805</text:p>
              </table:table-cell>
              <table:table-cell office:value-type="float" office:value="1.7482448675">
                <text:p>1.7482448675</text:p>
              </table:table-cell>
              <table:table-cell office:value-type="float" office:value="5.71481450021">
                <text:p>5.71481450021</text:p>
              </table:table-cell>
              <table:table-cell office:value-type="float" office:value="9.27492095876">
                <text:p>9.27492095876</text:p>
              </table:table-cell>
              <table:table-cell office:value-type="float" office:value="7.74329485373">
                <text:p>7.74329485373</text:p>
              </table:table-cell>
              <table:table-cell office:value-type="float" office:value="5.22788346014">
                <text:p>5.22788346014</text:p>
              </table:table-cell>
              <table:table-cell office:value-type="float" office:value="2.61862102273">
                <text:p>2.61862102273</text:p>
              </table:table-cell>
              <table:table-cell office:value-type="float" office:value="1.14411586068">
                <text:p>1.14411586068</text:p>
              </table:table-cell>
              <table:table-cell office:value-type="float" office:value="3.34788348609">
                <text:p>3.34788348609</text:p>
              </table:table-cell>
              <table:table-cell office:value-type="float" office:value="14.888001095">
                <text:p>14.888001095</text:p>
              </table:table-cell>
              <table:table-cell office:value-type="float" office:value="1.52247285591">
                <text:p>1.52247285591</text:p>
              </table:table-cell>
              <table:table-cell office:value-type="float" office:value="1.80812076618">
                <text:p>1.80812076618</text:p>
              </table:table-cell>
              <table:table-cell office:value-type="float" office:value="0.8101965405">
                <text:p>0.8101965405</text:p>
              </table:table-cell>
              <table:table-cell office:value-type="float" office:value="0.654630231968">
                <text:p>0.65463023196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12369462031">
                <text:p>4.12369462031</text:p>
              </table:table-cell>
              <table:table-cell office:value-type="float" office:value="0.608163944068">
                <text:p>0.608163944068</text:p>
              </table:table-cell>
              <table:table-cell office:value-type="float" office:value="0.82035743525">
                <text:p>0.82035743525</text:p>
              </table:table-cell>
              <table:table-cell office:value-type="float" office:value="0.976344965237">
                <text:p>0.976344965237</text:p>
              </table:table-cell>
              <table:table-cell office:value-type="float" office:value="2.21834888822">
                <text:p>2.2183488882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.96298266084">
                <text:p>2.96298266084</text:p>
              </table:table-cell>
              <table:table-cell office:value-type="float" office:value="2.06743834526">
                <text:p>2.06743834526</text:p>
              </table:table-cell>
              <table:table-cell office:value-type="float" office:value="8.53528053987">
                <text:p>8.53528053987</text:p>
              </table:table-cell>
              <table:table-cell office:value-type="float" office:value="3.59179167199">
                <text:p>3.59179167199</text:p>
              </table:table-cell>
              <table:table-cell office:value-type="float" office:value="7.92588437479">
                <text:p>7.92588437479</text:p>
              </table:table-cell>
              <table:table-cell office:value-type="float" office:value="2.70418123317">
                <text:p>2.70418123317</text:p>
              </table:table-cell>
              <table:table-cell office:value-type="float" office:value="0.765012026338">
                <text:p>0.765012026338</text:p>
              </table:table-cell>
              <table:table-cell office:value-type="float" office:value="0.536080885979">
                <text:p>0.536080885979</text:p>
              </table:table-cell>
              <table:table-cell office:value-type="float" office:value="8.91158730546">
                <text:p>8.91158730546</text:p>
              </table:table-cell>
              <table:table-cell office:value-type="float" office:value="11.7022128722">
                <text:p>11.7022128722</text:p>
              </table:table-cell>
              <table:table-cell office:value-type="float" office:value="1.68087961592">
                <text:p>1.68087961592</text:p>
              </table:table-cell>
              <table:table-cell office:value-type="float" office:value="1.4688568287">
                <text:p>1.4688568287</text:p>
              </table:table-cell>
              <table:table-cell office:value-type="float" office:value="0.546931298079">
                <text:p>0.546931298079</text:p>
              </table:table-cell>
              <table:table-cell office:value-type="float" office:value="1.05580903229">
                <text:p>1.055809032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7.73964530657">
                <text:p>7.73964530657</text:p>
              </table:table-cell>
              <table:table-cell office:value-type="float" office:value="5.57402980723">
                <text:p>5.57402980723</text:p>
              </table:table-cell>
              <table:table-cell office:value-type="float" office:value="4.12944743142">
                <text:p>4.12944743142</text:p>
              </table:table-cell>
              <table:table-cell office:value-type="float" office:value="1.64613320064">
                <text:p>1.64613320064</text:p>
              </table:table-cell>
              <table:table-cell office:value-type="float" office:value="0.267609050412">
                <text:p>0.26760905041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425278710145">
                <text:p>0.42527871014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06839031676">
                <text:p>0.306839031676</text:p>
              </table:table-cell>
              <table:table-cell office:value-type="float" office:value="0.34889214117">
                <text:p>0.34889214117</text:p>
              </table:table-cell>
              <table:table-cell office:value-type="float" office:value="0.485780179909">
                <text:p>0.485780179909</text:p>
              </table:table-cell>
              <table:table-cell office:value-type="float" office:value="0.333300340876">
                <text:p>0.333300340876</text:p>
              </table:table-cell>
              <table:table-cell office:value-type="float" office:value="0.123204216827">
                <text:p>0.123204216827</text:p>
              </table:table-cell>
              <table:table-cell office:value-type="float" office:value="0.132280468336">
                <text:p>0.132280468336</text:p>
              </table:table-cell>
              <table:table-cell office:value-type="float" office:value="0.606742646982">
                <text:p>0.606742646982</text:p>
              </table:table-cell>
              <table:table-cell office:value-type="float" office:value="0.659335832418">
                <text:p>0.659335832418</text:p>
              </table:table-cell>
              <table:table-cell office:value-type="float" office:value="0.147696856827">
                <text:p>0.147696856827</text:p>
              </table:table-cell>
              <table:table-cell office:value-type="float" office:value="0.062193090003">
                <text:p>0.062193090003</text:p>
              </table:table-cell>
              <table:table-cell office:value-type="float" office:value="0.0830148025758">
                <text:p>0.0830148025758</text:p>
              </table:table-cell>
              <table:table-cell office:value-type="float" office:value="0.0999692540545">
                <text:p>0.099969254054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44165881333">
                <text:p>0.44165881333</text:p>
              </table:table-cell>
              <table:table-cell office:value-type="float" office:value="0.236359438791">
                <text:p>0.236359438791</text:p>
              </table:table-cell>
              <table:table-cell office:value-type="float" office:value="0.199513313061">
                <text:p>0.199513313061</text:p>
              </table:table-cell>
              <table:table-cell office:value-type="float" office:value="0.274314302124">
                <text:p>0.274314302124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149748711386">
                <text:p>0.149748711386</text:p>
              </table:table-cell>
              <table:table-cell office:value-type="float" office:value="0.114056492894">
                <text:p>0.114056492894</text:p>
              </table:table-cell>
              <table:table-cell office:value-type="float" office:value="0.121394004047">
                <text:p>0.121394004047</text:p>
              </table:table-cell>
              <table:table-cell office:value-type="float" office:value="0.221161547003">
                <text:p>0.221161547003</text:p>
              </table:table-cell>
              <table:table-cell office:value-type="float" office:value="0.908661890492">
                <text:p>0.908661890492</text:p>
              </table:table-cell>
              <table:table-cell office:value-type="float" office:value="0.327646769844">
                <text:p>0.327646769844</text:p>
              </table:table-cell>
              <table:table-cell office:value-type="float" office:value="0.0607953115528">
                <text:p>0.0607953115528</text:p>
              </table:table-cell>
              <table:table-cell office:value-type="float" office:value="0.225484478861">
                <text:p>0.225484478861</text:p>
              </table:table-cell>
              <table:table-cell office:value-type="float" office:value="0.419425661258">
                <text:p>0.419425661258</text:p>
              </table:table-cell>
              <table:table-cell office:value-type="float" office:value="0.790217025767">
                <text:p>0.790217025767</text:p>
              </table:table-cell>
              <table:table-cell office:value-type="float" office:value="0.224174235406">
                <text:p>0.22417423540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00005020725">
                <text:p>0.200005020725</text:p>
              </table:table-cell>
              <table:table-cell office:value-type="float" office:value="0.0678072959944">
                <text:p>0.067807295994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16464106917">
                <text:p>0.0916464106917</text:p>
              </table:table-cell>
              <table:table-cell office:value-type="float" office:value="0.284361249958">
                <text:p>0.284361249958</text:p>
              </table:table-cell>
              <table:table-cell office:value-type="float" office:value="0.243301354642">
                <text:p>0.243301354642</text:p>
              </table:table-cell>
              <table:table-cell office:value-type="float" office:value="0.619171306528">
                <text:p>0.619171306528</text:p>
              </table:table-cell>
              <table:table-cell office:value-type="float" office:value="0.0605178630556">
                <text:p>0.060517863055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93180382281">
                <text:p>0.193180382281</text:p>
              </table:table-cell>
              <table:table-cell office:value-type="float" office:value="0.1612410185">
                <text:p>0.1612410185</text:p>
              </table:table-cell>
              <table:table-cell office:value-type="float" office:value="0.654614020671">
                <text:p>0.65461402067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5690706052">
                <text:p>0.225690706052</text:p>
              </table:table-cell>
              <table:table-cell office:value-type="float" office:value="0.806718170403">
                <text:p>0.806718170403</text:p>
              </table:table-cell>
              <table:table-cell office:value-type="float" office:value="0.876923725397">
                <text:p>0.876923725397</text:p>
              </table:table-cell>
              <table:table-cell office:value-type="float" office:value="0.249468613068">
                <text:p>0.249468613068</text:p>
              </table:table-cell>
              <table:table-cell office:value-type="float" office:value="0.443753019752">
                <text:p>0.443753019752</text:p>
              </table:table-cell>
              <table:table-cell office:value-type="float" office:value="0.238722376203">
                <text:p>0.23872237620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23072446061">
                <text:p>0.123072446061</text:p>
              </table:table-cell>
              <table:table-cell office:value-type="float" office:value="0.212329427855">
                <text:p>0.212329427855</text:p>
              </table:table-cell>
              <table:table-cell office:value-type="float" office:value="0.160922317765">
                <text:p>0.160922317765</text:p>
              </table:table-cell>
              <table:table-cell office:value-type="float" office:value="0.58406358431">
                <text:p>0.58406358431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.159651245342">
                <text:p>0.1596512453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69458446979">
                <text:p>0.269458446979</text:p>
              </table:table-cell>
              <table:table-cell office:value-type="float" office:value="0.282244458125">
                <text:p>0.282244458125</text:p>
              </table:table-cell>
              <table:table-cell office:value-type="float" office:value="0.210988339083">
                <text:p>0.21098833908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92528148025">
                <text:p>0.692528148025</text:p>
              </table:table-cell>
              <table:table-cell office:value-type="float" office:value="0.521231442096">
                <text:p>0.521231442096</text:p>
              </table:table-cell>
              <table:table-cell office:value-type="float" office:value="1.21092541534">
                <text:p>1.2109254153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568900597">
                <text:p>0.156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07344331713">
                <text:p>0.207344331713</text:p>
              </table:table-cell>
              <table:table-cell office:value-type="float" office:value="0.28454248725">
                <text:p>0.28454248725</text:p>
              </table:table-cell>
              <table:table-cell office:value-type="float" office:value="0.13636217715">
                <text:p>0.1363621771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65223393033">
                <text:p>0.365223393033</text:p>
              </table:table-cell>
              <table:table-cell office:value-type="float" office:value="0.458847498896">
                <text:p>0.458847498896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32037824429">
                <text:p>1.32037824429</text:p>
              </table:table-cell>
              <table:table-cell office:value-type="float" office:value="0.997670831027">
                <text:p>0.997670831027</text:p>
              </table:table-cell>
              <table:table-cell office:value-type="float" office:value="2.31453050067">
                <text:p>2.31453050067</text:p>
              </table:table-cell>
              <table:table-cell office:value-type="float" office:value="4.43004569195">
                <text:p>4.43004569195</text:p>
              </table:table-cell>
              <table:table-cell office:value-type="float" office:value="7.06014761994">
                <text:p>7.06014761994</text:p>
              </table:table-cell>
              <table:table-cell office:value-type="float" office:value="4.12417016908">
                <text:p>4.12417016908</text:p>
              </table:table-cell>
              <table:table-cell office:value-type="float" office:value="2.58940959184">
                <text:p>2.58940959184</text:p>
              </table:table-cell>
              <table:table-cell office:value-type="float" office:value="3.47496170011">
                <text:p>3.47496170011</text:p>
              </table:table-cell>
              <table:table-cell office:value-type="float" office:value="7.72831153017">
                <text:p>7.72831153017</text:p>
              </table:table-cell>
              <table:table-cell office:value-type="float" office:value="15.1673286893">
                <text:p>15.1673286893</text:p>
              </table:table-cell>
              <table:table-cell office:value-type="float" office:value="4.92968737416">
                <text:p>4.92968737416</text:p>
              </table:table-cell>
              <table:table-cell office:value-type="float" office:value="1.48455858693">
                <text:p>1.4845585869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89053090384">
                <text:p>0.89053090384</text:p>
              </table:table-cell>
              <table:table-cell office:value-type="float" office:value="1.20424878265">
                <text:p>1.20424878265</text:p>
              </table:table-cell>
              <table:table-cell office:value-type="float" office:value="4.71854400276">
                <text:p>4.71854400276</text:p>
              </table:table-cell>
              <table:table-cell office:value-type="float" office:value="0.652580272193">
                <text:p>0.652580272193</text:p>
              </table:table-cell>
              <table:table-cell office:value-type="float" office:value="3.05887025452">
                <text:p>3.05887025452</text:p>
              </table:table-cell>
              <table:table-cell office:value-type="float" office:value="3.19520930942">
                <text:p>3.19520930942</text:p>
              </table:table-cell>
              <table:table-cell office:value-type="float" office:value="1.69806041262">
                <text:p>1.6980604126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.6424173955">
                <text:p>1.6424173955</text:p>
              </table:table-cell>
              <table:table-cell office:value-type="float" office:value="0.82425440808">
                <text:p>0.82425440808</text:p>
              </table:table-cell>
              <table:table-cell office:value-type="float" office:value="0.195222213924">
                <text:p>0.195222213924</text:p>
              </table:table-cell>
              <table:table-cell office:value-type="float" office:value="5.12383310401">
                <text:p>5.12383310401</text:p>
              </table:table-cell>
              <table:table-cell office:value-type="float" office:value="5.53608887338">
                <text:p>5.53608887338</text:p>
              </table:table-cell>
              <table:table-cell office:value-type="float" office:value="4.51157297284">
                <text:p>4.51157297284</text:p>
              </table:table-cell>
              <table:table-cell office:value-type="float" office:value="3.22806814534">
                <text:p>3.22806814534</text:p>
              </table:table-cell>
              <table:table-cell office:value-type="float" office:value="1.80538989549">
                <text:p>1.80538989549</text:p>
              </table:table-cell>
              <table:table-cell office:value-type="float" office:value="6.70720437964">
                <text:p>6.70720437964</text:p>
              </table:table-cell>
              <table:table-cell office:value-type="float" office:value="17.2681798459">
                <text:p>17.2681798459</text:p>
              </table:table-cell>
              <table:table-cell office:value-type="float" office:value="10.8873053968">
                <text:p>10.8873053968</text:p>
              </table:table-cell>
              <table:table-cell office:value-type="float" office:value="0.651298083096">
                <text:p>0.651298083096</text:p>
              </table:table-cell>
              <table:table-cell office:value-type="float" office:value="2.41493146022">
                <text:p>2.41493146022</text:p>
              </table:table-cell>
              <table:table-cell office:value-type="float" office:value="1.10995496577">
                <text:p>1.10995496577</text:p>
              </table:table-cell>
              <table:table-cell office:value-type="float" office:value="2.1227075755">
                <text:p>2.1227075755</text:p>
              </table:table-cell>
              <table:table-cell office:value-type="float" office:value="11.0474966656">
                <text:p>11.0474966656</text:p>
              </table:table-cell>
              <table:table-cell office:value-type="float" office:value="1.98520655558">
                <text:p>1.98520655558</text:p>
              </table:table-cell>
              <table:table-cell office:value-type="float" office:value="0.393990037764">
                <text:p>0.393990037764</text:p>
              </table:table-cell>
              <table:table-cell office:value-type="float" office:value="1.03078915982">
                <text:p>1.03078915982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.29382617605">
                <text:p>3.29382617605</text:p>
              </table:table-cell>
              <table:table-cell office:value-type="float" office:value="0.186673169759">
                <text:p>0.186673169759</text:p>
              </table:table-cell>
              <table:table-cell office:value-type="float" office:value="3.14649185643">
                <text:p>3.14649185643</text:p>
              </table:table-cell>
              <table:table-cell office:value-type="float" office:value="5.80422239288">
                <text:p>5.80422239288</text:p>
              </table:table-cell>
              <table:table-cell office:value-type="float" office:value="5.83530877436">
                <text:p>5.83530877436</text:p>
              </table:table-cell>
              <table:table-cell office:value-type="float" office:value="3.46853279047">
                <text:p>3.46853279047</text:p>
              </table:table-cell>
              <table:table-cell office:value-type="float" office:value="6.71810091124">
                <text:p>6.71810091124</text:p>
              </table:table-cell>
              <table:table-cell office:value-type="float" office:value="2.26709726832">
                <text:p>2.26709726832</text:p>
              </table:table-cell>
              <table:table-cell office:value-type="float" office:value="3.28893222713">
                <text:p>3.28893222713</text:p>
              </table:table-cell>
              <table:table-cell office:value-type="float" office:value="9.24851489107">
                <text:p>9.24851489107</text:p>
              </table:table-cell>
              <table:table-cell office:value-type="float" office:value="10.4364023892">
                <text:p>10.4364023892</text:p>
              </table:table-cell>
              <table:table-cell office:value-type="float" office:value="2.54022808113">
                <text:p>2.54022808113</text:p>
              </table:table-cell>
              <table:table-cell office:value-type="float" office:value="1.15957082014">
                <text:p>1.15957082014</text:p>
              </table:table-cell>
              <table:table-cell office:value-type="float" office:value="1.78857262397">
                <text:p>1.78857262397</text:p>
              </table:table-cell>
              <table:table-cell office:value-type="float" office:value="0.131828413079">
                <text:p>0.131828413079</text:p>
              </table:table-cell>
              <table:table-cell office:value-type="float" office:value="3.86070193992">
                <text:p>3.8607019399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238772593">
                <text:p>5.7238772593</text:p>
              </table:table-cell>
              <table:table-cell office:value-type="float" office:value="1.50272529687">
                <text:p>1.5027252968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685378845467">
                <text:p>0.685378845467</text:p>
              </table:table-cell>
              <table:table-cell office:value-type="float" office:value="1.03328430543">
                <text:p>1.03328430543</text:p>
              </table:table-cell>
              <table:table-cell office:value-type="float" office:value="0.733532916054">
                <text:p>0.733532916054</text:p>
              </table:table-cell>
              <table:table-cell office:value-type="float" office:value="8.28333389645">
                <text:p>8.28333389645</text:p>
              </table:table-cell>
              <table:table-cell office:value-type="float" office:value="5.52524012399">
                <text:p>5.52524012399</text:p>
              </table:table-cell>
              <table:table-cell office:value-type="float" office:value="11.9949346998">
                <text:p>11.9949346998</text:p>
              </table:table-cell>
              <table:table-cell office:value-type="float" office:value="8.5606163818">
                <text:p>8.5606163818</text:p>
              </table:table-cell>
              <table:table-cell office:value-type="float" office:value="0.250573748913">
                <text:p>0.250573748913</text:p>
              </table:table-cell>
              <table:table-cell office:value-type="float" office:value="4.56329846409">
                <text:p>4.56329846409</text:p>
              </table:table-cell>
              <table:table-cell office:value-type="float" office:value="18.617643982">
                <text:p>18.617643982</text:p>
              </table:table-cell>
              <table:table-cell office:value-type="float" office:value="1.07737846021">
                <text:p>1.07737846021</text:p>
              </table:table-cell>
              <table:table-cell office:value-type="float" office:value="4.63575013483">
                <text:p>4.63575013483</text:p>
              </table:table-cell>
              <table:table-cell office:value-type="float" office:value="1.94073391742">
                <text:p>1.94073391742</text:p>
              </table:table-cell>
              <table:table-cell office:value-type="float" office:value="0.193805541921">
                <text:p>0.193805541921</text:p>
              </table:table-cell>
              <table:table-cell office:value-type="float" office:value="0.235709542379">
                <text:p>0.235709542379</text:p>
              </table:table-cell>
              <table:table-cell office:value-type="float" office:value="3.82165070202">
                <text:p>3.82165070202</text:p>
              </table:table-cell>
              <table:table-cell office:value-type="float" office:value="2.41022932706">
                <text:p>2.41022932706</text:p>
              </table:table-cell>
              <table:table-cell office:value-type="float" office:value="1.93765945949">
                <text:p>1.93765945949</text:p>
              </table:table-cell>
              <table:table-cell office:value-type="float" office:value="0.28279915995">
                <text:p>0.28279915995</text:p>
              </table:table-cell>
              <table:table-cell office:value-type="float" office:value="0.187580917921">
                <text:p>0.18758091792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.07026204129">
                <text:p>1.07026204129</text:p>
              </table:table-cell>
              <table:table-cell office:value-type="float" office:value="0.0829656636179">
                <text:p>0.0829656636179</text:p>
              </table:table-cell>
              <table:table-cell office:value-type="float" office:value="2.0709271306">
                <text:p>2.070927130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65860983472">
                <text:p>4.65860983472</text:p>
              </table:table-cell>
              <table:table-cell office:value-type="float" office:value="4.62487431354">
                <text:p>4.62487431354</text:p>
              </table:table-cell>
              <table:table-cell office:value-type="float" office:value="4.18948349081">
                <text:p>4.18948349081</text:p>
              </table:table-cell>
              <table:table-cell office:value-type="float" office:value="3.56490384927">
                <text:p>3.56490384927</text:p>
              </table:table-cell>
              <table:table-cell office:value-type="float" office:value="10.3360917164">
                <text:p>10.3360917164</text:p>
              </table:table-cell>
              <table:table-cell office:value-type="float" office:value="18.5952225644">
                <text:p>18.5952225644</text:p>
              </table:table-cell>
              <table:table-cell office:value-type="float" office:value="5.23506757699">
                <text:p>5.23506757699</text:p>
              </table:table-cell>
              <table:table-cell office:value-type="float" office:value="0.39936303465">
                <text:p>0.3993630346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15938952019">
                <text:p>4.15938952019</text:p>
              </table:table-cell>
              <table:table-cell office:value-type="float" office:value="0.784999790161">
                <text:p>0.784999790161</text:p>
              </table:table-cell>
              <table:table-cell office:value-type="float" office:value="9.14920054794">
                <text:p>9.14920054794</text:p>
              </table:table-cell>
              <table:table-cell office:value-type="float" office:value="0.358495724261">
                <text:p>0.358495724261</text:p>
              </table:table-cell>
              <table:table-cell office:value-type="float" office:value="3.68891306445">
                <text:p>3.68891306445</text:p>
              </table:table-cell>
              <table:table-cell office:value-type="float" office:value="2.49409894619">
                <text:p>2.49409894619</text:p>
              </table:table-cell>
              <table:table-cell office:value-type="float" office:value="0.254009407871">
                <text:p>0.25400940787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.02836798359">
                <text:p>1.02836798359</text:p>
              </table:table-cell>
              <table:table-cell office:value-type="float" office:value="1.14697273474">
                <text:p>1.14697273474</text:p>
              </table:table-cell>
              <table:table-cell office:value-type="float" office:value="4.92156247995">
                <text:p>4.92156247995</text:p>
              </table:table-cell>
              <table:table-cell office:value-type="float" office:value="1.0168679394">
                <text:p>1.0168679394</text:p>
              </table:table-cell>
              <table:table-cell office:value-type="float" office:value="11.8368269044">
                <text:p>11.8368269044</text:p>
              </table:table-cell>
              <table:table-cell office:value-type="float" office:value="5.82039239015">
                <text:p>5.82039239015</text:p>
              </table:table-cell>
              <table:table-cell office:value-type="float" office:value="1.85649528697">
                <text:p>1.85649528697</text:p>
              </table:table-cell>
              <table:table-cell office:value-type="float" office:value="3.34585378428">
                <text:p>3.34585378428</text:p>
              </table:table-cell>
              <table:table-cell office:value-type="float" office:value="4.41661098527">
                <text:p>4.41661098527</text:p>
              </table:table-cell>
              <table:table-cell office:value-type="float" office:value="11.0237634158">
                <text:p>11.0237634158</text:p>
              </table:table-cell>
              <table:table-cell office:value-type="float" office:value="5.55500988053">
                <text:p>5.55500988053</text:p>
              </table:table-cell>
              <table:table-cell office:value-type="float" office:value="5.16531421941">
                <text:p>5.16531421941</text:p>
              </table:table-cell>
              <table:table-cell office:value-type="float" office:value="1.38668290277">
                <text:p>1.38668290277</text:p>
              </table:table-cell>
              <table:table-cell office:value-type="float" office:value="3.26370634435">
                <text:p>3.26370634435</text:p>
              </table:table-cell>
              <table:table-cell office:value-type="float" office:value="2.03077156183">
                <text:p>2.03077156183</text:p>
              </table:table-cell>
              <table:table-cell office:value-type="float" office:value="8.46522383291">
                <text:p>8.4652238329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32408116432">
                <text:p>2.32408116432</text:p>
              </table:table-cell>
              <table:table-cell office:value-type="float" office:value="3.76951726382">
                <text:p>3.76951726382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.08217207511">
                <text:p>5.08217207511</text:p>
              </table:table-cell>
              <table:table-cell office:value-type="float" office:value="0.273291304937">
                <text:p>0.273291304937</text:p>
              </table:table-cell>
              <table:table-cell office:value-type="float" office:value="2.16309132604">
                <text:p>2.16309132604</text:p>
              </table:table-cell>
              <table:table-cell office:value-type="float" office:value="1.87910226872">
                <text:p>1.87910226872</text:p>
              </table:table-cell>
              <table:table-cell office:value-type="float" office:value="7.00414610644">
                <text:p>7.00414610644</text:p>
              </table:table-cell>
              <table:table-cell office:value-type="float" office:value="2.97062715762">
                <text:p>2.97062715762</text:p>
              </table:table-cell>
              <table:table-cell office:value-type="float" office:value="1.00015416969">
                <text:p>1.00015416969</text:p>
              </table:table-cell>
              <table:table-cell office:value-type="float" office:value="2.28860720747">
                <text:p>2.28860720747</text:p>
              </table:table-cell>
              <table:table-cell office:value-type="float" office:value="5.92190123638">
                <text:p>5.92190123638</text:p>
              </table:table-cell>
              <table:table-cell office:value-type="float" office:value="12.8842691624">
                <text:p>12.8842691624</text:p>
              </table:table-cell>
              <table:table-cell office:value-type="float" office:value="5.96755837182">
                <text:p>5.96755837182</text:p>
              </table:table-cell>
              <table:table-cell office:value-type="float" office:value="2.30887434537">
                <text:p>2.30887434537</text:p>
              </table:table-cell>
              <table:table-cell office:value-type="float" office:value="2.24078441295">
                <text:p>2.24078441295</text:p>
              </table:table-cell>
              <table:table-cell office:value-type="float" office:value="5.70569327475">
                <text:p>5.70569327475</text:p>
              </table:table-cell>
              <table:table-cell office:value-type="float" office:value="4.76049443769">
                <text:p>4.76049443769</text:p>
              </table:table-cell>
              <table:table-cell office:value-type="float" office:value="14.7943204525">
                <text:p>14.7943204525</text:p>
              </table:table-cell>
              <table:table-cell office:value-type="float" office:value="0.627378523183">
                <text:p>0.627378523183</text:p>
              </table:table-cell>
              <table:table-cell office:value-type="float" office:value="7.20411960782">
                <text:p>7.20411960782</text:p>
              </table:table-cell>
              <table:table-cell office:value-type="float" office:value="4.87842013648">
                <text:p>4.87842013648</text:p>
              </table:table-cell>
              <table:table-cell office:value-type="float" office:value="1.16850990219">
                <text:p>1.168509902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743779296292">
                <text:p>0.743779296292</text:p>
              </table:table-cell>
              <table:table-cell office:value-type="float" office:value="1.73613284648">
                <text:p>1.73613284648</text:p>
              </table:table-cell>
              <table:table-cell office:value-type="float" office:value="4.2017060366">
                <text:p>4.2017060366</text:p>
              </table:table-cell>
              <table:table-cell office:value-type="float" office:value="2.00270072426">
                <text:p>2.00270072426</text:p>
              </table:table-cell>
              <table:table-cell office:value-type="float" office:value="10.6702377751">
                <text:p>10.6702377751</text:p>
              </table:table-cell>
              <table:table-cell office:value-type="float" office:value="0.991741234542">
                <text:p>0.991741234542</text:p>
              </table:table-cell>
              <table:table-cell office:value-type="float" office:value="1.76054519991">
                <text:p>1.76054519991</text:p>
              </table:table-cell>
              <table:table-cell office:value-type="float" office:value="4.24535463976">
                <text:p>4.24535463976</text:p>
              </table:table-cell>
              <table:table-cell office:value-type="float" office:value="7.5459144778">
                <text:p>7.5459144778</text:p>
              </table:table-cell>
              <table:table-cell office:value-type="float" office:value="7.21588774493">
                <text:p>7.21588774493</text:p>
              </table:table-cell>
              <table:table-cell office:value-type="float" office:value="5.83050411616">
                <text:p>5.83050411616</text:p>
              </table:table-cell>
              <table:table-cell office:value-type="float" office:value="8.44167360257">
                <text:p>8.44167360257</text:p>
              </table:table-cell>
              <table:table-cell office:value-type="float" office:value="1.98405055007">
                <text:p>1.98405055007</text:p>
              </table:table-cell>
              <table:table-cell office:value-type="float" office:value="5.42171500684">
                <text:p>5.42171500684</text:p>
              </table:table-cell>
              <table:table-cell office:value-type="float" office:value="4.83245751206">
                <text:p>4.83245751206</text:p>
              </table:table-cell>
              <table:table-cell office:value-type="float" office:value="7.78521708508">
                <text:p>7.78521708508</text:p>
              </table:table-cell>
              <table:table-cell office:value-type="float" office:value="0.163021399858">
                <text:p>0.163021399858</text:p>
              </table:table-cell>
              <table:table-cell office:value-type="float" office:value="4.04533653962">
                <text:p>4.04533653962</text:p>
              </table:table-cell>
              <table:table-cell office:value-type="float" office:value="1.79039522762">
                <text:p>1.79039522762</text:p>
              </table:table-cell>
              <table:table-cell office:value-type="float" office:value="1.20311438884">
                <text:p>1.2031143888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504820774822">
                <text:p>0.504820774822</text:p>
              </table:table-cell>
              <table:table-cell office:value-type="float" office:value="0.669167240981">
                <text:p>0.669167240981</text:p>
              </table:table-cell>
              <table:table-cell office:value-type="float" office:value="9.55689416042">
                <text:p>9.55689416042</text:p>
              </table:table-cell>
              <table:table-cell office:value-type="float" office:value="1.51160947812">
                <text:p>1.51160947812</text:p>
              </table:table-cell>
              <table:table-cell office:value-type="float" office:value="13.7555249276">
                <text:p>13.7555249276</text:p>
              </table:table-cell>
              <table:table-cell office:value-type="float" office:value="7.30690707867">
                <text:p>7.30690707867</text:p>
              </table:table-cell>
              <table:table-cell office:value-type="float" office:value="2.31220881527">
                <text:p>2.31220881527</text:p>
              </table:table-cell>
              <table:table-cell office:value-type="float" office:value="1.38993432317">
                <text:p>1.38993432317</text:p>
              </table:table-cell>
              <table:table-cell office:value-type="float" office:value="8.08922984982">
                <text:p>8.08922984982</text:p>
              </table:table-cell>
              <table:table-cell office:value-type="float" office:value="11.973918135">
                <text:p>11.973918135</text:p>
              </table:table-cell>
              <table:table-cell office:value-type="float" office:value="6.61170431998">
                <text:p>6.61170431998</text:p>
              </table:table-cell>
              <table:table-cell office:value-type="float" office:value="3.04607764994">
                <text:p>3.04607764994</text:p>
              </table:table-cell>
              <table:table-cell office:value-type="float" office:value="4.64236559185">
                <text:p>4.64236559185</text:p>
              </table:table-cell>
              <table:table-cell office:value-type="float" office:value="4.20744835096">
                <text:p>4.20744835096</text:p>
              </table:table-cell>
              <table:table-cell office:value-type="float" office:value="1.14693844751">
                <text:p>1.14693844751</text:p>
              </table:table-cell>
              <table:table-cell office:value-type="float" office:value="8.38061474527">
                <text:p>8.38061474527</text:p>
              </table:table-cell>
              <table:table-cell office:value-type="float" office:value="0.768781535962">
                <text:p>0.768781535962</text:p>
              </table:table-cell>
              <table:table-cell office:value-type="float" office:value="4.01711373756">
                <text:p>4.01711373756</text:p>
              </table:table-cell>
              <table:table-cell office:value-type="float" office:value="3.48245269339">
                <text:p>3.48245269339</text:p>
              </table:table-cell>
              <table:table-cell office:value-type="float" office:value="1.21003528352">
                <text:p>1.2100352835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.46181062272">
                <text:p>2.46181062272</text:p>
              </table:table-cell>
              <table:table-cell office:value-type="float" office:value="0.743034945629">
                <text:p>0.743034945629</text:p>
              </table:table-cell>
              <table:table-cell office:value-type="float" office:value="3.60275500789">
                <text:p>3.60275500789</text:p>
              </table:table-cell>
              <table:table-cell office:value-type="float" office:value="1.79282034913">
                <text:p>1.79282034913</text:p>
              </table:table-cell>
              <table:table-cell office:value-type="float" office:value="12.0990085379">
                <text:p>12.0990085379</text:p>
              </table:table-cell>
              <table:table-cell office:value-type="float" office:value="10.9828811871">
                <text:p>10.9828811871</text:p>
              </table:table-cell>
              <table:table-cell office:value-type="float" office:value="1.49252689721">
                <text:p>1.49252689721</text:p>
              </table:table-cell>
              <table:table-cell office:value-type="float" office:value="1.11364617434">
                <text:p>1.11364617434</text:p>
              </table:table-cell>
              <table:table-cell office:value-type="float" office:value="7.14514425788">
                <text:p>7.14514425788</text:p>
              </table:table-cell>
              <table:table-cell office:value-type="float" office:value="8.41191658322">
                <text:p>8.41191658322</text:p>
              </table:table-cell>
              <table:table-cell office:value-type="float" office:value="13.6409046986">
                <text:p>13.6409046986</text:p>
              </table:table-cell>
              <table:table-cell office:value-type="float" office:value="1.43459568767">
                <text:p>1.43459568767</text:p>
              </table:table-cell>
              <table:table-cell office:value-type="float" office:value="0.353157813632">
                <text:p>0.353157813632</text:p>
              </table:table-cell>
              <table:table-cell office:value-type="float" office:value="12.3140120093">
                <text:p>12.3140120093</text:p>
              </table:table-cell>
              <table:table-cell office:value-type="float" office:value="0.227549672724">
                <text:p>0.227549672724</text:p>
              </table:table-cell>
              <table:table-cell office:value-type="float" office:value="13.5166552429">
                <text:p>13.5166552429</text:p>
              </table:table-cell>
              <table:table-cell office:value-type="float" office:value="1.17568455302">
                <text:p>1.17568455302</text:p>
              </table:table-cell>
              <table:table-cell office:value-type="float" office:value="3.00407160334">
                <text:p>3.00407160334</text:p>
              </table:table-cell>
              <table:table-cell office:value-type="float" office:value="1.30815138026">
                <text:p>1.30815138026</text:p>
              </table:table-cell>
              <table:table-cell office:value-type="float" office:value="0.396421337847">
                <text:p>0.39642133784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.84127948075">
                <text:p>4.84127948075</text:p>
              </table:table-cell>
              <table:table-cell office:value-type="float" office:value="9.73499220141">
                <text:p>9.73499220141</text:p>
              </table:table-cell>
              <table:table-cell office:value-type="float" office:value="4.8843481015">
                <text:p>4.8843481015</text:p>
              </table:table-cell>
              <table:table-cell office:value-type="float" office:value="0.895935424403">
                <text:p>0.895935424403</text:p>
              </table:table-cell>
              <table:table-cell office:value-type="float" office:value="7.1665676526">
                <text:p>7.1665676526</text:p>
              </table:table-cell>
              <table:table-cell office:value-type="float" office:value="3.0979989272">
                <text:p>3.0979989272</text:p>
              </table:table-cell>
              <table:table-cell office:value-type="float" office:value="0.73589473982">
                <text:p>0.73589473982</text:p>
              </table:table-cell>
              <table:table-cell office:value-type="float" office:value="0.783626679813">
                <text:p>0.783626679813</text:p>
              </table:table-cell>
              <table:table-cell office:value-type="float" office:value="7.42629718128">
                <text:p>7.42629718128</text:p>
              </table:table-cell>
              <table:table-cell office:value-type="float" office:value="15.2632254997">
                <text:p>15.2632254997</text:p>
              </table:table-cell>
              <table:table-cell office:value-type="float" office:value="15.595124376">
                <text:p>15.595124376</text:p>
              </table:table-cell>
              <table:table-cell office:value-type="float" office:value="4.89228169623">
                <text:p>4.89228169623</text:p>
              </table:table-cell>
              <table:table-cell office:value-type="float" office:value="0.19678308258">
                <text:p>0.19678308258</text:p>
              </table:table-cell>
              <table:table-cell office:value-type="float" office:value="8.10552769353">
                <text:p>8.10552769353</text:p>
              </table:table-cell>
              <table:table-cell office:value-type="float" office:value="0.337557834275">
                <text:p>0.337557834275</text:p>
              </table:table-cell>
              <table:table-cell office:value-type="float" office:value="15.4022109185">
                <text:p>15.402210918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77532302649">
                <text:p>2.77532302649</text:p>
              </table:table-cell>
              <table:table-cell office:value-type="float" office:value="0.731843735883">
                <text:p>0.731843735883</text:p>
              </table:table-cell>
              <table:table-cell office:value-type="float" office:value="1.33909288217">
                <text:p>1.3390928821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.39941603544">
                <text:p>3.39941603544</text:p>
              </table:table-cell>
              <table:table-cell office:value-type="float" office:value="0.901742350659">
                <text:p>0.901742350659</text:p>
              </table:table-cell>
              <table:table-cell office:value-type="float" office:value="3.98051972354">
                <text:p>3.98051972354</text:p>
              </table:table-cell>
              <table:table-cell office:value-type="float" office:value="1.72537069737">
                <text:p>1.72537069737</text:p>
              </table:table-cell>
              <table:table-cell office:value-type="float" office:value="9.60938721056">
                <text:p>9.60938721056</text:p>
              </table:table-cell>
              <table:table-cell office:value-type="float" office:value="12.065635267">
                <text:p>12.065635267</text:p>
              </table:table-cell>
              <table:table-cell office:value-type="float" office:value="2.51738267037">
                <text:p>2.51738267037</text:p>
              </table:table-cell>
              <table:table-cell office:value-type="float" office:value="1.8647865193">
                <text:p>1.8647865193</text:p>
              </table:table-cell>
              <table:table-cell office:value-type="float" office:value="3.91032975576">
                <text:p>3.91032975576</text:p>
              </table:table-cell>
              <table:table-cell office:value-type="float" office:value="6.47112264069">
                <text:p>6.47112264069</text:p>
              </table:table-cell>
              <table:table-cell office:value-type="float" office:value="6.75733221157">
                <text:p>6.75733221157</text:p>
              </table:table-cell>
              <table:table-cell office:value-type="float" office:value="2.76461546644">
                <text:p>2.76461546644</text:p>
              </table:table-cell>
              <table:table-cell office:value-type="float" office:value="0.612629603167">
                <text:p>0.612629603167</text:p>
              </table:table-cell>
              <table:table-cell office:value-type="float" office:value="10.1430398933">
                <text:p>10.1430398933</text:p>
              </table:table-cell>
              <table:table-cell office:value-type="float" office:value="0.131772000371">
                <text:p>0.131772000371</text:p>
              </table:table-cell>
              <table:table-cell office:value-type="float" office:value="16.6105628797">
                <text:p>16.6105628797</text:p>
              </table:table-cell>
              <table:table-cell office:value-type="float" office:value="2.61254221348">
                <text:p>2.61254221348</text:p>
              </table:table-cell>
              <table:table-cell office:value-type="float" office:value="1.75191528886">
                <text:p>1.75191528886</text:p>
              </table:table-cell>
              <table:table-cell office:value-type="float" office:value="2.96423783349">
                <text:p>2.96423783349</text:p>
              </table:table-cell>
              <table:table-cell office:value-type="float" office:value="2.05914720738">
                <text:p>2.0591472073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.19346759411">
                <text:p>1.19346759411</text:p>
              </table:table-cell>
              <table:table-cell office:value-type="float" office:value="1.63571096618">
                <text:p>1.63571096618</text:p>
              </table:table-cell>
              <table:table-cell office:value-type="float" office:value="3.366207099">
                <text:p>3.366207099</text:p>
              </table:table-cell>
              <table:table-cell office:value-type="float" office:value="0.273267975821">
                <text:p>0.273267975821</text:p>
              </table:table-cell>
              <table:table-cell office:value-type="float" office:value="12.80290669">
                <text:p>12.80290669</text:p>
              </table:table-cell>
              <table:table-cell office:value-type="float" office:value="3.19673386674">
                <text:p>3.19673386674</text:p>
              </table:table-cell>
              <table:table-cell office:value-type="float" office:value="1.04727662567">
                <text:p>1.04727662567</text:p>
              </table:table-cell>
              <table:table-cell office:value-type="float" office:value="1.81484669255">
                <text:p>1.81484669255</text:p>
              </table:table-cell>
              <table:table-cell office:value-type="float" office:value="3.69758767173">
                <text:p>3.69758767173</text:p>
              </table:table-cell>
              <table:table-cell office:value-type="float" office:value="9.22043993223">
                <text:p>9.22043993223</text:p>
              </table:table-cell>
              <table:table-cell office:value-type="float" office:value="9.21270097204">
                <text:p>9.21270097204</text:p>
              </table:table-cell>
              <table:table-cell office:value-type="float" office:value="4.5544054079">
                <text:p>4.5544054079</text:p>
              </table:table-cell>
              <table:table-cell office:value-type="float" office:value="0.273599024591">
                <text:p>0.273599024591</text:p>
              </table:table-cell>
              <table:table-cell office:value-type="float" office:value="6.00959646615">
                <text:p>6.00959646615</text:p>
              </table:table-cell>
              <table:table-cell office:value-type="float" office:value="6.68676196889">
                <text:p>6.68676196889</text:p>
              </table:table-cell>
              <table:table-cell office:value-type="float" office:value="17.1181172485">
                <text:p>17.1181172485</text:p>
              </table:table-cell>
              <table:table-cell office:value-type="float" office:value="2.85286666792">
                <text:p>2.85286666792</text:p>
              </table:table-cell>
              <table:table-cell office:value-type="float" office:value="2.43447213431">
                <text:p>2.43447213431</text:p>
              </table:table-cell>
              <table:table-cell office:value-type="float" office:value="3.65868142922">
                <text:p>3.65868142922</text:p>
              </table:table-cell>
              <table:table-cell office:value-type="float" office:value="1.1626228454">
                <text:p>1.162622845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.07504376371">
                <text:p>4.07504376371</text:p>
              </table:table-cell>
              <table:table-cell office:value-type="float" office:value="0.285817359774">
                <text:p>0.285817359774</text:p>
              </table:table-cell>
              <table:table-cell office:value-type="float" office:value="3.88981436637">
                <text:p>3.88981436637</text:p>
              </table:table-cell>
              <table:table-cell office:value-type="float" office:value="0.544599684317">
                <text:p>0.544599684317</text:p>
              </table:table-cell>
              <table:table-cell office:value-type="float" office:value="10.1886024249">
                <text:p>10.1886024249</text:p>
              </table:table-cell>
              <table:table-cell office:value-type="float" office:value="6.76114634044">
                <text:p>6.76114634044</text:p>
              </table:table-cell>
              <table:table-cell office:value-type="float" office:value="0.247258243896">
                <text:p>0.247258243896</text:p>
              </table:table-cell>
              <table:table-cell office:value-type="float" office:value="2.47951183201">
                <text:p>2.47951183201</text:p>
              </table:table-cell>
              <table:table-cell office:value-type="float" office:value="2.30353280118">
                <text:p>2.30353280118</text:p>
              </table:table-cell>
              <table:table-cell office:value-type="float" office:value="7.74941765843">
                <text:p>7.74941765843</text:p>
              </table:table-cell>
              <table:table-cell office:value-type="float" office:value="8.49496204207">
                <text:p>8.49496204207</text:p>
              </table:table-cell>
              <table:table-cell office:value-type="float" office:value="4.68063471587">
                <text:p>4.68063471587</text:p>
              </table:table-cell>
              <table:table-cell office:value-type="float" office:value="0.899165105604">
                <text:p>0.899165105604</text:p>
              </table:table-cell>
              <table:table-cell office:value-type="float" office:value="6.71726136268">
                <text:p>6.71726136268</text:p>
              </table:table-cell>
              <table:table-cell office:value-type="float" office:value="1.03081253124">
                <text:p>1.03081253124</text:p>
              </table:table-cell>
              <table:table-cell office:value-type="float" office:value="19.3431481089">
                <text:p>19.3431481089</text:p>
              </table:table-cell>
              <table:table-cell office:value-type="float" office:value="3.21091182401">
                <text:p>3.21091182401</text:p>
              </table:table-cell>
              <table:table-cell office:value-type="float" office:value="3.35817000584">
                <text:p>3.35817000584</text:p>
              </table:table-cell>
              <table:table-cell office:value-type="float" office:value="3.37467070344">
                <text:p>3.37467070344</text:p>
              </table:table-cell>
              <table:table-cell office:value-type="float" office:value="0.365022446817">
                <text:p>0.36502244681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.21214877009">
                <text:p>2.21214877009</text:p>
              </table:table-cell>
              <table:table-cell office:value-type="float" office:value="3.10581232769">
                <text:p>3.10581232769</text:p>
              </table:table-cell>
              <table:table-cell office:value-type="float" office:value="2.42989683559">
                <text:p>2.42989683559</text:p>
              </table:table-cell>
              <table:table-cell office:value-type="float" office:value="1.69144412608">
                <text:p>1.69144412608</text:p>
              </table:table-cell>
              <table:table-cell office:value-type="float" office:value="7.71219673702">
                <text:p>7.71219673702</text:p>
              </table:table-cell>
              <table:table-cell office:value-type="float" office:value="7.16649606418">
                <text:p>7.16649606418</text:p>
              </table:table-cell>
              <table:table-cell office:value-type="float" office:value="0.731472923561">
                <text:p>0.731472923561</text:p>
              </table:table-cell>
              <table:table-cell office:value-type="float" office:value="1.44084138859">
                <text:p>1.44084138859</text:p>
              </table:table-cell>
              <table:table-cell office:value-type="float" office:value="4.38121674481">
                <text:p>4.38121674481</text:p>
              </table:table-cell>
              <table:table-cell office:value-type="float" office:value="11.4151261789">
                <text:p>11.4151261789</text:p>
              </table:table-cell>
              <table:table-cell office:value-type="float" office:value="11.3682998399">
                <text:p>11.3682998399</text:p>
              </table:table-cell>
              <table:table-cell office:value-type="float" office:value="6.94415412203">
                <text:p>6.94415412203</text:p>
              </table:table-cell>
              <table:table-cell office:value-type="float" office:value="0.570802982231">
                <text:p>0.570802982231</text:p>
              </table:table-cell>
              <table:table-cell office:value-type="float" office:value="2.24066307817">
                <text:p>2.24066307817</text:p>
              </table:table-cell>
              <table:table-cell office:value-type="float" office:value="2.49084251569">
                <text:p>2.49084251569</text:p>
              </table:table-cell>
              <table:table-cell office:value-type="float" office:value="18.9496409799">
                <text:p>18.9496409799</text:p>
              </table:table-cell>
              <table:table-cell office:value-type="float" office:value="4.17009200092">
                <text:p>4.17009200092</text:p>
              </table:table-cell>
              <table:table-cell office:value-type="float" office:value="1.31234996646">
                <text:p>1.31234996646</text:p>
              </table:table-cell>
              <table:table-cell office:value-type="float" office:value="1.14360329629">
                <text:p>1.14360329629</text:p>
              </table:table-cell>
              <table:table-cell office:value-type="float" office:value="0.0866262416722">
                <text:p>0.086626241672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.35964769571">
                <text:p>1.35964769571</text:p>
              </table:table-cell>
              <table:table-cell office:value-type="float" office:value="1.62407918996">
                <text:p>1.62407918996</text:p>
              </table:table-cell>
              <table:table-cell office:value-type="float" office:value="2.61990718444">
                <text:p>2.61990718444</text:p>
              </table:table-cell>
              <table:table-cell office:value-type="float" office:value="0.905373501315">
                <text:p>0.905373501315</text:p>
              </table:table-cell>
              <table:table-cell office:value-type="float" office:value="8.33906879317">
                <text:p>8.33906879317</text:p>
              </table:table-cell>
              <table:table-cell office:value-type="float" office:value="6.78316042454">
                <text:p>6.78316042454</text:p>
              </table:table-cell>
              <table:table-cell office:value-type="float" office:value="0.325861801974">
                <text:p>0.325861801974</text:p>
              </table:table-cell>
              <table:table-cell office:value-type="float" office:value="3.10715020946">
                <text:p>3.10715020946</text:p>
              </table:table-cell>
              <table:table-cell office:value-type="float" office:value="8.21801008149">
                <text:p>8.21801008149</text:p>
              </table:table-cell>
              <table:table-cell office:value-type="float" office:value="15.7685876505">
                <text:p>15.7685876505</text:p>
              </table:table-cell>
              <table:table-cell office:value-type="float" office:value="12.1500845918">
                <text:p>12.1500845918</text:p>
              </table:table-cell>
              <table:table-cell office:value-type="float" office:value="6.51120102972">
                <text:p>6.51120102972</text:p>
              </table:table-cell>
              <table:table-cell office:value-type="float" office:value="0.715047602091">
                <text:p>0.715047602091</text:p>
              </table:table-cell>
              <table:table-cell office:value-type="float" office:value="7.36409891999">
                <text:p>7.36409891999</text:p>
              </table:table-cell>
              <table:table-cell office:value-type="float" office:value="5.77989957907">
                <text:p>5.77989957907</text:p>
              </table:table-cell>
              <table:table-cell office:value-type="float" office:value="10.2369245945">
                <text:p>10.2369245945</text:p>
              </table:table-cell>
              <table:table-cell office:value-type="float" office:value="1.30346231616">
                <text:p>1.30346231616</text:p>
              </table:table-cell>
              <table:table-cell office:value-type="float" office:value="2.78311014339">
                <text:p>2.78311014339</text:p>
              </table:table-cell>
              <table:table-cell office:value-type="float" office:value="1.48381502944">
                <text:p>1.48381502944</text:p>
              </table:table-cell>
              <table:table-cell office:value-type="float" office:value="0.370421966261">
                <text:p>0.370421966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97cm" svg:y="0.563cm" chart:style-name="ch2">
          <text:p>PLDI over time</text:p>
        </chart:title>
        <chart:legend chart:legend-position="end" svg:x="30.183cm" svg:y="5.942cm" style:legend-expansion="high" chart:style-name="ch3"/>
        <chart:plot-area chart:style-name="ch4" table:cell-range-address="PLDI.A1:PLDI.U43" chart:data-source-has-labels="both" svg:x="0.662cm" svg:y="1.751cm" svg:width="28.859cm" svg:height="19.207cm">
          <chartooo:coordinate-region svg:x="1.814cm" svg:y="1.936cm" svg:width="27.64cm" svg:height="18.033cm"/>
          <chart:axis chart:dimension="x" chart:name="primary-x" chart:style-name="ch5" chartooo:axis-type="auto">
            <chartooo:date-scale/>
            <chart:categories table:cell-range-address="PLDI.A2:PLDI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DI.B2:PLDI.B43" chart:label-cell-address="PLDI.B1:PLDI.B1" chart:class="chart:bar">
            <chart:data-point chart:repeated="42"/>
          </chart:series>
          <chart:series chart:style-name="ch9" chart:values-cell-range-address="PLDI.C2:PLDI.C43" chart:label-cell-address="PLDI.C1:PLDI.C1" chart:class="chart:bar">
            <chart:data-point chart:repeated="42"/>
          </chart:series>
          <chart:series chart:style-name="ch10" chart:values-cell-range-address="PLDI.D2:PLDI.D43" chart:label-cell-address="PLDI.D1:PLDI.D1" chart:class="chart:bar">
            <chart:data-point chart:repeated="42"/>
          </chart:series>
          <chart:series chart:style-name="ch11" chart:values-cell-range-address="PLDI.E2:PLDI.E43" chart:label-cell-address="PLDI.E1:PLDI.E1" chart:class="chart:bar">
            <chart:data-point chart:repeated="42"/>
          </chart:series>
          <chart:series chart:style-name="ch12" chart:values-cell-range-address="PLDI.F2:PLDI.F43" chart:label-cell-address="PLDI.F1:PLDI.F1" chart:class="chart:bar">
            <chart:data-point chart:repeated="42"/>
          </chart:series>
          <chart:series chart:style-name="ch13" chart:values-cell-range-address="PLDI.G2:PLDI.G43" chart:label-cell-address="PLDI.G1:PLDI.G1" chart:class="chart:bar">
            <chart:data-point chart:repeated="42"/>
          </chart:series>
          <chart:series chart:style-name="ch14" chart:values-cell-range-address="PLDI.H2:PLDI.H43" chart:label-cell-address="PLDI.H1:PLDI.H1" chart:class="chart:bar">
            <chart:data-point chart:repeated="42"/>
          </chart:series>
          <chart:series chart:style-name="ch15" chart:values-cell-range-address="PLDI.I2:PLDI.I43" chart:label-cell-address="PLDI.I1:PLDI.I1" chart:class="chart:bar">
            <chart:data-point chart:repeated="42"/>
          </chart:series>
          <chart:series chart:style-name="ch16" chart:values-cell-range-address="PLDI.J2:PLDI.J43" chart:label-cell-address="PLDI.J1:PLDI.J1" chart:class="chart:bar">
            <chart:data-point chart:repeated="42"/>
          </chart:series>
          <chart:series chart:style-name="ch17" chart:values-cell-range-address="PLDI.K2:PLDI.K43" chart:label-cell-address="PLDI.K1:PLDI.K1" chart:class="chart:bar">
            <chart:data-point chart:repeated="42"/>
          </chart:series>
          <chart:series chart:style-name="ch18" chart:values-cell-range-address="PLDI.L2:PLDI.L43" chart:label-cell-address="PLDI.L1:PLDI.L1" chart:class="chart:bar">
            <chart:data-point chart:repeated="42"/>
          </chart:series>
          <chart:series chart:style-name="ch19" chart:values-cell-range-address="PLDI.M2:PLDI.M43" chart:label-cell-address="PLDI.M1:PLDI.M1" chart:class="chart:bar">
            <chart:data-point chart:repeated="42"/>
          </chart:series>
          <chart:series chart:style-name="ch8" chart:values-cell-range-address="PLDI.N2:PLDI.N43" chart:label-cell-address="PLDI.N1:PLDI.N1" chart:class="chart:bar">
            <chart:data-point chart:repeated="42"/>
          </chart:series>
          <chart:series chart:style-name="ch9" chart:values-cell-range-address="PLDI.O2:PLDI.O43" chart:label-cell-address="PLDI.O1:PLDI.O1" chart:class="chart:bar">
            <chart:data-point chart:repeated="42"/>
          </chart:series>
          <chart:series chart:style-name="ch10" chart:values-cell-range-address="PLDI.P2:PLDI.P43" chart:label-cell-address="PLDI.P1:PLDI.P1" chart:class="chart:bar">
            <chart:data-point chart:repeated="42"/>
          </chart:series>
          <chart:series chart:style-name="ch11" chart:values-cell-range-address="PLDI.Q2:PLDI.Q43" chart:label-cell-address="PLDI.Q1:PLDI.Q1" chart:class="chart:bar">
            <chart:data-point chart:repeated="42"/>
          </chart:series>
          <chart:series chart:style-name="ch12" chart:values-cell-range-address="PLDI.R2:PLDI.R43" chart:label-cell-address="PLDI.R1:PLDI.R1" chart:class="chart:bar">
            <chart:data-point chart:repeated="42"/>
          </chart:series>
          <chart:series chart:style-name="ch13" chart:values-cell-range-address="PLDI.S2:PLDI.S43" chart:label-cell-address="PLDI.S1:PLDI.S1" chart:class="chart:bar">
            <chart:data-point chart:repeated="42"/>
          </chart:series>
          <chart:series chart:style-name="ch14" chart:values-cell-range-address="PLDI.T2:PLDI.T43" chart:label-cell-address="PLDI.T1:PLDI.T1" chart:class="chart:bar">
            <chart:data-point chart:repeated="42"/>
          </chart:series>
          <chart:series chart:style-name="ch15" chart:values-cell-range-address="PLDI.U2:PLDI.U43" chart:label-cell-address="PLDI.U1:PLDI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DI Topic 0</text:p>
                <draw:g>
                  <svg:desc>PLDI.B1:PLDI.B1</svg:desc>
                </draw:g>
              </table:table-cell>
              <table:table-cell office:value-type="string">
                <text:p>PLDI Topic 1</text:p>
                <draw:g>
                  <svg:desc>PLDI.C1:PLDI.C1</svg:desc>
                </draw:g>
              </table:table-cell>
              <table:table-cell office:value-type="string">
                <text:p>PLDI Topic 2</text:p>
                <draw:g>
                  <svg:desc>PLDI.D1:PLDI.D1</svg:desc>
                </draw:g>
              </table:table-cell>
              <table:table-cell office:value-type="string">
                <text:p>PLDI Topic 3</text:p>
                <draw:g>
                  <svg:desc>PLDI.E1:PLDI.E1</svg:desc>
                </draw:g>
              </table:table-cell>
              <table:table-cell office:value-type="string">
                <text:p>PLDI Topic 4</text:p>
                <draw:g>
                  <svg:desc>PLDI.F1:PLDI.F1</svg:desc>
                </draw:g>
              </table:table-cell>
              <table:table-cell office:value-type="string">
                <text:p>PLDI Topic 5</text:p>
                <draw:g>
                  <svg:desc>PLDI.G1:PLDI.G1</svg:desc>
                </draw:g>
              </table:table-cell>
              <table:table-cell office:value-type="string">
                <text:p>PLDI Topic 6</text:p>
                <draw:g>
                  <svg:desc>PLDI.H1:PLDI.H1</svg:desc>
                </draw:g>
              </table:table-cell>
              <table:table-cell office:value-type="string">
                <text:p>PLDI Topic 7</text:p>
                <draw:g>
                  <svg:desc>PLDI.I1:PLDI.I1</svg:desc>
                </draw:g>
              </table:table-cell>
              <table:table-cell office:value-type="string">
                <text:p>PLDI Topic 8</text:p>
                <draw:g>
                  <svg:desc>PLDI.J1:PLDI.J1</svg:desc>
                </draw:g>
              </table:table-cell>
              <table:table-cell office:value-type="string">
                <text:p>PLDI Topic 9</text:p>
                <draw:g>
                  <svg:desc>PLDI.K1:PLDI.K1</svg:desc>
                </draw:g>
              </table:table-cell>
              <table:table-cell office:value-type="string">
                <text:p>PLDI Topic 10</text:p>
                <draw:g>
                  <svg:desc>PLDI.L1:PLDI.L1</svg:desc>
                </draw:g>
              </table:table-cell>
              <table:table-cell office:value-type="string">
                <text:p>PLDI Topic 11</text:p>
                <draw:g>
                  <svg:desc>PLDI.M1:PLDI.M1</svg:desc>
                </draw:g>
              </table:table-cell>
              <table:table-cell office:value-type="string">
                <text:p>PLDI Topic 12</text:p>
                <draw:g>
                  <svg:desc>PLDI.N1:PLDI.N1</svg:desc>
                </draw:g>
              </table:table-cell>
              <table:table-cell office:value-type="string">
                <text:p>PLDI Topic 13</text:p>
                <draw:g>
                  <svg:desc>PLDI.O1:PLDI.O1</svg:desc>
                </draw:g>
              </table:table-cell>
              <table:table-cell office:value-type="string">
                <text:p>PLDI Topic 14</text:p>
                <draw:g>
                  <svg:desc>PLDI.P1:PLDI.P1</svg:desc>
                </draw:g>
              </table:table-cell>
              <table:table-cell office:value-type="string">
                <text:p>PLDI Topic 15</text:p>
                <draw:g>
                  <svg:desc>PLDI.Q1:PLDI.Q1</svg:desc>
                </draw:g>
              </table:table-cell>
              <table:table-cell office:value-type="string">
                <text:p>PLDI Topic 16</text:p>
                <draw:g>
                  <svg:desc>PLDI.R1:PLDI.R1</svg:desc>
                </draw:g>
              </table:table-cell>
              <table:table-cell office:value-type="string">
                <text:p>PLDI Topic 17</text:p>
                <draw:g>
                  <svg:desc>PLDI.S1:PLDI.S1</svg:desc>
                </draw:g>
              </table:table-cell>
              <table:table-cell office:value-type="string">
                <text:p>PLDI Topic 18</text:p>
                <draw:g>
                  <svg:desc>PLDI.T1:PLDI.T1</svg:desc>
                </draw:g>
              </table:table-cell>
              <table:table-cell office:value-type="string">
                <text:p>PLDI Topic 19</text:p>
                <draw:g>
                  <svg:desc>PLDI.U1:PLDI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PLDI.A2:PLDI.A43</svg:desc>
                </draw:g>
              </table:table-cell>
              <table:table-cell office:value-type="float" office:value="NaN">
                <text:p>NaN</text:p>
                <draw:g>
                  <svg:desc>PLDI.B2:PLDI.B43</svg:desc>
                </draw:g>
              </table:table-cell>
              <table:table-cell office:value-type="float" office:value="NaN">
                <text:p>NaN</text:p>
                <draw:g>
                  <svg:desc>PLDI.C2:PLDI.C43</svg:desc>
                </draw:g>
              </table:table-cell>
              <table:table-cell office:value-type="float" office:value="NaN">
                <text:p>NaN</text:p>
                <draw:g>
                  <svg:desc>PLDI.D2:PLDI.D43</svg:desc>
                </draw:g>
              </table:table-cell>
              <table:table-cell office:value-type="float" office:value="NaN">
                <text:p>NaN</text:p>
                <draw:g>
                  <svg:desc>PLDI.E2:PLDI.E43</svg:desc>
                </draw:g>
              </table:table-cell>
              <table:table-cell office:value-type="float" office:value="NaN">
                <text:p>NaN</text:p>
                <draw:g>
                  <svg:desc>PLDI.F2:PLDI.F43</svg:desc>
                </draw:g>
              </table:table-cell>
              <table:table-cell office:value-type="float" office:value="NaN">
                <text:p>NaN</text:p>
                <draw:g>
                  <svg:desc>PLDI.G2:PLDI.G43</svg:desc>
                </draw:g>
              </table:table-cell>
              <table:table-cell office:value-type="float" office:value="NaN">
                <text:p>NaN</text:p>
                <draw:g>
                  <svg:desc>PLDI.H2:PLDI.H43</svg:desc>
                </draw:g>
              </table:table-cell>
              <table:table-cell office:value-type="float" office:value="NaN">
                <text:p>NaN</text:p>
                <draw:g>
                  <svg:desc>PLDI.I2:PLDI.I43</svg:desc>
                </draw:g>
              </table:table-cell>
              <table:table-cell office:value-type="float" office:value="NaN">
                <text:p>NaN</text:p>
                <draw:g>
                  <svg:desc>PLDI.J2:PLDI.J43</svg:desc>
                </draw:g>
              </table:table-cell>
              <table:table-cell office:value-type="float" office:value="NaN">
                <text:p>NaN</text:p>
                <draw:g>
                  <svg:desc>PLDI.K2:PLDI.K43</svg:desc>
                </draw:g>
              </table:table-cell>
              <table:table-cell office:value-type="float" office:value="NaN">
                <text:p>NaN</text:p>
                <draw:g>
                  <svg:desc>PLDI.L2:PLDI.L43</svg:desc>
                </draw:g>
              </table:table-cell>
              <table:table-cell office:value-type="float" office:value="NaN">
                <text:p>NaN</text:p>
                <draw:g>
                  <svg:desc>PLDI.M2:PLDI.M43</svg:desc>
                </draw:g>
              </table:table-cell>
              <table:table-cell office:value-type="float" office:value="NaN">
                <text:p>NaN</text:p>
                <draw:g>
                  <svg:desc>PLDI.N2:PLDI.N43</svg:desc>
                </draw:g>
              </table:table-cell>
              <table:table-cell office:value-type="float" office:value="NaN">
                <text:p>NaN</text:p>
                <draw:g>
                  <svg:desc>PLDI.O2:PLDI.O43</svg:desc>
                </draw:g>
              </table:table-cell>
              <table:table-cell office:value-type="float" office:value="NaN">
                <text:p>NaN</text:p>
                <draw:g>
                  <svg:desc>PLDI.P2:PLDI.P43</svg:desc>
                </draw:g>
              </table:table-cell>
              <table:table-cell office:value-type="float" office:value="NaN">
                <text:p>NaN</text:p>
                <draw:g>
                  <svg:desc>PLDI.Q2:PLDI.Q43</svg:desc>
                </draw:g>
              </table:table-cell>
              <table:table-cell office:value-type="float" office:value="NaN">
                <text:p>NaN</text:p>
                <draw:g>
                  <svg:desc>PLDI.R2:PLDI.R43</svg:desc>
                </draw:g>
              </table:table-cell>
              <table:table-cell office:value-type="float" office:value="0">
                <text:p>0</text:p>
                <draw:g>
                  <svg:desc>PLDI.S2:PLDI.S43</svg:desc>
                </draw:g>
              </table:table-cell>
              <table:table-cell office:value-type="float" office:value="NaN">
                <text:p>NaN</text:p>
                <draw:g>
                  <svg:desc>PLDI.T2:PLDI.T43</svg:desc>
                </draw:g>
              </table:table-cell>
              <table:table-cell office:value-type="float" office:value="NaN">
                <text:p>NaN</text:p>
                <draw:g>
                  <svg:desc>PLDI.U2:PLDI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.33843454831">
                <text:p>5.33843454831</text:p>
              </table:table-cell>
              <table:table-cell office:value-type="float" office:value="1.47070066977">
                <text:p>1.47070066977</text:p>
              </table:table-cell>
              <table:table-cell office:value-type="float" office:value="2.80818669688">
                <text:p>2.80818669688</text:p>
              </table:table-cell>
              <table:table-cell office:value-type="float" office:value="10.4067736027">
                <text:p>10.4067736027</text:p>
              </table:table-cell>
              <table:table-cell office:value-type="float" office:value="2.4866655597">
                <text:p>2.4866655597</text:p>
              </table:table-cell>
              <table:table-cell office:value-type="float" office:value="0.977440091784">
                <text:p>0.977440091784</text:p>
              </table:table-cell>
              <table:table-cell office:value-type="float" office:value="2.98567220956">
                <text:p>2.98567220956</text:p>
              </table:table-cell>
              <table:table-cell office:value-type="float" office:value="0.489492870016">
                <text:p>0.489492870016</text:p>
              </table:table-cell>
              <table:table-cell office:value-type="float" office:value="8.90537720458">
                <text:p>8.90537720458</text:p>
              </table:table-cell>
              <table:table-cell office:value-type="float" office:value="1.20621052283">
                <text:p>1.20621052283</text:p>
              </table:table-cell>
              <table:table-cell office:value-type="float" office:value="0.331195342084">
                <text:p>0.331195342084</text:p>
              </table:table-cell>
              <table:table-cell office:value-type="float" office:value="1.23119245517">
                <text:p>1.23119245517</text:p>
              </table:table-cell>
              <table:table-cell office:value-type="float" office:value="0.643224110022">
                <text:p>0.643224110022</text:p>
              </table:table-cell>
              <table:table-cell office:value-type="float" office:value="4.64123662095">
                <text:p>4.6412366209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2501184332">
                <text:p>1.2501184332</text:p>
              </table:table-cell>
              <table:table-cell office:value-type="float" office:value="4.0965589274">
                <text:p>4.0965589274</text:p>
              </table:table-cell>
              <table:table-cell office:value-type="float" office:value="2.1417995389">
                <text:p>2.1417995389</text:p>
              </table:table-cell>
              <table:table-cell office:value-type="float" office:value="1.26313446747">
                <text:p>1.26313446747</text:p>
              </table:table-cell>
              <table:table-cell office:value-type="float" office:value="0.901247262866">
                <text:p>0.90124726286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7.28746785763">
                <text:p>7.28746785763</text:p>
              </table:table-cell>
              <table:table-cell office:value-type="float" office:value="3.49381801395">
                <text:p>3.49381801395</text:p>
              </table:table-cell>
              <table:table-cell office:value-type="float" office:value="6.20887209365">
                <text:p>6.20887209365</text:p>
              </table:table-cell>
              <table:table-cell office:value-type="float" office:value="11.8929064996">
                <text:p>11.8929064996</text:p>
              </table:table-cell>
              <table:table-cell office:value-type="float" office:value="4.01250804057">
                <text:p>4.01250804057</text:p>
              </table:table-cell>
              <table:table-cell office:value-type="float" office:value="0.629530757177">
                <text:p>0.629530757177</text:p>
              </table:table-cell>
              <table:table-cell office:value-type="float" office:value="3.58030543709">
                <text:p>3.58030543709</text:p>
              </table:table-cell>
              <table:table-cell office:value-type="float" office:value="0.104962637537">
                <text:p>0.104962637537</text:p>
              </table:table-cell>
              <table:table-cell office:value-type="float" office:value="5.17618815451">
                <text:p>5.17618815451</text:p>
              </table:table-cell>
              <table:table-cell office:value-type="float" office:value="4.454985671">
                <text:p>4.454985671</text:p>
              </table:table-cell>
              <table:table-cell office:value-type="float" office:value="1.085358695">
                <text:p>1.085358695</text:p>
              </table:table-cell>
              <table:table-cell office:value-type="float" office:value="0.34300259304">
                <text:p>0.34300259304</text:p>
              </table:table-cell>
              <table:table-cell office:value-type="float" office:value="0.0901893655167">
                <text:p>0.0901893655167</text:p>
              </table:table-cell>
              <table:table-cell office:value-type="float" office:value="8.07379556335">
                <text:p>8.0737955633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581077106247">
                <text:p>0.581077106247</text:p>
              </table:table-cell>
              <table:table-cell office:value-type="float" office:value="1.88843473031">
                <text:p>1.88843473031</text:p>
              </table:table-cell>
              <table:table-cell office:value-type="float" office:value="3.93926813725">
                <text:p>3.93926813725</text:p>
              </table:table-cell>
              <table:table-cell office:value-type="float" office:value="0.15711508077">
                <text:p>0.15711508077</text:p>
              </table:table-cell>
              <table:table-cell office:value-type="float" office:value="0.572791366643">
                <text:p>0.57279136664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.32236841134">
                <text:p>6.32236841134</text:p>
              </table:table-cell>
              <table:table-cell office:value-type="float" office:value="2.75527438117">
                <text:p>2.75527438117</text:p>
              </table:table-cell>
              <table:table-cell office:value-type="float" office:value="1.5192352788">
                <text:p>1.5192352788</text:p>
              </table:table-cell>
              <table:table-cell office:value-type="float" office:value="14.4244154924">
                <text:p>14.4244154924</text:p>
              </table:table-cell>
              <table:table-cell office:value-type="float" office:value="1.93456585689">
                <text:p>1.93456585689</text:p>
              </table:table-cell>
              <table:table-cell office:value-type="float" office:value="4.52462158642">
                <text:p>4.52462158642</text:p>
              </table:table-cell>
              <table:table-cell office:value-type="float" office:value="3.86367921335">
                <text:p>3.86367921335</text:p>
              </table:table-cell>
              <table:table-cell office:value-type="float" office:value="3.15481418238">
                <text:p>3.15481418238</text:p>
              </table:table-cell>
              <table:table-cell office:value-type="float" office:value="9.59516381514">
                <text:p>9.59516381514</text:p>
              </table:table-cell>
              <table:table-cell office:value-type="float" office:value="3.92831056493">
                <text:p>3.9283105649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69091606197">
                <text:p>2.69091606197</text:p>
              </table:table-cell>
              <table:table-cell office:value-type="float" office:value="2.57068096942">
                <text:p>2.57068096942</text:p>
              </table:table-cell>
              <table:table-cell office:value-type="float" office:value="0.511005837811">
                <text:p>0.511005837811</text:p>
              </table:table-cell>
              <table:table-cell office:value-type="float" office:value="0.372178323796">
                <text:p>0.372178323796</text:p>
              </table:table-cell>
              <table:table-cell office:value-type="float" office:value="1.65654506427">
                <text:p>1.65654506427</text:p>
              </table:table-cell>
              <table:table-cell office:value-type="float" office:value="9.58677159771">
                <text:p>9.58677159771</text:p>
              </table:table-cell>
              <table:table-cell office:value-type="float" office:value="0.920177832121">
                <text:p>0.920177832121</text:p>
              </table:table-cell>
              <table:table-cell office:value-type="float" office:value="2.2606114261">
                <text:p>2.2606114261</text:p>
              </table:table-cell>
              <table:table-cell office:value-type="float" office:value="0.5145752381">
                <text:p>0.514575238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796248112537">
                <text:p>0.79624811253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31896264799">
                <text:p>1.31896264799</text:p>
              </table:table-cell>
              <table:table-cell office:value-type="float" office:value="0.180038207848">
                <text:p>0.180038207848</text:p>
              </table:table-cell>
              <table:table-cell office:value-type="float" office:value="0.217075244885">
                <text:p>0.217075244885</text:p>
              </table:table-cell>
              <table:table-cell office:value-type="float" office:value="0.254693226441">
                <text:p>0.25469322644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28186355996">
                <text:p>0.328186355996</text:p>
              </table:table-cell>
              <table:table-cell office:value-type="float" office:value="0.217075244885">
                <text:p>0.217075244885</text:p>
              </table:table-cell>
              <table:table-cell office:value-type="float" office:value="0.131622032107">
                <text:p>0.131622032107</text:p>
              </table:table-cell>
              <table:table-cell office:value-type="float" office:value="0.550402888267">
                <text:p>0.5504028882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755592424185">
                <text:p>0.0755592424185</text:p>
              </table:table-cell>
              <table:table-cell office:value-type="float" office:value="0.541575783837">
                <text:p>0.541575783837</text:p>
              </table:table-cell>
              <table:table-cell office:value-type="float" office:value="0.178649136567">
                <text:p>0.178649136567</text:p>
              </table:table-cell>
              <table:table-cell office:value-type="float" office:value="0.180038207848">
                <text:p>0.180038207848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0.5571051605">
                <text:p>10.5571051605</text:p>
              </table:table-cell>
              <table:table-cell office:value-type="float" office:value="2.05871300892">
                <text:p>2.05871300892</text:p>
              </table:table-cell>
              <table:table-cell office:value-type="float" office:value="2.12057846416">
                <text:p>2.12057846416</text:p>
              </table:table-cell>
              <table:table-cell office:value-type="float" office:value="18.6018867571">
                <text:p>18.6018867571</text:p>
              </table:table-cell>
              <table:table-cell office:value-type="float" office:value="1.16847244426">
                <text:p>1.16847244426</text:p>
              </table:table-cell>
              <table:table-cell office:value-type="float" office:value="8.89401766417">
                <text:p>8.89401766417</text:p>
              </table:table-cell>
              <table:table-cell office:value-type="float" office:value="4.49070052541">
                <text:p>4.49070052541</text:p>
              </table:table-cell>
              <table:table-cell office:value-type="float" office:value="2.0622856654">
                <text:p>2.0622856654</text:p>
              </table:table-cell>
              <table:table-cell office:value-type="float" office:value="7.63569837235">
                <text:p>7.63569837235</text:p>
              </table:table-cell>
              <table:table-cell office:value-type="float" office:value="0.120377656462">
                <text:p>0.120377656462</text:p>
              </table:table-cell>
              <table:table-cell office:value-type="float" office:value="0.600266486507">
                <text:p>0.600266486507</text:p>
              </table:table-cell>
              <table:table-cell office:value-type="float" office:value="1.87790202236">
                <text:p>1.87790202236</text:p>
              </table:table-cell>
              <table:table-cell office:value-type="float" office:value="0.685163117403">
                <text:p>0.685163117403</text:p>
              </table:table-cell>
              <table:table-cell office:value-type="float" office:value="0.809019722697">
                <text:p>0.809019722697</text:p>
              </table:table-cell>
              <table:table-cell office:value-type="float" office:value="1.17043675378">
                <text:p>1.17043675378</text:p>
              </table:table-cell>
              <table:table-cell office:value-type="float" office:value="0.900177217752">
                <text:p>0.900177217752</text:p>
              </table:table-cell>
              <table:table-cell office:value-type="float" office:value="6.95941916339">
                <text:p>6.95941916339</text:p>
              </table:table-cell>
              <table:table-cell office:value-type="float" office:value="0.4495600955">
                <text:p>0.4495600955</text:p>
              </table:table-cell>
              <table:table-cell office:value-type="float" office:value="1.6666127817">
                <text:p>1.6666127817</text:p>
              </table:table-cell>
              <table:table-cell office:value-type="float" office:value="0.981821907207">
                <text:p>0.98182190720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.18950851563">
                <text:p>5.18950851563</text:p>
              </table:table-cell>
              <table:table-cell office:value-type="float" office:value="0.250480876629">
                <text:p>0.250480876629</text:p>
              </table:table-cell>
              <table:table-cell office:value-type="float" office:value="2.61693558059">
                <text:p>2.61693558059</text:p>
              </table:table-cell>
              <table:table-cell office:value-type="float" office:value="18.1831004063">
                <text:p>18.1831004063</text:p>
              </table:table-cell>
              <table:table-cell office:value-type="float" office:value="3.00066243379">
                <text:p>3.00066243379</text:p>
              </table:table-cell>
              <table:table-cell office:value-type="float" office:value="2.757045598">
                <text:p>2.757045598</text:p>
              </table:table-cell>
              <table:table-cell office:value-type="float" office:value="8.62951320145">
                <text:p>8.62951320145</text:p>
              </table:table-cell>
              <table:table-cell office:value-type="float" office:value="0.130267519661">
                <text:p>0.130267519661</text:p>
              </table:table-cell>
              <table:table-cell office:value-type="float" office:value="8.14668230077">
                <text:p>8.14668230077</text:p>
              </table:table-cell>
              <table:table-cell office:value-type="float" office:value="2.26851642454">
                <text:p>2.26851642454</text:p>
              </table:table-cell>
              <table:table-cell office:value-type="float" office:value="0.655337154286">
                <text:p>0.655337154286</text:p>
              </table:table-cell>
              <table:table-cell office:value-type="float" office:value="1.73320162326">
                <text:p>1.73320162326</text:p>
              </table:table-cell>
              <table:table-cell office:value-type="float" office:value="0.711770745864">
                <text:p>0.711770745864</text:p>
              </table:table-cell>
              <table:table-cell office:value-type="float" office:value="3.58172431584">
                <text:p>3.581724315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60568678821">
                <text:p>0.360568678821</text:p>
              </table:table-cell>
              <table:table-cell office:value-type="float" office:value="5.19286369939">
                <text:p>5.19286369939</text:p>
              </table:table-cell>
              <table:table-cell office:value-type="float" office:value="3.82063349244">
                <text:p>3.82063349244</text:p>
              </table:table-cell>
              <table:table-cell office:value-type="float" office:value="1.3057797119">
                <text:p>1.3057797119</text:p>
              </table:table-cell>
              <table:table-cell office:value-type="float" office:value="0.214175997896">
                <text:p>0.21417599789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7.2454574102">
                <text:p>7.2454574102</text:p>
              </table:table-cell>
              <table:table-cell office:value-type="float" office:value="0.494632099255">
                <text:p>0.494632099255</text:p>
              </table:table-cell>
              <table:table-cell office:value-type="float" office:value="0.263605047959">
                <text:p>0.263605047959</text:p>
              </table:table-cell>
              <table:table-cell office:value-type="float" office:value="34.1192727429">
                <text:p>34.1192727429</text:p>
              </table:table-cell>
              <table:table-cell office:value-type="float" office:value="1.59133319491">
                <text:p>1.59133319491</text:p>
              </table:table-cell>
              <table:table-cell office:value-type="float" office:value="7.79280500147">
                <text:p>7.79280500147</text:p>
              </table:table-cell>
              <table:table-cell office:value-type="float" office:value="1.16272584674">
                <text:p>1.16272584674</text:p>
              </table:table-cell>
              <table:table-cell office:value-type="float" office:value="2.21698525504">
                <text:p>2.21698525504</text:p>
              </table:table-cell>
              <table:table-cell office:value-type="float" office:value="13.633418193">
                <text:p>13.633418193</text:p>
              </table:table-cell>
              <table:table-cell office:value-type="float" office:value="2.01476788668">
                <text:p>2.01476788668</text:p>
              </table:table-cell>
              <table:table-cell office:value-type="float" office:value="0.126729498334">
                <text:p>0.126729498334</text:p>
              </table:table-cell>
              <table:table-cell office:value-type="float" office:value="4.71082743599">
                <text:p>4.71082743599</text:p>
              </table:table-cell>
              <table:table-cell office:value-type="float" office:value="0.320384782">
                <text:p>0.320384782</text:p>
              </table:table-cell>
              <table:table-cell office:value-type="float" office:value="1.82574894275">
                <text:p>1.82574894275</text:p>
              </table:table-cell>
              <table:table-cell office:value-type="float" office:value="0.313186667638">
                <text:p>0.313186667638</text:p>
              </table:table-cell>
              <table:table-cell office:value-type="float" office:value="0.218050638638">
                <text:p>0.218050638638</text:p>
              </table:table-cell>
              <table:table-cell office:value-type="float" office:value="1.41978519452">
                <text:p>1.41978519452</text:p>
              </table:table-cell>
              <table:table-cell office:value-type="float" office:value="0.5499434151">
                <text:p>0.5499434151</text:p>
              </table:table-cell>
              <table:table-cell office:value-type="float" office:value="1.19045546364">
                <text:p>1.19045546364</text:p>
              </table:table-cell>
              <table:table-cell office:value-type="float" office:value="0.082858890931">
                <text:p>0.08285889093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7.51638976589">
                <text:p>7.51638976589</text:p>
              </table:table-cell>
              <table:table-cell office:value-type="float" office:value="0.300710295019">
                <text:p>0.300710295019</text:p>
              </table:table-cell>
              <table:table-cell office:value-type="float" office:value="0.226400586356">
                <text:p>0.226400586356</text:p>
              </table:table-cell>
              <table:table-cell office:value-type="float" office:value="33.7152027824">
                <text:p>33.7152027824</text:p>
              </table:table-cell>
              <table:table-cell office:value-type="float" office:value="0.785022519837">
                <text:p>0.785022519837</text:p>
              </table:table-cell>
              <table:table-cell office:value-type="float" office:value="2.0614009404">
                <text:p>2.0614009404</text:p>
              </table:table-cell>
              <table:table-cell office:value-type="float" office:value="4.93252309405">
                <text:p>4.93252309405</text:p>
              </table:table-cell>
              <table:table-cell office:value-type="float" office:value="0.330044622178">
                <text:p>0.330044622178</text:p>
              </table:table-cell>
              <table:table-cell office:value-type="float" office:value="8.49913195887">
                <text:p>8.49913195887</text:p>
              </table:table-cell>
              <table:table-cell office:value-type="float" office:value="1.12071636627">
                <text:p>1.1207163662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13538201776">
                <text:p>2.13538201776</text:p>
              </table:table-cell>
              <table:table-cell office:value-type="float" office:value="1.25811790997">
                <text:p>1.25811790997</text:p>
              </table:table-cell>
              <table:table-cell office:value-type="float" office:value="3.52212726855">
                <text:p>3.5221272685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5298846307">
                <text:p>0.225298846307</text:p>
              </table:table-cell>
              <table:table-cell office:value-type="float" office:value="4.11475141423">
                <text:p>4.11475141423</text:p>
              </table:table-cell>
              <table:table-cell office:value-type="float" office:value="1.01897557788">
                <text:p>1.01897557788</text:p>
              </table:table-cell>
              <table:table-cell office:value-type="float" office:value="3.00215727109">
                <text:p>3.00215727109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8.7343966794">
                <text:p>28.7343966794</text:p>
              </table:table-cell>
              <table:table-cell office:value-type="float" office:value="2.62332459237">
                <text:p>2.62332459237</text:p>
              </table:table-cell>
              <table:table-cell office:value-type="float" office:value="2.07233391963">
                <text:p>2.07233391963</text:p>
              </table:table-cell>
              <table:table-cell office:value-type="float" office:value="6.99641744062">
                <text:p>6.99641744062</text:p>
              </table:table-cell>
              <table:table-cell office:value-type="float" office:value="1.59376549164">
                <text:p>1.59376549164</text:p>
              </table:table-cell>
              <table:table-cell office:value-type="float" office:value="0.614793159448">
                <text:p>0.614793159448</text:p>
              </table:table-cell>
              <table:table-cell office:value-type="float" office:value="1.15551388868">
                <text:p>1.15551388868</text:p>
              </table:table-cell>
              <table:table-cell office:value-type="float" office:value="2.56395285607">
                <text:p>2.56395285607</text:p>
              </table:table-cell>
              <table:table-cell office:value-type="float" office:value="9.77952124249">
                <text:p>9.77952124249</text:p>
              </table:table-cell>
              <table:table-cell office:value-type="float" office:value="3.00670288801">
                <text:p>3.00670288801</text:p>
              </table:table-cell>
              <table:table-cell office:value-type="float" office:value="2.31653610069">
                <text:p>2.31653610069</text:p>
              </table:table-cell>
              <table:table-cell office:value-type="float" office:value="4.51493139234">
                <text:p>4.51493139234</text:p>
              </table:table-cell>
              <table:table-cell office:value-type="float" office:value="0.4005189196">
                <text:p>0.4005189196</text:p>
              </table:table-cell>
              <table:table-cell office:value-type="float" office:value="4.20628292599">
                <text:p>4.20628292599</text:p>
              </table:table-cell>
              <table:table-cell office:value-type="float" office:value="0.730955059315">
                <text:p>0.730955059315</text:p>
              </table:table-cell>
              <table:table-cell office:value-type="float" office:value="0.625022617093">
                <text:p>0.625022617093</text:p>
              </table:table-cell>
              <table:table-cell office:value-type="float" office:value="8.15727680498">
                <text:p>8.15727680498</text:p>
              </table:table-cell>
              <table:table-cell office:value-type="float" office:value="0.88355139843">
                <text:p>0.88355139843</text:p>
              </table:table-cell>
              <table:table-cell office:value-type="float" office:value="1.54811190308">
                <text:p>1.54811190308</text:p>
              </table:table-cell>
              <table:table-cell office:value-type="float" office:value="0.669447469574">
                <text:p>0.6694474695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8.5652291596">
                <text:p>18.5652291596</text:p>
              </table:table-cell>
              <table:table-cell office:value-type="float" office:value="0.519148186383">
                <text:p>0.519148186383</text:p>
              </table:table-cell>
              <table:table-cell office:value-type="float" office:value="2.61689502291">
                <text:p>2.61689502291</text:p>
              </table:table-cell>
              <table:table-cell office:value-type="float" office:value="27.3929217069">
                <text:p>27.3929217069</text:p>
              </table:table-cell>
              <table:table-cell office:value-type="float" office:value="2.00453580588">
                <text:p>2.00453580588</text:p>
              </table:table-cell>
              <table:table-cell office:value-type="float" office:value="1.61213337539">
                <text:p>1.61213337539</text:p>
              </table:table-cell>
              <table:table-cell office:value-type="float" office:value="3.50468500267">
                <text:p>3.50468500267</text:p>
              </table:table-cell>
              <table:table-cell office:value-type="float" office:value="0.76112919129">
                <text:p>0.76112919129</text:p>
              </table:table-cell>
              <table:table-cell office:value-type="float" office:value="9.80021901525">
                <text:p>9.80021901525</text:p>
              </table:table-cell>
              <table:table-cell office:value-type="float" office:value="0.307425310053">
                <text:p>0.307425310053</text:p>
              </table:table-cell>
              <table:table-cell office:value-type="float" office:value="0.663336402317">
                <text:p>0.663336402317</text:p>
              </table:table-cell>
              <table:table-cell office:value-type="float" office:value="4.04344652429">
                <text:p>4.04344652429</text:p>
              </table:table-cell>
              <table:table-cell office:value-type="float" office:value="1.26293646795">
                <text:p>1.26293646795</text:p>
              </table:table-cell>
              <table:table-cell office:value-type="float" office:value="1.35925201127">
                <text:p>1.3592520112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38534966394">
                <text:p>2.38534966394</text:p>
              </table:table-cell>
              <table:table-cell office:value-type="float" office:value="1.21447818691">
                <text:p>1.21447818691</text:p>
              </table:table-cell>
              <table:table-cell office:value-type="float" office:value="4.84003160997">
                <text:p>4.84003160997</text:p>
              </table:table-cell>
              <table:table-cell office:value-type="float" office:value="4.03104241337">
                <text:p>4.03104241337</text:p>
              </table:table-cell>
              <table:table-cell office:value-type="float" office:value="0.155049411167">
                <text:p>0.15504941116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8.90377269789">
                <text:p>8.90377269789</text:p>
              </table:table-cell>
              <table:table-cell office:value-type="float" office:value="1.00646720258">
                <text:p>1.00646720258</text:p>
              </table:table-cell>
              <table:table-cell office:value-type="float" office:value="0.24408502302">
                <text:p>0.24408502302</text:p>
              </table:table-cell>
              <table:table-cell office:value-type="float" office:value="27.1922739009">
                <text:p>27.1922739009</text:p>
              </table:table-cell>
              <table:table-cell office:value-type="float" office:value="0.443813629493">
                <text:p>0.443813629493</text:p>
              </table:table-cell>
              <table:table-cell office:value-type="float" office:value="4.12526723913">
                <text:p>4.12526723913</text:p>
              </table:table-cell>
              <table:table-cell office:value-type="float" office:value="12.7452454125">
                <text:p>12.7452454125</text:p>
              </table:table-cell>
              <table:table-cell office:value-type="float" office:value="2.21860757024">
                <text:p>2.21860757024</text:p>
              </table:table-cell>
              <table:table-cell office:value-type="float" office:value="7.25113709083">
                <text:p>7.25113709083</text:p>
              </table:table-cell>
              <table:table-cell office:value-type="float" office:value="2.19465142007">
                <text:p>2.19465142007</text:p>
              </table:table-cell>
              <table:table-cell office:value-type="float" office:value="1.78879044298">
                <text:p>1.78879044298</text:p>
              </table:table-cell>
              <table:table-cell office:value-type="float" office:value="0.67518644718">
                <text:p>0.67518644718</text:p>
              </table:table-cell>
              <table:table-cell office:value-type="float" office:value="0.499351454763">
                <text:p>0.499351454763</text:p>
              </table:table-cell>
              <table:table-cell office:value-type="float" office:value="2.62104501002">
                <text:p>2.62104501002</text:p>
              </table:table-cell>
              <table:table-cell office:value-type="float" office:value="0.99593900816">
                <text:p>0.99593900816</text:p>
              </table:table-cell>
              <table:table-cell office:value-type="float" office:value="1.97409504531">
                <text:p>1.97409504531</text:p>
              </table:table-cell>
              <table:table-cell office:value-type="float" office:value="7.78628194549">
                <text:p>7.78628194549</text:p>
              </table:table-cell>
              <table:table-cell office:value-type="float" office:value="2.89018824883">
                <text:p>2.89018824883</text:p>
              </table:table-cell>
              <table:table-cell office:value-type="float" office:value="1.11637901149">
                <text:p>1.11637901149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4.3983721688">
                <text:p>14.3983721688</text:p>
              </table:table-cell>
              <table:table-cell office:value-type="float" office:value="0.25692145574">
                <text:p>0.25692145574</text:p>
              </table:table-cell>
              <table:table-cell office:value-type="float" office:value="0.210473317588">
                <text:p>0.210473317588</text:p>
              </table:table-cell>
              <table:table-cell office:value-type="float" office:value="34.2654952857">
                <text:p>34.265495285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86058196266">
                <text:p>1.86058196266</text:p>
              </table:table-cell>
              <table:table-cell office:value-type="float" office:value="6.77173741298">
                <text:p>6.77173741298</text:p>
              </table:table-cell>
              <table:table-cell office:value-type="float" office:value="3.24168792586">
                <text:p>3.24168792586</text:p>
              </table:table-cell>
              <table:table-cell office:value-type="float" office:value="5.2636429243">
                <text:p>5.2636429243</text:p>
              </table:table-cell>
              <table:table-cell office:value-type="float" office:value="3.15875740008">
                <text:p>3.15875740008</text:p>
              </table:table-cell>
              <table:table-cell office:value-type="float" office:value="0.075772047584">
                <text:p>0.075772047584</text:p>
              </table:table-cell>
              <table:table-cell office:value-type="float" office:value="4.51782886225">
                <text:p>4.51782886225</text:p>
              </table:table-cell>
              <table:table-cell office:value-type="float" office:value="3.36398579206">
                <text:p>3.36398579206</text:p>
              </table:table-cell>
              <table:table-cell office:value-type="float" office:value="3.76972801708">
                <text:p>3.7697280170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8747291184">
                <text:p>0.68747291184</text:p>
              </table:table-cell>
              <table:table-cell office:value-type="float" office:value="1.61421974632">
                <text:p>1.61421974632</text:p>
              </table:table-cell>
              <table:table-cell office:value-type="float" office:value="3.20995249047">
                <text:p>3.20995249047</text:p>
              </table:table-cell>
              <table:table-cell office:value-type="float" office:value="2.23550129336">
                <text:p>2.23550129336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6617414309">
                <text:p>11.6617414309</text:p>
              </table:table-cell>
              <table:table-cell office:value-type="float" office:value="1.76862751203">
                <text:p>1.76862751203</text:p>
              </table:table-cell>
              <table:table-cell office:value-type="float" office:value="0.382450520959">
                <text:p>0.382450520959</text:p>
              </table:table-cell>
              <table:table-cell office:value-type="float" office:value="17.5772992273">
                <text:p>17.5772992273</text:p>
              </table:table-cell>
              <table:table-cell office:value-type="float" office:value="1.72062644333">
                <text:p>1.72062644333</text:p>
              </table:table-cell>
              <table:table-cell office:value-type="float" office:value="10.8704486382">
                <text:p>10.8704486382</text:p>
              </table:table-cell>
              <table:table-cell office:value-type="float" office:value="9.09957147126">
                <text:p>9.09957147126</text:p>
              </table:table-cell>
              <table:table-cell office:value-type="float" office:value="3.29192029667">
                <text:p>3.29192029667</text:p>
              </table:table-cell>
              <table:table-cell office:value-type="float" office:value="8.0172275892">
                <text:p>8.0172275892</text:p>
              </table:table-cell>
              <table:table-cell office:value-type="float" office:value="1.8759057347">
                <text:p>1.8759057347</text:p>
              </table:table-cell>
              <table:table-cell office:value-type="float" office:value="3.51112427021">
                <text:p>3.51112427021</text:p>
              </table:table-cell>
              <table:table-cell office:value-type="float" office:value="4.11010890115">
                <text:p>4.11010890115</text:p>
              </table:table-cell>
              <table:table-cell office:value-type="float" office:value="1.23199156738">
                <text:p>1.23199156738</text:p>
              </table:table-cell>
              <table:table-cell office:value-type="float" office:value="3.63794216034">
                <text:p>3.6379421603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58354686093">
                <text:p>0.258354686093</text:p>
              </table:table-cell>
              <table:table-cell office:value-type="float" office:value="6.09185294325">
                <text:p>6.09185294325</text:p>
              </table:table-cell>
              <table:table-cell office:value-type="float" office:value="1.90674145704">
                <text:p>1.90674145704</text:p>
              </table:table-cell>
              <table:table-cell office:value-type="float" office:value="0.525603465793">
                <text:p>0.525603465793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8.84975617407">
                <text:p>8.84975617407</text:p>
              </table:table-cell>
              <table:table-cell office:value-type="float" office:value="0.894061457383">
                <text:p>0.894061457383</text:p>
              </table:table-cell>
              <table:table-cell office:value-type="float" office:value="0.685292491066">
                <text:p>0.685292491066</text:p>
              </table:table-cell>
              <table:table-cell office:value-type="float" office:value="14.1468861834">
                <text:p>14.1468861834</text:p>
              </table:table-cell>
              <table:table-cell office:value-type="float" office:value="1.48016592177">
                <text:p>1.48016592177</text:p>
              </table:table-cell>
              <table:table-cell office:value-type="float" office:value="9.11422320439">
                <text:p>9.11422320439</text:p>
              </table:table-cell>
              <table:table-cell office:value-type="float" office:value="12.8077616247">
                <text:p>12.8077616247</text:p>
              </table:table-cell>
              <table:table-cell office:value-type="float" office:value="1.08576149737">
                <text:p>1.08576149737</text:p>
              </table:table-cell>
              <table:table-cell office:value-type="float" office:value="3.75114137892">
                <text:p>3.75114137892</text:p>
              </table:table-cell>
              <table:table-cell office:value-type="float" office:value="2.44013566869">
                <text:p>2.44013566869</text:p>
              </table:table-cell>
              <table:table-cell office:value-type="float" office:value="7.573621437">
                <text:p>7.573621437</text:p>
              </table:table-cell>
              <table:table-cell office:value-type="float" office:value="8.17391197908">
                <text:p>8.17391197908</text:p>
              </table:table-cell>
              <table:table-cell office:value-type="float" office:value="0.151938548145">
                <text:p>0.151938548145</text:p>
              </table:table-cell>
              <table:table-cell office:value-type="float" office:value="2.2866288686">
                <text:p>2.2866288686</text:p>
              </table:table-cell>
              <table:table-cell office:value-type="float" office:value="0.654241782045">
                <text:p>0.654241782045</text:p>
              </table:table-cell>
              <table:table-cell office:value-type="float" office:value="1.58780753276">
                <text:p>1.58780753276</text:p>
              </table:table-cell>
              <table:table-cell office:value-type="float" office:value="0.902002183676">
                <text:p>0.902002183676</text:p>
              </table:table-cell>
              <table:table-cell office:value-type="float" office:value="6.14866927556">
                <text:p>6.14866927556</text:p>
              </table:table-cell>
              <table:table-cell office:value-type="float" office:value="0.975352201352">
                <text:p>0.975352201352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6.7249752914">
                <text:p>6.7249752914</text:p>
              </table:table-cell>
              <table:table-cell office:value-type="float" office:value="1.27636554657">
                <text:p>1.27636554657</text:p>
              </table:table-cell>
              <table:table-cell office:value-type="float" office:value="1.6234585155">
                <text:p>1.6234585155</text:p>
              </table:table-cell>
              <table:table-cell office:value-type="float" office:value="27.9932658618">
                <text:p>27.9932658618</text:p>
              </table:table-cell>
              <table:table-cell office:value-type="float" office:value="0.220128897737">
                <text:p>0.220128897737</text:p>
              </table:table-cell>
              <table:table-cell office:value-type="float" office:value="3.19237176325">
                <text:p>3.19237176325</text:p>
              </table:table-cell>
              <table:table-cell office:value-type="float" office:value="10.2996162503">
                <text:p>10.2996162503</text:p>
              </table:table-cell>
              <table:table-cell office:value-type="float" office:value="2.30027235064">
                <text:p>2.30027235064</text:p>
              </table:table-cell>
              <table:table-cell office:value-type="float" office:value="2.19163379986">
                <text:p>2.19163379986</text:p>
              </table:table-cell>
              <table:table-cell office:value-type="float" office:value="2.73587958674">
                <text:p>2.73587958674</text:p>
              </table:table-cell>
              <table:table-cell office:value-type="float" office:value="7.80636197779">
                <text:p>7.80636197779</text:p>
              </table:table-cell>
              <table:table-cell office:value-type="float" office:value="2.69506747929">
                <text:p>2.69506747929</text:p>
              </table:table-cell>
              <table:table-cell office:value-type="float" office:value="0.0788752558741">
                <text:p>0.0788752558741</text:p>
              </table:table-cell>
              <table:table-cell office:value-type="float" office:value="6.61689857391">
                <text:p>6.61689857391</text:p>
              </table:table-cell>
              <table:table-cell office:value-type="float" office:value="1.82948218534">
                <text:p>1.82948218534</text:p>
              </table:table-cell>
              <table:table-cell office:value-type="float" office:value="0.271239086189">
                <text:p>0.271239086189</text:p>
              </table:table-cell>
              <table:table-cell office:value-type="float" office:value="3.39924255209">
                <text:p>3.39924255209</text:p>
              </table:table-cell>
              <table:table-cell office:value-type="float" office:value="4.6113490477">
                <text:p>4.6113490477</text:p>
              </table:table-cell>
              <table:table-cell office:value-type="float" office:value="3.29535713968">
                <text:p>3.29535713968</text:p>
              </table:table-cell>
              <table:table-cell office:value-type="float" office:value="1.73521929146">
                <text:p>1.73521929146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4.7452915609">
                <text:p>14.7452915609</text:p>
              </table:table-cell>
              <table:table-cell office:value-type="float" office:value="1.97302767021">
                <text:p>1.97302767021</text:p>
              </table:table-cell>
              <table:table-cell office:value-type="float" office:value="0.183319079911">
                <text:p>0.183319079911</text:p>
              </table:table-cell>
              <table:table-cell office:value-type="float" office:value="21.1711470793">
                <text:p>21.171147079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251543181">
                <text:p>4.251543181</text:p>
              </table:table-cell>
              <table:table-cell office:value-type="float" office:value="4.43504561599">
                <text:p>4.43504561599</text:p>
              </table:table-cell>
              <table:table-cell office:value-type="float" office:value="2.82337766763">
                <text:p>2.82337766763</text:p>
              </table:table-cell>
              <table:table-cell office:value-type="float" office:value="7.04385182776">
                <text:p>7.04385182776</text:p>
              </table:table-cell>
              <table:table-cell office:value-type="float" office:value="3.48204133899">
                <text:p>3.48204133899</text:p>
              </table:table-cell>
              <table:table-cell office:value-type="float" office:value="7.5765196072">
                <text:p>7.5765196072</text:p>
              </table:table-cell>
              <table:table-cell office:value-type="float" office:value="7.43640173272">
                <text:p>7.43640173272</text:p>
              </table:table-cell>
              <table:table-cell office:value-type="float" office:value="0.155456477567">
                <text:p>0.155456477567</text:p>
              </table:table-cell>
              <table:table-cell office:value-type="float" office:value="11.908940428">
                <text:p>11.908940428</text:p>
              </table:table-cell>
              <table:table-cell office:value-type="float" office:value="2.99383185911">
                <text:p>2.993831859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2260943595">
                <text:p>6.2260943595</text:p>
              </table:table-cell>
              <table:table-cell office:value-type="float" office:value="2.13012401997">
                <text:p>2.13012401997</text:p>
              </table:table-cell>
              <table:table-cell office:value-type="float" office:value="2.30241380524">
                <text:p>2.30241380524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5.67620094699">
                <text:p>5.67620094699</text:p>
              </table:table-cell>
              <table:table-cell office:value-type="float" office:value="4.09916938684">
                <text:p>4.09916938684</text:p>
              </table:table-cell>
              <table:table-cell office:value-type="float" office:value="1.46504594946">
                <text:p>1.46504594946</text:p>
              </table:table-cell>
              <table:table-cell office:value-type="float" office:value="17.6759436652">
                <text:p>17.67594366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75895614713">
                <text:p>6.75895614713</text:p>
              </table:table-cell>
              <table:table-cell office:value-type="float" office:value="2.30589881378">
                <text:p>2.30589881378</text:p>
              </table:table-cell>
              <table:table-cell office:value-type="float" office:value="2.15049970381">
                <text:p>2.15049970381</text:p>
              </table:table-cell>
              <table:table-cell office:value-type="float" office:value="11.5572645921">
                <text:p>11.5572645921</text:p>
              </table:table-cell>
              <table:table-cell office:value-type="float" office:value="0.841448568168">
                <text:p>0.841448568168</text:p>
              </table:table-cell>
              <table:table-cell office:value-type="float" office:value="5.82606544524">
                <text:p>5.82606544524</text:p>
              </table:table-cell>
              <table:table-cell office:value-type="float" office:value="5.34462769407">
                <text:p>5.34462769407</text:p>
              </table:table-cell>
              <table:table-cell office:value-type="float" office:value="1.88980905428">
                <text:p>1.88980905428</text:p>
              </table:table-cell>
              <table:table-cell office:value-type="float" office:value="16.293175031">
                <text:p>16.293175031</text:p>
              </table:table-cell>
              <table:table-cell office:value-type="float" office:value="0.992436350704">
                <text:p>0.992436350704</text:p>
              </table:table-cell>
              <table:table-cell office:value-type="float" office:value="2.46100054287">
                <text:p>2.46100054287</text:p>
              </table:table-cell>
              <table:table-cell office:value-type="float" office:value="6.34035754816">
                <text:p>6.34035754816</text:p>
              </table:table-cell>
              <table:table-cell office:value-type="float" office:value="2.68277029997">
                <text:p>2.68277029997</text:p>
              </table:table-cell>
              <table:table-cell office:value-type="float" office:value="2.64736118297">
                <text:p>2.64736118297</text:p>
              </table:table-cell>
              <table:table-cell office:value-type="float" office:value="1.11788021129">
                <text:p>1.1178802112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6.79349651348">
                <text:p>6.79349651348</text:p>
              </table:table-cell>
              <table:table-cell office:value-type="float" office:value="2.93541081897">
                <text:p>2.93541081897</text:p>
              </table:table-cell>
              <table:table-cell office:value-type="float" office:value="0.231045917761">
                <text:p>0.231045917761</text:p>
              </table:table-cell>
              <table:table-cell office:value-type="float" office:value="17.8817907881">
                <text:p>17.8817907881</text:p>
              </table:table-cell>
              <table:table-cell office:value-type="float" office:value="2.00572358277">
                <text:p>2.00572358277</text:p>
              </table:table-cell>
              <table:table-cell office:value-type="float" office:value="1.45713878232">
                <text:p>1.45713878232</text:p>
              </table:table-cell>
              <table:table-cell office:value-type="float" office:value="5.34422649696">
                <text:p>5.34422649696</text:p>
              </table:table-cell>
              <table:table-cell office:value-type="float" office:value="3.84106344431">
                <text:p>3.84106344431</text:p>
              </table:table-cell>
              <table:table-cell office:value-type="float" office:value="0.549351564593">
                <text:p>0.549351564593</text:p>
              </table:table-cell>
              <table:table-cell office:value-type="float" office:value="5.0251620139">
                <text:p>5.0251620139</text:p>
              </table:table-cell>
              <table:table-cell office:value-type="float" office:value="5.27412756985">
                <text:p>5.27412756985</text:p>
              </table:table-cell>
              <table:table-cell office:value-type="float" office:value="18.7234113802">
                <text:p>18.7234113802</text:p>
              </table:table-cell>
              <table:table-cell office:value-type="float" office:value="0.442944017632">
                <text:p>0.442944017632</text:p>
              </table:table-cell>
              <table:table-cell office:value-type="float" office:value="10.5791798858">
                <text:p>10.5791798858</text:p>
              </table:table-cell>
              <table:table-cell office:value-type="float" office:value="6.31433167497">
                <text:p>6.314331674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94646933195">
                <text:p>6.94646933195</text:p>
              </table:table-cell>
              <table:table-cell office:value-type="float" office:value="9.50474702948">
                <text:p>9.50474702948</text:p>
              </table:table-cell>
              <table:table-cell office:value-type="float" office:value="0.710498640164">
                <text:p>0.710498640164</text:p>
              </table:table-cell>
              <table:table-cell office:value-type="float" office:value="2.33150596674">
                <text:p>2.3315059667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.14192495711">
                <text:p>9.14192495711</text:p>
              </table:table-cell>
              <table:table-cell office:value-type="float" office:value="1.0471354291">
                <text:p>1.0471354291</text:p>
              </table:table-cell>
              <table:table-cell office:value-type="float" office:value="4.58887029451">
                <text:p>4.58887029451</text:p>
              </table:table-cell>
              <table:table-cell office:value-type="float" office:value="13.8436003219">
                <text:p>13.8436003219</text:p>
              </table:table-cell>
              <table:table-cell office:value-type="float" office:value="2.95117921228">
                <text:p>2.95117921228</text:p>
              </table:table-cell>
              <table:table-cell office:value-type="float" office:value="4.94453073375">
                <text:p>4.94453073375</text:p>
              </table:table-cell>
              <table:table-cell office:value-type="float" office:value="11.9196121426">
                <text:p>11.9196121426</text:p>
              </table:table-cell>
              <table:table-cell office:value-type="float" office:value="2.78477958593">
                <text:p>2.78477958593</text:p>
              </table:table-cell>
              <table:table-cell office:value-type="float" office:value="3.47310413032">
                <text:p>3.47310413032</text:p>
              </table:table-cell>
              <table:table-cell office:value-type="float" office:value="1.67053897584">
                <text:p>1.67053897584</text:p>
              </table:table-cell>
              <table:table-cell office:value-type="float" office:value="3.29879514639">
                <text:p>3.29879514639</text:p>
              </table:table-cell>
              <table:table-cell office:value-type="float" office:value="15.3576405241">
                <text:p>15.3576405241</text:p>
              </table:table-cell>
              <table:table-cell office:value-type="float" office:value="0.377537566157">
                <text:p>0.377537566157</text:p>
              </table:table-cell>
              <table:table-cell office:value-type="float" office:value="18.322387031">
                <text:p>18.322387031</text:p>
              </table:table-cell>
              <table:table-cell office:value-type="float" office:value="0.344427928574">
                <text:p>0.344427928574</text:p>
              </table:table-cell>
              <table:table-cell office:value-type="float" office:value="0.221219522969">
                <text:p>0.221219522969</text:p>
              </table:table-cell>
              <table:table-cell office:value-type="float" office:value="4.16436843848">
                <text:p>4.16436843848</text:p>
              </table:table-cell>
              <table:table-cell office:value-type="float" office:value="4.69545202543">
                <text:p>4.69545202543</text:p>
              </table:table-cell>
              <table:table-cell office:value-type="float" office:value="1.09809317034">
                <text:p>1.09809317034</text:p>
              </table:table-cell>
              <table:table-cell office:value-type="float" office:value="0.535461200029">
                <text:p>0.53546120002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.956096402">
                <text:p>10.956096402</text:p>
              </table:table-cell>
              <table:table-cell office:value-type="float" office:value="1.7543386127">
                <text:p>1.7543386127</text:p>
              </table:table-cell>
              <table:table-cell office:value-type="float" office:value="1.1505157071">
                <text:p>1.1505157071</text:p>
              </table:table-cell>
              <table:table-cell office:value-type="float" office:value="1.3681745903">
                <text:p>1.3681745903</text:p>
              </table:table-cell>
              <table:table-cell office:value-type="float" office:value="1.29389415438">
                <text:p>1.29389415438</text:p>
              </table:table-cell>
              <table:table-cell office:value-type="float" office:value="5.45765203709">
                <text:p>5.45765203709</text:p>
              </table:table-cell>
              <table:table-cell office:value-type="float" office:value="2.41276970921">
                <text:p>2.41276970921</text:p>
              </table:table-cell>
              <table:table-cell office:value-type="float" office:value="2.30184820895">
                <text:p>2.30184820895</text:p>
              </table:table-cell>
              <table:table-cell office:value-type="float" office:value="4.44961876819">
                <text:p>4.44961876819</text:p>
              </table:table-cell>
              <table:table-cell office:value-type="float" office:value="2.19784298618">
                <text:p>2.19784298618</text:p>
              </table:table-cell>
              <table:table-cell office:value-type="float" office:value="10.6457277253">
                <text:p>10.6457277253</text:p>
              </table:table-cell>
              <table:table-cell office:value-type="float" office:value="19.6103875348">
                <text:p>19.6103875348</text:p>
              </table:table-cell>
              <table:table-cell office:value-type="float" office:value="0.19738507602">
                <text:p>0.19738507602</text:p>
              </table:table-cell>
              <table:table-cell office:value-type="float" office:value="16.4484533498">
                <text:p>16.4484533498</text:p>
              </table:table-cell>
              <table:table-cell office:value-type="float" office:value="4.64103472919">
                <text:p>4.64103472919</text:p>
              </table:table-cell>
              <table:table-cell office:value-type="float" office:value="5.74428118375">
                <text:p>5.74428118375</text:p>
              </table:table-cell>
              <table:table-cell office:value-type="float" office:value="11.4397252248">
                <text:p>11.4397252248</text:p>
              </table:table-cell>
              <table:table-cell office:value-type="float" office:value="2.65652576875">
                <text:p>2.65652576875</text:p>
              </table:table-cell>
              <table:table-cell office:value-type="float" office:value="2.55654388055">
                <text:p>2.55654388055</text:p>
              </table:table-cell>
              <table:table-cell office:value-type="float" office:value="0.150440090336">
                <text:p>0.15044009033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.90755557861">
                <text:p>3.90755557861</text:p>
              </table:table-cell>
              <table:table-cell office:value-type="float" office:value="1.30399277185">
                <text:p>1.30399277185</text:p>
              </table:table-cell>
              <table:table-cell office:value-type="float" office:value="0.932782730579">
                <text:p>0.932782730579</text:p>
              </table:table-cell>
              <table:table-cell office:value-type="float" office:value="12.09615546">
                <text:p>12.09615546</text:p>
              </table:table-cell>
              <table:table-cell office:value-type="float" office:value="1.60875050428">
                <text:p>1.60875050428</text:p>
              </table:table-cell>
              <table:table-cell office:value-type="float" office:value="9.71830052134">
                <text:p>9.71830052134</text:p>
              </table:table-cell>
              <table:table-cell office:value-type="float" office:value="11.4036714091">
                <text:p>11.4036714091</text:p>
              </table:table-cell>
              <table:table-cell office:value-type="float" office:value="0.848620389573">
                <text:p>0.848620389573</text:p>
              </table:table-cell>
              <table:table-cell office:value-type="float" office:value="4.85579217825">
                <text:p>4.85579217825</text:p>
              </table:table-cell>
              <table:table-cell office:value-type="float" office:value="1.34595680059">
                <text:p>1.34595680059</text:p>
              </table:table-cell>
              <table:table-cell office:value-type="float" office:value="13.2066006084">
                <text:p>13.2066006084</text:p>
              </table:table-cell>
              <table:table-cell office:value-type="float" office:value="11.7508768945">
                <text:p>11.7508768945</text:p>
              </table:table-cell>
              <table:table-cell office:value-type="float" office:value="1.81041178289">
                <text:p>1.81041178289</text:p>
              </table:table-cell>
              <table:table-cell office:value-type="float" office:value="21.276160116">
                <text:p>21.276160116</text:p>
              </table:table-cell>
              <table:table-cell office:value-type="float" office:value="1.53134512752">
                <text:p>1.53134512752</text:p>
              </table:table-cell>
              <table:table-cell office:value-type="float" office:value="1.60170511089">
                <text:p>1.60170511089</text:p>
              </table:table-cell>
              <table:table-cell office:value-type="float" office:value="4.4242556645">
                <text:p>4.4242556645</text:p>
              </table:table-cell>
              <table:table-cell office:value-type="float" office:value="1.64964836805">
                <text:p>1.64964836805</text:p>
              </table:table-cell>
              <table:table-cell office:value-type="float" office:value="1.93276847539">
                <text:p>1.93276847539</text:p>
              </table:table-cell>
              <table:table-cell office:value-type="float" office:value="0.856693125888">
                <text:p>0.85669312588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.46422448516">
                <text:p>3.46422448516</text:p>
              </table:table-cell>
              <table:table-cell office:value-type="float" office:value="5.53090566245">
                <text:p>5.53090566245</text:p>
              </table:table-cell>
              <table:table-cell office:value-type="float" office:value="1.23059164657">
                <text:p>1.23059164657</text:p>
              </table:table-cell>
              <table:table-cell office:value-type="float" office:value="2.69319689346">
                <text:p>2.69319689346</text:p>
              </table:table-cell>
              <table:table-cell office:value-type="float" office:value="0.08264128279">
                <text:p>0.08264128279</text:p>
              </table:table-cell>
              <table:table-cell office:value-type="float" office:value="5.69397310873">
                <text:p>5.69397310873</text:p>
              </table:table-cell>
              <table:table-cell office:value-type="float" office:value="5.31492564128">
                <text:p>5.31492564128</text:p>
              </table:table-cell>
              <table:table-cell office:value-type="float" office:value="3.65009167951">
                <text:p>3.65009167951</text:p>
              </table:table-cell>
              <table:table-cell office:value-type="float" office:value="7.82498746388">
                <text:p>7.82498746388</text:p>
              </table:table-cell>
              <table:table-cell office:value-type="float" office:value="1.29045500417">
                <text:p>1.29045500417</text:p>
              </table:table-cell>
              <table:table-cell office:value-type="float" office:value="10.6075539893">
                <text:p>10.6075539893</text:p>
              </table:table-cell>
              <table:table-cell office:value-type="float" office:value="16.5392158329">
                <text:p>16.5392158329</text:p>
              </table:table-cell>
              <table:table-cell office:value-type="float" office:value="1.45795094303">
                <text:p>1.45795094303</text:p>
              </table:table-cell>
              <table:table-cell office:value-type="float" office:value="21.2669499541">
                <text:p>21.2669499541</text:p>
              </table:table-cell>
              <table:table-cell office:value-type="float" office:value="3.32602789387">
                <text:p>3.32602789387</text:p>
              </table:table-cell>
              <table:table-cell office:value-type="float" office:value="3.84127158785">
                <text:p>3.84127158785</text:p>
              </table:table-cell>
              <table:table-cell office:value-type="float" office:value="8.50235682938">
                <text:p>8.50235682938</text:p>
              </table:table-cell>
              <table:table-cell office:value-type="float" office:value="9.46027070021">
                <text:p>9.46027070021</text:p>
              </table:table-cell>
              <table:table-cell office:value-type="float" office:value="0.46830381048">
                <text:p>0.46830381048</text:p>
              </table:table-cell>
              <table:table-cell office:value-type="float" office:value="0.091906784725">
                <text:p>0.0919067847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.60775505646">
                <text:p>9.60775505646</text:p>
              </table:table-cell>
              <table:table-cell office:value-type="float" office:value="1.89795509114">
                <text:p>1.89795509114</text:p>
              </table:table-cell>
              <table:table-cell office:value-type="float" office:value="2.43566373317">
                <text:p>2.43566373317</text:p>
              </table:table-cell>
              <table:table-cell office:value-type="float" office:value="4.39320181735">
                <text:p>4.39320181735</text:p>
              </table:table-cell>
              <table:table-cell office:value-type="float" office:value="1.36092812059">
                <text:p>1.36092812059</text:p>
              </table:table-cell>
              <table:table-cell office:value-type="float" office:value="4.99694389918">
                <text:p>4.99694389918</text:p>
              </table:table-cell>
              <table:table-cell office:value-type="float" office:value="6.18333176873">
                <text:p>6.18333176873</text:p>
              </table:table-cell>
              <table:table-cell office:value-type="float" office:value="2.58612478402">
                <text:p>2.58612478402</text:p>
              </table:table-cell>
              <table:table-cell office:value-type="float" office:value="8.22537522701">
                <text:p>8.22537522701</text:p>
              </table:table-cell>
              <table:table-cell office:value-type="float" office:value="3.67209583855">
                <text:p>3.67209583855</text:p>
              </table:table-cell>
              <table:table-cell office:value-type="float" office:value="10.8974436661">
                <text:p>10.8974436661</text:p>
              </table:table-cell>
              <table:table-cell office:value-type="float" office:value="10.5351262385">
                <text:p>10.5351262385</text:p>
              </table:table-cell>
              <table:table-cell office:value-type="float" office:value="0.300973957368">
                <text:p>0.300973957368</text:p>
              </table:table-cell>
              <table:table-cell office:value-type="float" office:value="19.2728702475">
                <text:p>19.2728702475</text:p>
              </table:table-cell>
              <table:table-cell office:value-type="float" office:value="4.26321639026">
                <text:p>4.26321639026</text:p>
              </table:table-cell>
              <table:table-cell office:value-type="float" office:value="2.16414718312">
                <text:p>2.16414718312</text:p>
              </table:table-cell>
              <table:table-cell office:value-type="float" office:value="16.6111043862">
                <text:p>16.6111043862</text:p>
              </table:table-cell>
              <table:table-cell office:value-type="float" office:value="6.76427206112">
                <text:p>6.76427206112</text:p>
              </table:table-cell>
              <table:table-cell office:value-type="float" office:value="1.01098428395">
                <text:p>1.01098428395</text:p>
              </table:table-cell>
              <table:table-cell office:value-type="float" office:value="1.16560451664">
                <text:p>1.1656045166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.00855426429">
                <text:p>5.00855426429</text:p>
              </table:table-cell>
              <table:table-cell office:value-type="float" office:value="1.37622625816">
                <text:p>1.37622625816</text:p>
              </table:table-cell>
              <table:table-cell office:value-type="float" office:value="5.12676029773">
                <text:p>5.12676029773</text:p>
              </table:table-cell>
              <table:table-cell office:value-type="float" office:value="6.8973210869">
                <text:p>6.8973210869</text:p>
              </table:table-cell>
              <table:table-cell office:value-type="float" office:value="2.95014600441">
                <text:p>2.95014600441</text:p>
              </table:table-cell>
              <table:table-cell office:value-type="float" office:value="3.69293968751">
                <text:p>3.69293968751</text:p>
              </table:table-cell>
              <table:table-cell office:value-type="float" office:value="1.96300809983">
                <text:p>1.96300809983</text:p>
              </table:table-cell>
              <table:table-cell office:value-type="float" office:value="5.92694309501">
                <text:p>5.92694309501</text:p>
              </table:table-cell>
              <table:table-cell office:value-type="float" office:value="3.64388193098">
                <text:p>3.64388193098</text:p>
              </table:table-cell>
              <table:table-cell office:value-type="float" office:value="1.82518929179">
                <text:p>1.82518929179</text:p>
              </table:table-cell>
              <table:table-cell office:value-type="float" office:value="11.1181690128">
                <text:p>11.1181690128</text:p>
              </table:table-cell>
              <table:table-cell office:value-type="float" office:value="20.7840492983">
                <text:p>20.7840492983</text:p>
              </table:table-cell>
              <table:table-cell office:value-type="float" office:value="1.33757010201">
                <text:p>1.33757010201</text:p>
              </table:table-cell>
              <table:table-cell office:value-type="float" office:value="13.0586041277">
                <text:p>13.0586041277</text:p>
              </table:table-cell>
              <table:table-cell office:value-type="float" office:value="1.73363107475">
                <text:p>1.73363107475</text:p>
              </table:table-cell>
              <table:table-cell office:value-type="float" office:value="4.82112630959">
                <text:p>4.82112630959</text:p>
              </table:table-cell>
              <table:table-cell office:value-type="float" office:value="11.9118678294">
                <text:p>11.9118678294</text:p>
              </table:table-cell>
              <table:table-cell office:value-type="float" office:value="5.32861321169">
                <text:p>5.32861321169</text:p>
              </table:table-cell>
              <table:table-cell office:value-type="float" office:value="2.02374848779">
                <text:p>2.02374848779</text:p>
              </table:table-cell>
              <table:table-cell office:value-type="float" office:value="0.146488760302">
                <text:p>0.14648876030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.22170328766">
                <text:p>4.22170328766</text:p>
              </table:table-cell>
              <table:table-cell office:value-type="float" office:value="2.33172700057">
                <text:p>2.33172700057</text:p>
              </table:table-cell>
              <table:table-cell office:value-type="float" office:value="1.87410781015">
                <text:p>1.87410781015</text:p>
              </table:table-cell>
              <table:table-cell office:value-type="float" office:value="2.6123681044">
                <text:p>2.6123681044</text:p>
              </table:table-cell>
              <table:table-cell office:value-type="float" office:value="3.08917535531">
                <text:p>3.08917535531</text:p>
              </table:table-cell>
              <table:table-cell office:value-type="float" office:value="3.49796744183">
                <text:p>3.49796744183</text:p>
              </table:table-cell>
              <table:table-cell office:value-type="float" office:value="1.7053645196">
                <text:p>1.7053645196</text:p>
              </table:table-cell>
              <table:table-cell office:value-type="float" office:value="0.973700245053">
                <text:p>0.973700245053</text:p>
              </table:table-cell>
              <table:table-cell office:value-type="float" office:value="10.9826174132">
                <text:p>10.9826174132</text:p>
              </table:table-cell>
              <table:table-cell office:value-type="float" office:value="3.17797724124">
                <text:p>3.17797724124</text:p>
              </table:table-cell>
              <table:table-cell office:value-type="float" office:value="7.33398660925">
                <text:p>7.33398660925</text:p>
              </table:table-cell>
              <table:table-cell office:value-type="float" office:value="19.6821436829">
                <text:p>19.6821436829</text:p>
              </table:table-cell>
              <table:table-cell office:value-type="float" office:value="0.48849602887">
                <text:p>0.48849602887</text:p>
              </table:table-cell>
              <table:table-cell office:value-type="float" office:value="14.9332678075">
                <text:p>14.9332678075</text:p>
              </table:table-cell>
              <table:table-cell office:value-type="float" office:value="3.95600797303">
                <text:p>3.95600797303</text:p>
              </table:table-cell>
              <table:table-cell office:value-type="float" office:value="0.761362973498">
                <text:p>0.761362973498</text:p>
              </table:table-cell>
              <table:table-cell office:value-type="float" office:value="16.2705219947">
                <text:p>16.2705219947</text:p>
              </table:table-cell>
              <table:table-cell office:value-type="float" office:value="2.7391809911">
                <text:p>2.7391809911</text:p>
              </table:table-cell>
              <table:table-cell office:value-type="float" office:value="0.846575079868">
                <text:p>0.846575079868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.62257657013">
                <text:p>3.62257657013</text:p>
              </table:table-cell>
              <table:table-cell office:value-type="float" office:value="0.589138260679">
                <text:p>0.589138260679</text:p>
              </table:table-cell>
              <table:table-cell office:value-type="float" office:value="2.51825450889">
                <text:p>2.51825450889</text:p>
              </table:table-cell>
              <table:table-cell office:value-type="float" office:value="4.25372569224">
                <text:p>4.25372569224</text:p>
              </table:table-cell>
              <table:table-cell office:value-type="float" office:value="4.88334440214">
                <text:p>4.88334440214</text:p>
              </table:table-cell>
              <table:table-cell office:value-type="float" office:value="8.62786372553">
                <text:p>8.62786372553</text:p>
              </table:table-cell>
              <table:table-cell office:value-type="float" office:value="1.96033850561">
                <text:p>1.96033850561</text:p>
              </table:table-cell>
              <table:table-cell office:value-type="float" office:value="3.39526740392">
                <text:p>3.39526740392</text:p>
              </table:table-cell>
              <table:table-cell office:value-type="float" office:value="4.87822238454">
                <text:p>4.87822238454</text:p>
              </table:table-cell>
              <table:table-cell office:value-type="float" office:value="3.68916297269">
                <text:p>3.68916297269</text:p>
              </table:table-cell>
              <table:table-cell office:value-type="float" office:value="13.9767793014">
                <text:p>13.9767793014</text:p>
              </table:table-cell>
              <table:table-cell office:value-type="float" office:value="7.62949572263">
                <text:p>7.62949572263</text:p>
              </table:table-cell>
              <table:table-cell office:value-type="float" office:value="1.37518416073">
                <text:p>1.37518416073</text:p>
              </table:table-cell>
              <table:table-cell office:value-type="float" office:value="15.1781337334">
                <text:p>15.1781337334</text:p>
              </table:table-cell>
              <table:table-cell office:value-type="float" office:value="4.0718407612">
                <text:p>4.0718407612</text:p>
              </table:table-cell>
              <table:table-cell office:value-type="float" office:value="4.05505317058">
                <text:p>4.05505317058</text:p>
              </table:table-cell>
              <table:table-cell office:value-type="float" office:value="5.32100019126">
                <text:p>5.32100019126</text:p>
              </table:table-cell>
              <table:table-cell office:value-type="float" office:value="3.98198601921">
                <text:p>3.98198601921</text:p>
              </table:table-cell>
              <table:table-cell office:value-type="float" office:value="2.1484732366">
                <text:p>2.1484732366</text:p>
              </table:table-cell>
              <table:table-cell office:value-type="float" office:value="0.311747704485">
                <text:p>0.31174770448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6.24781161959">
                <text:p>6.24781161959</text:p>
              </table:table-cell>
              <table:table-cell office:value-type="float" office:value="2.67421401403">
                <text:p>2.67421401403</text:p>
              </table:table-cell>
              <table:table-cell office:value-type="float" office:value="2.08982890744">
                <text:p>2.08982890744</text:p>
              </table:table-cell>
              <table:table-cell office:value-type="float" office:value="0.523561646966">
                <text:p>0.523561646966</text:p>
              </table:table-cell>
              <table:table-cell office:value-type="float" office:value="2.3968629234">
                <text:p>2.3968629234</text:p>
              </table:table-cell>
              <table:table-cell office:value-type="float" office:value="6.03124235286">
                <text:p>6.03124235286</text:p>
              </table:table-cell>
              <table:table-cell office:value-type="float" office:value="0.76213415541">
                <text:p>0.76213415541</text:p>
              </table:table-cell>
              <table:table-cell office:value-type="float" office:value="3.49819055808">
                <text:p>3.49819055808</text:p>
              </table:table-cell>
              <table:table-cell office:value-type="float" office:value="7.59489330337">
                <text:p>7.59489330337</text:p>
              </table:table-cell>
              <table:table-cell office:value-type="float" office:value="2.20448748794">
                <text:p>2.20448748794</text:p>
              </table:table-cell>
              <table:table-cell office:value-type="float" office:value="13.491341197">
                <text:p>13.491341197</text:p>
              </table:table-cell>
              <table:table-cell office:value-type="float" office:value="13.4756922635">
                <text:p>13.4756922635</text:p>
              </table:table-cell>
              <table:table-cell office:value-type="float" office:value="0.4936386028">
                <text:p>0.4936386028</text:p>
              </table:table-cell>
              <table:table-cell office:value-type="float" office:value="9.28834269236">
                <text:p>9.28834269236</text:p>
              </table:table-cell>
              <table:table-cell office:value-type="float" office:value="4.41985103963">
                <text:p>4.41985103963</text:p>
              </table:table-cell>
              <table:table-cell office:value-type="float" office:value="4.21790735569">
                <text:p>4.21790735569</text:p>
              </table:table-cell>
              <table:table-cell office:value-type="float" office:value="9.41937364802">
                <text:p>9.41937364802</text:p>
              </table:table-cell>
              <table:table-cell office:value-type="float" office:value="5.70821825432">
                <text:p>5.70821825432</text:p>
              </table:table-cell>
              <table:table-cell office:value-type="float" office:value="5.86528152562">
                <text:p>5.86528152562</text:p>
              </table:table-cell>
              <table:table-cell office:value-type="float" office:value="0.200444887291">
                <text:p>0.200444887291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543cm" svg:y="0.563cm" chart:style-name="ch2">
          <text:p>OOPSLA over time</text:p>
        </chart:title>
        <chart:legend chart:legend-position="end" svg:x="29.537cm" svg:y="5.942cm" style:legend-expansion="high" chart:style-name="ch3"/>
        <chart:plot-area chart:style-name="ch4" table:cell-range-address="OOPSLA.A1:OOPSLA.U43" chart:data-source-has-labels="both" svg:x="0.662cm" svg:y="1.751cm" svg:width="28.213cm" svg:height="19.207cm">
          <chartooo:coordinate-region svg:x="1.814cm" svg:y="1.936cm" svg:width="26.986cm" svg:height="18.033cm"/>
          <chart:axis chart:dimension="x" chart:name="primary-x" chart:style-name="ch5" chartooo:axis-type="auto">
            <chartooo:date-scale/>
            <chart:categories table:cell-range-address="OOPSLA.A2:OOPSLA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OPSLA.B2:OOPSLA.B43" chart:label-cell-address="OOPSLA.B1:OOPSLA.B1" chart:class="chart:bar">
            <chart:data-point chart:repeated="42"/>
          </chart:series>
          <chart:series chart:style-name="ch9" chart:values-cell-range-address="OOPSLA.C2:OOPSLA.C43" chart:label-cell-address="OOPSLA.C1:OOPSLA.C1" chart:class="chart:bar">
            <chart:data-point chart:repeated="42"/>
          </chart:series>
          <chart:series chart:style-name="ch10" chart:values-cell-range-address="OOPSLA.D2:OOPSLA.D43" chart:label-cell-address="OOPSLA.D1:OOPSLA.D1" chart:class="chart:bar">
            <chart:data-point chart:repeated="42"/>
          </chart:series>
          <chart:series chart:style-name="ch11" chart:values-cell-range-address="OOPSLA.E2:OOPSLA.E43" chart:label-cell-address="OOPSLA.E1:OOPSLA.E1" chart:class="chart:bar">
            <chart:data-point chart:repeated="42"/>
          </chart:series>
          <chart:series chart:style-name="ch12" chart:values-cell-range-address="OOPSLA.F2:OOPSLA.F43" chart:label-cell-address="OOPSLA.F1:OOPSLA.F1" chart:class="chart:bar">
            <chart:data-point chart:repeated="42"/>
          </chart:series>
          <chart:series chart:style-name="ch13" chart:values-cell-range-address="OOPSLA.G2:OOPSLA.G43" chart:label-cell-address="OOPSLA.G1:OOPSLA.G1" chart:class="chart:bar">
            <chart:data-point chart:repeated="42"/>
          </chart:series>
          <chart:series chart:style-name="ch14" chart:values-cell-range-address="OOPSLA.H2:OOPSLA.H43" chart:label-cell-address="OOPSLA.H1:OOPSLA.H1" chart:class="chart:bar">
            <chart:data-point chart:repeated="42"/>
          </chart:series>
          <chart:series chart:style-name="ch15" chart:values-cell-range-address="OOPSLA.I2:OOPSLA.I43" chart:label-cell-address="OOPSLA.I1:OOPSLA.I1" chart:class="chart:bar">
            <chart:data-point chart:repeated="42"/>
          </chart:series>
          <chart:series chart:style-name="ch16" chart:values-cell-range-address="OOPSLA.J2:OOPSLA.J43" chart:label-cell-address="OOPSLA.J1:OOPSLA.J1" chart:class="chart:bar">
            <chart:data-point chart:repeated="42"/>
          </chart:series>
          <chart:series chart:style-name="ch17" chart:values-cell-range-address="OOPSLA.K2:OOPSLA.K43" chart:label-cell-address="OOPSLA.K1:OOPSLA.K1" chart:class="chart:bar">
            <chart:data-point chart:repeated="42"/>
          </chart:series>
          <chart:series chart:style-name="ch18" chart:values-cell-range-address="OOPSLA.L2:OOPSLA.L43" chart:label-cell-address="OOPSLA.L1:OOPSLA.L1" chart:class="chart:bar">
            <chart:data-point chart:repeated="42"/>
          </chart:series>
          <chart:series chart:style-name="ch19" chart:values-cell-range-address="OOPSLA.M2:OOPSLA.M43" chart:label-cell-address="OOPSLA.M1:OOPSLA.M1" chart:class="chart:bar">
            <chart:data-point chart:repeated="42"/>
          </chart:series>
          <chart:series chart:style-name="ch8" chart:values-cell-range-address="OOPSLA.N2:OOPSLA.N43" chart:label-cell-address="OOPSLA.N1:OOPSLA.N1" chart:class="chart:bar">
            <chart:data-point chart:repeated="42"/>
          </chart:series>
          <chart:series chart:style-name="ch9" chart:values-cell-range-address="OOPSLA.O2:OOPSLA.O43" chart:label-cell-address="OOPSLA.O1:OOPSLA.O1" chart:class="chart:bar">
            <chart:data-point chart:repeated="42"/>
          </chart:series>
          <chart:series chart:style-name="ch10" chart:values-cell-range-address="OOPSLA.P2:OOPSLA.P43" chart:label-cell-address="OOPSLA.P1:OOPSLA.P1" chart:class="chart:bar">
            <chart:data-point chart:repeated="42"/>
          </chart:series>
          <chart:series chart:style-name="ch11" chart:values-cell-range-address="OOPSLA.Q2:OOPSLA.Q43" chart:label-cell-address="OOPSLA.Q1:OOPSLA.Q1" chart:class="chart:bar">
            <chart:data-point chart:repeated="42"/>
          </chart:series>
          <chart:series chart:style-name="ch12" chart:values-cell-range-address="OOPSLA.R2:OOPSLA.R43" chart:label-cell-address="OOPSLA.R1:OOPSLA.R1" chart:class="chart:bar">
            <chart:data-point chart:repeated="42"/>
          </chart:series>
          <chart:series chart:style-name="ch13" chart:values-cell-range-address="OOPSLA.S2:OOPSLA.S43" chart:label-cell-address="OOPSLA.S1:OOPSLA.S1" chart:class="chart:bar">
            <chart:data-point chart:repeated="42"/>
          </chart:series>
          <chart:series chart:style-name="ch14" chart:values-cell-range-address="OOPSLA.T2:OOPSLA.T43" chart:label-cell-address="OOPSLA.T1:OOPSLA.T1" chart:class="chart:bar">
            <chart:data-point chart:repeated="42"/>
          </chart:series>
          <chart:series chart:style-name="ch15" chart:values-cell-range-address="OOPSLA.U2:OOPSLA.U43" chart:label-cell-address="OOPSLA.U1:OOPSLA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OPSLA Topic 0</text:p>
                <draw:g>
                  <svg:desc>OOPSLA.B1:OOPSLA.B1</svg:desc>
                </draw:g>
              </table:table-cell>
              <table:table-cell office:value-type="string">
                <text:p>OOPSLA Topic 1</text:p>
                <draw:g>
                  <svg:desc>OOPSLA.C1:OOPSLA.C1</svg:desc>
                </draw:g>
              </table:table-cell>
              <table:table-cell office:value-type="string">
                <text:p>OOPSLA Topic 2</text:p>
                <draw:g>
                  <svg:desc>OOPSLA.D1:OOPSLA.D1</svg:desc>
                </draw:g>
              </table:table-cell>
              <table:table-cell office:value-type="string">
                <text:p>OOPSLA Topic 3</text:p>
                <draw:g>
                  <svg:desc>OOPSLA.E1:OOPSLA.E1</svg:desc>
                </draw:g>
              </table:table-cell>
              <table:table-cell office:value-type="string">
                <text:p>OOPSLA Topic 4</text:p>
                <draw:g>
                  <svg:desc>OOPSLA.F1:OOPSLA.F1</svg:desc>
                </draw:g>
              </table:table-cell>
              <table:table-cell office:value-type="string">
                <text:p>OOPSLA Topic 5</text:p>
                <draw:g>
                  <svg:desc>OOPSLA.G1:OOPSLA.G1</svg:desc>
                </draw:g>
              </table:table-cell>
              <table:table-cell office:value-type="string">
                <text:p>OOPSLA Topic 6</text:p>
                <draw:g>
                  <svg:desc>OOPSLA.H1:OOPSLA.H1</svg:desc>
                </draw:g>
              </table:table-cell>
              <table:table-cell office:value-type="string">
                <text:p>OOPSLA Topic 7</text:p>
                <draw:g>
                  <svg:desc>OOPSLA.I1:OOPSLA.I1</svg:desc>
                </draw:g>
              </table:table-cell>
              <table:table-cell office:value-type="string">
                <text:p>OOPSLA Topic 8</text:p>
                <draw:g>
                  <svg:desc>OOPSLA.J1:OOPSLA.J1</svg:desc>
                </draw:g>
              </table:table-cell>
              <table:table-cell office:value-type="string">
                <text:p>OOPSLA Topic 9</text:p>
                <draw:g>
                  <svg:desc>OOPSLA.K1:OOPSLA.K1</svg:desc>
                </draw:g>
              </table:table-cell>
              <table:table-cell office:value-type="string">
                <text:p>OOPSLA Topic 10</text:p>
                <draw:g>
                  <svg:desc>OOPSLA.L1:OOPSLA.L1</svg:desc>
                </draw:g>
              </table:table-cell>
              <table:table-cell office:value-type="string">
                <text:p>OOPSLA Topic 11</text:p>
                <draw:g>
                  <svg:desc>OOPSLA.M1:OOPSLA.M1</svg:desc>
                </draw:g>
              </table:table-cell>
              <table:table-cell office:value-type="string">
                <text:p>OOPSLA Topic 12</text:p>
                <draw:g>
                  <svg:desc>OOPSLA.N1:OOPSLA.N1</svg:desc>
                </draw:g>
              </table:table-cell>
              <table:table-cell office:value-type="string">
                <text:p>OOPSLA Topic 13</text:p>
                <draw:g>
                  <svg:desc>OOPSLA.O1:OOPSLA.O1</svg:desc>
                </draw:g>
              </table:table-cell>
              <table:table-cell office:value-type="string">
                <text:p>OOPSLA Topic 14</text:p>
                <draw:g>
                  <svg:desc>OOPSLA.P1:OOPSLA.P1</svg:desc>
                </draw:g>
              </table:table-cell>
              <table:table-cell office:value-type="string">
                <text:p>OOPSLA Topic 15</text:p>
                <draw:g>
                  <svg:desc>OOPSLA.Q1:OOPSLA.Q1</svg:desc>
                </draw:g>
              </table:table-cell>
              <table:table-cell office:value-type="string">
                <text:p>OOPSLA Topic 16</text:p>
                <draw:g>
                  <svg:desc>OOPSLA.R1:OOPSLA.R1</svg:desc>
                </draw:g>
              </table:table-cell>
              <table:table-cell office:value-type="string">
                <text:p>OOPSLA Topic 17</text:p>
                <draw:g>
                  <svg:desc>OOPSLA.S1:OOPSLA.S1</svg:desc>
                </draw:g>
              </table:table-cell>
              <table:table-cell office:value-type="string">
                <text:p>OOPSLA Topic 18</text:p>
                <draw:g>
                  <svg:desc>OOPSLA.T1:OOPSLA.T1</svg:desc>
                </draw:g>
              </table:table-cell>
              <table:table-cell office:value-type="string">
                <text:p>OOPSLA Topic 19</text:p>
                <draw:g>
                  <svg:desc>OOPSLA.U1:OOPSLA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OOPSLA.A2:OOPSLA.A43</svg:desc>
                </draw:g>
              </table:table-cell>
              <table:table-cell office:value-type="float" office:value="NaN">
                <text:p>NaN</text:p>
                <draw:g>
                  <svg:desc>OOPSLA.B2:OOPSLA.B43</svg:desc>
                </draw:g>
              </table:table-cell>
              <table:table-cell office:value-type="float" office:value="NaN">
                <text:p>NaN</text:p>
                <draw:g>
                  <svg:desc>OOPSLA.C2:OOPSLA.C43</svg:desc>
                </draw:g>
              </table:table-cell>
              <table:table-cell office:value-type="float" office:value="NaN">
                <text:p>NaN</text:p>
                <draw:g>
                  <svg:desc>OOPSLA.D2:OOPSLA.D43</svg:desc>
                </draw:g>
              </table:table-cell>
              <table:table-cell office:value-type="float" office:value="NaN">
                <text:p>NaN</text:p>
                <draw:g>
                  <svg:desc>OOPSLA.E2:OOPSLA.E43</svg:desc>
                </draw:g>
              </table:table-cell>
              <table:table-cell office:value-type="float" office:value="NaN">
                <text:p>NaN</text:p>
                <draw:g>
                  <svg:desc>OOPSLA.F2:OOPSLA.F43</svg:desc>
                </draw:g>
              </table:table-cell>
              <table:table-cell office:value-type="float" office:value="NaN">
                <text:p>NaN</text:p>
                <draw:g>
                  <svg:desc>OOPSLA.G2:OOPSLA.G43</svg:desc>
                </draw:g>
              </table:table-cell>
              <table:table-cell office:value-type="float" office:value="NaN">
                <text:p>NaN</text:p>
                <draw:g>
                  <svg:desc>OOPSLA.H2:OOPSLA.H43</svg:desc>
                </draw:g>
              </table:table-cell>
              <table:table-cell office:value-type="float" office:value="NaN">
                <text:p>NaN</text:p>
                <draw:g>
                  <svg:desc>OOPSLA.I2:OOPSLA.I43</svg:desc>
                </draw:g>
              </table:table-cell>
              <table:table-cell office:value-type="float" office:value="NaN">
                <text:p>NaN</text:p>
                <draw:g>
                  <svg:desc>OOPSLA.J2:OOPSLA.J43</svg:desc>
                </draw:g>
              </table:table-cell>
              <table:table-cell office:value-type="float" office:value="NaN">
                <text:p>NaN</text:p>
                <draw:g>
                  <svg:desc>OOPSLA.K2:OOPSLA.K43</svg:desc>
                </draw:g>
              </table:table-cell>
              <table:table-cell office:value-type="float" office:value="NaN">
                <text:p>NaN</text:p>
                <draw:g>
                  <svg:desc>OOPSLA.L2:OOPSLA.L43</svg:desc>
                </draw:g>
              </table:table-cell>
              <table:table-cell office:value-type="float" office:value="NaN">
                <text:p>NaN</text:p>
                <draw:g>
                  <svg:desc>OOPSLA.M2:OOPSLA.M43</svg:desc>
                </draw:g>
              </table:table-cell>
              <table:table-cell office:value-type="float" office:value="NaN">
                <text:p>NaN</text:p>
                <draw:g>
                  <svg:desc>OOPSLA.N2:OOPSLA.N43</svg:desc>
                </draw:g>
              </table:table-cell>
              <table:table-cell office:value-type="float" office:value="NaN">
                <text:p>NaN</text:p>
                <draw:g>
                  <svg:desc>OOPSLA.O2:OOPSLA.O43</svg:desc>
                </draw:g>
              </table:table-cell>
              <table:table-cell office:value-type="float" office:value="NaN">
                <text:p>NaN</text:p>
                <draw:g>
                  <svg:desc>OOPSLA.P2:OOPSLA.P43</svg:desc>
                </draw:g>
              </table:table-cell>
              <table:table-cell office:value-type="float" office:value="NaN">
                <text:p>NaN</text:p>
                <draw:g>
                  <svg:desc>OOPSLA.Q2:OOPSLA.Q43</svg:desc>
                </draw:g>
              </table:table-cell>
              <table:table-cell office:value-type="float" office:value="0">
                <text:p>0</text:p>
                <draw:g>
                  <svg:desc>OOPSLA.R2:OOPSLA.R43</svg:desc>
                </draw:g>
              </table:table-cell>
              <table:table-cell office:value-type="float" office:value="NaN">
                <text:p>NaN</text:p>
                <draw:g>
                  <svg:desc>OOPSLA.S2:OOPSLA.S43</svg:desc>
                </draw:g>
              </table:table-cell>
              <table:table-cell office:value-type="float" office:value="NaN">
                <text:p>NaN</text:p>
                <draw:g>
                  <svg:desc>OOPSLA.T2:OOPSLA.T43</svg:desc>
                </draw:g>
              </table:table-cell>
              <table:table-cell office:value-type="float" office:value="NaN">
                <text:p>NaN</text:p>
                <draw:g>
                  <svg:desc>OOPSLA.U2:OOPSLA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.7513330467">
                <text:p>4.7513330467</text:p>
              </table:table-cell>
              <table:table-cell office:value-type="float" office:value="3.43090135616">
                <text:p>3.43090135616</text:p>
              </table:table-cell>
              <table:table-cell office:value-type="float" office:value="1.0596005406">
                <text:p>1.0596005406</text:p>
              </table:table-cell>
              <table:table-cell office:value-type="float" office:value="0.647143610131">
                <text:p>0.647143610131</text:p>
              </table:table-cell>
              <table:table-cell office:value-type="float" office:value="2.70923967047">
                <text:p>2.70923967047</text:p>
              </table:table-cell>
              <table:table-cell office:value-type="float" office:value="0.141030626608">
                <text:p>0.141030626608</text:p>
              </table:table-cell>
              <table:table-cell office:value-type="float" office:value="8.1621410494">
                <text:p>8.1621410494</text:p>
              </table:table-cell>
              <table:table-cell office:value-type="float" office:value="1.08512488877">
                <text:p>1.08512488877</text:p>
              </table:table-cell>
              <table:table-cell office:value-type="float" office:value="0.441816574927">
                <text:p>0.441816574927</text:p>
              </table:table-cell>
              <table:table-cell office:value-type="float" office:value="1.73989081366">
                <text:p>1.73989081366</text:p>
              </table:table-cell>
              <table:table-cell office:value-type="float" office:value="0.399304149631">
                <text:p>0.399304149631</text:p>
              </table:table-cell>
              <table:table-cell office:value-type="float" office:value="0.223946166667">
                <text:p>0.223946166667</text:p>
              </table:table-cell>
              <table:table-cell office:value-type="float" office:value="10.5912647991">
                <text:p>10.5912647991</text:p>
              </table:table-cell>
              <table:table-cell office:value-type="float" office:value="0.2612099909">
                <text:p>0.2612099909</text:p>
              </table:table-cell>
              <table:table-cell office:value-type="float" office:value="0.580730618088">
                <text:p>0.580730618088</text:p>
              </table:table-cell>
              <table:table-cell office:value-type="float" office:value="0.409870146337">
                <text:p>0.409870146337</text:p>
              </table:table-cell>
              <table:table-cell office:value-type="float" office:value="1.37572347123">
                <text:p>1.37572347123</text:p>
              </table:table-cell>
              <table:table-cell office:value-type="float" office:value="4.32201527088">
                <text:p>4.32201527088</text:p>
              </table:table-cell>
              <table:table-cell office:value-type="float" office:value="1.33736031619">
                <text:p>1.33736031619</text:p>
              </table:table-cell>
              <table:table-cell office:value-type="float" office:value="12.17223572">
                <text:p>12.17223572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165223393033">
                <text:p>0.1652233930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85567263667">
                <text:p>0.0985567263667</text:p>
              </table:table-cell>
              <table:table-cell office:value-type="float" office:value="0.0985567263667">
                <text:p>0.0985567263667</text:p>
              </table:table-cell>
              <table:table-cell office:value-type="float" office:value="0.165223392713">
                <text:p>0.16522339271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65223393347">
                <text:p>0.1652233933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94112055933">
                <text:p>0.09941120559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565223393033">
                <text:p>0.5652233930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65223393033">
                <text:p>0.165223393033</text:p>
              </table:table-cell>
              <table:table-cell office:value-type="float" office:value="1.1643689138">
                <text:p>1.1643689138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.25586677723">
                <text:p>1.25586677723</text:p>
              </table:table-cell>
              <table:table-cell office:value-type="float" office:value="7.63584148244">
                <text:p>7.63584148244</text:p>
              </table:table-cell>
              <table:table-cell office:value-type="float" office:value="1.96257146853">
                <text:p>1.9625714685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24819899692">
                <text:p>1.24819899692</text:p>
              </table:table-cell>
              <table:table-cell office:value-type="float" office:value="0.2055239243">
                <text:p>0.2055239243</text:p>
              </table:table-cell>
              <table:table-cell office:value-type="float" office:value="8.37627312357">
                <text:p>8.37627312357</text:p>
              </table:table-cell>
              <table:table-cell office:value-type="float" office:value="2.00995394171">
                <text:p>2.00995394171</text:p>
              </table:table-cell>
              <table:table-cell office:value-type="float" office:value="0.450917026738">
                <text:p>0.450917026738</text:p>
              </table:table-cell>
              <table:table-cell office:value-type="float" office:value="0.731649656259">
                <text:p>0.731649656259</text:p>
              </table:table-cell>
              <table:table-cell office:value-type="float" office:value="1.65384166826">
                <text:p>1.6538416682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52224128668">
                <text:p>5.52224128668</text:p>
              </table:table-cell>
              <table:table-cell office:value-type="float" office:value="1.13583309475">
                <text:p>1.13583309475</text:p>
              </table:table-cell>
              <table:table-cell office:value-type="float" office:value="7.34095311056">
                <text:p>7.34095311056</text:p>
              </table:table-cell>
              <table:table-cell office:value-type="float" office:value="0.630238823579">
                <text:p>0.63023882357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62513219355">
                <text:p>3.62513219355</text:p>
              </table:table-cell>
              <table:table-cell office:value-type="float" office:value="3.96662876732">
                <text:p>3.96662876732</text:p>
              </table:table-cell>
              <table:table-cell office:value-type="float" office:value="11.6180518793">
                <text:p>11.618051879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.34926145566">
                <text:p>1.34926145566</text:p>
              </table:table-cell>
              <table:table-cell office:value-type="float" office:value="7.27605049831">
                <text:p>7.27605049831</text:p>
              </table:table-cell>
              <table:table-cell office:value-type="float" office:value="1.04372165507">
                <text:p>1.04372165507</text:p>
              </table:table-cell>
              <table:table-cell office:value-type="float" office:value="0.975458527171">
                <text:p>0.975458527171</text:p>
              </table:table-cell>
              <table:table-cell office:value-type="float" office:value="2.01856380102">
                <text:p>2.01856380102</text:p>
              </table:table-cell>
              <table:table-cell office:value-type="float" office:value="0.613243523267">
                <text:p>0.613243523267</text:p>
              </table:table-cell>
              <table:table-cell office:value-type="float" office:value="6.55345126059">
                <text:p>6.55345126059</text:p>
              </table:table-cell>
              <table:table-cell office:value-type="float" office:value="2.10120512684">
                <text:p>2.101205126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28013848271">
                <text:p>2.28013848271</text:p>
              </table:table-cell>
              <table:table-cell office:value-type="float" office:value="0.170581602242">
                <text:p>0.170581602242</text:p>
              </table:table-cell>
              <table:table-cell office:value-type="float" office:value="0.490160647151">
                <text:p>0.490160647151</text:p>
              </table:table-cell>
              <table:table-cell office:value-type="float" office:value="12.9149164444">
                <text:p>12.9149164444</text:p>
              </table:table-cell>
              <table:table-cell office:value-type="float" office:value="0.511650605482">
                <text:p>0.511650605482</text:p>
              </table:table-cell>
              <table:table-cell office:value-type="float" office:value="1.29186603376">
                <text:p>1.29186603376</text:p>
              </table:table-cell>
              <table:table-cell office:value-type="float" office:value="0.06849754528">
                <text:p>0.06849754528</text:p>
              </table:table-cell>
              <table:table-cell office:value-type="float" office:value="0.657930042811">
                <text:p>0.657930042811</text:p>
              </table:table-cell>
              <table:table-cell office:value-type="float" office:value="2.34383404865">
                <text:p>2.34383404865</text:p>
              </table:table-cell>
              <table:table-cell office:value-type="float" office:value="2.28049063872">
                <text:p>2.28049063872</text:p>
              </table:table-cell>
              <table:table-cell office:value-type="float" office:value="13.9760003061">
                <text:p>13.976000306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24988297033">
                <text:p>0.6249882970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82400773808">
                <text:p>0.182400773808</text:p>
              </table:table-cell>
              <table:table-cell office:value-type="float" office:value="0.108713684883">
                <text:p>0.108713684883</text:p>
              </table:table-cell>
              <table:table-cell office:value-type="float" office:value="0.451542804917">
                <text:p>0.45154280491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4584714045">
                <text:p>3.458471404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.352258496782">
                <text:p>0.352258496782</text:p>
              </table:table-cell>
              <table:table-cell office:value-type="float" office:value="3.7852944119">
                <text:p>3.7852944119</text:p>
              </table:table-cell>
              <table:table-cell office:value-type="float" office:value="0.126319458541">
                <text:p>0.126319458541</text:p>
              </table:table-cell>
              <table:table-cell office:value-type="float" office:value="0.265642863426">
                <text:p>0.265642863426</text:p>
              </table:table-cell>
              <table:table-cell office:value-type="float" office:value="1.00412330538">
                <text:p>1.00412330538</text:p>
              </table:table-cell>
              <table:table-cell office:value-type="float" office:value="0.422241249007">
                <text:p>0.422241249007</text:p>
              </table:table-cell>
              <table:table-cell office:value-type="float" office:value="0.84757049945">
                <text:p>0.84757049945</text:p>
              </table:table-cell>
              <table:table-cell office:value-type="float" office:value="0.55566894744">
                <text:p>0.55566894744</text:p>
              </table:table-cell>
              <table:table-cell office:value-type="float" office:value="0.25060817747">
                <text:p>0.25060817747</text:p>
              </table:table-cell>
              <table:table-cell office:value-type="float" office:value="0.636888428859">
                <text:p>0.636888428859</text:p>
              </table:table-cell>
              <table:table-cell office:value-type="float" office:value="1.05816581402">
                <text:p>1.05816581402</text:p>
              </table:table-cell>
              <table:table-cell office:value-type="float" office:value="0.32068903521">
                <text:p>0.32068903521</text:p>
              </table:table-cell>
              <table:table-cell office:value-type="float" office:value="6.21621508144">
                <text:p>6.21621508144</text:p>
              </table:table-cell>
              <table:table-cell office:value-type="float" office:value="0.17328311555">
                <text:p>0.17328311555</text:p>
              </table:table-cell>
              <table:table-cell office:value-type="float" office:value="1.41012689445">
                <text:p>1.41012689445</text:p>
              </table:table-cell>
              <table:table-cell office:value-type="float" office:value="0.0849386397655">
                <text:p>0.0849386397655</text:p>
              </table:table-cell>
              <table:table-cell office:value-type="float" office:value="0.303276697466">
                <text:p>0.303276697466</text:p>
              </table:table-cell>
              <table:table-cell office:value-type="float" office:value="1.2794275682">
                <text:p>1.2794275682</text:p>
              </table:table-cell>
              <table:table-cell office:value-type="float" office:value="1.36013804031">
                <text:p>1.36013804031</text:p>
              </table:table-cell>
              <table:table-cell office:value-type="float" office:value="23.9076135449">
                <text:p>23.9076135449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149537118524">
                <text:p>0.149537118524</text:p>
              </table:table-cell>
              <table:table-cell office:value-type="float" office:value="0.430465164232">
                <text:p>0.43046516423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47450037971">
                <text:p>0.0647450037971</text:p>
              </table:table-cell>
              <table:table-cell office:value-type="float" office:value="0.0722889492647">
                <text:p>0.07228894926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66959066085">
                <text:p>0.366959066085</text:p>
              </table:table-cell>
              <table:table-cell office:value-type="float" office:value="0.13594654315">
                <text:p>0.1359465431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09493500565">
                <text:p>0.109493500565</text:p>
              </table:table-cell>
              <table:table-cell office:value-type="float" office:value="0.189083381065">
                <text:p>0.189083381065</text:p>
              </table:table-cell>
              <table:table-cell office:value-type="float" office:value="0.144287248379">
                <text:p>0.144287248379</text:p>
              </table:table-cell>
              <table:table-cell office:value-type="float" office:value="0.397297938574">
                <text:p>0.397297938574</text:p>
              </table:table-cell>
              <table:table-cell office:value-type="float" office:value="0.0624562888824">
                <text:p>0.062456288882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45389666738">
                <text:p>0.245389666738</text:p>
              </table:table-cell>
              <table:table-cell office:value-type="float" office:value="3.01720914211">
                <text:p>3.01720914211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54613101833">
                <text:p>0.3546131018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80038207848">
                <text:p>0.180038207848</text:p>
              </table:table-cell>
              <table:table-cell office:value-type="float" office:value="0.337555093626">
                <text:p>0.337555093626</text:p>
              </table:table-cell>
              <table:table-cell office:value-type="float" office:value="0.172603810822">
                <text:p>0.172603810822</text:p>
              </table:table-cell>
              <table:table-cell office:value-type="float" office:value="0.180936128656">
                <text:p>0.18093612865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528597385785">
                <text:p>0.52859738578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809816217811">
                <text:p>0.8098162178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709467137222">
                <text:p>0.070946713722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87412609937">
                <text:p>2.87412609937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115223393033">
                <text:p>0.115223393033</text:p>
              </table:table-cell>
              <table:table-cell office:value-type="float" office:value="0.423538352147">
                <text:p>0.4235383521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27387171417">
                <text:p>0.062738717141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21965059222">
                <text:p>0.0621965059222</text:p>
              </table:table-cell>
              <table:table-cell office:value-type="float" office:value="0.306771466481">
                <text:p>0.30677146648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874456152556">
                <text:p>0.087445615255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12167910628">
                <text:p>0.212167910628</text:p>
              </table:table-cell>
              <table:table-cell office:value-type="float" office:value="0.0936435557222">
                <text:p>0.0936435557222</text:p>
              </table:table-cell>
              <table:table-cell office:value-type="float" office:value="0.765371057544">
                <text:p>0.765371057544</text:p>
              </table:table-cell>
              <table:table-cell office:value-type="float" office:value="0.0610697872417">
                <text:p>0.0610697872417</text:p>
              </table:table-cell>
              <table:table-cell office:value-type="float" office:value="0.0706745987583">
                <text:p>0.0706745987583</text:p>
              </table:table-cell>
              <table:table-cell office:value-type="float" office:value="0.170778948589">
                <text:p>0.170778948589</text:p>
              </table:table-cell>
              <table:table-cell office:value-type="float" office:value="0.302606916017">
                <text:p>0.302606916017</text:p>
              </table:table-cell>
              <table:table-cell office:value-type="float" office:value="2.74001178906">
                <text:p>2.7400117890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.98723248669">
                <text:p>4.98723248669</text:p>
              </table:table-cell>
              <table:table-cell office:value-type="float" office:value="2.12941506584">
                <text:p>2.129415065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07560790818">
                <text:p>2.07560790818</text:p>
              </table:table-cell>
              <table:table-cell office:value-type="float" office:value="2.37481676679">
                <text:p>2.37481676679</text:p>
              </table:table-cell>
              <table:table-cell office:value-type="float" office:value="0.832999896055">
                <text:p>0.832999896055</text:p>
              </table:table-cell>
              <table:table-cell office:value-type="float" office:value="6.78193489807">
                <text:p>6.78193489807</text:p>
              </table:table-cell>
              <table:table-cell office:value-type="float" office:value="3.05526360138">
                <text:p>3.05526360138</text:p>
              </table:table-cell>
              <table:table-cell office:value-type="float" office:value="3.97494045628">
                <text:p>3.97494045628</text:p>
              </table:table-cell>
              <table:table-cell office:value-type="float" office:value="0.413740086019">
                <text:p>0.413740086019</text:p>
              </table:table-cell>
              <table:table-cell office:value-type="float" office:value="0.205545864471">
                <text:p>0.205545864471</text:p>
              </table:table-cell>
              <table:table-cell office:value-type="float" office:value="1.96162668995">
                <text:p>1.96162668995</text:p>
              </table:table-cell>
              <table:table-cell office:value-type="float" office:value="10.5250765761">
                <text:p>10.525076576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90740954439">
                <text:p>6.90740954439</text:p>
              </table:table-cell>
              <table:table-cell office:value-type="float" office:value="0.331642554958">
                <text:p>0.331642554958</text:p>
              </table:table-cell>
              <table:table-cell office:value-type="float" office:value="0.592446795397">
                <text:p>0.592446795397</text:p>
              </table:table-cell>
              <table:table-cell office:value-type="float" office:value="1.42331020055">
                <text:p>1.42331020055</text:p>
              </table:table-cell>
              <table:table-cell office:value-type="float" office:value="5.6442626286">
                <text:p>5.6442626286</text:p>
              </table:table-cell>
              <table:table-cell office:value-type="float" office:value="16.3890071192">
                <text:p>16.389007119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107483480819">
                <text:p>0.107483480819</text:p>
              </table:table-cell>
              <table:table-cell office:value-type="float" office:value="0.196950966332">
                <text:p>0.19695096633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5668984248">
                <text:p>0.225668984248</text:p>
              </table:table-cell>
              <table:table-cell office:value-type="float" office:value="0.0964061920903">
                <text:p>0.0964061920903</text:p>
              </table:table-cell>
              <table:table-cell office:value-type="float" office:value="0.787889311532">
                <text:p>0.787889311532</text:p>
              </table:table-cell>
              <table:table-cell office:value-type="float" office:value="0.16353473879">
                <text:p>0.1635347387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01985015555">
                <text:p>0.101985015555</text:p>
              </table:table-cell>
              <table:table-cell office:value-type="float" office:value="0.868111434729">
                <text:p>0.8681114347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880803149352">
                <text:p>0.8808031493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59640032739">
                <text:p>0.159640032739</text:p>
              </table:table-cell>
              <table:table-cell office:value-type="float" office:value="1.66554315693">
                <text:p>1.66554315693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.11656446514">
                <text:p>1.11656446514</text:p>
              </table:table-cell>
              <table:table-cell office:value-type="float" office:value="4.40635504725">
                <text:p>4.4063550472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49964864355">
                <text:p>0.14996486435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2.2188188154">
                <text:p>12.2188188154</text:p>
              </table:table-cell>
              <table:table-cell office:value-type="float" office:value="14.9195597321">
                <text:p>14.9195597321</text:p>
              </table:table-cell>
              <table:table-cell office:value-type="float" office:value="0.94486455681">
                <text:p>0.94486455681</text:p>
              </table:table-cell>
              <table:table-cell office:value-type="float" office:value="7.03521268444">
                <text:p>7.03521268444</text:p>
              </table:table-cell>
              <table:table-cell office:value-type="float" office:value="3.01413782058">
                <text:p>3.01413782058</text:p>
              </table:table-cell>
              <table:table-cell office:value-type="float" office:value="0.851474346658">
                <text:p>0.851474346658</text:p>
              </table:table-cell>
              <table:table-cell office:value-type="float" office:value="7.54908439517">
                <text:p>7.54908439517</text:p>
              </table:table-cell>
              <table:table-cell office:value-type="float" office:value="1.56284919483">
                <text:p>1.56284919483</text:p>
              </table:table-cell>
              <table:table-cell office:value-type="float" office:value="3.55151483296">
                <text:p>3.55151483296</text:p>
              </table:table-cell>
              <table:table-cell office:value-type="float" office:value="0.39736416591">
                <text:p>0.3973641659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47880937211">
                <text:p>2.47880937211</text:p>
              </table:table-cell>
              <table:table-cell office:value-type="float" office:value="1.33608222204">
                <text:p>1.33608222204</text:p>
              </table:table-cell>
              <table:table-cell office:value-type="float" office:value="5.33242314895">
                <text:p>5.3324231489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.3137781211">
                <text:p>1.3137781211</text:p>
              </table:table-cell>
              <table:table-cell office:value-type="float" office:value="2.9485258822">
                <text:p>2.9485258822</text:p>
              </table:table-cell>
              <table:table-cell office:value-type="float" office:value="0.857039574921">
                <text:p>0.857039574921</text:p>
              </table:table-cell>
              <table:table-cell office:value-type="float" office:value="5.95313058459">
                <text:p>5.95313058459</text:p>
              </table:table-cell>
              <table:table-cell office:value-type="float" office:value="2.74259221413">
                <text:p>2.74259221413</text:p>
              </table:table-cell>
              <table:table-cell office:value-type="float" office:value="0.193521825797">
                <text:p>0.193521825797</text:p>
              </table:table-cell>
              <table:table-cell office:value-type="float" office:value="14.5866380185">
                <text:p>14.5866380185</text:p>
              </table:table-cell>
              <table:table-cell office:value-type="float" office:value="11.0510289928">
                <text:p>11.0510289928</text:p>
              </table:table-cell>
              <table:table-cell office:value-type="float" office:value="4.59314003898">
                <text:p>4.59314003898</text:p>
              </table:table-cell>
              <table:table-cell office:value-type="float" office:value="3.09470385792">
                <text:p>3.09470385792</text:p>
              </table:table-cell>
              <table:table-cell office:value-type="float" office:value="1.24244868764">
                <text:p>1.24244868764</text:p>
              </table:table-cell>
              <table:table-cell office:value-type="float" office:value="1.31895826551">
                <text:p>1.31895826551</text:p>
              </table:table-cell>
              <table:table-cell office:value-type="float" office:value="11.4006015454">
                <text:p>11.4006015454</text:p>
              </table:table-cell>
              <table:table-cell office:value-type="float" office:value="5.15592429703">
                <text:p>5.15592429703</text:p>
              </table:table-cell>
              <table:table-cell office:value-type="float" office:value="2.49630500967">
                <text:p>2.49630500967</text:p>
              </table:table-cell>
              <table:table-cell office:value-type="float" office:value="0.990166259969">
                <text:p>0.99016625996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54458204929">
                <text:p>1.54458204929</text:p>
              </table:table-cell>
              <table:table-cell office:value-type="float" office:value="0.414296348593">
                <text:p>0.414296348593</text:p>
              </table:table-cell>
              <table:table-cell office:value-type="float" office:value="8.39818473248">
                <text:p>8.398184732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11345204777">
                <text:p>0.311345204777</text:p>
              </table:table-cell>
              <table:table-cell office:value-type="float" office:value="5.17957504089">
                <text:p>5.1795750408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26344437508">
                <text:p>0.326344437508</text:p>
              </table:table-cell>
              <table:table-cell office:value-type="float" office:value="0.252009422153">
                <text:p>0.252009422153</text:p>
              </table:table-cell>
              <table:table-cell office:value-type="float" office:value="0.136939203882">
                <text:p>0.136939203882</text:p>
              </table:table-cell>
              <table:table-cell office:value-type="float" office:value="0.540547084042">
                <text:p>0.540547084042</text:p>
              </table:table-cell>
              <table:table-cell office:value-type="float" office:value="12.6030694609">
                <text:p>12.603069460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14665292265">
                <text:p>1.14665292265</text:p>
              </table:table-cell>
              <table:table-cell office:value-type="float" office:value="0.23420217438">
                <text:p>0.23420217438</text:p>
              </table:table-cell>
              <table:table-cell office:value-type="float" office:value="0.8358791913">
                <text:p>0.8358791913</text:p>
              </table:table-cell>
              <table:table-cell office:value-type="float" office:value="6.54254054382">
                <text:p>6.54254054382</text:p>
              </table:table-cell>
              <table:table-cell office:value-type="float" office:value="0.0767413069067">
                <text:p>0.0767413069067</text:p>
              </table:table-cell>
              <table:table-cell office:value-type="float" office:value="5.5887449804">
                <text:p>5.588744980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07305073975">
                <text:p>0.107305073975</text:p>
              </table:table-cell>
              <table:table-cell office:value-type="float" office:value="0.747926199227">
                <text:p>0.747926199227</text:p>
              </table:table-cell>
              <table:table-cell office:value-type="float" office:value="3.04961261915">
                <text:p>3.04961261915</text:p>
              </table:table-cell>
              <table:table-cell office:value-type="float" office:value="15.6460294822">
                <text:p>15.646029482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7.03033972948">
                <text:p>7.03033972948</text:p>
              </table:table-cell>
              <table:table-cell office:value-type="float" office:value="1.25944216091">
                <text:p>1.25944216091</text:p>
              </table:table-cell>
              <table:table-cell office:value-type="float" office:value="0.934598725281">
                <text:p>0.934598725281</text:p>
              </table:table-cell>
              <table:table-cell office:value-type="float" office:value="5.43097803113">
                <text:p>5.43097803113</text:p>
              </table:table-cell>
              <table:table-cell office:value-type="float" office:value="2.73866128413">
                <text:p>2.73866128413</text:p>
              </table:table-cell>
              <table:table-cell office:value-type="float" office:value="2.03628871619">
                <text:p>2.03628871619</text:p>
              </table:table-cell>
              <table:table-cell office:value-type="float" office:value="12.8960081086">
                <text:p>12.8960081086</text:p>
              </table:table-cell>
              <table:table-cell office:value-type="float" office:value="14.2462466631">
                <text:p>14.2462466631</text:p>
              </table:table-cell>
              <table:table-cell office:value-type="float" office:value="2.35434869241">
                <text:p>2.35434869241</text:p>
              </table:table-cell>
              <table:table-cell office:value-type="float" office:value="3.83227043711">
                <text:p>3.83227043711</text:p>
              </table:table-cell>
              <table:table-cell office:value-type="float" office:value="0.0861774003731">
                <text:p>0.0861774003731</text:p>
              </table:table-cell>
              <table:table-cell office:value-type="float" office:value="3.4483021562">
                <text:p>3.4483021562</text:p>
              </table:table-cell>
              <table:table-cell office:value-type="float" office:value="6.36038793815">
                <text:p>6.36038793815</text:p>
              </table:table-cell>
              <table:table-cell office:value-type="float" office:value="4.77820487835">
                <text:p>4.77820487835</text:p>
              </table:table-cell>
              <table:table-cell office:value-type="float" office:value="2.57578760889">
                <text:p>2.57578760889</text:p>
              </table:table-cell>
              <table:table-cell office:value-type="float" office:value="2.74104807716">
                <text:p>2.74104807716</text:p>
              </table:table-cell>
              <table:table-cell office:value-type="float" office:value="0.0882699911038">
                <text:p>0.0882699911038</text:p>
              </table:table-cell>
              <table:table-cell office:value-type="float" office:value="4.34849985033">
                <text:p>4.34849985033</text:p>
              </table:table-cell>
              <table:table-cell office:value-type="float" office:value="3.02160979263">
                <text:p>3.02160979263</text:p>
              </table:table-cell>
              <table:table-cell office:value-type="float" office:value="1.43033095231">
                <text:p>1.4303309523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316413873439">
                <text:p>0.316413873439</text:p>
              </table:table-cell>
              <table:table-cell office:value-type="float" office:value="1.80038074868">
                <text:p>1.80038074868</text:p>
              </table:table-cell>
              <table:table-cell office:value-type="float" office:value="0.149665162042">
                <text:p>0.1496651620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36188905833">
                <text:p>0.3361889058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65180942029">
                <text:p>1.65180942029</text:p>
              </table:table-cell>
              <table:table-cell office:value-type="float" office:value="2.57489101396">
                <text:p>2.57489101396</text:p>
              </table:table-cell>
              <table:table-cell office:value-type="float" office:value="0.620252293272">
                <text:p>0.620252293272</text:p>
              </table:table-cell>
              <table:table-cell office:value-type="float" office:value="0.252121961368">
                <text:p>0.252121961368</text:p>
              </table:table-cell>
              <table:table-cell office:value-type="float" office:value="1.009131674">
                <text:p>1.009131674</text:p>
              </table:table-cell>
              <table:table-cell office:value-type="float" office:value="0.67204087453">
                <text:p>0.67204087453</text:p>
              </table:table-cell>
              <table:table-cell office:value-type="float" office:value="2.1630566471">
                <text:p>2.1630566471</text:p>
              </table:table-cell>
              <table:table-cell office:value-type="float" office:value="1.18138497968">
                <text:p>1.18138497968</text:p>
              </table:table-cell>
              <table:table-cell office:value-type="float" office:value="8.26460155089">
                <text:p>8.26460155089</text:p>
              </table:table-cell>
              <table:table-cell office:value-type="float" office:value="0.530394606965">
                <text:p>0.530394606965</text:p>
              </table:table-cell>
              <table:table-cell office:value-type="float" office:value="0.667864505528">
                <text:p>0.667864505528</text:p>
              </table:table-cell>
              <table:table-cell office:value-type="float" office:value="0.824776384188">
                <text:p>0.824776384188</text:p>
              </table:table-cell>
              <table:table-cell office:value-type="float" office:value="3.5816215792">
                <text:p>3.5816215792</text:p>
              </table:table-cell>
              <table:table-cell office:value-type="float" office:value="13.9072494549">
                <text:p>13.907249454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.07113047343">
                <text:p>2.07113047343</text:p>
              </table:table-cell>
              <table:table-cell office:value-type="float" office:value="2.16356582617">
                <text:p>2.16356582617</text:p>
              </table:table-cell>
              <table:table-cell office:value-type="float" office:value="0.154230178318">
                <text:p>0.154230178318</text:p>
              </table:table-cell>
              <table:table-cell office:value-type="float" office:value="0.576013994641">
                <text:p>0.576013994641</text:p>
              </table:table-cell>
              <table:table-cell office:value-type="float" office:value="0.528936696411">
                <text:p>0.528936696411</text:p>
              </table:table-cell>
              <table:table-cell office:value-type="float" office:value="0.142220677144">
                <text:p>0.142220677144</text:p>
              </table:table-cell>
              <table:table-cell office:value-type="float" office:value="0.791195291603">
                <text:p>0.791195291603</text:p>
              </table:table-cell>
              <table:table-cell office:value-type="float" office:value="5.90535830293">
                <text:p>5.90535830293</text:p>
              </table:table-cell>
              <table:table-cell office:value-type="float" office:value="0.481761899446">
                <text:p>0.481761899446</text:p>
              </table:table-cell>
              <table:table-cell office:value-type="float" office:value="0.052406748208">
                <text:p>0.052406748208</text:p>
              </table:table-cell>
              <table:table-cell office:value-type="float" office:value="1.01135334314">
                <text:p>1.01135334314</text:p>
              </table:table-cell>
              <table:table-cell office:value-type="float" office:value="2.01331288595">
                <text:p>2.01331288595</text:p>
              </table:table-cell>
              <table:table-cell office:value-type="float" office:value="7.31367635292">
                <text:p>7.31367635292</text:p>
              </table:table-cell>
              <table:table-cell office:value-type="float" office:value="0.531703228087">
                <text:p>0.531703228087</text:p>
              </table:table-cell>
              <table:table-cell office:value-type="float" office:value="8.39547390051">
                <text:p>8.39547390051</text:p>
              </table:table-cell>
              <table:table-cell office:value-type="float" office:value="0.186987032795">
                <text:p>0.186987032795</text:p>
              </table:table-cell>
              <table:table-cell office:value-type="float" office:value="0.29130393574">
                <text:p>0.29130393574</text:p>
              </table:table-cell>
              <table:table-cell office:value-type="float" office:value="1.9168757955">
                <text:p>1.9168757955</text:p>
              </table:table-cell>
              <table:table-cell office:value-type="float" office:value="8.0186651351">
                <text:p>8.0186651351</text:p>
              </table:table-cell>
              <table:table-cell office:value-type="float" office:value="11.4416294959">
                <text:p>11.4416294959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355632438881">
                <text:p>0.355632438881</text:p>
              </table:table-cell>
              <table:table-cell office:value-type="float" office:value="5.82252607511">
                <text:p>5.822526075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7.84550935705">
                <text:p>7.84550935705</text:p>
              </table:table-cell>
              <table:table-cell office:value-type="float" office:value="0.614300389073">
                <text:p>0.61430038907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8.0334091421">
                <text:p>18.0334091421</text:p>
              </table:table-cell>
              <table:table-cell office:value-type="float" office:value="15.9743863914">
                <text:p>15.9743863914</text:p>
              </table:table-cell>
              <table:table-cell office:value-type="float" office:value="1.7011380648">
                <text:p>1.7011380648</text:p>
              </table:table-cell>
              <table:table-cell office:value-type="float" office:value="3.52821295546">
                <text:p>3.52821295546</text:p>
              </table:table-cell>
              <table:table-cell office:value-type="float" office:value="1.21535887103">
                <text:p>1.21535887103</text:p>
              </table:table-cell>
              <table:table-cell office:value-type="float" office:value="9.62406121692">
                <text:p>9.62406121692</text:p>
              </table:table-cell>
              <table:table-cell office:value-type="float" office:value="7.41722522173">
                <text:p>7.41722522173</text:p>
              </table:table-cell>
              <table:table-cell office:value-type="float" office:value="0.151582651946">
                <text:p>0.151582651946</text:p>
              </table:table-cell>
              <table:table-cell office:value-type="float" office:value="6.11259355371">
                <text:p>6.11259355371</text:p>
              </table:table-cell>
              <table:table-cell office:value-type="float" office:value="1.15351097813">
                <text:p>1.15351097813</text:p>
              </table:table-cell>
              <table:table-cell office:value-type="float" office:value="2.61689234773">
                <text:p>2.61689234773</text:p>
              </table:table-cell>
              <table:table-cell office:value-type="float" office:value="11.6093490024">
                <text:p>11.6093490024</text:p>
              </table:table-cell>
              <table:table-cell office:value-type="float" office:value="0.182547054427">
                <text:p>0.182547054427</text:p>
              </table:table-cell>
              <table:table-cell office:value-type="float" office:value="4.00040074725">
                <text:p>4.0004007472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.58437411323">
                <text:p>4.58437411323</text:p>
              </table:table-cell>
              <table:table-cell office:value-type="float" office:value="4.14268111038">
                <text:p>4.14268111038</text:p>
              </table:table-cell>
              <table:table-cell office:value-type="float" office:value="0.327754659479">
                <text:p>0.327754659479</text:p>
              </table:table-cell>
              <table:table-cell office:value-type="float" office:value="0.646660690263">
                <text:p>0.646660690263</text:p>
              </table:table-cell>
              <table:table-cell office:value-type="float" office:value="0.520056496884">
                <text:p>0.520056496884</text:p>
              </table:table-cell>
              <table:table-cell office:value-type="float" office:value="0.579740779251">
                <text:p>0.579740779251</text:p>
              </table:table-cell>
              <table:table-cell office:value-type="float" office:value="1.73226359977">
                <text:p>1.73226359977</text:p>
              </table:table-cell>
              <table:table-cell office:value-type="float" office:value="2.96469951125">
                <text:p>2.96469951125</text:p>
              </table:table-cell>
              <table:table-cell office:value-type="float" office:value="0.9415594907">
                <text:p>0.9415594907</text:p>
              </table:table-cell>
              <table:table-cell office:value-type="float" office:value="0.411114813355">
                <text:p>0.411114813355</text:p>
              </table:table-cell>
              <table:table-cell office:value-type="float" office:value="0.762680973961">
                <text:p>0.762680973961</text:p>
              </table:table-cell>
              <table:table-cell office:value-type="float" office:value="1.81192566953">
                <text:p>1.81192566953</text:p>
              </table:table-cell>
              <table:table-cell office:value-type="float" office:value="4.93729714674">
                <text:p>4.93729714674</text:p>
              </table:table-cell>
              <table:table-cell office:value-type="float" office:value="0.255950338631">
                <text:p>0.255950338631</text:p>
              </table:table-cell>
              <table:table-cell office:value-type="float" office:value="8.95266722841">
                <text:p>8.95266722841</text:p>
              </table:table-cell>
              <table:table-cell office:value-type="float" office:value="0.154055212528">
                <text:p>0.154055212528</text:p>
              </table:table-cell>
              <table:table-cell office:value-type="float" office:value="0.175282323304">
                <text:p>0.175282323304</text:p>
              </table:table-cell>
              <table:table-cell office:value-type="float" office:value="2.00725029666">
                <text:p>2.00725029666</text:p>
              </table:table-cell>
              <table:table-cell office:value-type="float" office:value="5.63145705141">
                <text:p>5.63145705141</text:p>
              </table:table-cell>
              <table:table-cell office:value-type="float" office:value="14.1313875394">
                <text:p>14.131387539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.8976695454">
                <text:p>2.8976695454</text:p>
              </table:table-cell>
              <table:table-cell office:value-type="float" office:value="2.40239007589">
                <text:p>2.40239007589</text:p>
              </table:table-cell>
              <table:table-cell office:value-type="float" office:value="0.791015920595">
                <text:p>0.791015920595</text:p>
              </table:table-cell>
              <table:table-cell office:value-type="float" office:value="0.612386744957">
                <text:p>0.612386744957</text:p>
              </table:table-cell>
              <table:table-cell office:value-type="float" office:value="0.0493923460302">
                <text:p>0.0493923460302</text:p>
              </table:table-cell>
              <table:table-cell office:value-type="float" office:value="0.463749390264">
                <text:p>0.463749390264</text:p>
              </table:table-cell>
              <table:table-cell office:value-type="float" office:value="2.24512551843">
                <text:p>2.24512551843</text:p>
              </table:table-cell>
              <table:table-cell office:value-type="float" office:value="5.32648410225">
                <text:p>5.32648410225</text:p>
              </table:table-cell>
              <table:table-cell office:value-type="float" office:value="0.425549100485">
                <text:p>0.425549100485</text:p>
              </table:table-cell>
              <table:table-cell office:value-type="float" office:value="0.904471053002">
                <text:p>0.904471053002</text:p>
              </table:table-cell>
              <table:table-cell office:value-type="float" office:value="0.865765958125">
                <text:p>0.865765958125</text:p>
              </table:table-cell>
              <table:table-cell office:value-type="float" office:value="3.44185079623">
                <text:p>3.44185079623</text:p>
              </table:table-cell>
              <table:table-cell office:value-type="float" office:value="3.17662616821">
                <text:p>3.17662616821</text:p>
              </table:table-cell>
              <table:table-cell office:value-type="float" office:value="0.592516430164">
                <text:p>0.592516430164</text:p>
              </table:table-cell>
              <table:table-cell office:value-type="float" office:value="12.5437283941">
                <text:p>12.5437283941</text:p>
              </table:table-cell>
              <table:table-cell office:value-type="float" office:value="0.198113904962">
                <text:p>0.198113904962</text:p>
              </table:table-cell>
              <table:table-cell office:value-type="float" office:value="0.941985539841">
                <text:p>0.941985539841</text:p>
              </table:table-cell>
              <table:table-cell office:value-type="float" office:value="5.85250327427">
                <text:p>5.85250327427</text:p>
              </table:table-cell>
              <table:table-cell office:value-type="float" office:value="5.2794275063">
                <text:p>5.2794275063</text:p>
              </table:table-cell>
              <table:table-cell office:value-type="float" office:value="16.1929408973">
                <text:p>16.192940897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55308135035">
                <text:p>1.55308135035</text:p>
              </table:table-cell>
              <table:table-cell office:value-type="float" office:value="2.81005777058">
                <text:p>2.81005777058</text:p>
              </table:table-cell>
              <table:table-cell office:value-type="float" office:value="0.554127320413">
                <text:p>0.554127320413</text:p>
              </table:table-cell>
              <table:table-cell office:value-type="float" office:value="0.3242255533">
                <text:p>0.3242255533</text:p>
              </table:table-cell>
              <table:table-cell office:value-type="float" office:value="0.259297538108">
                <text:p>0.259297538108</text:p>
              </table:table-cell>
              <table:table-cell office:value-type="float" office:value="0.765706059455">
                <text:p>0.765706059455</text:p>
              </table:table-cell>
              <table:table-cell office:value-type="float" office:value="0.933857674492">
                <text:p>0.933857674492</text:p>
              </table:table-cell>
              <table:table-cell office:value-type="float" office:value="5.16663721146">
                <text:p>5.16663721146</text:p>
              </table:table-cell>
              <table:table-cell office:value-type="float" office:value="1.06371389637">
                <text:p>1.06371389637</text:p>
              </table:table-cell>
              <table:table-cell office:value-type="float" office:value="0.878486767588">
                <text:p>0.878486767588</text:p>
              </table:table-cell>
              <table:table-cell office:value-type="float" office:value="2.55467688022">
                <text:p>2.55467688022</text:p>
              </table:table-cell>
              <table:table-cell office:value-type="float" office:value="5.21973189848">
                <text:p>5.21973189848</text:p>
              </table:table-cell>
              <table:table-cell office:value-type="float" office:value="5.95823463419">
                <text:p>5.95823463419</text:p>
              </table:table-cell>
              <table:table-cell office:value-type="float" office:value="0.816457397086">
                <text:p>0.816457397086</text:p>
              </table:table-cell>
              <table:table-cell office:value-type="float" office:value="14.5036510522">
                <text:p>14.5036510522</text:p>
              </table:table-cell>
              <table:table-cell office:value-type="float" office:value="0.399114987575">
                <text:p>0.399114987575</text:p>
              </table:table-cell>
              <table:table-cell office:value-type="float" office:value="0.441735502254">
                <text:p>0.441735502254</text:p>
              </table:table-cell>
              <table:table-cell office:value-type="float" office:value="2.15024189518">
                <text:p>2.15024189518</text:p>
              </table:table-cell>
              <table:table-cell office:value-type="float" office:value="3.91376386427">
                <text:p>3.91376386427</text:p>
              </table:table-cell>
              <table:table-cell office:value-type="float" office:value="12.8794765166">
                <text:p>12.879476516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6.67236071712">
                <text:p>6.67236071712</text:p>
              </table:table-cell>
              <table:table-cell office:value-type="float" office:value="3.20528575473">
                <text:p>3.20528575473</text:p>
              </table:table-cell>
              <table:table-cell office:value-type="float" office:value="0.0898639737743">
                <text:p>0.0898639737743</text:p>
              </table:table-cell>
              <table:table-cell office:value-type="float" office:value="1.11624286331">
                <text:p>1.11624286331</text:p>
              </table:table-cell>
              <table:table-cell office:value-type="float" office:value="2.43215303685">
                <text:p>2.43215303685</text:p>
              </table:table-cell>
              <table:table-cell office:value-type="float" office:value="5.3469489676">
                <text:p>5.3469489676</text:p>
              </table:table-cell>
              <table:table-cell office:value-type="float" office:value="9.19475398265">
                <text:p>9.19475398265</text:p>
              </table:table-cell>
              <table:table-cell office:value-type="float" office:value="16.8080561646">
                <text:p>16.8080561646</text:p>
              </table:table-cell>
              <table:table-cell office:value-type="float" office:value="1.99007384224">
                <text:p>1.99007384224</text:p>
              </table:table-cell>
              <table:table-cell office:value-type="float" office:value="6.90117475913">
                <text:p>6.90117475913</text:p>
              </table:table-cell>
              <table:table-cell office:value-type="float" office:value="6.76050827326">
                <text:p>6.76050827326</text:p>
              </table:table-cell>
              <table:table-cell office:value-type="float" office:value="5.71647609214">
                <text:p>5.71647609214</text:p>
              </table:table-cell>
              <table:table-cell office:value-type="float" office:value="2.71276255609">
                <text:p>2.71276255609</text:p>
              </table:table-cell>
              <table:table-cell office:value-type="float" office:value="12.2285342797">
                <text:p>12.2285342797</text:p>
              </table:table-cell>
              <table:table-cell office:value-type="float" office:value="5.12382888812">
                <text:p>5.12382888812</text:p>
              </table:table-cell>
              <table:table-cell office:value-type="float" office:value="0.185354732643">
                <text:p>0.185354732643</text:p>
              </table:table-cell>
              <table:table-cell office:value-type="float" office:value="0.199376156703">
                <text:p>0.199376156703</text:p>
              </table:table-cell>
              <table:table-cell office:value-type="float" office:value="8.81253326008">
                <text:p>8.81253326008</text:p>
              </table:table-cell>
              <table:table-cell office:value-type="float" office:value="1.93889538246">
                <text:p>1.93889538246</text:p>
              </table:table-cell>
              <table:table-cell office:value-type="float" office:value="5.20261751065">
                <text:p>5.2026175106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.83787446747">
                <text:p>2.83787446747</text:p>
              </table:table-cell>
              <table:table-cell office:value-type="float" office:value="0.664510455179">
                <text:p>0.664510455179</text:p>
              </table:table-cell>
              <table:table-cell office:value-type="float" office:value="2.86577512045">
                <text:p>2.86577512045</text:p>
              </table:table-cell>
              <table:table-cell office:value-type="float" office:value="2.41297992116">
                <text:p>2.41297992116</text:p>
              </table:table-cell>
              <table:table-cell office:value-type="float" office:value="1.90325672359">
                <text:p>1.90325672359</text:p>
              </table:table-cell>
              <table:table-cell office:value-type="float" office:value="2.72021658992">
                <text:p>2.72021658992</text:p>
              </table:table-cell>
              <table:table-cell office:value-type="float" office:value="8.34124847178">
                <text:p>8.34124847178</text:p>
              </table:table-cell>
              <table:table-cell office:value-type="float" office:value="9.48553619482">
                <text:p>9.48553619482</text:p>
              </table:table-cell>
              <table:table-cell office:value-type="float" office:value="2.13464911019">
                <text:p>2.13464911019</text:p>
              </table:table-cell>
              <table:table-cell office:value-type="float" office:value="3.71836613226">
                <text:p>3.71836613226</text:p>
              </table:table-cell>
              <table:table-cell office:value-type="float" office:value="0.946747965564">
                <text:p>0.946747965564</text:p>
              </table:table-cell>
              <table:table-cell office:value-type="float" office:value="8.4401130967">
                <text:p>8.4401130967</text:p>
              </table:table-cell>
              <table:table-cell office:value-type="float" office:value="4.41454716709">
                <text:p>4.41454716709</text:p>
              </table:table-cell>
              <table:table-cell office:value-type="float" office:value="10.7263542596">
                <text:p>10.7263542596</text:p>
              </table:table-cell>
              <table:table-cell office:value-type="float" office:value="4.59340638272">
                <text:p>4.59340638272</text:p>
              </table:table-cell>
              <table:table-cell office:value-type="float" office:value="0.132669583664">
                <text:p>0.132669583664</text:p>
              </table:table-cell>
              <table:table-cell office:value-type="float" office:value="6.60314221689">
                <text:p>6.60314221689</text:p>
              </table:table-cell>
              <table:table-cell office:value-type="float" office:value="16.0507380384">
                <text:p>16.0507380384</text:p>
              </table:table-cell>
              <table:table-cell office:value-type="float" office:value="3.28842362584">
                <text:p>3.28842362584</text:p>
              </table:table-cell>
              <table:table-cell office:value-type="float" office:value="6.11482142812">
                <text:p>6.1148214281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.13947026485">
                <text:p>5.13947026485</text:p>
              </table:table-cell>
              <table:table-cell office:value-type="float" office:value="2.54628132361">
                <text:p>2.54628132361</text:p>
              </table:table-cell>
              <table:table-cell office:value-type="float" office:value="0.413740159229">
                <text:p>0.413740159229</text:p>
              </table:table-cell>
              <table:table-cell office:value-type="float" office:value="1.37144426519">
                <text:p>1.37144426519</text:p>
              </table:table-cell>
              <table:table-cell office:value-type="float" office:value="0.440708257587">
                <text:p>0.440708257587</text:p>
              </table:table-cell>
              <table:table-cell office:value-type="float" office:value="0.96789155644">
                <text:p>0.96789155644</text:p>
              </table:table-cell>
              <table:table-cell office:value-type="float" office:value="7.03956630989">
                <text:p>7.03956630989</text:p>
              </table:table-cell>
              <table:table-cell office:value-type="float" office:value="7.07572536131">
                <text:p>7.07572536131</text:p>
              </table:table-cell>
              <table:table-cell office:value-type="float" office:value="1.28576943447">
                <text:p>1.28576943447</text:p>
              </table:table-cell>
              <table:table-cell office:value-type="float" office:value="2.5442226724">
                <text:p>2.5442226724</text:p>
              </table:table-cell>
              <table:table-cell office:value-type="float" office:value="3.5355987535">
                <text:p>3.5355987535</text:p>
              </table:table-cell>
              <table:table-cell office:value-type="float" office:value="8.87902605664">
                <text:p>8.87902605664</text:p>
              </table:table-cell>
              <table:table-cell office:value-type="float" office:value="3.19555680757">
                <text:p>3.19555680757</text:p>
              </table:table-cell>
              <table:table-cell office:value-type="float" office:value="9.2640726859">
                <text:p>9.2640726859</text:p>
              </table:table-cell>
              <table:table-cell office:value-type="float" office:value="6.62706245226">
                <text:p>6.62706245226</text:p>
              </table:table-cell>
              <table:table-cell office:value-type="float" office:value="2.00875078579">
                <text:p>2.00875078579</text:p>
              </table:table-cell>
              <table:table-cell office:value-type="float" office:value="6.13920147484">
                <text:p>6.13920147484</text:p>
              </table:table-cell>
              <table:table-cell office:value-type="float" office:value="7.89202466247">
                <text:p>7.89202466247</text:p>
              </table:table-cell>
              <table:table-cell office:value-type="float" office:value="0.919278839715">
                <text:p>0.919278839715</text:p>
              </table:table-cell>
              <table:table-cell office:value-type="float" office:value="6.30402197343">
                <text:p>6.3040219734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.33057989641">
                <text:p>4.33057989641</text:p>
              </table:table-cell>
              <table:table-cell office:value-type="float" office:value="0.963783775269">
                <text:p>0.963783775269</text:p>
              </table:table-cell>
              <table:table-cell office:value-type="float" office:value="2.01221845128">
                <text:p>2.01221845128</text:p>
              </table:table-cell>
              <table:table-cell office:value-type="float" office:value="3.452169982">
                <text:p>3.452169982</text:p>
              </table:table-cell>
              <table:table-cell office:value-type="float" office:value="3.77797468943">
                <text:p>3.77797468943</text:p>
              </table:table-cell>
              <table:table-cell office:value-type="float" office:value="3.94590133727">
                <text:p>3.94590133727</text:p>
              </table:table-cell>
              <table:table-cell office:value-type="float" office:value="2.68821149309">
                <text:p>2.68821149309</text:p>
              </table:table-cell>
              <table:table-cell office:value-type="float" office:value="6.29316164742">
                <text:p>6.29316164742</text:p>
              </table:table-cell>
              <table:table-cell office:value-type="float" office:value="2.87267343758">
                <text:p>2.87267343758</text:p>
              </table:table-cell>
              <table:table-cell office:value-type="float" office:value="4.87712971442">
                <text:p>4.87712971442</text:p>
              </table:table-cell>
              <table:table-cell office:value-type="float" office:value="3.73994134111">
                <text:p>3.73994134111</text:p>
              </table:table-cell>
              <table:table-cell office:value-type="float" office:value="10.0716732402">
                <text:p>10.0716732402</text:p>
              </table:table-cell>
              <table:table-cell office:value-type="float" office:value="0.901773280502">
                <text:p>0.901773280502</text:p>
              </table:table-cell>
              <table:table-cell office:value-type="float" office:value="12.6729310648">
                <text:p>12.6729310648</text:p>
              </table:table-cell>
              <table:table-cell office:value-type="float" office:value="4.73021891157">
                <text:p>4.73021891157</text:p>
              </table:table-cell>
              <table:table-cell office:value-type="float" office:value="0.849246803898">
                <text:p>0.849246803898</text:p>
              </table:table-cell>
              <table:table-cell office:value-type="float" office:value="14.9556389233">
                <text:p>14.9556389233</text:p>
              </table:table-cell>
              <table:table-cell office:value-type="float" office:value="12.2281899497">
                <text:p>12.2281899497</text:p>
              </table:table-cell>
              <table:table-cell office:value-type="float" office:value="2.10706625836">
                <text:p>2.10706625836</text:p>
              </table:table-cell>
              <table:table-cell office:value-type="float" office:value="1.41321863552">
                <text:p>1.4132186355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.20411331528">
                <text:p>6.20411331528</text:p>
              </table:table-cell>
              <table:table-cell office:value-type="float" office:value="3.7364382109">
                <text:p>3.7364382109</text:p>
              </table:table-cell>
              <table:table-cell office:value-type="float" office:value="0.502730135047">
                <text:p>0.502730135047</text:p>
              </table:table-cell>
              <table:table-cell office:value-type="float" office:value="3.25666068774">
                <text:p>3.25666068774</text:p>
              </table:table-cell>
              <table:table-cell office:value-type="float" office:value="3.46007041649">
                <text:p>3.46007041649</text:p>
              </table:table-cell>
              <table:table-cell office:value-type="float" office:value="1.39899426242">
                <text:p>1.39899426242</text:p>
              </table:table-cell>
              <table:table-cell office:value-type="float" office:value="2.33894824991">
                <text:p>2.33894824991</text:p>
              </table:table-cell>
              <table:table-cell office:value-type="float" office:value="4.59806386152">
                <text:p>4.59806386152</text:p>
              </table:table-cell>
              <table:table-cell office:value-type="float" office:value="2.8324755624">
                <text:p>2.8324755624</text:p>
              </table:table-cell>
              <table:table-cell office:value-type="float" office:value="4.90131074403">
                <text:p>4.90131074403</text:p>
              </table:table-cell>
              <table:table-cell office:value-type="float" office:value="10.1422445212">
                <text:p>10.1422445212</text:p>
              </table:table-cell>
              <table:table-cell office:value-type="float" office:value="16.3303499335">
                <text:p>16.3303499335</text:p>
              </table:table-cell>
              <table:table-cell office:value-type="float" office:value="1.40620412027">
                <text:p>1.40620412027</text:p>
              </table:table-cell>
              <table:table-cell office:value-type="float" office:value="9.72616359704">
                <text:p>9.72616359704</text:p>
              </table:table-cell>
              <table:table-cell office:value-type="float" office:value="7.90956581032">
                <text:p>7.90956581032</text:p>
              </table:table-cell>
              <table:table-cell office:value-type="float" office:value="2.85107380877">
                <text:p>2.85107380877</text:p>
              </table:table-cell>
              <table:table-cell office:value-type="float" office:value="8.07429320933">
                <text:p>8.07429320933</text:p>
              </table:table-cell>
              <table:table-cell office:value-type="float" office:value="6.15696937757">
                <text:p>6.15696937757</text:p>
              </table:table-cell>
              <table:table-cell office:value-type="float" office:value="1.53456578697">
                <text:p>1.53456578697</text:p>
              </table:table-cell>
              <table:table-cell office:value-type="float" office:value="0.604151790122">
                <text:p>0.60415179012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.1594920806">
                <text:p>1.1594920806</text:p>
              </table:table-cell>
              <table:table-cell office:value-type="float" office:value="1.78700125876">
                <text:p>1.78700125876</text:p>
              </table:table-cell>
              <table:table-cell office:value-type="float" office:value="0.18835149842">
                <text:p>0.18835149842</text:p>
              </table:table-cell>
              <table:table-cell office:value-type="float" office:value="4.96227943824">
                <text:p>4.96227943824</text:p>
              </table:table-cell>
              <table:table-cell office:value-type="float" office:value="1.43158936551">
                <text:p>1.43158936551</text:p>
              </table:table-cell>
              <table:table-cell office:value-type="float" office:value="2.80734561071">
                <text:p>2.80734561071</text:p>
              </table:table-cell>
              <table:table-cell office:value-type="float" office:value="7.02288069174">
                <text:p>7.02288069174</text:p>
              </table:table-cell>
              <table:table-cell office:value-type="float" office:value="6.60434316195">
                <text:p>6.60434316195</text:p>
              </table:table-cell>
              <table:table-cell office:value-type="float" office:value="4.50158650299">
                <text:p>4.50158650299</text:p>
              </table:table-cell>
              <table:table-cell office:value-type="float" office:value="2.12755330929">
                <text:p>2.12755330929</text:p>
              </table:table-cell>
              <table:table-cell office:value-type="float" office:value="7.45899572681">
                <text:p>7.45899572681</text:p>
              </table:table-cell>
              <table:table-cell office:value-type="float" office:value="24.2070715782">
                <text:p>24.2070715782</text:p>
              </table:table-cell>
              <table:table-cell office:value-type="float" office:value="3.16215573137">
                <text:p>3.16215573137</text:p>
              </table:table-cell>
              <table:table-cell office:value-type="float" office:value="16.4274295885">
                <text:p>16.4274295885</text:p>
              </table:table-cell>
              <table:table-cell office:value-type="float" office:value="9.3100744344">
                <text:p>9.3100744344</text:p>
              </table:table-cell>
              <table:table-cell office:value-type="float" office:value="0.820588842712">
                <text:p>0.820588842712</text:p>
              </table:table-cell>
              <table:table-cell office:value-type="float" office:value="7.60575104817">
                <text:p>7.60575104817</text:p>
              </table:table-cell>
              <table:table-cell office:value-type="float" office:value="3.79465898111">
                <text:p>3.79465898111</text:p>
              </table:table-cell>
              <table:table-cell office:value-type="float" office:value="0.299262812447">
                <text:p>0.299262812447</text:p>
              </table:table-cell>
              <table:table-cell office:value-type="float" office:value="1.734899736">
                <text:p>1.734899736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5.19351958847">
                <text:p>5.19351958847</text:p>
              </table:table-cell>
              <table:table-cell office:value-type="float" office:value="3.57553627472">
                <text:p>3.57553627472</text:p>
              </table:table-cell>
              <table:table-cell office:value-type="float" office:value="5.31963454942">
                <text:p>5.31963454942</text:p>
              </table:table-cell>
              <table:table-cell office:value-type="float" office:value="5.70721190089">
                <text:p>5.70721190089</text:p>
              </table:table-cell>
              <table:table-cell office:value-type="float" office:value="0.55432847781">
                <text:p>0.55432847781</text:p>
              </table:table-cell>
              <table:table-cell office:value-type="float" office:value="3.30185405367">
                <text:p>3.30185405367</text:p>
              </table:table-cell>
              <table:table-cell office:value-type="float" office:value="5.34374405492">
                <text:p>5.34374405492</text:p>
              </table:table-cell>
              <table:table-cell office:value-type="float" office:value="3.82844506615">
                <text:p>3.82844506615</text:p>
              </table:table-cell>
              <table:table-cell office:value-type="float" office:value="5.93531561941">
                <text:p>5.93531561941</text:p>
              </table:table-cell>
              <table:table-cell office:value-type="float" office:value="4.72032556079">
                <text:p>4.72032556079</text:p>
              </table:table-cell>
              <table:table-cell office:value-type="float" office:value="3.99080853707">
                <text:p>3.99080853707</text:p>
              </table:table-cell>
              <table:table-cell office:value-type="float" office:value="20.0959533578">
                <text:p>20.0959533578</text:p>
              </table:table-cell>
              <table:table-cell office:value-type="float" office:value="0.384272317775">
                <text:p>0.384272317775</text:p>
              </table:table-cell>
              <table:table-cell office:value-type="float" office:value="11.1061526495">
                <text:p>11.1061526495</text:p>
              </table:table-cell>
              <table:table-cell office:value-type="float" office:value="3.74741812866">
                <text:p>3.74741812866</text:p>
              </table:table-cell>
              <table:table-cell office:value-type="float" office:value="0.564973690598">
                <text:p>0.564973690598</text:p>
              </table:table-cell>
              <table:table-cell office:value-type="float" office:value="7.43637344643">
                <text:p>7.43637344643</text:p>
              </table:table-cell>
              <table:table-cell office:value-type="float" office:value="5.53131541027">
                <text:p>5.53131541027</text:p>
              </table:table-cell>
              <table:table-cell office:value-type="float" office:value="2.99503961997">
                <text:p>2.99503961997</text:p>
              </table:table-cell>
              <table:table-cell office:value-type="float" office:value="0.38401026212">
                <text:p>0.3840102621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959cm" svg:y="0.563cm" chart:style-name="ch2">
          <text:p>ICFP over time</text:p>
        </chart:title>
        <chart:legend chart:legend-position="end" svg:x="30.183cm" svg:y="5.942cm" style:legend-expansion="high" chart:style-name="ch3"/>
        <chart:plot-area chart:style-name="ch4" table:cell-range-address="ICFP.A1:ICFP.U43" chart:data-source-has-labels="both" svg:x="0.662cm" svg:y="1.751cm" svg:width="28.859cm" svg:height="19.207cm">
          <chartooo:coordinate-region svg:x="1.814cm" svg:y="1.936cm" svg:width="27.64cm" svg:height="18.033cm"/>
          <chart:axis chart:dimension="x" chart:name="primary-x" chart:style-name="ch5" chartooo:axis-type="auto">
            <chartooo:date-scale/>
            <chart:categories table:cell-range-address="ICFP.A2:ICFP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CFP.B2:ICFP.B43" chart:label-cell-address="ICFP.B1:ICFP.B1" chart:class="chart:bar">
            <chart:data-point chart:repeated="42"/>
          </chart:series>
          <chart:series chart:style-name="ch9" chart:values-cell-range-address="ICFP.C2:ICFP.C43" chart:label-cell-address="ICFP.C1:ICFP.C1" chart:class="chart:bar">
            <chart:data-point chart:repeated="42"/>
          </chart:series>
          <chart:series chart:style-name="ch10" chart:values-cell-range-address="ICFP.D2:ICFP.D43" chart:label-cell-address="ICFP.D1:ICFP.D1" chart:class="chart:bar">
            <chart:data-point chart:repeated="42"/>
          </chart:series>
          <chart:series chart:style-name="ch11" chart:values-cell-range-address="ICFP.E2:ICFP.E43" chart:label-cell-address="ICFP.E1:ICFP.E1" chart:class="chart:bar">
            <chart:data-point chart:repeated="42"/>
          </chart:series>
          <chart:series chart:style-name="ch12" chart:values-cell-range-address="ICFP.F2:ICFP.F43" chart:label-cell-address="ICFP.F1:ICFP.F1" chart:class="chart:bar">
            <chart:data-point chart:repeated="42"/>
          </chart:series>
          <chart:series chart:style-name="ch13" chart:values-cell-range-address="ICFP.G2:ICFP.G43" chart:label-cell-address="ICFP.G1:ICFP.G1" chart:class="chart:bar">
            <chart:data-point chart:repeated="42"/>
          </chart:series>
          <chart:series chart:style-name="ch14" chart:values-cell-range-address="ICFP.H2:ICFP.H43" chart:label-cell-address="ICFP.H1:ICFP.H1" chart:class="chart:bar">
            <chart:data-point chart:repeated="42"/>
          </chart:series>
          <chart:series chart:style-name="ch15" chart:values-cell-range-address="ICFP.I2:ICFP.I43" chart:label-cell-address="ICFP.I1:ICFP.I1" chart:class="chart:bar">
            <chart:data-point chart:repeated="42"/>
          </chart:series>
          <chart:series chart:style-name="ch16" chart:values-cell-range-address="ICFP.J2:ICFP.J43" chart:label-cell-address="ICFP.J1:ICFP.J1" chart:class="chart:bar">
            <chart:data-point chart:repeated="42"/>
          </chart:series>
          <chart:series chart:style-name="ch17" chart:values-cell-range-address="ICFP.K2:ICFP.K43" chart:label-cell-address="ICFP.K1:ICFP.K1" chart:class="chart:bar">
            <chart:data-point chart:repeated="42"/>
          </chart:series>
          <chart:series chart:style-name="ch18" chart:values-cell-range-address="ICFP.L2:ICFP.L43" chart:label-cell-address="ICFP.L1:ICFP.L1" chart:class="chart:bar">
            <chart:data-point chart:repeated="42"/>
          </chart:series>
          <chart:series chart:style-name="ch19" chart:values-cell-range-address="ICFP.M2:ICFP.M43" chart:label-cell-address="ICFP.M1:ICFP.M1" chart:class="chart:bar">
            <chart:data-point chart:repeated="42"/>
          </chart:series>
          <chart:series chart:style-name="ch8" chart:values-cell-range-address="ICFP.N2:ICFP.N43" chart:label-cell-address="ICFP.N1:ICFP.N1" chart:class="chart:bar">
            <chart:data-point chart:repeated="42"/>
          </chart:series>
          <chart:series chart:style-name="ch9" chart:values-cell-range-address="ICFP.O2:ICFP.O43" chart:label-cell-address="ICFP.O1:ICFP.O1" chart:class="chart:bar">
            <chart:data-point chart:repeated="42"/>
          </chart:series>
          <chart:series chart:style-name="ch10" chart:values-cell-range-address="ICFP.P2:ICFP.P43" chart:label-cell-address="ICFP.P1:ICFP.P1" chart:class="chart:bar">
            <chart:data-point chart:repeated="42"/>
          </chart:series>
          <chart:series chart:style-name="ch11" chart:values-cell-range-address="ICFP.Q2:ICFP.Q43" chart:label-cell-address="ICFP.Q1:ICFP.Q1" chart:class="chart:bar">
            <chart:data-point chart:repeated="42"/>
          </chart:series>
          <chart:series chart:style-name="ch12" chart:values-cell-range-address="ICFP.R2:ICFP.R43" chart:label-cell-address="ICFP.R1:ICFP.R1" chart:class="chart:bar">
            <chart:data-point chart:repeated="42"/>
          </chart:series>
          <chart:series chart:style-name="ch13" chart:values-cell-range-address="ICFP.S2:ICFP.S43" chart:label-cell-address="ICFP.S1:ICFP.S1" chart:class="chart:bar">
            <chart:data-point chart:repeated="42"/>
          </chart:series>
          <chart:series chart:style-name="ch14" chart:values-cell-range-address="ICFP.T2:ICFP.T43" chart:label-cell-address="ICFP.T1:ICFP.T1" chart:class="chart:bar">
            <chart:data-point chart:repeated="42"/>
          </chart:series>
          <chart:series chart:style-name="ch15" chart:values-cell-range-address="ICFP.U2:ICFP.U43" chart:label-cell-address="ICFP.U1:ICFP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FP Topic 0</text:p>
                <draw:g>
                  <svg:desc>ICFP.B1:ICFP.B1</svg:desc>
                </draw:g>
              </table:table-cell>
              <table:table-cell office:value-type="string">
                <text:p>ICFP Topic 1</text:p>
                <draw:g>
                  <svg:desc>ICFP.C1:ICFP.C1</svg:desc>
                </draw:g>
              </table:table-cell>
              <table:table-cell office:value-type="string">
                <text:p>ICFP Topic 2</text:p>
                <draw:g>
                  <svg:desc>ICFP.D1:ICFP.D1</svg:desc>
                </draw:g>
              </table:table-cell>
              <table:table-cell office:value-type="string">
                <text:p>ICFP Topic 3</text:p>
                <draw:g>
                  <svg:desc>ICFP.E1:ICFP.E1</svg:desc>
                </draw:g>
              </table:table-cell>
              <table:table-cell office:value-type="string">
                <text:p>ICFP Topic 4</text:p>
                <draw:g>
                  <svg:desc>ICFP.F1:ICFP.F1</svg:desc>
                </draw:g>
              </table:table-cell>
              <table:table-cell office:value-type="string">
                <text:p>ICFP Topic 5</text:p>
                <draw:g>
                  <svg:desc>ICFP.G1:ICFP.G1</svg:desc>
                </draw:g>
              </table:table-cell>
              <table:table-cell office:value-type="string">
                <text:p>ICFP Topic 6</text:p>
                <draw:g>
                  <svg:desc>ICFP.H1:ICFP.H1</svg:desc>
                </draw:g>
              </table:table-cell>
              <table:table-cell office:value-type="string">
                <text:p>ICFP Topic 7</text:p>
                <draw:g>
                  <svg:desc>ICFP.I1:ICFP.I1</svg:desc>
                </draw:g>
              </table:table-cell>
              <table:table-cell office:value-type="string">
                <text:p>ICFP Topic 8</text:p>
                <draw:g>
                  <svg:desc>ICFP.J1:ICFP.J1</svg:desc>
                </draw:g>
              </table:table-cell>
              <table:table-cell office:value-type="string">
                <text:p>ICFP Topic 9</text:p>
                <draw:g>
                  <svg:desc>ICFP.K1:ICFP.K1</svg:desc>
                </draw:g>
              </table:table-cell>
              <table:table-cell office:value-type="string">
                <text:p>ICFP Topic 10</text:p>
                <draw:g>
                  <svg:desc>ICFP.L1:ICFP.L1</svg:desc>
                </draw:g>
              </table:table-cell>
              <table:table-cell office:value-type="string">
                <text:p>ICFP Topic 11</text:p>
                <draw:g>
                  <svg:desc>ICFP.M1:ICFP.M1</svg:desc>
                </draw:g>
              </table:table-cell>
              <table:table-cell office:value-type="string">
                <text:p>ICFP Topic 12</text:p>
                <draw:g>
                  <svg:desc>ICFP.N1:ICFP.N1</svg:desc>
                </draw:g>
              </table:table-cell>
              <table:table-cell office:value-type="string">
                <text:p>ICFP Topic 13</text:p>
                <draw:g>
                  <svg:desc>ICFP.O1:ICFP.O1</svg:desc>
                </draw:g>
              </table:table-cell>
              <table:table-cell office:value-type="string">
                <text:p>ICFP Topic 14</text:p>
                <draw:g>
                  <svg:desc>ICFP.P1:ICFP.P1</svg:desc>
                </draw:g>
              </table:table-cell>
              <table:table-cell office:value-type="string">
                <text:p>ICFP Topic 15</text:p>
                <draw:g>
                  <svg:desc>ICFP.Q1:ICFP.Q1</svg:desc>
                </draw:g>
              </table:table-cell>
              <table:table-cell office:value-type="string">
                <text:p>ICFP Topic 16</text:p>
                <draw:g>
                  <svg:desc>ICFP.R1:ICFP.R1</svg:desc>
                </draw:g>
              </table:table-cell>
              <table:table-cell office:value-type="string">
                <text:p>ICFP Topic 17</text:p>
                <draw:g>
                  <svg:desc>ICFP.S1:ICFP.S1</svg:desc>
                </draw:g>
              </table:table-cell>
              <table:table-cell office:value-type="string">
                <text:p>ICFP Topic 18</text:p>
                <draw:g>
                  <svg:desc>ICFP.T1:ICFP.T1</svg:desc>
                </draw:g>
              </table:table-cell>
              <table:table-cell office:value-type="string">
                <text:p>ICFP Topic 19</text:p>
                <draw:g>
                  <svg:desc>ICFP.U1:ICFP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ICFP.A2:ICFP.A43</svg:desc>
                </draw:g>
              </table:table-cell>
              <table:table-cell office:value-type="float" office:value="NaN">
                <text:p>NaN</text:p>
                <draw:g>
                  <svg:desc>ICFP.B2:ICFP.B43</svg:desc>
                </draw:g>
              </table:table-cell>
              <table:table-cell office:value-type="float" office:value="NaN">
                <text:p>NaN</text:p>
                <draw:g>
                  <svg:desc>ICFP.C2:ICFP.C43</svg:desc>
                </draw:g>
              </table:table-cell>
              <table:table-cell office:value-type="float" office:value="NaN">
                <text:p>NaN</text:p>
                <draw:g>
                  <svg:desc>ICFP.D2:ICFP.D43</svg:desc>
                </draw:g>
              </table:table-cell>
              <table:table-cell office:value-type="float" office:value="NaN">
                <text:p>NaN</text:p>
                <draw:g>
                  <svg:desc>ICFP.E2:ICFP.E43</svg:desc>
                </draw:g>
              </table:table-cell>
              <table:table-cell office:value-type="float" office:value="NaN">
                <text:p>NaN</text:p>
                <draw:g>
                  <svg:desc>ICFP.F2:ICFP.F43</svg:desc>
                </draw:g>
              </table:table-cell>
              <table:table-cell office:value-type="float" office:value="NaN">
                <text:p>NaN</text:p>
                <draw:g>
                  <svg:desc>ICFP.G2:ICFP.G43</svg:desc>
                </draw:g>
              </table:table-cell>
              <table:table-cell office:value-type="float" office:value="NaN">
                <text:p>NaN</text:p>
                <draw:g>
                  <svg:desc>ICFP.H2:ICFP.H43</svg:desc>
                </draw:g>
              </table:table-cell>
              <table:table-cell office:value-type="float" office:value="NaN">
                <text:p>NaN</text:p>
                <draw:g>
                  <svg:desc>ICFP.I2:ICFP.I43</svg:desc>
                </draw:g>
              </table:table-cell>
              <table:table-cell office:value-type="float" office:value="NaN">
                <text:p>NaN</text:p>
                <draw:g>
                  <svg:desc>ICFP.J2:ICFP.J43</svg:desc>
                </draw:g>
              </table:table-cell>
              <table:table-cell office:value-type="float" office:value="NaN">
                <text:p>NaN</text:p>
                <draw:g>
                  <svg:desc>ICFP.K2:ICFP.K43</svg:desc>
                </draw:g>
              </table:table-cell>
              <table:table-cell office:value-type="float" office:value="NaN">
                <text:p>NaN</text:p>
                <draw:g>
                  <svg:desc>ICFP.L2:ICFP.L43</svg:desc>
                </draw:g>
              </table:table-cell>
              <table:table-cell office:value-type="float" office:value="NaN">
                <text:p>NaN</text:p>
                <draw:g>
                  <svg:desc>ICFP.M2:ICFP.M43</svg:desc>
                </draw:g>
              </table:table-cell>
              <table:table-cell office:value-type="float" office:value="NaN">
                <text:p>NaN</text:p>
                <draw:g>
                  <svg:desc>ICFP.N2:ICFP.N43</svg:desc>
                </draw:g>
              </table:table-cell>
              <table:table-cell office:value-type="float" office:value="NaN">
                <text:p>NaN</text:p>
                <draw:g>
                  <svg:desc>ICFP.O2:ICFP.O43</svg:desc>
                </draw:g>
              </table:table-cell>
              <table:table-cell office:value-type="float" office:value="NaN">
                <text:p>NaN</text:p>
                <draw:g>
                  <svg:desc>ICFP.P2:ICFP.P43</svg:desc>
                </draw:g>
              </table:table-cell>
              <table:table-cell office:value-type="float" office:value="0">
                <text:p>0</text:p>
                <draw:g>
                  <svg:desc>ICFP.Q2:ICFP.Q43</svg:desc>
                </draw:g>
              </table:table-cell>
              <table:table-cell office:value-type="float" office:value="NaN">
                <text:p>NaN</text:p>
                <draw:g>
                  <svg:desc>ICFP.R2:ICFP.R43</svg:desc>
                </draw:g>
              </table:table-cell>
              <table:table-cell office:value-type="float" office:value="NaN">
                <text:p>NaN</text:p>
                <draw:g>
                  <svg:desc>ICFP.S2:ICFP.S43</svg:desc>
                </draw:g>
              </table:table-cell>
              <table:table-cell office:value-type="float" office:value="NaN">
                <text:p>NaN</text:p>
                <draw:g>
                  <svg:desc>ICFP.T2:ICFP.T43</svg:desc>
                </draw:g>
              </table:table-cell>
              <table:table-cell office:value-type="float" office:value="NaN">
                <text:p>NaN</text:p>
                <draw:g>
                  <svg:desc>ICFP.U2:ICFP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.39917987144">
                <text:p>2.39917987144</text:p>
              </table:table-cell>
              <table:table-cell office:value-type="float" office:value="1.63533536782">
                <text:p>1.63533536782</text:p>
              </table:table-cell>
              <table:table-cell office:value-type="float" office:value="5.31369078182">
                <text:p>5.31369078182</text:p>
              </table:table-cell>
              <table:table-cell office:value-type="float" office:value="4.86284162302">
                <text:p>4.86284162302</text:p>
              </table:table-cell>
              <table:table-cell office:value-type="float" office:value="7.40657059459">
                <text:p>7.40657059459</text:p>
              </table:table-cell>
              <table:table-cell office:value-type="float" office:value="2.54481179575">
                <text:p>2.54481179575</text:p>
              </table:table-cell>
              <table:table-cell office:value-type="float" office:value="4.00158631323">
                <text:p>4.00158631323</text:p>
              </table:table-cell>
              <table:table-cell office:value-type="float" office:value="0.725079582429">
                <text:p>0.725079582429</text:p>
              </table:table-cell>
              <table:table-cell office:value-type="float" office:value="1.51448176067">
                <text:p>1.51448176067</text:p>
              </table:table-cell>
              <table:table-cell office:value-type="float" office:value="17.9318887921">
                <text:p>17.93188879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463765573913">
                <text:p>0.463765573913</text:p>
              </table:table-cell>
              <table:table-cell office:value-type="float" office:value="1.9684533784">
                <text:p>1.9684533784</text:p>
              </table:table-cell>
              <table:table-cell office:value-type="float" office:value="1.84139257576">
                <text:p>1.84139257576</text:p>
              </table:table-cell>
              <table:table-cell office:value-type="float" office:value="0.403019273167">
                <text:p>0.403019273167</text:p>
              </table:table-cell>
              <table:table-cell office:value-type="float" office:value="2.27370456885">
                <text:p>2.27370456885</text:p>
              </table:table-cell>
              <table:table-cell office:value-type="float" office:value="6.76161680332">
                <text:p>6.76161680332</text:p>
              </table:table-cell>
              <table:table-cell office:value-type="float" office:value="0.7672472844">
                <text:p>0.7672472844</text:p>
              </table:table-cell>
              <table:table-cell office:value-type="float" office:value="3.13435513383">
                <text:p>3.13435513383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.08138803621">
                <text:p>2.08138803621</text:p>
              </table:table-cell>
              <table:table-cell office:value-type="float" office:value="1.71841600636">
                <text:p>1.71841600636</text:p>
              </table:table-cell>
              <table:table-cell office:value-type="float" office:value="5.55152139823">
                <text:p>5.55152139823</text:p>
              </table:table-cell>
              <table:table-cell office:value-type="float" office:value="2.1429557856">
                <text:p>2.1429557856</text:p>
              </table:table-cell>
              <table:table-cell office:value-type="float" office:value="4.53963472157">
                <text:p>4.53963472157</text:p>
              </table:table-cell>
              <table:table-cell office:value-type="float" office:value="1.32306728915">
                <text:p>1.32306728915</text:p>
              </table:table-cell>
              <table:table-cell office:value-type="float" office:value="3.80187048122">
                <text:p>3.80187048122</text:p>
              </table:table-cell>
              <table:table-cell office:value-type="float" office:value="1.61157609115">
                <text:p>1.61157609115</text:p>
              </table:table-cell>
              <table:table-cell office:value-type="float" office:value="8.63580883513">
                <text:p>8.63580883513</text:p>
              </table:table-cell>
              <table:table-cell office:value-type="float" office:value="10.4123898577">
                <text:p>10.4123898577</text:p>
              </table:table-cell>
              <table:table-cell office:value-type="float" office:value="0.19809500558">
                <text:p>0.1980950055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17395929544">
                <text:p>1.17395929544</text:p>
              </table:table-cell>
              <table:table-cell office:value-type="float" office:value="0.21334996071">
                <text:p>0.21334996071</text:p>
              </table:table-cell>
              <table:table-cell office:value-type="float" office:value="1.8387391847">
                <text:p>1.8387391847</text:p>
              </table:table-cell>
              <table:table-cell office:value-type="float" office:value="1.94173588865">
                <text:p>1.94173588865</text:p>
              </table:table-cell>
              <table:table-cell office:value-type="float" office:value="0.645002237451">
                <text:p>0.645002237451</text:p>
              </table:table-cell>
              <table:table-cell office:value-type="float" office:value="1.28035706046">
                <text:p>1.28035706046</text:p>
              </table:table-cell>
              <table:table-cell office:value-type="float" office:value="1.08952715316">
                <text:p>1.08952715316</text:p>
              </table:table-cell>
              <table:table-cell office:value-type="float" office:value="0.430907089671">
                <text:p>0.43090708967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.74523212717">
                <text:p>2.74523212717</text:p>
              </table:table-cell>
              <table:table-cell office:value-type="float" office:value="0.623886029811">
                <text:p>0.623886029811</text:p>
              </table:table-cell>
              <table:table-cell office:value-type="float" office:value="7.5018376009">
                <text:p>7.5018376009</text:p>
              </table:table-cell>
              <table:table-cell office:value-type="float" office:value="0.507193847773">
                <text:p>0.507193847773</text:p>
              </table:table-cell>
              <table:table-cell office:value-type="float" office:value="4.89603015325">
                <text:p>4.89603015325</text:p>
              </table:table-cell>
              <table:table-cell office:value-type="float" office:value="2.00813270048">
                <text:p>2.00813270048</text:p>
              </table:table-cell>
              <table:table-cell office:value-type="float" office:value="1.59494292225">
                <text:p>1.59494292225</text:p>
              </table:table-cell>
              <table:table-cell office:value-type="float" office:value="2.15444439149">
                <text:p>2.15444439149</text:p>
              </table:table-cell>
              <table:table-cell office:value-type="float" office:value="1.13907922845">
                <text:p>1.13907922845</text:p>
              </table:table-cell>
              <table:table-cell office:value-type="float" office:value="12.9748642338">
                <text:p>12.9748642338</text:p>
              </table:table-cell>
              <table:table-cell office:value-type="float" office:value="0.940318761744">
                <text:p>0.940318761744</text:p>
              </table:table-cell>
              <table:table-cell office:value-type="float" office:value="0.149430712836">
                <text:p>0.149430712836</text:p>
              </table:table-cell>
              <table:table-cell office:value-type="float" office:value="0.550597329849">
                <text:p>0.55059732984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7903208915">
                <text:p>1.7903208915</text:p>
              </table:table-cell>
              <table:table-cell office:value-type="float" office:value="2.75779240176">
                <text:p>2.75779240176</text:p>
              </table:table-cell>
              <table:table-cell office:value-type="float" office:value="1.94377421237">
                <text:p>1.94377421237</text:p>
              </table:table-cell>
              <table:table-cell office:value-type="float" office:value="1.87505930454">
                <text:p>1.87505930454</text:p>
              </table:table-cell>
              <table:table-cell office:value-type="float" office:value="1.52771250357">
                <text:p>1.52771250357</text:p>
              </table:table-cell>
              <table:table-cell office:value-type="float" office:value="0.303039558458">
                <text:p>0.30303955845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.66776746035">
                <text:p>1.66776746035</text:p>
              </table:table-cell>
              <table:table-cell office:value-type="float" office:value="1.49906766284">
                <text:p>1.49906766284</text:p>
              </table:table-cell>
              <table:table-cell office:value-type="float" office:value="6.34473513761">
                <text:p>6.34473513761</text:p>
              </table:table-cell>
              <table:table-cell office:value-type="float" office:value="2.0549072472">
                <text:p>2.0549072472</text:p>
              </table:table-cell>
              <table:table-cell office:value-type="float" office:value="4.79628694809">
                <text:p>4.79628694809</text:p>
              </table:table-cell>
              <table:table-cell office:value-type="float" office:value="1.7228362996">
                <text:p>1.7228362996</text:p>
              </table:table-cell>
              <table:table-cell office:value-type="float" office:value="1.55239830667">
                <text:p>1.55239830667</text:p>
              </table:table-cell>
              <table:table-cell office:value-type="float" office:value="3.23970057043">
                <text:p>3.23970057043</text:p>
              </table:table-cell>
              <table:table-cell office:value-type="float" office:value="1.07221563462">
                <text:p>1.07221563462</text:p>
              </table:table-cell>
              <table:table-cell office:value-type="float" office:value="27.5574091428">
                <text:p>27.5574091428</text:p>
              </table:table-cell>
              <table:table-cell office:value-type="float" office:value="1.88633004332">
                <text:p>1.88633004332</text:p>
              </table:table-cell>
              <table:table-cell office:value-type="float" office:value="0.201706657748">
                <text:p>0.201706657748</text:p>
              </table:table-cell>
              <table:table-cell office:value-type="float" office:value="2.10152836078">
                <text:p>2.10152836078</text:p>
              </table:table-cell>
              <table:table-cell office:value-type="float" office:value="1.83479145691">
                <text:p>1.83479145691</text:p>
              </table:table-cell>
              <table:table-cell office:value-type="float" office:value="1.68459079211">
                <text:p>1.68459079211</text:p>
              </table:table-cell>
              <table:table-cell office:value-type="float" office:value="1.24434764301">
                <text:p>1.24434764301</text:p>
              </table:table-cell>
              <table:table-cell office:value-type="float" office:value="2.94924875419">
                <text:p>2.94924875419</text:p>
              </table:table-cell>
              <table:table-cell office:value-type="float" office:value="5.64936578988">
                <text:p>5.64936578988</text:p>
              </table:table-cell>
              <table:table-cell office:value-type="float" office:value="0.196332090533">
                <text:p>0.196332090533</text:p>
              </table:table-cell>
              <table:table-cell office:value-type="float" office:value="0.345198158185">
                <text:p>0.3451981581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12056269681">
                <text:p>0.812056269681</text:p>
              </table:table-cell>
              <table:table-cell office:value-type="float" office:value="0.850154119512">
                <text:p>0.850154119512</text:p>
              </table:table-cell>
              <table:table-cell office:value-type="float" office:value="7.17839504304">
                <text:p>7.17839504304</text:p>
              </table:table-cell>
              <table:table-cell office:value-type="float" office:value="0.765973491354">
                <text:p>0.765973491354</text:p>
              </table:table-cell>
              <table:table-cell office:value-type="float" office:value="5.4344419192">
                <text:p>5.4344419192</text:p>
              </table:table-cell>
              <table:table-cell office:value-type="float" office:value="1.18191978627">
                <text:p>1.18191978627</text:p>
              </table:table-cell>
              <table:table-cell office:value-type="float" office:value="3.60785991996">
                <text:p>3.60785991996</text:p>
              </table:table-cell>
              <table:table-cell office:value-type="float" office:value="1.93406794505">
                <text:p>1.93406794505</text:p>
              </table:table-cell>
              <table:table-cell office:value-type="float" office:value="7.12552601925">
                <text:p>7.12552601925</text:p>
              </table:table-cell>
              <table:table-cell office:value-type="float" office:value="18.4142522934">
                <text:p>18.4142522934</text:p>
              </table:table-cell>
              <table:table-cell office:value-type="float" office:value="0.482360543596">
                <text:p>0.482360543596</text:p>
              </table:table-cell>
              <table:table-cell office:value-type="float" office:value="1.62490817662">
                <text:p>1.62490817662</text:p>
              </table:table-cell>
              <table:table-cell office:value-type="float" office:value="0.283348884677">
                <text:p>0.283348884677</text:p>
              </table:table-cell>
              <table:table-cell office:value-type="float" office:value="1.83527149063">
                <text:p>1.83527149063</text:p>
              </table:table-cell>
              <table:table-cell office:value-type="float" office:value="6.945652589">
                <text:p>6.945652589</text:p>
              </table:table-cell>
              <table:table-cell office:value-type="float" office:value="2.91230409939">
                <text:p>2.91230409939</text:p>
              </table:table-cell>
              <table:table-cell office:value-type="float" office:value="5.12190294663">
                <text:p>5.12190294663</text:p>
              </table:table-cell>
              <table:table-cell office:value-type="float" office:value="2.61495296371">
                <text:p>2.6149529637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59472486192">
                <text:p>0.095947248619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.85106743475">
                <text:p>3.85106743475</text:p>
              </table:table-cell>
              <table:table-cell office:value-type="float" office:value="3.27009473799">
                <text:p>3.27009473799</text:p>
              </table:table-cell>
              <table:table-cell office:value-type="float" office:value="15.0457639645">
                <text:p>15.0457639645</text:p>
              </table:table-cell>
              <table:table-cell office:value-type="float" office:value="3.13708061105">
                <text:p>3.13708061105</text:p>
              </table:table-cell>
              <table:table-cell office:value-type="float" office:value="4.59241600237">
                <text:p>4.59241600237</text:p>
              </table:table-cell>
              <table:table-cell office:value-type="float" office:value="3.10383140676">
                <text:p>3.10383140676</text:p>
              </table:table-cell>
              <table:table-cell office:value-type="float" office:value="0.369180121813">
                <text:p>0.369180121813</text:p>
              </table:table-cell>
              <table:table-cell office:value-type="float" office:value="2.58838110821">
                <text:p>2.58838110821</text:p>
              </table:table-cell>
              <table:table-cell office:value-type="float" office:value="2.73488902369">
                <text:p>2.73488902369</text:p>
              </table:table-cell>
              <table:table-cell office:value-type="float" office:value="22.0061713521">
                <text:p>22.00617135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13891366576">
                <text:p>1.13891366576</text:p>
              </table:table-cell>
              <table:table-cell office:value-type="float" office:value="2.3245815334">
                <text:p>2.3245815334</text:p>
              </table:table-cell>
              <table:table-cell office:value-type="float" office:value="0.718247005113">
                <text:p>0.718247005113</text:p>
              </table:table-cell>
              <table:table-cell office:value-type="float" office:value="0.836897676709">
                <text:p>0.836897676709</text:p>
              </table:table-cell>
              <table:table-cell office:value-type="float" office:value="0.934344170652">
                <text:p>0.934344170652</text:p>
              </table:table-cell>
              <table:table-cell office:value-type="float" office:value="6.99786273583">
                <text:p>6.99786273583</text:p>
              </table:table-cell>
              <table:table-cell office:value-type="float" office:value="9.05235273106">
                <text:p>9.05235273106</text:p>
              </table:table-cell>
              <table:table-cell office:value-type="float" office:value="2.75261194718">
                <text:p>2.75261194718</text:p>
              </table:table-cell>
              <table:table-cell office:value-type="float" office:value="0.977310861735">
                <text:p>0.97731086173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.7844650917">
                <text:p>4.7844650917</text:p>
              </table:table-cell>
              <table:table-cell office:value-type="float" office:value="1.1216202135">
                <text:p>1.1216202135</text:p>
              </table:table-cell>
              <table:table-cell office:value-type="float" office:value="15.2327249278">
                <text:p>15.2327249278</text:p>
              </table:table-cell>
              <table:table-cell office:value-type="float" office:value="0.138123743015">
                <text:p>0.138123743015</text:p>
              </table:table-cell>
              <table:table-cell office:value-type="float" office:value="1.61796869126">
                <text:p>1.61796869126</text:p>
              </table:table-cell>
              <table:table-cell office:value-type="float" office:value="2.78106800884">
                <text:p>2.78106800884</text:p>
              </table:table-cell>
              <table:table-cell office:value-type="float" office:value="3.43975999452">
                <text:p>3.43975999452</text:p>
              </table:table-cell>
              <table:table-cell office:value-type="float" office:value="0.947098802569">
                <text:p>0.947098802569</text:p>
              </table:table-cell>
              <table:table-cell office:value-type="float" office:value="1.70734855471">
                <text:p>1.70734855471</text:p>
              </table:table-cell>
              <table:table-cell office:value-type="float" office:value="17.5020081489">
                <text:p>17.5020081489</text:p>
              </table:table-cell>
              <table:table-cell office:value-type="float" office:value="2.80370262772">
                <text:p>2.8037026277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8611188054">
                <text:p>5.7861118805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51952130827">
                <text:p>0.651952130827</text:p>
              </table:table-cell>
              <table:table-cell office:value-type="float" office:value="1.70525471456">
                <text:p>1.70525471456</text:p>
              </table:table-cell>
              <table:table-cell office:value-type="float" office:value="3.90806595993">
                <text:p>3.90806595993</text:p>
              </table:table-cell>
              <table:table-cell office:value-type="float" office:value="8.95796180687">
                <text:p>8.95796180687</text:p>
              </table:table-cell>
              <table:table-cell office:value-type="float" office:value="2.96251281539">
                <text:p>2.96251281539</text:p>
              </table:table-cell>
              <table:table-cell office:value-type="float" office:value="1.83396526948">
                <text:p>1.8339652694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48499792982">
                <text:p>1.48499792982</text:p>
              </table:table-cell>
              <table:table-cell office:value-type="float" office:value="1.1723454382">
                <text:p>1.1723454382</text:p>
              </table:table-cell>
              <table:table-cell office:value-type="float" office:value="3.75469562097">
                <text:p>3.75469562097</text:p>
              </table:table-cell>
              <table:table-cell office:value-type="float" office:value="1.99406540263">
                <text:p>1.99406540263</text:p>
              </table:table-cell>
              <table:table-cell office:value-type="float" office:value="9.26943605683">
                <text:p>9.2694360568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795662099808">
                <text:p>0.0795662099808</text:p>
              </table:table-cell>
              <table:table-cell office:value-type="float" office:value="1.95441383306">
                <text:p>1.95441383306</text:p>
              </table:table-cell>
              <table:table-cell office:value-type="float" office:value="2.41145837592">
                <text:p>2.41145837592</text:p>
              </table:table-cell>
              <table:table-cell office:value-type="float" office:value="29.107453148">
                <text:p>29.107453148</text:p>
              </table:table-cell>
              <table:table-cell office:value-type="float" office:value="1.78720883713">
                <text:p>1.78720883713</text:p>
              </table:table-cell>
              <table:table-cell office:value-type="float" office:value="1.74620912522">
                <text:p>1.74620912522</text:p>
              </table:table-cell>
              <table:table-cell office:value-type="float" office:value="4.16823248729">
                <text:p>4.168232487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16416881023">
                <text:p>0.616416881023</text:p>
              </table:table-cell>
              <table:table-cell office:value-type="float" office:value="3.92289314774">
                <text:p>3.92289314774</text:p>
              </table:table-cell>
              <table:table-cell office:value-type="float" office:value="5.76759697605">
                <text:p>5.76759697605</text:p>
              </table:table-cell>
              <table:table-cell office:value-type="float" office:value="5.9528516533">
                <text:p>5.9528516533</text:p>
              </table:table-cell>
              <table:table-cell office:value-type="float" office:value="2.03351031611">
                <text:p>2.03351031611</text:p>
              </table:table-cell>
              <table:table-cell office:value-type="float" office:value="2.23528501978">
                <text:p>2.2352850197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.91481793779">
                <text:p>2.91481793779</text:p>
              </table:table-cell>
              <table:table-cell office:value-type="float" office:value="0.171971119767">
                <text:p>0.171971119767</text:p>
              </table:table-cell>
              <table:table-cell office:value-type="float" office:value="6.71490541961">
                <text:p>6.71490541961</text:p>
              </table:table-cell>
              <table:table-cell office:value-type="float" office:value="0.172010425125">
                <text:p>0.172010425125</text:p>
              </table:table-cell>
              <table:table-cell office:value-type="float" office:value="7.91495453007">
                <text:p>7.91495453007</text:p>
              </table:table-cell>
              <table:table-cell office:value-type="float" office:value="1.44056496836">
                <text:p>1.4405649683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00692720088">
                <text:p>0.600692720088</text:p>
              </table:table-cell>
              <table:table-cell office:value-type="float" office:value="2.05803985144">
                <text:p>2.05803985144</text:p>
              </table:table-cell>
              <table:table-cell office:value-type="float" office:value="13.5395222603">
                <text:p>13.5395222603</text:p>
              </table:table-cell>
              <table:table-cell office:value-type="float" office:value="3.37536735783">
                <text:p>3.37536735783</text:p>
              </table:table-cell>
              <table:table-cell office:value-type="float" office:value="1.70946765552">
                <text:p>1.70946765552</text:p>
              </table:table-cell>
              <table:table-cell office:value-type="float" office:value="1.91528243405">
                <text:p>1.91528243405</text:p>
              </table:table-cell>
              <table:table-cell office:value-type="float" office:value="1.65829298132">
                <text:p>1.65829298132</text:p>
              </table:table-cell>
              <table:table-cell office:value-type="float" office:value="4.41535448186">
                <text:p>4.41535448186</text:p>
              </table:table-cell>
              <table:table-cell office:value-type="float" office:value="3.33205271386">
                <text:p>3.33205271386</text:p>
              </table:table-cell>
              <table:table-cell office:value-type="float" office:value="3.20994714167">
                <text:p>3.20994714167</text:p>
              </table:table-cell>
              <table:table-cell office:value-type="float" office:value="1.97823890399">
                <text:p>1.97823890399</text:p>
              </table:table-cell>
              <table:table-cell office:value-type="float" office:value="1.37103602851">
                <text:p>1.37103602851</text:p>
              </table:table-cell>
              <table:table-cell office:value-type="float" office:value="1.73839220304">
                <text:p>1.7383922030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.68602881028">
                <text:p>2.68602881028</text:p>
              </table:table-cell>
              <table:table-cell office:value-type="float" office:value="2.2363171595">
                <text:p>2.2363171595</text:p>
              </table:table-cell>
              <table:table-cell office:value-type="float" office:value="11.2973415075">
                <text:p>11.2973415075</text:p>
              </table:table-cell>
              <table:table-cell office:value-type="float" office:value="0.385477532357">
                <text:p>0.385477532357</text:p>
              </table:table-cell>
              <table:table-cell office:value-type="float" office:value="8.5785445307">
                <text:p>8.5785445307</text:p>
              </table:table-cell>
              <table:table-cell office:value-type="float" office:value="0.378047880432">
                <text:p>0.378047880432</text:p>
              </table:table-cell>
              <table:table-cell office:value-type="float" office:value="0.473600852414">
                <text:p>0.473600852414</text:p>
              </table:table-cell>
              <table:table-cell office:value-type="float" office:value="1.40982460604">
                <text:p>1.40982460604</text:p>
              </table:table-cell>
              <table:table-cell office:value-type="float" office:value="2.13161296894">
                <text:p>2.13161296894</text:p>
              </table:table-cell>
              <table:table-cell office:value-type="float" office:value="31.7532069391">
                <text:p>31.7532069391</text:p>
              </table:table-cell>
              <table:table-cell office:value-type="float" office:value="2.29607394399">
                <text:p>2.29607394399</text:p>
              </table:table-cell>
              <table:table-cell office:value-type="float" office:value="0.1856106065">
                <text:p>0.1856106065</text:p>
              </table:table-cell>
              <table:table-cell office:value-type="float" office:value="1.74338156409">
                <text:p>1.74338156409</text:p>
              </table:table-cell>
              <table:table-cell office:value-type="float" office:value="2.42704101285">
                <text:p>2.42704101285</text:p>
              </table:table-cell>
              <table:table-cell office:value-type="float" office:value="3.89370705573">
                <text:p>3.89370705573</text:p>
              </table:table-cell>
              <table:table-cell office:value-type="float" office:value="4.53788175924">
                <text:p>4.5378817592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1.6268700495">
                <text:p>11.6268700495</text:p>
              </table:table-cell>
              <table:table-cell office:value-type="float" office:value="1.03010804389">
                <text:p>1.03010804389</text:p>
              </table:table-cell>
              <table:table-cell office:value-type="float" office:value="0.499520025432">
                <text:p>0.49952002543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00393678504">
                <text:p>1.00393678504</text:p>
              </table:table-cell>
              <table:table-cell office:value-type="float" office:value="1.799611613">
                <text:p>1.799611613</text:p>
              </table:table-cell>
              <table:table-cell office:value-type="float" office:value="9.69505013919">
                <text:p>9.69505013919</text:p>
              </table:table-cell>
              <table:table-cell office:value-type="float" office:value="0.188052586608">
                <text:p>0.188052586608</text:p>
              </table:table-cell>
              <table:table-cell office:value-type="float" office:value="9.39672041751">
                <text:p>9.39672041751</text:p>
              </table:table-cell>
              <table:table-cell office:value-type="float" office:value="0.147686734958">
                <text:p>0.147686734958</text:p>
              </table:table-cell>
              <table:table-cell office:value-type="float" office:value="1.00000617953">
                <text:p>1.00000617953</text:p>
              </table:table-cell>
              <table:table-cell office:value-type="float" office:value="3.57219971822">
                <text:p>3.57219971822</text:p>
              </table:table-cell>
              <table:table-cell office:value-type="float" office:value="3.07829550677">
                <text:p>3.07829550677</text:p>
              </table:table-cell>
              <table:table-cell office:value-type="float" office:value="21.4108810594">
                <text:p>21.4108810594</text:p>
              </table:table-cell>
              <table:table-cell office:value-type="float" office:value="2.70324906462">
                <text:p>2.70324906462</text:p>
              </table:table-cell>
              <table:table-cell office:value-type="float" office:value="1.28212592542">
                <text:p>1.28212592542</text:p>
              </table:table-cell>
              <table:table-cell office:value-type="float" office:value="2.27686439391">
                <text:p>2.27686439391</text:p>
              </table:table-cell>
              <table:table-cell office:value-type="float" office:value="3.55816601493">
                <text:p>3.55816601493</text:p>
              </table:table-cell>
              <table:table-cell office:value-type="float" office:value="0.296555269431">
                <text:p>0.296555269431</text:p>
              </table:table-cell>
              <table:table-cell office:value-type="float" office:value="6.20058715574">
                <text:p>6.20058715574</text:p>
              </table:table-cell>
              <table:table-cell office:value-type="float" office:value="6.87695003118">
                <text:p>6.87695003118</text:p>
              </table:table-cell>
              <table:table-cell office:value-type="float" office:value="2.70751441071">
                <text:p>2.70751441071</text:p>
              </table:table-cell>
              <table:table-cell office:value-type="float" office:value="5.56530428184">
                <text:p>5.56530428184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.17581535103">
                <text:p>3.17581535103</text:p>
              </table:table-cell>
              <table:table-cell office:value-type="float" office:value="4.28476591214">
                <text:p>4.28476591214</text:p>
              </table:table-cell>
              <table:table-cell office:value-type="float" office:value="12.2897202652">
                <text:p>12.28972026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01343650819">
                <text:p>6.01343650819</text:p>
              </table:table-cell>
              <table:table-cell office:value-type="float" office:value="3.31176779785">
                <text:p>3.31176779785</text:p>
              </table:table-cell>
              <table:table-cell office:value-type="float" office:value="0.714960915142">
                <text:p>0.714960915142</text:p>
              </table:table-cell>
              <table:table-cell office:value-type="float" office:value="0.442498514294">
                <text:p>0.442498514294</text:p>
              </table:table-cell>
              <table:table-cell office:value-type="float" office:value="4.28686190911">
                <text:p>4.28686190911</text:p>
              </table:table-cell>
              <table:table-cell office:value-type="float" office:value="10.8553477951">
                <text:p>10.8553477951</text:p>
              </table:table-cell>
              <table:table-cell office:value-type="float" office:value="2.03958833397">
                <text:p>2.03958833397</text:p>
              </table:table-cell>
              <table:table-cell office:value-type="float" office:value="1.14717345434">
                <text:p>1.14717345434</text:p>
              </table:table-cell>
              <table:table-cell office:value-type="float" office:value="0.821953981176">
                <text:p>0.821953981176</text:p>
              </table:table-cell>
              <table:table-cell office:value-type="float" office:value="0.144760509458">
                <text:p>0.144760509458</text:p>
              </table:table-cell>
              <table:table-cell office:value-type="float" office:value="8.65946330991">
                <text:p>8.65946330991</text:p>
              </table:table-cell>
              <table:table-cell office:value-type="float" office:value="2.68684730772">
                <text:p>2.68684730772</text:p>
              </table:table-cell>
              <table:table-cell office:value-type="float" office:value="3.8523712814">
                <text:p>3.8523712814</text:p>
              </table:table-cell>
              <table:table-cell office:value-type="float" office:value="7.85248112888">
                <text:p>7.85248112888</text:p>
              </table:table-cell>
              <table:table-cell office:value-type="float" office:value="4.14550877574">
                <text:p>4.14550877574</text:p>
              </table:table-cell>
              <table:table-cell office:value-type="float" office:value="1.03210323512">
                <text:p>1.0321032351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.67570029212">
                <text:p>1.67570029212</text:p>
              </table:table-cell>
              <table:table-cell office:value-type="float" office:value="3.19256489259">
                <text:p>3.19256489259</text:p>
              </table:table-cell>
              <table:table-cell office:value-type="float" office:value="6.77908924466">
                <text:p>6.77908924466</text:p>
              </table:table-cell>
              <table:table-cell office:value-type="float" office:value="0.837826455594">
                <text:p>0.837826455594</text:p>
              </table:table-cell>
              <table:table-cell office:value-type="float" office:value="5.87620455412">
                <text:p>5.87620455412</text:p>
              </table:table-cell>
              <table:table-cell office:value-type="float" office:value="0.770857239586">
                <text:p>0.770857239586</text:p>
              </table:table-cell>
              <table:table-cell office:value-type="float" office:value="0.567383356945">
                <text:p>0.567383356945</text:p>
              </table:table-cell>
              <table:table-cell office:value-type="float" office:value="1.39174782713">
                <text:p>1.39174782713</text:p>
              </table:table-cell>
              <table:table-cell office:value-type="float" office:value="2.6043097288">
                <text:p>2.6043097288</text:p>
              </table:table-cell>
              <table:table-cell office:value-type="float" office:value="11.7550159507">
                <text:p>11.7550159507</text:p>
              </table:table-cell>
              <table:table-cell office:value-type="float" office:value="1.38523564998">
                <text:p>1.38523564998</text:p>
              </table:table-cell>
              <table:table-cell office:value-type="float" office:value="1.81199884994">
                <text:p>1.81199884994</text:p>
              </table:table-cell>
              <table:table-cell office:value-type="float" office:value="0.488236387269">
                <text:p>0.488236387269</text:p>
              </table:table-cell>
              <table:table-cell office:value-type="float" office:value="3.05948508812">
                <text:p>3.05948508812</text:p>
              </table:table-cell>
              <table:table-cell office:value-type="float" office:value="4.59310734653">
                <text:p>4.59310734653</text:p>
              </table:table-cell>
              <table:table-cell office:value-type="float" office:value="3.35082754128">
                <text:p>3.35082754128</text:p>
              </table:table-cell>
              <table:table-cell office:value-type="float" office:value="6.67407898566">
                <text:p>6.67407898566</text:p>
              </table:table-cell>
              <table:table-cell office:value-type="float" office:value="8.81014521993">
                <text:p>8.81014521993</text:p>
              </table:table-cell>
              <table:table-cell office:value-type="float" office:value="1.3154298566">
                <text:p>1.3154298566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.17539424806">
                <text:p>1.17539424806</text:p>
              </table:table-cell>
              <table:table-cell office:value-type="float" office:value="1.50639716036">
                <text:p>1.50639716036</text:p>
              </table:table-cell>
              <table:table-cell office:value-type="float" office:value="9.42818113148">
                <text:p>9.42818113148</text:p>
              </table:table-cell>
              <table:table-cell office:value-type="float" office:value="0.663675127226">
                <text:p>0.663675127226</text:p>
              </table:table-cell>
              <table:table-cell office:value-type="float" office:value="9.15456390085">
                <text:p>9.1545639008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2690052577">
                <text:p>0.222690052577</text:p>
              </table:table-cell>
              <table:table-cell office:value-type="float" office:value="0.392607919859">
                <text:p>0.392607919859</text:p>
              </table:table-cell>
              <table:table-cell office:value-type="float" office:value="3.28468460735">
                <text:p>3.28468460735</text:p>
              </table:table-cell>
              <table:table-cell office:value-type="float" office:value="8.49832299766">
                <text:p>8.49832299766</text:p>
              </table:table-cell>
              <table:table-cell office:value-type="float" office:value="3.31232380963">
                <text:p>3.31232380963</text:p>
              </table:table-cell>
              <table:table-cell office:value-type="float" office:value="1.62579986079">
                <text:p>1.62579986079</text:p>
              </table:table-cell>
              <table:table-cell office:value-type="float" office:value="3.68698192972">
                <text:p>3.68698192972</text:p>
              </table:table-cell>
              <table:table-cell office:value-type="float" office:value="1.99312889564">
                <text:p>1.99312889564</text:p>
              </table:table-cell>
              <table:table-cell office:value-type="float" office:value="6.75829493395">
                <text:p>6.75829493395</text:p>
              </table:table-cell>
              <table:table-cell office:value-type="float" office:value="1.99427297933">
                <text:p>1.99427297933</text:p>
              </table:table-cell>
              <table:table-cell office:value-type="float" office:value="8.71656248826">
                <text:p>8.71656248826</text:p>
              </table:table-cell>
              <table:table-cell office:value-type="float" office:value="4.62211363175">
                <text:p>4.62211363175</text:p>
              </table:table-cell>
              <table:table-cell office:value-type="float" office:value="1.75137753607">
                <text:p>1.75137753607</text:p>
              </table:table-cell>
              <table:table-cell office:value-type="float" office:value="2.69033279541">
                <text:p>2.6903327954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934622105426">
                <text:p>0.934622105426</text:p>
              </table:table-cell>
              <table:table-cell office:value-type="float" office:value="0.0874893257771">
                <text:p>0.0874893257771</text:p>
              </table:table-cell>
              <table:table-cell office:value-type="float" office:value="9.77233425989">
                <text:p>9.77233425989</text:p>
              </table:table-cell>
              <table:table-cell office:value-type="float" office:value="0.87568624674">
                <text:p>0.87568624674</text:p>
              </table:table-cell>
              <table:table-cell office:value-type="float" office:value="6.77654030855">
                <text:p>6.77654030855</text:p>
              </table:table-cell>
              <table:table-cell office:value-type="float" office:value="2.90898313779">
                <text:p>2.90898313779</text:p>
              </table:table-cell>
              <table:table-cell office:value-type="float" office:value="0.585868130643">
                <text:p>0.585868130643</text:p>
              </table:table-cell>
              <table:table-cell office:value-type="float" office:value="0.348397477146">
                <text:p>0.348397477146</text:p>
              </table:table-cell>
              <table:table-cell office:value-type="float" office:value="3.96652784317">
                <text:p>3.96652784317</text:p>
              </table:table-cell>
              <table:table-cell office:value-type="float" office:value="9.57121266904">
                <text:p>9.57121266904</text:p>
              </table:table-cell>
              <table:table-cell office:value-type="float" office:value="2.4880331934">
                <text:p>2.4880331934</text:p>
              </table:table-cell>
              <table:table-cell office:value-type="float" office:value="1.82641315161">
                <text:p>1.82641315161</text:p>
              </table:table-cell>
              <table:table-cell office:value-type="float" office:value="4.83746798606">
                <text:p>4.83746798606</text:p>
              </table:table-cell>
              <table:table-cell office:value-type="float" office:value="0.0809882062429">
                <text:p>0.0809882062429</text:p>
              </table:table-cell>
              <table:table-cell office:value-type="float" office:value="0.992430614937">
                <text:p>0.992430614937</text:p>
              </table:table-cell>
              <table:table-cell office:value-type="float" office:value="10.0622772593">
                <text:p>10.0622772593</text:p>
              </table:table-cell>
              <table:table-cell office:value-type="float" office:value="7.80964498767">
                <text:p>7.80964498767</text:p>
              </table:table-cell>
              <table:table-cell office:value-type="float" office:value="9.16802036382">
                <text:p>9.16802036382</text:p>
              </table:table-cell>
              <table:table-cell office:value-type="float" office:value="0.912532807414">
                <text:p>0.912532807414</text:p>
              </table:table-cell>
              <table:table-cell office:value-type="float" office:value="2.00375969074">
                <text:p>2.0037596907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998709260836">
                <text:p>0.998709260836</text:p>
              </table:table-cell>
              <table:table-cell office:value-type="float" office:value="0.680434914249">
                <text:p>0.680434914249</text:p>
              </table:table-cell>
              <table:table-cell office:value-type="float" office:value="14.7638370511">
                <text:p>14.76383705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0999653981">
                <text:p>10.0999653981</text:p>
              </table:table-cell>
              <table:table-cell office:value-type="float" office:value="1.32714487443">
                <text:p>1.32714487443</text:p>
              </table:table-cell>
              <table:table-cell office:value-type="float" office:value="3.83099079577">
                <text:p>3.83099079577</text:p>
              </table:table-cell>
              <table:table-cell office:value-type="float" office:value="2.69933125193">
                <text:p>2.69933125193</text:p>
              </table:table-cell>
              <table:table-cell office:value-type="float" office:value="2.81469028688">
                <text:p>2.81469028688</text:p>
              </table:table-cell>
              <table:table-cell office:value-type="float" office:value="17.6126315045">
                <text:p>17.6126315045</text:p>
              </table:table-cell>
              <table:table-cell office:value-type="float" office:value="8.27754183008">
                <text:p>8.27754183008</text:p>
              </table:table-cell>
              <table:table-cell office:value-type="float" office:value="0.928508186618">
                <text:p>0.928508186618</text:p>
              </table:table-cell>
              <table:table-cell office:value-type="float" office:value="1.63349939685">
                <text:p>1.63349939685</text:p>
              </table:table-cell>
              <table:table-cell office:value-type="float" office:value="0.232175492285">
                <text:p>0.232175492285</text:p>
              </table:table-cell>
              <table:table-cell office:value-type="float" office:value="5.44949550646">
                <text:p>5.44949550646</text:p>
              </table:table-cell>
              <table:table-cell office:value-type="float" office:value="8.42753275871">
                <text:p>8.42753275871</text:p>
              </table:table-cell>
              <table:table-cell office:value-type="float" office:value="2.37695358025">
                <text:p>2.37695358025</text:p>
              </table:table-cell>
              <table:table-cell office:value-type="float" office:value="10.4587885888">
                <text:p>10.4587885888</text:p>
              </table:table-cell>
              <table:table-cell office:value-type="float" office:value="2.33779451541">
                <text:p>2.33779451541</text:p>
              </table:table-cell>
              <table:table-cell office:value-type="float" office:value="0.912296197279">
                <text:p>0.91229619727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.54603878557">
                <text:p>1.54603878557</text:p>
              </table:table-cell>
              <table:table-cell office:value-type="float" office:value="2.10681131528">
                <text:p>2.10681131528</text:p>
              </table:table-cell>
              <table:table-cell office:value-type="float" office:value="8.00023393019">
                <text:p>8.00023393019</text:p>
              </table:table-cell>
              <table:table-cell office:value-type="float" office:value="1.09590420006">
                <text:p>1.09590420006</text:p>
              </table:table-cell>
              <table:table-cell office:value-type="float" office:value="7.24378425194">
                <text:p>7.24378425194</text:p>
              </table:table-cell>
              <table:table-cell office:value-type="float" office:value="3.42377895942">
                <text:p>3.42377895942</text:p>
              </table:table-cell>
              <table:table-cell office:value-type="float" office:value="1.48042670656">
                <text:p>1.48042670656</text:p>
              </table:table-cell>
              <table:table-cell office:value-type="float" office:value="0.978444503153">
                <text:p>0.978444503153</text:p>
              </table:table-cell>
              <table:table-cell office:value-type="float" office:value="1.58812396352">
                <text:p>1.58812396352</text:p>
              </table:table-cell>
              <table:table-cell office:value-type="float" office:value="15.2763906138">
                <text:p>15.2763906138</text:p>
              </table:table-cell>
              <table:table-cell office:value-type="float" office:value="3.61845685531">
                <text:p>3.61845685531</text:p>
              </table:table-cell>
              <table:table-cell office:value-type="float" office:value="0.931241442421">
                <text:p>0.931241442421</text:p>
              </table:table-cell>
              <table:table-cell office:value-type="float" office:value="0.157981721953">
                <text:p>0.157981721953</text:p>
              </table:table-cell>
              <table:table-cell office:value-type="float" office:value="0.335006519762">
                <text:p>0.335006519762</text:p>
              </table:table-cell>
              <table:table-cell office:value-type="float" office:value="1.30271298429">
                <text:p>1.30271298429</text:p>
              </table:table-cell>
              <table:table-cell office:value-type="float" office:value="10.7943108629">
                <text:p>10.7943108629</text:p>
              </table:table-cell>
              <table:table-cell office:value-type="float" office:value="7.12166427114">
                <text:p>7.12166427114</text:p>
              </table:table-cell>
              <table:table-cell office:value-type="float" office:value="8.13043022744">
                <text:p>8.13043022744</text:p>
              </table:table-cell>
              <table:table-cell office:value-type="float" office:value="2.30662783586">
                <text:p>2.30662783586</text:p>
              </table:table-cell>
              <table:table-cell office:value-type="float" office:value="2.52296065503">
                <text:p>2.5229606550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.62953063431">
                <text:p>3.62953063431</text:p>
              </table:table-cell>
              <table:table-cell office:value-type="float" office:value="1.35085096784">
                <text:p>1.35085096784</text:p>
              </table:table-cell>
              <table:table-cell office:value-type="float" office:value="12.2091119088">
                <text:p>12.2091119088</text:p>
              </table:table-cell>
              <table:table-cell office:value-type="float" office:value="0.365086426768">
                <text:p>0.365086426768</text:p>
              </table:table-cell>
              <table:table-cell office:value-type="float" office:value="8.8404941228">
                <text:p>8.8404941228</text:p>
              </table:table-cell>
              <table:table-cell office:value-type="float" office:value="0.788992781066">
                <text:p>0.788992781066</text:p>
              </table:table-cell>
              <table:table-cell office:value-type="float" office:value="0.240166306515">
                <text:p>0.240166306515</text:p>
              </table:table-cell>
              <table:table-cell office:value-type="float" office:value="0.962419562778">
                <text:p>0.962419562778</text:p>
              </table:table-cell>
              <table:table-cell office:value-type="float" office:value="1.41080428171">
                <text:p>1.41080428171</text:p>
              </table:table-cell>
              <table:table-cell office:value-type="float" office:value="9.8169577971">
                <text:p>9.8169577971</text:p>
              </table:table-cell>
              <table:table-cell office:value-type="float" office:value="4.71412303334">
                <text:p>4.71412303334</text:p>
              </table:table-cell>
              <table:table-cell office:value-type="float" office:value="0.635549968602">
                <text:p>0.635549968602</text:p>
              </table:table-cell>
              <table:table-cell office:value-type="float" office:value="2.13541964226">
                <text:p>2.13541964226</text:p>
              </table:table-cell>
              <table:table-cell office:value-type="float" office:value="0.506162682105">
                <text:p>0.506162682105</text:p>
              </table:table-cell>
              <table:table-cell office:value-type="float" office:value="3.77434601473">
                <text:p>3.77434601473</text:p>
              </table:table-cell>
              <table:table-cell office:value-type="float" office:value="14.0462534347">
                <text:p>14.0462534347</text:p>
              </table:table-cell>
              <table:table-cell office:value-type="float" office:value="5.8651378368">
                <text:p>5.8651378368</text:p>
              </table:table-cell>
              <table:table-cell office:value-type="float" office:value="6.19560869005">
                <text:p>6.19560869005</text:p>
              </table:table-cell>
              <table:table-cell office:value-type="float" office:value="0.559411702051">
                <text:p>0.559411702051</text:p>
              </table:table-cell>
              <table:table-cell office:value-type="float" office:value="0.713324619071">
                <text:p>0.71332461907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.10819926743">
                <text:p>2.10819926743</text:p>
              </table:table-cell>
              <table:table-cell office:value-type="float" office:value="1.1182537935">
                <text:p>1.1182537935</text:p>
              </table:table-cell>
              <table:table-cell office:value-type="float" office:value="4.52760103155">
                <text:p>4.52760103155</text:p>
              </table:table-cell>
              <table:table-cell office:value-type="float" office:value="3.19245273643">
                <text:p>3.19245273643</text:p>
              </table:table-cell>
              <table:table-cell office:value-type="float" office:value="10.9637127019">
                <text:p>10.9637127019</text:p>
              </table:table-cell>
              <table:table-cell office:value-type="float" office:value="1.08392241105">
                <text:p>1.0839224110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87690274544">
                <text:p>4.87690274544</text:p>
              </table:table-cell>
              <table:table-cell office:value-type="float" office:value="5.34620606301">
                <text:p>5.34620606301</text:p>
              </table:table-cell>
              <table:table-cell office:value-type="float" office:value="16.4043008343">
                <text:p>16.4043008343</text:p>
              </table:table-cell>
              <table:table-cell office:value-type="float" office:value="6.53340202837">
                <text:p>6.53340202837</text:p>
              </table:table-cell>
              <table:table-cell office:value-type="float" office:value="3.48360035095">
                <text:p>3.48360035095</text:p>
              </table:table-cell>
              <table:table-cell office:value-type="float" office:value="2.37034925139">
                <text:p>2.37034925139</text:p>
              </table:table-cell>
              <table:table-cell office:value-type="float" office:value="0.616609194703">
                <text:p>0.616609194703</text:p>
              </table:table-cell>
              <table:table-cell office:value-type="float" office:value="7.09138050337">
                <text:p>7.09138050337</text:p>
              </table:table-cell>
              <table:table-cell office:value-type="float" office:value="6.06800026293">
                <text:p>6.06800026293</text:p>
              </table:table-cell>
              <table:table-cell office:value-type="float" office:value="2.08283462166">
                <text:p>2.08283462166</text:p>
              </table:table-cell>
              <table:table-cell office:value-type="float" office:value="5.59008480211">
                <text:p>5.59008480211</text:p>
              </table:table-cell>
              <table:table-cell office:value-type="float" office:value="1.64802683035">
                <text:p>1.64802683035</text:p>
              </table:table-cell>
              <table:table-cell office:value-type="float" office:value="4.333405037">
                <text:p>4.33340503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